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6F0000005D127B64B7CBC3129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ebdings" svg:font-family="Webdings" style:font-family-generic="roman" style:font-pitch="variable" style:font-charset="x-symbol"/>
    <style:font-face style:name="OpenSymbol1" svg:font-family="OpenSymbol, 'Arial Unicode MS'"/>
    <style:font-face style:name="Symbol" svg:font-family="Symbol"/>
    <style:font-face style:name="Courier New" svg:font-family="'Courier New'" style:font-family-generic="modern"/>
    <style:font-face style:name="Times-Italic" svg:font-family="Times-Italic, 'Times New Roman'" style:font-family-generic="roman"/>
    <style:font-face style:name="Lucida Sans1" svg:font-family="'Lucida 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304cm" fo:margin-left="0.164cm" table:align="left" style:writing-mode="lr-tb"/>
    </style:style>
    <style:style style:name="Tabla1.A" style:family="table-column">
      <style:table-column-properties style:column-width="1.984cm"/>
    </style:style>
    <style:style style:name="Tabla1.B" style:family="table-column">
      <style:table-column-properties style:column-width="1.799cm"/>
    </style:style>
    <style:style style:name="Tabla1.C" style:family="table-column">
      <style:table-column-properties style:column-width="9.525cm"/>
    </style:style>
    <style:style style:name="Tabla1.E" style:family="table-column">
      <style:table-column-properties style:column-width="2.011cm"/>
    </style:style>
    <style:style style:name="Tabla1.1" style:family="table-row">
      <style:table-row-properties style:row-height="0.753cm" fo:keep-together="auto"/>
    </style:style>
    <style:style style:name="Tabla1.A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top" fo:background-color="#f1f1f1" fo:padding="0cm" fo:border="0.5pt solid #000000" style:writing-mode="lr-tb">
        <style:background-image/>
      </style:table-cell-properties>
    </style:style>
    <style:style style:name="Tabla1.2" style:family="table-row">
      <style:table-row-properties style:row-height="0.949cm" fo:keep-together="always"/>
    </style:style>
    <style:style style:name="Tabla1.A2" style:family="table-cell">
      <style:table-cell-properties style:vertical-align="top" fo:padding="0cm" fo:border-left="0.5pt solid #000000" fo:border-right="none" fo:border-top="0.5pt solid #000000" fo:border-bottom="0.5pt solid #000000" style:writing-mode="lr-tb"/>
    </style:style>
    <style:style style:name="Tabla1.B2" style:family="table-cell">
      <style:table-cell-properties style:vertical-align="top" fo:padding="0cm" fo:border-left="0.5pt solid #000000" fo:border-right="none" fo:border-top="0.5pt solid #000000" fo:border-bottom="0.5pt solid #000000" style:writing-mode="lr-tb"/>
    </style:style>
    <style:style style:name="Tabla1.C2" style:family="table-cell">
      <style:table-cell-properties style:vertical-align="top" fo:padding="0cm" fo:border-left="0.5pt solid #000000" fo:border-right="none" fo:border-top="0.5pt solid #000000" fo:border-bottom="0.5pt solid #000000" style:writing-mode="lr-tb"/>
    </style:style>
    <style:style style:name="Tabla1.D2" style:family="table-cell">
      <style:table-cell-properties style:vertical-align="top" fo:padding="0cm" fo:border-left="0.5pt solid #000000" fo:border-right="none" fo:border-top="0.5pt solid #000000" fo:border-bottom="0.5pt solid #000000" style:writing-mode="lr-tb"/>
    </style:style>
    <style:style style:name="Tabla1.E2" style:family="table-cell">
      <style:table-cell-properties style:vertical-align="top" fo:padding="0cm" fo:border="0.5pt solid #000000" style:writing-mode="lr-tb"/>
    </style:style>
    <style:style style:name="Tabla1.3" style:family="table-row">
      <style:table-row-properties style:row-height="0.744cm" fo:keep-together="always"/>
    </style:style>
    <style:style style:name="Tabla1.A3" style:family="table-cell">
      <style:table-cell-properties style:vertical-align="top" fo:padding="0cm" fo:border-left="0.5pt solid #000000" fo:border-right="none" fo:border-top="0.5pt solid #000000" fo:border-bottom="0.5pt solid #000000" style:writing-mode="lr-tb"/>
    </style:style>
    <style:style style:name="Tabla1.B3" style:family="table-cell">
      <style:table-cell-properties style:vertical-align="top" fo:padding="0cm" fo:border-left="0.5pt solid #000000" fo:border-right="none" fo:border-top="0.5pt solid #000000" fo:border-bottom="0.5pt solid #000000" style:writing-mode="lr-tb"/>
    </style:style>
    <style:style style:name="Tabla1.C3" style:family="table-cell">
      <style:table-cell-properties style:vertical-align="top" fo:padding="0cm" fo:border-left="0.5pt solid #000000" fo:border-right="none" fo:border-top="0.5pt solid #000000" fo:border-bottom="0.5pt solid #000000" style:writing-mode="lr-tb"/>
    </style:style>
    <style:style style:name="Tabla1.D3" style:family="table-cell">
      <style:table-cell-properties style:vertical-align="top" fo:padding="0cm" fo:border-left="0.5pt solid #000000" fo:border-right="none" fo:border-top="0.5pt solid #000000" fo:border-bottom="0.5pt solid #000000" style:writing-mode="lr-tb"/>
    </style:style>
    <style:style style:name="Tabla1.E3" style:family="table-cell">
      <style:table-cell-properties style:vertical-align="top" fo:padding="0cm" fo:border="0.5pt solid #000000" style:writing-mode="lr-tb"/>
    </style:style>
    <style:style style:name="Tabla1.4" style:family="table-row">
      <style:table-row-properties style:row-height="0.737cm" fo:keep-together="always"/>
    </style:style>
    <style:style style:name="Tabla1.A4" style:family="table-cell">
      <style:table-cell-properties style:vertical-align="top" fo:padding="0cm" fo:border-left="0.5pt solid #000000" fo:border-right="none" fo:border-top="0.5pt solid #000000" fo:border-bottom="0.5pt solid #000000" style:writing-mode="lr-tb"/>
    </style:style>
    <style:style style:name="Tabla1.B4" style:family="table-cell">
      <style:table-cell-properties style:vertical-align="top" fo:padding="0cm" fo:border-left="0.5pt solid #000000" fo:border-right="none" fo:border-top="0.5pt solid #000000" fo:border-bottom="0.5pt solid #000000" style:writing-mode="lr-tb"/>
    </style:style>
    <style:style style:name="Tabla1.C4" style:family="table-cell">
      <style:table-cell-properties style:vertical-align="top" fo:padding="0cm" fo:border-left="0.5pt solid #000000" fo:border-right="none" fo:border-top="0.5pt solid #000000" fo:border-bottom="0.5pt solid #000000" style:writing-mode="lr-tb"/>
    </style:style>
    <style:style style:name="Tabla1.D4" style:family="table-cell">
      <style:table-cell-properties style:vertical-align="top" fo:padding="0cm" fo:border-left="0.5pt solid #000000" fo:border-right="none" fo:border-top="0.5pt solid #000000" fo:border-bottom="0.5pt solid #000000" style:writing-mode="lr-tb"/>
    </style:style>
    <style:style style:name="Tabla1.E4" style:family="table-cell">
      <style:table-cell-properties style:vertical-align="top" fo:padding="0cm" fo:border="0.5pt solid #000000" style:writing-mode="lr-tb"/>
    </style:style>
    <style:style style:name="Tabla1.5" style:family="table-row">
      <style:table-row-properties style:row-height="0.923cm" fo:keep-together="always"/>
    </style:style>
    <style:style style:name="Tabla1.A5" style:family="table-cell">
      <style:table-cell-properties style:vertical-align="top" fo:padding="0cm" fo:border-left="0.5pt solid #000000" fo:border-right="none" fo:border-top="0.5pt solid #000000" fo:border-bottom="0.5pt solid #000000" style:writing-mode="lr-tb"/>
    </style:style>
    <style:style style:name="Tabla1.B5" style:family="table-cell">
      <style:table-cell-properties style:vertical-align="top" fo:padding="0cm" fo:border-left="0.5pt solid #000000" fo:border-right="none" fo:border-top="0.5pt solid #000000" fo:border-bottom="0.5pt solid #000000" style:writing-mode="lr-tb"/>
    </style:style>
    <style:style style:name="Tabla1.C5" style:family="table-cell">
      <style:table-cell-properties style:vertical-align="top" fo:padding="0cm" fo:border-left="0.5pt solid #000000" fo:border-right="none" fo:border-top="0.5pt solid #000000" fo:border-bottom="0.5pt solid #000000" style:writing-mode="lr-tb"/>
    </style:style>
    <style:style style:name="Tabla1.D5" style:family="table-cell">
      <style:table-cell-properties style:vertical-align="top" fo:padding="0cm" fo:border-left="0.5pt solid #000000" fo:border-right="none" fo:border-top="0.5pt solid #000000" fo:border-bottom="0.5pt solid #000000" style:writing-mode="lr-tb"/>
    </style:style>
    <style:style style:name="Tabla1.E5" style:family="table-cell">
      <style:table-cell-properties style:vertical-align="top" fo:padding="0cm" fo:border="0.5pt solid #000000" style:writing-mode="lr-tb"/>
    </style:style>
    <style:style style:name="Tabla1.6" style:family="table-row">
      <style:table-row-properties style:row-height="0.838cm" fo:keep-together="always"/>
    </style:style>
    <style:style style:name="Tabla1.A6" style:family="table-cell">
      <style:table-cell-properties style:vertical-align="top" fo:padding="0cm" fo:border-left="0.5pt solid #000000" fo:border-right="none" fo:border-top="0.5pt solid #000000" fo:border-bottom="0.5pt solid #000000" style:writing-mode="lr-tb"/>
    </style:style>
    <style:style style:name="Tabla1.B6" style:family="table-cell">
      <style:table-cell-properties style:vertical-align="top" fo:padding="0cm" fo:border-left="0.5pt solid #000000" fo:border-right="none" fo:border-top="0.5pt solid #000000" fo:border-bottom="0.5pt solid #000000" style:writing-mode="lr-tb"/>
    </style:style>
    <style:style style:name="Tabla1.C6" style:family="table-cell">
      <style:table-cell-properties style:vertical-align="top" fo:padding="0cm" fo:border-left="0.5pt solid #000000" fo:border-right="none" fo:border-top="0.5pt solid #000000" fo:border-bottom="0.5pt solid #000000" style:writing-mode="lr-tb"/>
    </style:style>
    <style:style style:name="Tabla1.D6" style:family="table-cell">
      <style:table-cell-properties style:vertical-align="top" fo:padding="0cm" fo:border-left="0.5pt solid #000000" fo:border-right="none" fo:border-top="0.5pt solid #000000" fo:border-bottom="0.5pt solid #000000" style:writing-mode="lr-tb"/>
    </style:style>
    <style:style style:name="Tabla1.E6" style:family="table-cell">
      <style:table-cell-properties style:vertical-align="top" fo:padding="0cm" fo:border="0.5pt solid #000000" style:writing-mode="lr-tb"/>
    </style:style>
    <style:style style:name="Tabla1.7" style:family="table-row">
      <style:table-row-properties style:row-height="0.813cm" fo:keep-together="always"/>
    </style:style>
    <style:style style:name="Tabla1.A7" style:family="table-cell">
      <style:table-cell-properties style:vertical-align="top" fo:padding="0cm" fo:border-left="0.5pt solid #000000" fo:border-right="none" fo:border-top="0.5pt solid #000000" fo:border-bottom="0.5pt solid #000000" style:writing-mode="lr-tb"/>
    </style:style>
    <style:style style:name="Tabla1.B7" style:family="table-cell">
      <style:table-cell-properties style:vertical-align="top" fo:padding="0cm" fo:border-left="0.5pt solid #000000" fo:border-right="none" fo:border-top="0.5pt solid #000000" fo:border-bottom="0.5pt solid #000000" style:writing-mode="lr-tb"/>
    </style:style>
    <style:style style:name="Tabla1.C7" style:family="table-cell">
      <style:table-cell-properties style:vertical-align="top" fo:padding="0cm" fo:border-left="0.5pt solid #000000" fo:border-right="none" fo:border-top="0.5pt solid #000000" fo:border-bottom="0.5pt solid #000000" style:writing-mode="lr-tb"/>
    </style:style>
    <style:style style:name="Tabla1.D7" style:family="table-cell">
      <style:table-cell-properties style:vertical-align="top" fo:padding="0cm" fo:border-left="0.5pt solid #000000" fo:border-right="none" fo:border-top="0.5pt solid #000000" fo:border-bottom="0.5pt solid #000000" style:writing-mode="lr-tb"/>
    </style:style>
    <style:style style:name="Tabla1.E7" style:family="table-cell">
      <style:table-cell-properties style:vertical-align="top" fo:padding="0cm" fo:border="0.5pt solid #000000" style:writing-mode="lr-tb"/>
    </style:style>
    <style:style style:name="Tabla1.A8" style:family="table-cell">
      <style:table-cell-properties style:vertical-align="top" fo:padding="0cm" fo:border-left="0.5pt solid #000000" fo:border-right="none" fo:border-top="0.5pt solid #000000" fo:border-bottom="0.5pt solid #000000" style:writing-mode="lr-tb"/>
    </style:style>
    <style:style style:name="Tabla1.B8" style:family="table-cell">
      <style:table-cell-properties style:vertical-align="top" fo:padding="0cm" fo:border-left="0.5pt solid #000000" fo:border-right="none" fo:border-top="0.5pt solid #000000" fo:border-bottom="0.5pt solid #000000" style:writing-mode="lr-tb"/>
    </style:style>
    <style:style style:name="Tabla1.C8" style:family="table-cell">
      <style:table-cell-properties style:vertical-align="top" fo:padding="0cm" fo:border-left="0.5pt solid #000000" fo:border-right="none" fo:border-top="0.5pt solid #000000" fo:border-bottom="0.5pt solid #000000" style:writing-mode="lr-tb"/>
    </style:style>
    <style:style style:name="Tabla1.D8" style:family="table-cell">
      <style:table-cell-properties style:vertical-align="top" fo:padding="0cm" fo:border-left="0.5pt solid #000000" fo:border-right="none" fo:border-top="0.5pt solid #000000" fo:border-bottom="0.5pt solid #000000" style:writing-mode="lr-tb"/>
    </style:style>
    <style:style style:name="Tabla1.E8" style:family="table-cell">
      <style:table-cell-properties style:vertical-align="top" fo:padding="0cm" fo:border="0.5pt solid #000000" style:writing-mode="lr-tb"/>
    </style:style>
    <style:style style:name="Tabla1.9" style:family="table-row">
      <style:table-row-properties style:row-height="0.88cm" fo:keep-together="always"/>
    </style:style>
    <style:style style:name="Tabla1.A9" style:family="table-cell">
      <style:table-cell-properties style:vertical-align="top" fo:padding="0cm" fo:border-left="0.5pt solid #000000" fo:border-right="none" fo:border-top="0.5pt solid #000000" fo:border-bottom="0.5pt solid #000000" style:writing-mode="lr-tb"/>
    </style:style>
    <style:style style:name="Tabla1.B9" style:family="table-cell">
      <style:table-cell-properties style:vertical-align="top" fo:padding="0cm" fo:border-left="0.5pt solid #000000" fo:border-right="none" fo:border-top="0.5pt solid #000000" fo:border-bottom="0.5pt solid #000000" style:writing-mode="lr-tb"/>
    </style:style>
    <style:style style:name="Tabla1.C9" style:family="table-cell">
      <style:table-cell-properties style:vertical-align="top" fo:padding="0cm" fo:border-left="0.5pt solid #000000" fo:border-right="none" fo:border-top="0.5pt solid #000000" fo:border-bottom="0.5pt solid #000000" style:writing-mode="lr-tb"/>
    </style:style>
    <style:style style:name="Tabla1.D9" style:family="table-cell">
      <style:table-cell-properties style:vertical-align="top" fo:padding="0cm" fo:border-left="0.5pt solid #000000" fo:border-right="none" fo:border-top="0.5pt solid #000000" fo:border-bottom="0.5pt solid #000000" style:writing-mode="lr-tb"/>
    </style:style>
    <style:style style:name="Tabla1.E9" style:family="table-cell">
      <style:table-cell-properties style:vertical-align="top" fo:padding="0cm" fo:border="0.5pt solid #000000" style:writing-mode="lr-tb"/>
    </style:style>
    <style:style style:name="Tabla1.10" style:family="table-row">
      <style:table-row-properties style:row-height="0.907cm" fo:keep-together="always"/>
    </style:style>
    <style:style style:name="Tabla1.A10" style:family="table-cell">
      <style:table-cell-properties style:vertical-align="top" fo:padding="0cm" fo:border-left="0.5pt solid #000000" fo:border-right="none" fo:border-top="0.5pt solid #000000" fo:border-bottom="0.5pt solid #000000" style:writing-mode="lr-tb"/>
    </style:style>
    <style:style style:name="Tabla1.B10" style:family="table-cell">
      <style:table-cell-properties style:vertical-align="top" fo:padding="0cm" fo:border-left="0.5pt solid #000000" fo:border-right="none" fo:border-top="0.5pt solid #000000" fo:border-bottom="0.5pt solid #000000" style:writing-mode="lr-tb"/>
    </style:style>
    <style:style style:name="Tabla1.C10" style:family="table-cell">
      <style:table-cell-properties style:vertical-align="top" fo:padding="0cm" fo:border-left="0.5pt solid #000000" fo:border-right="none" fo:border-top="0.5pt solid #000000" fo:border-bottom="0.5pt solid #000000" style:writing-mode="lr-tb"/>
    </style:style>
    <style:style style:name="Tabla1.D10" style:family="table-cell">
      <style:table-cell-properties style:vertical-align="top" fo:padding="0cm" fo:border-left="0.5pt solid #000000" fo:border-right="none" fo:border-top="0.5pt solid #000000" fo:border-bottom="0.5pt solid #000000" style:writing-mode="lr-tb"/>
    </style:style>
    <style:style style:name="Tabla1.E10" style:family="table-cell">
      <style:table-cell-properties style:vertical-align="top" fo:padding="0cm" fo:border="0.5pt solid #000000" style:writing-mode="lr-tb"/>
    </style:style>
    <style:style style:name="Tabla1.11" style:family="table-row">
      <style:table-row-properties style:row-height="0.626cm" fo:keep-together="auto"/>
    </style:style>
    <style:style style:name="Tabla1.A11" style:family="table-cell">
      <style:table-cell-properties style:vertical-align="top" fo:padding="0cm" fo:border-left="none" fo:border-right="none" fo:border-top="0.5pt solid #000000" fo:border-bottom="none" style:writing-mode="lr-tb"/>
    </style:style>
    <style:style style:name="Tabla1.D11" style:family="table-cell">
      <style:table-cell-properties style:vertical-align="top" fo:padding="0cm" fo:border-left="0.5pt solid #000000" fo:border-right="none" fo:border-top="0.5pt solid #000000" fo:border-bottom="0.5pt solid #000000" style:writing-mode="lr-tb"/>
    </style:style>
    <style:style style:name="Tabla1.E11" style:family="table-cell">
      <style:table-cell-properties style:vertical-align="top" fo:padding="0cm" fo:border="0.5pt solid #000000" style:writing-mode="lr-tb"/>
    </style:style>
    <style:style style:name="Tabla2" style:family="table">
      <style:table-properties style:width="17.277cm" fo:margin-left="0.044cm" table:align="left" style:writing-mode="lr-tb"/>
    </style:style>
    <style:style style:name="Tabla2.A" style:family="table-column">
      <style:table-column-properties style:column-width="10.451cm"/>
    </style:style>
    <style:style style:name="Tabla2.B" style:family="table-column">
      <style:table-column-properties style:column-width="3.81cm"/>
    </style:style>
    <style:style style:name="Tabla2.C" style:family="table-column">
      <style:table-column-properties style:column-width="3.016cm"/>
    </style:style>
    <style:style style:name="Tabla2.1" style:family="table-row">
      <style:table-row-properties style:row-height="1.111cm" fo:keep-together="auto"/>
    </style:style>
    <style:style style:name="Tabla2.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2.C1" style:family="table-cell">
      <style:table-cell-properties style:vertical-align="top" fo:background-color="#f1f1f1" fo:padding="0cm" fo:border="0.5pt solid #000000" style:writing-mode="lr-tb">
        <style:background-image/>
      </style:table-cell-properties>
    </style:style>
    <style:style style:name="Tabla2.2" style:family="table-row">
      <style:table-row-properties style:row-height="1.118cm" fo:keep-together="auto"/>
    </style:style>
    <style:style style:name="Tabla2.A2" style:family="table-cell">
      <style:table-cell-properties style:vertical-align="top" fo:padding="0cm" fo:border-left="0.5pt solid #000000" fo:border-right="none" fo:border-top="0.5pt solid #000000" fo:border-bottom="0.5pt solid #000000" style:writing-mode="lr-tb"/>
    </style:style>
    <style:style style:name="Tabla2.B2" style:family="table-cell">
      <style:table-cell-properties style:vertical-align="top" fo:padding="0cm" fo:border-left="0.5pt solid #000000" fo:border-right="none" fo:border-top="0.5pt solid #000000" fo:border-bottom="0.5pt solid #000000" style:writing-mode="lr-tb"/>
    </style:style>
    <style:style style:name="Tabla2.C2" style:family="table-cell">
      <style:table-cell-properties style:vertical-align="top" fo:padding="0cm" fo:border="0.5pt solid #000000" style:writing-mode="lr-tb"/>
    </style:style>
    <style:style style:name="Tabla2.3" style:family="table-row">
      <style:table-row-properties style:row-height="1.125cm" fo:keep-together="auto"/>
    </style:style>
    <style:style style:name="Tabla2.A3" style:family="table-cell">
      <style:table-cell-properties style:vertical-align="top" fo:padding="0cm" fo:border-left="0.5pt solid #000000" fo:border-right="none" fo:border-top="0.5pt solid #000000" fo:border-bottom="0.5pt solid #000000" style:writing-mode="lr-tb"/>
    </style:style>
    <style:style style:name="Tabla2.B3" style:family="table-cell">
      <style:table-cell-properties style:vertical-align="top" fo:padding="0cm" fo:border-left="0.5pt solid #000000" fo:border-right="none" fo:border-top="0.5pt solid #000000" fo:border-bottom="0.5pt solid #000000" style:writing-mode="lr-tb"/>
    </style:style>
    <style:style style:name="Tabla2.C3" style:family="table-cell">
      <style:table-cell-properties style:vertical-align="top" fo:padding="0cm" fo:border="0.5pt solid #000000" style:writing-mode="lr-tb"/>
    </style:style>
    <style:style style:name="Tabla2.A4" style:family="table-cell">
      <style:table-cell-properties style:vertical-align="top" fo:padding="0cm" fo:border-left="0.5pt solid #000000" fo:border-right="none" fo:border-top="0.5pt solid #000000" fo:border-bottom="0.5pt solid #000000" style:writing-mode="lr-tb"/>
    </style:style>
    <style:style style:name="Tabla2.B4" style:family="table-cell">
      <style:table-cell-properties style:vertical-align="top" fo:padding="0cm" fo:border-left="0.5pt solid #000000" fo:border-right="none" fo:border-top="0.5pt solid #000000" fo:border-bottom="0.5pt solid #000000" style:writing-mode="lr-tb"/>
    </style:style>
    <style:style style:name="Tabla2.C4" style:family="table-cell">
      <style:table-cell-properties style:vertical-align="top" fo:padding="0cm" fo:border="0.5pt solid #000000" style:writing-mode="lr-tb"/>
    </style:style>
    <style:style style:name="Tabla2.5" style:family="table-row">
      <style:table-row-properties style:row-height="0.635cm" fo:keep-together="auto"/>
    </style:style>
    <style:style style:name="Tabla2.A5" style:family="table-cell">
      <style:table-cell-properties style:vertical-align="top" fo:padding="0cm" fo:border-left="0.5pt solid #000000" fo:border-right="none" fo:border-top="0.5pt solid #000000" fo:border-bottom="0.5pt solid #000000" style:writing-mode="lr-tb"/>
    </style:style>
    <style:style style:name="Tabla2.B5" style:family="table-cell">
      <style:table-cell-properties style:vertical-align="top" fo:padding="0cm" fo:border-left="0.5pt solid #000000" fo:border-right="none" fo:border-top="0.5pt solid #000000" fo:border-bottom="0.5pt solid #000000" style:writing-mode="lr-tb"/>
    </style:style>
    <style:style style:name="Tabla2.C5" style:family="table-cell">
      <style:table-cell-properties style:vertical-align="top" fo:padding="0cm" fo:border="0.5pt solid #000000" style:writing-mode="lr-tb"/>
    </style:style>
    <style:style style:name="Tabla2.6" style:family="table-row">
      <style:table-row-properties style:row-height="1.609cm" fo:keep-together="auto"/>
    </style:style>
    <style:style style:name="Tabla2.A6" style:family="table-cell">
      <style:table-cell-properties style:vertical-align="top" fo:padding="0cm" fo:border-left="0.5pt solid #000000" fo:border-right="none" fo:border-top="0.5pt solid #000000" fo:border-bottom="0.5pt solid #000000" style:writing-mode="lr-tb"/>
    </style:style>
    <style:style style:name="Tabla2.B6" style:family="table-cell">
      <style:table-cell-properties style:vertical-align="top" fo:padding="0cm" fo:border-left="0.5pt solid #000000" fo:border-right="none" fo:border-top="0.5pt solid #000000" fo:border-bottom="0.5pt solid #000000" style:writing-mode="lr-tb"/>
    </style:style>
    <style:style style:name="Tabla2.C6" style:family="table-cell">
      <style:table-cell-properties style:vertical-align="top" fo:padding="0cm" fo:border="0.5pt solid #000000" style:writing-mode="lr-tb"/>
    </style:style>
    <style:style style:name="Tabla2.A7" style:family="table-cell">
      <style:table-cell-properties style:vertical-align="top" fo:padding="0cm" fo:border-left="0.5pt solid #000000" fo:border-right="none" fo:border-top="0.5pt solid #000000" fo:border-bottom="0.5pt solid #000000" style:writing-mode="lr-tb"/>
    </style:style>
    <style:style style:name="Tabla2.B7" style:family="table-cell">
      <style:table-cell-properties style:vertical-align="top" fo:padding="0cm" fo:border-left="0.5pt solid #000000" fo:border-right="none" fo:border-top="0.5pt solid #000000" fo:border-bottom="0.5pt solid #000000" style:writing-mode="lr-tb"/>
    </style:style>
    <style:style style:name="Tabla2.C7" style:family="table-cell">
      <style:table-cell-properties style:vertical-align="top" fo:padding="0cm" fo:border="0.5pt solid #000000" style:writing-mode="lr-tb"/>
    </style:style>
    <style:style style:name="Tabla2.A8" style:family="table-cell">
      <style:table-cell-properties style:vertical-align="top" fo:padding="0cm" fo:border-left="0.5pt solid #000000" fo:border-right="none" fo:border-top="0.5pt solid #000000" fo:border-bottom="0.5pt solid #000000" style:writing-mode="lr-tb"/>
    </style:style>
    <style:style style:name="Tabla2.B8" style:family="table-cell">
      <style:table-cell-properties style:vertical-align="top" fo:padding="0cm" fo:border-left="0.5pt solid #000000" fo:border-right="none" fo:border-top="0.5pt solid #000000" fo:border-bottom="0.5pt solid #000000" style:writing-mode="lr-tb"/>
    </style:style>
    <style:style style:name="Tabla2.C8" style:family="table-cell">
      <style:table-cell-properties style:vertical-align="top" fo:padding="0cm" fo:border="0.5pt solid #000000" style:writing-mode="lr-tb"/>
    </style:style>
    <style:style style:name="Tabla2.A9" style:family="table-cell">
      <style:table-cell-properties style:vertical-align="top" fo:padding="0cm" fo:border-left="0.5pt solid #000000" fo:border-right="none" fo:border-top="0.5pt solid #000000" fo:border-bottom="0.5pt solid #000000" style:writing-mode="lr-tb"/>
    </style:style>
    <style:style style:name="Tabla2.B9" style:family="table-cell">
      <style:table-cell-properties style:vertical-align="top" fo:padding="0cm" fo:border-left="0.5pt solid #000000" fo:border-right="none" fo:border-top="0.5pt solid #000000" fo:border-bottom="0.5pt solid #000000" style:writing-mode="lr-tb"/>
    </style:style>
    <style:style style:name="Tabla2.C9" style:family="table-cell">
      <style:table-cell-properties style:vertical-align="top" fo:padding="0cm" fo:border="0.5pt solid #000000" style:writing-mode="lr-tb"/>
    </style:style>
    <style:style style:name="Tabla2.A10" style:family="table-cell">
      <style:table-cell-properties style:vertical-align="top" fo:padding="0cm" fo:border-left="0.5pt solid #000000" fo:border-right="none" fo:border-top="0.5pt solid #000000" fo:border-bottom="0.5pt solid #000000" style:writing-mode="lr-tb"/>
    </style:style>
    <style:style style:name="Tabla2.B10" style:family="table-cell">
      <style:table-cell-properties style:vertical-align="top" fo:padding="0cm" fo:border-left="0.5pt solid #000000" fo:border-right="none" fo:border-top="0.5pt solid #000000" fo:border-bottom="0.5pt solid #000000" style:writing-mode="lr-tb"/>
    </style:style>
    <style:style style:name="Tabla2.C10" style:family="table-cell">
      <style:table-cell-properties style:vertical-align="top" fo:padding="0cm" fo:border="0.5pt solid #000000" style:writing-mode="lr-tb"/>
    </style:style>
    <style:style style:name="Tabla3" style:family="table">
      <style:table-properties style:width="17.265cm" fo:margin-left="0.097cm" table:align="left" style:writing-mode="lr-tb"/>
    </style:style>
    <style:style style:name="Tabla3.A" style:family="table-column">
      <style:table-column-properties style:column-width="10.398cm"/>
    </style:style>
    <style:style style:name="Tabla3.B" style:family="table-column">
      <style:table-column-properties style:column-width="3.81cm"/>
    </style:style>
    <style:style style:name="Tabla3.C" style:family="table-column">
      <style:table-column-properties style:column-width="3.057cm"/>
    </style:style>
    <style:style style:name="Tabla3.1" style:family="table-row">
      <style:table-row-properties style:row-height="1.304cm" fo:keep-together="auto"/>
    </style:style>
    <style:style style:name="Tabla3.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top" fo:background-color="#f1f1f1" fo:padding="0cm" fo:border="0.5pt solid #000000" style:writing-mode="lr-tb">
        <style:background-image/>
      </style:table-cell-properties>
    </style:style>
    <style:style style:name="Tabla3.2" style:family="table-row">
      <style:table-row-properties style:row-height="1.125cm" fo:keep-together="auto"/>
    </style:style>
    <style:style style:name="Tabla3.A2" style:family="table-cell">
      <style:table-cell-properties style:vertical-align="top" fo:padding="0cm" fo:border-left="0.5pt solid #000000" fo:border-right="none" fo:border-top="0.5pt solid #000000" fo:border-bottom="0.5pt solid #000000" style:writing-mode="lr-tb"/>
    </style:style>
    <style:style style:name="Tabla3.B2" style:family="table-cell">
      <style:table-cell-properties style:vertical-align="top" fo:padding="0cm" fo:border-left="0.5pt solid #000000" fo:border-right="none" fo:border-top="0.5pt solid #000000" fo:border-bottom="0.5pt solid #000000" style:writing-mode="lr-tb"/>
    </style:style>
    <style:style style:name="Tabla3.C2" style:family="table-cell">
      <style:table-cell-properties style:vertical-align="top" fo:padding="0cm" fo:border="0.5pt solid #000000" style:writing-mode="lr-tb"/>
    </style:style>
    <style:style style:name="Tabla3.3" style:family="table-row">
      <style:table-row-properties style:row-height="0.88cm" fo:keep-together="auto"/>
    </style:style>
    <style:style style:name="Tabla3.A3" style:family="table-cell">
      <style:table-cell-properties style:vertical-align="top" fo:padding="0cm" fo:border-left="0.5pt solid #000000" fo:border-right="none" fo:border-top="0.5pt solid #000000" fo:border-bottom="0.5pt solid #000000" style:writing-mode="lr-tb"/>
    </style:style>
    <style:style style:name="Tabla3.B3" style:family="table-cell">
      <style:table-cell-properties style:vertical-align="top" fo:padding="0cm" fo:border-left="0.5pt solid #000000" fo:border-right="none" fo:border-top="0.5pt solid #000000" fo:border-bottom="0.5pt solid #000000" style:writing-mode="lr-tb"/>
    </style:style>
    <style:style style:name="Tabla3.C3" style:family="table-cell">
      <style:table-cell-properties style:vertical-align="top" fo:padding="0cm" fo:border="0.5pt solid #000000" style:writing-mode="lr-tb"/>
    </style:style>
    <style:style style:name="Tabla3.4" style:family="table-row">
      <style:table-row-properties style:row-height="1.219cm" fo:keep-together="auto"/>
    </style:style>
    <style:style style:name="Tabla3.A4" style:family="table-cell">
      <style:table-cell-properties style:vertical-align="top" fo:padding="0cm" fo:border-left="0.5pt solid #000000" fo:border-right="none" fo:border-top="0.5pt solid #000000" fo:border-bottom="0.5pt solid #000000" style:writing-mode="lr-tb"/>
    </style:style>
    <style:style style:name="Tabla3.B4" style:family="table-cell">
      <style:table-cell-properties style:vertical-align="top" fo:padding="0cm" fo:border-left="0.5pt solid #000000" fo:border-right="none" fo:border-top="0.5pt solid #000000" fo:border-bottom="0.5pt solid #000000" style:writing-mode="lr-tb"/>
    </style:style>
    <style:style style:name="Tabla3.C4" style:family="table-cell">
      <style:table-cell-properties style:vertical-align="top" fo:padding="0cm" fo:border="0.5pt solid #000000" style:writing-mode="lr-tb"/>
    </style:style>
    <style:style style:name="Tabla3.5" style:family="table-row">
      <style:table-row-properties style:row-height="1.609cm" fo:keep-together="auto"/>
    </style:style>
    <style:style style:name="Tabla3.A5" style:family="table-cell">
      <style:table-cell-properties style:vertical-align="top" fo:padding="0cm" fo:border-left="0.5pt solid #000000" fo:border-right="none" fo:border-top="0.5pt solid #000000" fo:border-bottom="0.5pt solid #000000" style:writing-mode="lr-tb"/>
    </style:style>
    <style:style style:name="Tabla3.B5" style:family="table-cell">
      <style:table-cell-properties style:vertical-align="top" fo:padding="0cm" fo:border-left="0.5pt solid #000000" fo:border-right="none" fo:border-top="0.5pt solid #000000" fo:border-bottom="0.5pt solid #000000" style:writing-mode="lr-tb"/>
    </style:style>
    <style:style style:name="Tabla3.C5" style:family="table-cell">
      <style:table-cell-properties style:vertical-align="top" fo:padding="0cm" fo:border="0.5pt solid #000000" style:writing-mode="lr-tb"/>
    </style:style>
    <style:style style:name="Tabla3.A6" style:family="table-cell">
      <style:table-cell-properties style:vertical-align="top" fo:padding="0cm" fo:border-left="0.5pt solid #000000" fo:border-right="none" fo:border-top="0.5pt solid #000000" fo:border-bottom="0.5pt solid #000000" style:writing-mode="lr-tb"/>
    </style:style>
    <style:style style:name="Tabla3.B6" style:family="table-cell">
      <style:table-cell-properties style:vertical-align="top" fo:padding="0cm" fo:border-left="0.5pt solid #000000" fo:border-right="none" fo:border-top="0.5pt solid #000000" fo:border-bottom="0.5pt solid #000000" style:writing-mode="lr-tb"/>
    </style:style>
    <style:style style:name="Tabla3.C6" style:family="table-cell">
      <style:table-cell-properties style:vertical-align="top" fo:padding="0cm" fo:border="0.5pt solid #000000" style:writing-mode="lr-tb"/>
    </style:style>
    <style:style style:name="Tabla3.A7" style:family="table-cell">
      <style:table-cell-properties style:vertical-align="top" fo:padding="0cm" fo:border-left="0.5pt solid #000000" fo:border-right="none" fo:border-top="none" fo:border-bottom="0.5pt solid #000000" style:writing-mode="lr-tb"/>
    </style:style>
    <style:style style:name="Tabla3.B7" style:family="table-cell">
      <style:table-cell-properties style:vertical-align="top" fo:padding="0cm" fo:border-left="0.5pt solid #000000" fo:border-right="none" fo:border-top="none" fo:border-bottom="0.5pt solid #000000" style:writing-mode="lr-tb"/>
    </style:style>
    <style:style style:name="Tabla3.C7" style:family="table-cell">
      <style:table-cell-properties style:vertical-align="top" fo:padding="0cm" fo:border-left="0.5pt solid #000000" fo:border-right="0.5pt solid #000000" fo:border-top="none" fo:border-bottom="0.5pt solid #000000" style:writing-mode="lr-tb"/>
    </style:style>
    <style:style style:name="Tabla4" style:family="table">
      <style:table-properties style:width="17.304cm" fo:margin-left="0.164cm" table:align="left" style:writing-mode="lr-tb"/>
    </style:style>
    <style:style style:name="Tabla4.A" style:family="table-column">
      <style:table-column-properties style:column-width="10.329cm"/>
    </style:style>
    <style:style style:name="Tabla4.B" style:family="table-column">
      <style:table-column-properties style:column-width="3.81cm"/>
    </style:style>
    <style:style style:name="Tabla4.C" style:family="table-column">
      <style:table-column-properties style:column-width="3.164cm"/>
    </style:style>
    <style:style style:name="Tabla4.1" style:family="table-row">
      <style:table-row-properties style:row-height="1.304cm" fo:keep-together="auto"/>
    </style:style>
    <style:style style:name="Tabla4.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4.C1" style:family="table-cell">
      <style:table-cell-properties style:vertical-align="top" fo:background-color="#f1f1f1" fo:padding="0cm" fo:border="0.5pt solid #000000" style:writing-mode="lr-tb">
        <style:background-image/>
      </style:table-cell-properties>
    </style:style>
    <style:style style:name="Tabla4.2" style:family="table-row">
      <style:table-row-properties style:row-height="1.118cm" fo:keep-together="auto"/>
    </style:style>
    <style:style style:name="Tabla4.A2" style:family="table-cell">
      <style:table-cell-properties style:vertical-align="top" fo:padding="0cm" fo:border-left="0.5pt solid #000000" fo:border-right="none" fo:border-top="0.5pt solid #000000" fo:border-bottom="0.5pt solid #000000" style:writing-mode="lr-tb"/>
    </style:style>
    <style:style style:name="Tabla4.B2" style:family="table-cell">
      <style:table-cell-properties style:vertical-align="top" fo:padding="0cm" fo:border-left="0.5pt solid #000000" fo:border-right="none" fo:border-top="0.5pt solid #000000" fo:border-bottom="0.5pt solid #000000" style:writing-mode="lr-tb"/>
    </style:style>
    <style:style style:name="Tabla4.C2" style:family="table-cell">
      <style:table-cell-properties style:vertical-align="top" fo:padding="0cm" fo:border="0.5pt solid #000000" style:writing-mode="lr-tb"/>
    </style:style>
    <style:style style:name="Tabla4.3" style:family="table-row">
      <style:table-row-properties style:row-height="1.125cm" fo:keep-together="auto"/>
    </style:style>
    <style:style style:name="Tabla4.A3" style:family="table-cell">
      <style:table-cell-properties style:vertical-align="top" fo:padding="0cm" fo:border-left="0.5pt solid #000000" fo:border-right="none" fo:border-top="0.5pt solid #000000" fo:border-bottom="0.5pt solid #000000" style:writing-mode="lr-tb"/>
    </style:style>
    <style:style style:name="Tabla4.B3" style:family="table-cell">
      <style:table-cell-properties style:vertical-align="top" fo:padding="0cm" fo:border-left="0.5pt solid #000000" fo:border-right="none" fo:border-top="0.5pt solid #000000" fo:border-bottom="0.5pt solid #000000" style:writing-mode="lr-tb"/>
    </style:style>
    <style:style style:name="Tabla4.C3" style:family="table-cell">
      <style:table-cell-properties style:vertical-align="top" fo:padding="0cm" fo:border="0.5pt solid #000000" style:writing-mode="lr-tb"/>
    </style:style>
    <style:style style:name="Tabla4.4" style:family="table-row">
      <style:table-row-properties style:row-height="0.635cm" fo:keep-together="auto"/>
    </style:style>
    <style:style style:name="Tabla4.A4" style:family="table-cell">
      <style:table-cell-properties style:vertical-align="top" fo:padding="0cm" fo:border-left="0.5pt solid #000000" fo:border-right="none" fo:border-top="0.5pt solid #000000" fo:border-bottom="0.5pt solid #000000" style:writing-mode="lr-tb"/>
    </style:style>
    <style:style style:name="Tabla4.B4" style:family="table-cell">
      <style:table-cell-properties style:vertical-align="top" fo:padding="0cm" fo:border-left="0.5pt solid #000000" fo:border-right="none" fo:border-top="0.5pt solid #000000" fo:border-bottom="0.5pt solid #000000" style:writing-mode="lr-tb"/>
    </style:style>
    <style:style style:name="Tabla4.C4" style:family="table-cell">
      <style:table-cell-properties style:vertical-align="top" fo:padding="0cm" fo:border="0.5pt solid #000000" style:writing-mode="lr-tb"/>
    </style:style>
    <style:style style:name="Tabla4.A5" style:family="table-cell">
      <style:table-cell-properties style:vertical-align="top" fo:padding="0cm" fo:border-left="0.5pt solid #000000" fo:border-right="none" fo:border-top="0.5pt solid #000000" fo:border-bottom="0.5pt solid #000000" style:writing-mode="lr-tb"/>
    </style:style>
    <style:style style:name="Tabla4.B5" style:family="table-cell">
      <style:table-cell-properties style:vertical-align="top" fo:padding="0cm" fo:border-left="0.5pt solid #000000" fo:border-right="none" fo:border-top="0.5pt solid #000000" fo:border-bottom="0.5pt solid #000000" style:writing-mode="lr-tb"/>
    </style:style>
    <style:style style:name="Tabla4.C5" style:family="table-cell">
      <style:table-cell-properties style:vertical-align="top" fo:padding="0cm" fo:border="0.5pt solid #000000" style:writing-mode="lr-tb"/>
    </style:style>
    <style:style style:name="Tabla4.6" style:family="table-row">
      <style:table-row-properties style:row-height="1.185cm" fo:keep-together="auto"/>
    </style:style>
    <style:style style:name="Tabla4.A6" style:family="table-cell">
      <style:table-cell-properties style:vertical-align="top" fo:padding="0cm" fo:border-left="0.5pt solid #000000" fo:border-right="none" fo:border-top="0.5pt solid #000000" fo:border-bottom="0.5pt solid #000000" style:writing-mode="lr-tb"/>
    </style:style>
    <style:style style:name="Tabla4.B6" style:family="table-cell">
      <style:table-cell-properties style:vertical-align="top" fo:padding="0cm" fo:border-left="0.5pt solid #000000" fo:border-right="none" fo:border-top="0.5pt solid #000000" fo:border-bottom="0.5pt solid #000000" style:writing-mode="lr-tb"/>
    </style:style>
    <style:style style:name="Tabla4.C6" style:family="table-cell">
      <style:table-cell-properties style:vertical-align="top" fo:padding="0cm" fo:border="0.5pt solid #000000" style:writing-mode="lr-tb"/>
    </style:style>
    <style:style style:name="Tabla4.7" style:family="table-row">
      <style:table-row-properties style:row-height="1.711cm" fo:keep-together="auto"/>
    </style:style>
    <style:style style:name="Tabla4.A7" style:family="table-cell">
      <style:table-cell-properties style:vertical-align="top" fo:padding="0cm" fo:border-left="0.5pt solid #000000" fo:border-right="none" fo:border-top="0.5pt solid #000000" fo:border-bottom="0.5pt solid #000000" style:writing-mode="lr-tb"/>
    </style:style>
    <style:style style:name="Tabla4.B7" style:family="table-cell">
      <style:table-cell-properties style:vertical-align="top" fo:padding="0cm" fo:border-left="0.5pt solid #000000" fo:border-right="none" fo:border-top="0.5pt solid #000000" fo:border-bottom="0.5pt solid #000000" style:writing-mode="lr-tb"/>
    </style:style>
    <style:style style:name="Tabla4.C7" style:family="table-cell">
      <style:table-cell-properties style:vertical-align="top" fo:padding="0cm" fo:border="0.5pt solid #000000" style:writing-mode="lr-tb"/>
    </style:style>
    <style:style style:name="Tabla4.8" style:family="table-row">
      <style:table-row-properties style:row-height="1.609cm" fo:keep-together="auto"/>
    </style:style>
    <style:style style:name="Tabla4.A8" style:family="table-cell">
      <style:table-cell-properties style:vertical-align="top" fo:padding="0cm" fo:border-left="0.5pt solid #000000" fo:border-right="none" fo:border-top="0.5pt solid #000000" fo:border-bottom="0.5pt solid #000000" style:writing-mode="lr-tb"/>
    </style:style>
    <style:style style:name="Tabla4.B8" style:family="table-cell">
      <style:table-cell-properties style:vertical-align="top" fo:padding="0cm" fo:border-left="0.5pt solid #000000" fo:border-right="none" fo:border-top="0.5pt solid #000000" fo:border-bottom="0.5pt solid #000000" style:writing-mode="lr-tb"/>
    </style:style>
    <style:style style:name="Tabla4.C8" style:family="table-cell">
      <style:table-cell-properties style:vertical-align="top" fo:padding="0cm" fo:border="0.5pt solid #000000" style:writing-mode="lr-tb"/>
    </style:style>
    <style:style style:name="Tabla4.A9" style:family="table-cell">
      <style:table-cell-properties style:vertical-align="top" fo:padding="0cm" fo:border-left="0.5pt solid #000000" fo:border-right="none" fo:border-top="none" fo:border-bottom="0.5pt solid #000000" style:writing-mode="lr-tb"/>
    </style:style>
    <style:style style:name="Tabla4.B9" style:family="table-cell">
      <style:table-cell-properties style:vertical-align="top" fo:padding="0cm" fo:border-left="0.5pt solid #000000" fo:border-right="none" fo:border-top="none" fo:border-bottom="0.5pt solid #000000" style:writing-mode="lr-tb"/>
    </style:style>
    <style:style style:name="Tabla4.C9" style:family="table-cell">
      <style:table-cell-properties style:vertical-align="top" fo:padding="0cm" fo:border-left="0.5pt solid #000000" fo:border-right="0.5pt solid #000000" fo:border-top="none" fo:border-bottom="0.5pt solid #000000" style:writing-mode="lr-tb"/>
    </style:style>
    <style:style style:name="Tabla5" style:family="table">
      <style:table-properties style:width="17.304cm" fo:margin-left="0.164cm" table:align="left" style:writing-mode="lr-tb"/>
    </style:style>
    <style:style style:name="Tabla5.A" style:family="table-column">
      <style:table-column-properties style:column-width="10.329cm"/>
    </style:style>
    <style:style style:name="Tabla5.B" style:family="table-column">
      <style:table-column-properties style:column-width="3.81cm"/>
    </style:style>
    <style:style style:name="Tabla5.C" style:family="table-column">
      <style:table-column-properties style:column-width="3.164cm"/>
    </style:style>
    <style:style style:name="Tabla5.1" style:family="table-row">
      <style:table-row-properties style:row-height="1.304cm" fo:keep-together="auto"/>
    </style:style>
    <style:style style:name="Tabla5.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f1f1f1" fo:padding="0cm" fo:border="0.5pt solid #000000" style:writing-mode="lr-tb">
        <style:background-image/>
      </style:table-cell-properties>
    </style:style>
    <style:style style:name="Tabla5.2" style:family="table-row">
      <style:table-row-properties style:row-height="1.125cm" fo:keep-together="auto"/>
    </style:style>
    <style:style style:name="Tabla5.A2" style:family="table-cell">
      <style:table-cell-properties style:vertical-align="top" fo:padding="0cm" fo:border-left="0.5pt solid #000000" fo:border-right="none" fo:border-top="0.5pt solid #000000" fo:border-bottom="0.5pt solid #000000" style:writing-mode="lr-tb"/>
    </style:style>
    <style:style style:name="Tabla5.B2" style:family="table-cell">
      <style:table-cell-properties style:vertical-align="top" fo:padding="0cm" fo:border-left="0.5pt solid #000000" fo:border-right="none" fo:border-top="0.5pt solid #000000" fo:border-bottom="0.5pt solid #000000" style:writing-mode="lr-tb"/>
    </style:style>
    <style:style style:name="Tabla5.C2" style:family="table-cell">
      <style:table-cell-properties style:vertical-align="top" fo:padding="0cm" fo:border="0.5pt solid #000000" style:writing-mode="lr-tb"/>
    </style:style>
    <style:style style:name="Tabla5.3" style:family="table-row">
      <style:table-row-properties style:row-height="0.66cm" fo:keep-together="auto"/>
    </style:style>
    <style:style style:name="Tabla5.A3" style:family="table-cell">
      <style:table-cell-properties style:vertical-align="top" fo:padding="0cm" fo:border-left="0.5pt solid #000000" fo:border-right="none" fo:border-top="0.5pt solid #000000" fo:border-bottom="0.5pt solid #000000" style:writing-mode="lr-tb"/>
    </style:style>
    <style:style style:name="Tabla5.B3" style:family="table-cell">
      <style:table-cell-properties style:vertical-align="top" fo:padding="0cm" fo:border-left="0.5pt solid #000000" fo:border-right="none" fo:border-top="0.5pt solid #000000" fo:border-bottom="0.5pt solid #000000" style:writing-mode="lr-tb"/>
    </style:style>
    <style:style style:name="Tabla5.C3" style:family="table-cell">
      <style:table-cell-properties style:vertical-align="top" fo:padding="0cm" fo:border="0.5pt solid #000000" style:writing-mode="lr-tb"/>
    </style:style>
    <style:style style:name="Tabla5.A4" style:family="table-cell">
      <style:table-cell-properties style:vertical-align="top" fo:padding="0cm" fo:border-left="0.5pt solid #000000" fo:border-right="none" fo:border-top="0.5pt solid #000000" fo:border-bottom="0.5pt solid #000000" style:writing-mode="lr-tb"/>
    </style:style>
    <style:style style:name="Tabla5.B4" style:family="table-cell">
      <style:table-cell-properties style:vertical-align="top" fo:padding="0cm" fo:border-left="0.5pt solid #000000" fo:border-right="none" fo:border-top="0.5pt solid #000000" fo:border-bottom="0.5pt solid #000000" style:writing-mode="lr-tb"/>
    </style:style>
    <style:style style:name="Tabla5.C4" style:family="table-cell">
      <style:table-cell-properties style:vertical-align="top" fo:padding="0cm" fo:border="0.5pt solid #000000" style:writing-mode="lr-tb"/>
    </style:style>
    <style:style style:name="Tabla5.A5" style:family="table-cell">
      <style:table-cell-properties style:vertical-align="top" fo:padding="0cm" fo:border-left="0.5pt solid #000000" fo:border-right="none" fo:border-top="0.5pt solid #000000" fo:border-bottom="0.5pt solid #000000" style:writing-mode="lr-tb"/>
    </style:style>
    <style:style style:name="Tabla5.B5" style:family="table-cell">
      <style:table-cell-properties style:vertical-align="top" fo:padding="0cm" fo:border-left="0.5pt solid #000000" fo:border-right="none" fo:border-top="0.5pt solid #000000" fo:border-bottom="0.5pt solid #000000" style:writing-mode="lr-tb"/>
    </style:style>
    <style:style style:name="Tabla5.C5" style:family="table-cell">
      <style:table-cell-properties style:vertical-align="top" fo:padding="0cm" fo:border="0.5pt solid #000000" style:writing-mode="lr-tb"/>
    </style:style>
    <style:style style:name="Tabla5.A6" style:family="table-cell">
      <style:table-cell-properties style:vertical-align="top" fo:padding="0cm" fo:border-left="0.5pt solid #000000" fo:border-right="none" fo:border-top="0.5pt solid #000000" fo:border-bottom="0.5pt solid #000000" style:writing-mode="lr-tb"/>
    </style:style>
    <style:style style:name="Tabla5.B6" style:family="table-cell">
      <style:table-cell-properties style:vertical-align="top" fo:padding="0cm" fo:border-left="0.5pt solid #000000" fo:border-right="none" fo:border-top="0.5pt solid #000000" fo:border-bottom="0.5pt solid #000000" style:writing-mode="lr-tb"/>
    </style:style>
    <style:style style:name="Tabla5.C6" style:family="table-cell">
      <style:table-cell-properties style:vertical-align="top" fo:padding="0cm" fo:border="0.5pt solid #000000" style:writing-mode="lr-tb"/>
    </style:style>
    <style:style style:name="Tabla5.7" style:family="table-row">
      <style:table-row-properties style:row-height="1.473cm" fo:keep-together="auto"/>
    </style:style>
    <style:style style:name="Tabla5.A7" style:family="table-cell">
      <style:table-cell-properties style:vertical-align="top" fo:padding="0cm" fo:border-left="0.5pt solid #000000" fo:border-right="none" fo:border-top="0.5pt solid #000000" fo:border-bottom="0.5pt solid #000000" style:writing-mode="lr-tb"/>
    </style:style>
    <style:style style:name="Tabla5.B7" style:family="table-cell">
      <style:table-cell-properties style:vertical-align="top" fo:padding="0cm" fo:border-left="0.5pt solid #000000" fo:border-right="none" fo:border-top="0.5pt solid #000000" fo:border-bottom="0.5pt solid #000000" style:writing-mode="lr-tb"/>
    </style:style>
    <style:style style:name="Tabla5.C7" style:family="table-cell">
      <style:table-cell-properties style:vertical-align="top" fo:padding="0cm" fo:border="0.5pt solid #000000" style:writing-mode="lr-tb"/>
    </style:style>
    <style:style style:name="Tabla5.8" style:family="table-row">
      <style:table-row-properties style:row-height="1.118cm" fo:keep-together="auto"/>
    </style:style>
    <style:style style:name="Tabla5.A8" style:family="table-cell">
      <style:table-cell-properties style:vertical-align="top" fo:padding="0cm" fo:border-left="0.5pt solid #000000" fo:border-right="none" fo:border-top="0.5pt solid #000000" fo:border-bottom="0.5pt solid #000000" style:writing-mode="lr-tb"/>
    </style:style>
    <style:style style:name="Tabla5.B8" style:family="table-cell">
      <style:table-cell-properties style:vertical-align="top" fo:padding="0cm" fo:border-left="0.5pt solid #000000" fo:border-right="none" fo:border-top="0.5pt solid #000000" fo:border-bottom="0.5pt solid #000000" style:writing-mode="lr-tb"/>
    </style:style>
    <style:style style:name="Tabla5.C8" style:family="table-cell">
      <style:table-cell-properties style:vertical-align="top" fo:padding="0cm" fo:border="0.5pt solid #000000" style:writing-mode="lr-tb"/>
    </style:style>
    <style:style style:name="Tabla5.A9" style:family="table-cell">
      <style:table-cell-properties style:vertical-align="top" fo:padding="0cm" fo:border-left="0.5pt solid #000000" fo:border-right="none" fo:border-top="none" fo:border-bottom="0.5pt solid #000000" style:writing-mode="lr-tb"/>
    </style:style>
    <style:style style:name="Tabla5.B9" style:family="table-cell">
      <style:table-cell-properties style:vertical-align="top" fo:padding="0cm" fo:border-left="0.5pt solid #000000" fo:border-right="none" fo:border-top="none" fo:border-bottom="0.5pt solid #000000" style:writing-mode="lr-tb"/>
    </style:style>
    <style:style style:name="Tabla5.C9" style:family="table-cell">
      <style:table-cell-properties style:vertical-align="top" fo:padding="0cm" fo:border-left="0.5pt solid #000000" fo:border-right="0.5pt solid #000000" fo:border-top="none" fo:border-bottom="0.5pt solid #000000" style:writing-mode="lr-tb"/>
    </style:style>
    <style:style style:name="Tabla6" style:family="table">
      <style:table-properties style:width="17.304cm" fo:margin-left="0.164cm" table:align="left" style:writing-mode="lr-tb"/>
    </style:style>
    <style:style style:name="Tabla6.A" style:family="table-column">
      <style:table-column-properties style:column-width="10.329cm"/>
    </style:style>
    <style:style style:name="Tabla6.B" style:family="table-column">
      <style:table-column-properties style:column-width="3.81cm"/>
    </style:style>
    <style:style style:name="Tabla6.C" style:family="table-column">
      <style:table-column-properties style:column-width="3.164cm"/>
    </style:style>
    <style:style style:name="Tabla6.1" style:family="table-row">
      <style:table-row-properties style:row-height="1.304cm" fo:keep-together="auto"/>
    </style:style>
    <style:style style:name="Tabla6.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6.C1" style:family="table-cell">
      <style:table-cell-properties style:vertical-align="top" fo:background-color="#f1f1f1" fo:padding="0cm" fo:border="0.5pt solid #000000" style:writing-mode="lr-tb">
        <style:background-image/>
      </style:table-cell-properties>
    </style:style>
    <style:style style:name="Tabla6.2" style:family="table-row">
      <style:table-row-properties style:row-height="0.998cm" fo:keep-together="auto"/>
    </style:style>
    <style:style style:name="Tabla6.A2" style:family="table-cell">
      <style:table-cell-properties style:vertical-align="top" fo:padding="0cm" fo:border-left="0.5pt solid #000000" fo:border-right="none" fo:border-top="0.5pt solid #000000" fo:border-bottom="0.5pt solid #000000" style:writing-mode="lr-tb"/>
    </style:style>
    <style:style style:name="Tabla6.B2" style:family="table-cell">
      <style:table-cell-properties style:vertical-align="top" fo:padding="0cm" fo:border-left="0.5pt solid #000000" fo:border-right="none" fo:border-top="0.5pt solid #000000" fo:border-bottom="0.5pt solid #000000" style:writing-mode="lr-tb"/>
    </style:style>
    <style:style style:name="Tabla6.C2" style:family="table-cell">
      <style:table-cell-properties style:vertical-align="top" fo:padding="0cm" fo:border="0.5pt solid #000000" style:writing-mode="lr-tb"/>
    </style:style>
    <style:style style:name="Tabla6.3" style:family="table-row">
      <style:table-row-properties style:row-height="1.125cm" fo:keep-together="auto"/>
    </style:style>
    <style:style style:name="Tabla6.A3" style:family="table-cell">
      <style:table-cell-properties style:vertical-align="top" fo:padding="0cm" fo:border-left="0.5pt solid #000000" fo:border-right="none" fo:border-top="0.5pt solid #000000" fo:border-bottom="0.5pt solid #000000" style:writing-mode="lr-tb"/>
    </style:style>
    <style:style style:name="Tabla6.B3" style:family="table-cell">
      <style:table-cell-properties style:vertical-align="top" fo:padding="0cm" fo:border-left="0.5pt solid #000000" fo:border-right="none" fo:border-top="0.5pt solid #000000" fo:border-bottom="0.5pt solid #000000" style:writing-mode="lr-tb"/>
    </style:style>
    <style:style style:name="Tabla6.C3" style:family="table-cell">
      <style:table-cell-properties style:vertical-align="top" fo:padding="0cm" fo:border="0.5pt solid #000000" style:writing-mode="lr-tb"/>
    </style:style>
    <style:style style:name="Tabla6.4" style:family="table-row">
      <style:table-row-properties style:row-height="1.118cm" fo:keep-together="auto"/>
    </style:style>
    <style:style style:name="Tabla6.A4" style:family="table-cell">
      <style:table-cell-properties style:vertical-align="top" fo:padding="0cm" fo:border-left="0.5pt solid #000000" fo:border-right="none" fo:border-top="0.5pt solid #000000" fo:border-bottom="0.5pt solid #000000" style:writing-mode="lr-tb"/>
    </style:style>
    <style:style style:name="Tabla6.B4" style:family="table-cell">
      <style:table-cell-properties style:vertical-align="top" fo:padding="0cm" fo:border-left="0.5pt solid #000000" fo:border-right="none" fo:border-top="0.5pt solid #000000" fo:border-bottom="0.5pt solid #000000" style:writing-mode="lr-tb"/>
    </style:style>
    <style:style style:name="Tabla6.C4" style:family="table-cell">
      <style:table-cell-properties style:vertical-align="top" fo:padding="0cm" fo:border="0.5pt solid #000000" style:writing-mode="lr-tb"/>
    </style:style>
    <style:style style:name="Tabla6.A5" style:family="table-cell">
      <style:table-cell-properties style:vertical-align="top" fo:padding="0cm" fo:border-left="0.5pt solid #000000" fo:border-right="none" fo:border-top="0.5pt solid #000000" fo:border-bottom="0.5pt solid #000000" style:writing-mode="lr-tb"/>
    </style:style>
    <style:style style:name="Tabla6.B5" style:family="table-cell">
      <style:table-cell-properties style:vertical-align="top" fo:padding="0cm" fo:border-left="0.5pt solid #000000" fo:border-right="none" fo:border-top="0.5pt solid #000000" fo:border-bottom="0.5pt solid #000000" style:writing-mode="lr-tb"/>
    </style:style>
    <style:style style:name="Tabla6.C5" style:family="table-cell">
      <style:table-cell-properties style:vertical-align="top" fo:padding="0cm" fo:border="0.5pt solid #000000" style:writing-mode="lr-tb"/>
    </style:style>
    <style:style style:name="Tabla6.A6" style:family="table-cell">
      <style:table-cell-properties style:vertical-align="top" fo:padding="0cm" fo:border-left="0.5pt solid #000000" fo:border-right="none" fo:border-top="0.5pt solid #000000" fo:border-bottom="0.5pt solid #000000" style:writing-mode="lr-tb"/>
    </style:style>
    <style:style style:name="Tabla6.B6" style:family="table-cell">
      <style:table-cell-properties style:vertical-align="top" fo:padding="0cm" fo:border-left="0.5pt solid #000000" fo:border-right="none" fo:border-top="0.5pt solid #000000" fo:border-bottom="0.5pt solid #000000" style:writing-mode="lr-tb"/>
    </style:style>
    <style:style style:name="Tabla6.C6" style:family="table-cell">
      <style:table-cell-properties style:vertical-align="top" fo:padding="0cm" fo:border="0.5pt solid #000000" style:writing-mode="lr-tb"/>
    </style:style>
    <style:style style:name="Tabla7" style:family="table">
      <style:table-properties style:width="17.304cm" fo:margin-left="0.164cm" table:align="left" style:writing-mode="lr-tb"/>
    </style:style>
    <style:style style:name="Tabla7.A" style:family="table-column">
      <style:table-column-properties style:column-width="10.329cm"/>
    </style:style>
    <style:style style:name="Tabla7.B" style:family="table-column">
      <style:table-column-properties style:column-width="3.81cm"/>
    </style:style>
    <style:style style:name="Tabla7.C" style:family="table-column">
      <style:table-column-properties style:column-width="3.164cm"/>
    </style:style>
    <style:style style:name="Tabla7.1" style:family="table-row">
      <style:table-row-properties style:row-height="1.304cm" fo:keep-together="auto"/>
    </style:style>
    <style:style style:name="Tabla7.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7.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7.C1" style:family="table-cell">
      <style:table-cell-properties style:vertical-align="top" fo:background-color="#f1f1f1" fo:padding="0cm" fo:border="0.5pt solid #000000" style:writing-mode="lr-tb">
        <style:background-image/>
      </style:table-cell-properties>
    </style:style>
    <style:style style:name="Tabla7.2" style:family="table-row">
      <style:table-row-properties style:row-height="1.118cm" fo:keep-together="auto"/>
    </style:style>
    <style:style style:name="Tabla7.A2" style:family="table-cell">
      <style:table-cell-properties style:vertical-align="top" fo:padding="0cm" fo:border-left="0.5pt solid #000000" fo:border-right="none" fo:border-top="0.5pt solid #000000" fo:border-bottom="0.5pt solid #000000" style:writing-mode="lr-tb"/>
    </style:style>
    <style:style style:name="Tabla7.B2" style:family="table-cell">
      <style:table-cell-properties style:vertical-align="top" fo:padding="0cm" fo:border-left="0.5pt solid #000000" fo:border-right="none" fo:border-top="0.5pt solid #000000" fo:border-bottom="0.5pt solid #000000" style:writing-mode="lr-tb"/>
    </style:style>
    <style:style style:name="Tabla7.C2" style:family="table-cell">
      <style:table-cell-properties style:vertical-align="top" fo:padding="0cm" fo:border="0.5pt solid #000000" style:writing-mode="lr-tb"/>
    </style:style>
    <style:style style:name="Tabla7.3" style:family="table-row">
      <style:table-row-properties style:row-height="1.125cm" fo:keep-together="auto"/>
    </style:style>
    <style:style style:name="Tabla7.A3" style:family="table-cell">
      <style:table-cell-properties style:vertical-align="top" fo:padding="0cm" fo:border-left="0.5pt solid #000000" fo:border-right="none" fo:border-top="0.5pt solid #000000" fo:border-bottom="0.5pt solid #000000" style:writing-mode="lr-tb"/>
    </style:style>
    <style:style style:name="Tabla7.B3" style:family="table-cell">
      <style:table-cell-properties style:vertical-align="top" fo:padding="0cm" fo:border-left="0.5pt solid #000000" fo:border-right="none" fo:border-top="0.5pt solid #000000" fo:border-bottom="0.5pt solid #000000" style:writing-mode="lr-tb"/>
    </style:style>
    <style:style style:name="Tabla7.C3" style:family="table-cell">
      <style:table-cell-properties style:vertical-align="top" fo:padding="0cm" fo:border="0.5pt solid #000000" style:writing-mode="lr-tb"/>
    </style:style>
    <style:style style:name="Tabla7.4" style:family="table-row">
      <style:table-row-properties style:row-height="1.05cm" fo:keep-together="auto"/>
    </style:style>
    <style:style style:name="Tabla7.A4" style:family="table-cell">
      <style:table-cell-properties style:vertical-align="top" fo:padding="0cm" fo:border-left="0.5pt solid #000000" fo:border-right="none" fo:border-top="0.5pt solid #000000" fo:border-bottom="0.5pt solid #000000" style:writing-mode="lr-tb"/>
    </style:style>
    <style:style style:name="Tabla7.B4" style:family="table-cell">
      <style:table-cell-properties style:vertical-align="top" fo:padding="0cm" fo:border-left="0.5pt solid #000000" fo:border-right="none" fo:border-top="0.5pt solid #000000" fo:border-bottom="0.5pt solid #000000" style:writing-mode="lr-tb"/>
    </style:style>
    <style:style style:name="Tabla7.C4" style:family="table-cell">
      <style:table-cell-properties style:vertical-align="top" fo:padding="0cm" fo:border="0.5pt solid #000000" style:writing-mode="lr-tb"/>
    </style:style>
    <style:style style:name="Tabla7.A5" style:family="table-cell">
      <style:table-cell-properties style:vertical-align="top" fo:padding="0cm" fo:border-left="0.5pt solid #000000" fo:border-right="none" fo:border-top="0.5pt solid #000000" fo:border-bottom="0.5pt solid #000000" style:writing-mode="lr-tb"/>
    </style:style>
    <style:style style:name="Tabla7.B5" style:family="table-cell">
      <style:table-cell-properties style:vertical-align="top" fo:padding="0cm" fo:border-left="0.5pt solid #000000" fo:border-right="none" fo:border-top="0.5pt solid #000000" fo:border-bottom="0.5pt solid #000000" style:writing-mode="lr-tb"/>
    </style:style>
    <style:style style:name="Tabla7.C5" style:family="table-cell">
      <style:table-cell-properties style:vertical-align="top" fo:padding="0cm" fo:border="0.5pt solid #000000" style:writing-mode="lr-tb"/>
    </style:style>
    <style:style style:name="Tabla7.6" style:family="table-row">
      <style:table-row-properties style:row-height="0.635cm" fo:keep-together="auto"/>
    </style:style>
    <style:style style:name="Tabla7.A6" style:family="table-cell">
      <style:table-cell-properties style:vertical-align="top" fo:padding="0cm" fo:border-left="0.5pt solid #000000" fo:border-right="none" fo:border-top="0.5pt solid #000000" fo:border-bottom="0.5pt solid #000000" style:writing-mode="lr-tb"/>
    </style:style>
    <style:style style:name="Tabla7.B6" style:family="table-cell">
      <style:table-cell-properties style:vertical-align="top" fo:padding="0cm" fo:border-left="0.5pt solid #000000" fo:border-right="none" fo:border-top="0.5pt solid #000000" fo:border-bottom="0.5pt solid #000000" style:writing-mode="lr-tb"/>
    </style:style>
    <style:style style:name="Tabla7.C6" style:family="table-cell">
      <style:table-cell-properties style:vertical-align="top" fo:padding="0cm" fo:border="0.5pt solid #000000" style:writing-mode="lr-tb"/>
    </style:style>
    <style:style style:name="Tabla8" style:family="table">
      <style:table-properties style:width="17.528cm" fo:margin-left="0.164cm" table:align="left" style:writing-mode="lr-tb"/>
    </style:style>
    <style:style style:name="Tabla8.A" style:family="table-column">
      <style:table-column-properties style:column-width="10.329cm"/>
    </style:style>
    <style:style style:name="Tabla8.B" style:family="table-column">
      <style:table-column-properties style:column-width="3.81cm"/>
    </style:style>
    <style:style style:name="Tabla8.C" style:family="table-column">
      <style:table-column-properties style:column-width="3.388cm"/>
    </style:style>
    <style:style style:name="Tabla8.1" style:family="table-row">
      <style:table-row-properties style:row-height="1.304cm" fo:keep-together="auto"/>
    </style:style>
    <style:style style:name="Tabla8.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8.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8.C1" style:family="table-cell">
      <style:table-cell-properties style:vertical-align="top" fo:background-color="#f1f1f1" fo:padding="0cm" fo:border="0.5pt solid #000000" style:writing-mode="lr-tb">
        <style:background-image/>
      </style:table-cell-properties>
    </style:style>
    <style:style style:name="Tabla8.2" style:family="table-row">
      <style:table-row-properties style:row-height="1.125cm" fo:keep-together="auto"/>
    </style:style>
    <style:style style:name="Tabla8.A2" style:family="table-cell">
      <style:table-cell-properties style:vertical-align="top" fo:padding="0cm" fo:border-left="0.5pt solid #000000" fo:border-right="none" fo:border-top="0.5pt solid #000000" fo:border-bottom="0.5pt solid #000000" style:writing-mode="lr-tb"/>
    </style:style>
    <style:style style:name="Tabla8.B2" style:family="table-cell">
      <style:table-cell-properties style:vertical-align="top" fo:padding="0cm" fo:border-left="0.5pt solid #000000" fo:border-right="none" fo:border-top="0.5pt solid #000000" fo:border-bottom="0.5pt solid #000000" style:writing-mode="lr-tb"/>
    </style:style>
    <style:style style:name="Tabla8.C2" style:family="table-cell">
      <style:table-cell-properties style:vertical-align="top" fo:padding="0cm" fo:border="0.5pt solid #000000" style:writing-mode="lr-tb"/>
    </style:style>
    <style:style style:name="Tabla8.3" style:family="table-row">
      <style:table-row-properties style:row-height="1.118cm" fo:keep-together="auto"/>
    </style:style>
    <style:style style:name="Tabla8.A3" style:family="table-cell">
      <style:table-cell-properties style:vertical-align="top" fo:padding="0cm" fo:border-left="0.5pt solid #000000" fo:border-right="none" fo:border-top="0.5pt solid #000000" fo:border-bottom="0.5pt solid #000000" style:writing-mode="lr-tb"/>
    </style:style>
    <style:style style:name="Tabla8.B3" style:family="table-cell">
      <style:table-cell-properties style:vertical-align="top" fo:padding="0cm" fo:border-left="0.5pt solid #000000" fo:border-right="none" fo:border-top="0.5pt solid #000000" fo:border-bottom="0.5pt solid #000000" style:writing-mode="lr-tb"/>
    </style:style>
    <style:style style:name="Tabla8.C3" style:family="table-cell">
      <style:table-cell-properties style:vertical-align="top" fo:padding="0cm" fo:border="0.5pt solid #000000" style:writing-mode="lr-tb"/>
    </style:style>
    <style:style style:name="Tabla8.A4" style:family="table-cell">
      <style:table-cell-properties style:vertical-align="top" fo:padding="0cm" fo:border-left="0.5pt solid #000000" fo:border-right="none" fo:border-top="0.5pt solid #000000" fo:border-bottom="0.5pt solid #000000" style:writing-mode="lr-tb"/>
    </style:style>
    <style:style style:name="Tabla8.B4" style:family="table-cell">
      <style:table-cell-properties style:vertical-align="top" fo:padding="0cm" fo:border-left="0.5pt solid #000000" fo:border-right="none" fo:border-top="0.5pt solid #000000" fo:border-bottom="0.5pt solid #000000" style:writing-mode="lr-tb"/>
    </style:style>
    <style:style style:name="Tabla8.C4" style:family="table-cell">
      <style:table-cell-properties style:vertical-align="top" fo:padding="0cm" fo:border="0.5pt solid #000000" style:writing-mode="lr-tb"/>
    </style:style>
    <style:style style:name="Tabla8.5" style:family="table-row">
      <style:table-row-properties style:row-height="0.711cm" fo:keep-together="auto"/>
    </style:style>
    <style:style style:name="Tabla8.A5" style:family="table-cell">
      <style:table-cell-properties style:vertical-align="top" fo:padding="0cm" fo:border-left="0.5pt solid #000000" fo:border-right="none" fo:border-top="0.5pt solid #000000" fo:border-bottom="0.5pt solid #000000" style:writing-mode="lr-tb"/>
    </style:style>
    <style:style style:name="Tabla8.B5" style:family="table-cell">
      <style:table-cell-properties style:vertical-align="top" fo:padding="0cm" fo:border-left="0.5pt solid #000000" fo:border-right="none" fo:border-top="0.5pt solid #000000" fo:border-bottom="0.5pt solid #000000" style:writing-mode="lr-tb"/>
    </style:style>
    <style:style style:name="Tabla8.C5" style:family="table-cell">
      <style:table-cell-properties style:vertical-align="top" fo:padding="0cm" fo:border="0.5pt solid #000000" style:writing-mode="lr-tb"/>
    </style:style>
    <style:style style:name="Tabla8.A6" style:family="table-cell">
      <style:table-cell-properties style:vertical-align="top" fo:padding="0cm" fo:border-left="0.5pt solid #000000" fo:border-right="none" fo:border-top="none" fo:border-bottom="0.5pt solid #000000" style:writing-mode="lr-tb"/>
    </style:style>
    <style:style style:name="Tabla8.B6" style:family="table-cell">
      <style:table-cell-properties style:vertical-align="top" fo:padding="0cm" fo:border-left="0.5pt solid #000000" fo:border-right="none" fo:border-top="none" fo:border-bottom="0.5pt solid #000000" style:writing-mode="lr-tb"/>
    </style:style>
    <style:style style:name="Tabla8.C6" style:family="table-cell">
      <style:table-cell-properties style:vertical-align="top" fo:padding="0cm" fo:border-left="0.5pt solid #000000" fo:border-right="0.5pt solid #000000" fo:border-top="none" fo:border-bottom="0.5pt solid #000000" style:writing-mode="lr-tb"/>
    </style:style>
    <style:style style:name="Tabla8.7" style:family="table-row">
      <style:table-row-properties style:row-height="1.102cm" fo:keep-together="auto"/>
    </style:style>
    <style:style style:name="Tabla8.A7" style:family="table-cell">
      <style:table-cell-properties style:vertical-align="top" fo:padding="0cm" fo:border-left="0.5pt solid #000000" fo:border-right="none" fo:border-top="none" fo:border-bottom="0.5pt solid #000000" style:writing-mode="lr-tb"/>
    </style:style>
    <style:style style:name="Tabla8.B7" style:family="table-cell">
      <style:table-cell-properties style:vertical-align="top" fo:padding="0cm" fo:border-left="0.5pt solid #000000" fo:border-right="none" fo:border-top="none" fo:border-bottom="0.5pt solid #000000" style:writing-mode="lr-tb"/>
    </style:style>
    <style:style style:name="Tabla8.C7" style:family="table-cell">
      <style:table-cell-properties style:vertical-align="top" fo:padding="0cm" fo:border-left="0.5pt solid #000000" fo:border-right="0.5pt solid #000000" fo:border-top="none" fo:border-bottom="0.5pt solid #000000" style:writing-mode="lr-tb"/>
    </style:style>
    <style:style style:name="Tabla10" style:family="table">
      <style:table-properties style:width="17.528cm" fo:margin-left="0.164cm" table:align="left" style:writing-mode="lr-tb"/>
    </style:style>
    <style:style style:name="Tabla10.A" style:family="table-column">
      <style:table-column-properties style:column-width="10.329cm"/>
    </style:style>
    <style:style style:name="Tabla10.B" style:family="table-column">
      <style:table-column-properties style:column-width="3.81cm"/>
    </style:style>
    <style:style style:name="Tabla10.C" style:family="table-column">
      <style:table-column-properties style:column-width="3.388cm"/>
    </style:style>
    <style:style style:name="Tabla10.1" style:family="table-row">
      <style:table-row-properties style:row-height="1.304cm" fo:keep-together="auto"/>
    </style:style>
    <style:style style:name="Tabla10.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10.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10.C1" style:family="table-cell">
      <style:table-cell-properties style:vertical-align="top" fo:background-color="#f1f1f1" fo:padding="0cm" fo:border="0.5pt solid #000000" style:writing-mode="lr-tb">
        <style:background-image/>
      </style:table-cell-properties>
    </style:style>
    <style:style style:name="Tabla10.2" style:family="table-row">
      <style:table-row-properties style:row-height="1.125cm" fo:keep-together="auto"/>
    </style:style>
    <style:style style:name="Tabla10.A2" style:family="table-cell">
      <style:table-cell-properties style:vertical-align="top" fo:padding="0cm" fo:border-left="0.5pt solid #000000" fo:border-right="none" fo:border-top="0.5pt solid #000000" fo:border-bottom="0.5pt solid #000000" style:writing-mode="lr-tb"/>
    </style:style>
    <style:style style:name="Tabla10.B2" style:family="table-cell">
      <style:table-cell-properties style:vertical-align="top" fo:padding="0cm" fo:border-left="0.5pt solid #000000" fo:border-right="none" fo:border-top="0.5pt solid #000000" fo:border-bottom="0.5pt solid #000000" style:writing-mode="lr-tb"/>
    </style:style>
    <style:style style:name="Tabla10.C2" style:family="table-cell">
      <style:table-cell-properties style:vertical-align="top" fo:padding="0cm" fo:border="0.5pt solid #000000" style:writing-mode="lr-tb"/>
    </style:style>
    <style:style style:name="Tabla10.3" style:family="table-row">
      <style:table-row-properties style:row-height="1.203cm" fo:keep-together="auto"/>
    </style:style>
    <style:style style:name="Tabla10.A3" style:family="table-cell">
      <style:table-cell-properties style:vertical-align="top" fo:padding="0cm" fo:border-left="0.5pt solid #000000" fo:border-right="none" fo:border-top="0.5pt solid #000000" fo:border-bottom="0.5pt solid #000000" style:writing-mode="lr-tb"/>
    </style:style>
    <style:style style:name="Tabla10.B3" style:family="table-cell">
      <style:table-cell-properties style:vertical-align="top" fo:padding="0cm" fo:border-left="0.5pt solid #000000" fo:border-right="none" fo:border-top="0.5pt solid #000000" fo:border-bottom="0.5pt solid #000000" style:writing-mode="lr-tb"/>
    </style:style>
    <style:style style:name="Tabla10.C3" style:family="table-cell">
      <style:table-cell-properties style:vertical-align="top" fo:padding="0cm" fo:border="0.5pt solid #000000" style:writing-mode="lr-tb"/>
    </style:style>
    <style:style style:name="Tabla10.A4" style:family="table-cell">
      <style:table-cell-properties style:vertical-align="top" fo:padding="0cm" fo:border-left="0.5pt solid #000000" fo:border-right="none" fo:border-top="0.5pt solid #000000" fo:border-bottom="0.5pt solid #000000" style:writing-mode="lr-tb"/>
    </style:style>
    <style:style style:name="Tabla10.B4" style:family="table-cell">
      <style:table-cell-properties style:vertical-align="top" fo:padding="0cm" fo:border-left="0.5pt solid #000000" fo:border-right="none" fo:border-top="0.5pt solid #000000" fo:border-bottom="0.5pt solid #000000" style:writing-mode="lr-tb"/>
    </style:style>
    <style:style style:name="Tabla10.C4" style:family="table-cell">
      <style:table-cell-properties style:vertical-align="top" fo:padding="0cm" fo:border="0.5pt solid #000000" style:writing-mode="lr-tb"/>
    </style:style>
    <style:style style:name="Tabla10.5" style:family="table-row">
      <style:table-row-properties style:row-height="1.118cm" fo:keep-together="auto"/>
    </style:style>
    <style:style style:name="Tabla10.A5" style:family="table-cell">
      <style:table-cell-properties style:vertical-align="top" fo:padding="0cm" fo:border-left="0.5pt solid #000000" fo:border-right="none" fo:border-top="0.5pt solid #000000" fo:border-bottom="0.5pt solid #000000" style:writing-mode="lr-tb"/>
    </style:style>
    <style:style style:name="Tabla10.B5" style:family="table-cell">
      <style:table-cell-properties style:vertical-align="top" fo:padding="0cm" fo:border-left="0.5pt solid #000000" fo:border-right="none" fo:border-top="0.5pt solid #000000" fo:border-bottom="0.5pt solid #000000" style:writing-mode="lr-tb"/>
    </style:style>
    <style:style style:name="Tabla10.C5" style:family="table-cell">
      <style:table-cell-properties style:vertical-align="top" fo:padding="0cm" fo:border="0.5pt solid #000000" style:writing-mode="lr-tb"/>
    </style:style>
    <style:style style:name="Tabla10.6" style:family="table-row">
      <style:table-row-properties style:row-height="0.635cm" fo:keep-together="auto"/>
    </style:style>
    <style:style style:name="Tabla10.A6" style:family="table-cell">
      <style:table-cell-properties style:vertical-align="top" fo:padding="0cm" fo:border-left="0.5pt solid #000000" fo:border-right="none" fo:border-top="0.5pt solid #000000" fo:border-bottom="0.5pt solid #000000" style:writing-mode="lr-tb"/>
    </style:style>
    <style:style style:name="Tabla10.B6" style:family="table-cell">
      <style:table-cell-properties style:vertical-align="top" fo:padding="0cm" fo:border-left="0.5pt solid #000000" fo:border-right="none" fo:border-top="0.5pt solid #000000" fo:border-bottom="0.5pt solid #000000" style:writing-mode="lr-tb"/>
    </style:style>
    <style:style style:name="Tabla10.C6" style:family="table-cell">
      <style:table-cell-properties style:vertical-align="top" fo:padding="0cm" fo:border="0.5pt solid #000000" style:writing-mode="lr-tb"/>
    </style:style>
    <style:style style:name="Tabla10.7" style:family="table-row">
      <style:table-row-properties style:row-height="1.609cm" fo:keep-together="auto"/>
    </style:style>
    <style:style style:name="Tabla10.A7" style:family="table-cell">
      <style:table-cell-properties style:vertical-align="top" fo:padding="0cm" fo:border-left="0.5pt solid #000000" fo:border-right="none" fo:border-top="0.5pt solid #000000" fo:border-bottom="0.5pt solid #000000" style:writing-mode="lr-tb"/>
    </style:style>
    <style:style style:name="Tabla10.B7" style:family="table-cell">
      <style:table-cell-properties style:vertical-align="top" fo:padding="0cm" fo:border-left="0.5pt solid #000000" fo:border-right="none" fo:border-top="0.5pt solid #000000" fo:border-bottom="0.5pt solid #000000" style:writing-mode="lr-tb"/>
    </style:style>
    <style:style style:name="Tabla10.C7" style:family="table-cell">
      <style:table-cell-properties style:vertical-align="top" fo:padding="0cm" fo:border="0.5pt solid #000000" style:writing-mode="lr-tb"/>
    </style:style>
    <style:style style:name="Tabla10.A8" style:family="table-cell">
      <style:table-cell-properties style:vertical-align="top" fo:padding="0cm" fo:border-left="0.5pt solid #000000" fo:border-right="none" fo:border-top="0.5pt solid #000000" fo:border-bottom="0.5pt solid #000000" style:writing-mode="lr-tb"/>
    </style:style>
    <style:style style:name="Tabla10.B8" style:family="table-cell">
      <style:table-cell-properties style:vertical-align="top" fo:padding="0cm" fo:border-left="0.5pt solid #000000" fo:border-right="none" fo:border-top="0.5pt solid #000000" fo:border-bottom="0.5pt solid #000000" style:writing-mode="lr-tb"/>
    </style:style>
    <style:style style:name="Tabla10.C8" style:family="table-cell">
      <style:table-cell-properties style:vertical-align="top" fo:padding="0cm" fo:border="0.5pt solid #000000" style:writing-mode="lr-tb"/>
    </style:style>
    <style:style style:name="Tabla11" style:family="table">
      <style:table-properties style:width="17.528cm" fo:margin-left="0.164cm" table:align="left" style:writing-mode="lr-tb"/>
    </style:style>
    <style:style style:name="Tabla11.A" style:family="table-column">
      <style:table-column-properties style:column-width="10.329cm"/>
    </style:style>
    <style:style style:name="Tabla11.B" style:family="table-column">
      <style:table-column-properties style:column-width="3.81cm"/>
    </style:style>
    <style:style style:name="Tabla11.C" style:family="table-column">
      <style:table-column-properties style:column-width="3.388cm"/>
    </style:style>
    <style:style style:name="Tabla11.1" style:family="table-row">
      <style:table-row-properties style:row-height="1.312cm" fo:keep-together="auto"/>
    </style:style>
    <style:style style:name="Tabla11.A1" style:family="table-cell">
      <style:table-cell-properties style:vertical-align="top" fo:background-color="#ccfefe" fo:padding="0cm" fo:border-left="0.5pt solid #000000" fo:border-right="none" fo:border-top="0.5pt solid #000000" fo:border-bottom="0.5pt solid #000000" style:writing-mode="lr-tb">
        <style:background-image/>
      </style:table-cell-properties>
    </style:style>
    <style:style style:name="Tabla11.B1" style:family="table-cell">
      <style:table-cell-properties style:vertical-align="top" fo:background-color="#f1f1f1" fo:padding="0cm" fo:border-left="0.5pt solid #000000" fo:border-right="none" fo:border-top="0.5pt solid #000000" fo:border-bottom="0.5pt solid #000000" style:writing-mode="lr-tb">
        <style:background-image/>
      </style:table-cell-properties>
    </style:style>
    <style:style style:name="Tabla11.C1" style:family="table-cell">
      <style:table-cell-properties style:vertical-align="top" fo:background-color="#f1f1f1" fo:padding="0cm" fo:border="0.5pt solid #000000" style:writing-mode="lr-tb">
        <style:background-image/>
      </style:table-cell-properties>
    </style:style>
    <style:style style:name="Tabla11.2" style:family="table-row">
      <style:table-row-properties style:row-height="1.118cm" fo:keep-together="auto"/>
    </style:style>
    <style:style style:name="Tabla11.A2" style:family="table-cell">
      <style:table-cell-properties style:vertical-align="top" fo:padding="0cm" fo:border-left="0.5pt solid #000000" fo:border-right="none" fo:border-top="0.5pt solid #000000" fo:border-bottom="0.5pt solid #000000" style:writing-mode="lr-tb"/>
    </style:style>
    <style:style style:name="Tabla11.B2" style:family="table-cell">
      <style:table-cell-properties style:vertical-align="top" fo:padding="0cm" fo:border-left="0.5pt solid #000000" fo:border-right="none" fo:border-top="0.5pt solid #000000" fo:border-bottom="0.5pt solid #000000" style:writing-mode="lr-tb"/>
    </style:style>
    <style:style style:name="Tabla11.C2" style:family="table-cell">
      <style:table-cell-properties style:vertical-align="top" fo:padding="0cm" fo:border="0.5pt solid #000000" style:writing-mode="lr-tb"/>
    </style:style>
    <style:style style:name="Tabla11.3" style:family="table-row">
      <style:table-row-properties style:row-height="1.125cm" fo:keep-together="auto"/>
    </style:style>
    <style:style style:name="Tabla11.A3" style:family="table-cell">
      <style:table-cell-properties style:vertical-align="top" fo:padding="0cm" fo:border-left="0.5pt solid #000000" fo:border-right="none" fo:border-top="0.5pt solid #000000" fo:border-bottom="0.5pt solid #000000" style:writing-mode="lr-tb"/>
    </style:style>
    <style:style style:name="Tabla11.B3" style:family="table-cell">
      <style:table-cell-properties style:vertical-align="top" fo:padding="0cm" fo:border-left="0.5pt solid #000000" fo:border-right="none" fo:border-top="0.5pt solid #000000" fo:border-bottom="0.5pt solid #000000" style:writing-mode="lr-tb"/>
    </style:style>
    <style:style style:name="Tabla11.C3" style:family="table-cell">
      <style:table-cell-properties style:vertical-align="top" fo:padding="0cm" fo:border="0.5pt solid #000000" style:writing-mode="lr-tb"/>
    </style:style>
    <style:style style:name="Tabla11.A4" style:family="table-cell">
      <style:table-cell-properties style:vertical-align="top" fo:padding="0cm" fo:border-left="0.5pt solid #000000" fo:border-right="none" fo:border-top="0.5pt solid #000000" fo:border-bottom="0.5pt solid #000000" style:writing-mode="lr-tb"/>
    </style:style>
    <style:style style:name="Tabla11.B4" style:family="table-cell">
      <style:table-cell-properties style:vertical-align="top" fo:padding="0cm" fo:border-left="0.5pt solid #000000" fo:border-right="none" fo:border-top="0.5pt solid #000000" fo:border-bottom="0.5pt solid #000000" style:writing-mode="lr-tb"/>
    </style:style>
    <style:style style:name="Tabla11.C4" style:family="table-cell">
      <style:table-cell-properties style:vertical-align="top" fo:padding="0cm" fo:border="0.5pt solid #000000" style:writing-mode="lr-tb"/>
    </style:style>
    <style:style style:name="Tabla11.A5" style:family="table-cell">
      <style:table-cell-properties style:vertical-align="top" fo:padding="0cm" fo:border-left="0.5pt solid #000000" fo:border-right="none" fo:border-top="0.5pt solid #000000" fo:border-bottom="0.5pt solid #000000" style:writing-mode="lr-tb"/>
    </style:style>
    <style:style style:name="Tabla11.B5" style:family="table-cell">
      <style:table-cell-properties style:vertical-align="top" fo:padding="0cm" fo:border-left="0.5pt solid #000000" fo:border-right="none" fo:border-top="0.5pt solid #000000" fo:border-bottom="0.5pt solid #000000" style:writing-mode="lr-tb"/>
    </style:style>
    <style:style style:name="Tabla11.C5" style:family="table-cell">
      <style:table-cell-properties style:vertical-align="top" fo:padding="0cm" fo:border="0.5pt solid #000000" style:writing-mode="lr-tb"/>
    </style:style>
    <style:style style:name="Tabla11.6" style:family="table-row">
      <style:table-row-properties style:row-height="0.635cm" fo:keep-together="auto"/>
    </style:style>
    <style:style style:name="Tabla11.A6" style:family="table-cell">
      <style:table-cell-properties style:vertical-align="top" fo:padding="0cm" fo:border-left="0.5pt solid #000000" fo:border-right="none" fo:border-top="0.5pt solid #000000" fo:border-bottom="0.5pt solid #000000" style:writing-mode="lr-tb"/>
    </style:style>
    <style:style style:name="Tabla11.B6" style:family="table-cell">
      <style:table-cell-properties style:vertical-align="top" fo:padding="0cm" fo:border-left="0.5pt solid #000000" fo:border-right="none" fo:border-top="0.5pt solid #000000" fo:border-bottom="0.5pt solid #000000" style:writing-mode="lr-tb"/>
    </style:style>
    <style:style style:name="Tabla11.C6" style:family="table-cell">
      <style:table-cell-properties style:vertical-align="top" fo:padding="0cm" fo:border="0.5pt solid #000000" style:writing-mode="lr-tb"/>
    </style:style>
    <style:style style:name="Tabla11.7" style:family="table-row">
      <style:table-row-properties style:row-height="1.609cm" fo:keep-together="auto"/>
    </style:style>
    <style:style style:name="Tabla11.A7" style:family="table-cell">
      <style:table-cell-properties style:vertical-align="top" fo:padding="0cm" fo:border-left="0.5pt solid #000000" fo:border-right="none" fo:border-top="0.5pt solid #000000" fo:border-bottom="0.5pt solid #000000" style:writing-mode="lr-tb"/>
    </style:style>
    <style:style style:name="Tabla11.B7" style:family="table-cell">
      <style:table-cell-properties style:vertical-align="top" fo:padding="0cm" fo:border-left="0.5pt solid #000000" fo:border-right="none" fo:border-top="0.5pt solid #000000" fo:border-bottom="0.5pt solid #000000" style:writing-mode="lr-tb"/>
    </style:style>
    <style:style style:name="Tabla11.C7" style:family="table-cell">
      <style:table-cell-properties style:vertical-align="top" fo:padding="0cm" fo:border="0.5pt solid #000000" style:writing-mode="lr-tb"/>
    </style:style>
    <style:style style:name="Tabla11.8" style:family="table-row">
      <style:table-row-properties style:row-height="2.064cm" fo:keep-together="auto"/>
    </style:style>
    <style:style style:name="Tabla11.A8" style:family="table-cell">
      <style:table-cell-properties style:vertical-align="top" fo:padding="0cm" fo:border-left="0.5pt solid #000000" fo:border-right="none" fo:border-top="0.5pt solid #000000" fo:border-bottom="0.5pt solid #000000" style:writing-mode="lr-tb"/>
    </style:style>
    <style:style style:name="Tabla11.B8" style:family="table-cell">
      <style:table-cell-properties style:vertical-align="top" fo:padding="0cm" fo:border-left="0.5pt solid #000000" fo:border-right="none" fo:border-top="0.5pt solid #000000" fo:border-bottom="0.5pt solid #000000" style:writing-mode="lr-tb"/>
    </style:style>
    <style:style style:name="Tabla11.C8" style:family="table-cell">
      <style:table-cell-properties style:vertical-align="top" fo:padding="0cm" fo:border="0.5pt solid #000000" style:writing-mode="lr-tb"/>
    </style:style>
    <style:style style:name="Tabla11.9" style:family="table-row">
      <style:table-row-properties style:row-height="1.191cm" fo:keep-together="auto"/>
    </style:style>
    <style:style style:name="Tabla11.A9" style:family="table-cell">
      <style:table-cell-properties style:vertical-align="top" fo:padding="0cm" fo:border-left="0.5pt solid #000000" fo:border-right="none" fo:border-top="none" fo:border-bottom="0.5pt solid #000000" style:writing-mode="lr-tb"/>
    </style:style>
    <style:style style:name="Tabla11.B9" style:family="table-cell">
      <style:table-cell-properties style:vertical-align="top" fo:padding="0cm" fo:border-left="0.5pt solid #000000" fo:border-right="none" fo:border-top="none" fo:border-bottom="0.5pt solid #000000" style:writing-mode="lr-tb"/>
    </style:style>
    <style:style style:name="Tabla11.C9" style:family="table-cell">
      <style:table-cell-properties style:vertical-align="top" fo:padding="0cm" fo:border-left="0.5pt solid #000000" fo:border-right="0.5pt solid #000000" fo:border-top="none" fo:border-bottom="0.5pt solid #000000" style:writing-mode="lr-tb"/>
    </style:style>
    <style:style style:name="Tabla13" style:family="table">
      <style:table-properties style:width="17.339cm" fo:margin-left="0.191cm" table:align="left" style:writing-mode="lr-tb"/>
    </style:style>
    <style:style style:name="Tabla13.A" style:family="table-column">
      <style:table-column-properties style:column-width="17.339cm"/>
    </style:style>
    <style:style style:name="Tabla13.1" style:family="table-row">
      <style:table-row-properties style:row-height="0.508cm" fo:keep-together="auto"/>
    </style:style>
    <style:style style:name="Tabla13.A1" style:family="table-cell">
      <style:table-cell-properties style:vertical-align="top" fo:background-color="#fecb98" fo:padding="0cm" fo:border="0.5pt solid #000000" style:writing-mode="lr-tb">
        <style:background-image/>
      </style:table-cell-properties>
    </style:style>
    <style:style style:name="Tabla13.2" style:family="table-row">
      <style:table-row-properties style:row-height="0.499cm" fo:keep-together="auto"/>
    </style:style>
    <style:style style:name="Tabla13.A2" style:family="table-cell">
      <style:table-cell-properties style:vertical-align="top" fo:background-color="#feff98" fo:padding="0cm" fo:border="0.5pt solid #000000" style:writing-mode="lr-tb">
        <style:background-image/>
      </style:table-cell-properties>
    </style:style>
    <style:style style:name="Tabla13.A3" style:family="table-cell">
      <style:table-cell-properties style:vertical-align="top" fo:padding="0cm" fo:border="0.5pt solid #000000" style:writing-mode="lr-tb"/>
    </style:style>
    <style:style style:name="Tabla13.4" style:family="table-row">
      <style:table-row-properties style:row-height="8.592cm" fo:keep-together="auto"/>
    </style:style>
    <style:style style:name="Tabla13.A4" style:family="table-cell">
      <style:table-cell-properties style:vertical-align="top" fo:padding="0cm" fo:border="0.5pt solid #000000" style:writing-mode="lr-tb"/>
    </style:style>
    <style:style style:name="Tabla13.A5" style:family="table-cell">
      <style:table-cell-properties style:vertical-align="top" fo:padding="0cm" fo:border="0.5pt solid #000000" style:writing-mode="lr-tb"/>
    </style:style>
    <style:style style:name="Tabla13.6" style:family="table-row">
      <style:table-row-properties style:row-height="4.581cm" fo:keep-together="auto"/>
    </style:style>
    <style:style style:name="Tabla13.A6" style:family="table-cell">
      <style:table-cell-properties style:vertical-align="top" fo:padding="0cm" fo:border="0.5pt solid #000000" style:writing-mode="lr-tb"/>
    </style:style>
    <style:style style:name="Tabla13.7" style:family="table-row">
      <style:table-row-properties style:row-height="0.504cm" fo:keep-together="auto"/>
    </style:style>
    <style:style style:name="Tabla13.A8" style:family="table-cell">
      <style:table-cell-properties style:vertical-align="top" fo:padding="0cm" fo:border="0.5pt solid #000000" style:writing-mode="lr-tb"/>
    </style:style>
    <style:style style:name="Tabla13.9" style:family="table-row">
      <style:table-row-properties style:row-height="7.911cm" fo:keep-together="auto"/>
    </style:style>
    <style:style style:name="Tabla13.A9" style:family="table-cell">
      <style:table-cell-properties style:vertical-align="top" fo:padding="0cm" fo:border="0.5pt solid #000000" style:writing-mode="lr-tb"/>
    </style:style>
    <style:style style:name="Tabla13.A10" style:family="table-cell">
      <style:table-cell-properties style:vertical-align="top" fo:background-color="#ccfecb" fo:padding="0cm" fo:border="0.5pt solid #000000" style:writing-mode="lr-tb">
        <style:background-image/>
      </style:table-cell-properties>
    </style:style>
    <style:style style:name="Tabla13.11" style:family="table-row">
      <style:table-row-properties style:row-height="6.297cm" fo:keep-together="auto"/>
    </style:style>
    <style:style style:name="Tabla13.A11" style:family="table-cell">
      <style:table-cell-properties style:vertical-align="top" fo:padding="0cm" fo:border="0.5pt solid #000000" style:writing-mode="lr-tb"/>
    </style:style>
    <style:style style:name="Tabla14" style:family="table">
      <style:table-properties style:width="17.339cm" fo:margin-left="0.191cm" table:align="left" style:writing-mode="lr-tb"/>
    </style:style>
    <style:style style:name="Tabla14.A" style:family="table-column">
      <style:table-column-properties style:column-width="17.339cm"/>
    </style:style>
    <style:style style:name="Tabla14.1" style:family="table-row">
      <style:table-row-properties style:row-height="0.508cm" fo:keep-together="auto"/>
    </style:style>
    <style:style style:name="Tabla14.A1" style:family="table-cell">
      <style:table-cell-properties style:vertical-align="top" fo:background-color="#fecb98" fo:padding="0cm" fo:border="0.5pt solid #000000" style:writing-mode="lr-tb">
        <style:background-image/>
      </style:table-cell-properties>
    </style:style>
    <style:style style:name="Tabla14.2" style:family="table-row">
      <style:table-row-properties style:row-height="0.499cm" fo:keep-together="auto"/>
    </style:style>
    <style:style style:name="Tabla14.A2" style:family="table-cell">
      <style:table-cell-properties style:vertical-align="top" fo:background-color="#feff98" fo:padding="0cm" fo:border="0.5pt solid #000000" style:writing-mode="lr-tb">
        <style:background-image/>
      </style:table-cell-properties>
    </style:style>
    <style:style style:name="Tabla14.A3" style:family="table-cell">
      <style:table-cell-properties style:vertical-align="top" fo:padding="0cm" fo:border="0.5pt solid #000000" style:writing-mode="lr-tb"/>
    </style:style>
    <style:style style:name="Tabla14.4" style:family="table-row">
      <style:table-row-properties style:row-height="12.296cm" fo:keep-together="auto"/>
    </style:style>
    <style:style style:name="Tabla14.A4" style:family="table-cell">
      <style:table-cell-properties style:vertical-align="top" fo:padding="0cm" fo:border="0.5pt solid #000000" style:writing-mode="lr-tb"/>
    </style:style>
    <style:style style:name="Tabla14.A5" style:family="table-cell">
      <style:table-cell-properties style:vertical-align="top" fo:padding="0cm" fo:border="0.5pt solid #000000" style:writing-mode="lr-tb"/>
    </style:style>
    <style:style style:name="Tabla14.6" style:family="table-row">
      <style:table-row-properties style:row-height="4.792cm" fo:keep-together="auto"/>
    </style:style>
    <style:style style:name="Tabla14.A6" style:family="table-cell">
      <style:table-cell-properties style:vertical-align="top" fo:padding="0cm" fo:border="0.5pt solid #000000" style:writing-mode="lr-tb"/>
    </style:style>
    <style:style style:name="Tabla14.A8" style:family="table-cell">
      <style:table-cell-properties style:vertical-align="top" fo:padding="0cm" fo:border="0.5pt solid #000000" style:writing-mode="lr-tb"/>
    </style:style>
    <style:style style:name="Tabla14.9" style:family="table-row">
      <style:table-row-properties style:row-height="5.106cm" fo:keep-together="auto"/>
    </style:style>
    <style:style style:name="Tabla14.A9" style:family="table-cell">
      <style:table-cell-properties style:vertical-align="top" fo:padding="0cm" fo:border="0.5pt solid #000000" style:writing-mode="lr-tb"/>
    </style:style>
    <style:style style:name="Tabla14.A10" style:family="table-cell">
      <style:table-cell-properties style:vertical-align="top" fo:background-color="#ccfecb" fo:padding="0cm" fo:border="0.5pt solid #000000" style:writing-mode="lr-tb">
        <style:background-image/>
      </style:table-cell-properties>
    </style:style>
    <style:style style:name="Tabla14.11" style:family="table-row">
      <style:table-row-properties style:row-height="9.102cm" fo:keep-together="auto"/>
    </style:style>
    <style:style style:name="Tabla14.A11" style:family="table-cell">
      <style:table-cell-properties style:vertical-align="top" fo:padding="0cm" fo:border="0.5pt solid #000000" style:writing-mode="lr-tb"/>
    </style:style>
    <style:style style:name="Tabla15" style:family="table">
      <style:table-properties style:width="17.339cm" fo:margin-left="0.191cm" table:align="left" style:writing-mode="lr-tb"/>
    </style:style>
    <style:style style:name="Tabla15.A" style:family="table-column">
      <style:table-column-properties style:column-width="17.339cm"/>
    </style:style>
    <style:style style:name="Tabla15.1" style:family="table-row">
      <style:table-row-properties style:row-height="0.503cm" fo:keep-together="auto"/>
    </style:style>
    <style:style style:name="Tabla15.A1" style:family="table-cell">
      <style:table-cell-properties style:vertical-align="top" fo:background-color="#fecb98" fo:padding="0cm" fo:border="0.5pt solid #000000" style:writing-mode="lr-tb">
        <style:background-image/>
      </style:table-cell-properties>
    </style:style>
    <style:style style:name="Tabla15.2" style:family="table-row">
      <style:table-row-properties style:row-height="0.504cm" fo:keep-together="auto"/>
    </style:style>
    <style:style style:name="Tabla15.A2" style:family="table-cell">
      <style:table-cell-properties style:vertical-align="top" fo:background-color="#feff98" fo:padding="0cm" fo:border="0.5pt solid #000000" style:writing-mode="lr-tb">
        <style:background-image/>
      </style:table-cell-properties>
    </style:style>
    <style:style style:name="Tabla15.3" style:family="table-row">
      <style:table-row-properties style:row-height="0.508cm" fo:keep-together="auto"/>
    </style:style>
    <style:style style:name="Tabla15.A3" style:family="table-cell">
      <style:table-cell-properties style:vertical-align="top" fo:padding="0cm" fo:border="0.5pt solid #000000" style:writing-mode="lr-tb"/>
    </style:style>
    <style:style style:name="Tabla15.4" style:family="table-row">
      <style:table-row-properties style:row-height="9.491cm" fo:keep-together="auto"/>
    </style:style>
    <style:style style:name="Tabla15.A4" style:family="table-cell">
      <style:table-cell-properties style:vertical-align="top" fo:padding="0cm" fo:border="0.5pt solid #000000" style:writing-mode="lr-tb"/>
    </style:style>
    <style:style style:name="Tabla15.5" style:family="table-row">
      <style:table-row-properties style:row-height="0.499cm" fo:keep-together="auto"/>
    </style:style>
    <style:style style:name="Tabla15.A5" style:family="table-cell">
      <style:table-cell-properties style:vertical-align="top" fo:padding="0cm" fo:border="0.5pt solid #000000" style:writing-mode="lr-tb"/>
    </style:style>
    <style:style style:name="Tabla15.6" style:family="table-row">
      <style:table-row-properties style:row-height="4.105cm" fo:keep-together="auto"/>
    </style:style>
    <style:style style:name="Tabla15.A6" style:family="table-cell">
      <style:table-cell-properties style:vertical-align="top" fo:padding="0cm" fo:border="0.5pt solid #000000" style:writing-mode="lr-tb"/>
    </style:style>
    <style:style style:name="Tabla15.A8" style:family="table-cell">
      <style:table-cell-properties style:vertical-align="top" fo:padding="0cm" fo:border="0.5pt solid #000000" style:writing-mode="lr-tb"/>
    </style:style>
    <style:style style:name="Tabla15.9" style:family="table-row">
      <style:table-row-properties style:row-height="5.292cm" fo:keep-together="auto"/>
    </style:style>
    <style:style style:name="Tabla15.A9" style:family="table-cell">
      <style:table-cell-properties style:vertical-align="top" fo:padding="0cm" fo:border="0.5pt solid #000000" style:writing-mode="lr-tb"/>
    </style:style>
    <style:style style:name="Tabla15.A10" style:family="table-cell">
      <style:table-cell-properties style:vertical-align="top" fo:background-color="#ccfecb" fo:padding="0cm" fo:border="0.5pt solid #000000" style:writing-mode="lr-tb">
        <style:background-image/>
      </style:table-cell-properties>
    </style:style>
    <style:style style:name="Tabla15.11" style:family="table-row">
      <style:table-row-properties style:row-height="9.499cm" fo:keep-together="auto"/>
    </style:style>
    <style:style style:name="Tabla15.A11" style:family="table-cell">
      <style:table-cell-properties style:vertical-align="top" fo:padding="0cm" fo:border="0.5pt solid #000000" style:writing-mode="lr-tb"/>
    </style:style>
    <style:style style:name="Tabla16" style:family="table">
      <style:table-properties style:width="17.339cm" fo:margin-left="0.191cm" table:align="left" style:writing-mode="lr-tb"/>
    </style:style>
    <style:style style:name="Tabla16.A" style:family="table-column">
      <style:table-column-properties style:column-width="17.339cm"/>
    </style:style>
    <style:style style:name="Tabla16.1" style:family="table-row">
      <style:table-row-properties style:row-height="0.499cm" fo:keep-together="auto"/>
    </style:style>
    <style:style style:name="Tabla16.A1" style:family="table-cell">
      <style:table-cell-properties style:vertical-align="top" fo:background-color="#fecb98" fo:padding="0cm" fo:border="0.5pt solid #000000" style:writing-mode="lr-tb">
        <style:background-image/>
      </style:table-cell-properties>
    </style:style>
    <style:style style:name="Tabla16.2" style:family="table-row">
      <style:table-row-properties style:row-height="0.508cm" fo:keep-together="auto"/>
    </style:style>
    <style:style style:name="Tabla16.A2" style:family="table-cell">
      <style:table-cell-properties style:vertical-align="top" fo:background-color="#feff98" fo:padding="0cm" fo:border="0.5pt solid #000000" style:writing-mode="lr-tb">
        <style:background-image/>
      </style:table-cell-properties>
    </style:style>
    <style:style style:name="Tabla16.A3" style:family="table-cell">
      <style:table-cell-properties style:vertical-align="top" fo:padding="0cm" fo:border="0.5pt solid #000000" style:writing-mode="lr-tb"/>
    </style:style>
    <style:style style:name="Tabla16.4" style:family="table-row">
      <style:table-row-properties style:row-height="9.686cm" fo:keep-together="auto"/>
    </style:style>
    <style:style style:name="Tabla16.A4" style:family="table-cell">
      <style:table-cell-properties style:vertical-align="top" fo:padding="0cm" fo:border="0.5pt solid #000000" style:writing-mode="lr-tb"/>
    </style:style>
    <style:style style:name="Tabla16.A5" style:family="table-cell">
      <style:table-cell-properties style:vertical-align="top" fo:padding="0cm" fo:border="0.5pt solid #000000" style:writing-mode="lr-tb"/>
    </style:style>
    <style:style style:name="Tabla16.6" style:family="table-row">
      <style:table-row-properties style:row-height="4.607cm" fo:keep-together="auto"/>
    </style:style>
    <style:style style:name="Tabla16.A6" style:family="table-cell">
      <style:table-cell-properties style:vertical-align="top" fo:padding="0cm" fo:border="0.5pt solid #000000" style:writing-mode="lr-tb"/>
    </style:style>
    <style:style style:name="Tabla16.A8" style:family="table-cell">
      <style:table-cell-properties style:vertical-align="top" fo:padding="0cm" fo:border="0.5pt solid #000000" style:writing-mode="lr-tb"/>
    </style:style>
    <style:style style:name="Tabla16.9" style:family="table-row">
      <style:table-row-properties style:row-height="5.502cm" fo:keep-together="auto"/>
    </style:style>
    <style:style style:name="Tabla16.A9" style:family="table-cell">
      <style:table-cell-properties style:vertical-align="top" fo:padding="0cm" fo:border="0.5pt solid #000000" style:writing-mode="lr-tb"/>
    </style:style>
    <style:style style:name="Tabla16.A10" style:family="table-cell">
      <style:table-cell-properties style:vertical-align="top" fo:background-color="#ccfecb" fo:padding="0cm" fo:border="0.5pt solid #000000" style:writing-mode="lr-tb">
        <style:background-image/>
      </style:table-cell-properties>
    </style:style>
    <style:style style:name="Tabla16.11" style:family="table-row">
      <style:table-row-properties style:row-height="9.29cm" fo:keep-together="auto"/>
    </style:style>
    <style:style style:name="Tabla16.A11" style:family="table-cell">
      <style:table-cell-properties style:vertical-align="top" fo:padding="0cm" fo:border="0.5pt solid #000000" style:writing-mode="lr-tb"/>
    </style:style>
    <style:style style:name="Tabla17" style:family="table">
      <style:table-properties style:width="17.339cm" fo:margin-left="0.191cm" table:align="left" style:writing-mode="lr-tb"/>
    </style:style>
    <style:style style:name="Tabla17.A" style:family="table-column">
      <style:table-column-properties style:column-width="17.339cm"/>
    </style:style>
    <style:style style:name="Tabla17.1" style:family="table-row">
      <style:table-row-properties style:row-height="0.508cm" fo:keep-together="auto"/>
    </style:style>
    <style:style style:name="Tabla17.A1" style:family="table-cell">
      <style:table-cell-properties style:vertical-align="top" fo:background-color="#fecb98" fo:padding="0cm" fo:border="0.5pt solid #000000" style:writing-mode="lr-tb">
        <style:background-image/>
      </style:table-cell-properties>
    </style:style>
    <style:style style:name="Tabla17.2" style:family="table-row">
      <style:table-row-properties style:row-height="0.499cm" fo:keep-together="auto"/>
    </style:style>
    <style:style style:name="Tabla17.A2" style:family="table-cell">
      <style:table-cell-properties style:vertical-align="top" fo:background-color="#feff98" fo:padding="0cm" fo:border="0.5pt solid #000000" style:writing-mode="lr-tb">
        <style:background-image/>
      </style:table-cell-properties>
    </style:style>
    <style:style style:name="Tabla17.A3" style:family="table-cell">
      <style:table-cell-properties style:vertical-align="top" fo:padding="0cm" fo:border="0.5pt solid #000000" style:writing-mode="lr-tb"/>
    </style:style>
    <style:style style:name="Tabla17.4" style:family="table-row">
      <style:table-row-properties style:row-height="7.295cm" fo:keep-together="auto"/>
    </style:style>
    <style:style style:name="Tabla17.A4" style:family="table-cell">
      <style:table-cell-properties style:vertical-align="top" fo:padding="0cm" fo:border="0.5pt solid #000000" style:writing-mode="lr-tb"/>
    </style:style>
    <style:style style:name="Tabla17.A5" style:family="table-cell">
      <style:table-cell-properties style:vertical-align="top" fo:padding="0cm" fo:border="0.5pt solid #000000" style:writing-mode="lr-tb"/>
    </style:style>
    <style:style style:name="Tabla17.6" style:family="table-row">
      <style:table-row-properties style:row-height="4.572cm" fo:keep-together="auto"/>
    </style:style>
    <style:style style:name="Tabla17.A6" style:family="table-cell">
      <style:table-cell-properties style:vertical-align="top" fo:padding="0cm" fo:border="0.5pt solid #000000" style:writing-mode="lr-tb"/>
    </style:style>
    <style:style style:name="Tabla17.A8" style:family="table-cell">
      <style:table-cell-properties style:vertical-align="top" fo:padding="0cm" fo:border="0.5pt solid #000000" style:writing-mode="lr-tb"/>
    </style:style>
    <style:style style:name="Tabla17.9" style:family="table-row">
      <style:table-row-properties style:row-height="4.893cm" fo:keep-together="auto"/>
    </style:style>
    <style:style style:name="Tabla17.A9" style:family="table-cell">
      <style:table-cell-properties style:vertical-align="top" fo:padding="0cm" fo:border="0.5pt solid #000000" style:writing-mode="lr-tb"/>
    </style:style>
    <style:style style:name="Tabla17.A10" style:family="table-cell">
      <style:table-cell-properties style:vertical-align="top" fo:background-color="#ccfecb" fo:padding="0cm" fo:border="0.5pt solid #000000" style:writing-mode="lr-tb">
        <style:background-image/>
      </style:table-cell-properties>
    </style:style>
    <style:style style:name="Tabla17.11" style:family="table-row">
      <style:table-row-properties style:row-height="5.9cm" fo:keep-together="auto"/>
    </style:style>
    <style:style style:name="Tabla17.A11" style:family="table-cell">
      <style:table-cell-properties style:vertical-align="top" fo:padding="0cm" fo:border="0.5pt solid #000000" style:writing-mode="lr-tb"/>
    </style:style>
    <style:style style:name="Tabla18" style:family="table">
      <style:table-properties style:width="17.339cm" fo:margin-left="0.191cm" table:align="left" style:writing-mode="lr-tb"/>
    </style:style>
    <style:style style:name="Tabla18.A" style:family="table-column">
      <style:table-column-properties style:column-width="17.339cm"/>
    </style:style>
    <style:style style:name="Tabla18.1" style:family="table-row">
      <style:table-row-properties style:row-height="0.503cm" fo:keep-together="auto"/>
    </style:style>
    <style:style style:name="Tabla18.A1" style:family="table-cell">
      <style:table-cell-properties style:vertical-align="top" fo:background-color="#fecb98" fo:padding="0cm" fo:border="0.5pt solid #000000" style:writing-mode="lr-tb">
        <style:background-image/>
      </style:table-cell-properties>
    </style:style>
    <style:style style:name="Tabla18.2" style:family="table-row">
      <style:table-row-properties style:row-height="0.504cm" fo:keep-together="auto"/>
    </style:style>
    <style:style style:name="Tabla18.A2" style:family="table-cell">
      <style:table-cell-properties style:vertical-align="top" fo:background-color="#feff98" fo:padding="0cm" fo:border="0.5pt solid #000000" style:writing-mode="lr-tb">
        <style:background-image/>
      </style:table-cell-properties>
    </style:style>
    <style:style style:name="Tabla18.3" style:family="table-row">
      <style:table-row-properties style:row-height="0.508cm" fo:keep-together="auto"/>
    </style:style>
    <style:style style:name="Tabla18.A3" style:family="table-cell">
      <style:table-cell-properties style:vertical-align="top" fo:padding="0cm" fo:border="0.5pt solid #000000" style:writing-mode="lr-tb"/>
    </style:style>
    <style:style style:name="Tabla18.4" style:family="table-row">
      <style:table-row-properties style:row-height="5.576cm" fo:keep-together="auto"/>
    </style:style>
    <style:style style:name="Tabla18.A4" style:family="table-cell">
      <style:table-cell-properties style:vertical-align="top" fo:padding="0cm" fo:border="0.5pt solid #000000" style:writing-mode="lr-tb"/>
    </style:style>
    <style:style style:name="Tabla18.A5" style:family="table-cell">
      <style:table-cell-properties style:vertical-align="top" fo:padding="0cm" fo:border="0.5pt solid #000000" style:writing-mode="lr-tb"/>
    </style:style>
    <style:style style:name="Tabla18.6" style:family="table-row">
      <style:table-row-properties style:row-height="4.096cm" fo:keep-together="auto"/>
    </style:style>
    <style:style style:name="Tabla18.A6" style:family="table-cell">
      <style:table-cell-properties style:vertical-align="top" fo:padding="0cm" fo:border="0.5pt solid #000000" style:writing-mode="lr-tb"/>
    </style:style>
    <style:style style:name="Tabla18.8" style:family="table-row">
      <style:table-row-properties style:row-height="0.499cm" fo:keep-together="auto"/>
    </style:style>
    <style:style style:name="Tabla18.A8" style:family="table-cell">
      <style:table-cell-properties style:vertical-align="top" fo:padding="0cm" fo:border="0.5pt solid #000000" style:writing-mode="lr-tb"/>
    </style:style>
    <style:style style:name="Tabla18.9" style:family="table-row">
      <style:table-row-properties style:row-height="6.904cm" fo:keep-together="auto"/>
    </style:style>
    <style:style style:name="Tabla18.A9" style:family="table-cell">
      <style:table-cell-properties style:vertical-align="top" fo:padding="0cm" fo:border="0.5pt solid #000000" style:writing-mode="lr-tb"/>
    </style:style>
    <style:style style:name="Tabla18.A10" style:family="table-cell">
      <style:table-cell-properties style:vertical-align="top" fo:background-color="#ccfecb" fo:padding="0cm" fo:border="0.5pt solid #000000" style:writing-mode="lr-tb">
        <style:background-image/>
      </style:table-cell-properties>
    </style:style>
    <style:style style:name="Tabla18.11" style:family="table-row">
      <style:table-row-properties style:row-height="7.911cm" fo:keep-together="auto"/>
    </style:style>
    <style:style style:name="Tabla18.A11" style:family="table-cell">
      <style:table-cell-properties style:vertical-align="top" fo:padding="0cm" fo:border="0.5pt solid #000000" style:writing-mode="lr-tb"/>
    </style:style>
    <style:style style:name="Tabla19" style:family="table">
      <style:table-properties style:width="17.339cm" fo:margin-left="0.191cm" table:align="left" style:writing-mode="lr-tb"/>
    </style:style>
    <style:style style:name="Tabla19.A" style:family="table-column">
      <style:table-column-properties style:column-width="17.339cm"/>
    </style:style>
    <style:style style:name="Tabla19.1" style:family="table-row">
      <style:table-row-properties style:row-height="0.508cm" fo:keep-together="auto"/>
    </style:style>
    <style:style style:name="Tabla19.A1" style:family="table-cell">
      <style:table-cell-properties style:vertical-align="top" fo:background-color="#fecb98" fo:padding="0cm" fo:border="0.5pt solid #000000" style:writing-mode="lr-tb">
        <style:background-image/>
      </style:table-cell-properties>
    </style:style>
    <style:style style:name="Tabla19.2" style:family="table-row">
      <style:table-row-properties style:row-height="0.499cm" fo:keep-together="auto"/>
    </style:style>
    <style:style style:name="Tabla19.A2" style:family="table-cell">
      <style:table-cell-properties style:vertical-align="top" fo:background-color="#feff98" fo:padding="0cm" fo:border="0.5pt solid #000000" style:writing-mode="lr-tb">
        <style:background-image/>
      </style:table-cell-properties>
    </style:style>
    <style:style style:name="Tabla19.A3" style:family="table-cell">
      <style:table-cell-properties style:vertical-align="top" fo:padding="0cm" fo:border="0.5pt solid #000000" style:writing-mode="lr-tb"/>
    </style:style>
    <style:style style:name="Tabla19.4" style:family="table-row">
      <style:table-row-properties style:row-height="5.973cm" fo:keep-together="auto"/>
    </style:style>
    <style:style style:name="Tabla19.A4" style:family="table-cell">
      <style:table-cell-properties style:vertical-align="top" fo:padding="0cm" fo:border="0.5pt solid #000000" style:writing-mode="lr-tb"/>
    </style:style>
    <style:style style:name="Tabla19.A5" style:family="table-cell">
      <style:table-cell-properties style:vertical-align="top" fo:padding="0cm" fo:border="0.5pt solid #000000" style:writing-mode="lr-tb"/>
    </style:style>
    <style:style style:name="Tabla19.6" style:family="table-row">
      <style:table-row-properties style:row-height="3.911cm" fo:keep-together="auto"/>
    </style:style>
    <style:style style:name="Tabla19.A6" style:family="table-cell">
      <style:table-cell-properties style:vertical-align="top" fo:padding="0cm" fo:border="0.5pt solid #000000" style:writing-mode="lr-tb"/>
    </style:style>
    <style:style style:name="Tabla19.A8" style:family="table-cell">
      <style:table-cell-properties style:vertical-align="top" fo:padding="0cm" fo:border="0.5pt solid #000000" style:writing-mode="lr-tb"/>
    </style:style>
    <style:style style:name="Tabla19.9" style:family="table-row">
      <style:table-row-properties style:row-height="5.793cm" fo:keep-together="auto"/>
    </style:style>
    <style:style style:name="Tabla19.A9" style:family="table-cell">
      <style:table-cell-properties style:vertical-align="top" fo:padding="0cm" fo:border="0.5pt solid #000000" style:writing-mode="lr-tb"/>
    </style:style>
    <style:style style:name="Tabla19.A10" style:family="table-cell">
      <style:table-cell-properties style:vertical-align="top" fo:background-color="#ccfecb" fo:padding="0cm" fo:border="0.5pt solid #000000" style:writing-mode="lr-tb">
        <style:background-image/>
      </style:table-cell-properties>
    </style:style>
    <style:style style:name="Tabla19.11" style:family="table-row">
      <style:table-row-properties style:row-height="6.509cm" fo:keep-together="auto"/>
    </style:style>
    <style:style style:name="Tabla19.A11" style:family="table-cell">
      <style:table-cell-properties style:vertical-align="top" fo:padding="0cm" fo:border="0.5pt solid #000000" style:writing-mode="lr-tb"/>
    </style:style>
    <style:style style:name="Tabla20" style:family="table">
      <style:table-properties style:width="17.339cm" fo:margin-left="0.191cm" table:align="left" style:writing-mode="lr-tb"/>
    </style:style>
    <style:style style:name="Tabla20.A" style:family="table-column">
      <style:table-column-properties style:column-width="17.339cm"/>
    </style:style>
    <style:style style:name="Tabla20.1" style:family="table-row">
      <style:table-row-properties style:row-height="0.499cm" fo:keep-together="auto"/>
    </style:style>
    <style:style style:name="Tabla20.A1" style:family="table-cell">
      <style:table-cell-properties style:vertical-align="top" fo:background-color="#fecb98" fo:padding="0cm" fo:border="0.5pt solid #000000" style:writing-mode="lr-tb">
        <style:background-image/>
      </style:table-cell-properties>
    </style:style>
    <style:style style:name="Tabla20.2" style:family="table-row">
      <style:table-row-properties style:row-height="0.508cm" fo:keep-together="auto"/>
    </style:style>
    <style:style style:name="Tabla20.A2" style:family="table-cell">
      <style:table-cell-properties style:vertical-align="top" fo:background-color="#feff98" fo:padding="0cm" fo:border="0.5pt solid #000000" style:writing-mode="lr-tb">
        <style:background-image/>
      </style:table-cell-properties>
    </style:style>
    <style:style style:name="Tabla20.A3" style:family="table-cell">
      <style:table-cell-properties style:vertical-align="top" fo:padding="0cm" fo:border="0.5pt solid #000000" style:writing-mode="lr-tb"/>
    </style:style>
    <style:style style:name="Tabla20.4" style:family="table-row">
      <style:table-row-properties style:row-height="7.886cm" fo:keep-together="auto"/>
    </style:style>
    <style:style style:name="Tabla20.A4" style:family="table-cell">
      <style:table-cell-properties style:vertical-align="top" fo:padding="0cm" fo:border="0.5pt solid #000000" style:writing-mode="lr-tb"/>
    </style:style>
    <style:style style:name="Tabla20.A5" style:family="table-cell">
      <style:table-cell-properties style:vertical-align="top" fo:padding="0cm" fo:border="0.5pt solid #000000" style:writing-mode="lr-tb"/>
    </style:style>
    <style:style style:name="Tabla20.6" style:family="table-row">
      <style:table-row-properties style:row-height="3.99cm" fo:keep-together="auto"/>
    </style:style>
    <style:style style:name="Tabla20.A6" style:family="table-cell">
      <style:table-cell-properties style:vertical-align="top" fo:padding="0cm" fo:border="0.5pt solid #000000" style:writing-mode="lr-tb"/>
    </style:style>
    <style:style style:name="Tabla20.A8" style:family="table-cell">
      <style:table-cell-properties style:vertical-align="top" fo:padding="0cm" fo:border="0.5pt solid #000000" style:writing-mode="lr-tb"/>
    </style:style>
    <style:style style:name="Tabla20.9" style:family="table-row">
      <style:table-row-properties style:row-height="6.004cm" fo:keep-together="auto"/>
    </style:style>
    <style:style style:name="Tabla20.A9" style:family="table-cell">
      <style:table-cell-properties style:vertical-align="top" fo:padding="0cm" fo:border="0.5pt solid #000000" style:writing-mode="lr-tb"/>
    </style:style>
    <style:style style:name="Tabla20.A10" style:family="table-cell">
      <style:table-cell-properties style:vertical-align="top" fo:background-color="#ccfecb" fo:padding="0cm" fo:border="0.5pt solid #000000" style:writing-mode="lr-tb">
        <style:background-image/>
      </style:table-cell-properties>
    </style:style>
    <style:style style:name="Tabla20.11" style:family="table-row">
      <style:table-row-properties style:row-height="5.609cm" fo:keep-together="auto"/>
    </style:style>
    <style:style style:name="Tabla20.A11" style:family="table-cell">
      <style:table-cell-properties style:vertical-align="top" fo:padding="0cm" fo:border="0.5pt solid #000000" style:writing-mode="lr-tb"/>
    </style:style>
    <style:style style:name="Tabla21" style:family="table">
      <style:table-properties style:width="17.339cm" fo:margin-left="0.191cm" table:align="left" style:writing-mode="lr-tb"/>
    </style:style>
    <style:style style:name="Tabla21.A" style:family="table-column">
      <style:table-column-properties style:column-width="17.339cm"/>
    </style:style>
    <style:style style:name="Tabla21.1" style:family="table-row">
      <style:table-row-properties style:row-height="0.503cm" fo:keep-together="auto"/>
    </style:style>
    <style:style style:name="Tabla21.A1" style:family="table-cell">
      <style:table-cell-properties style:vertical-align="top" fo:background-color="#fecb98" fo:padding="0cm" fo:border="0.5pt solid #000000" style:writing-mode="lr-tb">
        <style:background-image/>
      </style:table-cell-properties>
    </style:style>
    <style:style style:name="Tabla21.2" style:family="table-row">
      <style:table-row-properties style:row-height="0.504cm" fo:keep-together="auto"/>
    </style:style>
    <style:style style:name="Tabla21.A2" style:family="table-cell">
      <style:table-cell-properties style:vertical-align="top" fo:background-color="#feff98" fo:padding="0cm" fo:border="0.5pt solid #000000" style:writing-mode="lr-tb">
        <style:background-image/>
      </style:table-cell-properties>
    </style:style>
    <style:style style:name="Tabla21.3" style:family="table-row">
      <style:table-row-properties style:row-height="0.508cm" fo:keep-together="auto"/>
    </style:style>
    <style:style style:name="Tabla21.A3" style:family="table-cell">
      <style:table-cell-properties style:vertical-align="top" fo:padding="0cm" fo:border="0.5pt solid #000000" style:writing-mode="lr-tb"/>
    </style:style>
    <style:style style:name="Tabla21.4" style:family="table-row">
      <style:table-row-properties style:row-height="4.491cm" fo:keep-together="auto"/>
    </style:style>
    <style:style style:name="Tabla21.A4" style:family="table-cell">
      <style:table-cell-properties style:vertical-align="top" fo:padding="0cm" fo:border="0.5pt solid #000000" style:writing-mode="lr-tb"/>
    </style:style>
    <style:style style:name="Tabla21.5" style:family="table-row">
      <style:table-row-properties style:row-height="0.499cm" fo:keep-together="auto"/>
    </style:style>
    <style:style style:name="Tabla21.A5" style:family="table-cell">
      <style:table-cell-properties style:vertical-align="top" fo:padding="0cm" fo:border="0.5pt solid #000000" style:writing-mode="lr-tb"/>
    </style:style>
    <style:style style:name="Tabla21.6" style:family="table-row">
      <style:table-row-properties style:row-height="3.999cm" fo:keep-together="auto"/>
    </style:style>
    <style:style style:name="Tabla21.A6" style:family="table-cell">
      <style:table-cell-properties style:vertical-align="top" fo:padding="0cm" fo:border="0.5pt solid #000000" style:writing-mode="lr-tb"/>
    </style:style>
    <style:style style:name="Tabla21.A8" style:family="table-cell">
      <style:table-cell-properties style:vertical-align="top" fo:padding="0cm" fo:border="0.5pt solid #000000" style:writing-mode="lr-tb"/>
    </style:style>
    <style:style style:name="Tabla21.9" style:family="table-row">
      <style:table-row-properties style:row-height="7.38cm" fo:keep-together="auto"/>
    </style:style>
    <style:style style:name="Tabla21.A9" style:family="table-cell">
      <style:table-cell-properties style:vertical-align="top" fo:padding="0cm" fo:border="0.5pt solid #000000" style:writing-mode="lr-tb"/>
    </style:style>
    <style:style style:name="Tabla21.A10" style:family="table-cell">
      <style:table-cell-properties style:vertical-align="top" fo:background-color="#ccfecb" fo:padding="0cm" fo:border="0.5pt solid #000000" style:writing-mode="lr-tb">
        <style:background-image/>
      </style:table-cell-properties>
    </style:style>
    <style:style style:name="Tabla21.11" style:family="table-row">
      <style:table-row-properties style:row-height="6.297cm" fo:keep-together="auto"/>
    </style:style>
    <style:style style:name="Tabla21.A11" style:family="table-cell">
      <style:table-cell-properties style:vertical-align="top" fo:padding="0cm" fo:border="0.5pt solid #000000" style:writing-mode="lr-tb"/>
    </style:style>
    <style:style style:name="P1" style:family="paragraph" style:parent-style-name="Table_20_Contents">
      <style:paragraph-properties style:snap-to-layout-grid="false"/>
      <style:text-properties officeooo:paragraph-rsid="001c0399"/>
    </style:style>
    <style:style style:name="P2" style:family="paragraph" style:parent-style-name="Table_20_Contents">
      <style:paragraph-properties style:snap-to-layout-grid="false"/>
      <style:text-properties officeooo:paragraph-rsid="0038738b"/>
    </style:style>
    <style:style style:name="P3" style:family="paragraph" style:parent-style-name="Table_20_Contents">
      <style:paragraph-properties style:snap-to-layout-grid="false"/>
      <style:text-properties officeooo:paragraph-rsid="0047cc66"/>
    </style:style>
    <style:style style:name="P4"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c0399" style:font-size-asian="10pt" style:font-weight-asian="bold" style:font-name-complex="Arial" style:font-size-complex="10pt" style:font-weight-complex="bold"/>
    </style:style>
    <style:style style:name="P5"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38738b" style:font-size-asian="10pt" style:font-weight-asian="bold" style:font-name-complex="Arial" style:font-size-complex="10pt" style:font-weight-complex="bold"/>
    </style:style>
    <style:style style:name="P6"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47cc66" style:font-size-asian="10pt" style:font-weight-asian="bold" style:font-name-complex="Arial" style:font-size-complex="10pt" style:font-weight-complex="bold"/>
    </style:style>
    <style:style style:name="P7"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c0399"/>
    </style:style>
    <style:style style:name="P8"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38738b"/>
    </style:style>
    <style:style style:name="P9"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47cc66"/>
    </style:style>
    <style:style style:name="P10" style:family="paragraph" style:parent-style-name="Standard">
      <style:text-properties officeooo:paragraph-rsid="001c0399"/>
    </style:style>
    <style:style style:name="P11" style:family="paragraph" style:parent-style-name="Standard">
      <style:text-properties officeooo:paragraph-rsid="0038738b"/>
    </style:style>
    <style:style style:name="P12" style:family="paragraph" style:parent-style-name="Standard">
      <style:text-properties officeooo:paragraph-rsid="0047cc66"/>
    </style:style>
    <style:style style:name="P13" style:family="paragraph" style:parent-style-name="Footer">
      <style:paragraph-properties fo:text-align="end" style:justify-single-word="false"/>
    </style:style>
    <style:style style:name="P14" style:family="paragraph" style:parent-style-name="Text_20_body">
      <style:paragraph-properties fo:line-height="150%" fo:text-align="justify" style:justify-single-word="false" style:writing-mode="lr-tb"/>
      <style:text-properties style:font-name="Arial" fo:font-size="12pt" officeooo:paragraph-rsid="0030831e" style:font-size-asian="12pt" style:font-name-complex="Arial" style:font-size-complex="12pt"/>
    </style:style>
    <style:style style:name="P15" style:family="paragraph" style:parent-style-name="Text_20_body">
      <style:paragraph-properties fo:line-height="150%" fo:text-align="justify" style:justify-single-word="false" style:writing-mode="lr-tb"/>
      <style:text-properties style:font-name="Arial" fo:font-size="12pt" officeooo:paragraph-rsid="00498f59" style:font-size-asian="12pt" style:font-name-complex="Arial" style:font-size-complex="12pt"/>
    </style:style>
    <style:style style:name="P16" style:family="paragraph" style:parent-style-name="Text_20_body" style:list-style-name="WW8Num11">
      <style:paragraph-properties fo:margin-top="0.034cm" fo:margin-bottom="0cm" loext:contextual-spacing="false" fo:line-height="150%" fo:text-align="justify" style:justify-single-word="false" fo:orphans="0" fo:widows="0" style:text-autospace="none" style:writing-mode="lr-tb"/>
      <style:text-properties style:font-name="Arial" fo:font-size="12pt" officeooo:paragraph-rsid="0030831e" style:font-size-asian="12pt" style:font-name-complex="Arial" style:font-size-complex="12pt"/>
    </style:style>
    <style:style style:name="P17" style:family="paragraph" style:parent-style-name="Text_20_body">
      <style:paragraph-properties fo:margin-left="0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498f59" style:font-size-asian="12pt" style:font-size-complex="12pt"/>
    </style:style>
    <style:style style:name="P18" style:family="paragraph" style:parent-style-name="Text_20_body" style:master-page-name="">
      <loext:graphic-properties draw:fill="none"/>
      <style:paragraph-properties fo:margin-left="0.3cm" fo:margin-right="0cm" fo:margin-top="0cm" fo:margin-bottom="0.247cm" loext:contextual-spacing="false" fo:line-height="150%" fo:text-align="justify" style:justify-single-word="false" fo:orphans="2" fo:widows="2" fo:text-indent="0cm" style:auto-text-indent="false" style:page-number="auto" fo:background-color="transparent" style:writing-mode="lr-tb"/>
      <style:text-properties style:font-name="Arial" fo:font-size="12pt" officeooo:paragraph-rsid="0052f1db" style:font-size-asian="12pt" style:font-name-complex="Arial" style:font-size-complex="12pt"/>
    </style:style>
    <style:style style:name="P19" style:family="paragraph" style:parent-style-name="Text_20_body">
      <loext:graphic-properties draw:fill="none"/>
      <style:paragraph-properties fo:margin-left="0.3cm" fo:margin-right="0cm" fo:margin-top="0cm" fo:margin-bottom="0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Arial" fo:font-size="12pt" fo:language="es" fo:country="ES" officeooo:paragraph-rsid="006cfe2d" style:font-size-asian="12pt" style:font-name-complex="Arial" style:font-size-complex="12pt"/>
    </style:style>
    <style:style style:name="P20" style:family="paragraph" style:parent-style-name="Text_20_body">
      <loext:graphic-properties draw:fill="none"/>
      <style:paragraph-properties fo:margin-left="0.3cm" fo:margin-right="0cm" fo:margin-top="0cm" fo:margin-bottom="0.15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Arial" fo:font-size="12pt" officeooo:paragraph-rsid="006cfe2d" style:font-size-asian="12pt" style:font-size-complex="12pt"/>
    </style:style>
    <style:style style:name="P21" style:family="paragraph" style:parent-style-name="Text_20_body">
      <style:paragraph-properties fo:margin-left="0.27cm" fo:margin-right="0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52f1db" style:font-size-asian="12pt" style:font-name-complex="Arial" style:font-size-complex="12pt"/>
    </style:style>
    <style:style style:name="P22" style:family="paragraph" style:parent-style-name="Text_20_body">
      <style:paragraph-properties fo:margin-left="0.27cm" fo:margin-right="0cm" fo:margin-top="0cm" fo:margin-bottom="0cm" loext:contextual-spacing="false" fo:line-height="150%" fo:text-align="justify" style:justify-single-word="false" fo:orphans="0" fo:widows="0" fo:text-indent="0cm" style:auto-text-indent="false" style:text-autospace="none" style:writing-mode="lr-tb"/>
      <style:text-properties style:font-name="Arial" officeooo:paragraph-rsid="0052f1db"/>
    </style:style>
    <style:style style:name="P23" style:family="paragraph" style:parent-style-name="Text_20_body">
      <style:paragraph-properties fo:margin-top="0cm" fo:margin-bottom="0cm" loext:contextual-spacing="false" fo:line-height="150%" fo:text-align="justify" style:justify-single-word="false"/>
    </style:style>
    <style:style style:name="P24" style:family="paragraph" style:parent-style-name="Text_20_body">
      <loext:graphic-properties draw:fill="none"/>
      <style:paragraph-properties fo:margin-left="0cm" fo:margin-right="0cm" fo:margin-top="0cm" fo:margin-bottom="0.15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Arial" officeooo:paragraph-rsid="006cfe2d"/>
    </style:style>
    <style:style style:name="P25"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use-window-font-color="true" style:font-name="Arial" fo:font-size="12pt" fo:language="es" fo:country="ES" officeooo:paragraph-rsid="006cfe2d" style:font-name-asian="Arial" style:font-size-asian="12pt" style:language-asian="zxx" style:country-asian="none" style:font-name-complex="Arial" style:font-size-complex="12pt" style:language-complex="ar" style:country-complex="SA"/>
    </style:style>
    <style:style style:name="P26" style:family="paragraph" style:parent-style-name="Contents_20_3">
      <style:paragraph-properties fo:line-height="150%">
        <style:tab-stops>
          <style:tab-stop style:position="17.544cm" style:type="right" style:leader-style="dotted" style:leader-text="."/>
        </style:tab-stops>
      </style:paragraph-properties>
    </style:style>
    <style:style style:name="P27" style:family="paragraph" style:parent-style-name="Standard">
      <style:text-properties officeooo:paragraph-rsid="001c0399"/>
    </style:style>
    <style:style style:name="P28" style:family="paragraph" style:parent-style-name="Standard">
      <style:text-properties officeooo:paragraph-rsid="001db3d1"/>
    </style:style>
    <style:style style:name="P29" style:family="paragraph" style:parent-style-name="Standard">
      <style:text-properties officeooo:paragraph-rsid="002ae16f"/>
    </style:style>
    <style:style style:name="P30" style:family="paragraph" style:parent-style-name="Standard">
      <style:text-properties officeooo:paragraph-rsid="0047cc66"/>
    </style:style>
    <style:style style:name="P31" style:family="paragraph" style:parent-style-name="Standard">
      <style:paragraph-properties fo:line-height="150%" fo:text-align="justify" style:justify-single-word="false"/>
      <style:text-properties style:font-name="Arial"/>
    </style:style>
    <style:style style:name="P32" style:family="paragraph" style:parent-style-name="Standard">
      <style:paragraph-properties fo:line-height="150%" fo:text-align="justify" style:justify-single-word="false" style:text-autospace="none"/>
      <style:text-properties style:font-name="Arial" fo:font-size="12pt" officeooo:paragraph-rsid="006425d5" style:font-size-asian="12pt" style:font-name-complex="Arial" style:font-size-complex="12pt"/>
    </style:style>
    <style:style style:name="P33" style:family="paragraph" style:parent-style-name="Standard" style:list-style-name="L14">
      <style:paragraph-properties fo:line-height="150%" fo:text-align="justify" style:justify-single-word="false" style:text-autospace="none"/>
      <style:text-properties style:font-name="Arial" fo:font-size="12pt" officeooo:paragraph-rsid="006425d5" style:font-size-asian="12pt" style:font-name-complex="Arial" style:font-size-complex="12pt"/>
    </style:style>
    <style:style style:name="P34" style:family="paragraph" style:parent-style-name="Standard" style:list-style-name="L18">
      <style:paragraph-properties fo:line-height="150%" fo:text-align="justify" style:justify-single-word="false" style:text-autospace="none"/>
      <style:text-properties style:font-name="Arial" fo:font-size="12pt" officeooo:paragraph-rsid="006425d5" style:font-size-asian="12pt" style:font-name-complex="Arial" style:font-size-complex="12pt"/>
    </style:style>
    <style:style style:name="P35" style:family="paragraph" style:parent-style-name="Standard" style:list-style-name="L20">
      <style:paragraph-properties fo:line-height="150%" fo:text-align="justify" style:justify-single-word="false"/>
      <style:text-properties style:font-name="Arial" fo:font-size="12pt" officeooo:paragraph-rsid="006425d5" style:font-size-asian="12pt" style:font-name-complex="Arial" style:font-size-complex="12pt"/>
    </style:style>
    <style:style style:name="P36" style:family="paragraph" style:parent-style-name="Standard">
      <style:paragraph-properties fo:line-height="150%" fo:text-align="justify" style:justify-single-word="false"/>
      <style:text-properties style:font-name="Arial" fo:font-size="12pt" officeooo:paragraph-rsid="006425d5" style:font-size-asian="12pt" style:font-name-complex="Arial" style:font-size-complex="12pt"/>
    </style:style>
    <style:style style:name="P37" style:family="paragraph" style:parent-style-name="Standard" style:list-style-name="L14">
      <style:paragraph-properties fo:line-height="150%" fo:text-align="justify" style:justify-single-word="false" style:text-autospace="none"/>
      <style:text-properties style:font-name="Arial" fo:font-size="12pt" officeooo:paragraph-rsid="006425d5" style:font-size-asian="12pt" style:font-size-complex="12pt"/>
    </style:style>
    <style:style style:name="P38" style:family="paragraph" style:parent-style-name="Standard" style:list-style-name="L18">
      <style:paragraph-properties fo:line-height="150%" fo:text-align="justify" style:justify-single-word="false" style:text-autospace="none"/>
      <style:text-properties style:font-name="Arial" fo:font-size="12pt" officeooo:paragraph-rsid="006425d5" style:font-size-asian="12pt" style:font-size-complex="12pt"/>
    </style:style>
    <style:style style:name="P39" style:family="paragraph" style:parent-style-name="Standard">
      <style:paragraph-properties fo:line-height="150%" fo:text-align="justify" style:justify-single-word="false"/>
      <style:text-properties style:font-name="Arial" fo:font-size="12pt" officeooo:paragraph-rsid="006425d5" style:font-size-asian="12pt" style:font-size-complex="12pt"/>
    </style:style>
    <style:style style:name="P40" style:family="paragraph" style:parent-style-name="Standard">
      <style:paragraph-properties fo:margin-top="0cm" fo:margin-bottom="0cm" loext:contextual-spacing="false"/>
      <style:text-properties officeooo:paragraph-rsid="0018d18f"/>
    </style:style>
    <style:style style:name="P41" style:family="paragraph" style:parent-style-name="Standard">
      <style:paragraph-properties fo:margin-top="0cm" fo:margin-bottom="0cm" loext:contextual-spacing="false" fo:line-height="150%" fo:text-align="justify" style:justify-single-word="false" style:text-autospace="none"/>
      <style:text-properties style:font-name="Arial" fo:font-size="12pt" officeooo:paragraph-rsid="006425d5" style:font-size-asian="12pt" style:font-name-complex="Arial" style:font-size-complex="12pt"/>
    </style:style>
    <style:style style:name="P42" style:family="paragraph" style:parent-style-name="Standard">
      <style:paragraph-properties fo:margin-top="0cm" fo:margin-bottom="0cm" loext:contextual-spacing="false" fo:line-height="150%" fo:text-align="justify" style:justify-single-word="false"/>
      <style:text-properties style:font-name="Arial" fo:font-size="12pt" officeooo:paragraph-rsid="006425d5" style:font-size-asian="12pt" style:font-name-complex="Arial" style:font-size-complex="12pt"/>
    </style:style>
    <style:style style:name="P43" style:family="paragraph" style:parent-style-name="Standard">
      <style:paragraph-properties fo:margin-top="0cm" fo:margin-bottom="0cm" loext:contextual-spacing="false" fo:line-height="150%" fo:text-align="justify" style:justify-single-word="false" fo:orphans="0" fo:widows="0" style:text-autospace="none"/>
      <style:text-properties style:font-name="Arial" fo:font-size="10pt" style:font-size-asian="10pt" style:font-name-complex="Times New Roman" style:font-size-complex="10pt"/>
    </style:style>
    <style:style style:name="P44" style:family="paragraph" style:parent-style-name="Standard">
      <style:paragraph-properties fo:margin-top="0cm" fo:margin-bottom="0cm" loext:contextual-spacing="false" fo:line-height="150%" fo:text-align="justify" style:justify-single-word="false" fo:orphans="0" fo:widows="0" style:text-autospace="none"/>
      <style:text-properties style:font-name="Arial" fo:font-size="10pt" style:font-size-asian="10pt" style:font-name-complex="Arial" style:font-size-complex="10pt"/>
    </style:style>
    <style:style style:name="P45" style:family="paragraph" style:parent-style-name="Standard" style:list-style-name="L2">
      <style:paragraph-properties fo:margin-top="0cm" fo:margin-bottom="0cm" loext:contextual-spacing="false" fo:line-height="150%" fo:text-align="justify" style:justify-single-word="false" fo:orphans="0" fo:widows="0" style:text-autospace="none">
        <style:tab-stops>
          <style:tab-stop style:position="3.986cm"/>
        </style:tab-stops>
      </style:paragraph-properties>
      <style:text-properties style:font-name="Arial" fo:font-size="12pt" officeooo:paragraph-rsid="00418383" style:font-size-asian="12pt" style:font-name-complex="Arial" style:font-size-complex="12pt"/>
    </style:style>
    <style:style style:name="P46" style:family="paragraph" style:parent-style-name="Standard" style:list-style-name="L6">
      <style:paragraph-properties fo:margin-top="0cm" fo:margin-bottom="0cm" loext:contextual-spacing="false" fo:line-height="150%" fo:text-align="justify" style:justify-single-word="false" fo:orphans="0" fo:widows="0" style:text-autospace="none"/>
      <style:text-properties style:font-name="Arial" fo:font-size="12pt" officeooo:paragraph-rsid="004499fa" style:font-size-asian="12pt" style:font-name-complex="Arial" style:font-size-complex="12pt"/>
    </style:style>
    <style:style style:name="P47" style:family="paragraph" style:parent-style-name="Standard" style:list-style-name="L7">
      <style:paragraph-properties fo:margin-top="0cm" fo:margin-bottom="0cm" loext:contextual-spacing="false" fo:line-height="150%" fo:text-align="justify" style:justify-single-word="false" fo:orphans="0" fo:widows="0" style:text-autospace="none"/>
      <style:text-properties style:font-name="Arial" fo:font-size="12pt" officeooo:paragraph-rsid="004499fa" style:font-size-asian="12pt" style:font-name-complex="Arial" style:font-size-complex="12pt"/>
    </style:style>
    <style:style style:name="P48" style:family="paragraph" style:parent-style-name="Standard" style:list-style-name="L9">
      <style:paragraph-properties fo:margin-top="0cm" fo:margin-bottom="0cm" loext:contextual-spacing="false" fo:line-height="150%" fo:text-align="justify" style:justify-single-word="false" fo:orphans="0" fo:widows="0" style:text-autospace="none"/>
      <style:text-properties style:font-name="Arial" fo:font-size="12pt" officeooo:paragraph-rsid="004499fa" style:font-size-asian="12pt" style:font-name-complex="Arial" style:font-size-complex="12pt"/>
    </style:style>
    <style:style style:name="P49" style:family="paragraph" style:parent-style-name="Standard" style:list-style-name="L10">
      <style:paragraph-properties fo:margin-top="0cm" fo:margin-bottom="0cm" loext:contextual-spacing="false" fo:line-height="150%" fo:text-align="justify" style:justify-single-word="false" fo:orphans="0" fo:widows="0" style:text-autospace="none"/>
      <style:text-properties style:font-name="Arial" fo:font-size="12pt" officeooo:paragraph-rsid="004499fa" style:font-size-asian="12pt" style:font-name-complex="Arial" style:font-size-complex="12pt"/>
    </style:style>
    <style:style style:name="P50" style:family="paragraph" style:parent-style-name="Standard" style:list-style-name="L11">
      <style:paragraph-properties fo:margin-top="0cm" fo:margin-bottom="0cm" loext:contextual-spacing="false" fo:line-height="150%" fo:text-align="justify" style:justify-single-word="false" fo:orphans="0" fo:widows="0" style:text-autospace="none"/>
      <style:text-properties style:font-name="Arial" fo:font-size="12pt" officeooo:paragraph-rsid="004499fa" style:font-size-asian="12pt" style:font-name-complex="Arial" style:font-size-complex="12pt"/>
    </style:style>
    <style:style style:name="P51" style:family="paragraph" style:parent-style-name="Standard">
      <style:paragraph-properties fo:margin-top="0cm" fo:margin-bottom="0cm" loext:contextual-spacing="false" fo:line-height="150%" fo:text-align="justify" style:justify-single-word="false" fo:orphans="0" fo:widows="0" style:text-autospace="none"/>
      <style:text-properties style:font-name="Arial" fo:font-size="12pt" style:font-size-asian="12pt" style:font-name-complex="Arial" style:font-size-complex="12pt"/>
    </style:style>
    <style:style style:name="P52" style:family="paragraph" style:parent-style-name="Standard">
      <style:paragraph-properties fo:margin-top="0cm" fo:margin-bottom="0cm" loext:contextual-spacing="false" fo:line-height="150%" fo:text-align="justify" style:justify-single-word="false" fo:orphans="0" fo:widows="0" style:text-autospace="none"/>
      <style:text-properties style:font-name="Arial" fo:font-size="12pt" style:font-size-asian="12pt" style:font-name-complex="Times New Roman" style:font-size-complex="12pt"/>
    </style:style>
    <style:style style:name="P53" style:family="paragraph" style:parent-style-name="Standard" style:list-style-name="L2">
      <style:paragraph-properties fo:margin-top="0cm" fo:margin-bottom="0cm" loext:contextual-spacing="false" fo:line-height="150%" fo:text-align="justify" style:justify-single-word="false" fo:orphans="0" fo:widows="0" style:text-autospace="none">
        <style:tab-stops>
          <style:tab-stop style:position="3.986cm"/>
        </style:tab-stops>
      </style:paragraph-properties>
      <style:text-properties style:font-name="Arial" officeooo:paragraph-rsid="00418383"/>
    </style:style>
    <style:style style:name="P54" style:family="paragraph" style:parent-style-name="Standard" style:list-style-name="L6">
      <style:paragraph-properties fo:margin-top="0cm" fo:margin-bottom="0cm" loext:contextual-spacing="false" fo:line-height="150%" fo:text-align="justify" style:justify-single-word="false" fo:orphans="0" fo:widows="0" style:text-autospace="none"/>
      <style:text-properties style:font-name="Arial" officeooo:paragraph-rsid="004499fa"/>
    </style:style>
    <style:style style:name="P55" style:family="paragraph" style:parent-style-name="Standard" style:list-style-name="L7">
      <style:paragraph-properties fo:margin-top="0cm" fo:margin-bottom="0cm" loext:contextual-spacing="false" fo:line-height="150%" fo:text-align="justify" style:justify-single-word="false" fo:orphans="0" fo:widows="0" style:text-autospace="none"/>
      <style:text-properties style:font-name="Arial" officeooo:paragraph-rsid="004499fa"/>
    </style:style>
    <style:style style:name="P56" style:family="paragraph" style:parent-style-name="Standard" style:list-style-name="L9">
      <style:paragraph-properties fo:margin-top="0cm" fo:margin-bottom="0cm" loext:contextual-spacing="false" fo:line-height="150%" fo:text-align="justify" style:justify-single-word="false" fo:orphans="0" fo:widows="0" style:text-autospace="none"/>
      <style:text-properties style:font-name="Arial" officeooo:paragraph-rsid="004499fa"/>
    </style:style>
    <style:style style:name="P57" style:family="paragraph" style:parent-style-name="Standard" style:list-style-name="L10">
      <style:paragraph-properties fo:margin-top="0cm" fo:margin-bottom="0cm" loext:contextual-spacing="false" fo:line-height="150%" fo:text-align="justify" style:justify-single-word="false" fo:orphans="0" fo:widows="0" style:text-autospace="none"/>
      <style:text-properties style:font-name="Arial" officeooo:paragraph-rsid="004499fa"/>
    </style:style>
    <style:style style:name="P58" style:family="paragraph" style:parent-style-name="Standard" style:list-style-name="L11">
      <style:paragraph-properties fo:margin-top="0cm" fo:margin-bottom="0cm" loext:contextual-spacing="false" fo:line-height="150%" fo:text-align="justify" style:justify-single-word="false" fo:orphans="0" fo:widows="0" style:text-autospace="none"/>
      <style:text-properties style:font-name="Arial" officeooo:paragraph-rsid="004499fa"/>
    </style:style>
    <style:style style:name="P59" style:family="paragraph" style:parent-style-name="Standard">
      <style:paragraph-properties fo:margin-top="0cm" fo:margin-bottom="0cm" loext:contextual-spacing="false" fo:line-height="150%" fo:text-align="justify" style:justify-single-word="false" fo:orphans="0" fo:widows="0" style:text-autospace="none"/>
      <style:text-properties style:font-name="Arial" fo:font-size="13pt" style:font-size-asian="13pt" style:font-name-complex="Arial" style:font-size-complex="13pt"/>
    </style:style>
    <style:style style:name="P60" style:family="paragraph" style:parent-style-name="Standard">
      <style:paragraph-properties fo:margin-top="0cm" fo:margin-bottom="0cm" loext:contextual-spacing="false" fo:line-height="150%" fo:text-align="justify" style:justify-single-word="false" fo:orphans="0" fo:widows="0" style:text-autospace="none"/>
      <style:text-properties fo:color="#000000" style:font-name="Arial" fo:font-size="10pt" style:font-size-asian="10pt" style:font-name-complex="Times New Roman" style:font-size-complex="10pt"/>
    </style:style>
    <style:style style:name="P61" style:family="paragraph" style:parent-style-name="Standard">
      <style:paragraph-properties fo:margin-top="0cm" fo:margin-bottom="0cm" loext:contextual-spacing="false" fo:line-height="150%" fo:text-align="justify" style:justify-single-word="false" fo:orphans="0" fo:widows="0" style:text-autospace="none" style:snap-to-layout-grid="false"/>
      <style:text-properties fo:color="#000000" style:font-name="Arial" fo:font-size="12pt" style:font-size-asian="12pt" style:font-name-complex="Times New Roman" style:font-size-complex="12pt"/>
    </style:style>
    <style:style style:name="P62" style:family="paragraph" style:parent-style-name="Standard">
      <style:paragraph-properties fo:margin-top="0cm" fo:margin-bottom="0cm" loext:contextual-spacing="false" fo:line-height="150%" fo:text-align="justify" style:justify-single-word="false" fo:orphans="0" fo:widows="0" style:text-autospace="none"/>
      <style:text-properties fo:color="#000000" style:font-name="Arial" fo:font-size="12pt" style:font-size-asian="12pt" style:font-name-complex="Arial" style:font-size-complex="12pt"/>
    </style:style>
    <style:style style:name="P63" style:family="paragraph" style:parent-style-name="Standard">
      <style:paragraph-properties fo:margin-top="0cm" fo:margin-bottom="0cm" loext:contextual-spacing="false" fo:line-height="150%" fo:text-align="justify" style:justify-single-word="false" fo:orphans="0" fo:widows="0" style:text-autospace="none" style:snap-to-layout-grid="false"/>
      <style:text-properties fo:color="#000000" style:font-name="Arial" fo:font-size="9pt" style:font-size-asian="9pt" style:font-name-complex="Times New Roman" style:font-size-complex="9pt"/>
    </style:style>
    <style:style style:name="P64" style:family="paragraph" style:parent-style-name="Standard">
      <style:paragraph-properties fo:margin-top="0cm" fo:margin-bottom="0cm" loext:contextual-spacing="false" fo:line-height="150%" fo:text-align="justify" style:justify-single-word="false" fo:orphans="0" fo:widows="0" style:text-autospace="none" style:snap-to-layout-grid="false"/>
      <style:text-properties fo:color="#000000" style:font-name="Arial" fo:font-size="5pt" style:font-size-asian="5pt" style:font-name-complex="Times New Roman" style:font-size-complex="5pt"/>
    </style:style>
    <style:style style:name="P65" style:family="paragraph" style:parent-style-name="Standard">
      <style:paragraph-properties fo:margin-top="0cm" fo:margin-bottom="0cm" loext:contextual-spacing="false" fo:line-height="150%" fo:text-align="justify" style:justify-single-word="false" fo:orphans="0" fo:widows="0" style:text-autospace="none"/>
      <style:text-properties fo:color="#cc0000" style:font-name="Arial" fo:font-size="10pt" style:font-size-asian="10pt" style:font-name-complex="Times New Roman" style:font-size-complex="10pt"/>
    </style:style>
    <style:style style:name="P66" style:family="paragraph" style:parent-style-name="Standard" style:master-page-name="Convertir_20_15">
      <style:paragraph-properties fo:margin-top="0cm" fo:margin-bottom="0cm" loext:contextual-spacing="false" fo:line-height="150%" fo:text-align="justify" style:justify-single-word="false" fo:orphans="0" fo:widows="0" style:page-number="auto" style:text-autospace="none"/>
      <style:text-properties style:font-name="Arial" fo:font-size="13pt" style:font-size-asian="13pt" style:font-name-complex="Times New Roman" style:font-size-complex="13pt"/>
    </style:style>
    <style:style style:name="P67" style:family="paragraph" style:parent-style-name="Standard">
      <style:paragraph-properties fo:margin-top="0cm" fo:margin-bottom="0cm" loext:contextual-spacing="false" fo:line-height="150%" fo:text-align="justify" style:justify-single-word="false" style:writing-mode="lr-tb"/>
      <style:text-properties style:font-name="Arial" fo:font-size="12pt" fo:language="es" fo:country="ES" fo:font-weight="bold" officeooo:paragraph-rsid="006cfe2d" style:font-size-asian="12pt" style:font-weight-asian="bold" style:font-name-complex="Arial" style:font-size-complex="12pt" style:font-weight-complex="bold"/>
    </style:style>
    <style:style style:name="P68" style:family="paragraph" style:parent-style-name="Standard">
      <style:paragraph-properties fo:margin-top="0cm" fo:margin-bottom="0cm" loext:contextual-spacing="false" fo:line-height="150%" fo:text-align="justify" style:justify-single-word="false" fo:orphans="0" fo:widows="0" style:text-autospace="none" style:writing-mode="lr-tb"/>
      <style:text-properties fo:color="#000000" style:font-name="Arial" fo:font-size="10pt" style:font-size-asian="10pt" style:font-name-complex="Arial" style:font-size-complex="10pt"/>
    </style:style>
    <style:style style:name="P69" style:family="paragraph" style:parent-style-name="Standard">
      <style:paragraph-properties fo:margin-top="0cm" fo:margin-bottom="0cm" loext:contextual-spacing="false" fo:line-height="150%" fo:text-align="justify" style:justify-single-word="false" fo:orphans="0" fo:widows="0" style:text-autospace="none" style:writing-mode="lr-tb"/>
      <style:text-properties fo:color="#000000" style:font-name="Arial" fo:font-size="12pt" fo:font-weight="bold" style:font-size-asian="12pt" style:font-weight-asian="bold" style:font-name-complex="Arial" style:font-size-complex="12pt" style:font-weight-complex="bold"/>
    </style:style>
    <style:style style:name="P70" style:family="paragraph" style:parent-style-name="Standard" style:list-style-name="L3">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ab-stops>
          <style:tab-stop style:position="1.482cm"/>
        </style:tab-stops>
      </style:paragraph-properties>
      <style:text-properties style:font-name="Arial" fo:font-size="12pt" officeooo:paragraph-rsid="0043573f" style:font-size-asian="12pt" style:font-name-complex="Arial" style:font-size-complex="12pt"/>
    </style:style>
    <style:style style:name="P71" style:family="paragraph" style:parent-style-name="Standard" style:list-style-name="L4">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style:font-name="Arial" fo:font-size="12pt" officeooo:paragraph-rsid="00440068" style:font-size-asian="12pt" style:font-name-complex="Arial" style:font-size-complex="12pt"/>
    </style:style>
    <style:style style:name="P72" style:family="paragraph" style:parent-style-name="Standard" style:list-style-name="L5">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style:font-name="Arial" fo:font-size="12pt" officeooo:paragraph-rsid="004499fa" style:font-size-asian="12pt" style:font-name-complex="Arial" style:font-size-complex="12pt"/>
    </style:style>
    <style:style style:name="P73" style:family="paragraph" style:parent-style-name="Standard" style:list-style-name="L3">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ab-stops>
          <style:tab-stop style:position="1.482cm"/>
        </style:tab-stops>
      </style:paragraph-properties>
      <style:text-properties style:font-name="Arial" officeooo:paragraph-rsid="0043573f"/>
    </style:style>
    <style:style style:name="P74" style:family="paragraph" style:parent-style-name="Standard" style:list-style-name="L4">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style:font-name="Arial" officeooo:paragraph-rsid="00440068"/>
    </style:style>
    <style:style style:name="P75" style:family="paragraph" style:parent-style-name="Standard" style:list-style-name="L5">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style:font-name="Arial" officeooo:paragraph-rsid="004499fa"/>
    </style:style>
    <style:style style:name="P76" style:family="paragraph" style:parent-style-name="Standard" style:list-style-name="L13">
      <style:paragraph-properties fo:margin-top="0cm" fo:margin-bottom="0cm" loext:contextual-spacing="false" fo:line-height="150%" fo:text-align="justify" style:justify-single-word="false" fo:orphans="0" fo:widows="0" style:text-autospace="none" style:writing-mode="lr-tb"/>
      <style:text-properties officeooo:paragraph-rsid="0062ba4b"/>
    </style:style>
    <style:style style:name="P77" style:family="paragraph" style:parent-style-name="Standard">
      <style:paragraph-properties fo:margin-top="0cm" fo:margin-bottom="0cm" loext:contextual-spacing="false" fo:line-height="150%" fo:text-align="justify" style:justify-single-word="false" fo:orphans="0" fo:widows="0" style:text-autospace="none" style:writing-mode="lr-tb"/>
      <style:text-properties officeooo:paragraph-rsid="0062ba4b"/>
    </style:style>
    <style:style style:name="P78" style:family="paragraph" style:parent-style-name="Standard" style:master-page-name="Standard">
      <style:paragraph-properties fo:margin-top="0cm" fo:margin-bottom="0cm" loext:contextual-spacing="false" fo:line-height="150%" fo:text-align="justify" style:justify-single-word="false" fo:orphans="0" fo:widows="0" style:page-number="1" style:text-autospace="none"/>
      <style:text-properties style:font-name="Arial" fo:font-size="10pt" style:font-size-asian="10pt" style:font-name-complex="Times New Roman" style:font-size-complex="10pt"/>
    </style:style>
    <style:style style:name="P79" style:family="paragraph" style:parent-style-name="Standard" style:master-page-name="Convertir_20_1">
      <style:paragraph-properties fo:margin-top="0cm" fo:margin-bottom="0cm" loext:contextual-spacing="false" fo:line-height="150%" fo:text-align="justify" style:justify-single-word="false" fo:orphans="0" fo:widows="0" style:page-number="auto" style:text-autospace="none"/>
      <style:text-properties style:font-name="Arial" fo:font-size="9.5pt" style:font-size-asian="9.5pt" style:font-name-complex="Arial" style:font-size-complex="9.5pt"/>
    </style:style>
    <style:style style:name="P80" style:family="paragraph" style:parent-style-name="Standard" style:master-page-name="Convertir_20_18">
      <style:paragraph-properties fo:margin-top="0cm" fo:margin-bottom="0cm" loext:contextual-spacing="false" fo:line-height="150%" fo:text-align="justify" style:justify-single-word="false" fo:orphans="0" fo:widows="0" style:page-number="auto" style:text-autospace="none"/>
      <style:text-properties style:font-name="Arial" fo:font-size="10pt" style:font-size-asian="10pt" style:font-name-complex="Times New Roman" style:font-size-complex="10pt"/>
    </style:style>
    <style:style style:name="P81" style:family="paragraph" style:parent-style-name="Standard" style:master-page-name="Convertir_20_23">
      <style:paragraph-properties fo:margin-top="0cm" fo:margin-bottom="0cm" loext:contextual-spacing="false" fo:line-height="150%" fo:text-align="justify" style:justify-single-word="false" fo:orphans="0" fo:widows="0" style:page-number="auto" style:text-autospace="none"/>
      <style:text-properties style:font-name="Arial" fo:font-size="10pt" style:font-size-asian="10pt" style:font-name-complex="Times New Roman" style:font-size-complex="10pt"/>
    </style:style>
    <style:style style:name="P82" style:family="paragraph" style:parent-style-name="Standard" style:master-page-name="Convertir_20_28">
      <style:paragraph-properties fo:margin-top="0cm" fo:margin-bottom="0cm" loext:contextual-spacing="false" fo:line-height="150%" fo:text-align="justify" style:justify-single-word="false" fo:orphans="0" fo:widows="0" style:page-number="auto" style:text-autospace="none"/>
      <style:text-properties style:font-name="Arial" fo:font-size="13pt" style:font-size-asian="13pt" style:font-name-complex="Times New Roman" style:font-size-complex="13pt"/>
    </style:style>
    <style:style style:name="P83" style:family="paragraph" style:parent-style-name="Standard">
      <style:paragraph-properties fo:margin-top="0.018cm" fo:margin-bottom="0cm" loext:contextual-spacing="false" fo:line-height="150%" fo:text-align="justify" style:justify-single-word="false" fo:orphans="0" fo:widows="0" style:text-autospace="none"/>
      <style:text-properties fo:color="#000000" style:font-name="Arial" fo:font-size="10pt" style:font-size-asian="10pt" style:font-name-complex="Arial" style:font-size-complex="10pt"/>
    </style:style>
    <style:style style:name="P84" style:family="paragraph" style:parent-style-name="Standard">
      <style:paragraph-properties fo:margin-top="0.018cm" fo:margin-bottom="0cm" loext:contextual-spacing="false" fo:line-height="150%" fo:text-align="justify" style:justify-single-word="false" fo:orphans="0" fo:widows="0" style:text-autospace="none" style:snap-to-layout-grid="false"/>
      <style:text-properties fo:color="#000000" style:font-name="Arial" fo:font-size="9pt" style:font-size-asian="9pt" style:font-name-complex="Times New Roman" style:font-size-complex="9pt"/>
    </style:style>
    <style:style style:name="P85" style:family="paragraph" style:parent-style-name="Standard">
      <style:paragraph-properties fo:margin-top="0.018cm" fo:margin-bottom="0cm" loext:contextual-spacing="false" fo:line-height="150%" fo:text-align="justify" style:justify-single-word="false" fo:orphans="0" fo:widows="0" style:text-autospace="none" style:snap-to-layout-grid="false"/>
      <style:text-properties fo:color="#000000" style:font-name="Arial" fo:font-size="5pt" style:font-size-asian="5pt" style:font-name-complex="Times New Roman" style:font-size-complex="5pt"/>
    </style:style>
    <style:style style:name="P86" style:family="paragraph" style:parent-style-name="Standard">
      <style:paragraph-properties fo:margin-top="0.018cm" fo:margin-bottom="0cm" loext:contextual-spacing="false" fo:line-height="150%" fo:text-align="justify" style:justify-single-word="false" fo:orphans="0" fo:widows="0" style:text-autospace="none" style:snap-to-layout-grid="false"/>
      <style:text-properties fo:color="#cc0000" style:font-name="Arial" fo:font-size="9pt" style:font-size-asian="9pt" style:font-name-complex="Times New Roman" style:font-size-complex="9pt"/>
    </style:style>
    <style:style style:name="P87" style:family="paragraph" style:parent-style-name="Standard" style:master-page-name="Convertir_20_3">
      <style:paragraph-properties fo:margin-top="0.018cm" fo:margin-bottom="0cm" loext:contextual-spacing="false" fo:line-height="150%" fo:text-align="justify" style:justify-single-word="false" fo:orphans="0" fo:widows="0" style:page-number="auto" style:text-autospace="none"/>
      <style:text-properties style:font-name="Arial" fo:font-size="10pt" style:font-size-asian="10pt" style:font-name-complex="Times New Roman" style:font-size-complex="10pt"/>
    </style:style>
    <style:style style:name="P88" style:family="paragraph" style:parent-style-name="Standard" style:list-style-name="L1">
      <style:paragraph-properties fo:margin-left="2.136cm" fo:margin-right="0cm" fo:margin-top="0cm" fo:margin-bottom="0cm" loext:contextual-spacing="false" fo:line-height="150%" fo:text-align="justify" style:justify-single-word="false" fo:orphans="0" fo:widows="0" fo:text-indent="0cm" style:auto-text-indent="false" style:text-autospace="none" style:writing-mode="lr-tb"/>
      <style:text-properties fo:color="#000066" style:font-name="Arial" fo:font-size="12pt" style:text-underline-style="solid" style:text-underline-width="auto" style:text-underline-color="font-color" officeooo:paragraph-rsid="001db3d1" style:font-size-asian="12pt" style:font-name-complex="Arial" style:font-size-complex="12pt"/>
    </style:style>
    <style:style style:name="P89" style:family="paragraph" style:parent-style-name="Standard">
      <style:paragraph-properties fo:margin-left="2.136cm" fo:margin-right="0cm" fo:margin-top="0cm" fo:margin-bottom="0cm" loext:contextual-spacing="false" fo:line-height="150%" fo:text-align="justify" style:justify-single-word="false" fo:orphans="0" fo:widows="0" fo:text-indent="0cm" style:auto-text-indent="false" style:text-autospace="none" style:writing-mode="lr-tb">
        <style:tab-stops>
          <style:tab-stop style:position="2.752cm"/>
        </style:tab-stops>
      </style:paragraph-properties>
      <style:text-properties style:font-name="Arial"/>
    </style:style>
    <style:style style:name="P90" style:family="paragraph" style:parent-style-name="Standard">
      <style:paragraph-properties fo:margin-top="0.016cm" fo:margin-bottom="0cm" loext:contextual-spacing="false" fo:line-height="150%" fo:text-align="justify" style:justify-single-word="false" fo:orphans="0" fo:widows="0" style:text-autospace="none" style:snap-to-layout-grid="false"/>
      <style:text-properties fo:color="#000000" style:font-name="Arial" fo:font-size="5.5pt" style:font-size-asian="5.5pt" style:font-name-complex="Times New Roman" style:font-size-complex="5.5pt"/>
    </style:style>
    <style:style style:name="P91" style:family="paragraph" style:parent-style-name="Standard">
      <style:paragraph-properties fo:margin-top="0.016cm" fo:margin-bottom="0cm" loext:contextual-spacing="false" fo:line-height="150%" fo:text-align="justify" style:justify-single-word="false" fo:orphans="0" fo:widows="0" style:text-autospace="none" style:snap-to-layout-grid="false"/>
      <style:text-properties style:font-name="Arial" fo:font-size="6.5pt" style:font-size-asian="6.5pt" style:font-name-complex="Times New Roman" style:font-size-complex="6.5pt"/>
    </style:style>
    <style:style style:name="P92" style:family="paragraph" style:parent-style-name="Standard">
      <style:paragraph-properties fo:margin-top="0.016cm" fo:margin-bottom="0cm" loext:contextual-spacing="false" fo:line-height="150%" fo:text-align="justify" style:justify-single-word="false" fo:orphans="0" fo:widows="0" style:text-autospace="none"/>
      <style:text-properties style:font-name="Arial" fo:font-size="7.5pt" style:font-size-asian="7.5pt" style:font-name-complex="Arial" style:font-size-complex="7.5pt"/>
    </style:style>
    <style:style style:name="P93" style:family="paragraph" style:parent-style-name="Standard">
      <style:paragraph-properties fo:margin-top="0.016cm" fo:margin-bottom="0cm" loext:contextual-spacing="false" fo:line-height="150%" fo:text-align="justify" style:justify-single-word="false" fo:orphans="0" fo:widows="0" style:text-autospace="none" style:snap-to-layout-grid="false"/>
      <style:text-properties style:font-name="Arial" fo:font-size="10pt" style:font-size-asian="10pt" style:font-name-complex="Times New Roman" style:font-size-complex="10pt"/>
    </style:style>
    <style:style style:name="P94" style:family="paragraph" style:parent-style-name="Standard">
      <style:paragraph-properties fo:margin-top="0.016cm" fo:margin-bottom="0cm" loext:contextual-spacing="false" fo:line-height="150%" fo:text-align="justify" style:justify-single-word="false" fo:orphans="0" fo:widows="0" style:text-autospace="none" style:snap-to-layout-grid="false"/>
      <style:text-properties style:font-name="Arial" fo:font-size="10pt" officeooo:paragraph-rsid="003d3571" style:font-size-asian="10pt" style:font-name-complex="Times New Roman" style:font-size-complex="10pt"/>
    </style:style>
    <style:style style:name="P95" style:family="paragraph" style:parent-style-name="Standard">
      <style:paragraph-properties fo:margin-top="0.016cm" fo:margin-bottom="0cm" loext:contextual-spacing="false" fo:line-height="150%" fo:text-align="justify" style:justify-single-word="false" fo:orphans="0" fo:widows="0" style:text-autospace="none" style:snap-to-layout-grid="false"/>
      <style:text-properties style:font-name="Arial" fo:font-size="10pt" officeooo:paragraph-rsid="003d71a8" style:font-size-asian="10pt" style:font-name-complex="Times New Roman" style:font-size-complex="10pt"/>
    </style:style>
    <style:style style:name="P96" style:family="paragraph" style:parent-style-name="Standard">
      <style:paragraph-properties fo:margin-top="0.016cm" fo:margin-bottom="0cm" loext:contextual-spacing="false" fo:line-height="150%" fo:text-align="justify" style:justify-single-word="false" fo:orphans="0" fo:widows="0" style:text-autospace="none" style:snap-to-layout-grid="false"/>
      <style:text-properties style:font-name="Arial" fo:font-size="10.5pt" style:font-size-asian="10.5pt" style:font-name-complex="Times New Roman" style:font-size-complex="10.5pt"/>
    </style:style>
    <style:style style:name="P97" style:family="paragraph" style:parent-style-name="Standard" style:master-page-name="Convertir_20_22">
      <style:paragraph-properties fo:margin-top="0.016cm" fo:margin-bottom="0cm" loext:contextual-spacing="false" fo:line-height="150%" fo:text-align="justify" style:justify-single-word="false" fo:orphans="0" fo:widows="0" style:page-number="auto" style:text-autospace="none"/>
      <style:text-properties style:font-name="Arial" fo:font-size="10pt" style:font-size-asian="10pt" style:font-name-complex="Times New Roman" style:font-size-complex="10pt"/>
    </style:style>
    <style:style style:name="P98" style:family="paragraph" style:parent-style-name="Standard" style:master-page-name="Convertir_20_17">
      <style:paragraph-properties fo:margin-top="0.016cm" fo:margin-bottom="0cm" loext:contextual-spacing="false" fo:line-height="150%" fo:text-align="justify" style:justify-single-word="false" fo:orphans="0" fo:widows="0" style:page-number="auto" style:text-autospace="none"/>
      <style:text-properties style:font-name="Arial" fo:font-size="10pt" style:font-size-asian="10pt" style:font-name-complex="Times New Roman" style:font-size-complex="10pt"/>
    </style:style>
    <style:style style:name="P99" style:family="paragraph" style:parent-style-name="Standard">
      <style:paragraph-properties fo:margin-top="0.012cm" fo:margin-bottom="0cm" loext:contextual-spacing="false" fo:line-height="150%" fo:text-align="justify" style:justify-single-word="false" fo:orphans="0" fo:widows="0" style:text-autospace="none" style:snap-to-layout-grid="false"/>
      <style:text-properties style:font-name="Arial" fo:font-size="7.5pt" style:font-size-asian="7.5pt" style:font-name-complex="Times New Roman" style:font-size-complex="7.5pt"/>
    </style:style>
    <style:style style:name="P100" style:family="paragraph" style:parent-style-name="Standard">
      <style:paragraph-properties fo:margin-top="0.012cm" fo:margin-bottom="0cm" loext:contextual-spacing="false" fo:line-height="150%" fo:text-align="justify" style:justify-single-word="false" fo:orphans="0" fo:widows="0" style:text-autospace="none"/>
      <style:text-properties style:font-name="Arial" fo:font-size="12pt" style:font-size-asian="12pt" style:font-name-complex="Arial" style:font-size-complex="12pt"/>
    </style:style>
    <style:style style:name="P101" style:family="paragraph" style:parent-style-name="Standard">
      <style:paragraph-properties fo:margin-top="0.012cm" fo:margin-bottom="0cm" loext:contextual-spacing="false" fo:line-height="150%" fo:text-align="justify" style:justify-single-word="false" fo:orphans="0" fo:widows="0" style:text-autospace="none"/>
      <style:text-properties style:font-name="Arial" fo:font-size="10pt" style:font-size-asian="10pt" style:font-name-complex="Times New Roman" style:font-size-complex="10pt"/>
    </style:style>
    <style:style style:name="P102" style:family="paragraph" style:parent-style-name="Standard">
      <style:paragraph-properties fo:margin-top="0.012cm" fo:margin-bottom="0cm" loext:contextual-spacing="false" fo:line-height="150%" fo:text-align="justify" style:justify-single-word="false" fo:orphans="0" fo:widows="0" style:text-autospace="none" style:snap-to-layout-grid="false"/>
      <style:text-properties style:font-name="Arial" fo:font-size="10pt" style:font-size-asian="10pt" style:font-name-complex="Times New Roman" style:font-size-complex="10pt"/>
    </style:style>
    <style:style style:name="P103" style:family="paragraph" style:parent-style-name="Standard">
      <style:paragraph-properties fo:margin-top="0.012cm" fo:margin-bottom="0cm" loext:contextual-spacing="false" fo:line-height="150%" fo:text-align="start" style:justify-single-word="false" fo:orphans="0" fo:widows="0" style:text-autospace="none" style:snap-to-layout-grid="false"/>
      <style:text-properties style:font-name="Arial" fo:font-size="10pt" officeooo:paragraph-rsid="003c5fac" style:font-size-asian="10pt" style:font-name-complex="Times New Roman" style:font-size-complex="10pt"/>
    </style:style>
    <style:style style:name="P104" style:family="paragraph" style:parent-style-name="Standard">
      <style:paragraph-properties fo:margin-top="0.012cm" fo:margin-bottom="0cm" loext:contextual-spacing="false" fo:line-height="150%" fo:text-align="justify" style:justify-single-word="false" fo:orphans="0" fo:widows="0" style:text-autospace="none"/>
      <style:text-properties style:font-name="Arial"/>
    </style:style>
    <style:style style:name="P105" style:family="paragraph" style:parent-style-name="Standard">
      <style:paragraph-properties fo:margin-top="0.012cm" fo:margin-bottom="0cm" loext:contextual-spacing="false" fo:line-height="150%" fo:text-align="justify" style:justify-single-word="false" fo:orphans="0" fo:widows="0" style:text-autospace="none"/>
      <style:text-properties fo:color="#000000" style:font-name="Arial" fo:font-size="10pt" style:font-size-asian="10pt" style:font-name-complex="Arial" style:font-size-complex="10pt"/>
    </style:style>
    <style:style style:name="P106" style:family="paragraph" style:parent-style-name="Standard">
      <style:paragraph-properties fo:margin-top="0.012cm" fo:margin-bottom="0cm" loext:contextual-spacing="false" fo:line-height="150%" fo:text-align="justify" style:justify-single-word="false" fo:orphans="0" fo:widows="0" style:text-autospace="none"/>
      <style:text-properties fo:color="#000000" style:font-name="Arial" fo:font-size="12pt" style:font-size-asian="12pt" style:font-name-complex="Arial" style:font-size-complex="12pt"/>
    </style:style>
    <style:style style:name="P107" style:family="paragraph" style:parent-style-name="Standard">
      <style:paragraph-properties fo:margin-top="0.012cm" fo:margin-bottom="0cm" loext:contextual-spacing="false" fo:line-height="150%" fo:text-align="justify" style:justify-single-word="false" fo:orphans="0" fo:widows="0" style:text-autospace="none" style:writing-mode="lr-tb"/>
      <style:text-properties fo:color="#000000" style:font-name="Arial" fo:font-size="5.5pt" style:font-size-asian="5.5pt" style:font-name-complex="Arial" style:font-size-complex="5.5pt"/>
    </style:style>
    <style:style style:name="P108" style:family="paragraph" style:parent-style-name="Standard">
      <style:paragraph-properties fo:margin-top="0.012cm" fo:margin-bottom="0cm" loext:contextual-spacing="false" fo:line-height="150%" fo:text-align="justify" style:justify-single-word="false" fo:orphans="0" fo:widows="0" style:text-autospace="none" style:writing-mode="lr-tb"/>
      <style:text-properties fo:color="#000000" style:font-name="Arial" fo:font-size="10pt" style:font-size-asian="10pt" style:font-name-complex="Arial" style:font-size-complex="10pt"/>
    </style:style>
    <style:style style:name="P109" style:family="paragraph" style:parent-style-name="Standard">
      <style:paragraph-properties fo:margin-top="0.012cm" fo:margin-bottom="0cm" loext:contextual-spacing="false" fo:line-height="150%" fo:text-align="justify" style:justify-single-word="false" fo:orphans="0" fo:widows="0" style:text-autospace="none" style:writing-mode="lr-tb"/>
      <style:text-properties fo:color="#000000" style:font-name="Arial" fo:font-size="12pt" style:font-size-asian="12pt" style:font-name-complex="Arial" style:font-size-complex="12pt"/>
    </style:style>
    <style:style style:name="P110" style:family="paragraph" style:parent-style-name="Standard" style:master-page-name="Convertir_20_21">
      <style:paragraph-properties fo:margin-top="0.012cm" fo:margin-bottom="0cm" loext:contextual-spacing="false" fo:line-height="150%" fo:text-align="justify" style:justify-single-word="false" fo:orphans="0" fo:widows="0" style:page-number="auto" style:text-autospace="none"/>
      <style:text-properties style:font-name="Arial" fo:font-size="10pt" style:font-size-asian="10pt" style:font-name-complex="Times New Roman" style:font-size-complex="10pt"/>
    </style:style>
    <style:style style:name="P111" style:family="paragraph" style:parent-style-name="Standard" style:master-page-name="Convertir_20_26">
      <style:paragraph-properties fo:margin-top="0.012cm" fo:margin-bottom="0cm" loext:contextual-spacing="false" fo:line-height="150%" fo:text-align="justify" style:justify-single-word="false" fo:orphans="0" fo:widows="0" style:page-number="auto" style:text-autospace="none"/>
      <style:text-properties style:font-name="Arial" fo:font-size="10pt" style:font-size-asian="10pt" style:font-name-complex="Times New Roman" style:font-size-complex="10pt"/>
    </style:style>
    <style:style style:name="P112" style:family="paragraph" style:parent-style-name="Standard">
      <style:paragraph-properties fo:margin-top="0.009cm" fo:margin-bottom="0cm" loext:contextual-spacing="false" fo:line-height="150%" fo:text-align="justify" style:justify-single-word="false" fo:orphans="0" fo:widows="0" style:text-autospace="none"/>
      <style:text-properties fo:color="#000000" style:font-name="Arial" fo:font-size="8.5pt" style:font-size-asian="8.5pt" style:font-name-complex="Arial" style:font-size-complex="8.5pt"/>
    </style:style>
    <style:style style:name="P113" style:family="paragraph" style:parent-style-name="Standard">
      <style:paragraph-properties fo:margin-top="0.009cm" fo:margin-bottom="0cm" loext:contextual-spacing="false" fo:line-height="150%" fo:text-align="justify" style:justify-single-word="false" fo:orphans="0" fo:widows="0" style:text-autospace="none"/>
      <style:text-properties fo:color="#000000" style:font-name="Arial" fo:font-size="12pt" style:font-size-asian="12pt" style:font-name-complex="Arial" style:font-size-complex="12pt"/>
    </style:style>
    <style:style style:name="P114" style:family="paragraph" style:parent-style-name="Standard">
      <style:paragraph-properties fo:margin-top="0.009cm" fo:margin-bottom="0cm" loext:contextual-spacing="false" fo:line-height="150%" fo:text-align="justify" style:justify-single-word="false" fo:orphans="0" fo:widows="0" style:text-autospace="none" style:snap-to-layout-grid="false"/>
      <style:text-properties fo:color="#000000" style:font-name="Arial" fo:font-size="5.5pt" style:font-size-asian="5.5pt" style:font-name-complex="Times New Roman" style:font-size-complex="5.5pt"/>
    </style:style>
    <style:style style:name="P115" style:family="paragraph" style:parent-style-name="Standard">
      <style:paragraph-properties fo:margin-top="0.009cm" fo:margin-bottom="0cm" loext:contextual-spacing="false" fo:line-height="150%" fo:text-align="justify" style:justify-single-word="false" fo:orphans="0" fo:widows="0" style:text-autospace="none"/>
      <style:text-properties style:font-name="Arial" fo:font-size="5.5pt" style:font-size-asian="5.5pt" style:font-name-complex="Arial" style:font-size-complex="5.5pt"/>
    </style:style>
    <style:style style:name="P116" style:family="paragraph" style:parent-style-name="Standard" style:list-style-name="L8">
      <style:paragraph-properties fo:margin-top="0.009cm" fo:margin-bottom="0cm" loext:contextual-spacing="false" fo:line-height="150%" fo:text-align="justify" style:justify-single-word="false" fo:orphans="0" fo:widows="0" style:text-autospace="none"/>
      <style:text-properties style:font-name="Arial" fo:font-size="12pt" officeooo:paragraph-rsid="004499fa" style:font-size-asian="12pt" style:font-name-complex="Arial" style:font-size-complex="12pt"/>
    </style:style>
    <style:style style:name="P117" style:family="paragraph" style:parent-style-name="Standard" style:list-style-name="L8">
      <style:paragraph-properties fo:margin-top="0.009cm" fo:margin-bottom="0cm" loext:contextual-spacing="false" fo:line-height="150%" fo:text-align="justify" style:justify-single-word="false" fo:orphans="0" fo:widows="0" style:text-autospace="none"/>
      <style:text-properties style:font-name="Arial" officeooo:paragraph-rsid="004499fa"/>
    </style:style>
    <style:style style:name="P118" style:family="paragraph" style:parent-style-name="Standard">
      <style:paragraph-properties fo:margin-top="0.009cm" fo:margin-bottom="0cm" loext:contextual-spacing="false" fo:line-height="150%" fo:text-align="justify" style:justify-single-word="false" fo:orphans="0" fo:widows="0" style:text-autospace="none" style:snap-to-layout-grid="false"/>
      <style:text-properties style:font-name="Arial" fo:font-size="10pt" style:font-size-asian="10pt" style:font-name-complex="Times New Roman" style:font-size-complex="10pt"/>
    </style:style>
    <style:style style:name="P119" style:family="paragraph" style:parent-style-name="Standard">
      <style:paragraph-properties fo:margin-top="0.009cm" fo:margin-bottom="0cm" loext:contextual-spacing="false" fo:line-height="150%" fo:text-align="center" style:justify-single-word="false" fo:orphans="0" fo:widows="0" style:text-autospace="none" style:snap-to-layout-grid="false"/>
      <style:text-properties style:font-name="Arial" fo:font-size="10pt" style:font-size-asian="10pt" style:font-name-complex="Times New Roman" style:font-size-complex="10pt"/>
    </style:style>
    <style:style style:name="P120" style:family="paragraph" style:parent-style-name="Standard">
      <style:paragraph-properties fo:margin-top="0.007cm" fo:margin-bottom="0cm" loext:contextual-spacing="false" fo:line-height="150%" fo:text-align="justify" style:justify-single-word="false" fo:orphans="0" fo:widows="0" style:text-autospace="none" style:writing-mode="lr-tb"/>
      <style:text-properties fo:color="#000000" style:font-name="Arial" fo:font-size="12pt" style:font-size-asian="12pt" style:font-name-complex="Arial" style:font-size-complex="12pt"/>
    </style:style>
    <style:style style:name="P121" style:family="paragraph" style:parent-style-name="Standard">
      <style:paragraph-properties fo:margin-top="0.007cm" fo:margin-bottom="0cm" loext:contextual-spacing="false" fo:line-height="150%" fo:text-align="justify" style:justify-single-word="false" fo:orphans="0" fo:widows="0" style:text-autospace="none"/>
      <style:text-properties style:font-name="Arial" fo:font-size="5.5pt" style:font-size-asian="5.5pt" style:font-name-complex="Arial" style:font-size-complex="5.5pt"/>
    </style:style>
    <style:style style:name="P122" style:family="paragraph" style:parent-style-name="Standard">
      <style:paragraph-properties fo:margin-top="0.007cm" fo:margin-bottom="0cm" loext:contextual-spacing="false" fo:line-height="150%" fo:text-align="justify" style:justify-single-word="false" fo:orphans="0" fo:widows="0" style:text-autospace="none"/>
      <style:text-properties style:font-name="Arial" fo:font-size="10pt" style:font-size-asian="10pt" style:font-name-complex="Arial" style:font-size-complex="10pt"/>
    </style:style>
    <style:style style:name="P123" style:family="paragraph" style:parent-style-name="Standard" style:master-page-name="Convertir_20_25">
      <style:paragraph-properties fo:margin-top="0.007cm" fo:margin-bottom="0cm" loext:contextual-spacing="false" fo:line-height="150%" fo:text-align="justify" style:justify-single-word="false" fo:orphans="0" fo:widows="0" style:page-number="auto" style:text-autospace="none"/>
      <style:text-properties style:font-name="Arial" fo:font-size="10pt" style:font-size-asian="10pt" style:font-name-complex="Times New Roman" style:font-size-complex="10pt"/>
    </style:style>
    <style:style style:name="P124" style:family="paragraph" style:parent-style-name="Standard">
      <style:paragraph-properties fo:margin-top="0.005cm" fo:margin-bottom="0cm" loext:contextual-spacing="false" fo:line-height="150%" fo:text-align="justify" style:justify-single-word="false" fo:orphans="0" fo:widows="0" style:text-autospace="none"/>
      <style:text-properties fo:color="#000000" style:font-name="Arial" fo:font-size="10pt" style:font-size-asian="10pt" style:font-name-complex="Arial" style:font-size-complex="10pt"/>
    </style:style>
    <style:style style:name="P125" style:family="paragraph" style:parent-style-name="Standard">
      <style:paragraph-properties fo:margin-top="0.005cm" fo:margin-bottom="0cm" loext:contextual-spacing="false" fo:line-height="150%" fo:text-align="justify" style:justify-single-word="false" fo:orphans="0" fo:widows="0" style:text-autospace="none"/>
      <style:text-properties fo:color="#000000" style:font-name="Arial" fo:font-size="12pt" style:font-size-asian="12pt" style:font-name-complex="Arial" style:font-size-complex="12pt"/>
    </style:style>
    <style:style style:name="P126" style:family="paragraph" style:parent-style-name="Standard">
      <style:paragraph-properties fo:margin-top="0.005cm" fo:margin-bottom="0cm" loext:contextual-spacing="false" fo:line-height="150%" fo:text-align="justify" style:justify-single-word="false" fo:orphans="0" fo:widows="0" style:text-autospace="none" style:snap-to-layout-grid="false"/>
      <style:text-properties style:font-name="Arial" fo:font-size="7pt" style:font-size-asian="7pt" style:font-name-complex="Times New Roman" style:font-size-complex="7pt"/>
    </style:style>
    <style:style style:name="P127" style:family="paragraph" style:parent-style-name="Standard">
      <style:paragraph-properties fo:margin-top="0.005cm" fo:margin-bottom="0cm" loext:contextual-spacing="false" fo:line-height="150%" fo:text-align="justify" style:justify-single-word="false" fo:orphans="0" fo:widows="0" style:text-autospace="none" style:snap-to-layout-grid="false"/>
      <style:text-properties style:font-name="Arial" fo:font-size="14pt" style:font-size-asian="14pt" style:font-name-complex="Times New Roman" style:font-size-complex="14pt"/>
    </style:style>
    <style:style style:name="P128" style:family="paragraph" style:parent-style-name="Standard">
      <style:paragraph-properties fo:margin-top="0.005cm" fo:margin-bottom="0cm" loext:contextual-spacing="false" fo:line-height="150%" fo:text-align="justify" style:justify-single-word="false" fo:orphans="0" fo:widows="0" style:text-autospace="none"/>
      <style:text-properties style:font-name="Arial" fo:font-size="6pt" style:font-size-asian="6pt" style:font-name-complex="Arial" style:font-size-complex="6pt"/>
    </style:style>
    <style:style style:name="P129" style:family="paragraph" style:parent-style-name="Standard">
      <style:paragraph-properties fo:margin-top="0.005cm" fo:margin-bottom="0cm" loext:contextual-spacing="false" fo:line-height="150%" fo:text-align="justify" style:justify-single-word="false" fo:orphans="0" fo:widows="0" style:text-autospace="none" style:snap-to-layout-grid="false"/>
      <style:text-properties style:font-name="Arial" fo:font-size="10pt" style:font-size-asian="10pt" style:font-name-complex="Times New Roman" style:font-size-complex="10pt"/>
    </style:style>
    <style:style style:name="P130" style:family="paragraph" style:parent-style-name="Standard">
      <style:paragraph-properties fo:margin-top="0.005cm" fo:margin-bottom="0cm" loext:contextual-spacing="false" fo:line-height="150%" fo:text-align="justify" style:justify-single-word="false" fo:orphans="0" fo:widows="0" style:text-autospace="none" style:snap-to-layout-grid="false"/>
      <style:text-properties style:font-name="Arial" fo:font-size="10pt" officeooo:paragraph-rsid="003d3571" style:font-size-asian="10pt" style:font-name-complex="Times New Roman" style:font-size-complex="10pt"/>
    </style:style>
    <style:style style:name="P131" style:family="paragraph" style:parent-style-name="Standard">
      <style:paragraph-properties fo:margin-top="0.005cm" fo:margin-bottom="0cm" loext:contextual-spacing="false" fo:line-height="150%" fo:text-align="justify" style:justify-single-word="false" fo:orphans="0" fo:widows="0" style:text-autospace="none" style:snap-to-layout-grid="false"/>
      <style:text-properties style:font-name="Arial" fo:font-size="10pt" officeooo:paragraph-rsid="003d71a8" style:font-size-asian="10pt" style:font-name-complex="Times New Roman" style:font-size-complex="10pt"/>
    </style:style>
    <style:style style:name="P132" style:family="paragraph" style:parent-style-name="Standard">
      <style:paragraph-properties fo:margin-top="0.005cm" fo:margin-bottom="0cm" loext:contextual-spacing="false" fo:line-height="150%" fo:text-align="start" style:justify-single-word="false" fo:orphans="0" fo:widows="0" style:text-autospace="none" style:snap-to-layout-grid="false"/>
      <style:text-properties style:font-name="Arial" fo:font-size="10pt" officeooo:paragraph-rsid="003c5fac" style:font-size-asian="10pt" style:font-name-complex="Times New Roman" style:font-size-complex="10pt"/>
    </style:style>
    <style:style style:name="P133" style:family="paragraph" style:parent-style-name="Standard">
      <style:paragraph-properties fo:margin-top="0.005cm" fo:margin-bottom="0cm" loext:contextual-spacing="false" fo:line-height="150%" fo:text-align="justify" style:justify-single-word="false" fo:orphans="0" fo:widows="0" style:text-autospace="none"/>
      <style:text-properties style:font-name="Arial" fo:font-size="10pt" style:font-size-asian="10pt" style:font-name-complex="Arial" style:font-size-complex="10pt"/>
    </style:style>
    <style:style style:name="P134" style:family="paragraph" style:parent-style-name="Standard">
      <style:paragraph-properties fo:margin-top="0.005cm" fo:margin-bottom="0cm" loext:contextual-spacing="false" fo:line-height="150%" fo:text-align="justify" style:justify-single-word="false" fo:orphans="0" fo:widows="0" style:text-autospace="none" style:snap-to-layout-grid="false"/>
      <style:text-properties style:font-name="Arial" fo:font-size="10.5pt" style:font-size-asian="10.5pt" style:font-name-complex="Times New Roman" style:font-size-complex="10.5pt"/>
    </style:style>
    <style:style style:name="P135" style:family="paragraph" style:parent-style-name="Standard">
      <style:paragraph-properties fo:margin-top="0.005cm" fo:margin-bottom="0cm" loext:contextual-spacing="false" fo:line-height="150%" fo:text-align="justify" style:justify-single-word="false" fo:orphans="0" fo:widows="0" style:text-autospace="none" style:writing-mode="lr-tb"/>
      <style:text-properties style:font-name="Arial" fo:font-size="6pt" style:font-size-asian="6pt" style:font-name-complex="Arial" style:font-size-complex="6pt"/>
    </style:style>
    <style:style style:name="P136" style:family="paragraph" style:parent-style-name="Standard" style:master-page-name="Convertir_20_27">
      <style:paragraph-properties fo:margin-top="0.005cm" fo:margin-bottom="0cm" loext:contextual-spacing="false" fo:line-height="150%" fo:text-align="justify" style:justify-single-word="false" fo:orphans="0" fo:widows="0" style:page-number="auto" style:text-autospace="none"/>
      <style:text-properties style:font-name="Arial" fo:font-size="10pt" style:font-size-asian="10pt" style:font-name-complex="Times New Roman" style:font-size-complex="10pt"/>
    </style:style>
    <style:style style:name="P137" style:family="paragraph" style:parent-style-name="Standard" style:list-style-name="WW8Num4">
      <style:paragraph-properties fo:margin-left="1.27cm" fo:margin-right="0cm" fo:margin-top="0cm" fo:margin-bottom="0.15cm" loext:contextual-spacing="false" fo:line-height="150%" fo:text-align="justify" style:justify-single-word="false" fo:orphans="0" fo:widows="0" fo:hyphenation-ladder-count="no-limit" fo:text-indent="-0.635cm" style:auto-text-indent="false" style:writing-mode="lr-tb">
        <style:tab-stops>
          <style:tab-stop style:position="3.81cm"/>
        </style:tab-stops>
      </style:paragraph-properties>
      <style:text-properties style:use-window-font-color="true" style:font-name="Arial" fo:font-size="12pt" fo:language="es" fo:country="ES" fo:font-weight="bold" officeooo:paragraph-rsid="006cfe2d" style:font-name-asian="Times New Roman" style:font-size-asian="12pt" style:language-asian="zxx" style:country-asian="none" style:font-weight-asian="bold" style:font-name-complex="Arial" style:font-size-complex="12pt" style:language-complex="ar" style:country-complex="SA" style:font-weight-complex="bold" fo:hyphenate="false" fo:hyphenation-remain-char-count="2" fo:hyphenation-push-char-count="2"/>
    </style:style>
    <style:style style:name="P138" style:family="paragraph" style:parent-style-name="Standard" style:list-style-name="WW8Num4">
      <style:paragraph-properties fo:margin-left="1.27cm" fo:margin-right="0cm" fo:margin-top="0cm" fo:margin-bottom="0.15cm" loext:contextual-spacing="false" fo:line-height="150%" fo:text-align="justify" style:justify-single-word="false" fo:orphans="0" fo:widows="0" fo:hyphenation-ladder-count="no-limit" fo:text-indent="-0.635cm" style:auto-text-indent="false" style:writing-mode="lr-tb">
        <style:tab-stops>
          <style:tab-stop style:position="3.81cm"/>
        </style:tab-stops>
      </style:paragraph-properties>
      <style:text-properties style:font-name="Arial" fo:font-size="12pt" officeooo:paragraph-rsid="006cfe2d" style:font-size-asian="12pt" style:font-size-complex="12pt" fo:hyphenate="false" fo:hyphenation-remain-char-count="2" fo:hyphenation-push-char-count="2"/>
    </style:style>
    <style:style style:name="P139" style:family="paragraph" style:parent-style-name="Standard" style:master-page-name="">
      <loext:graphic-properties draw:fill="none"/>
      <style:paragraph-properties fo:margin-left="0.3cm" fo:margin-right="0cm" fo:margin-top="0cm" fo:margin-bottom="0.25cm" loext:contextual-spacing="false" fo:line-height="150%" fo:text-align="justify" style:justify-single-word="false" fo:orphans="0" fo:widows="0" fo:text-indent="0cm" style:auto-text-indent="false" style:page-number="auto" fo:background-color="transparent" style:text-autospace="none" style:writing-mode="lr-tb"/>
      <style:text-properties style:font-name="Arial" fo:font-size="12pt" officeooo:paragraph-rsid="004eb2d2" style:font-size-asian="12pt" style:font-size-complex="12pt"/>
    </style:style>
    <style:style style:name="P140" style:family="paragraph" style:parent-style-name="Standard">
      <loext:graphic-properties draw:fill="none"/>
      <style:paragraph-properties fo:margin-left="0.3cm" fo:margin-right="0cm" fo:margin-top="0cm" fo:margin-bottom="0.15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Arial" fo:font-size="12pt" fo:font-weight="normal" officeooo:paragraph-rsid="006cfe2d" style:font-size-asian="12pt" style:font-weight-asian="normal" style:font-name-complex="Arial" style:font-size-complex="12pt" style:font-weight-complex="normal"/>
    </style:style>
    <style:style style:name="P141" style:family="paragraph" style:parent-style-name="Standard">
      <style:paragraph-properties fo:margin-top="0.002cm" fo:margin-bottom="0cm" loext:contextual-spacing="false" fo:line-height="150%" fo:text-align="justify" style:justify-single-word="false" fo:orphans="0" fo:widows="0" style:text-autospace="none"/>
      <style:text-properties style:font-name="Arial" fo:font-size="6pt" style:font-size-asian="6pt" style:font-name-complex="Arial" style:font-size-complex="6pt"/>
    </style:style>
    <style:style style:name="P142" style:family="paragraph" style:parent-style-name="Standard">
      <style:paragraph-properties fo:margin-top="0.002cm" fo:margin-bottom="0cm" loext:contextual-spacing="false" fo:line-height="150%" fo:text-align="justify" style:justify-single-word="false" fo:orphans="0" fo:widows="0" style:text-autospace="none"/>
      <style:text-properties style:font-name="Arial" fo:font-size="10pt" style:font-size-asian="10pt" style:font-name-complex="Arial" style:font-size-complex="10pt"/>
    </style:style>
    <style:style style:name="P143" style:family="paragraph" style:parent-style-name="Standard">
      <style:paragraph-properties fo:margin-top="0.002cm" fo:margin-bottom="0cm" loext:contextual-spacing="false" fo:line-height="150%" fo:text-align="justify" style:justify-single-word="false" fo:orphans="0" fo:widows="0" style:text-autospace="none"/>
      <style:text-properties style:font-name="Arial" fo:font-size="8pt" style:font-size-asian="8pt" style:font-name-complex="Arial" style:font-size-complex="8pt"/>
    </style:style>
    <style:style style:name="P144" style:family="paragraph" style:parent-style-name="Standard">
      <style:paragraph-properties fo:margin-top="0.002cm" fo:margin-bottom="0cm" loext:contextual-spacing="false" fo:line-height="150%" fo:text-align="justify" style:justify-single-word="false" fo:orphans="0" fo:widows="0" style:text-autospace="none"/>
      <style:text-properties fo:color="#000000" style:font-name="Arial" fo:font-size="6pt" style:font-size-asian="6pt" style:font-name-complex="Arial" style:font-size-complex="6pt"/>
    </style:style>
    <style:style style:name="P145" style:family="paragraph" style:parent-style-name="Standard">
      <style:paragraph-properties fo:margin-top="0.002cm" fo:margin-bottom="0cm" loext:contextual-spacing="false" fo:line-height="150%" fo:text-align="justify" style:justify-single-word="false" fo:orphans="0" fo:widows="0" style:text-autospace="none"/>
      <style:text-properties fo:color="#000000" style:font-name="Arial" fo:font-size="8pt" style:font-size-asian="8pt" style:font-name-complex="Arial" style:font-size-complex="8pt"/>
    </style:style>
    <style:style style:name="P146" style:family="paragraph" style:parent-style-name="Standard">
      <style:paragraph-properties fo:margin-top="0.002cm" fo:margin-bottom="0cm" loext:contextual-spacing="false" fo:line-height="150%" fo:text-align="justify" style:justify-single-word="false" fo:orphans="0" fo:widows="0" style:text-autospace="none"/>
      <style:text-properties fo:color="#000000" style:font-name="Arial" fo:font-size="7pt" style:font-size-asian="7pt" style:font-name-complex="Arial" style:font-size-complex="7pt"/>
    </style:style>
    <style:style style:name="P147" style:family="paragraph" style:parent-style-name="Standard">
      <style:paragraph-properties fo:margin-top="0.002cm" fo:margin-bottom="0cm" loext:contextual-spacing="false" fo:line-height="150%" fo:text-align="justify" style:justify-single-word="false" fo:orphans="0" fo:widows="0" style:text-autospace="none" style:writing-mode="lr-tb"/>
      <style:text-properties style:font-name="Arial" fo:font-size="12pt" fo:font-weight="bold" style:font-size-asian="12pt" style:font-weight-asian="bold" style:font-name-complex="Arial" style:font-size-complex="12pt" style:font-weight-complex="bold"/>
    </style:style>
    <style:style style:name="P148" style:family="paragraph" style:parent-style-name="Standard">
      <style:paragraph-properties fo:margin-top="0.002cm" fo:margin-bottom="0cm" loext:contextual-spacing="false" fo:line-height="150%" fo:text-align="justify" style:justify-single-word="false" fo:orphans="0" fo:widows="0" style:text-autospace="none" style:writing-mode="lr-tb"/>
      <style:text-properties fo:color="#000000" style:font-name="Arial" fo:font-size="8pt" style:font-size-asian="8pt" style:font-name-complex="Arial" style:font-size-complex="8pt"/>
    </style:style>
    <style:style style:name="P149" style:family="paragraph" style:parent-style-name="Standard">
      <style:paragraph-properties fo:margin-top="0.002cm" fo:margin-bottom="0cm" loext:contextual-spacing="false" fo:line-height="150%" fo:text-align="justify" style:justify-single-word="false" fo:orphans="0" fo:widows="0" style:text-autospace="none" style:writing-mode="lr-tb"/>
      <style:text-properties fo:color="#000000" style:font-name="Arial" fo:font-size="6pt" style:font-size-asian="6pt" style:font-name-complex="Arial" style:font-size-complex="6pt"/>
    </style:style>
    <style:style style:name="P150"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ext-autospace="none"/>
      <style:text-properties style:text-position="4% 100%" style:font-name="Arial" fo:font-size="12pt" fo:letter-spacing="-0.106cm" officeooo:paragraph-rsid="005bcc5d" style:font-size-asian="12pt" style:font-name-complex="Arial Black"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ext-autospace="none"/>
      <style:text-properties fo:color="#000000" style:font-name="Arial"/>
    </style:style>
    <style:style style:name="P152"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ext-autospace="none"/>
      <style:text-properties style:font-name="Arial" fo:font-size="12pt" fo:font-weight="bold" officeooo:paragraph-rsid="003d71a8" style:font-size-asian="12pt" style:font-weight-asian="bold" style:font-name-complex="Arial" style:font-size-complex="12pt" style:font-weight-complex="bold"/>
    </style:style>
    <style:style style:name="P153" style:family="paragraph" style:parent-style-name="Standard">
      <loext:graphic-properties draw:fill="none"/>
      <style:paragraph-properties fo:margin-left="0cm" fo:margin-right="0cm" fo:margin-top="0cm" fo:margin-bottom="0cm" loext:contextual-spacing="false" fo:line-height="150%" fo:text-align="center" style:justify-single-word="false" fo:orphans="0" fo:widows="0" fo:text-indent="0cm" style:auto-text-indent="false" fo:background-color="transparent" style:text-autospace="none"/>
      <style:text-properties style:font-name="Arial" fo:font-size="14pt" fo:letter-spacing="0.004cm" officeooo:rsid="002a1e6a" officeooo:paragraph-rsid="005edea8" style:font-size-asian="14pt" style:font-name-complex="Arial" style:font-size-complex="14pt" style:text-scale="102%"/>
    </style:style>
    <style:style style:name="P154" style:family="paragraph" style:parent-style-name="Standard">
      <loext:graphic-properties draw:fill="none"/>
      <style:paragraph-properties fo:margin-left="0cm" fo:margin-right="0cm" fo:margin-top="0cm" fo:margin-bottom="0cm" loext:contextual-spacing="false" fo:line-height="150%" fo:text-align="center" style:justify-single-word="false" fo:orphans="0" fo:widows="0" fo:text-indent="0cm" style:auto-text-indent="false" fo:background-color="transparent" style:text-autospace="none"/>
      <style:text-properties style:font-name="Arial" fo:font-size="14pt" officeooo:paragraph-rsid="005edea8" style:font-size-asian="14pt" style:font-size-complex="14pt"/>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size="12pt" officeooo:paragraph-rsid="006425d5" style:font-size-asian="12pt" style:font-name-complex="Arial" style:font-size-complex="12pt"/>
    </style:style>
    <style:style style:name="P15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2pt" officeooo:paragraph-rsid="006425d5" style:font-size-asian="12pt" style:font-size-complex="12pt"/>
    </style:style>
    <style:style style:name="P157"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ext-autospace="none" style:writing-mode="lr-tb"/>
      <style:text-properties style:font-name="Arial" officeooo:paragraph-rsid="003d71a8"/>
    </style:style>
    <style:style style:name="P1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Arial" fo:font-size="12pt" officeooo:rsid="0087e958" officeooo:paragraph-rsid="006425d5" style:font-size-asian="12pt" style:font-name-complex="Arial" style:font-size-complex="12pt" fo:hyphenate="false" fo:hyphenation-remain-char-count="2" fo:hyphenation-push-char-count="2"/>
    </style:style>
    <style:style style:name="P159" style:family="paragraph" style:parent-style-name="Standard" style:list-style-name="WW8Num18">
      <loext:graphic-properties draw:fill="none"/>
      <style:paragraph-properties fo:margin-left="0cm" fo:margin-right="0cm" fo:margin-top="0cm" fo:margin-bottom="0cm" loext:contextual-spacing="false" fo:line-height="150%" fo:text-align="justify" style:justify-single-word="false" fo:orphans="0" fo:widows="0" fo:hyphenation-ladder-count="no-limit" fo:text-indent="0cm" style:auto-text-indent="false" fo:background-color="transparent" style:text-autospace="none" style:writing-mode="lr-tb">
        <style:tab-stops>
          <style:tab-stop style:position="1.552cm"/>
        </style:tab-stops>
      </style:paragraph-properties>
      <style:text-properties style:use-window-font-color="true" style:font-name="Arial" fo:font-size="12pt" fo:language="es" fo:country="ES" officeooo:paragraph-rsid="006cfe2d"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60"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orphans="0" fo:widows="0" fo:text-indent="0cm" style:auto-text-indent="false" style:page-number="auto" fo:background-color="transparent" style:text-autospace="none"/>
      <style:text-properties style:font-name="Arial" fo:font-size="14pt" fo:letter-spacing="0.004cm" fo:font-weight="bold" officeooo:paragraph-rsid="005edea8" style:font-size-asian="14pt" style:font-weight-asian="bold" style:font-name-complex="Arial" style:font-size-complex="14pt" style:font-weight-complex="bold" style:text-scale="102%"/>
    </style:style>
    <style:style style:name="P161" style:family="paragraph" style:parent-style-name="Standard">
      <style:paragraph-properties fo:margin-left="0cm" fo:margin-right="0cm" fo:margin-top="0.109cm" fo:margin-bottom="0cm" loext:contextual-spacing="false" fo:line-height="150%" fo:text-align="justify" style:justify-single-word="false" fo:orphans="0" fo:widows="0" fo:text-indent="0cm" style:auto-text-indent="false" style:text-autospace="none"/>
      <style:text-properties fo:color="#000000" style:font-name="Arial"/>
    </style:style>
    <style:style style:name="P162" style:family="paragraph" style:parent-style-name="Standard">
      <style:paragraph-properties fo:margin-left="0cm" fo:margin-right="0cm" fo:margin-top="0.159cm" fo:margin-bottom="0cm" loext:contextual-spacing="false" fo:line-height="150%" fo:text-align="justify" style:justify-single-word="false" fo:orphans="0" fo:widows="0" fo:text-indent="0cm" style:auto-text-indent="false" style:text-autospace="none"/>
      <style:text-properties fo:color="#000000" style:font-name="Arial"/>
    </style:style>
    <style:style style:name="P163" style:family="paragraph" style:parent-style-name="Standard">
      <style:paragraph-properties fo:margin-left="0cm" fo:margin-right="0cm" fo:margin-top="0.143cm" fo:margin-bottom="0cm" loext:contextual-spacing="false" fo:line-height="150%" fo:text-align="justify" style:justify-single-word="false" fo:orphans="0" fo:widows="0" fo:text-indent="0cm" style:auto-text-indent="false" style:text-autospace="none"/>
      <style:text-properties fo:color="#000000" style:font-name="Arial"/>
    </style:style>
    <style:style style:name="P164" style:family="paragraph" style:parent-style-name="Standard">
      <style:paragraph-properties fo:margin-left="0cm" fo:margin-right="0cm" fo:margin-top="0.072cm" fo:margin-bottom="0cm" loext:contextual-spacing="false" fo:line-height="150%" fo:text-align="justify" style:justify-single-word="false" fo:orphans="0" fo:widows="0" fo:text-indent="0cm" style:auto-text-indent="false" style:text-autospace="none">
        <style:tab-stops>
          <style:tab-stop style:position="1.693cm"/>
        </style:tab-stops>
      </style:paragraph-properties>
      <style:text-properties style:font-name="Arial" fo:font-size="12pt" officeooo:paragraph-rsid="0032e912" style:font-name-asian="Arial" style:font-size-asian="12pt" style:font-name-complex="Arial" style:font-size-complex="12pt"/>
    </style:style>
    <style:style style:name="P165" style:family="paragraph" style:parent-style-name="Standard">
      <style:paragraph-properties fo:margin-left="0cm" fo:margin-right="0cm" fo:margin-top="0.072cm" fo:margin-bottom="0cm" loext:contextual-spacing="false" fo:line-height="150%" fo:text-align="justify" style:justify-single-word="false" fo:orphans="0" fo:widows="0" fo:text-indent="0cm" style:auto-text-indent="false" style:text-autospace="none" style:writing-mode="lr-tb">
        <style:tab-stops>
          <style:tab-stop style:position="1.693cm"/>
        </style:tab-stops>
      </style:paragraph-properties>
      <style:text-properties style:font-name="Arial" fo:font-size="12pt" officeooo:paragraph-rsid="00345f8f" style:font-size-asian="12pt" style:font-name-complex="Arial" style:font-size-complex="12pt"/>
    </style:style>
    <style:style style:name="P166" style:family="paragraph" style:parent-style-name="Standard">
      <style:paragraph-properties fo:margin-left="0cm" fo:margin-right="0cm" fo:margin-top="0.072cm" fo:margin-bottom="0cm" loext:contextual-spacing="false" fo:line-height="150%" fo:text-align="justify" style:justify-single-word="false" fo:orphans="0" fo:widows="0" fo:text-indent="0cm" style:auto-text-indent="false" style:text-autospace="none" style:writing-mode="lr-tb">
        <style:tab-stops>
          <style:tab-stop style:position="1.693cm"/>
        </style:tab-stops>
      </style:paragraph-properties>
      <style:text-properties style:font-name="Arial" fo:font-size="12pt" officeooo:paragraph-rsid="0035f0aa" style:font-size-asian="12pt" style:font-name-complex="Arial" style:font-size-complex="12pt"/>
    </style:style>
    <style:style style:name="P167" style:family="paragraph" style:parent-style-name="Standard">
      <style:paragraph-properties fo:margin-left="0cm" fo:margin-right="0cm" fo:margin-top="0.004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168" style:family="paragraph" style:parent-style-name="Standard">
      <loext:graphic-properties draw:fill="none"/>
      <style:paragraph-properties fo:margin-left="0cm" fo:margin-right="0cm" fo:margin-top="0.046cm" fo:margin-bottom="0cm" loext:contextual-spacing="false" fo:line-height="150%" fo:text-align="center" style:justify-single-word="false" fo:orphans="0" fo:widows="0" fo:text-indent="0cm" style:auto-text-indent="false" fo:background-color="transparent" style:text-autospace="none" style:writing-mode="lr-tb"/>
      <style:text-properties style:font-name="Arial" fo:font-size="13pt" officeooo:rsid="005e5984" officeooo:paragraph-rsid="005edea8" style:font-size-asian="13pt" style:font-name-complex="Times New Roman" style:font-size-complex="13pt"/>
    </style:style>
    <style:style style:name="P169" style:family="paragraph" style:parent-style-name="Standard" style:master-page-name="">
      <loext:graphic-properties draw:fill="none"/>
      <style:paragraph-properties fo:margin-left="0cm" fo:margin-right="0cm" fo:margin-top="0.302cm" fo:margin-bottom="0.302cm" loext:contextual-spacing="false" fo:line-height="150%" fo:text-align="center" style:justify-single-word="false" fo:orphans="0" fo:widows="0" fo:text-indent="0cm" style:auto-text-indent="false" style:page-number="auto" fo:background-color="transparent" style:text-autospace="none" style:writing-mode="lr-tb"/>
      <style:text-properties style:font-name="Arial" fo:font-size="18pt" fo:font-style="italic" officeooo:paragraph-rsid="005edea8" style:font-size-asian="18pt" style:font-style-asian="italic" style:font-name-complex="Times New Roman" style:font-size-complex="18pt" style:font-style-complex="italic"/>
    </style:style>
    <style:style style:name="P170" style:family="paragraph" style:parent-style-name="Standard" style:master-page-name="">
      <loext:graphic-properties draw:fill="none"/>
      <style:paragraph-properties fo:margin-left="0cm" fo:margin-right="0cm" fo:margin-top="0.603cm" fo:margin-bottom="0.603cm" loext:contextual-spacing="false" fo:line-height="150%" fo:text-align="center" style:justify-single-word="false" fo:orphans="0" fo:widows="0" fo:text-indent="0cm" style:auto-text-indent="false" style:page-number="auto" fo:background-color="transparent" style:text-autospace="none"/>
      <style:text-properties style:font-name="Arial" fo:font-size="14pt" fo:letter-spacing="0.004cm" officeooo:rsid="002a1e6a" officeooo:paragraph-rsid="005edea8" style:font-size-asian="14pt" style:font-name-complex="Arial" style:font-size-complex="14pt" style:text-scale="102%"/>
    </style:style>
    <style:style style:name="P171"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officeooo:paragraph-rsid="006425d5" style:font-size-asian="12pt" style:font-name-complex="Arial" style:font-size-complex="12pt"/>
    </style:style>
    <style:style style:name="P172"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6425d5" style:font-size-asian="12pt" style:font-name-complex="Arial" style:font-size-complex="12pt"/>
    </style:style>
    <style:style style:name="P17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b41b" officeooo:paragraph-rsid="006425d5" style:font-size-asian="12pt" style:font-name-complex="Arial" style:font-size-complex="12pt"/>
    </style:style>
    <style:style style:name="P17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3c946" officeooo:paragraph-rsid="006425d5" style:font-size-asian="12pt" style:font-name-complex="Arial" style:font-size-complex="12pt"/>
    </style:style>
    <style:style style:name="P17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86b2b4" officeooo:paragraph-rsid="006425d5" style:font-size-asian="12pt" style:font-name-complex="Arial" style:font-size-complex="12pt"/>
    </style:style>
    <style:style style:name="P17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87e958" officeooo:paragraph-rsid="006425d5" style:font-size-asian="12pt" style:font-name-complex="Arial" style:font-size-complex="12pt"/>
    </style:style>
    <style:style style:name="P177"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officeooo:paragraph-rsid="006425d5" style:font-size-asian="12pt" style:font-size-complex="12pt"/>
    </style:style>
    <style:style style:name="P178"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6425d5" style:font-size-asian="12pt" style:font-size-complex="12pt"/>
    </style:style>
    <style:style style:name="P179"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06425d5" style:font-size-asian="12pt" style:font-size-complex="12pt"/>
    </style:style>
    <style:style style:name="P180"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paragraph-rsid="006425d5" style:font-size-asian="12pt" style:font-weight-asian="bold" style:font-size-complex="12pt" style:font-weight-complex="bold"/>
    </style:style>
    <style:style style:name="P181"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style:font-name="Arial" fo:font-size="12pt" officeooo:rsid="0087e958" officeooo:paragraph-rsid="006425d5" style:font-size-asian="12pt" style:font-name-complex="Arial" style:font-size-complex="12pt" fo:hyphenate="false" fo:hyphenation-remain-char-count="2" fo:hyphenation-push-char-count="2"/>
    </style:style>
    <style:style style:name="P182"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font-name="Arial" fo:font-size="12pt" officeooo:paragraph-rsid="006425d5" style:font-size-asian="12pt" style:font-size-complex="12pt" fo:hyphenate="false" fo:hyphenation-remain-char-count="2" fo:hyphenation-push-char-count="2"/>
    </style:style>
    <style:style style:name="P183" style:family="paragraph" style:parent-style-name="Standard" style:master-page-name="">
      <loext:graphic-properties draw:fill="none"/>
      <style:paragraph-properties fo:margin-left="0cm" fo:margin-right="0cm" fo:margin-top="0cm" fo:margin-bottom="0.15cm" loext:contextual-spacing="false" fo:line-height="150%" fo:text-align="justify" style:justify-single-word="false" fo:orphans="0" fo:widows="0" fo:text-indent="0cm" style:auto-text-indent="false" style:page-number="auto" fo:background-color="transparent" style:text-autospace="none" style:snap-to-layout-grid="false" style:writing-mode="lr-tb"/>
      <style:text-properties style:use-window-font-color="true" style:font-name="Arial" fo:font-size="12pt" fo:language="es" fo:country="ES" officeooo:paragraph-rsid="006cfe2d" style:font-name-asian="Arial" style:font-size-asian="12pt" style:language-asian="zxx" style:country-asian="none" style:font-name-complex="Arial" style:font-size-complex="12pt" style:language-complex="ar" style:country-complex="SA"/>
    </style:style>
    <style:style style:name="P184" style:family="paragraph" style:parent-style-name="Standard" style:master-page-name="">
      <loext:graphic-properties draw:fill="none"/>
      <style:paragraph-properties fo:margin-left="0cm" fo:margin-right="0cm" fo:margin-top="0cm" fo:margin-bottom="0.15cm" loext:contextual-spacing="false" fo:line-height="150%" fo:text-align="justify" style:justify-single-word="false" fo:orphans="0" fo:widows="0" fo:text-indent="0cm" style:auto-text-indent="false" style:page-number="auto" fo:background-color="transparent" style:text-autospace="none" style:writing-mode="lr-tb"/>
      <style:text-properties style:font-name="Arial" fo:font-size="12pt" officeooo:paragraph-rsid="006cfe2d" style:font-size-asian="12pt" style:font-size-complex="12pt"/>
    </style:style>
    <style:style style:name="P185" style:family="paragraph" style:parent-style-name="Standard">
      <style:paragraph-properties fo:margin-left="0.27cm" fo:margin-right="0cm" fo:margin-top="0cm" fo:margin-bottom="0cm" loext:contextual-spacing="false" fo:line-height="150%" fo:text-align="justify" style:justify-single-word="false" fo:orphans="0" fo:widows="0" fo:text-indent="0cm" style:auto-text-indent="false" style:text-autospace="none"/>
      <style:text-properties style:text-position="4% 100%" style:font-name="Arial" fo:font-size="12pt" fo:letter-spacing="-0.106cm" style:font-size-asian="12pt" style:font-name-complex="Arial Black" style:font-size-complex="12pt"/>
    </style:style>
    <style:style style:name="P186" style:family="paragraph" style:parent-style-name="Standard">
      <style:paragraph-properties fo:margin-left="0.27cm" fo:margin-right="0cm" fo:margin-top="0cm" fo:margin-bottom="0cm" loext:contextual-spacing="false" fo:line-height="150%" fo:text-align="justify" style:justify-single-word="false" fo:orphans="0" fo:widows="0" fo:text-indent="0cm" style:auto-text-indent="false" style:text-autospace="none"/>
      <style:text-properties fo:color="#000000" style:text-position="-4% 1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87" style:family="paragraph" style:parent-style-name="Standard">
      <style:paragraph-properties fo:margin-left="0.27cm" fo:margin-right="0cm" fo:margin-top="0cm" fo:margin-bottom="0cm" loext:contextual-spacing="false" fo:line-height="150%" fo:text-align="justify" style:justify-single-word="false" fo:orphans="0" fo:widows="0" fo:text-indent="0cm" style:auto-text-indent="false" style:text-autospace="none"/>
      <style:text-properties style:font-name="Arial" fo:font-weight="bold" style:font-weight-asian="bold" style:font-weight-complex="bold"/>
    </style:style>
    <style:style style:name="P188" style:family="paragraph" style:parent-style-name="Standard">
      <style:paragraph-properties fo:margin-top="0.023cm" fo:margin-bottom="0cm" loext:contextual-spacing="false" fo:line-height="150%" fo:text-align="justify" style:justify-single-word="false" fo:orphans="0" fo:widows="0" style:text-autospace="none"/>
      <style:text-properties style:font-name="Arial" fo:font-size="12pt" style:font-size-asian="12pt" style:font-name-complex="Arial Black" style:font-size-complex="12pt"/>
    </style:style>
    <style:style style:name="P189" style:family="paragraph" style:parent-style-name="Standard">
      <style:paragraph-properties fo:margin-top="0.023cm" fo:margin-bottom="0cm" loext:contextual-spacing="false" fo:line-height="150%" fo:text-align="justify" style:justify-single-word="false" fo:orphans="0" fo:widows="0" style:text-autospace="none"/>
      <style:text-properties fo:color="#000000" style:font-name="Arial" fo:font-size="12pt" style:font-size-asian="12pt" style:font-name-complex="Arial" style:font-size-complex="12pt"/>
    </style:style>
    <style:style style:name="P190" style:family="paragraph" style:parent-style-name="Standard">
      <style:paragraph-properties fo:margin-left="0.808cm" fo:margin-right="0.196cm" fo:margin-top="0.005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Times New Roman" style:font-size-complex="12pt"/>
    </style:style>
    <style:style style:name="P191" style:family="paragraph" style:parent-style-name="Standard">
      <style:paragraph-properties fo:margin-top="0.011cm" fo:margin-bottom="0cm" loext:contextual-spacing="false" fo:line-height="150%" fo:text-align="justify" style:justify-single-word="false" fo:orphans="0" fo:widows="0" style:text-autospace="none"/>
      <style:text-properties style:font-name="Arial" fo:font-size="12pt" style:font-size-asian="12pt" style:font-name-complex="Times New Roman" style:font-size-complex="12pt"/>
    </style:style>
    <style:style style:name="P192" style:family="paragraph" style:parent-style-name="Standard">
      <style:paragraph-properties fo:margin-top="0.011cm" fo:margin-bottom="0cm" loext:contextual-spacing="false" fo:line-height="150%" fo:text-align="justify" style:justify-single-word="false" fo:orphans="0" fo:widows="0" style:text-autospace="none"/>
      <style:text-properties style:font-name="Arial" fo:font-size="5.5pt" style:font-size-asian="5.5pt" style:font-name-complex="Arial" style:font-size-complex="5.5pt"/>
    </style:style>
    <style:style style:name="P193" style:family="paragraph" style:parent-style-name="Standard">
      <style:paragraph-properties fo:margin-top="0.011cm" fo:margin-bottom="0cm" loext:contextual-spacing="false" fo:line-height="150%" fo:text-align="justify" style:justify-single-word="false" fo:orphans="0" fo:widows="0" style:text-autospace="none" style:writing-mode="lr-tb"/>
      <style:text-properties fo:color="#000000" style:font-name="Arial" fo:font-size="6pt" style:font-size-asian="6pt" style:font-name-complex="Arial" style:font-size-complex="6pt"/>
    </style:style>
    <style:style style:name="P194"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195"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officeooo:paragraph-rsid="0052f1db"/>
    </style:style>
    <style:style style:name="P196"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fo:font-weight="bold" officeooo:paragraph-rsid="0052f1db" style:font-size-asian="12pt" style:font-weight-asian="bold" style:font-name-complex="Arial" style:font-size-complex="12pt" style:font-weight-complex="bold"/>
    </style:style>
    <style:style style:name="P197"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style:font-size-asian="12pt" style:font-name-complex="Arial" style:font-size-complex="12pt"/>
    </style:style>
    <style:style style:name="P198"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ab-stops>
          <style:tab-stop style:position="1.023cm"/>
          <style:tab-stop style:position="2.963cm"/>
          <style:tab-stop style:position="3.563cm"/>
          <style:tab-stop style:position="5.256cm"/>
          <style:tab-stop style:position="8.184cm"/>
          <style:tab-stop style:position="9.807cm"/>
          <style:tab-stop style:position="10.407cm"/>
          <style:tab-stop style:position="12.136cm"/>
          <style:tab-stop style:position="13.37cm"/>
          <style:tab-stop style:position="15.593cm"/>
        </style:tab-stops>
      </style:paragraph-properties>
      <style:text-properties fo:color="#000000" style:font-name="Arial" fo:font-size="12pt" style:font-size-asian="12pt" style:font-name-complex="Arial" style:font-size-complex="12pt"/>
    </style:style>
    <style:style style:name="P199"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text-properties fo:color="#000000" style:font-name="Arial"/>
    </style:style>
    <style:style style:name="P200" style:family="paragraph" style:parent-style-name="Standard">
      <style:paragraph-properties fo:margin-left="0.27cm" fo:margin-right="0.189cm" fo:margin-top="0.051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201"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ext-properties style:font-name="Arial" fo:font-size="12pt" officeooo:paragraph-rsid="004eb2d2" style:font-size-asian="12pt" style:font-size-complex="12pt"/>
    </style:style>
    <style:style style:name="P202"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ab-stops>
          <style:tab-stop style:position="10.583cm"/>
        </style:tab-stops>
      </style:paragraph-properties>
      <style:text-properties style:font-name="Arial" fo:font-size="12pt" officeooo:paragraph-rsid="004eb2d2" style:font-size-asian="12pt" style:font-size-complex="12pt"/>
    </style:style>
    <style:style style:name="P203" style:family="paragraph" style:parent-style-name="Standard">
      <style:paragraph-properties fo:margin-top="0.014cm" fo:margin-bottom="0cm" loext:contextual-spacing="false" fo:line-height="150%" fo:text-align="justify" style:justify-single-word="false" fo:orphans="0" fo:widows="0" style:text-autospace="none" style:writing-mode="lr-tb"/>
      <style:text-properties style:font-name="Arial" fo:font-size="5.5pt" style:font-size-asian="5.5pt" style:font-name-complex="Arial" style:font-size-complex="5.5pt"/>
    </style:style>
    <style:style style:name="P204" style:family="paragraph" style:parent-style-name="Standard">
      <style:paragraph-properties fo:margin-top="0.014cm" fo:margin-bottom="0cm" loext:contextual-spacing="false" fo:line-height="150%" fo:text-align="justify" style:justify-single-word="false" fo:orphans="0" fo:widows="0" style:text-autospace="none" style:writing-mode="lr-tb"/>
      <style:text-properties fo:color="#000000" style:font-name="Arial" fo:font-size="10pt" style:font-size-asian="10pt" style:font-name-complex="Arial" style:font-size-complex="10pt"/>
    </style:style>
    <style:style style:name="P205" style:family="paragraph" style:parent-style-name="Standard">
      <style:paragraph-properties fo:margin-top="0.014cm" fo:margin-bottom="0cm" loext:contextual-spacing="false" fo:line-height="150%" fo:text-align="justify" style:justify-single-word="false" fo:orphans="0" fo:widows="0" style:text-autospace="none" style:snap-to-layout-grid="false"/>
      <style:text-properties style:font-name="Arial" fo:font-size="6pt" style:font-size-asian="6pt" style:font-name-complex="Times New Roman" style:font-size-complex="6pt"/>
    </style:style>
    <style:style style:name="P206" style:family="paragraph" style:parent-style-name="Standard">
      <style:paragraph-properties fo:margin-top="0.014cm" fo:margin-bottom="0cm" loext:contextual-spacing="false" fo:line-height="150%" fo:text-align="justify" style:justify-single-word="false" fo:orphans="0" fo:widows="0" style:text-autospace="none"/>
      <style:text-properties style:font-name="Arial" fo:font-size="10pt" style:font-size-asian="10pt" style:font-name-complex="Arial" style:font-size-complex="10pt"/>
    </style:style>
    <style:style style:name="P207" style:family="paragraph" style:parent-style-name="Standard">
      <style:paragraph-properties fo:margin-top="0.014cm" fo:margin-bottom="0cm" loext:contextual-spacing="false" fo:line-height="150%" fo:text-align="justify" style:justify-single-word="false" fo:orphans="0" fo:widows="0" style:text-autospace="none" style:snap-to-layout-grid="false"/>
      <style:text-properties style:font-name="Arial" fo:font-size="10pt" style:font-size-asian="10pt" style:font-name-complex="Times New Roman" style:font-size-complex="10pt"/>
    </style:style>
    <style:style style:name="P208" style:family="paragraph" style:parent-style-name="Standard">
      <style:paragraph-properties fo:margin-top="0.004cm" fo:margin-bottom="0cm" loext:contextual-spacing="false" fo:line-height="150%" fo:text-align="justify" style:justify-single-word="false" fo:orphans="0" fo:widows="0" style:text-autospace="none"/>
      <style:text-properties style:font-name="Arial" fo:font-size="12pt" style:font-size-asian="12pt" style:font-name-complex="Arial" style:font-size-complex="12pt"/>
    </style:style>
    <style:style style:name="P209" style:family="paragraph" style:parent-style-name="Standard">
      <style:paragraph-properties fo:margin-top="0.004cm" fo:margin-bottom="0cm" loext:contextual-spacing="false" fo:line-height="150%" fo:text-align="justify" style:justify-single-word="false" fo:orphans="0" fo:widows="0" style:text-autospace="none"/>
      <style:text-properties style:font-name="Arial" fo:font-size="13pt" style:font-size-asian="13pt" style:font-name-complex="Arial" style:font-size-complex="13pt"/>
    </style:style>
    <style:style style:name="P210" style:family="paragraph" style:parent-style-name="Standard">
      <style:paragraph-properties fo:margin-top="0.004cm" fo:margin-bottom="0cm" loext:contextual-spacing="false" fo:line-height="150%" fo:text-align="justify" style:justify-single-word="false" fo:orphans="0" fo:widows="0" style:text-autospace="none"/>
      <style:text-properties fo:color="#000000" style:font-name="Arial" fo:font-size="12pt" style:font-size-asian="12pt" style:font-name-complex="Arial" style:font-size-complex="12pt"/>
    </style:style>
    <style:style style:name="P211" style:family="paragraph" style:parent-style-name="Standard">
      <style:paragraph-properties fo:margin-top="0.004cm" fo:margin-bottom="0cm" loext:contextual-spacing="false" fo:line-height="150%" fo:text-align="justify" style:justify-single-word="false" fo:orphans="0" fo:widows="0" style:text-autospace="none" style:snap-to-layout-grid="false"/>
      <style:text-properties fo:color="#000000" style:font-name="Arial" fo:font-size="7pt" style:font-size-asian="7pt" style:font-name-complex="Times New Roman" style:font-size-complex="7pt"/>
    </style:style>
    <style:style style:name="P212" style:family="paragraph" style:parent-style-name="Standard">
      <style:paragraph-properties fo:margin-left="0.27cm" fo:margin-right="2.82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213" style:family="paragraph" style:parent-style-name="Standard">
      <style:paragraph-properties fo:margin-top="0.03cm" fo:margin-bottom="0cm" loext:contextual-spacing="false" fo:line-height="150%" fo:text-align="justify" style:justify-single-word="false" fo:orphans="0" fo:widows="0" style:text-autospace="none" style:writing-mode="lr-tb"/>
      <style:text-properties style:font-name="Arial" fo:font-size="12pt" style:font-size-asian="12pt" style:font-name-complex="Arial" style:font-size-complex="12pt"/>
    </style:style>
    <style:style style:name="P214" style:family="paragraph" style:parent-style-name="Standard">
      <style:paragraph-properties fo:margin-top="0.03cm" fo:margin-bottom="0cm" loext:contextual-spacing="false" fo:line-height="150%" fo:text-align="justify" style:justify-single-word="false" fo:orphans="0" fo:widows="0" style:text-autospace="none"/>
      <style:text-properties style:font-name="Arial" fo:font-size="13pt" style:font-size-asian="13pt" style:font-name-complex="Arial" style:font-size-complex="13pt"/>
    </style:style>
    <style:style style:name="P215" style:family="paragraph" style:parent-style-name="Standard">
      <style:paragraph-properties fo:margin-left="1.54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16" style:family="paragraph" style:parent-style-name="Standard">
      <style:paragraph-properties fo:margin-left="1.54cm" fo:margin-right="0.189cm" fo:margin-top="0.051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17" style:family="paragraph" style:parent-style-name="Standard">
      <style:paragraph-properties fo:margin-left="1.54cm" fo:margin-right="0.189cm" fo:margin-top="0.025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18" style:family="paragraph" style:parent-style-name="Standard">
      <style:paragraph-properties fo:margin-left="1.54cm" fo:margin-right="0.189cm" fo:margin-top="0.037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19" style:family="paragraph" style:parent-style-name="Standard">
      <style:paragraph-properties fo:margin-left="1.54cm" fo:margin-right="0.189cm" fo:margin-top="0.028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20" style:family="paragraph" style:parent-style-name="Standard">
      <style:paragraph-properties fo:margin-left="1.54cm" fo:margin-right="0.189cm" fo:margin-top="0.021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21" style:family="paragraph" style:parent-style-name="Standard">
      <style:paragraph-properties fo:margin-left="1.54cm" fo:margin-right="0.189cm" fo:margin-top="0.014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22" style:family="paragraph" style:parent-style-name="Standard">
      <style:paragraph-properties fo:margin-left="1.54cm" fo:margin-right="0.189cm" fo:margin-top="0.007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23" style:family="paragraph" style:parent-style-name="Standard">
      <style:paragraph-properties fo:margin-left="2.771cm" fo:margin-right="0cm" fo:margin-top="0.146cm" fo:margin-bottom="0cm" loext:contextual-spacing="false" fo:line-height="150%" fo:text-align="justify" style:justify-single-word="false" fo:orphans="0" fo:widows="0" fo:text-indent="0cm" style:auto-text-indent="false" style:text-autospace="none" style:writing-mode="lr-tb"/>
      <style:text-properties fo:color="#000066" style:text-position="-4% 100%" style:font-name="Arial" fo:font-size="12pt" style:text-underline-style="solid" style:text-underline-width="auto" style:text-underline-color="font-color" style:font-size-asian="12pt" style:font-name-complex="Arial" style:font-size-complex="12pt"/>
    </style:style>
    <style:style style:name="P224" style:family="paragraph" style:parent-style-name="Standard">
      <style:paragraph-properties fo:margin-left="1.54cm" fo:margin-right="0.191cm" fo:margin-top="0.004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25" style:family="paragraph" style:parent-style-name="Standard">
      <style:paragraph-properties fo:margin-left="1.54cm" fo:margin-right="0.191cm" fo:margin-top="0.007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26" style:family="paragraph" style:parent-style-name="Standard">
      <style:paragraph-properties fo:margin-left="1.54cm" fo:margin-right="0.191cm" fo:margin-top="0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style:style>
    <style:style style:name="P227" style:family="paragraph" style:parent-style-name="Standard">
      <style:paragraph-properties fo:margin-left="1.54cm" fo:margin-right="0.191cm" fo:margin-top="0cm" fo:margin-bottom="0cm" loext:contextual-spacing="false" fo:line-height="150%" fo:text-align="justify" style:justify-single-word="false" fo:orphans="0" fo:widows="0" fo:text-indent="-0.635cm" style:auto-text-indent="false" style:text-autospace="none">
        <style:tab-stops>
          <style:tab-stop style:position="1.517cm"/>
        </style:tab-stops>
      </style:paragraph-properties>
      <style:text-properties style:font-name="Arial" fo:font-size="12pt" style:font-size-asian="12pt" style:font-name-complex="Arial" style:font-size-complex="12pt"/>
    </style:style>
    <style:style style:name="P228" style:family="paragraph" style:parent-style-name="Standard">
      <style:paragraph-properties fo:margin-left="0.905cm" fo:margin-right="0cm" fo:margin-top="0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fo:color="#000000" style:font-name="Arial" fo:font-size="12pt" style:font-size-asian="12pt" style:font-name-complex="Arial" style:font-size-complex="12pt"/>
    </style:style>
    <style:style style:name="P229" style:family="paragraph" style:parent-style-name="Standard">
      <style:paragraph-properties fo:margin-left="0.905cm" fo:margin-right="0cm" fo:margin-top="0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style:style>
    <style:style style:name="P230" style:family="paragraph" style:parent-style-name="Standard">
      <style:paragraph-properties fo:margin-left="0.905cm" fo:margin-right="0cm" fo:margin-top="0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231" style:family="paragraph" style:parent-style-name="Standard">
      <style:paragraph-properties fo:margin-left="0.905cm" fo:margin-right="0cm" fo:margin-top="0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fo:font-size="12pt" officeooo:paragraph-rsid="004b542f" style:font-size-asian="12pt" style:font-name-complex="Arial" style:font-size-complex="12pt"/>
    </style:style>
    <style:style style:name="P232" style:family="paragraph" style:parent-style-name="Standard">
      <style:paragraph-properties fo:margin-left="0.905cm" fo:margin-right="0cm" fo:margin-top="0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233" style:family="paragraph" style:parent-style-name="Standard">
      <style:paragraph-properties fo:margin-left="0.905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234" style:family="paragraph" style:parent-style-name="Standard">
      <style:paragraph-properties fo:margin-left="0.905cm" fo:margin-right="0cm" fo:margin-top="0.072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fo:color="#000000" style:font-name="Arial" fo:font-size="12pt" style:font-size-asian="12pt" style:font-name-complex="Arial" style:font-size-complex="12pt"/>
    </style:style>
    <style:style style:name="P235" style:family="paragraph" style:parent-style-name="Standard">
      <style:paragraph-properties fo:margin-left="0.905cm" fo:margin-right="0cm" fo:margin-top="0.072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236" style:family="paragraph" style:parent-style-name="Standard">
      <style:paragraph-properties fo:margin-left="0.905cm" fo:margin-right="0cm" fo:margin-top="0.064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fo:color="#000000" style:font-name="Arial" fo:font-size="12pt" style:font-size-asian="12pt" style:font-name-complex="Arial" style:font-size-complex="12pt"/>
    </style:style>
    <style:style style:name="P237" style:family="paragraph" style:parent-style-name="Standard">
      <style:paragraph-properties fo:margin-left="0.905cm" fo:margin-right="0cm" fo:margin-top="0.064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style:style>
    <style:style style:name="P238" style:family="paragraph" style:parent-style-name="Standard">
      <style:paragraph-properties fo:margin-left="0.905cm" fo:margin-right="0cm" fo:margin-top="0.104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style:style>
    <style:style style:name="P239" style:family="paragraph" style:parent-style-name="Standard">
      <style:paragraph-properties fo:margin-left="0.905cm" fo:margin-right="0cm" fo:margin-top="0.095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style:style>
    <style:style style:name="P240" style:family="paragraph" style:parent-style-name="Standard">
      <style:paragraph-properties fo:margin-left="0.905cm" fo:margin-right="0cm" fo:margin-top="0.095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fo:color="#000000" style:font-name="Arial" fo:font-size="12pt" style:font-size-asian="12pt" style:font-name-complex="Arial" style:font-size-complex="12pt"/>
    </style:style>
    <style:style style:name="P241" style:family="paragraph" style:parent-style-name="Standard">
      <style:paragraph-properties fo:margin-left="0.905cm" fo:margin-right="0cm" fo:margin-top="0.051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fo:color="#000000" style:font-name="Arial" fo:font-size="12pt" style:font-size-asian="12pt" style:font-name-complex="Arial" style:font-size-complex="12pt"/>
    </style:style>
    <style:style style:name="P242" style:family="paragraph" style:parent-style-name="Standard">
      <style:paragraph-properties fo:margin-left="0.905cm" fo:margin-right="0cm" fo:margin-top="0.002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fo:color="#000000" style:font-name="Arial" fo:font-size="12pt" officeooo:paragraph-rsid="0035f0aa" style:font-size-asian="12pt" style:font-name-complex="Arial" style:font-size-complex="12pt"/>
    </style:style>
    <style:style style:name="P243" style:family="paragraph" style:parent-style-name="Standard">
      <style:paragraph-properties fo:margin-left="1.54cm" fo:margin-right="0cm" fo:margin-top="0.004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244" style:family="paragraph" style:parent-style-name="Standard">
      <style:paragraph-properties fo:margin-left="1.54cm" fo:margin-right="0cm" fo:margin-top="0.004cm" fo:margin-bottom="0cm" loext:contextual-spacing="false" fo:line-height="150%" fo:text-align="justify" style:justify-single-word="false" fo:orphans="0" fo:widows="0" fo:text-indent="0cm" style:auto-text-indent="false" style:text-autospace="none" style:writing-mode="lr-tb">
        <style:tab-stops>
          <style:tab-stop style:position="2.152cm"/>
        </style:tab-stops>
      </style:paragraph-properties>
      <style:text-properties style:font-name="Arial" fo:font-size="12pt" style:font-size-asian="12pt" style:font-name-complex="Arial" style:font-size-complex="12pt"/>
    </style:style>
    <style:style style:name="P245" style:family="paragraph" style:parent-style-name="Standard">
      <style:paragraph-properties fo:margin-left="1.54cm" fo:margin-right="0cm" fo:margin-top="0cm" fo:margin-bottom="0cm" loext:contextual-spacing="false" fo:line-height="150%" fo:text-align="justify" style:justify-single-word="false" fo:orphans="0" fo:widows="0" fo:text-indent="0cm" style:auto-text-indent="false" style:text-autospace="none" style:writing-mode="lr-tb">
        <style:tab-stops>
          <style:tab-stop style:position="2.152cm"/>
        </style:tab-stops>
      </style:paragraph-properties>
      <style:text-properties style:font-name="Arial" fo:font-size="12pt" style:font-size-asian="12pt" style:font-name-complex="Arial" style:font-size-complex="12pt"/>
    </style:style>
    <style:style style:name="P246" style:family="paragraph" style:parent-style-name="Standard">
      <style:paragraph-properties fo:margin-left="0.27cm" fo:margin-right="0.293cm" fo:margin-top="0cm" fo:margin-bottom="0cm" loext:contextual-spacing="false" fo:line-height="150%" fo:text-align="justify" style:justify-single-word="false" fo:orphans="0" fo:widows="0" fo:text-indent="0cm" style:auto-text-indent="false" style:text-autospace="none" style:writing-mode="lr-tb"/>
      <style:text-properties fo:color="#000000" style:font-name="Arial" fo:font-size="12pt" style:font-size-asian="12pt" style:font-name-complex="Arial" style:font-size-complex="12pt"/>
    </style:style>
    <style:style style:name="P247" style:family="paragraph" style:parent-style-name="Standard">
      <style:paragraph-properties fo:margin-left="0.27cm" fo:margin-right="0.293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248" style:family="paragraph" style:parent-style-name="Standard">
      <style:paragraph-properties fo:margin-left="0.90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0.882cm"/>
        </style:tab-stops>
      </style:paragraph-properties>
      <style:text-properties style:font-name="Arial"/>
    </style:style>
    <style:style style:name="P249" style:family="paragraph" style:parent-style-name="Standard">
      <style:paragraph-properties fo:margin-left="0.27cm" fo:margin-right="9.737cm" fo:margin-top="0.002cm" fo:margin-bottom="0cm" loext:contextual-spacing="false" fo:line-height="150%" fo:text-align="justify" style:justify-single-word="false" fo:orphans="0" fo:widows="0" fo:text-indent="0cm" style:auto-text-indent="false" style:text-autospace="none" style:writing-mode="lr-tb">
        <style:tab-stops>
          <style:tab-stop style:position="0.882cm"/>
        </style:tab-stops>
      </style:paragraph-properties>
      <style:text-properties fo:color="#000000" style:font-name="Arial" fo:font-size="12pt" style:font-size-asian="12pt" style:font-name-complex="Arial" style:font-size-complex="12pt"/>
    </style:style>
    <style:style style:name="P250" style:family="paragraph" style:parent-style-name="Standard">
      <style:paragraph-properties fo:margin-left="0.27cm" fo:margin-right="13.788cm" fo:margin-top="0.064cm" fo:margin-bottom="0cm" loext:contextual-spacing="false" fo:line-height="150%" fo:text-align="justify" style:justify-single-word="false" fo:orphans="0" fo:widows="0" fo:text-indent="0cm" style:auto-text-indent="false" style:text-autospace="none" style:writing-mode="lr-tb">
        <style:tab-stops>
          <style:tab-stop style:position="0.882cm"/>
        </style:tab-stops>
      </style:paragraph-properties>
      <style:text-properties fo:color="#000000" style:font-name="Arial" fo:font-size="12pt" officeooo:paragraph-rsid="0065e669" style:font-size-asian="12pt" style:font-name-complex="Arial" style:font-size-complex="12pt"/>
    </style:style>
    <style:style style:name="P251" style:family="paragraph" style:parent-style-name="Standard">
      <style:paragraph-properties fo:margin-left="0.27cm" fo:margin-right="8.613cm" fo:margin-top="0cm" fo:margin-bottom="0cm" loext:contextual-spacing="false" fo:line-height="150%" fo:text-align="justify" style:justify-single-word="false" fo:orphans="0" fo:widows="0" fo:text-indent="0cm" style:auto-text-indent="false" style:text-autospace="none"/>
      <style:text-properties fo:color="#000000" style:font-name="Arial" fo:font-size="12pt" fo:font-weight="bold" style:font-size-asian="12pt" style:font-weight-asian="bold" style:font-name-complex="Arial" style:font-size-complex="12pt" style:font-weight-complex="bold"/>
    </style:style>
    <style:style style:name="P252" style:family="paragraph" style:parent-style-name="Standard">
      <style:paragraph-properties fo:margin-left="0.27cm" fo:margin-right="0.191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253" style:family="paragraph" style:parent-style-name="Standard">
      <style:paragraph-properties fo:margin-left="0.27cm" fo:margin-right="0.191cm" fo:margin-top="0cm" fo:margin-bottom="0cm" loext:contextual-spacing="false" fo:line-height="150%" fo:text-align="justify" style:justify-single-word="false" fo:orphans="0" fo:widows="0" fo:text-indent="0cm" style:auto-text-indent="false" style:text-autospace="none" style:writing-mode="lr-tb">
        <style:tab-stops>
          <style:tab-stop style:position="0.988cm"/>
          <style:tab-stop style:position="3.281cm"/>
          <style:tab-stop style:position="3.881cm"/>
          <style:tab-stop style:position="6.385cm"/>
          <style:tab-stop style:position="8.961cm"/>
          <style:tab-stop style:position="10.16cm"/>
          <style:tab-stop style:position="12.1cm"/>
          <style:tab-stop style:position="15.346cm"/>
          <style:tab-stop style:position="17.039cm"/>
        </style:tab-stops>
      </style:paragraph-properties>
      <style:text-properties fo:color="#000000" style:font-name="Arial" fo:font-size="12pt" style:font-size-asian="12pt" style:font-name-complex="Arial" style:font-size-complex="12pt"/>
    </style:style>
    <style:style style:name="P254" style:family="paragraph" style:parent-style-name="Standard">
      <style:paragraph-properties fo:margin-left="0.27cm" fo:margin-right="0.191cm" fo:margin-top="0cm" fo:margin-bottom="0cm" loext:contextual-spacing="false" fo:line-height="150%" fo:text-align="justify" style:justify-single-word="false" fo:orphans="0" fo:widows="0" fo:text-indent="0cm" style:auto-text-indent="false" style:text-autospace="none" style:writing-mode="lr-tb">
        <style:tab-stops>
          <style:tab-stop style:position="0.988cm"/>
          <style:tab-stop style:position="2.752cm"/>
          <style:tab-stop style:position="3.351cm"/>
          <style:tab-stop style:position="5.539cm"/>
          <style:tab-stop style:position="8.255cm"/>
          <style:tab-stop style:position="10.689cm"/>
          <style:tab-stop style:position="13.547cm"/>
          <style:tab-stop style:position="17.039cm"/>
        </style:tab-stops>
      </style:paragraph-properties>
      <style:text-properties fo:color="#000000" style:font-name="Arial" fo:font-size="12pt" style:font-size-asian="12pt" style:font-name-complex="Arial" style:font-size-complex="12pt"/>
    </style:style>
    <style:style style:name="P255" style:family="paragraph" style:parent-style-name="Standard">
      <style:paragraph-properties fo:margin-left="0.27cm" fo:margin-right="0.436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256" style:family="paragraph" style:parent-style-name="Standard">
      <style:paragraph-properties fo:margin-left="0.27cm" fo:margin-right="3.175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257" style:family="paragraph" style:parent-style-name="Standard">
      <style:paragraph-properties fo:margin-top="0.021cm" fo:margin-bottom="0cm" loext:contextual-spacing="false" fo:line-height="150%" fo:text-align="justify" style:justify-single-word="false" fo:orphans="0" fo:widows="0" style:text-autospace="none" style:writing-mode="lr-tb"/>
      <style:text-properties fo:color="#000000" style:font-name="Arial" fo:font-size="10pt" style:font-size-asian="10pt" style:font-name-complex="Arial" style:font-size-complex="10pt"/>
    </style:style>
    <style:style style:name="P258" style:family="paragraph" style:parent-style-name="Standard">
      <style:paragraph-properties fo:margin-top="0.021cm" fo:margin-bottom="0cm" loext:contextual-spacing="false" fo:line-height="150%" fo:text-align="justify" style:justify-single-word="false" fo:orphans="0" fo:widows="0" style:text-autospace="none"/>
      <style:text-properties style:font-name="Arial" fo:font-size="13pt" style:font-size-asian="13pt" style:font-name-complex="Arial" style:font-size-complex="13pt"/>
    </style:style>
    <style:style style:name="P259" style:family="paragraph" style:parent-style-name="Standard">
      <style:paragraph-properties fo:margin-left="1.519cm" fo:margin-right="0.191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260" style:family="paragraph" style:parent-style-name="Standard">
      <style:paragraph-properties fo:margin-top="0.035cm" fo:margin-bottom="0cm" loext:contextual-spacing="false" fo:line-height="150%" fo:text-align="justify" style:justify-single-word="false" fo:orphans="0" fo:widows="0" style:text-autospace="none" style:writing-mode="lr-tb"/>
      <style:text-properties fo:color="#000000" style:font-name="Arial" fo:font-size="13pt" style:font-size-asian="13pt" style:font-name-complex="Arial" style:font-size-complex="13pt"/>
    </style:style>
    <style:style style:name="P261" style:family="paragraph" style:parent-style-name="Standard">
      <style:paragraph-properties fo:margin-left="1.519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262" style:family="paragraph" style:parent-style-name="Standard">
      <style:paragraph-properties fo:margin-left="0.303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263" style:family="paragraph" style:parent-style-name="Standard">
      <style:paragraph-properties fo:margin-left="0.639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264" style:family="paragraph" style:parent-style-name="Standard">
      <style:paragraph-properties fo:margin-left="3.277cm" fo:margin-right="3.279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265" style:family="paragraph" style:parent-style-name="Standard">
      <style:paragraph-properties fo:margin-left="0.224cm" fo:margin-right="0cm" fo:margin-top="0.115cm" fo:margin-bottom="0cm" loext:contextual-spacing="false" fo:line-height="150%" fo:text-align="justify" style:justify-single-word="false" fo:orphans="0" fo:widows="0" fo:text-indent="0cm" style:auto-text-indent="false" style:text-autospace="none"/>
      <style:text-properties style:font-name="Arial"/>
    </style:style>
    <style:style style:name="P266" style:family="paragraph" style:parent-style-name="Standard">
      <style:paragraph-properties fo:margin-left="0.233cm" fo:margin-right="0cm" fo:margin-top="0.115cm" fo:margin-bottom="0cm" loext:contextual-spacing="false" fo:line-height="150%" fo:text-align="justify" style:justify-single-word="false" fo:orphans="0" fo:widows="0" fo:text-indent="0cm" style:auto-text-indent="false" style:text-autospace="none"/>
      <style:text-properties style:font-name="Arial"/>
    </style:style>
    <style:style style:name="P267" style:family="paragraph" style:parent-style-name="Standard">
      <style:paragraph-properties fo:margin-left="0.845cm" fo:margin-right="0.845cm" fo:margin-top="0cm" fo:margin-bottom="0cm" loext:contextual-spacing="false" fo:line-height="150%" fo:text-align="justify" style:justify-single-word="false" fo:orphans="0" fo:widows="0" fo:text-indent="0cm" style:auto-text-indent="false" style:text-autospace="none"/>
      <style:text-properties fo:color="#000000" style:font-name="Arial" fo:font-size="12pt" fo:font-weight="bold" style:font-size-asian="12pt" style:font-weight-asian="bold" style:font-name-complex="Arial" style:font-size-complex="12pt" style:font-weight-complex="bold"/>
    </style:style>
    <style:style style:name="P268" style:family="paragraph" style:parent-style-name="Standard">
      <style:paragraph-properties fo:margin-left="0.201cm" fo:margin-right="0cm" fo:margin-top="0cm" fo:margin-bottom="0cm" loext:contextual-spacing="false" fo:line-height="150%" fo:text-align="justify" style:justify-single-word="false" fo:orphans="0" fo:widows="0" fo:text-indent="0cm" style:auto-text-indent="false" style:text-autospace="none"/>
      <style:text-properties fo:color="#000000" style:font-name="Arial"/>
    </style:style>
    <style:style style:name="P269" style:family="paragraph" style:parent-style-name="Standard">
      <style:paragraph-properties fo:margin-left="0.201cm" fo:margin-right="0cm" fo:margin-top="0.109cm" fo:margin-bottom="0cm" loext:contextual-spacing="false" fo:line-height="150%" fo:text-align="justify" style:justify-single-word="false" fo:orphans="0" fo:widows="0" fo:text-indent="0cm" style:auto-text-indent="false" style:text-autospace="none"/>
      <style:text-properties fo:color="#000000" style:font-name="Arial"/>
    </style:style>
    <style:style style:name="P270" style:family="paragraph" style:parent-style-name="Standard">
      <style:paragraph-properties fo:margin-left="0.201cm" fo:margin-right="0cm" fo:margin-top="0.159cm" fo:margin-bottom="0cm" loext:contextual-spacing="false" fo:line-height="150%" fo:text-align="justify" style:justify-single-word="false" fo:orphans="0" fo:widows="0" fo:text-indent="0cm" style:auto-text-indent="false" style:text-autospace="none"/>
      <style:text-properties fo:color="#000000" style:font-name="Arial"/>
    </style:style>
    <style:style style:name="P271" style:family="paragraph" style:parent-style-name="Standard">
      <style:paragraph-properties fo:margin-left="0.201cm" fo:margin-right="0cm" fo:margin-top="0.143cm" fo:margin-bottom="0cm" loext:contextual-spacing="false" fo:line-height="150%" fo:text-align="justify" style:justify-single-word="false" fo:orphans="0" fo:widows="0" fo:text-indent="0cm" style:auto-text-indent="false" style:text-autospace="none"/>
      <style:text-properties fo:color="#000000" style:font-name="Arial"/>
    </style:style>
    <style:style style:name="P272" style:family="paragraph" style:parent-style-name="Standard">
      <style:paragraph-properties fo:margin-left="0.697cm" fo:margin-right="0.684cm" fo:margin-top="0cm" fo:margin-bottom="0cm" loext:contextual-spacing="false" fo:line-height="150%" fo:text-align="justify"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273" style:family="paragraph" style:parent-style-name="Standard">
      <style:paragraph-properties fo:margin-left="0.697cm" fo:margin-right="0.684cm" fo:margin-top="0.109cm" fo:margin-bottom="0cm" loext:contextual-spacing="false" fo:line-height="150%" fo:text-align="justify"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274" style:family="paragraph" style:parent-style-name="Standard">
      <style:paragraph-properties fo:margin-left="0.697cm" fo:margin-right="0.684cm" fo:margin-top="0.143cm" fo:margin-bottom="0cm" loext:contextual-spacing="false" fo:line-height="150%" fo:text-align="justify"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275" style:family="paragraph" style:parent-style-name="Standard">
      <style:paragraph-properties fo:margin-left="0.706cm" fo:margin-right="0.702cm" fo:margin-top="0cm" fo:margin-bottom="0cm" loext:contextual-spacing="false" fo:line-height="150%" fo:text-align="justify"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276" style:family="paragraph" style:parent-style-name="Standard">
      <style:paragraph-properties fo:margin-left="0.706cm" fo:margin-right="0.702cm" fo:margin-top="0.058cm" fo:margin-bottom="0cm" loext:contextual-spacing="false" fo:line-height="150%" fo:text-align="justify" style:justify-single-word="false" fo:orphans="0" fo:widows="0" fo:text-indent="0cm" style:auto-text-indent="false" style:text-autospace="none"/>
      <style:text-properties fo:color="#000000" style:font-name="Arial" fo:font-size="12pt" fo:font-weight="bold" style:font-size-asian="12pt" style:font-weight-asian="bold" style:font-name-complex="Arial" style:font-size-complex="12pt" style:font-weight-complex="bold"/>
    </style:style>
    <style:style style:name="P277" style:family="paragraph" style:parent-style-name="Standard">
      <style:paragraph-properties fo:margin-left="0.688cm" fo:margin-right="0.677cm" fo:margin-top="0.109cm" fo:margin-bottom="0cm" loext:contextual-spacing="false" fo:line-height="150%" fo:text-align="justify"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278" style:family="paragraph" style:parent-style-name="Standard">
      <style:paragraph-properties fo:margin-left="0.691cm" fo:margin-right="0.681cm" fo:margin-top="0.159cm" fo:margin-bottom="0cm" loext:contextual-spacing="false" fo:line-height="150%" fo:text-align="justify"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279" style:family="paragraph" style:parent-style-name="Standard">
      <style:paragraph-properties fo:margin-left="0.691cm" fo:margin-right="0.681cm" fo:margin-top="0cm" fo:margin-bottom="0cm" loext:contextual-spacing="false" fo:line-height="150%" fo:text-align="justify"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280" style:family="paragraph" style:parent-style-name="Standard">
      <style:paragraph-properties fo:margin-left="0.646cm" fo:margin-right="0cm" fo:margin-top="0.058cm" fo:margin-bottom="0cm" loext:contextual-spacing="false" fo:line-height="150%" fo:text-align="justify" style:justify-single-word="false" fo:orphans="0" fo:widows="0" fo:text-indent="0cm" style:auto-text-indent="false" style:text-autospace="none"/>
      <style:text-properties fo:color="#000000" style:font-name="Arial" fo:font-size="12pt" fo:font-weight="bold" style:font-size-asian="12pt" style:font-weight-asian="bold" style:font-name-complex="Arial" style:font-size-complex="12pt" style:font-weight-complex="bold"/>
    </style:style>
    <style:style style:name="P281" style:family="paragraph" style:parent-style-name="Standard">
      <style:paragraph-properties fo:margin-top="0.034cm" fo:margin-bottom="0cm" loext:contextual-spacing="false" fo:line-height="150%" fo:text-align="justify" style:justify-single-word="false" fo:orphans="0" fo:widows="0" style:text-autospace="none"/>
      <style:text-properties style:font-name="Arial" fo:font-size="12pt" style:font-size-asian="12pt" style:font-name-complex="Arial" style:font-size-complex="12pt"/>
    </style:style>
    <style:style style:name="P282" style:family="paragraph" style:parent-style-name="Standard">
      <style:paragraph-properties fo:margin-top="0.034cm" fo:margin-bottom="0cm" loext:contextual-spacing="false" fo:line-height="150%" fo:text-align="justify" style:justify-single-word="false" fo:orphans="0" fo:widows="0" style:text-autospace="none"/>
      <style:text-properties style:font-name="Arial" fo:font-size="13pt" style:font-size-asian="13pt" style:font-name-complex="Times New Roman" style:font-size-complex="13pt"/>
    </style:style>
    <style:style style:name="P283" style:family="paragraph" style:parent-style-name="Standard">
      <style:paragraph-properties fo:margin-top="0.034cm" fo:margin-bottom="0cm" loext:contextual-spacing="false" fo:line-height="150%" fo:text-align="justify" style:justify-single-word="false" fo:orphans="0" fo:widows="0" style:text-autospace="none"/>
      <style:text-properties style:font-name="Arial" fo:font-size="13pt" style:font-size-asian="13pt" style:font-name-complex="Arial" style:font-size-complex="13pt"/>
    </style:style>
    <style:style style:name="P284" style:family="paragraph" style:parent-style-name="Standard">
      <style:paragraph-properties fo:margin-top="0.034cm" fo:margin-bottom="0cm" loext:contextual-spacing="false" fo:line-height="150%" fo:text-align="justify" style:justify-single-word="false" fo:orphans="0" fo:widows="0" style:text-autospace="none"/>
      <style:text-properties style:font-name="Arial" style:font-name-complex="Times New Roman"/>
    </style:style>
    <style:style style:name="P285" style:family="paragraph" style:parent-style-name="Standard">
      <style:paragraph-properties fo:margin-top="0.034cm" fo:margin-bottom="0cm" loext:contextual-spacing="false" fo:line-height="150%" fo:text-align="justify" style:justify-single-word="false" fo:orphans="0" fo:widows="0" style:text-autospace="none" style:snap-to-layout-grid="false"/>
      <style:text-properties style:font-name="Arial" fo:font-size="10pt" officeooo:paragraph-rsid="003d3571" style:font-size-asian="10pt" style:font-name-complex="Times New Roman" style:font-size-complex="10pt"/>
    </style:style>
    <style:style style:name="P286" style:family="paragraph" style:parent-style-name="Standard">
      <style:paragraph-properties fo:margin-left="0.446cm" fo:margin-right="5.957cm" fo:margin-top="0.051cm" fo:margin-bottom="0cm" loext:contextual-spacing="false" fo:line-height="150%" fo:text-align="justify" style:justify-single-word="false" fo:orphans="0" fo:widows="0" fo:text-indent="0cm" style:auto-text-indent="false" style:text-autospace="none"/>
      <style:text-properties style:font-name="Arial" fo:font-size="12pt" fo:font-weight="bold" style:font-size-asian="12pt" style:font-weight-asian="bold" style:font-name-complex="Arial" style:font-size-complex="12pt" style:font-weight-complex="bold"/>
    </style:style>
    <style:style style:name="P287" style:family="paragraph" style:parent-style-name="Standard">
      <style:paragraph-properties fo:margin-left="0.446cm" fo:margin-right="0.894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690fb5" style:font-size-asian="12pt" style:font-size-complex="12pt"/>
    </style:style>
    <style:style style:name="P288" style:family="paragraph" style:parent-style-name="Standard">
      <style:paragraph-properties fo:margin-left="0.446cm" fo:margin-right="0.894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32ceed" style:font-size-asian="12pt" style:font-name-complex="Arial" style:font-size-complex="12pt"/>
    </style:style>
    <style:style style:name="P289" style:family="paragraph" style:parent-style-name="Standard">
      <loext:graphic-properties draw:fill="none"/>
      <style:paragraph-properties fo:margin-left="0.499cm" fo:margin-right="0.101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fo:font-weight="bold" style:font-weight-asian="bold" style:font-weight-complex="bold"/>
    </style:style>
    <style:style style:name="P290" style:family="paragraph" style:parent-style-name="Standard" style:master-page-name="">
      <loext:graphic-properties draw:fill="none"/>
      <style:paragraph-properties fo:margin-left="0.499cm" fo:margin-right="0.101cm" fo:margin-top="0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style:font-name="Arial" fo:font-weight="bold" style:font-weight-asian="bold" style:font-weight-complex="bold"/>
    </style:style>
    <style:style style:name="P291" style:family="paragraph" style:parent-style-name="Standard" style:master-page-name="">
      <loext:graphic-properties draw:fill="none"/>
      <style:paragraph-properties fo:margin-left="0.499cm" fo:margin-right="0.101cm" fo:margin-top="0.064cm" fo:margin-bottom="0cm" loext:contextual-spacing="false" fo:line-height="150%" fo:text-align="justify" style:justify-single-word="false" fo:orphans="0" fo:widows="0" fo:text-indent="0cm" style:auto-text-indent="false" style:page-number="auto" fo:background-color="transparent" style:text-autospace="none" style:writing-mode="lr-tb">
        <style:tab-stops>
          <style:tab-stop style:position="1.693cm"/>
        </style:tab-stops>
      </style:paragraph-properties>
      <style:text-properties style:font-name="Arial" fo:font-size="12pt" fo:font-weight="bold" officeooo:paragraph-rsid="0032e912" style:font-size-asian="12pt" style:font-weight-asian="bold" style:font-name-complex="Arial" style:font-size-complex="12pt" style:font-weight-complex="bold"/>
    </style:style>
    <style:style style:name="P292" style:family="paragraph" style:parent-style-name="Standard">
      <loext:graphic-properties draw:fill="none"/>
      <style:paragraph-properties fo:margin-left="0.499cm" fo:margin-right="0.101cm" fo:margin-top="0.064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693cm"/>
        </style:tab-stops>
      </style:paragraph-properties>
      <style:text-properties style:font-name="Arial" fo:font-size="12pt" fo:font-weight="bold" officeooo:paragraph-rsid="0032e912" style:font-size-asian="12pt" style:font-weight-asian="bold" style:font-name-complex="Arial" style:font-size-complex="12pt" style:font-weight-complex="bold"/>
    </style:style>
    <style:style style:name="P293" style:family="paragraph" style:parent-style-name="Standard">
      <style:paragraph-properties fo:margin-left="1.081cm" fo:margin-right="0cm" fo:margin-top="0cm" fo:margin-bottom="0cm" loext:contextual-spacing="false" fo:line-height="150%" fo:text-align="justify" style:justify-single-word="false" fo:orphans="0" fo:widows="0" fo:text-indent="0cm" style:auto-text-indent="false" style:text-autospace="none" style:writing-mode="lr-tb">
        <style:tab-stops>
          <style:tab-stop style:position="1.693cm"/>
        </style:tab-stops>
      </style:paragraph-properties>
      <style:text-properties style:font-name="Arial" fo:font-size="12pt" style:font-size-asian="12pt" style:font-name-complex="Arial" style:font-size-complex="12pt"/>
    </style:style>
    <style:style style:name="P294" style:family="paragraph" style:parent-style-name="Standard">
      <style:paragraph-properties fo:margin-left="1.081cm" fo:margin-right="0cm" fo:margin-top="0.064cm" fo:margin-bottom="0cm" loext:contextual-spacing="false" fo:line-height="150%" fo:text-align="justify" style:justify-single-word="false" fo:orphans="0" fo:widows="0" fo:text-indent="0cm" style:auto-text-indent="false" style:text-autospace="none" style:writing-mode="lr-tb">
        <style:tab-stops>
          <style:tab-stop style:position="1.693cm"/>
        </style:tab-stops>
      </style:paragraph-properties>
      <style:text-properties style:font-name="Arial" fo:font-size="12pt" style:font-size-asian="12pt" style:font-name-complex="Arial" style:font-size-complex="12pt"/>
    </style:style>
    <style:style style:name="P295" style:family="paragraph" style:parent-style-name="Standard">
      <style:paragraph-properties fo:margin-left="1.081cm" fo:margin-right="0cm" fo:margin-top="0.011cm" fo:margin-bottom="0cm" loext:contextual-spacing="false" fo:line-height="150%" fo:text-align="justify" style:justify-single-word="false" fo:orphans="0" fo:widows="0" fo:text-indent="0cm" style:auto-text-indent="false" style:text-autospace="none" style:writing-mode="lr-tb">
        <style:tab-stops>
          <style:tab-stop style:position="1.693cm"/>
        </style:tab-stops>
      </style:paragraph-properties>
      <style:text-properties style:font-name="Arial" fo:font-size="12pt" style:font-size-asian="12pt" style:font-name-complex="Arial" style:font-size-complex="12pt"/>
    </style:style>
    <style:style style:name="P296" style:family="paragraph" style:parent-style-name="Standard">
      <style:paragraph-properties fo:margin-left="1.081cm" fo:margin-right="0cm" fo:margin-top="0.072cm" fo:margin-bottom="0cm" loext:contextual-spacing="false" fo:line-height="150%" fo:text-align="justify" style:justify-single-word="false" fo:orphans="0" fo:widows="0" fo:text-indent="0cm" style:auto-text-indent="false" style:text-autospace="none" style:writing-mode="lr-tb">
        <style:tab-stops>
          <style:tab-stop style:position="1.693cm"/>
        </style:tab-stops>
      </style:paragraph-properties>
      <style:text-properties style:font-name="Arial" fo:font-size="12pt" style:font-size-asian="12pt" style:font-name-complex="Arial" style:font-size-complex="12pt"/>
    </style:style>
    <style:style style:name="P297" style:family="paragraph" style:parent-style-name="Standard">
      <style:paragraph-properties fo:margin-left="1.081cm" fo:margin-right="0cm" fo:margin-top="0.021cm" fo:margin-bottom="0cm" loext:contextual-spacing="false" fo:line-height="150%" fo:text-align="justify" style:justify-single-word="false" fo:orphans="0" fo:widows="0" fo:text-indent="0cm" style:auto-text-indent="false" style:text-autospace="none" style:writing-mode="lr-tb">
        <style:tab-stops>
          <style:tab-stop style:position="1.693cm"/>
        </style:tab-stops>
      </style:paragraph-properties>
      <style:text-properties style:font-name="Arial" fo:font-size="12pt" officeooo:paragraph-rsid="00345f8f" style:font-size-asian="12pt" style:font-name-complex="Arial" style:font-size-complex="12pt"/>
    </style:style>
    <style:style style:name="P298" style:family="paragraph" style:parent-style-name="Standard">
      <style:paragraph-properties fo:margin-left="1.081cm" fo:margin-right="0cm" fo:margin-top="0.021cm" fo:margin-bottom="0cm" loext:contextual-spacing="false" fo:line-height="150%" fo:text-align="justify" style:justify-single-word="false" fo:orphans="0" fo:widows="0" fo:text-indent="0cm" style:auto-text-indent="false" style:text-autospace="none" style:writing-mode="lr-tb">
        <style:tab-stops>
          <style:tab-stop style:position="1.693cm"/>
        </style:tab-stops>
      </style:paragraph-properties>
      <style:text-properties style:font-name="Arial" fo:font-size="12pt" officeooo:paragraph-rsid="0036d255" style:font-size-asian="12pt" style:font-name-complex="Arial" style:font-size-complex="12pt"/>
    </style:style>
    <style:style style:name="P299" style:family="paragraph" style:parent-style-name="Standard">
      <style:paragraph-properties fo:margin-left="1.716cm" fo:margin-right="0.894cm" fo:margin-top="0cm" fo:margin-bottom="0cm" loext:contextual-spacing="false" fo:line-height="150%" fo:text-align="justify" style:justify-single-word="false" fo:orphans="0" fo:widows="0" fo:text-indent="-0.635cm" style:auto-text-indent="false" style:text-autospace="none" style:writing-mode="lr-tb">
        <style:tab-stops>
          <style:tab-stop style:position="1.693cm"/>
        </style:tab-stops>
      </style:paragraph-properties>
      <style:text-properties style:font-name="Arial"/>
    </style:style>
    <style:style style:name="P300" style:family="paragraph" style:parent-style-name="Standard">
      <loext:graphic-properties draw:fill="none"/>
      <style:paragraph-properties fo:margin-left="0.499cm" fo:margin-right="0.101cm" fo:margin-top="0.064cm" fo:margin-bottom="0cm" loext:contextual-spacing="false" fo:line-height="150%" fo:text-align="justify" style:justify-single-word="false" fo:orphans="0" fo:widows="0" fo:text-indent="0.6cm" style:auto-text-indent="false" fo:background-color="transparent" style:text-autospace="none" style:writing-mode="lr-tb">
        <style:tab-stops>
          <style:tab-stop style:position="1.693cm"/>
        </style:tab-stops>
      </style:paragraph-properties>
      <style:text-properties style:font-name="Arial" fo:font-size="12pt" officeooo:paragraph-rsid="0036d255" style:font-size-asian="12pt" style:font-name-complex="Arial" style:font-size-complex="12pt"/>
    </style:style>
    <style:style style:name="P301" style:family="paragraph" style:parent-style-name="Standard">
      <loext:graphic-properties draw:fill="none"/>
      <style:paragraph-properties fo:margin-left="0.499cm" fo:margin-right="0.101cm" fo:margin-top="0.064cm" fo:margin-bottom="0cm" loext:contextual-spacing="false" fo:line-height="150%" fo:text-align="justify" style:justify-single-word="false" fo:orphans="0" fo:widows="0" fo:text-indent="0.6cm" style:auto-text-indent="false" fo:background-color="transparent" style:text-autospace="none" style:writing-mode="lr-tb">
        <style:tab-stops>
          <style:tab-stop style:position="1.693cm"/>
        </style:tab-stops>
      </style:paragraph-properties>
      <style:text-properties style:font-name="Arial" fo:font-size="12pt" officeooo:paragraph-rsid="0032e912" style:font-size-asian="12pt" style:font-name-complex="Arial" style:font-size-complex="12pt"/>
    </style:style>
    <style:style style:name="P302" style:family="paragraph" style:parent-style-name="Standard" style:master-page-name="">
      <loext:graphic-properties draw:fill="none"/>
      <style:paragraph-properties fo:margin-left="0.499cm" fo:margin-right="0.101cm" fo:margin-top="0.064cm" fo:margin-bottom="0cm" loext:contextual-spacing="false" fo:line-height="150%" fo:text-align="justify" style:justify-single-word="false" fo:orphans="0" fo:widows="0" fo:text-indent="0.6cm" style:auto-text-indent="false" style:page-number="auto" fo:background-color="transparent" style:text-autospace="none" style:writing-mode="lr-tb">
        <style:tab-stops>
          <style:tab-stop style:position="1.693cm"/>
        </style:tab-stops>
      </style:paragraph-properties>
      <style:text-properties style:font-name="Arial" fo:font-size="12pt" officeooo:paragraph-rsid="0036d255" style:font-size-asian="12pt" style:font-name-complex="Arial" style:font-size-complex="12pt"/>
    </style:style>
    <style:style style:name="P303" style:family="paragraph" style:parent-style-name="Standard" style:master-page-name="">
      <loext:graphic-properties draw:fill="none"/>
      <style:paragraph-properties fo:margin-left="0.499cm" fo:margin-right="0cm" fo:margin-top="0.072cm" fo:margin-bottom="0cm" loext:contextual-spacing="false" fo:line-height="150%" fo:text-align="justify" style:justify-single-word="false" fo:orphans="0" fo:widows="0" fo:text-indent="0cm" style:auto-text-indent="false" style:page-number="auto" fo:background-color="transparent" style:text-autospace="none" style:writing-mode="lr-tb">
        <style:tab-stops>
          <style:tab-stop style:position="1.693cm"/>
        </style:tab-stops>
      </style:paragraph-properties>
      <style:text-properties style:font-name="Arial" fo:font-size="12pt" fo:font-weight="bold" officeooo:paragraph-rsid="00345f8f" style:font-size-asian="12pt" style:font-weight-asian="bold" style:font-name-complex="Arial" style:font-size-complex="12pt" style:font-weight-complex="bold"/>
    </style:style>
    <style:style style:name="P304" style:family="paragraph" style:parent-style-name="Standard">
      <loext:graphic-properties draw:fill="none"/>
      <style:paragraph-properties fo:margin-left="0.499cm" fo:margin-right="0cm" fo:margin-top="0.072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693cm"/>
        </style:tab-stops>
      </style:paragraph-properties>
      <style:text-properties style:font-name="Arial" fo:font-size="12pt" fo:font-weight="bold" officeooo:paragraph-rsid="00345f8f" style:font-size-asian="12pt" style:font-weight-asian="bold" style:font-name-complex="Arial" style:font-size-complex="12pt" style:font-weight-complex="bold"/>
    </style:style>
    <style:style style:name="P305" style:family="paragraph" style:parent-style-name="Standard">
      <style:paragraph-properties fo:margin-left="2.81cm" fo:margin-right="0.189cm" fo:margin-top="0.072cm" fo:margin-bottom="0cm" loext:contextual-spacing="false" fo:line-height="150%" fo:text-align="justify" style:justify-single-word="false" fo:orphans="0" fo:widows="0" fo:text-indent="-0.635cm" style:auto-text-indent="false" style:text-autospace="none" style:writing-mode="lr-tb"/>
      <style:text-properties style:font-name="Arial"/>
    </style:style>
    <style:style style:name="P306" style:family="paragraph" style:parent-style-name="Standard">
      <style:paragraph-properties fo:margin-left="2.81cm" fo:margin-right="0.189cm" fo:margin-top="0.034cm" fo:margin-bottom="0cm" loext:contextual-spacing="false" fo:line-height="150%" fo:text-align="justify" style:justify-single-word="false" fo:orphans="0" fo:widows="0" fo:text-indent="-0.635cm" style:auto-text-indent="false" style:text-autospace="none" style:writing-mode="lr-tb"/>
      <style:text-properties style:font-name="Arial"/>
    </style:style>
    <style:style style:name="P307" style:family="paragraph" style:parent-style-name="Standard">
      <style:paragraph-properties fo:margin-left="2.81cm" fo:margin-right="0.189cm" fo:margin-top="0.021cm" fo:margin-bottom="0cm" loext:contextual-spacing="false" fo:line-height="150%" fo:text-align="justify" style:justify-single-word="false" fo:orphans="0" fo:widows="0" fo:text-indent="-0.635cm" style:auto-text-indent="false" style:text-autospace="none" style:writing-mode="lr-tb"/>
      <style:text-properties style:font-name="Arial"/>
    </style:style>
    <style:style style:name="P308" style:family="paragraph" style:parent-style-name="Standard">
      <style:paragraph-properties fo:margin-left="2.175cm" fo:margin-right="0cm" fo:margin-top="0.041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309" style:family="paragraph" style:parent-style-name="Standard">
      <style:paragraph-properties fo:margin-top="0.028cm" fo:margin-bottom="0cm" loext:contextual-spacing="false" fo:line-height="150%" fo:text-align="justify" style:justify-single-word="false" fo:orphans="0" fo:widows="0" style:text-autospace="none"/>
      <style:text-properties fo:color="#000000" style:font-name="Arial" fo:font-size="10pt" style:font-size-asian="10pt" style:font-name-complex="Arial" style:font-size-complex="10pt"/>
    </style:style>
    <style:style style:name="P310" style:family="paragraph" style:parent-style-name="Standard">
      <style:paragraph-properties fo:margin-top="0.028cm" fo:margin-bottom="0cm" loext:contextual-spacing="false" fo:line-height="150%" fo:text-align="justify" style:justify-single-word="false" fo:orphans="0" fo:widows="0" style:text-autospace="none"/>
      <style:text-properties style:font-name="Arial" fo:font-size="13pt" style:font-size-asian="13pt" style:font-name-complex="Arial" style:font-size-complex="13pt"/>
    </style:style>
    <style:style style:name="P311" style:family="paragraph" style:parent-style-name="Standard">
      <style:paragraph-properties fo:margin-left="1.021cm" fo:margin-right="0.189cm" fo:margin-top="0cm" fo:margin-bottom="0cm" loext:contextual-spacing="false" fo:line-height="150%" fo:text-align="justify" style:justify-single-word="false" fo:orphans="0" fo:widows="0" fo:text-indent="-0.116cm" style:auto-text-indent="false" style:text-autospace="none" style:writing-mode="lr-tb">
        <style:tab-stops>
          <style:tab-stop style:position="1.517cm"/>
        </style:tab-stops>
      </style:paragraph-properties>
      <style:text-properties style:font-name="Arial"/>
    </style:style>
    <style:style style:name="P312" style:family="paragraph" style:parent-style-name="Standard">
      <style:paragraph-properties fo:margin-left="0.27cm" fo:margin-right="8.176cm" fo:margin-top="0.064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fo:color="#000000" style:font-name="Arial" fo:font-size="12pt" officeooo:paragraph-rsid="0036d255" style:font-size-asian="12pt" style:font-name-complex="Arial" style:font-size-complex="12pt"/>
    </style:style>
    <style:style style:name="P313" style:family="paragraph" style:parent-style-name="Standard">
      <style:paragraph-properties fo:margin-left="0.27cm" fo:margin-right="8.176cm" fo:margin-top="0.064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fo:color="#000000" style:font-name="Arial" fo:font-size="12pt" fo:font-weight="bold" officeooo:paragraph-rsid="0036d255" style:font-size-asian="12pt" style:font-weight-asian="bold" style:font-name-complex="Arial" style:font-size-complex="12pt" style:font-weight-complex="bold"/>
    </style:style>
    <style:style style:name="P314" style:family="paragraph" style:parent-style-name="Standard">
      <style:paragraph-properties fo:margin-left="0.446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315" style:family="paragraph" style:parent-style-name="Standard">
      <style:paragraph-properties fo:margin-left="0.446cm" fo:margin-right="0.367cm" fo:margin-top="0cm" fo:margin-bottom="0cm" loext:contextual-spacing="false" fo:line-height="150%" fo:text-align="justify" style:justify-single-word="false" fo:orphans="0" fo:widows="0" fo:text-indent="0cm" style:auto-text-indent="false" style:text-autospace="none">
        <style:tab-stops>
          <style:tab-stop style:position="7.62cm"/>
          <style:tab-stop style:position="8.537cm"/>
        </style:tab-stops>
      </style:paragraph-properties>
      <style:text-properties style:font-name="Arial"/>
    </style:style>
    <style:style style:name="P316" style:family="paragraph" style:parent-style-name="Standard">
      <style:paragraph-properties fo:margin-left="0.446cm" fo:margin-right="0.367cm" fo:margin-top="0.051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317" style:family="paragraph" style:parent-style-name="Standard">
      <style:paragraph-properties fo:margin-left="0.446cm" fo:margin-right="0.367cm" fo:margin-top="0.051cm" fo:margin-bottom="0cm" loext:contextual-spacing="false" fo:line-height="150%" fo:text-align="justify" style:justify-single-word="false" fo:orphans="0" fo:widows="0" fo:text-indent="0cm" style:auto-text-indent="false" style:text-autospace="none">
        <style:tab-stops>
          <style:tab-stop style:position="7.62cm"/>
          <style:tab-stop style:position="8.537cm"/>
        </style:tab-stops>
      </style:paragraph-properties>
      <style:text-properties style:font-name="Arial"/>
    </style:style>
    <style:style style:name="P318" style:family="paragraph" style:parent-style-name="Standard">
      <style:paragraph-properties fo:margin-left="0.446cm" fo:margin-right="0.367cm" fo:margin-top="0.062cm" fo:margin-bottom="0cm" loext:contextual-spacing="false" fo:line-height="150%" fo:text-align="justify" style:justify-single-word="false" fo:orphans="0" fo:widows="0" fo:text-indent="0cm" style:auto-text-indent="false" style:text-autospace="none" style:writing-mode="lr-tb"/>
      <style:text-properties style:font-name="Arial" fo:font-size="12pt" style:font-size-asian="12pt" style:font-size-complex="12pt"/>
    </style:style>
    <style:style style:name="P319" style:family="paragraph" style:parent-style-name="Standard">
      <style:paragraph-properties fo:margin-left="1.265cm" fo:margin-right="1.263cm" fo:margin-top="0cm" fo:margin-bottom="0cm" loext:contextual-spacing="false" fo:line-height="150%" fo:text-align="center" style:justify-single-word="false" fo:orphans="0" fo:widows="0" fo:text-indent="0cm" style:auto-text-indent="false" style:text-autospace="none"/>
      <style:text-properties style:font-name="Arial" fo:font-size="10pt" fo:font-weight="bold" style:font-size-asian="10pt" style:font-weight-asian="bold" style:font-name-complex="Arial" style:font-size-complex="10pt" style:font-weight-complex="bold"/>
    </style:style>
    <style:style style:name="P320" style:family="paragraph" style:parent-style-name="Standard">
      <style:paragraph-properties fo:margin-left="0.323cm" fo:margin-right="0.321cm" fo:margin-top="0cm" fo:margin-bottom="0cm" loext:contextual-spacing="false" fo:line-height="150%" fo:text-align="center" style:justify-single-word="false" fo:orphans="0" fo:widows="0" fo:text-indent="0cm" style:auto-text-indent="false" style:text-autospace="none"/>
      <style:text-properties style:font-name="Arial" fo:font-size="10pt" style:font-size-asian="10pt" style:font-size-complex="10pt"/>
    </style:style>
    <style:style style:name="P321" style:family="paragraph" style:parent-style-name="Standard">
      <style:paragraph-properties fo:margin-left="0.323cm" fo:margin-right="0.321cm" fo:margin-top="0cm" fo:margin-bottom="0cm" loext:contextual-spacing="false" fo:line-height="150%" fo:text-align="center" style:justify-single-word="false" fo:orphans="0" fo:widows="0" fo:text-indent="0cm" style:auto-text-indent="false" style:text-autospace="none"/>
      <style:text-properties style:font-name="Arial" fo:font-size="10.5pt" style:font-size-asian="10.5pt" style:font-size-complex="10.5pt"/>
    </style:style>
    <style:style style:name="P322" style:family="paragraph" style:parent-style-name="Standard">
      <style:paragraph-properties fo:margin-left="0.323cm" fo:margin-right="0.321cm" fo:margin-top="0.004cm" fo:margin-bottom="0cm" loext:contextual-spacing="false" fo:line-height="150%" fo:text-align="center" style:justify-single-word="false" fo:orphans="0" fo:widows="0" fo:text-indent="0cm" style:auto-text-indent="false" style:text-autospace="none"/>
      <style:text-properties style:font-name="Arial" fo:font-size="10pt" officeooo:paragraph-rsid="003c5fac" style:font-size-asian="10pt" style:font-size-complex="10pt"/>
    </style:style>
    <style:style style:name="P323" style:family="paragraph" style:parent-style-name="Standard">
      <style:paragraph-properties fo:margin-left="0.323cm" fo:margin-right="0.321cm" fo:margin-top="0.004cm" fo:margin-bottom="0cm" loext:contextual-spacing="false" fo:line-height="150%" fo:text-align="center" style:justify-single-word="false" fo:orphans="0" fo:widows="0" fo:text-indent="0cm" style:auto-text-indent="false" style:text-autospace="none"/>
      <style:text-properties style:font-name="Arial" fo:font-size="10pt" officeooo:paragraph-rsid="003d3571" style:font-size-asian="10pt" style:font-size-complex="10pt"/>
    </style:style>
    <style:style style:name="P324" style:family="paragraph" style:parent-style-name="Standard">
      <style:paragraph-properties fo:margin-left="0.323cm" fo:margin-right="0.321cm" fo:margin-top="0.004cm" fo:margin-bottom="0cm" loext:contextual-spacing="false" fo:line-height="150%" fo:text-align="center" style:justify-single-word="false" fo:orphans="0" fo:widows="0" fo:text-indent="0cm" style:auto-text-indent="false" style:text-autospace="none"/>
      <style:text-properties style:font-name="Arial" fo:font-size="10pt" officeooo:paragraph-rsid="003d71a8" style:font-size-asian="10pt" style:font-size-complex="10pt"/>
    </style:style>
    <style:style style:name="P325" style:family="paragraph" style:parent-style-name="Standard">
      <style:paragraph-properties fo:margin-left="1.224cm" fo:margin-right="0.132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326" style:family="paragraph" style:parent-style-name="Standard">
      <style:paragraph-properties fo:margin-left="1.224cm" fo:margin-right="0.132cm" fo:margin-top="0.016cm" fo:margin-bottom="0cm" loext:contextual-spacing="false" fo:line-height="150%" fo:text-align="justify" style:justify-single-word="false" fo:orphans="0" fo:widows="0" fo:text-indent="-0.499cm" style:auto-text-indent="false" style:text-autospace="none">
        <style:tab-stops>
          <style:tab-stop style:position="2.258cm"/>
          <style:tab-stop style:position="3.493cm"/>
          <style:tab-stop style:position="3.634cm"/>
          <style:tab-stop style:position="4.269cm"/>
          <style:tab-stop style:position="6.279cm"/>
          <style:tab-stop style:position="6.773cm"/>
          <style:tab-stop style:position="7.867cm"/>
          <style:tab-stop style:position="8.643cm"/>
          <style:tab-stop style:position="9.772cm"/>
        </style:tab-stops>
      </style:paragraph-properties>
      <style:text-properties style:font-name="Arial" fo:font-size="10pt" style:font-size-asian="10pt" style:font-size-complex="10pt"/>
    </style:style>
    <style:style style:name="P327" style:family="paragraph" style:parent-style-name="Standard">
      <style:paragraph-properties fo:margin-left="1.224cm" fo:margin-right="0.132cm" fo:margin-top="0.016cm" fo:margin-bottom="0cm" loext:contextual-spacing="false" fo:line-height="150%" fo:text-align="justify" style:justify-single-word="false" fo:orphans="0" fo:widows="0" fo:text-indent="-0.499cm" style:auto-text-indent="false" style:text-autospace="none">
        <style:tab-stops>
          <style:tab-stop style:position="2.258cm"/>
          <style:tab-stop style:position="3.493cm"/>
          <style:tab-stop style:position="5.891cm"/>
          <style:tab-stop style:position="6.985cm"/>
        </style:tab-stops>
      </style:paragraph-properties>
      <style:text-properties style:font-name="Arial" fo:font-size="10pt" style:font-size-asian="10pt" style:font-size-complex="10pt"/>
    </style:style>
    <style:style style:name="P328" style:family="paragraph" style:parent-style-name="Standard">
      <style:paragraph-properties fo:margin-left="1.476cm" fo:margin-right="1.475cm" fo:margin-top="0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329" style:family="paragraph" style:parent-style-name="Standard">
      <style:paragraph-properties fo:margin-left="1.476cm" fo:margin-right="1.475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30" style:family="paragraph" style:parent-style-name="Standard">
      <style:paragraph-properties fo:margin-left="1.476cm" fo:margin-right="1.475cm" fo:margin-top="0cm" fo:margin-bottom="0cm" loext:contextual-spacing="false" fo:line-height="150%" fo:text-align="justify" style:justify-single-word="false" fo:orphans="0" fo:widows="0" fo:text-indent="0cm" style:auto-text-indent="false" style:text-autospace="none"/>
      <style:text-properties style:font-name="Arial" fo:font-size="10pt" officeooo:paragraph-rsid="003d3571" style:font-size-asian="10pt" style:font-name-complex="Arial" style:font-size-complex="10pt"/>
    </style:style>
    <style:style style:name="P331" style:family="paragraph" style:parent-style-name="Standard">
      <style:paragraph-properties fo:margin-left="1.476cm" fo:margin-right="1.475cm" fo:margin-top="0.007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32" style:family="paragraph" style:parent-style-name="Standard">
      <style:paragraph-properties fo:margin-left="1.469cm" fo:margin-right="1.471cm" fo:margin-top="0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333" style:family="paragraph" style:parent-style-name="Standard">
      <style:paragraph-properties fo:margin-left="1.469cm" fo:margin-right="1.471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34" style:family="paragraph" style:parent-style-name="Standard">
      <style:paragraph-properties fo:margin-left="1.469cm" fo:margin-right="1.471cm" fo:margin-top="0cm" fo:margin-bottom="0cm" loext:contextual-spacing="false" fo:line-height="150%" fo:text-align="justify" style:justify-single-word="false" fo:orphans="0" fo:widows="0" fo:text-indent="0cm" style:auto-text-indent="false" style:text-autospace="none"/>
      <style:text-properties style:font-name="Arial" fo:font-size="10pt" officeooo:paragraph-rsid="003d3571" style:font-size-asian="10pt" style:font-name-complex="Arial" style:font-size-complex="10pt"/>
    </style:style>
    <style:style style:name="P335" style:family="paragraph" style:parent-style-name="Standard">
      <style:paragraph-properties fo:margin-left="1.469cm" fo:margin-right="1.471cm" fo:margin-top="0cm" fo:margin-bottom="0cm" loext:contextual-spacing="false" fo:line-height="150%" fo:text-align="justify" style:justify-single-word="false" fo:orphans="0" fo:widows="0" fo:text-indent="0cm" style:auto-text-indent="false" style:text-autospace="none"/>
      <style:text-properties style:font-name="Arial" fo:font-size="10pt" officeooo:paragraph-rsid="003d71a8" style:font-size-asian="10pt" style:font-name-complex="Arial" style:font-size-complex="10pt"/>
    </style:style>
    <style:style style:name="P336" style:family="paragraph" style:parent-style-name="Standard">
      <style:paragraph-properties fo:margin-left="1.469cm" fo:margin-right="1.471cm" fo:margin-top="0cm" fo:margin-bottom="0cm" loext:contextual-spacing="false" fo:line-height="150%" fo:text-align="justify" style:justify-single-word="false" fo:orphans="0" fo:widows="0" fo:text-indent="0cm" style:auto-text-indent="false" style:text-autospace="none"/>
      <style:text-properties style:font-name="Arial" fo:font-size="10.5pt" style:font-size-asian="10.5pt" style:font-name-complex="Arial" style:font-size-complex="10.5pt"/>
    </style:style>
    <style:style style:name="P337" style:family="paragraph" style:parent-style-name="Standard">
      <style:paragraph-properties fo:margin-left="1.471cm" fo:margin-right="1.471cm" fo:margin-top="0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338" style:family="paragraph" style:parent-style-name="Standard">
      <style:paragraph-properties fo:margin-left="1.471cm" fo:margin-right="1.471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39" style:family="paragraph" style:parent-style-name="Standard">
      <style:paragraph-properties fo:margin-left="1.471cm" fo:margin-right="1.471cm" fo:margin-top="0cm" fo:margin-bottom="0cm" loext:contextual-spacing="false" fo:line-height="150%" fo:text-align="justify" style:justify-single-word="false" fo:orphans="0" fo:widows="0" fo:text-indent="0cm" style:auto-text-indent="false" style:text-autospace="none"/>
      <style:text-properties style:font-name="Arial" fo:font-size="10pt" officeooo:paragraph-rsid="003d3571" style:font-size-asian="10pt" style:font-name-complex="Arial" style:font-size-complex="10pt"/>
    </style:style>
    <style:style style:name="P340" style:family="paragraph" style:parent-style-name="Standard">
      <style:paragraph-properties fo:margin-left="1.471cm" fo:margin-right="1.471cm" fo:margin-top="0cm" fo:margin-bottom="0cm" loext:contextual-spacing="false" fo:line-height="150%" fo:text-align="justify" style:justify-single-word="false" fo:orphans="0" fo:widows="0" fo:text-indent="0cm" style:auto-text-indent="false" style:text-autospace="none"/>
      <style:text-properties style:font-name="Arial" fo:font-size="10pt" officeooo:paragraph-rsid="003d71a8" style:font-size-asian="10pt" style:font-name-complex="Arial" style:font-size-complex="10pt"/>
    </style:style>
    <style:style style:name="P341" style:family="paragraph" style:parent-style-name="Standard">
      <style:paragraph-properties fo:margin-left="1.471cm" fo:margin-right="1.471cm" fo:margin-top="0cm" fo:margin-bottom="0cm" loext:contextual-spacing="false" fo:line-height="150%" fo:text-align="start" style:justify-single-word="false" fo:orphans="0" fo:widows="0" fo:text-indent="0cm" style:auto-text-indent="false" style:text-autospace="none"/>
      <style:text-properties style:font-name="Arial" fo:font-size="10pt" officeooo:paragraph-rsid="003c5fac" style:font-size-asian="10pt" style:font-name-complex="Arial" style:font-size-complex="10pt"/>
    </style:style>
    <style:style style:name="P342" style:family="paragraph" style:parent-style-name="Standard">
      <style:paragraph-properties fo:margin-left="1.471cm" fo:margin-right="1.471cm" fo:margin-top="0cm" fo:margin-bottom="0cm" loext:contextual-spacing="false" fo:line-height="150%" fo:text-align="justify" style:justify-single-word="false" fo:orphans="0" fo:widows="0" fo:text-indent="0cm" style:auto-text-indent="false" style:text-autospace="none"/>
      <style:text-properties style:font-name="Arial" fo:font-size="10.5pt" style:font-size-asian="10.5pt" style:font-name-complex="Arial" style:font-size-complex="10.5pt"/>
    </style:style>
    <style:style style:name="P343" style:family="paragraph" style:parent-style-name="Standard">
      <style:paragraph-properties fo:margin-left="0.725cm" fo:margin-right="0cm" fo:margin-top="0.016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size-complex="10pt"/>
    </style:style>
    <style:style style:name="P344" style:family="paragraph" style:parent-style-name="Standard">
      <style:paragraph-properties fo:margin-left="0.725cm" fo:margin-right="0cm" fo:margin-top="0.016cm" fo:margin-bottom="0cm" loext:contextual-spacing="false" fo:line-height="150%" fo:text-align="justify" style:justify-single-word="false" fo:orphans="0" fo:widows="0" fo:text-indent="0cm" style:auto-text-indent="false" style:text-autospace="none"/>
      <style:text-properties style:font-name="Arial" fo:font-size="10pt" officeooo:paragraph-rsid="003d3571" style:font-size-asian="10pt" style:font-size-complex="10pt"/>
    </style:style>
    <style:style style:name="P345" style:family="paragraph" style:parent-style-name="Standard">
      <style:paragraph-properties fo:margin-left="0.725cm" fo:margin-right="0cm" fo:margin-top="0.016cm" fo:margin-bottom="0cm" loext:contextual-spacing="false" fo:line-height="150%" fo:text-align="justify" style:justify-single-word="false" fo:orphans="0" fo:widows="0" fo:text-indent="0cm" style:auto-text-indent="false" style:text-autospace="none"/>
      <style:text-properties style:font-name="Arial" fo:font-size="10pt" officeooo:paragraph-rsid="003d71a8" style:font-size-asian="10pt" style:font-size-complex="10pt"/>
    </style:style>
    <style:style style:name="P346" style:family="paragraph" style:parent-style-name="Standard">
      <style:paragraph-properties fo:margin-left="0.725cm" fo:margin-right="0cm" fo:margin-top="0.016cm" fo:margin-bottom="0cm" loext:contextual-spacing="false" fo:line-height="150%" fo:text-align="justify" style:justify-single-word="false" fo:orphans="0" fo:widows="0" fo:text-indent="0cm" style:auto-text-indent="false" style:text-autospace="none"/>
      <style:text-properties style:font-name="Arial" fo:font-size="10.5pt" style:font-size-asian="10.5pt" style:font-size-complex="10.5pt"/>
    </style:style>
    <style:style style:name="P347" style:family="paragraph" style:parent-style-name="Standard">
      <style:paragraph-properties fo:margin-left="0.725cm" fo:margin-right="0cm" fo:margin-top="0.134cm" fo:margin-bottom="0cm" loext:contextual-spacing="false" fo:line-height="150%" fo:text-align="start" style:justify-single-word="false" fo:orphans="0" fo:widows="0" fo:text-indent="0cm" style:auto-text-indent="false" style:text-autospace="none"/>
      <style:text-properties style:font-name="Arial" fo:font-size="10pt" officeooo:paragraph-rsid="003c5fac" style:font-size-asian="10pt" style:font-size-complex="10pt"/>
    </style:style>
    <style:style style:name="P348" style:family="paragraph" style:parent-style-name="Standard">
      <style:paragraph-properties fo:margin-left="0.725cm" fo:margin-right="0cm" fo:margin-top="0.025cm" fo:margin-bottom="0cm" loext:contextual-spacing="false" fo:line-height="150%" fo:text-align="justify" style:justify-single-word="false" fo:orphans="0" fo:widows="0" fo:text-indent="0cm" style:auto-text-indent="false" style:text-autospace="none"/>
      <style:text-properties style:font-name="Arial" fo:font-size="10pt" officeooo:paragraph-rsid="003d3571" style:font-size-asian="10pt" style:font-size-complex="10pt"/>
    </style:style>
    <style:style style:name="P349" style:family="paragraph" style:parent-style-name="Standard">
      <style:paragraph-properties fo:margin-left="1.688cm" fo:margin-right="1.686cm" fo:margin-top="0.007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350" style:family="paragraph" style:parent-style-name="Standard">
      <style:paragraph-properties fo:margin-left="1.688cm" fo:margin-right="1.686cm" fo:margin-top="0.007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51" style:family="paragraph" style:parent-style-name="Standard">
      <style:paragraph-properties fo:margin-left="1.688cm" fo:margin-right="1.686cm" fo:margin-top="0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352" style:family="paragraph" style:parent-style-name="Standard">
      <style:paragraph-properties fo:margin-left="1.688cm" fo:margin-right="1.686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53" style:family="paragraph" style:parent-style-name="Standard">
      <style:paragraph-properties fo:margin-left="1.688cm" fo:margin-right="1.686cm" fo:margin-top="0cm" fo:margin-bottom="0cm" loext:contextual-spacing="false" fo:line-height="150%" fo:text-align="justify" style:justify-single-word="false" fo:orphans="0" fo:widows="0" fo:text-indent="0cm" style:auto-text-indent="false" style:text-autospace="none"/>
      <style:text-properties style:font-name="Arial" fo:font-size="10pt" officeooo:paragraph-rsid="003d3571" style:font-size-asian="10pt" style:font-name-complex="Arial" style:font-size-complex="10pt"/>
    </style:style>
    <style:style style:name="P354" style:family="paragraph" style:parent-style-name="Standard">
      <style:paragraph-properties fo:margin-left="1.688cm" fo:margin-right="1.686cm" fo:margin-top="0cm" fo:margin-bottom="0cm" loext:contextual-spacing="false" fo:line-height="150%" fo:text-align="justify" style:justify-single-word="false" fo:orphans="0" fo:widows="0" fo:text-indent="0cm" style:auto-text-indent="false" style:text-autospace="none"/>
      <style:text-properties style:font-name="Arial" fo:font-size="10pt" officeooo:paragraph-rsid="003d71a8" style:font-size-asian="10pt" style:font-name-complex="Arial" style:font-size-complex="10pt"/>
    </style:style>
    <style:style style:name="P355" style:family="paragraph" style:parent-style-name="Standard">
      <style:paragraph-properties fo:margin-left="1.688cm" fo:margin-right="1.686cm" fo:margin-top="0cm" fo:margin-bottom="0cm" loext:contextual-spacing="false" fo:line-height="150%" fo:text-align="start" style:justify-single-word="false" fo:orphans="0" fo:widows="0" fo:text-indent="0cm" style:auto-text-indent="false" style:text-autospace="none"/>
      <style:text-properties style:font-name="Arial" fo:font-size="10pt" officeooo:paragraph-rsid="003c5fac" style:font-size-asian="10pt" style:font-name-complex="Arial" style:font-size-complex="10pt"/>
    </style:style>
    <style:style style:name="P356" style:family="paragraph" style:parent-style-name="Standard">
      <style:paragraph-properties fo:margin-left="1.688cm" fo:margin-right="1.686cm" fo:margin-top="0cm" fo:margin-bottom="0cm" loext:contextual-spacing="false" fo:line-height="150%" fo:text-align="justify" style:justify-single-word="false" fo:orphans="0" fo:widows="0" fo:text-indent="0cm" style:auto-text-indent="false" style:text-autospace="none"/>
      <style:text-properties style:font-name="Arial" fo:font-size="10.5pt" style:font-size-asian="10.5pt" style:font-name-complex="Arial" style:font-size-complex="10.5pt"/>
    </style:style>
    <style:style style:name="P357" style:family="paragraph" style:parent-style-name="Standard">
      <style:paragraph-properties fo:margin-left="1.688cm" fo:margin-right="1.686cm" fo:margin-top="0.125cm" fo:margin-bottom="0cm" loext:contextual-spacing="false" fo:line-height="150%" fo:text-align="start" style:justify-single-word="false" fo:orphans="0" fo:widows="0" fo:text-indent="0cm" style:auto-text-indent="false" style:text-autospace="none"/>
      <style:text-properties style:font-name="Arial" fo:font-size="10pt" officeooo:paragraph-rsid="003c5fac" style:font-size-asian="10pt" style:font-name-complex="Arial" style:font-size-complex="10pt"/>
    </style:style>
    <style:style style:name="P358" style:family="paragraph" style:parent-style-name="Standard">
      <style:paragraph-properties fo:margin-left="1.688cm" fo:margin-right="1.686cm" fo:margin-top="0.016cm" fo:margin-bottom="0cm" loext:contextual-spacing="false" fo:line-height="150%" fo:text-align="justify" style:justify-single-word="false" fo:orphans="0" fo:widows="0" fo:text-indent="0cm" style:auto-text-indent="false" style:text-autospace="none"/>
      <style:text-properties style:font-name="Arial" fo:font-size="10pt" officeooo:paragraph-rsid="003d3571" style:font-size-asian="10pt" style:font-name-complex="Arial" style:font-size-complex="10pt"/>
    </style:style>
    <style:style style:name="P359" style:family="paragraph" style:parent-style-name="Standard">
      <style:paragraph-properties fo:margin-left="1.688cm" fo:margin-right="1.686cm" fo:margin-top="0.041cm" fo:margin-bottom="0cm" loext:contextual-spacing="false" fo:line-height="150%" fo:text-align="justify" style:justify-single-word="false" fo:orphans="0" fo:widows="0" fo:text-indent="0cm" style:auto-text-indent="false" style:text-autospace="none"/>
      <style:text-properties style:font-name="Arial" fo:font-size="10pt" officeooo:paragraph-rsid="003d71a8" style:font-size-asian="10pt" style:font-name-complex="Arial" style:font-size-complex="10pt"/>
    </style:style>
    <style:style style:name="P360" style:family="paragraph" style:parent-style-name="Standard">
      <style:paragraph-properties fo:margin-left="1.485cm" fo:margin-right="1.487cm" fo:margin-top="0.007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361" style:family="paragraph" style:parent-style-name="Standard">
      <style:paragraph-properties fo:margin-left="1.485cm" fo:margin-right="1.487cm" fo:margin-top="0.007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62" style:family="paragraph" style:parent-style-name="Standard">
      <style:paragraph-properties fo:margin-left="1.485cm" fo:margin-right="1.487cm" fo:margin-top="0.125cm" fo:margin-bottom="0cm" loext:contextual-spacing="false" fo:line-height="150%" fo:text-align="start" style:justify-single-word="false" fo:orphans="0" fo:widows="0" fo:text-indent="0cm" style:auto-text-indent="false" style:text-autospace="none"/>
      <style:text-properties style:font-name="Arial" fo:font-size="10pt" officeooo:paragraph-rsid="003c5fac" style:font-size-asian="10pt" style:font-name-complex="Arial" style:font-size-complex="10pt"/>
    </style:style>
    <style:style style:name="P363" style:family="paragraph" style:parent-style-name="Standard">
      <style:paragraph-properties fo:margin-left="1.485cm" fo:margin-right="1.487cm" fo:margin-top="0.016cm" fo:margin-bottom="0cm" loext:contextual-spacing="false" fo:line-height="150%" fo:text-align="justify" style:justify-single-word="false" fo:orphans="0" fo:widows="0" fo:text-indent="0cm" style:auto-text-indent="false" style:text-autospace="none"/>
      <style:text-properties style:font-name="Arial" fo:font-size="10pt" officeooo:paragraph-rsid="003d3571" style:font-size-asian="10pt" style:font-name-complex="Arial" style:font-size-complex="10pt"/>
    </style:style>
    <style:style style:name="P364" style:family="paragraph" style:parent-style-name="Standard">
      <style:paragraph-properties fo:margin-left="1.485cm" fo:margin-right="1.487cm" fo:margin-top="0.041cm" fo:margin-bottom="0cm" loext:contextual-spacing="false" fo:line-height="150%" fo:text-align="justify" style:justify-single-word="false" fo:orphans="0" fo:widows="0" fo:text-indent="0cm" style:auto-text-indent="false" style:text-autospace="none"/>
      <style:text-properties style:font-name="Arial" fo:font-size="10pt" officeooo:paragraph-rsid="003d71a8" style:font-size-asian="10pt" style:font-name-complex="Arial" style:font-size-complex="10pt"/>
    </style:style>
    <style:style style:name="P365" style:family="paragraph" style:parent-style-name="Standard">
      <style:paragraph-properties fo:margin-left="1.489cm" fo:margin-right="1.49cm" fo:margin-top="0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366" style:family="paragraph" style:parent-style-name="Standard">
      <style:paragraph-properties fo:margin-left="1.489cm" fo:margin-right="1.49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67" style:family="paragraph" style:parent-style-name="Standard">
      <style:paragraph-properties fo:margin-left="1.489cm" fo:margin-right="1.49cm" fo:margin-top="0cm" fo:margin-bottom="0cm" loext:contextual-spacing="false" fo:line-height="150%" fo:text-align="start" style:justify-single-word="false" fo:orphans="0" fo:widows="0" fo:text-indent="0cm" style:auto-text-indent="false" style:text-autospace="none"/>
      <style:text-properties style:font-name="Arial" fo:font-size="10pt" officeooo:paragraph-rsid="003c5fac" style:font-size-asian="10pt" style:font-name-complex="Arial" style:font-size-complex="10pt"/>
    </style:style>
    <style:style style:name="P368" style:family="paragraph" style:parent-style-name="Standard">
      <style:paragraph-properties fo:margin-left="1.224cm" fo:margin-right="0.374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369" style:family="paragraph" style:parent-style-name="Standard">
      <style:paragraph-properties fo:margin-left="1.224cm" fo:margin-right="0.374cm" fo:margin-top="0.016cm" fo:margin-bottom="0cm" loext:contextual-spacing="false" fo:line-height="150%" fo:text-align="start" style:justify-single-word="false" fo:orphans="0" fo:widows="0" fo:text-indent="-0.499cm" style:auto-text-indent="false" style:text-autospace="none"/>
      <style:text-properties style:font-name="Arial" fo:font-size="10pt" officeooo:paragraph-rsid="003c5fac" style:font-size-asian="10pt" style:font-size-complex="10pt"/>
    </style:style>
    <style:style style:name="P370" style:family="paragraph" style:parent-style-name="Standard">
      <style:paragraph-properties fo:margin-left="1.224cm" fo:margin-right="0.187cm" fo:margin-top="0.016cm" fo:margin-bottom="0cm" loext:contextual-spacing="false" fo:line-height="150%" fo:text-align="start" style:justify-single-word="false" fo:orphans="0" fo:widows="0" fo:text-indent="-0.499cm" style:auto-text-indent="false" style:text-autospace="none"/>
      <style:text-properties style:font-name="Arial" fo:font-size="10pt" officeooo:paragraph-rsid="003c5fac" style:font-size-asian="10pt" style:font-size-complex="10pt"/>
    </style:style>
    <style:style style:name="P371" style:family="paragraph" style:parent-style-name="Standard">
      <style:paragraph-properties fo:margin-left="1.469cm" fo:margin-right="1.469cm" fo:margin-top="0cm" fo:margin-bottom="0cm" loext:contextual-spacing="false" fo:line-height="150%" fo:text-align="start" style:justify-single-word="false" fo:orphans="0" fo:widows="0" fo:text-indent="0cm" style:auto-text-indent="false" style:text-autospace="none"/>
      <style:text-properties style:font-name="Arial" fo:font-size="10pt" officeooo:paragraph-rsid="003c5fac" style:font-size-asian="10pt" style:font-name-complex="Arial" style:font-size-complex="10pt"/>
    </style:style>
    <style:style style:name="P372" style:family="paragraph" style:parent-style-name="Standard">
      <style:paragraph-properties fo:margin-left="1.224cm" fo:margin-right="0.915cm" fo:margin-top="0.016cm" fo:margin-bottom="0cm" loext:contextual-spacing="false" fo:line-height="150%" fo:text-align="start" style:justify-single-word="false" fo:orphans="0" fo:widows="0" fo:text-indent="-0.499cm" style:auto-text-indent="false" style:text-autospace="none"/>
      <style:text-properties style:font-name="Arial" fo:font-size="10pt" officeooo:paragraph-rsid="003c5fac" style:font-size-asian="10pt" style:font-size-complex="10pt"/>
    </style:style>
    <style:style style:name="P373" style:family="paragraph" style:parent-style-name="Standard">
      <style:paragraph-properties fo:margin-left="1.224cm" fo:margin-right="1.716cm" fo:margin-top="0.016cm" fo:margin-bottom="0cm" loext:contextual-spacing="false" fo:line-height="150%" fo:text-align="start" style:justify-single-word="false" fo:orphans="0" fo:widows="0" fo:text-indent="-0.499cm" style:auto-text-indent="false" style:text-autospace="none"/>
      <style:text-properties style:font-name="Arial" fo:font-size="10pt" officeooo:paragraph-rsid="003c5fac" style:font-size-asian="10pt" style:font-size-complex="10pt"/>
    </style:style>
    <style:style style:name="P374" style:family="paragraph" style:parent-style-name="Standard">
      <style:paragraph-properties fo:margin-left="0cm" fo:margin-right="0.367cm" fo:margin-top="0.129cm" fo:margin-bottom="0cm" loext:contextual-spacing="false" fo:line-height="150%" fo:text-align="justify" style:justify-single-word="false" fo:orphans="0" fo:widows="0" fo:text-indent="0cm" style:auto-text-indent="false" style:text-autospace="none">
        <style:tab-stops>
          <style:tab-stop style:position="7.479cm"/>
          <style:tab-stop style:position="8.29cm"/>
        </style:tab-stops>
      </style:paragraph-properties>
      <style:text-properties style:font-name="Arial" fo:font-size="12pt" fo:font-weight="bold" officeooo:paragraph-rsid="003c5fac" style:font-size-asian="12pt" style:font-weight-asian="bold" style:font-name-complex="Arial" style:font-size-complex="12pt" style:font-weight-complex="bold"/>
    </style:style>
    <style:style style:name="P375" style:family="paragraph" style:parent-style-name="Standard">
      <style:paragraph-properties fo:margin-left="0cm" fo:margin-right="0.367cm" fo:margin-top="0.129cm" fo:margin-bottom="0cm" loext:contextual-spacing="false" fo:line-height="150%" fo:text-align="justify" style:justify-single-word="false" fo:orphans="0" fo:widows="0" fo:text-indent="0cm" style:auto-text-indent="false" style:text-autospace="none" style:writing-mode="lr-tb">
        <style:tab-stops>
          <style:tab-stop style:position="7.479cm"/>
          <style:tab-stop style:position="8.29cm"/>
        </style:tab-stops>
      </style:paragraph-properties>
      <style:text-properties style:font-name="Arial" officeooo:paragraph-rsid="003c5fac"/>
    </style:style>
    <style:style style:name="P376" style:family="paragraph" style:parent-style-name="Standard">
      <style:paragraph-properties fo:margin-left="1.224cm" fo:margin-right="0.469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377" style:family="paragraph" style:parent-style-name="Standard">
      <style:paragraph-properties fo:margin-left="1.224cm" fo:margin-right="1.08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378" style:family="paragraph" style:parent-style-name="Standard">
      <style:paragraph-properties fo:margin-left="1.224cm" fo:margin-right="0.633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379" style:family="paragraph" style:parent-style-name="Standard">
      <style:paragraph-properties fo:margin-left="1.224cm" fo:margin-right="0.633cm" fo:margin-top="0.016cm" fo:margin-bottom="0cm" loext:contextual-spacing="false" fo:line-height="150%" fo:text-align="justify" style:justify-single-word="false" fo:orphans="0" fo:widows="0" fo:text-indent="-0.499cm" style:auto-text-indent="false" style:text-autospace="none"/>
      <style:text-properties style:font-name="Arial" fo:font-size="10pt" officeooo:paragraph-rsid="003d3571" style:font-size-asian="10pt" style:font-size-complex="10pt"/>
    </style:style>
    <style:style style:name="P380" style:family="paragraph" style:parent-style-name="Standard">
      <style:paragraph-properties fo:margin-left="1.224cm" fo:margin-right="0.633cm" fo:margin-top="0.026cm" fo:margin-bottom="0cm" loext:contextual-spacing="false" fo:line-height="150%" fo:text-align="justify" style:justify-single-word="false" fo:orphans="0" fo:widows="0" fo:text-indent="-0.499cm" style:auto-text-indent="false" style:text-autospace="none"/>
      <style:text-properties style:font-name="Arial" fo:font-size="10pt" officeooo:paragraph-rsid="003d3571" style:font-size-asian="10pt" style:font-size-complex="10pt"/>
    </style:style>
    <style:style style:name="P381" style:family="paragraph" style:parent-style-name="Standard">
      <style:paragraph-properties fo:margin-left="1.473cm" fo:margin-right="1.473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82" style:family="paragraph" style:parent-style-name="Standard">
      <style:paragraph-properties fo:margin-left="1.224cm" fo:margin-right="0.185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383" style:family="paragraph" style:parent-style-name="Standard">
      <style:paragraph-properties fo:margin-left="1.224cm" fo:margin-right="0.185cm" fo:margin-top="0.016cm" fo:margin-bottom="0cm" loext:contextual-spacing="false" fo:line-height="150%" fo:text-align="justify" style:justify-single-word="false" fo:orphans="0" fo:widows="0" fo:text-indent="-0.499cm" style:auto-text-indent="false" style:text-autospace="none"/>
      <style:text-properties style:font-name="Arial" fo:font-size="10pt" officeooo:paragraph-rsid="003d3571" style:font-size-asian="10pt" style:font-size-complex="10pt"/>
    </style:style>
    <style:style style:name="P384" style:family="paragraph" style:parent-style-name="Standard">
      <style:paragraph-properties fo:margin-left="1.224cm" fo:margin-right="0cm" fo:margin-top="0cm" fo:margin-bottom="0cm" loext:contextual-spacing="false" fo:line-height="150%" fo:text-align="justify" style:justify-single-word="false" fo:orphans="0" fo:widows="0" fo:text-indent="0cm" style:auto-text-indent="false" style:text-autospace="none"/>
      <style:text-properties style:text-position="4% 100%" style:font-name="Arial" fo:font-size="10pt" style:font-size-asian="10pt" style:font-name-complex="Arial" style:font-size-complex="10pt"/>
    </style:style>
    <style:style style:name="P385" style:family="paragraph" style:parent-style-name="Standard">
      <style:paragraph-properties fo:margin-left="1.224cm" fo:margin-right="0cm" fo:margin-top="0cm" fo:margin-bottom="0cm" loext:contextual-spacing="false" fo:line-height="150%" fo:text-align="justify" style:justify-single-word="false" fo:orphans="0" fo:widows="0" fo:text-indent="0cm" style:auto-text-indent="false" style:text-autospace="none"/>
      <style:text-properties style:font-name="Arial" fo:font-size="10pt" officeooo:paragraph-rsid="003d3571" style:font-size-asian="10pt" style:font-size-complex="10pt"/>
    </style:style>
    <style:style style:name="P386" style:family="paragraph" style:parent-style-name="Standard">
      <style:paragraph-properties fo:margin-left="1.485cm" fo:margin-right="1.485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87" style:family="paragraph" style:parent-style-name="Standard">
      <style:paragraph-properties fo:margin-left="1.485cm" fo:margin-right="1.485cm" fo:margin-top="0cm" fo:margin-bottom="0cm" loext:contextual-spacing="false" fo:line-height="150%" fo:text-align="justify" style:justify-single-word="false" fo:orphans="0" fo:widows="0" fo:text-indent="0cm" style:auto-text-indent="false" style:text-autospace="none"/>
      <style:text-properties style:font-name="Arial" fo:font-size="10.5pt" style:font-size-asian="10.5pt" style:font-name-complex="Arial" style:font-size-complex="10.5pt"/>
    </style:style>
    <style:style style:name="P388" style:family="paragraph" style:parent-style-name="Standard">
      <style:paragraph-properties fo:margin-left="1.224cm" fo:margin-right="0.656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389" style:family="paragraph" style:parent-style-name="Standard">
      <style:paragraph-properties fo:margin-top="0.032cm" fo:margin-bottom="0cm" loext:contextual-spacing="false" fo:line-height="150%" fo:text-align="justify" style:justify-single-word="false" fo:orphans="0" fo:widows="0" style:text-autospace="none" style:snap-to-layout-grid="false"/>
      <style:text-properties style:font-name="Arial" fo:font-size="10pt" style:font-size-asian="10pt" style:font-name-complex="Times New Roman" style:font-size-complex="10pt"/>
    </style:style>
    <style:style style:name="P390" style:family="paragraph" style:parent-style-name="Standard">
      <style:paragraph-properties fo:margin-top="0.032cm" fo:margin-bottom="0cm" loext:contextual-spacing="false" fo:line-height="150%" fo:text-align="justify" style:justify-single-word="false" fo:orphans="0" fo:widows="0" style:text-autospace="none" style:snap-to-layout-grid="false"/>
      <style:text-properties style:font-name="Arial" fo:font-size="10.5pt" style:font-size-asian="10.5pt" style:font-name-complex="Times New Roman" style:font-size-complex="10.5pt"/>
    </style:style>
    <style:style style:name="P391" style:family="paragraph" style:parent-style-name="Standard">
      <style:paragraph-properties fo:margin-left="1.489cm" fo:margin-right="1.489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92" style:family="paragraph" style:parent-style-name="Standard">
      <style:paragraph-properties fo:margin-left="1.489cm" fo:margin-right="1.489cm" fo:margin-top="0cm" fo:margin-bottom="0cm" loext:contextual-spacing="false" fo:line-height="150%" fo:text-align="justify" style:justify-single-word="false" fo:orphans="0" fo:widows="0" fo:text-indent="0cm" style:auto-text-indent="false" style:text-autospace="none"/>
      <style:text-properties style:font-name="Arial" fo:font-size="10.5pt" style:font-size-asian="10.5pt" style:font-name-complex="Arial" style:font-size-complex="10.5pt"/>
    </style:style>
    <style:style style:name="P393" style:family="paragraph" style:parent-style-name="Standard">
      <style:paragraph-properties fo:margin-left="0cm" fo:margin-right="1.011cm" fo:margin-top="0.062cm" fo:margin-bottom="0cm" loext:contextual-spacing="false" fo:line-height="150%" fo:text-align="justify" style:justify-single-word="false" fo:orphans="0" fo:widows="0" fo:text-indent="0cm" style:auto-text-indent="false" style:text-autospace="none"/>
      <style:text-properties style:font-name="Arial" fo:font-size="12pt" fo:font-weight="bold" officeooo:paragraph-rsid="003d3571" style:font-size-asian="12pt" style:font-weight-asian="bold" style:font-name-complex="Arial" style:font-size-complex="12pt" style:font-weight-complex="bold"/>
    </style:style>
    <style:style style:name="P394" style:family="paragraph" style:parent-style-name="Standard">
      <style:paragraph-properties fo:margin-left="0cm" fo:margin-right="1.011cm" fo:margin-top="0.062cm" fo:margin-bottom="0cm" loext:contextual-spacing="false" fo:line-height="150%" fo:text-align="justify" style:justify-single-word="false" fo:orphans="0" fo:widows="0" fo:text-indent="0cm" style:auto-text-indent="false" style:text-autospace="none"/>
      <style:text-properties style:font-name="Arial" officeooo:paragraph-rsid="003d3571"/>
    </style:style>
    <style:style style:name="P395" style:family="paragraph" style:parent-style-name="Standard">
      <style:paragraph-properties fo:margin-left="0cm" fo:margin-right="1.011cm" fo:margin-top="0.062cm" fo:margin-bottom="0cm" loext:contextual-spacing="false" fo:line-height="150%" fo:text-align="justify" style:justify-single-word="false" fo:orphans="0" fo:widows="0" fo:text-indent="0cm" style:auto-text-indent="false" style:text-autospace="none" style:writing-mode="lr-tb"/>
      <style:text-properties style:font-name="Arial" officeooo:paragraph-rsid="003d3571"/>
    </style:style>
    <style:style style:name="P396" style:family="paragraph" style:parent-style-name="Standard">
      <style:paragraph-properties fo:margin-left="1.483cm" fo:margin-right="1.483cm" fo:margin-top="0cm" fo:margin-bottom="0cm" loext:contextual-spacing="false" fo:line-height="150%" fo:text-align="justify" style:justify-single-word="false" fo:orphans="0" fo:widows="0" fo:text-indent="0cm" style:auto-text-indent="false" style:text-autospace="none"/>
      <style:text-properties style:font-name="Arial" fo:font-size="10pt" officeooo:paragraph-rsid="003d3571" style:font-size-asian="10pt" style:font-name-complex="Arial" style:font-size-complex="10pt"/>
    </style:style>
    <style:style style:name="P397" style:family="paragraph" style:parent-style-name="Standard">
      <style:paragraph-properties fo:margin-left="1.224cm" fo:margin-right="0.75cm" fo:margin-top="0.016cm" fo:margin-bottom="0cm" loext:contextual-spacing="false" fo:line-height="150%" fo:text-align="justify" style:justify-single-word="false" fo:orphans="0" fo:widows="0" fo:text-indent="-0.499cm" style:auto-text-indent="false" style:text-autospace="none"/>
      <style:text-properties style:font-name="Arial" fo:font-size="10pt" officeooo:paragraph-rsid="003d3571" style:font-size-asian="10pt" style:font-size-complex="10pt"/>
    </style:style>
    <style:style style:name="P398" style:family="paragraph" style:parent-style-name="Standard">
      <style:paragraph-properties fo:margin-left="1.476cm" fo:margin-right="1.478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399" style:family="paragraph" style:parent-style-name="Standard">
      <style:paragraph-properties fo:margin-left="1.224cm" fo:margin-right="0.845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00" style:family="paragraph" style:parent-style-name="Standard">
      <style:paragraph-properties fo:margin-left="1.224cm" fo:margin-right="0.938cm" fo:margin-top="0.02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01" style:family="paragraph" style:parent-style-name="Standard">
      <style:paragraph-properties fo:margin-left="1.224cm" fo:margin-right="0.233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02" style:family="paragraph" style:parent-style-name="Standard">
      <style:paragraph-properties fo:margin-left="1.224cm" fo:margin-right="0.233cm" fo:margin-top="0.016cm" fo:margin-bottom="0cm" loext:contextual-spacing="false" fo:line-height="150%" fo:text-align="justify" style:justify-single-word="false" fo:orphans="0" fo:widows="0" fo:text-indent="-0.499cm" style:auto-text-indent="false" style:text-autospace="none"/>
      <style:text-properties style:font-name="Arial" fo:font-size="10.5pt" style:font-size-asian="10.5pt" style:font-size-complex="10.5pt"/>
    </style:style>
    <style:style style:name="P403" style:family="paragraph" style:parent-style-name="Standard">
      <style:paragraph-properties fo:margin-left="1.224cm" fo:margin-right="0.797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04" style:family="paragraph" style:parent-style-name="Standard">
      <style:paragraph-properties fo:margin-left="1.224cm" fo:margin-right="0.797cm" fo:margin-top="0.016cm" fo:margin-bottom="0cm" loext:contextual-spacing="false" fo:line-height="150%" fo:text-align="justify" style:justify-single-word="false" fo:orphans="0" fo:widows="0" fo:text-indent="-0.499cm" style:auto-text-indent="false" style:text-autospace="none"/>
      <style:text-properties style:font-name="Arial" fo:font-size="10.5pt" style:font-size-asian="10.5pt" style:font-size-complex="10.5pt"/>
    </style:style>
    <style:style style:name="P405" style:family="paragraph" style:parent-style-name="Standard">
      <style:paragraph-properties fo:margin-left="0.446cm" fo:margin-right="0.365cm" fo:margin-top="0.062cm" fo:margin-bottom="0cm" loext:contextual-spacing="false" fo:line-height="150%" fo:text-align="justify" style:justify-single-word="false" fo:orphans="0" fo:widows="0" fo:text-indent="0cm" style:auto-text-indent="false" style:text-autospace="none" style:writing-mode="lr-tb"/>
      <style:text-properties style:font-name="Arial" fo:font-size="12pt" style:font-size-asian="12pt" style:font-size-complex="12pt"/>
    </style:style>
    <style:style style:name="P406" style:family="paragraph" style:parent-style-name="Standard">
      <style:paragraph-properties fo:margin-left="1.224cm" fo:margin-right="1.926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07" style:family="paragraph" style:parent-style-name="Standard">
      <style:paragraph-properties fo:margin-left="1.676cm" fo:margin-right="1.674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408" style:family="paragraph" style:parent-style-name="Standard">
      <style:paragraph-properties fo:margin-left="1.676cm" fo:margin-right="1.674cm" fo:margin-top="0cm" fo:margin-bottom="0cm" loext:contextual-spacing="false" fo:line-height="150%" fo:text-align="justify" style:justify-single-word="false" fo:orphans="0" fo:widows="0" fo:text-indent="0cm" style:auto-text-indent="false" style:text-autospace="none"/>
      <style:text-properties style:font-name="Arial" fo:font-size="10pt" officeooo:paragraph-rsid="003d71a8" style:font-size-asian="10pt" style:font-name-complex="Arial" style:font-size-complex="10pt"/>
    </style:style>
    <style:style style:name="P409" style:family="paragraph" style:parent-style-name="Standard">
      <style:paragraph-properties fo:margin-left="1.676cm" fo:margin-right="1.674cm" fo:margin-top="0cm" fo:margin-bottom="0cm" loext:contextual-spacing="false" fo:line-height="150%" fo:text-align="justify" style:justify-single-word="false" fo:orphans="0" fo:widows="0" fo:text-indent="0cm" style:auto-text-indent="false" style:text-autospace="none"/>
      <style:text-properties style:font-name="Arial" fo:font-size="10.5pt" style:font-size-asian="10.5pt" style:font-name-complex="Arial" style:font-size-complex="10.5pt"/>
    </style:style>
    <style:style style:name="P410" style:family="paragraph" style:parent-style-name="Standard">
      <style:paragraph-properties fo:margin-left="1.224cm" fo:margin-right="1.363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11" style:family="paragraph" style:parent-style-name="Standard">
      <style:paragraph-properties fo:margin-left="1.475cm" fo:margin-right="1.476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412" style:family="paragraph" style:parent-style-name="Standard">
      <style:paragraph-properties fo:margin-left="1.224cm" fo:margin-right="0.727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13" style:family="paragraph" style:parent-style-name="Standard">
      <style:paragraph-properties fo:margin-left="1.224cm" fo:margin-right="0.139cm" fo:margin-top="0.016cm" fo:margin-bottom="0cm" loext:contextual-spacing="false" fo:line-height="150%" fo:text-align="justify" style:justify-single-word="false" fo:orphans="0" fo:widows="0" fo:text-indent="-0.499cm" style:auto-text-indent="false" style:text-autospace="none"/>
      <style:text-properties style:font-name="Arial" fo:font-size="10pt" officeooo:paragraph-rsid="003d71a8" style:font-size-asian="10pt" style:font-size-complex="10pt"/>
    </style:style>
    <style:style style:name="P414" style:family="paragraph" style:parent-style-name="Standard">
      <style:paragraph-properties fo:margin-left="1.224cm" fo:margin-right="0.563cm" fo:margin-top="0.016cm" fo:margin-bottom="0cm" loext:contextual-spacing="false" fo:line-height="150%" fo:text-align="justify" style:justify-single-word="false" fo:orphans="0" fo:widows="0" fo:text-indent="-0.499cm" style:auto-text-indent="false" style:text-autospace="none"/>
      <style:text-properties style:font-name="Arial" fo:font-size="10pt" officeooo:paragraph-rsid="003d71a8" style:font-size-asian="10pt" style:font-size-complex="10pt"/>
    </style:style>
    <style:style style:name="P415" style:family="paragraph" style:parent-style-name="Standard">
      <style:paragraph-properties fo:margin-left="1.224cm" fo:margin-right="0.28cm" fo:margin-top="0.016cm" fo:margin-bottom="0cm" loext:contextual-spacing="false" fo:line-height="150%" fo:text-align="justify" style:justify-single-word="false" fo:orphans="0" fo:widows="0" fo:text-indent="-0.499cm" style:auto-text-indent="false" style:text-autospace="none"/>
      <style:text-properties style:font-name="Arial" fo:font-size="10pt" officeooo:paragraph-rsid="003d71a8" style:font-size-asian="10pt" style:font-size-complex="10pt"/>
    </style:style>
    <style:style style:name="P416" style:family="paragraph" style:parent-style-name="Standard">
      <style:paragraph-properties fo:margin-left="1.224cm" fo:margin-right="0.422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17" style:family="paragraph" style:parent-style-name="Standard">
      <style:paragraph-properties fo:margin-left="1.224cm" fo:margin-right="0.445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18" style:family="paragraph" style:parent-style-name="Standard">
      <style:paragraph-properties fo:margin-left="1.473cm" fo:margin-right="1.475cm" fo:margin-top="0cm" fo:margin-bottom="0cm" loext:contextual-spacing="false" fo:line-height="150%" fo:text-align="justify" style:justify-single-word="false" fo:orphans="0" fo:widows="0" fo:text-indent="0cm" style:auto-text-indent="false" style:text-autospace="none"/>
      <style:text-properties style:font-name="Arial" fo:font-size="10pt" style:font-size-asian="10pt" style:font-name-complex="Arial" style:font-size-complex="10pt"/>
    </style:style>
    <style:style style:name="P419" style:family="paragraph" style:parent-style-name="Standard">
      <style:paragraph-properties fo:margin-left="1.224cm" fo:margin-right="0.349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20" style:family="paragraph" style:parent-style-name="Standard">
      <style:paragraph-properties fo:margin-left="1.224cm" fo:margin-right="1.009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21" style:family="paragraph" style:parent-style-name="Standard">
      <style:paragraph-properties fo:margin-left="1.224cm" fo:margin-right="2.067cm" fo:margin-top="0.016cm" fo:margin-bottom="0cm" loext:contextual-spacing="false" fo:line-height="150%" fo:text-align="justify" style:justify-single-word="false" fo:orphans="0" fo:widows="0" fo:text-indent="-0.499cm" style:auto-text-indent="false" style:text-autospace="none"/>
      <style:text-properties style:font-name="Arial" fo:font-size="10pt" style:font-size-asian="10pt" style:font-size-complex="10pt"/>
    </style:style>
    <style:style style:name="P422" style:family="paragraph" style:parent-style-name="Standard">
      <style:paragraph-properties fo:margin-left="1.224cm" fo:margin-right="0.609cm" fo:margin-top="0.016cm" fo:margin-bottom="0cm" loext:contextual-spacing="false" fo:line-height="150%" fo:text-align="justify" style:justify-single-word="false" fo:orphans="0" fo:widows="0" fo:text-indent="-0.499cm" style:auto-text-indent="false" style:text-autospace="none"/>
      <style:text-properties style:font-name="Arial" fo:font-size="10.5pt" style:font-size-asian="10.5pt" style:font-size-complex="10.5pt"/>
    </style:style>
    <style:style style:name="P423" style:family="paragraph" style:parent-style-name="Standard">
      <style:paragraph-properties fo:margin-left="1.224cm" fo:margin-right="0.986cm" fo:margin-top="0.016cm" fo:margin-bottom="0cm" loext:contextual-spacing="false" fo:line-height="150%" fo:text-align="justify" style:justify-single-word="false" fo:orphans="0" fo:widows="0" fo:text-indent="-0.499cm" style:auto-text-indent="false" style:text-autospace="none"/>
      <style:text-properties style:font-name="Arial" fo:font-size="10.5pt" style:font-size-asian="10.5pt" style:font-size-complex="10.5pt"/>
    </style:style>
    <style:style style:name="P424" style:family="paragraph" style:parent-style-name="Standard">
      <style:paragraph-properties fo:margin-left="1.224cm" fo:margin-right="0.162cm" fo:margin-top="0.016cm" fo:margin-bottom="0cm" loext:contextual-spacing="false" fo:line-height="150%" fo:text-align="justify" style:justify-single-word="false" fo:orphans="0" fo:widows="0" fo:text-indent="-0.499cm" style:auto-text-indent="false" style:text-autospace="none"/>
      <style:text-properties style:font-name="Arial" fo:font-size="10.5pt" style:font-size-asian="10.5pt" style:font-size-complex="10.5pt"/>
    </style:style>
    <style:style style:name="P425" style:family="paragraph" style:parent-style-name="Standard">
      <style:paragraph-properties fo:margin-left="1.224cm" fo:margin-right="0.94cm" fo:margin-top="0.016cm" fo:margin-bottom="0cm" loext:contextual-spacing="false" fo:line-height="150%" fo:text-align="justify" style:justify-single-word="false" fo:orphans="0" fo:widows="0" fo:text-indent="-0.499cm" style:auto-text-indent="false" style:text-autospace="none"/>
      <style:text-properties style:font-name="Arial" fo:font-size="10.5pt" style:font-size-asian="10.5pt" style:font-size-complex="10.5pt"/>
    </style:style>
    <style:style style:name="P426" style:family="paragraph" style:parent-style-name="Standard">
      <style:paragraph-properties fo:margin-left="1.487cm" fo:margin-right="1.485cm" fo:margin-top="0cm" fo:margin-bottom="0cm" loext:contextual-spacing="false" fo:line-height="150%" fo:text-align="justify" style:justify-single-word="false" fo:orphans="0" fo:widows="0" fo:text-indent="0cm" style:auto-text-indent="false" style:text-autospace="none"/>
      <style:text-properties style:font-name="Arial" fo:font-size="10.5pt" style:font-size-asian="10.5pt" style:font-name-complex="Arial" style:font-size-complex="10.5pt"/>
    </style:style>
    <style:style style:name="P427" style:family="paragraph" style:parent-style-name="Standard">
      <style:paragraph-properties fo:margin-left="1.224cm" fo:margin-right="0.21cm" fo:margin-top="0.016cm" fo:margin-bottom="0cm" loext:contextual-spacing="false" fo:line-height="150%" fo:text-align="justify" style:justify-single-word="false" fo:orphans="0" fo:widows="0" fo:text-indent="-0.499cm" style:auto-text-indent="false" style:text-autospace="none"/>
      <style:text-properties style:font-name="Arial" fo:font-size="10.5pt" style:font-size-asian="10.5pt" style:font-size-complex="10.5pt"/>
    </style:style>
    <style:style style:name="P428" style:family="paragraph" style:parent-style-name="Standard">
      <style:paragraph-properties fo:margin-left="2.801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29" style:family="paragraph" style:parent-style-name="Standard">
      <style:paragraph-properties fo:margin-left="0.185cm" fo:margin-right="0cm" fo:margin-top="0cm" fo:margin-bottom="0cm" loext:contextual-spacing="false" fo:line-height="150%" fo:text-align="justify" style:justify-single-word="false" fo:orphans="0" fo:widows="0" fo:text-indent="0cm" style:auto-text-indent="false" style:text-autospace="none"/>
      <style:text-properties style:font-name="Arial" fo:font-size="12pt" fo:font-weight="bold" style:font-size-asian="12pt" style:font-weight-asian="bold" style:font-name-complex="Arial" style:font-size-complex="12pt" style:font-weight-complex="bold"/>
    </style:style>
    <style:style style:name="P430" style:family="paragraph" style:parent-style-name="Standard">
      <style:paragraph-properties fo:margin-left="0.185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31" style:family="paragraph" style:parent-style-name="Standard">
      <style:paragraph-properties fo:margin-left="0.82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32" style:family="paragraph" style:parent-style-name="Standard">
      <style:paragraph-properties fo:margin-left="0.82cm" fo:margin-right="0cm" fo:margin-top="0.002cm" fo:margin-bottom="0cm" loext:contextual-spacing="false" fo:line-height="150%" fo:text-align="justify" style:justify-single-word="false" fo:orphans="0" fo:widows="0" fo:text-indent="0cm" style:auto-text-indent="false" style:text-autospace="none"/>
      <style:text-properties style:font-name="Arial"/>
    </style:style>
    <style:style style:name="P433" style:family="paragraph" style:parent-style-name="Standard">
      <style:paragraph-properties fo:margin-left="0.82cm" fo:margin-right="0cm" fo:margin-top="0.004cm" fo:margin-bottom="0cm" loext:contextual-spacing="false" fo:line-height="150%" fo:text-align="justify" style:justify-single-word="false" fo:orphans="0" fo:widows="0" fo:text-indent="0cm" style:auto-text-indent="false" style:text-autospace="none"/>
      <style:text-properties style:font-name="Arial"/>
    </style:style>
    <style:style style:name="P434" style:family="paragraph" style:parent-style-name="Standard">
      <style:paragraph-properties fo:margin-left="0.82cm" fo:margin-right="0cm" fo:margin-top="0.016cm" fo:margin-bottom="0cm" loext:contextual-spacing="false" fo:line-height="150%" fo:text-align="justify" style:justify-single-word="false" fo:orphans="0" fo:widows="0" fo:text-indent="0cm" style:auto-text-indent="false" style:text-autospace="none"/>
      <style:text-properties style:font-name="Arial"/>
    </style:style>
    <style:style style:name="P435" style:family="paragraph" style:parent-style-name="Standard">
      <style:paragraph-properties fo:margin-left="0.82cm" fo:margin-right="0cm" fo:margin-top="0.026cm" fo:margin-bottom="0cm" loext:contextual-spacing="false" fo:line-height="150%" fo:text-align="justify" style:justify-single-word="false" fo:orphans="0" fo:widows="0" fo:text-indent="0cm" style:auto-text-indent="false" style:text-autospace="none"/>
      <style:text-properties style:font-name="Arial"/>
    </style:style>
    <style:style style:name="P436" style:family="paragraph" style:parent-style-name="Standard">
      <style:paragraph-properties fo:margin-left="0.82cm" fo:margin-right="0cm" fo:margin-top="0.019cm" fo:margin-bottom="0cm" loext:contextual-spacing="false" fo:line-height="150%" fo:text-align="justify" style:justify-single-word="false" fo:orphans="0" fo:widows="0" fo:text-indent="0cm" style:auto-text-indent="false" style:text-autospace="none"/>
      <style:text-properties style:font-name="Arial"/>
    </style:style>
    <style:style style:name="P437" style:family="paragraph" style:parent-style-name="Standard">
      <style:paragraph-properties fo:margin-left="0.937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38" style:family="paragraph" style:parent-style-name="Standard">
      <style:paragraph-properties fo:margin-left="0.937cm" fo:margin-right="0cm" fo:margin-top="0cm" fo:margin-bottom="0cm" loext:contextual-spacing="false" fo:line-height="150%" fo:text-align="justify" style:justify-single-word="false" fo:orphans="0" fo:widows="0" fo:text-indent="0cm" style:auto-text-indent="false" style:text-autospace="none"/>
      <style:text-properties style:font-name="Arial" officeooo:paragraph-rsid="0043573f"/>
    </style:style>
    <style:style style:name="P439" style:family="paragraph" style:parent-style-name="Standard">
      <style:paragraph-properties fo:margin-left="0.937cm" fo:margin-right="0cm" fo:margin-top="0.004cm" fo:margin-bottom="0cm" loext:contextual-spacing="false" fo:line-height="150%" fo:text-align="justify" style:justify-single-word="false" fo:orphans="0" fo:widows="0" fo:text-indent="0cm" style:auto-text-indent="false" style:text-autospace="none"/>
      <style:text-properties style:font-name="Arial"/>
    </style:style>
    <style:style style:name="P440" style:family="paragraph" style:parent-style-name="Standard">
      <style:paragraph-properties fo:margin-left="0.954cm" fo:margin-right="0cm" fo:margin-top="0.004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441" style:family="paragraph" style:parent-style-name="Standard">
      <style:paragraph-properties fo:margin-left="0.954cm" fo:margin-right="0cm" fo:margin-top="0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442" style:family="paragraph" style:parent-style-name="Standard">
      <style:paragraph-properties fo:margin-left="2.207cm" fo:margin-right="0.108cm" fo:margin-top="0.014cm" fo:margin-bottom="0cm" loext:contextual-spacing="false" fo:line-height="150%" fo:text-align="justify" style:justify-single-word="false" fo:orphans="0" fo:widows="0" fo:text-indent="-1.27cm" style:auto-text-indent="false" style:text-autospace="none"/>
      <style:text-properties style:font-name="Arial"/>
    </style:style>
    <style:style style:name="P443" style:family="paragraph" style:parent-style-name="Standard">
      <style:paragraph-properties fo:margin-left="2.514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44" style:family="paragraph" style:parent-style-name="Standard">
      <style:paragraph-properties fo:margin-left="2.365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45" style:family="paragraph" style:parent-style-name="Standard">
      <style:paragraph-properties fo:margin-left="0.293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46" style:family="paragraph" style:parent-style-name="Standard">
      <style:paragraph-properties fo:margin-left="0.293cm" fo:margin-right="0cm" fo:margin-top="0.004cm" fo:margin-bottom="0cm" loext:contextual-spacing="false" fo:line-height="150%" fo:text-align="justify" style:justify-single-word="false" fo:orphans="0" fo:widows="0" fo:text-indent="0cm" style:auto-text-indent="false" style:text-autospace="none"/>
      <style:text-properties style:font-name="Arial"/>
    </style:style>
    <style:style style:name="P447" style:family="paragraph" style:parent-style-name="Standard">
      <style:paragraph-properties fo:margin-left="0.543cm" fo:margin-right="0.108cm" fo:margin-top="0.014cm" fo:margin-bottom="0cm" loext:contextual-spacing="false" fo:line-height="150%" fo:text-align="justify" style:justify-single-word="false" fo:orphans="0" fo:widows="0" fo:text-indent="-0.25cm" style:auto-text-indent="false" style:text-autospace="none"/>
      <style:text-properties style:font-name="Arial"/>
    </style:style>
    <style:style style:name="P448" style:family="paragraph" style:parent-style-name="Standard">
      <loext:graphic-properties draw:fill="none"/>
      <style:paragraph-properties fo:margin-left="0.4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style:style>
    <style:style style:name="P449" style:family="paragraph" style:parent-style-name="Standard">
      <loext:graphic-properties draw:fill="none"/>
      <style:paragraph-properties fo:margin-left="0.4cm" fo:margin-right="0cm" fo:margin-top="0.004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style:style>
    <style:style style:name="P450" style:family="paragraph" style:parent-style-name="Standard">
      <style:paragraph-properties fo:margin-left="0.385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51" style:family="paragraph" style:parent-style-name="Standard">
      <style:paragraph-properties fo:margin-left="0.385cm" fo:margin-right="0cm" fo:margin-top="0.004cm" fo:margin-bottom="0cm" loext:contextual-spacing="false" fo:line-height="150%" fo:text-align="justify" style:justify-single-word="false" fo:orphans="0" fo:widows="0" fo:text-indent="0cm" style:auto-text-indent="false" style:text-autospace="none"/>
      <style:text-properties style:font-name="Arial"/>
    </style:style>
    <style:style style:name="P452" style:family="paragraph" style:parent-style-name="Standard">
      <style:paragraph-properties fo:margin-left="2.454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53" style:family="paragraph" style:parent-style-name="Standard">
      <style:paragraph-properties fo:margin-left="1.247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54" style:family="paragraph" style:parent-style-name="Standard">
      <style:paragraph-properties fo:margin-left="0.686cm" fo:margin-right="0cm" fo:margin-top="0cm" fo:margin-bottom="0cm" loext:contextual-spacing="false" fo:line-height="150%" fo:text-align="justify" style:justify-single-word="false" fo:orphans="0" fo:widows="0" fo:text-indent="0cm" style:auto-text-indent="false" style:text-autospace="none">
        <style:tab-stops>
          <style:tab-stop style:position="1.446cm"/>
        </style:tab-stops>
      </style:paragraph-properties>
      <style:text-properties style:font-name="Arial" fo:font-size="12pt" style:font-size-asian="12pt" style:font-name-complex="Arial" style:font-size-complex="12pt"/>
    </style:style>
    <style:style style:name="P455" style:family="paragraph" style:parent-style-name="Standard">
      <style:paragraph-properties fo:margin-left="0.686cm" fo:margin-right="0cm" fo:margin-top="0cm" fo:margin-bottom="0cm" loext:contextual-spacing="false" fo:line-height="150%" fo:text-align="justify" style:justify-single-word="false" fo:orphans="0" fo:widows="0" fo:text-indent="0cm" style:auto-text-indent="false" style:text-autospace="none">
        <style:tab-stops>
          <style:tab-stop style:position="1.482cm"/>
        </style:tab-stops>
      </style:paragraph-properties>
      <style:text-properties style:font-name="Arial" fo:font-size="12pt" style:font-size-asian="12pt" style:font-name-complex="Arial" style:font-size-complex="12pt"/>
    </style:style>
    <style:style style:name="P456" style:family="paragraph" style:parent-style-name="Standard">
      <style:paragraph-properties fo:margin-left="0.686cm" fo:margin-right="0cm" fo:margin-top="0cm" fo:margin-bottom="0cm" loext:contextual-spacing="false" fo:line-height="150%" fo:text-align="justify" style:justify-single-word="false" fo:orphans="0" fo:widows="0" fo:text-indent="0cm" style:auto-text-indent="false" style:text-autospace="none">
        <style:tab-stops>
          <style:tab-stop style:position="1.482cm"/>
        </style:tab-stops>
      </style:paragraph-properties>
      <style:text-properties style:font-name="Arial"/>
    </style:style>
    <style:style style:name="P457" style:family="paragraph" style:parent-style-name="Standard">
      <style:paragraph-properties fo:margin-left="0.686cm" fo:margin-right="0cm" fo:margin-top="0.004cm" fo:margin-bottom="0cm" loext:contextual-spacing="false" fo:line-height="150%" fo:text-align="justify" style:justify-single-word="false" fo:orphans="0" fo:widows="0" fo:text-indent="0cm" style:auto-text-indent="false" style:text-autospace="none">
        <style:tab-stops>
          <style:tab-stop style:position="1.482cm"/>
        </style:tab-stops>
      </style:paragraph-properties>
      <style:text-properties style:font-name="Arial" fo:font-size="12pt" style:font-size-asian="12pt" style:font-name-complex="Arial" style:font-size-complex="12pt"/>
    </style:style>
    <style:style style:name="P458" style:family="paragraph" style:parent-style-name="Standard">
      <style:paragraph-properties fo:margin-left="1.321cm" fo:margin-right="0.108cm" fo:margin-top="0cm" fo:margin-bottom="0cm" loext:contextual-spacing="false" fo:line-height="150%" fo:text-align="justify" style:justify-single-word="false" fo:orphans="0" fo:widows="0" fo:text-indent="-0.635cm" style:auto-text-indent="false" style:text-autospace="none">
        <style:tab-stops>
          <style:tab-stop style:position="1.482cm"/>
        </style:tab-stops>
      </style:paragraph-properties>
      <style:text-properties style:font-name="Arial"/>
    </style:style>
    <style:style style:name="P459" style:family="paragraph" style:parent-style-name="Standard">
      <style:paragraph-properties fo:margin-left="1.321cm" fo:margin-right="0.108cm" fo:margin-top="0.014cm" fo:margin-bottom="0cm" loext:contextual-spacing="false" fo:line-height="150%" fo:text-align="justify" style:justify-single-word="false" fo:orphans="0" fo:widows="0" fo:text-indent="-0.635cm" style:auto-text-indent="false" style:text-autospace="none">
        <style:tab-stops>
          <style:tab-stop style:position="1.482cm"/>
          <style:tab-stop style:position="3.986cm"/>
          <style:tab-stop style:position="5.433cm"/>
          <style:tab-stop style:position="8.008cm"/>
          <style:tab-stop style:position="10.301cm"/>
          <style:tab-stop style:position="11.007cm"/>
          <style:tab-stop style:position="13.159cm"/>
          <style:tab-stop style:position="13.864cm"/>
          <style:tab-stop style:position="16.439cm"/>
        </style:tab-stops>
      </style:paragraph-properties>
      <style:text-properties style:font-name="Arial" fo:font-size="12pt" style:font-size-asian="12pt" style:font-name-complex="Arial" style:font-size-complex="12pt"/>
    </style:style>
    <style:style style:name="P460" style:family="paragraph" style:parent-style-name="Standard">
      <style:paragraph-properties fo:margin-left="1.683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61" style:family="paragraph" style:parent-style-name="Standard">
      <style:paragraph-properties fo:margin-left="1.455cm" fo:margin-right="0cm" fo:margin-top="0.004cm" fo:margin-bottom="0cm" loext:contextual-spacing="false" fo:line-height="150%" fo:text-align="justify" style:justify-single-word="false" fo:orphans="0" fo:widows="0" fo:text-indent="0cm" style:auto-text-indent="false" style:text-autospace="none"/>
      <style:text-properties style:font-name="Arial"/>
    </style:style>
    <style:style style:name="P462" style:family="paragraph" style:parent-style-name="Standard">
      <style:paragraph-properties fo:margin-left="1.455cm" fo:margin-right="0cm" fo:margin-top="0cm" fo:margin-bottom="0cm" loext:contextual-spacing="false" fo:line-height="150%" fo:text-align="justify" style:justify-single-word="false" fo:orphans="0" fo:widows="0" fo:text-indent="0cm" style:auto-text-indent="false" style:text-autospace="none"/>
      <style:text-properties style:font-name="Arial" fo:font-size="12pt" style:font-size-asian="12pt" style:font-name-complex="Arial" style:font-size-complex="12pt"/>
    </style:style>
    <style:style style:name="P463" style:family="paragraph" style:parent-style-name="Standard">
      <style:paragraph-properties fo:margin-left="1.455cm" fo:margin-right="0.108cm" fo:margin-top="0cm" fo:margin-bottom="0cm" loext:contextual-spacing="false" fo:line-height="150%" fo:text-align="justify" style:justify-single-word="false" fo:orphans="0" fo:widows="0" fo:text-indent="-0.635cm" style:auto-text-indent="false" style:text-autospace="none"/>
      <style:text-properties style:font-name="Arial"/>
    </style:style>
    <style:style style:name="P464" style:family="paragraph" style:parent-style-name="Standard">
      <style:paragraph-properties fo:margin-left="1.455cm" fo:margin-right="0.108cm" fo:margin-top="0.014cm" fo:margin-bottom="0cm" loext:contextual-spacing="false" fo:line-height="150%" fo:text-align="justify" style:justify-single-word="false" fo:orphans="0" fo:widows="0" fo:text-indent="-0.635cm" style:auto-text-indent="false" style:text-autospace="none"/>
      <style:text-properties style:font-name="Arial"/>
    </style:style>
    <style:style style:name="P465" style:family="paragraph" style:parent-style-name="Standard">
      <style:paragraph-properties fo:margin-left="1.164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66" style:family="paragraph" style:parent-style-name="Standard">
      <style:paragraph-properties fo:margin-left="0.873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67" style:family="paragraph" style:parent-style-name="Standard">
      <style:paragraph-properties fo:margin-left="0.873cm" fo:margin-right="0cm" fo:margin-top="0.004cm" fo:margin-bottom="0cm" loext:contextual-spacing="false" fo:line-height="150%" fo:text-align="justify" style:justify-single-word="false" fo:orphans="0" fo:widows="0" fo:text-indent="0cm" style:auto-text-indent="false" style:text-autospace="none"/>
      <style:text-properties style:font-name="Arial"/>
    </style:style>
    <style:style style:name="P468" style:family="paragraph" style:parent-style-name="Standard">
      <style:paragraph-properties fo:margin-left="1.519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69" style:family="paragraph" style:parent-style-name="Standard">
      <style:paragraph-properties fo:margin-left="1.436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70" style:family="paragraph" style:parent-style-name="Standard">
      <style:paragraph-properties fo:margin-left="3.754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71" style:family="paragraph" style:parent-style-name="Standard">
      <style:paragraph-properties fo:margin-left="0.27cm" fo:margin-right="5.41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472" style:family="paragraph" style:parent-style-name="Standard">
      <style:paragraph-properties fo:margin-left="1.54cm" fo:margin-right="0.189cm" fo:margin-top="0.007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473" style:family="paragraph" style:parent-style-name="Standard" style:master-page-name="">
      <loext:graphic-properties draw:fill="none"/>
      <style:paragraph-properties fo:margin-left="1cm" fo:margin-right="0cm" fo:margin-top="0.051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style:font-name="Arial" fo:font-size="12pt" style:font-size-asian="12pt" style:font-name-complex="Arial" style:font-size-complex="12pt"/>
    </style:style>
    <style:style style:name="P474" style:family="paragraph" style:parent-style-name="Standard" style:master-page-name="">
      <loext:graphic-properties draw:fill="none"/>
      <style:paragraph-properties fo:margin-left="1.6cm" fo:margin-right="0cm" fo:margin-top="0cm" fo:margin-bottom="0cm" loext:contextual-spacing="false" fo:line-height="150%" fo:text-align="justify" style:justify-single-word="false" fo:orphans="0" fo:widows="0" fo:text-indent="0cm" style:auto-text-indent="false" style:page-number="auto" fo:background-color="transparent" style:text-autospace="none" style:writing-mode="lr-tb">
        <style:tab-stops>
          <style:tab-stop style:position="2.196cm"/>
        </style:tab-stops>
      </style:paragraph-properties>
      <style:text-properties style:font-name="Arial"/>
    </style:style>
    <style:style style:name="P475" style:family="paragraph" style:parent-style-name="Standard">
      <loext:graphic-properties draw:fill="none"/>
      <style:paragraph-properties fo:margin-left="1.6cm" fo:margin-right="0cm" fo:margin-top="0.069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2.196cm"/>
        </style:tab-stops>
      </style:paragraph-properties>
      <style:text-properties style:font-name="Arial" fo:font-size="12pt" style:font-size-asian="12pt" style:font-name-complex="Arial" style:font-size-complex="12pt"/>
    </style:style>
    <style:style style:name="P476" style:family="paragraph" style:parent-style-name="Standard">
      <loext:graphic-properties draw:fill="none"/>
      <style:paragraph-properties fo:margin-left="1.6cm" fo:margin-right="0cm" fo:margin-top="0.079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2.196cm"/>
        </style:tab-stops>
      </style:paragraph-properties>
      <style:text-properties style:font-name="Arial" fo:font-size="12pt" style:font-size-asian="12pt" style:font-name-complex="Arial" style:font-size-complex="12pt"/>
    </style:style>
    <style:style style:name="P477" style:family="paragraph" style:parent-style-name="Standard">
      <loext:graphic-properties draw:fill="none"/>
      <style:paragraph-properties fo:margin-left="1.6cm" fo:margin-right="0cm" fo:margin-top="0.072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2.196cm"/>
        </style:tab-stops>
      </style:paragraph-properties>
      <style:text-properties style:font-name="Arial" fo:font-size="12pt" style:font-size-asian="12pt" style:font-name-complex="Arial" style:font-size-complex="12pt"/>
    </style:style>
    <style:style style:name="P478" style:family="paragraph" style:parent-style-name="Standard">
      <loext:graphic-properties draw:fill="none"/>
      <style:paragraph-properties fo:margin-left="1.6cm" fo:margin-right="0cm" fo:margin-top="0.064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2.196cm"/>
        </style:tab-stops>
      </style:paragraph-properties>
      <style:text-properties style:font-name="Arial" fo:font-size="12pt" style:font-size-asian="12pt" style:font-name-complex="Arial" style:font-size-complex="12pt"/>
    </style:style>
    <style:style style:name="P479" style:family="paragraph" style:parent-style-name="Standard">
      <style:paragraph-properties fo:margin-left="0.27cm" fo:margin-right="1.118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480"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text-properties style:font-name="Arial"/>
    </style:style>
    <style:style style:name="P481"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text-properties style:font-name="Arial" officeooo:paragraph-rsid="004b542f"/>
    </style:style>
    <style:style style:name="P482"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text-properties style:font-name="Arial" officeooo:paragraph-rsid="004d1ccc"/>
    </style:style>
    <style:style style:name="P483" style:family="paragraph" style:parent-style-name="Standard">
      <style:paragraph-properties fo:margin-left="1.54cm" fo:margin-right="0.27cm" fo:margin-top="0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484" style:family="paragraph" style:parent-style-name="Standard">
      <style:paragraph-properties fo:margin-left="2.771cm" fo:margin-right="0.429cm" fo:margin-top="0cm" fo:margin-bottom="0cm" loext:contextual-spacing="false" fo:line-height="150%" fo:text-align="justify" style:justify-single-word="false" fo:orphans="0" fo:widows="0" fo:text-indent="-0.635cm" style:auto-text-indent="false" style:text-autospace="none" style:writing-mode="lr-tb">
        <style:tab-stops>
          <style:tab-stop style:position="2.752cm"/>
        </style:tab-stops>
      </style:paragraph-properties>
      <style:text-properties style:font-name="Arial" fo:font-size="12pt" style:font-size-asian="12pt" style:font-name-complex="Arial" style:font-size-complex="12pt"/>
    </style:style>
    <style:style style:name="P485" style:family="paragraph" style:parent-style-name="Standard">
      <style:paragraph-properties fo:margin-left="2.771cm" fo:margin-right="0.76cm" fo:margin-top="0cm" fo:margin-bottom="0cm" loext:contextual-spacing="false" fo:line-height="150%" fo:text-align="justify" style:justify-single-word="false" fo:orphans="0" fo:widows="0" fo:text-indent="-0.635cm" style:auto-text-indent="false" style:text-autospace="none" style:writing-mode="lr-tb">
        <style:tab-stops>
          <style:tab-stop style:position="2.752cm"/>
        </style:tab-stops>
      </style:paragraph-properties>
      <style:text-properties style:font-name="Arial" fo:font-size="12pt" style:font-size-asian="12pt" style:font-name-complex="Arial" style:font-size-complex="12pt"/>
    </style:style>
    <style:style style:name="P486" style:family="paragraph" style:parent-style-name="Standard">
      <style:paragraph-properties fo:margin-left="2.771cm" fo:margin-right="1.584cm" fo:margin-top="0cm" fo:margin-bottom="0cm" loext:contextual-spacing="false" fo:line-height="150%" fo:text-align="justify" style:justify-single-word="false" fo:orphans="0" fo:widows="0" fo:text-indent="-0.635cm" style:auto-text-indent="false" style:text-autospace="none" style:writing-mode="lr-tb">
        <style:tab-stops>
          <style:tab-stop style:position="2.752cm"/>
        </style:tab-stops>
      </style:paragraph-properties>
      <style:text-properties style:font-name="Arial" fo:font-size="12pt" style:font-size-asian="12pt" style:font-name-complex="Arial" style:font-size-complex="12pt"/>
    </style:style>
    <style:style style:name="P487" style:family="paragraph" style:parent-style-name="Standard">
      <style:paragraph-properties fo:margin-left="1.54cm" fo:margin-right="0.552cm" fo:margin-top="0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fo:font-size="12pt" style:font-size-asian="12pt" style:font-name-complex="Arial" style:font-size-complex="12pt"/>
    </style:style>
    <style:style style:name="P488" style:family="paragraph" style:parent-style-name="Standard">
      <style:paragraph-properties fo:margin-left="0.27cm" fo:margin-right="6.426cm" fo:margin-top="0cm" fo:margin-bottom="0cm" loext:contextual-spacing="false" fo:line-height="150%" fo:text-align="justify" style:justify-single-word="false" fo:orphans="0" fo:widows="0" fo:text-indent="0cm" style:auto-text-indent="false" style:text-autospace="none"/>
      <style:text-properties style:font-name="Arial" fo:font-size="12pt" fo:font-weight="bold" style:font-size-asian="12pt" style:font-weight-asian="bold" style:font-name-complex="Arial" style:font-size-complex="12pt" style:font-weight-complex="bold"/>
    </style:style>
    <style:style style:name="P489" style:family="paragraph" style:parent-style-name="Standard">
      <style:paragraph-properties fo:margin-left="0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490" style:family="paragraph" style:parent-style-name="Standard">
      <style:paragraph-properties fo:margin-left="0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officeooo:paragraph-rsid="0064bec5"/>
    </style:style>
    <style:style style:name="P491" style:family="paragraph" style:parent-style-name="Standard">
      <style:paragraph-properties fo:margin-left="0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officeooo:paragraph-rsid="006a4a78"/>
    </style:style>
    <style:style style:name="P492" style:family="paragraph" style:parent-style-name="Standard">
      <style:paragraph-properties fo:margin-left="0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officeooo:paragraph-rsid="00549289"/>
    </style:style>
    <style:style style:name="P493" style:family="paragraph" style:parent-style-name="Standard">
      <style:paragraph-properties fo:margin-left="0cm" fo:margin-right="0.189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64bec5" style:font-size-asian="12pt" style:font-size-complex="12pt"/>
    </style:style>
    <style:style style:name="P494" style:family="paragraph" style:parent-style-name="Standard">
      <style:paragraph-properties fo:margin-left="0cm" fo:margin-right="0.189cm" fo:margin-top="0cm" fo:margin-bottom="0cm" loext:contextual-spacing="false" fo:line-height="150%" fo:text-align="justify" style:justify-single-word="false" fo:orphans="0" fo:widows="0" fo:text-indent="0cm" style:auto-text-indent="false" style:text-autospace="none" style:writing-mode="lr-tb"/>
      <style:text-properties officeooo:paragraph-rsid="0062ba4b"/>
    </style:style>
    <style:style style:name="P495" style:family="paragraph" style:parent-style-name="Standard">
      <style:paragraph-properties fo:margin-left="0cm" fo:margin-right="0.189cm" fo:margin-top="0.007cm" fo:margin-bottom="0cm" loext:contextual-spacing="false" fo:line-height="150%" fo:text-align="justify" style:justify-single-word="false" fo:orphans="0" fo:widows="0" fo:text-indent="0cm" style:auto-text-indent="false" style:text-autospace="none" style:writing-mode="lr-tb"/>
      <style:text-properties style:font-name="Arial" officeooo:paragraph-rsid="005bcc5d"/>
    </style:style>
    <style:style style:name="P496" style:family="paragraph" style:parent-style-name="Standard">
      <style:paragraph-properties fo:margin-top="0.201cm" fo:margin-bottom="0.201cm" loext:contextual-spacing="false" fo:line-height="150%" fo:text-align="justify" style:justify-single-word="false" fo:orphans="0" fo:widows="0" style:text-autospace="none"/>
      <style:text-properties fo:color="#000000" style:font-name="Arial" fo:font-size="10pt" style:font-size-asian="10pt" style:font-name-complex="Arial" style:font-size-complex="10pt"/>
    </style:style>
    <style:style style:name="P497" style:family="paragraph" style:parent-style-name="Standard">
      <style:paragraph-properties fo:margin-left="0cm" fo:margin-right="0.506cm" fo:margin-top="0cm" fo:margin-bottom="0cm" loext:contextual-spacing="false" fo:line-height="150%" fo:text-align="justify" style:justify-single-word="false" fo:orphans="0" fo:widows="0" fo:text-indent="0cm" style:auto-text-indent="false" style:text-autospace="none" style:writing-mode="lr-tb"/>
    </style:style>
    <style:style style:name="P498" style:family="paragraph" style:parent-style-name="Standard">
      <style:paragraph-properties fo:margin-left="0cm" fo:margin-right="0.506cm" fo:margin-top="0cm" fo:margin-bottom="0cm" loext:contextual-spacing="false" fo:line-height="150%" fo:text-align="justify" style:justify-single-word="false" fo:orphans="0" fo:widows="0" fo:text-indent="0cm" style:auto-text-indent="false" style:text-autospace="none" style:writing-mode="lr-tb"/>
      <style:text-properties officeooo:paragraph-rsid="0062ba4b"/>
    </style:style>
    <style:style style:name="P499" style:family="paragraph" style:parent-style-name="Standard">
      <loext:graphic-properties draw:fill="none"/>
      <style:paragraph-properties fo:margin-left="0.635cm" fo:margin-right="0cm" fo:margin-top="0.002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normal" officeooo:paragraph-rsid="006425d5" style:font-size-asian="12pt" style:font-weight-asian="normal" style:font-name-complex="Arial" style:font-size-complex="12pt" style:font-weight-complex="normal"/>
    </style:style>
    <style:style style:name="P500" style:family="paragraph" style:parent-style-name="Standard" style:list-style-name="WW8Num4">
      <style:paragraph-properties fo:margin-left="0.635cm" fo:margin-right="0cm" fo:margin-top="0cm" fo:margin-bottom="0.15cm" loext:contextual-spacing="false" fo:line-height="150%" fo:text-align="justify" style:justify-single-word="false" fo:orphans="0" fo:widows="0" fo:hyphenation-ladder-count="no-limit" fo:text-indent="0cm" style:auto-text-indent="false" style:writing-mode="lr-tb">
        <style:tab-stops>
          <style:tab-stop style:position="3.81cm"/>
        </style:tab-stops>
      </style:paragraph-properties>
      <style:text-properties style:use-window-font-color="true" style:font-name="Arial" fo:font-size="12pt" fo:language="es" fo:country="ES" fo:font-weight="normal" officeooo:paragraph-rsid="006cfe2d" style:font-name-asian="Times New Roman" style:font-size-asian="12pt" style:language-asian="zxx" style:country-asian="none" style:font-weight-asian="normal" style:font-name-complex="Arial" style:font-size-complex="12pt" style:language-complex="ar" style:country-complex="SA" style:font-weight-complex="normal" fo:hyphenate="false" fo:hyphenation-remain-char-count="2" fo:hyphenation-push-char-count="2"/>
    </style:style>
    <style:style style:name="P501"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false" style:text-autospace="none"/>
      <style:text-properties style:font-name="Arial" fo:font-size="10pt" style:font-size-asian="10pt" style:font-size-complex="10pt"/>
    </style:style>
    <style:style style:name="P502"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false" style:text-autospace="none"/>
      <style:text-properties style:font-name="Arial" fo:font-size="10pt" officeooo:paragraph-rsid="003c5fac" style:font-size-asian="10pt" style:font-size-complex="10pt"/>
    </style:style>
    <style:style style:name="P503"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false" style:text-autospace="none"/>
      <style:text-properties style:font-name="Arial" fo:font-size="10pt" officeooo:paragraph-rsid="003d3571" style:font-size-asian="10pt" style:font-size-complex="10pt"/>
    </style:style>
    <style:style style:name="P504"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false" style:text-autospace="none"/>
      <style:text-properties style:font-name="Arial" fo:font-size="10pt" officeooo:paragraph-rsid="003d71a8" style:font-size-asian="10pt" style:font-size-complex="10pt"/>
    </style:style>
    <style:style style:name="P505"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ext-autospace="none"/>
      <style:text-properties style:font-name="Arial"/>
    </style:style>
    <style:style style:name="P506"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false" style:text-autospace="none"/>
      <style:text-properties style:font-name="Arial" fo:font-size="10.5pt" style:font-size-asian="10.5pt" style:font-size-complex="10.5pt"/>
    </style:style>
    <style:style style:name="P507" style:family="paragraph" style:parent-style-name="Standard">
      <style:paragraph-properties fo:margin-left="0cm" fo:margin-right="1.263cm" fo:margin-top="0cm" fo:margin-bottom="0cm" loext:contextual-spacing="false" fo:line-height="150%" fo:text-align="center" style:justify-single-word="false" fo:orphans="0" fo:widows="0" fo:text-indent="0cm" style:auto-text-indent="false" style:text-autospace="none"/>
      <style:text-properties style:font-name="Arial" fo:font-size="10pt" style:font-size-asian="10pt" style:font-name-complex="Arial" style:font-size-complex="10pt"/>
    </style:style>
    <style:style style:name="P508" style:family="paragraph" style:parent-style-name="Standard">
      <style:paragraph-properties fo:margin-left="0cm" fo:margin-right="1.263cm" fo:margin-top="0cm" fo:margin-bottom="0cm" loext:contextual-spacing="false" fo:line-height="150%" fo:text-align="center" style:justify-single-word="false" fo:orphans="0" fo:widows="0" fo:text-indent="0cm" style:auto-text-indent="false" style:text-autospace="none"/>
      <style:text-properties style:font-name="Arial" fo:font-size="10pt" officeooo:paragraph-rsid="003c5fac" style:font-size-asian="10pt" style:font-name-complex="Arial" style:font-size-complex="10pt"/>
    </style:style>
    <style:style style:name="P509" style:family="paragraph" style:parent-style-name="Standard">
      <style:paragraph-properties fo:margin-left="0cm" fo:margin-right="1.263cm" fo:margin-top="0cm" fo:margin-bottom="0cm" loext:contextual-spacing="false" fo:line-height="150%" fo:text-align="center" style:justify-single-word="false" fo:orphans="0" fo:widows="0" fo:text-indent="0cm" style:auto-text-indent="false" style:text-autospace="none"/>
      <style:text-properties style:font-name="Arial" fo:font-size="10pt" officeooo:paragraph-rsid="003d3571" style:font-size-asian="10pt" style:font-name-complex="Arial" style:font-size-complex="10pt"/>
    </style:style>
    <style:style style:name="P510" style:family="paragraph" style:parent-style-name="Standard">
      <style:paragraph-properties fo:margin-left="0cm" fo:margin-right="1.263cm" fo:margin-top="0cm" fo:margin-bottom="0cm" loext:contextual-spacing="false" fo:line-height="150%" fo:text-align="center" style:justify-single-word="false" fo:orphans="0" fo:widows="0" fo:text-indent="0cm" style:auto-text-indent="false" style:text-autospace="none"/>
      <style:text-properties style:font-name="Arial" fo:font-size="10pt" officeooo:paragraph-rsid="003d71a8" style:font-size-asian="10pt" style:font-name-complex="Arial" style:font-size-complex="10pt"/>
    </style:style>
    <style:style style:name="P511" style:family="paragraph" style:parent-style-name="Standard">
      <style:paragraph-properties fo:margin-left="0cm" fo:margin-right="1.263cm" fo:margin-top="0cm" fo:margin-bottom="0cm" loext:contextual-spacing="false" fo:line-height="150%" fo:text-align="center" style:justify-single-word="false" fo:orphans="0" fo:widows="0" fo:text-indent="0cm" style:auto-text-indent="false" style:text-autospace="none"/>
      <style:text-properties style:font-name="Arial" fo:font-size="10.5pt" style:font-size-asian="10.5pt" style:font-name-complex="Arial" style:font-size-complex="10.5pt"/>
    </style:style>
    <style:style style:name="P512" style:family="paragraph" style:parent-style-name="Standard">
      <style:paragraph-properties fo:margin-left="0cm" fo:margin-right="0.316cm" fo:margin-top="0cm" fo:margin-bottom="0cm" loext:contextual-spacing="false" fo:line-height="150%" fo:text-align="center" style:justify-single-word="false" fo:orphans="0" fo:widows="0" fo:text-indent="0cm" style:auto-text-indent="false" style:text-autospace="none"/>
      <style:text-properties style:font-name="Arial" fo:font-size="10pt" style:font-size-asian="10pt" style:font-size-complex="10pt"/>
    </style:style>
    <style:style style:name="P513" style:family="paragraph" style:parent-style-name="Standard">
      <style:paragraph-properties fo:margin-left="0cm" fo:margin-right="0.316cm" fo:margin-top="0cm" fo:margin-bottom="0cm" loext:contextual-spacing="false" fo:line-height="150%" fo:text-align="center" style:justify-single-word="false" fo:orphans="0" fo:widows="0" fo:text-indent="0cm" style:auto-text-indent="false" style:text-autospace="none"/>
      <style:text-properties style:font-name="Arial" fo:font-size="10pt" officeooo:paragraph-rsid="003c5fac" style:font-size-asian="10pt" style:font-size-complex="10pt"/>
    </style:style>
    <style:style style:name="P514" style:family="paragraph" style:parent-style-name="Standard">
      <style:paragraph-properties fo:margin-left="0cm" fo:margin-right="0.316cm" fo:margin-top="0cm" fo:margin-bottom="0cm" loext:contextual-spacing="false" fo:line-height="150%" fo:text-align="center" style:justify-single-word="false" fo:orphans="0" fo:widows="0" fo:text-indent="0cm" style:auto-text-indent="false" style:text-autospace="none"/>
      <style:text-properties style:font-name="Arial" fo:font-size="10pt" officeooo:paragraph-rsid="003d3571" style:font-size-asian="10pt" style:font-size-complex="10pt"/>
    </style:style>
    <style:style style:name="P515" style:family="paragraph" style:parent-style-name="Standard">
      <style:paragraph-properties fo:margin-left="0cm" fo:margin-right="0.316cm" fo:margin-top="0cm" fo:margin-bottom="0cm" loext:contextual-spacing="false" fo:line-height="150%" fo:text-align="center" style:justify-single-word="false" fo:orphans="0" fo:widows="0" fo:text-indent="0cm" style:auto-text-indent="false" style:text-autospace="none"/>
      <style:text-properties style:font-name="Arial" fo:font-size="10pt" officeooo:paragraph-rsid="003d71a8" style:font-size-asian="10pt" style:font-size-complex="10pt"/>
    </style:style>
    <style:style style:name="P516" style:family="paragraph" style:parent-style-name="Standard">
      <style:paragraph-properties fo:margin-left="0cm" fo:margin-right="0.316cm" fo:margin-top="0cm" fo:margin-bottom="0cm" loext:contextual-spacing="false" fo:line-height="150%" fo:text-align="center" style:justify-single-word="false" fo:orphans="0" fo:widows="0" fo:text-indent="0cm" style:auto-text-indent="false" style:text-autospace="none"/>
      <style:text-properties style:font-name="Arial" fo:font-size="10.5pt" style:font-size-asian="10.5pt" style:font-size-complex="10.5pt"/>
    </style:style>
    <style:style style:name="P517" style:family="paragraph" style:parent-style-name="Standard">
      <style:paragraph-properties fo:margin-left="0cm" fo:margin-right="0.316cm" fo:margin-top="0cm" fo:margin-bottom="0cm" loext:contextual-spacing="false" fo:line-height="150%" fo:text-align="justify" style:justify-single-word="false" fo:orphans="0" fo:widows="0" fo:text-indent="0cm" style:auto-text-indent="false" style:text-autospace="none" style:writing-mode="lr-tb"/>
      <style:text-properties style:font-name="Arial" officeooo:paragraph-rsid="00525361"/>
    </style:style>
    <style:style style:name="P518" style:family="paragraph" style:parent-style-name="Standard">
      <style:paragraph-properties fo:margin-left="0cm" fo:margin-right="0.367cm" fo:margin-top="0.051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519" style:family="paragraph" style:parent-style-name="Standard">
      <style:paragraph-properties fo:margin-left="0cm" fo:margin-right="0.367cm" fo:margin-top="0cm" fo:margin-bottom="0cm" loext:contextual-spacing="false" fo:line-height="150%" fo:text-align="justify" style:justify-single-word="false" fo:orphans="0" fo:widows="0" fo:text-indent="0cm" style:auto-text-indent="false" style:text-autospace="none" style:writing-mode="lr-tb">
        <style:tab-stops>
          <style:tab-stop style:position="7.549cm"/>
          <style:tab-stop style:position="8.431cm"/>
        </style:tab-stops>
      </style:paragraph-properties>
      <style:text-properties style:font-name="Arial"/>
    </style:style>
    <style:style style:name="P520" style:family="paragraph" style:parent-style-name="Standard">
      <style:paragraph-properties fo:margin-left="0cm" fo:margin-right="0.367cm" fo:margin-top="0cm" fo:margin-bottom="0cm" loext:contextual-spacing="false" fo:line-height="150%" fo:text-align="justify" style:justify-single-word="false" fo:orphans="0" fo:widows="0" fo:text-indent="0cm" style:auto-text-indent="false" style:text-autospace="none" style:writing-mode="lr-tb">
        <style:tab-stops>
          <style:tab-stop style:position="7.62cm"/>
          <style:tab-stop style:position="8.502cm"/>
        </style:tab-stops>
      </style:paragraph-properties>
      <style:text-properties style:font-name="Arial"/>
    </style:style>
    <style:style style:name="P521" style:family="paragraph" style:parent-style-name="Standard">
      <style:paragraph-properties fo:margin-left="0cm" fo:margin-right="0.367cm" fo:margin-top="0.062cm" fo:margin-bottom="0cm" loext:contextual-spacing="false" fo:line-height="150%" fo:text-align="justify" style:justify-single-word="false" fo:orphans="0" fo:widows="0" fo:text-indent="0cm" style:auto-text-indent="false" style:text-autospace="none" style:writing-mode="lr-tb">
        <style:tab-stops>
          <style:tab-stop style:position="7.62cm"/>
          <style:tab-stop style:position="8.502cm"/>
        </style:tab-stops>
      </style:paragraph-properties>
      <style:text-properties style:font-name="Arial"/>
    </style:style>
    <style:style style:name="P522" style:family="paragraph" style:parent-style-name="Standard">
      <style:paragraph-properties fo:margin-left="0cm" fo:margin-right="0.367cm" fo:margin-top="0.062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523" style:family="paragraph" style:parent-style-name="Standard">
      <style:paragraph-properties fo:margin-left="0cm" fo:margin-right="0.365cm" fo:margin-top="0.062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524" style:family="paragraph" style:parent-style-name="Standard">
      <style:paragraph-properties fo:margin-left="0cm" fo:margin-right="0.191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525" style:family="paragraph" style:parent-style-name="Standard">
      <style:paragraph-properties fo:margin-left="0cm" fo:margin-right="0.199cm" fo:margin-top="0cm" fo:margin-bottom="0cm" loext:contextual-spacing="false" fo:line-height="150%" fo:text-align="justify" style:justify-single-word="false" fo:orphans="0" fo:widows="0" fo:text-indent="0cm" style:auto-text-indent="false" style:text-autospace="none" style:writing-mode="lr-tb"/>
      <style:text-properties style:font-name="Arial"/>
    </style:style>
    <style:style style:name="P526" style:family="paragraph" style:parent-style-name="Standard" style:list-style-name="WW8Num18">
      <style:paragraph-properties fo:margin-top="0cm" fo:margin-bottom="0.15cm" loext:contextual-spacing="false" fo:line-height="150%" fo:text-align="justify" style:justify-single-word="false" fo:orphans="0" fo:widows="0" fo:hyphenation-ladder-count="no-limit" style:writing-mode="lr-tb">
        <style:tab-stops>
          <style:tab-stop style:position="1.552cm"/>
        </style:tab-stops>
      </style:paragraph-properties>
      <style:text-properties style:font-name="Arial" fo:font-size="12pt" officeooo:paragraph-rsid="006cfe2d" style:font-size-asian="12pt" style:font-size-complex="12pt" fo:hyphenate="false" fo:hyphenation-remain-char-count="2" fo:hyphenation-push-char-count="2"/>
    </style:style>
    <style:style style:name="P527" style:family="paragraph" style:parent-style-name="Standard" style:list-style-name="L21">
      <loext:graphic-properties draw:fill="none"/>
      <style:paragraph-properties fo:margin-top="0cm" fo:margin-bottom="0.15cm" loext:contextual-spacing="false" fo:line-height="150%" fo:text-align="justify" style:justify-single-word="false" fo:orphans="0" fo:widows="0" fo:background-color="transparent" style:text-autospace="none" style:writing-mode="lr-tb">
        <style:tab-stops>
          <style:tab-stop style:position="1.085cm"/>
        </style:tab-stops>
      </style:paragraph-properties>
      <style:text-properties style:font-name="Arial" fo:font-size="12pt" officeooo:paragraph-rsid="006cfe2d" style:font-size-asian="12pt" style:font-size-complex="12pt"/>
    </style:style>
    <style:style style:name="P528" style:family="paragraph" style:parent-style-name="Standard">
      <style:paragraph-properties fo:margin-top="0cm" fo:margin-bottom="0.15cm" loext:contextual-spacing="false" fo:line-height="150%" fo:text-align="justify" style:justify-single-word="false" style:writing-mode="lr-tb"/>
      <style:text-properties style:font-name="Arial" fo:font-size="12pt" officeooo:paragraph-rsid="006cfe2d" style:font-size-asian="12pt" style:font-size-complex="12pt"/>
    </style:style>
    <style:style style:name="P529" style:family="paragraph" style:parent-style-name="Standard" style:list-style-name="L21">
      <loext:graphic-properties draw:fill="none"/>
      <style:paragraph-properties fo:margin-top="0cm" fo:margin-bottom="0.15cm" loext:contextual-spacing="false" fo:line-height="150%" fo:text-align="justify" style:justify-single-word="false" fo:orphans="0" fo:widows="0" fo:background-color="transparent" style:text-autospace="none" style:writing-mode="lr-tb">
        <style:tab-stops>
          <style:tab-stop style:position="1.085cm"/>
        </style:tab-stops>
      </style:paragraph-properties>
      <style:text-properties style:font-name="Arial" fo:font-size="12pt" officeooo:paragraph-rsid="006cfe2d" style:font-size-asian="12pt" style:font-name-complex="Arial" style:font-size-complex="12pt"/>
    </style:style>
    <style:style style:name="P530" style:family="paragraph" style:parent-style-name="Standard" style:list-style-name="L21" style:master-page-name="">
      <loext:graphic-properties draw:fill="none"/>
      <style:paragraph-properties fo:margin-top="0cm" fo:margin-bottom="0.15cm" loext:contextual-spacing="false" fo:line-height="150%" fo:text-align="justify" style:justify-single-word="false" fo:orphans="0" fo:widows="0" style:page-number="auto" fo:background-color="transparent" style:text-autospace="none" style:writing-mode="lr-tb">
        <style:tab-stops>
          <style:tab-stop style:position="1.085cm"/>
        </style:tab-stops>
      </style:paragraph-properties>
      <style:text-properties style:font-name="Arial" fo:font-size="12pt" officeooo:paragraph-rsid="006cfe2d" style:font-size-asian="12pt" style:font-size-complex="12pt"/>
    </style:style>
    <style:style style:name="P531" style:family="paragraph" style:parent-style-name="Standard" style:list-style-name="WW8Num18" style:master-page-name="">
      <loext:graphic-properties draw:fill="none"/>
      <style:paragraph-properties fo:margin-left="0.801cm" fo:margin-right="0cm" fo:margin-top="0cm" fo:margin-bottom="0.15cm" loext:contextual-spacing="false" fo:line-height="150%" fo:text-align="justify" style:justify-single-word="false" fo:orphans="0" fo:widows="0" fo:hyphenation-ladder-count="no-limit" fo:text-indent="0cm" style:auto-text-indent="false" style:page-number="auto" fo:background-color="transparent" style:text-autospace="none" style:writing-mode="lr-tb">
        <style:tab-stops>
          <style:tab-stop style:position="1.552cm"/>
        </style:tab-stops>
      </style:paragraph-properties>
      <style:text-properties style:font-name="Arial" fo:font-size="12pt" officeooo:paragraph-rsid="006cfe2d" style:font-size-asian="12pt" style:font-size-complex="12pt" fo:hyphenate="false" fo:hyphenation-remain-char-count="2" fo:hyphenation-push-char-count="2"/>
    </style:style>
    <style:style style:name="P532" style:family="paragraph" style:parent-style-name="Heading_20_3">
      <style:paragraph-properties fo:line-height="150%" fo:text-align="justify" style:justify-single-word="false"/>
      <style:text-properties style:font-name="Arial"/>
    </style:style>
    <style:style style:name="P533" style:family="paragraph" style:parent-style-name="Heading_20_3">
      <style:paragraph-properties fo:line-height="150%" fo:text-align="justify" style:justify-single-word="false"/>
      <style:text-properties style:font-name="Arial" officeooo:paragraph-rsid="0065e669"/>
    </style:style>
    <style:style style:name="P534" style:family="paragraph" style:parent-style-name="Normal_20__28_Web_29_" style:list-style-name="WW8Num57">
      <style:paragraph-properties fo:margin-top="0cm" fo:margin-bottom="0.25cm" loext:contextual-spacing="false" fo:line-height="150%" fo:text-align="justify" style:justify-single-word="false" style:writing-mode="lr-tb"/>
      <style:text-properties style:use-window-font-color="true" style:font-name="Arial" fo:font-size="12pt" fo:language="es" fo:country="ES" officeooo:paragraph-rsid="004eb2d2" style:font-name-asian="Times New Roman" style:font-size-asian="12pt" style:language-asian="zxx" style:country-asian="none" style:font-name-complex="Arial" style:font-size-complex="12pt" style:language-complex="ar" style:country-complex="SA"/>
    </style:style>
    <style:style style:name="P535" style:family="paragraph" style:parent-style-name="Normal_20__28_Web_29_" style:list-style-name="WW8Num57">
      <style:paragraph-properties fo:margin-top="0cm" fo:margin-bottom="0.25cm" loext:contextual-spacing="false" fo:line-height="150%" fo:text-align="justify" style:justify-single-word="false" fo:orphans="0" fo:widows="0" style:text-autospace="none" style:writing-mode="lr-tb"/>
      <style:text-properties style:use-window-font-color="true" style:font-name="Arial" fo:font-size="12pt" fo:language="es" fo:country="ES" officeooo:paragraph-rsid="004eb2d2" style:font-name-asian="Times New Roman" style:font-size-asian="12pt" style:language-asian="zxx" style:country-asian="none" style:font-name-complex="Arial" style:font-size-complex="12pt" style:language-complex="ar" style:country-complex="SA"/>
    </style:style>
    <style:style style:name="P536" style:family="paragraph" style:parent-style-name="Table_20_Contents">
      <style:paragraph-properties style:snap-to-layout-grid="false"/>
      <style:text-properties officeooo:paragraph-rsid="0018d18f"/>
    </style:style>
    <style:style style:name="P537" style:family="paragraph" style:parent-style-name="Table_20_Contents">
      <style:paragraph-properties style:snap-to-layout-grid="false"/>
      <style:text-properties officeooo:paragraph-rsid="001c0399"/>
    </style:style>
    <style:style style:name="P538" style:family="paragraph" style:parent-style-name="Table_20_Contents">
      <style:paragraph-properties style:snap-to-layout-grid="false"/>
      <style:text-properties officeooo:paragraph-rsid="001db3d1"/>
    </style:style>
    <style:style style:name="P539" style:family="paragraph" style:parent-style-name="Table_20_Contents">
      <style:paragraph-properties style:snap-to-layout-grid="false"/>
      <style:text-properties officeooo:paragraph-rsid="002ae16f"/>
    </style:style>
    <style:style style:name="P540" style:family="paragraph" style:parent-style-name="Table_20_Contents">
      <style:paragraph-properties style:snap-to-layout-grid="false"/>
      <style:text-properties officeooo:paragraph-rsid="0047cc66"/>
    </style:style>
    <style:style style:name="P541"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8d18f" style:font-size-asian="10pt" style:font-weight-asian="bold" style:font-name-complex="Arial" style:font-size-complex="10pt" style:font-weight-complex="bold"/>
    </style:style>
    <style:style style:name="P54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c0399" style:font-size-asian="10pt" style:font-weight-asian="bold" style:font-name-complex="Arial" style:font-size-complex="10pt" style:font-weight-complex="bold"/>
    </style:style>
    <style:style style:name="P543"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db3d1" style:font-size-asian="10pt" style:font-weight-asian="bold" style:font-name-complex="Arial" style:font-size-complex="10pt" style:font-weight-complex="bold"/>
    </style:style>
    <style:style style:name="P544"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2ae16f" style:font-size-asian="10pt" style:font-weight-asian="bold" style:font-name-complex="Arial" style:font-size-complex="10pt" style:font-weight-complex="bold"/>
    </style:style>
    <style:style style:name="P545"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47cc66" style:font-size-asian="10pt" style:font-weight-asian="bold" style:font-name-complex="Arial" style:font-size-complex="10pt" style:font-weight-complex="bold"/>
    </style:style>
    <style:style style:name="P546"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8d18f"/>
    </style:style>
    <style:style style:name="P547"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a1fb6"/>
    </style:style>
    <style:style style:name="P548"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c0399"/>
    </style:style>
    <style:style style:name="P549"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db3d1"/>
    </style:style>
    <style:style style:name="P550"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2ae16f"/>
    </style:style>
    <style:style style:name="P551"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47cc66"/>
    </style:style>
    <style:style style:name="P552" style:family="paragraph" style:parent-style-name="Table_20_Contents">
      <loext:graphic-properties draw:fill="none" draw:fill-image-width="0cm" draw:fill-image-height="0cm"/>
      <style:paragraph-properties fo:margin-left="0cm" fo:margin-right="0cm" fo:margin-top="0cm" fo:margin-bottom="0.12cm" loext:contextual-spacing="false" fo:line-height="150%" fo:text-align="center" style:justify-single-word="false" fo:orphans="0" fo:widows="0" fo:text-indent="0cm" style:auto-text-indent="false" fo:background-color="transparent" style:shadow="none" style:text-autospace="none" style:writing-mode="lr-tb"/>
      <style:text-properties style:font-name="Arial" fo:font-size="14pt" fo:font-weight="normal" officeooo:rsid="002a1e6a" officeooo:paragraph-rsid="005edea8" style:font-size-asian="14pt" style:font-weight-asian="normal" style:font-name-complex="Arial" style:font-size-complex="14pt" style:font-weight-complex="normal" style:text-scale="102%"/>
    </style:style>
    <style:style style:name="P553" style:family="paragraph" style:parent-style-name="Contents_20_Heading">
      <style:paragraph-properties fo:line-height="150%"/>
      <style:text-properties style:font-name="Arial" fo:font-size="12pt" style:font-size-asian="12pt" style:font-size-complex="12pt"/>
    </style:style>
    <style:style style:name="P554" style:family="paragraph" style:parent-style-name="Contents_20_1">
      <style:paragraph-properties fo:line-height="150%" fo:text-align="justify" style:justify-single-word="false"/>
      <style:text-properties fo:color="#000000" style:font-name="Arial" fo:font-size="12pt" fo:font-weight="bold" style:font-size-asian="12pt" style:font-weight-asian="bold" style:font-size-complex="12pt" style:font-weight-complex="bold"/>
    </style:style>
    <style:style style:name="P555" style:family="paragraph" style:parent-style-name="Contents_20_1">
      <style:paragraph-properties fo:line-height="150%" fo:text-align="justify" style:justify-single-word="false"/>
      <style:text-properties fo:color="#000000" style:font-name="Arial" fo:font-size="12pt" fo:language="es" fo:country="ES" fo:font-weight="bold" style:font-name-asian="Times New Roman" style:font-size-asian="12pt" style:font-weight-asian="bold" style:font-name-complex="Lucida Sans1" style:font-size-complex="12pt" style:language-complex="ar" style:country-complex="SA" style:font-weight-complex="bold"/>
    </style:style>
    <style:style style:name="P556" style:family="paragraph" style:parent-style-name="Contents_20_1">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557" style:family="paragraph" style:parent-style-name="Contents_20_1">
      <style:paragraph-properties fo:line-height="150%" fo:text-align="justify" style:justify-single-word="false"/>
      <style:text-properties style:font-name="Arial"/>
    </style:style>
    <style:style style:name="P558" style:family="paragraph" style:parent-style-name="Contents_20_1">
      <style:paragraph-properties fo:line-height="150%">
        <style:tab-stops>
          <style:tab-stop style:position="17.544cm" style:type="right" style:leader-style="dotted" style:leader-text="."/>
        </style:tab-stops>
      </style:paragraph-properties>
    </style:style>
    <style:style style:name="P559" style:family="paragraph" style:parent-style-name="Contents_20_1">
      <style:paragraph-properties fo:margin-top="0cm" fo:margin-bottom="0.15cm" loext:contextual-spacing="false" fo:text-align="justify" style:justify-single-word="false"/>
      <style:text-properties style:font-name="Arial" fo:font-size="12pt" fo:font-weight="bold" officeooo:paragraph-rsid="006cfe2d" style:font-size-asian="12pt" style:font-weight-asian="bold" style:font-name-complex="Arial" style:font-size-complex="12pt" style:font-weight-complex="bold"/>
    </style:style>
    <style:style style:name="P560" style:family="paragraph" style:parent-style-name="Contents_20_1">
      <style:paragraph-properties fo:margin-top="0cm" fo:margin-bottom="0cm" loext:contextual-spacing="false" fo:line-height="150%" fo:text-align="justify" style:justify-single-word="false"/>
      <style:text-properties style:font-name="Arial"/>
    </style:style>
    <style:style style:name="P561" style:family="paragraph" style:parent-style-name="Contents_20_2">
      <style:paragraph-properties fo:line-height="150%">
        <style:tab-stops>
          <style:tab-stop style:position="17.544cm" style:type="right" style:leader-style="dotted" style:leader-text="."/>
        </style:tab-stops>
      </style:paragraph-properties>
    </style:style>
    <style:style style:name="P562" style:family="paragraph" style:parent-style-name="Contents_20_2">
      <style:paragraph-properties fo:margin-left="0cm" fo:margin-right="0cm" fo:line-height="150%" fo:text-align="justify" style:justify-single-word="false" fo:text-indent="0cm" style:auto-text-indent="false"/>
      <style:text-properties style:font-name="Arial"/>
    </style:style>
    <style:style style:name="P563" style:family="paragraph" style:parent-style-name="subtitulo2" style:list-style-name="L19">
      <style:paragraph-properties fo:line-height="150%" fo:text-align="justify" style:justify-single-word="false"/>
      <style:text-properties style:font-name="Arial" fo:font-size="12pt" fo:font-weight="normal" officeooo:paragraph-rsid="006425d5" style:font-size-asian="12pt" style:font-weight-asian="normal" style:font-name-complex="Arial" style:font-size-complex="12pt" style:font-weight-complex="normal"/>
    </style:style>
    <style:style style:name="P564" style:family="paragraph" style:parent-style-name="subtitulo2" style:list-style-name="L19">
      <style:paragraph-properties fo:line-height="150%" fo:text-align="justify" style:justify-single-word="false"/>
      <style:text-properties style:font-name="Arial" fo:font-size="12pt" officeooo:paragraph-rsid="006425d5" style:font-size-asian="12pt" style:font-size-complex="12pt"/>
    </style:style>
    <style:style style:name="P565" style:family="paragraph" style:parent-style-name="subtitulo1">
      <style:paragraph-properties fo:line-height="150%" fo:text-align="justify" style:justify-single-word="false"/>
      <style:text-properties style:font-name="Arial" fo:font-size="12pt" officeooo:paragraph-rsid="006425d5" style:font-size-asian="12pt" style:font-size-complex="12pt"/>
    </style:style>
    <style:style style:name="P566" style:family="paragraph" style:parent-style-name="subtitulo1">
      <style:paragraph-properties fo:line-height="150%" fo:text-align="justify" style:justify-single-word="false"/>
      <style:text-properties style:font-name="Arial" fo:font-size="12pt" fo:font-weight="normal" officeooo:paragraph-rsid="006425d5" style:font-size-asian="12pt" style:font-weight-asian="normal" style:font-name-complex="Arial" style:font-size-complex="12pt" style:font-weight-complex="normal"/>
    </style:style>
    <style:style style:name="P567" style:family="paragraph" style:parent-style-name="subtitulo1">
      <style:paragraph-properties fo:margin-top="0cm" fo:margin-bottom="0cm" loext:contextual-spacing="false" fo:line-height="150%" fo:text-align="justify" style:justify-single-word="false"/>
      <style:text-properties style:font-name="Arial" fo:font-size="12pt" officeooo:paragraph-rsid="006425d5" style:font-size-asian="12pt" style:font-size-complex="12pt"/>
    </style:style>
    <style:style style:name="P568" style:family="paragraph">
      <loext:graphic-properties draw:fill="none"/>
      <style:paragraph-properties fo:text-align="center"/>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fo:font-weight="bold" officeooo:rsid="001a1fb6" style:font-size-asian="10pt" style:font-weight-asian="bold" style:font-name-complex="Arial" style:font-size-complex="10pt" style:font-weight-complex="bold"/>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officeooo:rsid="001a1fb6" style:font-size-asian="10pt" style:font-name-complex="Arial" style:font-size-complex="10pt"/>
    </style:style>
    <style:style style:name="T5" style:family="text">
      <style:text-properties style:font-name="Arial" fo:font-size="10pt" officeooo:rsid="005e5984" style:font-size-asian="10pt" style:font-name-complex="Arial" style:font-size-complex="10pt"/>
    </style:style>
    <style:style style:name="T6" style:family="text">
      <style:text-properties style:font-name="Arial" fo:font-size="10pt" officeooo:rsid="0065e669" style:font-size-asian="10pt" style:font-name-complex="Arial" style:font-size-complex="10pt"/>
    </style:style>
    <style:style style:name="T7" style:family="text">
      <style:text-properties style:font-name="Arial" fo:font-size="10pt" officeooo:rsid="006a4a78" style:font-size-asian="10pt" style:font-name-complex="Arial" style:font-size-complex="10pt"/>
    </style:style>
    <style:style style:name="T8" style:family="text">
      <style:text-properties style:font-name="Arial" fo:font-size="10pt" officeooo:rsid="006ba899" style:font-size-asian="10pt" style:font-name-complex="Arial" style:font-size-complex="10pt"/>
    </style:style>
    <style:style style:name="T9" style:family="text">
      <style:text-properties style:font-name="Arial" fo:font-size="10pt" officeooo:rsid="006cfe2d" style:font-size-asian="10pt" style:font-name-complex="Arial" style:font-size-complex="10pt"/>
    </style:style>
    <style:style style:name="T10" style:family="text">
      <style:text-properties style:font-name="Arial" fo:font-size="10pt" fo:font-weight="normal" officeooo:rsid="001a1fb6" style:font-size-asian="10pt" style:font-weight-asian="normal" style:font-name-complex="Arial" style:font-size-complex="10pt" style:font-weight-complex="normal"/>
    </style:style>
    <style:style style:name="T11" style:family="text">
      <style:text-properties fo:color="#000000"/>
    </style:style>
    <style:style style:name="T12" style:family="text">
      <style:text-properties fo:color="#000000" style:font-name-asian="Arial"/>
    </style:style>
    <style:style style:name="T13" style:family="text">
      <style:text-properties fo:color="#000000" officeooo:rsid="0035f0aa"/>
    </style:style>
    <style:style style:name="T14" style:family="text">
      <style:text-properties fo:color="#000000" style:font-name-complex="Arial"/>
    </style:style>
    <style:style style:name="T15" style:family="text">
      <style:text-properties fo:color="#000000" fo:font-size="12pt" style:font-size-asian="12pt" style:font-name-complex="Arial" style:font-size-complex="12pt"/>
    </style:style>
    <style:style style:name="T16" style:family="text">
      <style:text-properties fo:color="#000000" fo:font-size="12pt" officeooo:rsid="002516b9" style:font-size-asian="12pt" style:font-name-complex="Arial" style:font-size-complex="12pt"/>
    </style:style>
    <style:style style:name="T17" style:family="text">
      <style:text-properties fo:color="#000000" fo:font-size="12pt" officeooo:rsid="006425d5" style:font-size-asian="12pt" style:font-name-complex="Arial" style:font-size-complex="12pt"/>
    </style:style>
    <style:style style:name="T18" style:family="text">
      <style:text-properties fo:color="#000000" fo:font-size="12pt" style:font-size-asian="12pt" style:font-name-complex="Times New Roman" style:font-size-complex="12pt"/>
    </style:style>
    <style:style style:name="T19" style:family="text">
      <style:text-properties fo:color="#000000" fo:font-size="12pt" style:font-size-asian="12pt" style:font-name-complex="Times New Roman" style:font-size-complex="12pt" style:text-scale="131%"/>
    </style:style>
    <style:style style:name="T20" style:family="text">
      <style:text-properties fo:color="#000000" fo:font-size="12pt" style:font-size-asian="12pt" style:font-name-complex="Courier New" style:font-size-complex="12pt"/>
    </style:style>
    <style:style style:name="T21" style:family="text">
      <style:text-properties fo:color="#000000" fo:font-size="12pt" fo:letter-spacing="-0.019cm" style:font-size-asian="12pt" style:font-name-complex="Arial" style:font-size-complex="12pt"/>
    </style:style>
    <style:style style:name="T22" style:family="text">
      <style:text-properties fo:color="#000000" fo:font-size="12pt" fo:letter-spacing="-0.019cm" fo:font-weight="bold" style:font-size-asian="12pt" style:font-weight-asian="bold" style:font-name-complex="Arial" style:font-size-complex="12pt" style:font-weight-complex="bold"/>
    </style:style>
    <style:style style:name="T23" style:family="text">
      <style:text-properties fo:color="#000000" fo:font-size="12pt" fo:letter-spacing="0.044cm" style:font-size-asian="12pt" style:font-name-complex="Arial" style:font-size-complex="12pt"/>
    </style:style>
    <style:style style:name="T24" style:family="text">
      <style:text-properties fo:color="#000000" fo:font-size="12pt" fo:letter-spacing="0.046cm" style:font-size-asian="12pt" style:font-name-complex="Arial" style:font-size-complex="12pt"/>
    </style:style>
    <style:style style:name="T25" style:family="text">
      <style:text-properties fo:color="#000000" fo:font-size="12pt" fo:letter-spacing="0.016cm" style:font-size-asian="12pt" style:font-name-complex="Arial" style:font-size-complex="12pt"/>
    </style:style>
    <style:style style:name="T26" style:family="text">
      <style:text-properties fo:color="#000000" fo:font-size="12pt" fo:letter-spacing="-0.002cm" fo:font-style="italic" style:font-size-asian="12pt" style:font-style-asian="italic" style:font-name-complex="Arial" style:font-size-complex="12pt" style:font-style-complex="italic"/>
    </style:style>
    <style:style style:name="T27" style:family="text">
      <style:text-properties fo:color="#000000" fo:font-size="12pt" fo:letter-spacing="-0.002cm" fo:font-weight="bold" style:font-size-asian="12pt" style:font-weight-asian="bold" style:font-name-complex="Arial" style:font-size-complex="12pt" style:font-weight-complex="bold"/>
    </style:style>
    <style:style style:name="T28" style:family="text">
      <style:text-properties fo:color="#000000" fo:font-size="12pt" fo:letter-spacing="0.032cm" style:font-size-asian="12pt" style:font-name-complex="Arial" style:font-size-complex="12pt"/>
    </style:style>
    <style:style style:name="T29" style:family="text">
      <style:text-properties fo:color="#000000" fo:font-size="12pt" fo:letter-spacing="0.076cm" style:font-size-asian="12pt" style:font-name-complex="Arial" style:font-size-complex="12pt"/>
    </style:style>
    <style:style style:name="T30" style:family="text">
      <style:text-properties fo:color="#000000" fo:font-size="12pt" fo:letter-spacing="0.009cm" style:font-size-asian="12pt" style:font-name-complex="Arial" style:font-size-complex="12pt"/>
    </style:style>
    <style:style style:name="T31" style:family="text">
      <style:text-properties fo:color="#000000" fo:font-size="12pt" fo:letter-spacing="0.09cm" fo:font-style="italic" style:font-size-asian="12pt" style:font-style-asian="italic" style:font-name-complex="Arial" style:font-size-complex="12pt" style:font-style-complex="italic"/>
    </style:style>
    <style:style style:name="T32" style:family="text">
      <style:text-properties fo:color="#000000" fo:font-size="12pt" fo:letter-spacing="0.012cm" style:font-size-asian="12pt" style:font-name-complex="Arial" style:font-size-complex="12pt"/>
    </style:style>
    <style:style style:name="T33" style:family="text">
      <style:text-properties fo:color="#000000" fo:font-size="12pt" fo:letter-spacing="0.012cm" fo:font-style="italic" style:font-size-asian="12pt" style:font-style-asian="italic" style:font-name-complex="Arial" style:font-size-complex="12pt" style:font-style-complex="italic"/>
    </style:style>
    <style:style style:name="T34" style:family="text">
      <style:text-properties fo:color="#000000" fo:font-size="12pt" fo:letter-spacing="0.012cm" fo:font-weight="bold" style:font-size-asian="12pt" style:font-weight-asian="bold" style:font-name-complex="Arial" style:font-size-complex="12pt" style:font-weight-complex="bold"/>
    </style:style>
    <style:style style:name="T35" style:family="text">
      <style:text-properties fo:color="#000000" fo:font-size="12pt" fo:letter-spacing="0.041cm" style:font-size-asian="12pt" style:font-name-complex="Arial" style:font-size-complex="12pt"/>
    </style:style>
    <style:style style:name="T36" style:family="text">
      <style:text-properties fo:color="#000000" fo:font-size="12pt" fo:letter-spacing="0.039cm" style:font-size-asian="12pt" style:font-name-complex="Arial" style:font-size-complex="12pt"/>
    </style:style>
    <style:style style:name="T37" style:family="text">
      <style:text-properties fo:color="#000000" fo:font-size="12pt" fo:letter-spacing="0.058cm" style:font-size-asian="12pt" style:font-name-complex="Arial" style:font-size-complex="12pt"/>
    </style:style>
    <style:style style:name="T38" style:family="text">
      <style:text-properties fo:color="#000000" fo:font-size="12pt" style:font-name-asian="Arial" style:font-size-asian="12pt" style:font-name-complex="Arial" style:font-size-complex="12pt"/>
    </style:style>
    <style:style style:name="T39" style:family="text">
      <style:text-properties fo:color="#000000" fo:font-size="12pt" fo:letter-spacing="0.06cm" style:font-size-asian="12pt" style:font-name-complex="Arial" style:font-size-complex="12pt"/>
    </style:style>
    <style:style style:name="T40" style:family="text">
      <style:text-properties fo:color="#000000" fo:font-size="12pt" fo:letter-spacing="0.056cm" style:font-size-asian="12pt" style:font-name-complex="Arial" style:font-size-complex="12pt"/>
    </style:style>
    <style:style style:name="T41" style:family="text">
      <style:text-properties fo:color="#000000" fo:font-size="12pt" fo:letter-spacing="0.074cm" style:font-size-asian="12pt" style:font-name-complex="Arial" style:font-size-complex="12pt"/>
    </style:style>
    <style:style style:name="T42" style:family="text">
      <style:text-properties fo:color="#000000" fo:font-size="12pt" fo:letter-spacing="0.011cm" style:font-size-asian="12pt" style:font-name-complex="Arial" style:font-size-complex="12pt"/>
    </style:style>
    <style:style style:name="T43" style:family="text">
      <style:text-properties fo:color="#000000" fo:font-size="12pt" fo:font-weight="bold" style:font-size-asian="12pt" style:font-weight-asian="bold" style:font-name-complex="Arial" style:font-size-complex="12pt" style:font-weight-complex="bold"/>
    </style:style>
    <style:style style:name="T44" style:family="text">
      <style:text-properties fo:color="#000000" fo:font-size="12pt" fo:font-weight="bold" officeooo:rsid="002516b9" style:font-size-asian="12pt" style:font-weight-asian="bold" style:font-name-complex="Arial" style:font-size-complex="12pt" style:font-weight-complex="bold"/>
    </style:style>
    <style:style style:name="T45" style:family="text">
      <style:text-properties fo:color="#000000" fo:font-size="12pt" fo:font-weight="bold" officeooo:rsid="0029f160" style:font-size-asian="12pt" style:font-weight-asian="bold" style:font-name-complex="Arial" style:font-size-complex="12pt" style:font-weight-complex="bold"/>
    </style:style>
    <style:style style:name="T46" style:family="text">
      <style:text-properties fo:color="#000000" fo:font-size="12pt" fo:font-weight="bold" officeooo:rsid="004130c8" style:font-size-asian="12pt" style:font-weight-asian="bold" style:font-name-complex="Arial" style:font-size-complex="12pt" style:font-weight-complex="bold"/>
    </style:style>
    <style:style style:name="T47" style:family="text">
      <style:text-properties fo:color="#000000" fo:font-size="12pt" fo:letter-spacing="0.026cm" style:font-size-asian="12pt" style:font-name-complex="Arial" style:font-size-complex="12pt"/>
    </style:style>
    <style:style style:name="T48" style:family="text">
      <style:text-properties fo:color="#000000" fo:font-size="12pt" fo:letter-spacing="0.019cm" style:font-size-asian="12pt" style:font-name-complex="Arial" style:font-size-complex="12pt"/>
    </style:style>
    <style:style style:name="T49" style:family="text">
      <style:text-properties fo:color="#000000" fo:font-size="12pt" fo:letter-spacing="0.021cm" style:font-size-asian="12pt" style:font-name-complex="Arial" style:font-size-complex="12pt"/>
    </style:style>
    <style:style style:name="T50" style:family="text">
      <style:text-properties fo:color="#000000" fo:font-size="12pt" fo:letter-spacing="0.088cm" style:font-size-asian="12pt" style:font-name-complex="Arial" style:font-size-complex="12pt"/>
    </style:style>
    <style:style style:name="T51" style:family="text">
      <style:text-properties fo:color="#000000" fo:font-size="12pt" fo:letter-spacing="0.088cm" fo:font-weight="bold" style:font-size-asian="12pt" style:font-weight-asian="bold" style:font-name-complex="Arial" style:font-size-complex="12pt" style:font-weight-complex="bold"/>
    </style:style>
    <style:style style:name="T52" style:family="text">
      <style:text-properties fo:color="#000000" fo:font-size="12pt" fo:letter-spacing="0.028cm" style:font-size-asian="12pt" style:font-name-complex="Arial" style:font-size-complex="12pt"/>
    </style:style>
    <style:style style:name="T53" style:family="text">
      <style:text-properties fo:color="#000000" fo:font-size="12pt" fo:letter-spacing="0.048cm" style:font-size-asian="12pt" style:font-name-complex="Arial" style:font-size-complex="12pt"/>
    </style:style>
    <style:style style:name="T54" style:family="text">
      <style:text-properties fo:color="#000000" fo:font-size="12pt" fo:letter-spacing="0.014cm" style:font-size-asian="12pt" style:font-name-complex="Arial" style:font-size-complex="12pt"/>
    </style:style>
    <style:style style:name="T55" style:family="text">
      <style:text-properties fo:color="#000000" fo:font-size="12pt" fo:letter-spacing="0.079cm" style:font-size-asian="12pt" style:font-name-complex="Arial" style:font-size-complex="12pt"/>
    </style:style>
    <style:style style:name="T56" style:family="text">
      <style:text-properties fo:color="#000000" fo:font-size="12pt" fo:letter-spacing="0.097cm" style:font-size-asian="12pt" style:font-name-complex="Arial" style:font-size-complex="12pt"/>
    </style:style>
    <style:style style:name="T57" style:family="text">
      <style:text-properties fo:color="#000000" fo:font-size="12pt" fo:letter-spacing="-0.016cm" style:font-size-asian="12pt" style:font-name-complex="Arial" style:font-size-complex="12pt"/>
    </style:style>
    <style:style style:name="T58" style:family="text">
      <style:text-properties fo:color="#000000" fo:font-size="12pt" fo:letter-spacing="0.004cm" style:font-size-asian="12pt" style:font-name-complex="Arial" style:font-size-complex="12pt"/>
    </style:style>
    <style:style style:name="T59" style:family="text">
      <style:text-properties fo:color="#000000" fo:font-size="12pt" fo:letter-spacing="0.002cm" style:font-size-asian="12pt" style:font-name-complex="Arial" style:font-size-complex="12pt"/>
    </style:style>
    <style:style style:name="T60" style:family="text">
      <style:text-properties fo:color="#000000" fo:font-size="12pt" fo:letter-spacing="0.018cm" style:font-size-asian="12pt" style:font-name-complex="Arial" style:font-size-complex="12pt"/>
    </style:style>
    <style:style style:name="T61" style:family="text">
      <style:text-properties fo:color="#000000" fo:font-size="12pt" fo:letter-spacing="0.064cm" style:font-size-asian="12pt" style:font-name-complex="Arial" style:font-size-complex="12pt"/>
    </style:style>
    <style:style style:name="T62" style:family="text">
      <style:text-properties fo:color="#000000" fo:font-size="12pt" fo:letter-spacing="0.083cm" style:font-size-asian="12pt" style:font-name-complex="Arial" style:font-size-complex="12pt"/>
    </style:style>
    <style:style style:name="T63" style:family="text">
      <style:text-properties fo:color="#000000" fo:font-size="12pt" fo:letter-spacing="0.085cm" style:font-size-asian="12pt" style:font-name-complex="Arial" style:font-size-complex="12pt"/>
    </style:style>
    <style:style style:name="T64" style:family="text">
      <style:text-properties fo:color="#000000" fo:font-size="12pt" fo:letter-spacing="0.005cm" style:font-size-asian="12pt" style:font-name-complex="Arial" style:font-size-complex="12pt"/>
    </style:style>
    <style:style style:name="T65" style:family="text">
      <style:text-properties fo:color="#000000" fo:font-size="12pt" fo:letter-spacing="-0.005cm" style:font-size-asian="12pt" style:font-name-complex="Arial" style:font-size-complex="12pt"/>
    </style:style>
    <style:style style:name="T66" style:family="text">
      <style:text-properties fo:color="#000000" fo:font-size="12pt" fo:letter-spacing="0.051cm" style:font-size-asian="12pt" style:font-name-complex="Arial" style:font-size-complex="12pt"/>
    </style:style>
    <style:style style:name="T67" style:family="text">
      <style:text-properties fo:color="#000000" fo:font-size="12pt" fo:letter-spacing="0.055cm" style:font-size-asian="12pt" style:font-name-complex="Arial" style:font-size-complex="12pt"/>
    </style:style>
    <style:style style:name="T68" style:family="text">
      <style:text-properties fo:color="#000000" fo:font-size="12pt" fo:letter-spacing="0.055cm" fo:font-style="italic" style:font-size-asian="12pt" style:font-style-asian="italic" style:font-name-complex="Arial" style:font-size-complex="12pt" style:font-style-complex="italic"/>
    </style:style>
    <style:style style:name="T69" style:family="text">
      <style:text-properties fo:color="#000000" fo:font-size="12pt" fo:letter-spacing="0.007cm" style:font-size-asian="12pt" style:font-name-complex="Arial" style:font-size-complex="12pt"/>
    </style:style>
    <style:style style:name="T70" style:family="text">
      <style:text-properties fo:color="#000000" fo:font-size="12pt" fo:letter-spacing="0.053cm" style:font-size-asian="12pt" style:font-name-complex="Arial" style:font-size-complex="12pt"/>
    </style:style>
    <style:style style:name="T71" style:family="text">
      <style:text-properties fo:color="#000000" fo:font-size="12pt" fo:letter-spacing="0.072cm" style:font-size-asian="12pt" style:font-name-complex="Arial" style:font-size-complex="12pt"/>
    </style:style>
    <style:style style:name="T72" style:family="text">
      <style:text-properties fo:color="#000000" fo:font-size="12pt" fo:letter-spacing="0.072cm" fo:font-weight="bold" style:font-size-asian="12pt" style:font-weight-asian="bold" style:font-name-complex="Arial" style:font-size-complex="12pt" style:font-weight-complex="bold"/>
    </style:style>
    <style:style style:name="T73" style:family="text">
      <style:text-properties fo:color="#000000" fo:font-size="12pt" fo:letter-spacing="0.034cm" style:font-size-asian="12pt" style:font-name-complex="Arial" style:font-size-complex="12pt"/>
    </style:style>
    <style:style style:name="T74" style:family="text">
      <style:text-properties fo:color="#000000" fo:font-size="12pt" fo:letter-spacing="0.108cm" style:font-size-asian="12pt" style:font-name-complex="Arial" style:font-size-complex="12pt"/>
    </style:style>
    <style:style style:name="T75" style:family="text">
      <style:text-properties fo:color="#000000" fo:font-size="12pt" fo:letter-spacing="0.03cm" style:font-size-asian="12pt" style:font-name-complex="Arial" style:font-size-complex="12pt"/>
    </style:style>
    <style:style style:name="T76" style:family="text">
      <style:text-properties fo:color="#000000" fo:font-size="12pt" fo:letter-spacing="0.093cm" style:font-size-asian="12pt" style:font-name-complex="Arial" style:font-size-complex="12pt"/>
    </style:style>
    <style:style style:name="T77" style:family="text">
      <style:text-properties fo:color="#000000" fo:font-size="12pt" fo:letter-spacing="0.037cm" style:font-size-asian="12pt" style:font-name-complex="Arial" style:font-size-complex="12pt"/>
    </style:style>
    <style:style style:name="T78" style:family="text">
      <style:text-properties fo:color="#000000" fo:font-size="12pt" fo:letter-spacing="0.037cm" fo:font-style="italic" style:font-size-asian="12pt" style:font-style-asian="italic" style:font-name-complex="Arial" style:font-size-complex="12pt" style:font-style-complex="italic"/>
    </style:style>
    <style:style style:name="T79" style:family="text">
      <style:text-properties fo:color="#000000" fo:font-size="12pt" fo:font-style="italic" style:font-size-asian="12pt" style:font-style-asian="italic" style:font-name-complex="Arial" style:font-size-complex="12pt" style:font-style-complex="italic"/>
    </style:style>
    <style:style style:name="T80" style:family="text">
      <style:text-properties fo:color="#000000" fo:font-size="12pt" fo:letter-spacing="0.078cm" style:font-size-asian="12pt" style:font-name-complex="Arial" style:font-size-complex="12pt"/>
    </style:style>
    <style:style style:name="T81" style:family="text">
      <style:text-properties fo:color="#000000" fo:font-size="12pt" fo:letter-spacing="0.042cm" style:font-size-asian="12pt" style:font-name-complex="Courier New" style:font-size-complex="12pt"/>
    </style:style>
    <style:style style:name="T82" style:family="text">
      <style:text-properties fo:color="#000000" fo:font-size="12pt" fo:letter-spacing="0.035cm" style:font-size-asian="12pt" style:font-name-complex="Arial" style:font-size-complex="12pt"/>
    </style:style>
    <style:style style:name="T83" style:family="text">
      <style:text-properties fo:color="#000000" fo:font-size="12pt" fo:letter-spacing="-0.049cm" style:font-size-asian="12pt" style:font-name-complex="Arial" style:font-size-complex="12pt"/>
    </style:style>
    <style:style style:name="T84" style:family="text">
      <style:text-properties fo:color="#000000" fo:font-size="12pt" fo:letter-spacing="0.092cm" fo:font-weight="bold" style:font-size-asian="12pt" style:font-weight-asian="bold" style:font-name-complex="Arial" style:font-size-complex="12pt" style:font-weight-complex="bold"/>
    </style:style>
    <style:style style:name="T85" style:family="text">
      <style:text-properties fo:color="#000000" fo:font-size="12pt" fo:letter-spacing="0.092cm" style:font-size-asian="12pt" style:font-name-complex="Arial" style:font-size-complex="12pt"/>
    </style:style>
    <style:style style:name="T86" style:family="text">
      <style:text-properties fo:color="#000000" style:font-name="Arial" fo:font-size="12pt" style:font-size-asian="12pt" style:font-name-complex="Arial" style:font-size-complex="12pt"/>
    </style:style>
    <style:style style:name="T87" style:family="text">
      <style:text-properties fo:color="#000000" style:font-name="Arial" fo:font-size="12pt" officeooo:rsid="0062ba4b" style:font-size-asian="12pt" style:font-name-complex="Arial" style:font-size-complex="12pt"/>
    </style:style>
    <style:style style:name="T88" style:family="text">
      <style:text-properties fo:color="#000000" style:font-name="Arial" fo:font-size="12pt" officeooo:rsid="0020c6bb" style:font-size-asian="12pt" style:font-name-complex="Arial" style:font-size-complex="12pt"/>
    </style:style>
    <style:style style:name="T89" style:family="text">
      <style:text-properties fo:color="#000000" style:font-name="Arial" fo:font-size="12pt" officeooo:rsid="00221930" style:font-size-asian="12pt" style:font-name-complex="Arial" style:font-size-complex="12pt"/>
    </style:style>
    <style:style style:name="T90" style:family="text">
      <style:text-properties fo:color="#000000" style:font-name="Arial" fo:font-size="12pt" officeooo:rsid="0062ba4b" style:font-size-asian="12pt" style:font-name-complex="Times New Roman" style:font-size-complex="12pt"/>
    </style:style>
    <style:style style:name="T91" style:family="text">
      <style:text-properties fo:color="#000000" style:font-name="Arial" fo:font-size="12pt" fo:letter-spacing="-0.019cm" style:font-size-asian="12pt" style:font-name-complex="Arial" style:font-size-complex="12pt"/>
    </style:style>
    <style:style style:name="T92" style:family="text">
      <style:text-properties fo:color="#000000" style:font-name="Arial" fo:font-size="12pt" fo:letter-spacing="0.044cm" style:font-size-asian="12pt" style:font-name-complex="Arial" style:font-size-complex="12pt"/>
    </style:style>
    <style:style style:name="T93" style:family="text">
      <style:text-properties fo:color="#000000" style:font-name="Arial" fo:font-size="12pt" fo:letter-spacing="0.016cm" style:font-size-asian="12pt" style:font-name-complex="Arial" style:font-size-complex="12pt"/>
    </style:style>
    <style:style style:name="T94" style:family="text">
      <style:text-properties fo:color="#000000" style:font-name="Arial" fo:font-size="12pt" fo:letter-spacing="-0.002cm" style:font-size-asian="12pt" style:font-name-complex="Arial" style:font-size-complex="12pt"/>
    </style:style>
    <style:style style:name="T95" style:family="text">
      <style:text-properties fo:color="#000000" style:font-name="Arial" fo:font-size="12pt" fo:letter-spacing="0.065cm" style:font-size-asian="12pt" style:font-name-complex="Arial" style:font-size-complex="12pt"/>
    </style:style>
    <style:style style:name="T96" style:family="text">
      <style:text-properties fo:color="#000000" style:font-name="Arial" fo:font-size="12pt" fo:letter-spacing="0.032cm" style:font-size-asian="12pt" style:font-name-complex="Arial" style:font-size-complex="12pt"/>
    </style:style>
    <style:style style:name="T97" style:family="text">
      <style:text-properties fo:color="#000000" style:font-name="Arial" fo:font-size="12pt" fo:letter-spacing="0.032cm" officeooo:rsid="0062ba4b" style:font-size-asian="12pt" style:font-name-complex="Arial" style:font-size-complex="12pt"/>
    </style:style>
    <style:style style:name="T98" style:family="text">
      <style:text-properties fo:color="#000000" style:font-name="Arial" fo:font-size="12pt" fo:letter-spacing="-0.021cm" style:font-size-asian="12pt" style:font-name-complex="Arial" style:font-size-complex="12pt"/>
    </style:style>
    <style:style style:name="T99" style:family="text">
      <style:text-properties fo:color="#000000" style:font-name="Arial" fo:font-size="12pt" fo:letter-spacing="0.076cm" style:font-size-asian="12pt" style:font-name-complex="Arial" style:font-size-complex="12pt"/>
    </style:style>
    <style:style style:name="T100" style:family="text">
      <style:text-properties fo:color="#000000" style:font-name="Arial" fo:font-size="12pt" fo:letter-spacing="0.025cm" style:font-size-asian="12pt" style:font-name-complex="Arial" style:font-size-complex="12pt"/>
    </style:style>
    <style:style style:name="T101" style:family="text">
      <style:text-properties fo:color="#000000" style:font-name="Arial" fo:font-size="12pt" fo:letter-spacing="-0.011cm" style:font-size-asian="12pt" style:font-name-complex="Arial" style:font-size-complex="12pt"/>
    </style:style>
    <style:style style:name="T102" style:family="text">
      <style:text-properties fo:color="#000000" style:font-name="Arial" fo:font-size="12pt" fo:letter-spacing="0.009cm" style:font-size-asian="12pt" style:font-name-complex="Arial" style:font-size-complex="12pt"/>
    </style:style>
    <style:style style:name="T103" style:family="text">
      <style:text-properties fo:color="#000000" style:font-name="Arial" fo:font-size="12pt" fo:letter-spacing="0.09cm" style:font-size-asian="12pt" style:font-name-complex="Arial" style:font-size-complex="12pt"/>
    </style:style>
    <style:style style:name="T104" style:family="text">
      <style:text-properties fo:color="#000000" style:font-name="Arial" fo:font-size="12pt" fo:letter-spacing="0.012cm" style:font-size-asian="12pt" style:font-name-complex="Arial" style:font-size-complex="12pt"/>
    </style:style>
    <style:style style:name="T105" style:family="text">
      <style:text-properties fo:color="#000000" style:font-name="Arial" fo:font-size="12pt" fo:letter-spacing="-0.056cm" style:font-size-asian="12pt" style:font-name-complex="Arial" style:font-size-complex="12pt"/>
    </style:style>
    <style:style style:name="T106" style:family="text">
      <style:text-properties fo:color="#000000" style:font-name="Arial" fo:font-size="12pt" fo:letter-spacing="0.041cm" style:font-size-asian="12pt" style:font-name-complex="Arial" style:font-size-complex="12pt"/>
    </style:style>
    <style:style style:name="T107" style:family="text">
      <style:text-properties style:font-name-asian="Arial"/>
    </style:style>
    <style:style style:name="T108" style:family="text">
      <style:text-properties officeooo:rsid="0035f0aa" style:font-name-asian="Arial"/>
    </style:style>
    <style:style style:name="T109" style:family="text">
      <style:text-properties fo:color="#1f487d" fo:font-size="12pt" style:font-name-asian="Arial" style:font-size-asian="12pt" style:font-name-complex="Arial" style:font-size-complex="12pt"/>
    </style:style>
    <style:style style:name="T110" style:family="text">
      <style:text-properties fo:color="#1f487d" fo:font-size="12pt" style:font-size-asian="12pt" style:font-name-complex="Arial" style:font-size-complex="12pt"/>
    </style:style>
    <style:style style:name="T111" style:family="text">
      <style:text-properties style:text-position="-4% 100%" fo:font-size="12pt" style:font-size-asian="12pt" style:font-name-complex="Arial" style:font-size-complex="12pt"/>
    </style:style>
    <style:style style:name="T112" style:family="text">
      <style:text-properties style:text-position="-4% 100%" fo:font-size="12pt" fo:letter-spacing="-0.019cm" style:font-size-asian="12pt" style:font-name-complex="Arial" style:font-size-complex="12pt"/>
    </style:style>
    <style:style style:name="T113" style:family="text">
      <style:text-properties style:text-position="-5% 100%"/>
    </style:style>
    <style:style style:name="T114" style:family="text">
      <style:text-properties style:text-position="-5% 100%" fo:letter-spacing="0.004cm"/>
    </style:style>
    <style:style style:name="T115" style:family="text">
      <style:text-properties style:text-position="-5% 100%" fo:letter-spacing="0.004cm" style:text-scale="103%"/>
    </style:style>
    <style:style style:name="T116" style:family="text">
      <style:text-properties style:text-position="-5% 100%" fo:letter-spacing="0.002cm"/>
    </style:style>
    <style:style style:name="T117" style:family="text">
      <style:text-properties style:text-position="-5% 100%" fo:letter-spacing="0.002cm" style:text-scale="103%"/>
    </style:style>
    <style:style style:name="T118" style:family="text">
      <style:text-properties style:text-position="-5% 100%" fo:letter-spacing="0.012cm"/>
    </style:style>
    <style:style style:name="T119" style:family="text">
      <style:text-properties style:text-position="-5% 100%" fo:letter-spacing="0.023cm"/>
    </style:style>
    <style:style style:name="T120" style:family="text">
      <style:text-properties style:text-position="-5% 100%" fo:letter-spacing="0.051cm"/>
    </style:style>
    <style:style style:name="T121" style:family="text">
      <style:text-properties style:text-position="-5% 100%" fo:letter-spacing="0.014cm"/>
    </style:style>
    <style:style style:name="T122" style:family="text">
      <style:text-properties style:text-position="-5% 100%" fo:letter-spacing="0.005cm"/>
    </style:style>
    <style:style style:name="T123" style:family="text">
      <style:text-properties style:text-position="-5% 100%" fo:letter-spacing="0.016cm"/>
    </style:style>
    <style:style style:name="T124" style:family="text">
      <style:text-properties style:text-position="-5% 100%" style:text-scale="103%"/>
    </style:style>
    <style:style style:name="T125" style:family="text">
      <style:text-properties style:text-position="-5% 100%" style:font-name="Arial"/>
    </style:style>
    <style:style style:name="T126" style:family="text">
      <style:text-properties style:text-position="-5% 100%" style:font-name="Arial" fo:font-size="12pt" style:font-size-asian="12pt" style:font-size-complex="12pt"/>
    </style:style>
    <style:style style:name="T127" style:family="text">
      <style:text-properties officeooo:rsid="0030831e"/>
    </style:style>
    <style:style style:name="T128" style:family="text">
      <style:text-properties style:font-name-complex="Arial"/>
    </style:style>
    <style:style style:name="T129" style:family="text">
      <style:text-properties officeooo:rsid="004b542f" style:font-name-complex="Arial"/>
    </style:style>
    <style:style style:name="T130" style:family="text">
      <style:text-properties officeooo:rsid="0082f75e" style:font-name-complex="Arial"/>
    </style:style>
    <style:style style:name="T131" style:family="text">
      <style:text-properties officeooo:rsid="003ed1e8" style:font-name-complex="Arial"/>
    </style:style>
    <style:style style:name="T132" style:family="text">
      <style:text-properties officeooo:rsid="003d162e" style:font-name-complex="Arial"/>
    </style:style>
    <style:style style:name="T133" style:family="text">
      <style:text-properties style:font-name-complex="Arial" style:font-style-complex="italic"/>
    </style:style>
    <style:style style:name="T134" style:family="text">
      <style:text-properties officeooo:rsid="002c3ff8" style:font-name-complex="Arial"/>
    </style:style>
    <style:style style:name="T135" style:family="text">
      <style:text-properties officeooo:rsid="0022b41b" style:font-name-complex="Arial"/>
    </style:style>
    <style:style style:name="T136" style:family="text">
      <style:text-properties officeooo:rsid="00857f28" style:font-name-complex="Arial"/>
    </style:style>
    <style:style style:name="T137" style:family="text">
      <style:text-properties style:font-name-complex="Arial" style:text-scale="90%"/>
    </style:style>
    <style:style style:name="T138" style:family="text">
      <style:text-properties officeooo:rsid="003ae1c2" style:font-name-complex="Arial"/>
    </style:style>
    <style:style style:name="T139" style:family="text">
      <style:text-properties officeooo:rsid="003a6a17" style:font-name-complex="Arial"/>
    </style:style>
    <style:style style:name="T140" style:family="text">
      <style:text-properties officeooo:rsid="003d3571" style:font-name-complex="Arial"/>
    </style:style>
    <style:style style:name="T141" style:family="text">
      <style:text-properties officeooo:rsid="003e8c37" style:font-name-complex="Arial"/>
    </style:style>
    <style:style style:name="T142" style:family="text">
      <style:text-properties fo:letter-spacing="0.042cm" style:font-name-complex="Arial"/>
    </style:style>
    <style:style style:name="T143" style:family="text">
      <style:text-properties fo:letter-spacing="0.062cm" style:font-name-complex="Arial"/>
    </style:style>
    <style:style style:name="T144" style:family="text">
      <style:text-properties fo:letter-spacing="0.079cm" style:font-name-complex="Arial"/>
    </style:style>
    <style:style style:name="T145" style:family="text">
      <style:text-properties fo:letter-spacing="-0.018cm" style:font-name-complex="Arial"/>
    </style:style>
    <style:style style:name="T146" style:family="text">
      <style:text-properties fo:letter-spacing="0.021cm" style:font-name-complex="Arial"/>
    </style:style>
    <style:style style:name="T147" style:family="text">
      <style:text-properties fo:letter-spacing="0.021cm" officeooo:rsid="0032ceed" style:font-name-complex="Arial"/>
    </style:style>
    <style:style style:name="T148" style:family="text">
      <style:text-properties fo:letter-spacing="0.026cm" style:font-name-complex="Arial"/>
    </style:style>
    <style:style style:name="T149" style:family="text">
      <style:text-properties fo:letter-spacing="0.046cm" style:font-name-complex="Arial"/>
    </style:style>
    <style:style style:name="T150" style:family="text">
      <style:text-properties fo:font-weight="bold" style:font-weight-asian="bold" style:font-name-complex="Arial" style:font-weight-complex="bold"/>
    </style:style>
    <style:style style:name="T151" style:family="text">
      <style:text-properties fo:font-weight="bold" style:font-weight-asian="bold" style:font-name-complex="Arial" style:font-weight-complex="bold" style:text-scale="102%"/>
    </style:style>
    <style:style style:name="T152" style:family="text">
      <style:text-properties fo:font-weight="bold" style:font-weight-asian="bold" style:font-weight-complex="bold"/>
    </style:style>
    <style:style style:name="T153" style:family="text">
      <style:text-properties fo:font-weight="bold" officeooo:rsid="0035f0aa" style:font-weight-asian="bold" style:font-weight-complex="bold"/>
    </style:style>
    <style:style style:name="T154" style:family="text">
      <style:text-properties fo:font-weight="normal" style:font-weight-asian="normal" style:font-name-complex="Arial" style:font-weight-complex="normal"/>
    </style:style>
    <style:style style:name="T155" style:family="text">
      <style:text-properties fo:font-weight="normal" officeooo:rsid="003ed1e8" style:font-weight-asian="normal" style:font-name-complex="Arial" style:font-weight-complex="normal"/>
    </style:style>
    <style:style style:name="T156" style:family="text">
      <style:text-properties fo:font-weight="normal" officeooo:rsid="0084980d" style:font-weight-asian="normal" style:font-name-complex="Arial" style:font-weight-complex="normal"/>
    </style:style>
    <style:style style:name="T157" style:family="text">
      <style:text-properties fo:font-weight="normal" officeooo:rsid="0022b41b" style:font-weight-asian="normal" style:font-name-complex="Arial" style:font-weight-complex="normal"/>
    </style:style>
    <style:style style:name="T158" style:family="text">
      <style:text-properties fo:font-weight="normal" officeooo:rsid="0023ff54" style:font-weight-asian="normal" style:font-name-complex="Arial" style:font-weight-complex="normal"/>
    </style:style>
    <style:style style:name="T159" style:family="text">
      <style:text-properties style:use-window-font-color="true" fo:language="es" fo:country="ES" style:font-name-asian="Times New Roman" style:language-asian="zxx" style:country-asian="none" style:font-name-complex="Arial" style:language-complex="ar" style:country-complex="SA"/>
    </style:style>
    <style:style style:name="T160" style:family="text">
      <style:text-properties style:use-window-font-color="true" fo:language="es" fo:country="ES" officeooo:rsid="004eb2d2" style:font-name-asian="Times New Roman" style:language-asian="zxx" style:country-asian="none" style:font-name-complex="Arial" style:language-complex="ar" style:country-complex="SA"/>
    </style:style>
    <style:style style:name="T161" style:family="text">
      <style:text-properties style:use-window-font-color="true" fo:language="es" fo:country="ES" fo:font-weight="bold" style:font-name-asian="Times New Roman" style:language-asian="zxx" style:country-asian="none" style:font-weight-asian="bold" style:font-name-complex="Arial" style:language-complex="ar" style:country-complex="SA" style:font-weight-complex="bold"/>
    </style:style>
    <style:style style:name="T162" style:family="text">
      <style:text-properties style:use-window-font-color="true" fo:language="es" fo:country="ES" fo:font-weight="normal" style:font-name-asian="Times New Roman" style:language-asian="zxx" style:country-asian="none" style:font-weight-asian="normal" style:font-name-complex="Arial" style:language-complex="ar" style:country-complex="SA" style:font-weight-complex="normal"/>
    </style:style>
    <style:style style:name="T163" style:family="text">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T164" style:family="text">
      <style:text-properties style:use-window-font-color="true" fo:font-size="12pt" fo:language="es" fo:country="ES" style:font-name-asian="Arial" style:font-size-asian="12pt" style:language-asian="zxx" style:country-asian="none" style:font-name-complex="Arial" style:font-size-complex="12pt" style:language-complex="ar" style:country-complex="SA"/>
    </style:style>
    <style:style style:name="T165" style:family="text">
      <style:text-properties style:use-window-font-color="true" fo:font-size="12pt" fo:language="es" fo:country="ES" officeooo:rsid="0022ee88" style:font-name-asian="Arial" style:font-size-asian="12pt" style:language-asian="zxx" style:country-asian="none" style:font-name-complex="Arial" style:font-size-complex="12pt" style:language-complex="ar" style:country-complex="SA"/>
    </style:style>
    <style:style style:name="T166" style:family="text">
      <style:text-properties style:use-window-font-color="true" fo:font-size="12pt" fo:language="es" fo:country="ES" fo:font-weight="bold" style:font-name-asian="Arial" style:font-size-asian="12pt" style:language-asian="zxx" style:country-asian="none" style:font-weight-asian="bold" style:font-name-complex="Arial" style:font-size-complex="12pt" style:language-complex="ar" style:country-complex="SA" style:font-weight-complex="bold"/>
    </style:style>
    <style:style style:name="T167" style:family="text">
      <style:text-properties style:use-window-font-color="true" fo:font-weight="bold" officeooo:rsid="0040c8d4" style:font-weight-asian="bold" style:font-name-complex="Arial" style:font-weight-complex="bold"/>
    </style:style>
    <style:style style:name="T168" style:family="text">
      <style:text-properties fo:language="es" fo:country="ES" style:font-name-complex="Arial"/>
    </style:style>
    <style:style style:name="T169" style:family="text">
      <style:text-properties fo:language="es" fo:country="ES" fo:font-weight="bold" style:font-weight-asian="bold" style:font-name-complex="Arial" style:font-weight-complex="bold"/>
    </style:style>
    <style:style style:name="T170" style:family="text">
      <style:text-properties fo:letter-spacing="-0.019cm" style:font-name-complex="Arial"/>
    </style:style>
    <style:style style:name="T171" style:family="text">
      <style:text-properties fo:letter-spacing="-0.019cm" fo:font-weight="bold" style:font-weight-asian="bold" style:font-name-complex="Arial" style:font-weight-complex="bold"/>
    </style:style>
    <style:style style:name="T172" style:family="text">
      <style:text-properties fo:font-size="12pt" fo:font-weight="bold" style:font-size-asian="12pt" style:font-weight-asian="bold" style:font-name-complex="Arial" style:font-size-complex="12pt" style:font-weight-complex="bold"/>
    </style:style>
    <style:style style:name="T173" style:family="text">
      <style:text-properties fo:font-size="12pt" fo:font-weight="bold" officeooo:rsid="0030831e" style:font-size-asian="12pt" style:font-weight-asian="bold" style:font-name-complex="Arial" style:font-size-complex="12pt" style:font-weight-complex="bold"/>
    </style:style>
    <style:style style:name="T174" style:family="text">
      <style:text-properties fo:font-size="12pt" fo:font-weight="bold" style:font-size-asian="12pt" style:font-weight-asian="bold" style:font-name-complex="Times New Roman" style:font-size-complex="12pt" style:font-weight-complex="bold"/>
    </style:style>
    <style:style style:name="T175" style:family="text">
      <style:text-properties fo:font-size="12pt" fo:letter-spacing="-0.019cm" fo:font-weight="bold" style:font-size-asian="12pt" style:font-weight-asian="bold" style:font-name-complex="Arial" style:font-size-complex="12pt" style:font-weight-complex="bold"/>
    </style:style>
    <style:style style:name="T176" style:family="text">
      <style:text-properties fo:font-size="12pt" fo:letter-spacing="-0.019cm" style:font-size-asian="12pt" style:font-name-complex="Arial" style:font-size-complex="12pt"/>
    </style:style>
    <style:style style:name="T177" style:family="text">
      <style:text-properties fo:font-size="12pt" style:font-size-asian="12pt" style:font-name-complex="Arial" style:font-size-complex="12pt"/>
    </style:style>
    <style:style style:name="T178" style:family="text">
      <style:text-properties fo:font-size="12pt" officeooo:rsid="0030831e" style:font-size-asian="12pt" style:font-name-complex="Arial" style:font-size-complex="12pt"/>
    </style:style>
    <style:style style:name="T179" style:family="text">
      <style:text-properties fo:font-size="12pt" officeooo:rsid="0035f0aa" style:font-size-asian="12pt" style:font-name-complex="Arial" style:font-size-complex="12pt"/>
    </style:style>
    <style:style style:name="T180" style:family="text">
      <style:text-properties fo:font-size="12pt" officeooo:rsid="0032e912" style:font-size-asian="12pt" style:font-name-complex="Arial" style:font-size-complex="12pt"/>
    </style:style>
    <style:style style:name="T181" style:family="text">
      <style:text-properties fo:font-size="12pt" officeooo:rsid="00440068" style:font-size-asian="12pt" style:font-name-complex="Arial" style:font-size-complex="12pt"/>
    </style:style>
    <style:style style:name="T182" style:family="text">
      <style:text-properties fo:font-size="12pt" officeooo:rsid="004499fa" style:font-size-asian="12pt" style:font-name-complex="Arial" style:font-size-complex="12pt"/>
    </style:style>
    <style:style style:name="T183" style:family="text">
      <style:text-properties fo:font-size="12pt" officeooo:rsid="00525361" style:font-size-asian="12pt" style:font-name-complex="Arial" style:font-size-complex="12pt"/>
    </style:style>
    <style:style style:name="T184" style:family="text">
      <style:text-properties fo:font-size="12pt" style:font-size-asian="12pt" style:font-name-complex="Times New Roman" style:font-size-complex="12pt"/>
    </style:style>
    <style:style style:name="T185" style:family="text">
      <style:text-properties fo:font-size="12pt" style:font-size-asian="12pt" style:font-name-complex="Times New Roman" style:font-size-complex="12pt" style:text-scale="131%"/>
    </style:style>
    <style:style style:name="T186" style:family="text">
      <style:text-properties fo:font-size="12pt" style:font-size-asian="12pt" style:font-size-complex="12pt"/>
    </style:style>
    <style:style style:name="T187" style:family="text">
      <style:text-properties fo:font-size="12pt" fo:letter-spacing="0.051cm" style:font-size-asian="12pt" style:font-name-complex="Arial" style:font-size-complex="12pt"/>
    </style:style>
    <style:style style:name="T188" style:family="text">
      <style:text-properties fo:font-size="12pt" fo:letter-spacing="0.071cm" style:font-size-asian="12pt" style:font-name-complex="Arial" style:font-size-complex="12pt"/>
    </style:style>
    <style:style style:name="T189" style:family="text">
      <style:text-properties fo:font-size="12pt" fo:letter-spacing="0.039cm" style:font-size-asian="12pt" style:font-name-complex="Arial" style:font-size-complex="12pt"/>
    </style:style>
    <style:style style:name="T190" style:family="text">
      <style:text-properties fo:font-size="12pt" fo:letter-spacing="-0.016cm" style:font-size-asian="12pt" style:font-name-complex="Arial" style:font-size-complex="12pt"/>
    </style:style>
    <style:style style:name="T191" style:family="text">
      <style:text-properties fo:font-size="12pt" fo:letter-spacing="0.004cm" style:font-size-asian="12pt" style:font-name-complex="Arial" style:font-size-complex="12pt"/>
    </style:style>
    <style:style style:name="T192" style:family="text">
      <style:text-properties fo:font-size="12pt" fo:letter-spacing="0.021cm" style:font-size-asian="12pt" style:font-name-complex="Arial" style:font-size-complex="12pt"/>
    </style:style>
    <style:style style:name="T193" style:family="text">
      <style:text-properties fo:font-size="12pt" fo:letter-spacing="0.049cm" fo:font-weight="bold" style:font-size-asian="12pt" style:font-weight-asian="bold" style:font-name-complex="Arial" style:font-size-complex="12pt" style:font-weight-complex="bold"/>
    </style:style>
    <style:style style:name="T194" style:family="text">
      <style:text-properties fo:font-size="12pt" fo:letter-spacing="0.041cm" style:font-size-asian="12pt" style:font-name-complex="Arial" style:font-size-complex="12pt"/>
    </style:style>
    <style:style style:name="T195" style:family="text">
      <style:text-properties fo:font-size="12pt" fo:letter-spacing="0.041cm" fo:font-weight="bold" style:font-size-asian="12pt" style:font-weight-asian="bold" style:font-name-complex="Arial" style:font-size-complex="12pt" style:font-weight-complex="bold"/>
    </style:style>
    <style:style style:name="T196" style:family="text">
      <style:text-properties fo:font-size="12pt" fo:letter-spacing="0.002cm" style:font-size-asian="12pt" style:font-name-complex="Arial" style:font-size-complex="12pt"/>
    </style:style>
    <style:style style:name="T197" style:family="text">
      <style:text-properties fo:font-size="12pt" fo:letter-spacing="0.032cm" style:font-size-asian="12pt" style:font-name-complex="Arial" style:font-size-complex="12pt"/>
    </style:style>
    <style:style style:name="T198" style:family="text">
      <style:text-properties fo:font-size="12pt" fo:letter-spacing="0.081cm" style:font-size-asian="12pt" style:font-name-complex="Arial" style:font-size-complex="12pt"/>
    </style:style>
    <style:style style:name="T199" style:family="text">
      <style:text-properties fo:font-size="12pt" fo:letter-spacing="0.056cm" style:font-size-asian="12pt" style:font-name-complex="Arial" style:font-size-complex="12pt"/>
    </style:style>
    <style:style style:name="T200" style:family="text">
      <style:text-properties fo:font-size="12pt" fo:letter-spacing="0.042cm" style:font-size-asian="12pt" style:font-name-complex="Arial" style:font-size-complex="12pt"/>
    </style:style>
    <style:style style:name="T201" style:family="text">
      <style:text-properties fo:font-size="12pt" fo:letter-spacing="-0.055cm" style:font-size-asian="12pt" style:font-name-complex="Arial" style:font-size-complex="12pt"/>
    </style:style>
    <style:style style:name="T202" style:family="text">
      <style:text-properties fo:font-size="12pt" fo:letter-spacing="0.067cm" style:font-size-asian="12pt" style:font-name-complex="Arial" style:font-size-complex="12pt"/>
    </style:style>
    <style:style style:name="T203" style:family="text">
      <style:text-properties fo:font-size="12pt" fo:letter-spacing="-0.03cm" style:font-size-asian="12pt" style:font-name-complex="Arial" style:font-size-complex="12pt"/>
    </style:style>
    <style:style style:name="T204" style:family="text">
      <style:text-properties fo:font-size="12pt" fo:letter-spacing="0.025cm" style:font-size-asian="12pt" style:font-name-complex="Arial" style:font-size-complex="12pt"/>
    </style:style>
    <style:style style:name="T205" style:family="text">
      <style:text-properties fo:font-size="12pt" fo:letter-spacing="0.034cm" style:font-size-asian="12pt" style:font-name-complex="Arial" style:font-size-complex="12pt"/>
    </style:style>
    <style:style style:name="T206" style:family="text">
      <style:text-properties fo:font-size="12pt" fo:letter-spacing="0.012cm" style:font-size-asian="12pt" style:font-name-complex="Arial" style:font-size-complex="12pt"/>
    </style:style>
    <style:style style:name="T207" style:family="text">
      <style:text-properties fo:font-size="12pt" fo:letter-spacing="0.012cm" fo:font-weight="bold" style:font-size-asian="12pt" style:font-weight-asian="bold" style:font-name-complex="Arial" style:font-size-complex="12pt" style:font-weight-complex="bold"/>
    </style:style>
    <style:style style:name="T208" style:family="text">
      <style:text-properties fo:font-size="12pt" fo:letter-spacing="0.058cm" style:font-size-asian="12pt" style:font-name-complex="Arial" style:font-size-complex="12pt"/>
    </style:style>
    <style:style style:name="T209" style:family="text">
      <style:text-properties fo:font-size="12pt" fo:letter-spacing="-0.039cm" style:font-size-asian="12pt" style:font-name-complex="Arial" style:font-size-complex="12pt"/>
    </style:style>
    <style:style style:name="T210" style:family="text">
      <style:text-properties fo:font-size="12pt" fo:letter-spacing="-0.012cm" style:font-size-asian="12pt" style:font-name-complex="Arial" style:font-size-complex="12pt"/>
    </style:style>
    <style:style style:name="T211" style:family="text">
      <style:text-properties fo:font-size="12pt" fo:letter-spacing="0.007cm" style:font-size-asian="12pt" style:font-name-complex="Arial" style:font-size-complex="12pt"/>
    </style:style>
    <style:style style:name="T212" style:family="text">
      <style:text-properties fo:font-size="12pt" fo:letter-spacing="-0.002cm" style:font-size-asian="12pt" style:font-name-complex="Arial" style:font-size-complex="12pt"/>
    </style:style>
    <style:style style:name="T213" style:family="text">
      <style:text-properties fo:font-size="12pt" fo:letter-spacing="0.028cm" style:font-size-asian="12pt" style:font-name-complex="Arial" style:font-size-complex="12pt"/>
    </style:style>
    <style:style style:name="T214" style:family="text">
      <style:text-properties fo:font-size="12pt" fo:letter-spacing="0.023cm" style:font-size-asian="12pt" style:font-name-complex="Arial" style:font-size-complex="12pt"/>
    </style:style>
    <style:style style:name="T215" style:family="text">
      <style:text-properties fo:font-size="12pt" fo:letter-spacing="0.053cm" style:font-size-asian="12pt" style:font-name-complex="Arial" style:font-size-complex="12pt"/>
    </style:style>
    <style:style style:name="T216" style:family="text">
      <style:text-properties fo:font-size="12pt" fo:letter-spacing="0.053cm" style:font-size-asian="12pt" style:font-name-complex="Times New Roman" style:font-size-complex="12pt"/>
    </style:style>
    <style:style style:name="T217" style:family="text">
      <style:text-properties fo:font-size="12pt" fo:letter-spacing="0.053cm" fo:font-weight="bold" style:font-size-asian="12pt" style:font-weight-asian="bold" style:font-name-complex="Times New Roman" style:font-size-complex="12pt" style:font-weight-complex="bold"/>
    </style:style>
    <style:style style:name="T218" style:family="text">
      <style:text-properties fo:font-size="12pt" fo:letter-spacing="0.005cm" style:font-size-asian="12pt" style:font-name-complex="Arial" style:font-size-complex="12pt"/>
    </style:style>
    <style:style style:name="T219" style:family="text">
      <style:text-properties fo:font-size="12pt" fo:letter-spacing="0.005cm" fo:font-weight="bold" style:font-size-asian="12pt" style:font-weight-asian="bold" style:font-name-complex="Arial" style:font-size-complex="12pt" style:font-weight-complex="bold"/>
    </style:style>
    <style:style style:name="T220" style:family="text">
      <style:text-properties fo:font-size="12pt" fo:letter-spacing="0.019cm" style:font-size-asian="12pt" style:font-name-complex="Arial" style:font-size-complex="12pt"/>
    </style:style>
    <style:style style:name="T221" style:family="text">
      <style:text-properties fo:font-size="12pt" fo:letter-spacing="0.019cm" fo:font-weight="bold" style:font-size-asian="12pt" style:font-weight-asian="bold" style:font-name-complex="Arial" style:font-size-complex="12pt" style:font-weight-complex="bold"/>
    </style:style>
    <style:style style:name="T222" style:family="text">
      <style:text-properties fo:font-size="12pt" fo:letter-spacing="0.046cm" style:font-size-asian="12pt" style:font-name-complex="Arial" style:font-size-complex="12pt"/>
    </style:style>
    <style:style style:name="T223" style:family="text">
      <style:text-properties fo:font-size="12pt" fo:letter-spacing="0.048cm" style:font-size-asian="12pt" style:font-name-complex="Arial" style:font-size-complex="12pt"/>
    </style:style>
    <style:style style:name="T224" style:family="text">
      <style:text-properties fo:font-size="12pt" fo:letter-spacing="-0.058cm" style:font-size-asian="12pt" style:font-name-complex="Arial" style:font-size-complex="12pt"/>
    </style:style>
    <style:style style:name="T225" style:family="text">
      <style:text-properties fo:font-size="12pt" fo:letter-spacing="0.018cm" style:font-size-asian="12pt" style:font-name-complex="Arial" style:font-size-complex="12pt"/>
    </style:style>
    <style:style style:name="T226" style:family="text">
      <style:text-properties fo:font-size="12pt" fo:letter-spacing="0.018cm" officeooo:rsid="0023750f" style:font-size-asian="12pt" style:font-name-complex="Arial" style:font-size-complex="12pt"/>
    </style:style>
    <style:style style:name="T227" style:family="text">
      <style:text-properties fo:font-size="12pt" fo:letter-spacing="0.018cm" officeooo:rsid="004b542f" style:font-size-asian="12pt" style:font-name-complex="Arial" style:font-size-complex="12pt"/>
    </style:style>
    <style:style style:name="T228" style:family="text">
      <style:text-properties fo:font-size="12pt" fo:letter-spacing="0.018cm" fo:font-weight="bold" style:font-size-asian="12pt" style:font-weight-asian="bold" style:font-name-complex="Arial" style:font-size-complex="12pt" style:font-weight-complex="bold"/>
    </style:style>
    <style:style style:name="T229" style:family="text">
      <style:text-properties fo:font-size="12pt" fo:letter-spacing="0.016cm" style:font-size-asian="12pt" style:font-name-complex="Arial" style:font-size-complex="12pt"/>
    </style:style>
    <style:style style:name="T230" style:family="text">
      <style:text-properties fo:font-size="12pt" fo:letter-spacing="0.016cm" fo:font-weight="bold" style:font-size-asian="12pt" style:font-weight-asian="bold" style:font-name-complex="Arial" style:font-size-complex="12pt" style:font-weight-complex="bold"/>
    </style:style>
    <style:style style:name="T231" style:family="text">
      <style:text-properties fo:font-size="12pt" fo:letter-spacing="-0.046cm" style:font-size-asian="12pt" style:font-name-complex="Arial" style:font-size-complex="12pt"/>
    </style:style>
    <style:style style:name="T232" style:family="text">
      <style:text-properties fo:font-size="12pt" fo:letter-spacing="0.011cm" style:font-size-asian="12pt" style:font-name-complex="Arial" style:font-size-complex="12pt"/>
    </style:style>
    <style:style style:name="T233" style:family="text">
      <style:text-properties fo:font-size="12pt" fo:letter-spacing="0.011cm" fo:font-weight="bold" style:font-size-asian="12pt" style:font-weight-asian="bold" style:font-name-complex="Arial" style:font-size-complex="12pt" style:font-weight-complex="bold"/>
    </style:style>
    <style:style style:name="T234" style:family="text">
      <style:text-properties fo:font-size="12pt" style:font-name-asian="Arial" style:font-size-asian="12pt" style:font-name-complex="Arial" style:font-size-complex="12pt"/>
    </style:style>
    <style:style style:name="T235" style:family="text">
      <style:text-properties fo:font-size="12pt" fo:letter-spacing="0.113cm" style:font-size-asian="12pt" style:font-name-complex="Arial" style:font-size-complex="12pt"/>
    </style:style>
    <style:style style:name="T236" style:family="text">
      <style:text-properties fo:font-size="12pt" fo:letter-spacing="0.009cm" style:font-size-asian="12pt" style:font-name-complex="Arial" style:font-size-complex="12pt"/>
    </style:style>
    <style:style style:name="T237" style:family="text">
      <style:text-properties fo:font-size="12pt" fo:letter-spacing="0.009cm" fo:font-weight="bold" style:font-size-asian="12pt" style:font-weight-asian="bold" style:font-name-complex="Arial" style:font-size-complex="12pt" style:font-weight-complex="bold"/>
    </style:style>
    <style:style style:name="T238" style:family="text">
      <style:text-properties fo:font-size="12pt" fo:letter-spacing="0.03cm" style:font-size-asian="12pt" style:font-name-complex="Arial" style:font-size-complex="12pt"/>
    </style:style>
    <style:style style:name="T239" style:family="text">
      <style:text-properties fo:font-size="12pt" fo:letter-spacing="0.069cm" fo:font-weight="bold" style:font-size-asian="12pt" style:font-weight-asian="bold" style:font-name-complex="Arial" style:font-size-complex="12pt" style:font-weight-complex="bold"/>
    </style:style>
    <style:style style:name="T240" style:family="text">
      <style:text-properties fo:font-size="12pt" fo:letter-spacing="0.069cm" style:font-size-asian="12pt" style:font-name-complex="Arial" style:font-size-complex="12pt"/>
    </style:style>
    <style:style style:name="T241" style:family="text">
      <style:text-properties fo:font-size="12pt" fo:letter-spacing="0.086cm" fo:font-weight="bold" style:font-size-asian="12pt" style:font-weight-asian="bold" style:font-name-complex="Arial" style:font-size-complex="12pt" style:font-weight-complex="bold"/>
    </style:style>
    <style:style style:name="T242" style:family="text">
      <style:text-properties fo:font-size="12pt" fo:letter-spacing="0.086cm" style:font-size-asian="12pt" style:font-name-complex="Arial" style:font-size-complex="12pt"/>
    </style:style>
    <style:style style:name="T243" style:family="text">
      <style:text-properties fo:font-size="12pt" fo:letter-spacing="0.035cm" fo:font-weight="bold" style:font-size-asian="12pt" style:font-weight-asian="bold" style:font-name-complex="Arial" style:font-size-complex="12pt" style:font-weight-complex="bold"/>
    </style:style>
    <style:style style:name="T244" style:family="text">
      <style:text-properties fo:font-size="12pt" fo:letter-spacing="0.035cm" style:font-size-asian="12pt" style:font-name-complex="Times New Roman" style:font-size-complex="12pt"/>
    </style:style>
    <style:style style:name="T245" style:family="text">
      <style:text-properties fo:font-size="12pt" fo:letter-spacing="0.035cm" style:font-size-asian="12pt" style:font-name-complex="Arial" style:font-size-complex="12pt"/>
    </style:style>
    <style:style style:name="T246" style:family="text">
      <style:text-properties fo:font-size="12pt" fo:letter-spacing="0.055cm" fo:font-weight="bold" style:font-size-asian="12pt" style:font-weight-asian="bold" style:font-name-complex="Arial" style:font-size-complex="12pt" style:font-weight-complex="bold"/>
    </style:style>
    <style:style style:name="T247" style:family="text">
      <style:text-properties fo:font-size="12pt" fo:letter-spacing="0.055cm" style:font-size-asian="12pt" style:font-name-complex="Arial" style:font-size-complex="12pt"/>
    </style:style>
    <style:style style:name="T248" style:family="text">
      <style:text-properties fo:font-size="12pt" fo:letter-spacing="0.09cm" fo:font-weight="bold" style:font-size-asian="12pt" style:font-weight-asian="bold" style:font-name-complex="Arial" style:font-size-complex="12pt" style:font-weight-complex="bold"/>
    </style:style>
    <style:style style:name="T249" style:family="text">
      <style:text-properties fo:font-size="12pt" fo:letter-spacing="0.09cm" style:font-size-asian="12pt" style:font-name-complex="Arial" style:font-size-complex="12pt"/>
    </style:style>
    <style:style style:name="T250" style:family="text">
      <style:text-properties fo:font-size="12pt" fo:letter-spacing="-0.014cm" fo:font-weight="bold" style:font-size-asian="12pt" style:font-weight-asian="bold" style:font-name-complex="Arial" style:font-size-complex="12pt" style:font-weight-complex="bold"/>
    </style:style>
    <style:style style:name="T251" style:family="text">
      <style:text-properties fo:font-size="12pt" fo:letter-spacing="-0.014cm" style:font-size-asian="12pt" style:font-name-complex="Arial" style:font-size-complex="12pt"/>
    </style:style>
    <style:style style:name="T252" style:family="text">
      <style:text-properties fo:font-size="12pt" fo:letter-spacing="0.097cm" fo:font-weight="bold" style:font-size-asian="12pt" style:font-weight-asian="bold" style:font-name-complex="Arial" style:font-size-complex="12pt" style:font-weight-complex="bold"/>
    </style:style>
    <style:style style:name="T253" style:family="text">
      <style:text-properties fo:font-size="12pt" fo:letter-spacing="0.097cm" style:font-size-asian="12pt" style:font-name-complex="Arial" style:font-size-complex="12pt"/>
    </style:style>
    <style:style style:name="T254" style:family="text">
      <style:text-properties fo:font-size="12pt" fo:letter-spacing="0.078cm" style:font-size-asian="12pt" style:font-name-complex="Arial" style:font-size-complex="12pt"/>
    </style:style>
    <style:style style:name="T255" style:family="text">
      <style:text-properties fo:font-size="12pt" fo:letter-spacing="0.078cm" fo:font-weight="bold" style:font-size-asian="12pt" style:font-weight-asian="bold" style:font-name-complex="Arial" style:font-size-complex="12pt" style:font-weight-complex="bold"/>
    </style:style>
    <style:style style:name="T256" style:family="text">
      <style:text-properties fo:font-size="12pt" fo:letter-spacing="0.079cm" style:font-size-asian="12pt" style:font-name-complex="Arial" style:font-size-complex="12pt"/>
    </style:style>
    <style:style style:name="T257" style:family="text">
      <style:text-properties fo:font-size="12pt" fo:letter-spacing="0.083cm" style:font-size-asian="12pt" style:font-name-complex="Arial" style:font-size-complex="12pt"/>
    </style:style>
    <style:style style:name="T258" style:family="text">
      <style:text-properties fo:font-size="12pt" fo:font-weight="normal" style:font-size-asian="12pt" style:font-weight-asian="normal" style:font-name-complex="Times New Roman" style:font-size-complex="12pt" style:font-weight-complex="normal"/>
    </style:style>
    <style:style style:name="T259" style:family="text">
      <style:text-properties fo:font-size="12pt" fo:font-weight="normal" style:font-size-asian="12pt" style:font-weight-asian="normal" style:font-name-complex="Arial" style:font-size-complex="12pt" style:font-weight-complex="normal"/>
    </style:style>
    <style:style style:name="T260" style:family="text">
      <style:text-properties fo:font-size="12pt" fo:font-weight="normal" officeooo:rsid="004499fa" style:font-size-asian="12pt" style:font-weight-asian="normal" style:font-name-complex="Arial" style:font-size-complex="12pt" style:font-weight-complex="normal"/>
    </style:style>
    <style:style style:name="T261" style:family="text">
      <style:text-properties fo:font-size="12pt" fo:font-weight="normal" style:font-name-asian="Arial" style:font-size-asian="12pt" style:font-weight-asian="normal" style:font-name-complex="Arial" style:font-size-complex="12pt" style:font-weight-complex="normal"/>
    </style:style>
    <style:style style:name="T262" style:family="text">
      <style:text-properties fo:font-size="12pt" fo:letter-spacing="0.044cm" style:font-size-asian="12pt" style:font-name-complex="Arial" style:font-size-complex="12pt"/>
    </style:style>
    <style:style style:name="T263" style:family="text">
      <style:text-properties fo:font-size="12pt" fo:letter-spacing="0.037cm" style:font-size-asian="12pt" style:font-name-complex="Arial" style:font-size-complex="12pt"/>
    </style:style>
    <style:style style:name="T264" style:family="text">
      <style:text-properties fo:font-size="12pt" fo:letter-spacing="0.014cm" style:font-size-asian="12pt" style:font-name-complex="Arial" style:font-size-complex="12pt"/>
    </style:style>
    <style:style style:name="T265" style:family="text">
      <style:text-properties fo:font-size="12pt" fo:letter-spacing="0.026cm" style:font-size-asian="12pt" style:font-name-complex="Arial" style:font-size-complex="12pt"/>
    </style:style>
    <style:style style:name="T266" style:family="text">
      <style:text-properties fo:font-size="12pt" fo:letter-spacing="0.026cm" fo:font-weight="bold" style:font-size-asian="12pt" style:font-weight-asian="bold" style:font-name-complex="Arial" style:font-size-complex="12pt" style:font-weight-complex="bold"/>
    </style:style>
    <style:style style:name="T267" style:family="text">
      <style:text-properties fo:font-size="12pt" fo:letter-spacing="0.088cm" style:font-size-asian="12pt" style:font-name-complex="Arial" style:font-size-complex="12pt"/>
    </style:style>
    <style:style style:name="T268" style:family="text">
      <style:text-properties fo:font-size="12pt" fo:letter-spacing="0.085cm" style:font-size-asian="12pt" style:font-name-complex="Arial" style:font-size-complex="12pt"/>
    </style:style>
    <style:style style:name="T269" style:family="text">
      <style:text-properties fo:font-size="12pt" fo:letter-spacing="0.092cm" style:font-size-asian="12pt" style:font-name-complex="Arial" style:font-size-complex="12pt"/>
    </style:style>
    <style:style style:name="T270" style:family="text">
      <style:text-properties fo:font-size="12pt" fo:letter-spacing="-0.028cm" style:font-size-asian="12pt" style:font-name-complex="Arial" style:font-size-complex="12pt"/>
    </style:style>
    <style:style style:name="T271" style:family="text">
      <style:text-properties fo:font-size="12pt" fo:letter-spacing="0.065cm" style:font-size-asian="12pt" style:font-name-complex="Arial" style:font-size-complex="12pt"/>
    </style:style>
    <style:style style:name="T272" style:family="text">
      <style:text-properties fo:font-size="12pt" fo:letter-spacing="-0.032cm" style:font-size-asian="12pt" style:font-name-complex="Arial" style:font-size-complex="12pt"/>
    </style:style>
    <style:style style:name="T273" style:family="text">
      <style:text-properties fo:font-size="12pt" fo:letter-spacing="-0.007cm" style:font-size-asian="12pt" style:font-name-complex="Arial" style:font-size-complex="12pt"/>
    </style:style>
    <style:style style:name="T274" style:family="text">
      <style:text-properties fo:font-size="12pt" fo:letter-spacing="-0.056cm" style:font-size-asian="12pt" style:font-name-complex="Arial" style:font-size-complex="12pt"/>
    </style:style>
    <style:style style:name="T275" style:family="text">
      <style:text-properties fo:font-size="12pt" fo:letter-spacing="0.074cm" style:font-size-asian="12pt" style:font-name-complex="Arial" style:font-size-complex="12pt"/>
    </style:style>
    <style:style style:name="T276" style:family="text">
      <style:text-properties fo:font-size="12pt" fo:letter-spacing="0.076cm" style:font-size-asian="12pt" style:font-name-complex="Arial" style:font-size-complex="12pt"/>
    </style:style>
    <style:style style:name="T277" style:family="text">
      <style:text-properties fo:font-size="12pt" fo:letter-spacing="-0.053cm" style:font-size-asian="12pt" style:font-name-complex="Arial" style:font-size-complex="12pt"/>
    </style:style>
    <style:style style:name="T278" style:family="text">
      <style:text-properties fo:font-size="12pt" fo:letter-spacing="-0.026cm" style:font-size-asian="12pt" style:font-name-complex="Arial" style:font-size-complex="12pt"/>
    </style:style>
    <style:style style:name="T279" style:family="text">
      <style:text-properties fo:font-size="12pt" fo:letter-spacing="-0.005cm" style:font-size-asian="12pt" style:font-name-complex="Arial" style:font-size-complex="12pt"/>
    </style:style>
    <style:style style:name="T280" style:family="text">
      <style:text-properties fo:font-size="12pt" fo:letter-spacing="-0.011cm" style:font-size-asian="12pt" style:font-name-complex="Arial" style:font-size-complex="12pt"/>
    </style:style>
    <style:style style:name="T281" style:family="text">
      <style:text-properties fo:font-size="12pt" fo:letter-spacing="-0.004cm" fo:font-weight="bold" style:font-size-asian="12pt" style:font-weight-asian="bold" style:font-name-complex="Arial" style:font-size-complex="12pt" style:font-weight-complex="bold"/>
    </style:style>
    <style:style style:name="T282" style:family="text">
      <style:text-properties fo:font-size="12pt" fo:letter-spacing="0.111cm" style:font-size-asian="12pt" style:font-name-complex="Arial" style:font-size-complex="12pt"/>
    </style:style>
    <style:style style:name="T283" style:family="text">
      <style:text-properties fo:font-size="12pt" fo:letter-spacing="0.095cm" style:font-size-asian="12pt" style:font-name-complex="Arial" style:font-size-complex="12pt"/>
    </style:style>
    <style:style style:name="T284" style:family="text">
      <style:text-properties fo:font-size="12pt" fo:letter-spacing="-0.042cm" style:font-size-asian="12pt" style:font-name-complex="Arial" style:font-size-complex="12pt"/>
    </style:style>
    <style:style style:name="T285" style:family="text">
      <style:text-properties fo:font-size="12pt" fo:letter-spacing="0.108cm" style:font-size-asian="12pt" style:font-name-complex="Arial" style:font-size-complex="12pt"/>
    </style:style>
    <style:style style:name="T286" style:family="text">
      <style:text-properties fo:font-size="12pt" fo:letter-spacing="0.06cm" style:font-size-asian="12pt" style:font-name-complex="Arial" style:font-size-complex="12pt"/>
    </style:style>
    <style:style style:name="T287" style:family="text">
      <style:text-properties fo:font-size="9.5pt" fo:letter-spacing="0.004cm" fo:font-weight="bold" style:font-size-asian="9.5pt" style:font-weight-asian="bold" style:font-name-complex="Arial" style:font-size-complex="9.5pt" style:font-weight-complex="bold"/>
    </style:style>
    <style:style style:name="T288" style:family="text">
      <style:text-properties fo:font-size="9.5pt" fo:letter-spacing="0.004cm" fo:font-weight="bold" style:font-size-asian="9.5pt" style:font-weight-asian="bold" style:font-name-complex="Arial" style:font-size-complex="9.5pt" style:font-weight-complex="bold" style:text-scale="103%"/>
    </style:style>
    <style:style style:name="T289" style:family="text">
      <style:text-properties fo:font-size="9.5pt" fo:letter-spacing="0.002cm" fo:font-weight="bold" style:font-size-asian="9.5pt" style:font-weight-asian="bold" style:font-name-complex="Arial" style:font-size-complex="9.5pt" style:font-weight-complex="bold" style:text-scale="103%"/>
    </style:style>
    <style:style style:name="T290" style:family="text">
      <style:text-properties fo:font-size="9.5pt" fo:letter-spacing="0.005cm" fo:font-weight="bold" style:font-size-asian="9.5pt" style:font-weight-asian="bold" style:font-name-complex="Arial" style:font-size-complex="9.5pt" style:font-weight-complex="bold" style:text-scale="103%"/>
    </style:style>
    <style:style style:name="T291" style:family="text">
      <style:text-properties fo:font-size="9.5pt" fo:font-weight="bold" style:font-size-asian="9.5pt" style:font-weight-asian="bold" style:font-name-complex="Arial" style:font-size-complex="9.5pt" style:font-weight-complex="bold"/>
    </style:style>
    <style:style style:name="T292" style:family="text">
      <style:text-properties fo:font-size="9.5pt" fo:font-weight="bold" style:font-size-asian="9.5pt" style:font-weight-asian="bold" style:font-name-complex="Arial" style:font-size-complex="9.5pt" style:font-weight-complex="bold" style:text-scale="103%"/>
    </style:style>
    <style:style style:name="T293" style:family="text">
      <style:text-properties fo:font-size="9.5pt" fo:letter-spacing="0.016cm" fo:font-weight="bold" style:font-size-asian="9.5pt" style:font-weight-asian="bold" style:font-name-complex="Arial" style:font-size-complex="9.5pt" style:font-weight-complex="bold"/>
    </style:style>
    <style:style style:name="T294" style:family="text">
      <style:text-properties fo:letter-spacing="-0.004cm" style:font-name-complex="Arial"/>
    </style:style>
    <style:style style:name="T295" style:family="text">
      <style:text-properties fo:letter-spacing="0.016cm" style:font-name-complex="Arial"/>
    </style:style>
    <style:style style:name="T296" style:family="text">
      <style:text-properties fo:letter-spacing="0.03cm" style:font-name-complex="Arial"/>
    </style:style>
    <style:style style:name="T297" style:family="text">
      <style:text-properties fo:letter-spacing="0.018cm" style:font-name-complex="Arial"/>
    </style:style>
    <style:style style:name="T298" style:family="text">
      <style:text-properties fo:letter-spacing="-0.016cm" style:font-name-complex="Arial"/>
    </style:style>
    <style:style style:name="T299" style:family="text">
      <style:text-properties fo:letter-spacing="0.004cm" style:font-name-complex="Arial"/>
    </style:style>
    <style:style style:name="T300" style:family="text">
      <style:text-properties fo:letter-spacing="0.004cm" style:font-name-complex="Arial" style:text-scale="102%"/>
    </style:style>
    <style:style style:name="T301" style:family="text">
      <style:text-properties fo:letter-spacing="0.004cm" officeooo:rsid="0032d248" style:font-name-complex="Arial" style:text-scale="102%"/>
    </style:style>
    <style:style style:name="T302" style:family="text">
      <style:text-properties fo:letter-spacing="0.004cm" fo:font-weight="bold" style:font-weight-asian="bold" style:font-name-complex="Arial" style:font-weight-complex="bold"/>
    </style:style>
    <style:style style:name="T303" style:family="text">
      <style:text-properties fo:letter-spacing="0.004cm" fo:font-weight="bold" style:font-weight-asian="bold" style:font-name-complex="Arial" style:font-weight-complex="bold" style:text-scale="102%"/>
    </style:style>
    <style:style style:name="T304" style:family="text">
      <style:text-properties fo:letter-spacing="0.004cm" fo:font-weight="bold" officeooo:rsid="00170bff" style:font-weight-asian="bold" style:font-name-complex="Arial" style:font-weight-complex="bold" style:text-scale="102%"/>
    </style:style>
    <style:style style:name="T305" style:family="text">
      <style:text-properties fo:letter-spacing="0.004cm" fo:font-weight="normal" officeooo:rsid="0032d248" style:font-weight-asian="normal" style:font-name-complex="Arial" style:font-weight-complex="normal" style:text-scale="102%"/>
    </style:style>
    <style:style style:name="T306" style:family="text">
      <style:text-properties fo:letter-spacing="0.004cm" fo:language="es" fo:country="ES" fo:font-style="italic" style:font-style-asian="italic" style:font-style-complex="italic"/>
    </style:style>
    <style:style style:name="T307" style:family="text">
      <style:text-properties fo:letter-spacing="0.004cm" fo:language="es" fo:country="ES" fo:font-style="italic" officeooo:rsid="000901a0" style:font-style-asian="italic" style:font-style-complex="italic"/>
    </style:style>
    <style:style style:name="T308" style:family="text">
      <style:text-properties fo:letter-spacing="0.004cm" fo:language="es" fo:country="ES" fo:font-style="italic" officeooo:rsid="005edea8" style:font-style-asian="italic" style:font-style-complex="italic"/>
    </style:style>
    <style:style style:name="T309" style:family="text">
      <style:text-properties fo:letter-spacing="0.035cm" style:font-name-complex="Arial"/>
    </style:style>
    <style:style style:name="T310" style:family="text">
      <style:text-properties fo:letter-spacing="0.044cm" style:font-name-complex="Arial"/>
    </style:style>
    <style:style style:name="T311" style:family="text">
      <style:text-properties fo:letter-spacing="-0.053cm" style:font-name-complex="Arial"/>
    </style:style>
    <style:style style:name="T312" style:family="text">
      <style:text-properties fo:letter-spacing="0.058cm" style:font-name-complex="Arial"/>
    </style:style>
    <style:style style:name="T313" style:family="text">
      <style:text-properties fo:letter-spacing="0.023cm" style:font-name-complex="Arial"/>
    </style:style>
    <style:style style:name="T314" style:family="text">
      <style:text-properties fo:letter-spacing="-0.032cm" style:font-name-complex="Arial"/>
    </style:style>
    <style:style style:name="T315" style:family="text">
      <style:text-properties fo:letter-spacing="0.065cm" style:font-name-complex="Arial"/>
    </style:style>
    <style:style style:name="T316" style:family="text">
      <style:text-properties style:font-name="Arial"/>
    </style:style>
    <style:style style:name="T317" style:family="text">
      <style:text-properties style:font-name="Arial" fo:font-size="12pt" fo:font-weight="bold" style:font-size-asian="12pt" style:font-weight-asian="bold" style:font-name-complex="Arial" style:font-size-complex="12pt" style:font-weight-complex="bold"/>
    </style:style>
    <style:style style:name="T318" style:family="text">
      <style:text-properties style:font-name="Arial" fo:font-size="12pt" fo:font-weight="bold" officeooo:rsid="0030831e" style:font-size-asian="12pt" style:font-weight-asian="bold" style:font-name-complex="Arial" style:font-size-complex="12pt" style:font-weight-complex="bold"/>
    </style:style>
    <style:style style:name="T319" style:family="text">
      <style:text-properties style:font-name="Arial" fo:font-size="12pt" style:font-size-asian="12pt" style:font-name-complex="Arial" style:font-size-complex="12pt"/>
    </style:style>
    <style:style style:name="T320" style:family="text">
      <style:text-properties style:font-name="Arial" fo:font-size="12pt" style:font-size-asian="12pt" style:font-size-complex="12pt"/>
    </style:style>
    <style:style style:name="T321" style:family="text">
      <style:text-properties style:font-name="Arial" fo:font-size="12pt" fo:letter-spacing="0.051cm" style:font-size-asian="12pt" style:font-name-complex="Arial" style:font-size-complex="12pt"/>
    </style:style>
    <style:style style:name="T322" style:family="text">
      <style:text-properties style:font-name="Arial" fo:font-size="12pt" fo:letter-spacing="0.071cm" style:font-size-asian="12pt" style:font-name-complex="Arial" style:font-size-complex="12pt"/>
    </style:style>
    <style:style style:name="T323" style:family="text">
      <style:text-properties style:font-name="Arial" fo:font-size="12pt" fo:letter-spacing="0.039cm" style:font-size-asian="12pt" style:font-name-complex="Arial" style:font-size-complex="12pt"/>
    </style:style>
    <style:style style:name="T324" style:family="text">
      <style:text-properties style:font-name="Arial" fo:font-size="12pt" fo:letter-spacing="-0.016cm" style:font-size-asian="12pt" style:font-name-complex="Arial" style:font-size-complex="12pt"/>
    </style:style>
    <style:style style:name="T325" style:family="text">
      <style:text-properties style:font-name="Arial" fo:font-size="12pt" fo:letter-spacing="0.004cm" style:font-size-asian="12pt" style:font-name-complex="Arial" style:font-size-complex="12pt"/>
    </style:style>
    <style:style style:name="T326" style:family="text">
      <style:text-properties style:font-name="Arial" fo:font-size="12pt" fo:letter-spacing="0.021cm" style:font-size-asian="12pt" style:font-name-complex="Arial" style:font-size-complex="12pt"/>
    </style:style>
    <style:style style:name="T327" style:family="text">
      <style:text-properties style:font-name="Arial" fo:font-size="12pt" fo:letter-spacing="0.049cm" style:font-size-asian="12pt" style:font-name-complex="Arial" style:font-size-complex="12pt"/>
    </style:style>
    <style:style style:name="T328" style:family="text">
      <style:text-properties style:font-name="Arial" fo:font-size="12pt" fo:letter-spacing="-0.048cm" style:font-size-asian="12pt" style:font-name-complex="Arial" style:font-size-complex="12pt"/>
    </style:style>
    <style:style style:name="T329" style:family="text">
      <style:text-properties style:font-name="Arial" fo:font-size="12pt" fo:letter-spacing="0.041cm" style:font-size-asian="12pt" style:font-name-complex="Arial" style:font-size-complex="12pt"/>
    </style:style>
    <style:style style:name="T330" style:family="text">
      <style:text-properties style:font-name="Arial" fo:font-size="12pt" fo:letter-spacing="0.002cm" style:font-size-asian="12pt" style:font-name-complex="Arial" style:font-size-complex="12pt"/>
    </style:style>
    <style:style style:name="T331" style:family="text">
      <style:text-properties fo:letter-spacing="0.002cm" fo:font-weight="bold" style:font-weight-asian="bold" style:font-name-complex="Arial" style:font-weight-complex="bold"/>
    </style:style>
    <style:style style:name="T332" style:family="text">
      <style:text-properties fo:letter-spacing="0.002cm" fo:font-weight="bold" style:font-weight-asian="bold" style:font-name-complex="Arial" style:font-weight-complex="bold" style:text-scale="102%"/>
    </style:style>
    <style:style style:name="T333" style:family="text">
      <style:text-properties fo:letter-spacing="0.002cm" fo:font-weight="bold" officeooo:rsid="00170bff" style:font-weight-asian="bold" style:font-name-complex="Arial" style:font-weight-complex="bold" style:text-scale="102%"/>
    </style:style>
    <style:style style:name="T334" style:family="text">
      <style:text-properties fo:letter-spacing="0.002cm" style:font-name-complex="Arial" style:text-scale="102%"/>
    </style:style>
    <style:style style:name="T335" style:family="text">
      <style:text-properties fo:letter-spacing="0.005cm" fo:font-weight="bold" style:font-weight-asian="bold" style:font-name-complex="Arial" style:font-weight-complex="bold"/>
    </style:style>
    <style:style style:name="T336" style:family="text">
      <style:text-properties fo:letter-spacing="0.025cm" fo:font-weight="bold" style:font-weight-asian="bold" style:font-name-complex="Arial" style:font-weight-complex="bold"/>
    </style:style>
    <style:style style:name="T337" style:family="text">
      <style:text-properties officeooo:rsid="006425d5"/>
    </style:style>
    <style:style style:name="T338" style:family="text">
      <style:text-properties officeooo:rsid="0087fa9e"/>
    </style:style>
    <style:style style:name="T339" style:family="text">
      <style:text-properties officeooo:rsid="0040c8d4"/>
    </style:style>
    <style:style style:name="T340" style:family="text">
      <style:text-properties officeooo:rsid="002166b9"/>
    </style:style>
    <style:style style:name="T341" style:family="text">
      <style:text-properties officeooo:rsid="0082e3a7"/>
    </style:style>
    <style:style style:name="T342" style:family="text">
      <style:text-properties officeooo:rsid="003ed1e8"/>
    </style:style>
    <style:style style:name="T343" style:family="text">
      <style:text-properties fo:font-style="italic" style:font-style-asian="italic" style:font-name-complex="Times-Italic" style:font-style-complex="italic"/>
    </style:style>
    <style:style style:name="T344" style:family="text">
      <style:text-properties fo:font-style="italic" style:font-style-asian="italic" style:font-name-complex="Arial" style:font-style-complex="italic"/>
    </style:style>
    <style:style style:name="T345" style:family="text">
      <style:text-properties officeooo:rsid="0084980d"/>
    </style:style>
    <style:style style:name="T346" style:family="text">
      <style:text-properties officeooo:rsid="00857f28"/>
    </style:style>
    <style:style style:name="T347" style:family="text">
      <style:text-properties officeooo:rsid="0085a2ab"/>
    </style:style>
    <style:style style:name="T348" style:family="text">
      <style:text-properties officeooo:rsid="00755609" style:font-name-asian="Webdings" style:font-name-complex="Arial"/>
    </style:style>
    <style:style style:name="T349" style:family="text">
      <style:text-properties officeooo:rsid="0065e669"/>
    </style:style>
    <style:style style:name="T350" style:family="text">
      <style:text-properties style:font-name-complex="Times New Roman" style:text-scale="131%"/>
    </style:style>
    <style:style style:name="T351" style:family="text">
      <style:text-properties fo:letter-spacing="0.113cm" style:font-name-complex="Times New Roman" style:text-scale="131%"/>
    </style:style>
    <style:style style:name="T352" style:family="text">
      <style:text-properties fo:letter-spacing="0.009cm" style:font-name-complex="Arial"/>
    </style:style>
    <style:style style:name="T353" style:family="text">
      <style:text-properties fo:letter-spacing="0.028cm" style:font-name-complex="Arial"/>
    </style:style>
    <style:style style:name="T354" style:family="text">
      <style:text-properties fo:letter-spacing="0.032cm" style:font-name-complex="Arial"/>
    </style:style>
    <style:style style:name="T355" style:family="text">
      <style:text-properties officeooo:rsid="0023ff54"/>
    </style:style>
    <style:style style:name="T356" style:family="text">
      <style:text-properties fo:letter-spacing="-0.005cm"/>
    </style:style>
    <style:style style:name="T357" style:family="text">
      <style:text-properties fo:letter-spacing="0.014cm"/>
    </style:style>
    <style:style style:name="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706cm" fo:text-indent="-0.635cm" fo:margin-left="1.7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41cm" fo:text-indent="-0.635cm" fo:margin-left="2.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6cm" fo:text-indent="-0.635cm" fo:margin-left="2.9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11cm" fo:text-indent="-0.635cm" fo:margin-left="3.6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6cm" fo:text-indent="-0.635cm" fo:margin-left="4.2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81cm" fo:text-indent="-0.635cm" fo:margin-left="4.8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6cm" fo:text-indent="-0.635cm" fo:margin-left="5.5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51cm" fo:text-indent="-0.635cm" fo:margin-left="6.1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6cm" fo:text-indent="-0.635cm" fo:margin-left="6.7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21cm" fo:text-indent="-0.635cm" fo:margin-left="7.421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5cm" fo:text-indent="-0.635cm" fo:margin-left="7.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9cm" fo:text-indent="-0.635cm" fo:margin-left="7.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horizontal-align="justify" draw:textarea-vertical-align="middle" draw:auto-grow-height="false" fo:min-height="9.366cm" fo:min-width="17.1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43"/>
      <text:p text:style-name="P43"/>
      <text:p text:style-name="P43"/>
      <text:p text:style-name="P43"/>
      <text:p text:style-name="P43"/>
      <text:p text:style-name="P43"/>
      <text:p text:style-name="P52"><draw:custom-shape text:anchor-type="paragraph" draw:z-index="0" draw:style-name="gr1" draw:text-style-name="P568" svg:width="17.103cm" svg:height="9.367cm" svg:x="0.231cm" svg:y="0.131cm"><text:p/><draw:enhanced-geometry svg:viewBox="0 0 21600 21600" draw:mirror-horizontal="false" draw:mirror-vertical="false" draw:type="rectangle" draw:enhanced-path="M 0 0 L 21600 0 21600 21600 0 21600 0 0 Z N"/></draw:custom-shape></text:p>
      <text:p text:style-name="P169"><text:span text:style-name="T302">PROGRA</text:span><text:span text:style-name="T335">M</text:span><text:span text:style-name="T302">AC</text:span><text:span text:style-name="T331">I</text:span><text:span text:style-name="T302">Ó</text:span><text:span text:style-name="T150">N</text:span><text:span text:style-name="T336"> </text:span><text:span text:style-name="T303">D</text:span><text:span text:style-name="T332">I</text:span><text:span text:style-name="T303">DÁCT</text:span><text:span text:style-name="T332">I</text:span><text:span text:style-name="T303">C</text:span><text:span text:style-name="T151">A</text:span></text:p>
      <text:p text:style-name="P552"><text:span text:style-name="T307">A</text:span><text:span text:style-name="T306">PLICACIONES </text:span><text:span text:style-name="T308">OFIMÁTICAS</text:span></text:p>
      <text:p text:style-name="P170"><text:span text:style-name="T152">Ciclo Formativo:</text:span> </text:p>
      <text:p text:style-name="P153">Grado Medio en Sistemas Microinformáticos y Redes</text:p>
      <text:p text:style-name="P160"/>
      <text:p text:style-name="P154"><text:span text:style-name="T303">Cu</text:span><text:span text:style-name="T332">r</text:span><text:span text:style-name="T303">so</text:span><text:span text:style-name="T151">: </text:span><text:span text:style-name="T300">201</text:span><text:span text:style-name="T301">7</text:span><text:span text:style-name="T334">-</text:span><text:span text:style-name="T300">201</text:span><text:span text:style-name="T301">8</text:span></text:p>
      <text:p text:style-name="P168"><text:span text:style-name="T304">P</text:span><text:span text:style-name="T333">r</text:span><text:span text:style-name="T304">o</text:span><text:span text:style-name="T333">f</text:span><text:span text:style-name="T304">eso</text:span><text:span text:style-name="T333">r</text:span><text:span text:style-name="T304">: </text:span><text:span text:style-name="T305">Francisco Félix Atoche Bethencourt</text:span></text:p>
      <text:p text:style-name="P79"/>
      <text:table-of-content text:style-name="Sect1" text:protected="true" text:name="Sumario1">
        <text:table-of-content-source text:outline-level="10" text:use-outline-level="false"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3"/>
          </text:index-source-styles>
          <text:index-source-styles text:outline-level="2">
            <text:index-source-style text:style-name="Contents_20_1"/>
          </text:index-source-styles>
          <text:index-source-styles text:outline-level="3">
            <text:index-source-style text:style-name="Contents_20_2"/>
          </text:index-source-styles>
        </text:table-of-content-source>
        <text:index-body>
          <text:index-title text:style-name="Sect1" text:name="Sumario1_Head">
            <text:p text:style-name="P553">Índice <text:s/>de <text:s/>contenido</text:p>
          </text:index-title>
          <text:p text:style-name="P558"><text:a xlink:type="simple" xlink:href="#__RefHeading___Toc19205_87245982" text:style-name="Index_20_Link" text:visited-style-name="Index_20_Link"><text:span text:style-name="T320">1. INTRODUCCIÓN<text:tab/>4</text:span></text:a></text:p>
          <text:p text:style-name="P558"><text:a xlink:type="simple" xlink:href="#__RefHeading___Toc19207_87245982" text:style-name="Index_20_Link" text:visited-style-name="Index_20_Link"><text:span text:style-name="T320">2. LEGISLACIÓN APLICABLE<text:tab/>5</text:span></text:a></text:p>
          <text:p text:style-name="P558"><text:a xlink:type="simple" xlink:href="#__RefHeading___Toc19209_87245982" text:style-name="Index_20_Link" text:visited-style-name="Index_20_Link"><text:span text:style-name="T320">3. CARACTERÍSTICAS DEL GRUPO<text:tab/>6</text:span></text:a></text:p>
          <text:p text:style-name="P558"><text:a xlink:type="simple" xlink:href="#__RefHeading___Toc19761_87245982" text:style-name="Index_20_Link" text:visited-style-name="Index_20_Link"><text:span text:style-name="T320">4. INTERDISCIPLINARIEDAD<text:tab/>7</text:span></text:a></text:p>
          <text:p text:style-name="P558"><text:a xlink:type="simple" xlink:href="#__RefHeading___Toc19763_87245982" text:style-name="Index_20_Link" text:visited-style-name="Index_20_Link"><text:span text:style-name="T320">5. CAPACIDADES TERMINALES / RESULTADOS DE APRENDIZAJE<text:tab/>8</text:span></text:a></text:p>
          <text:p text:style-name="P561"><text:a xlink:type="simple" xlink:href="#__RefHeading___Toc20097_87245982" text:style-name="Index_20_Link" text:visited-style-name="Index_20_Link"><text:span text:style-name="T320">5.1. Objetivos estratégicos de la Consejería de Educación<text:tab/>8</text:span></text:a></text:p>
          <text:p text:style-name="P561"><text:a xlink:type="simple" xlink:href="#__RefHeading___Toc19213_87245982" text:style-name="Index_20_Link" text:visited-style-name="Index_20_Link"><text:span text:style-name="T320">5.2. Concreción de objetivos y acciones contemplados en el Plan de Mejora<text:tab/>8</text:span></text:a></text:p>
          <text:p text:style-name="P561"><text:a xlink:type="simple" xlink:href="#__RefHeading___Toc20099_87245982" text:style-name="Index_20_Link" text:visited-style-name="Index_20_Link"><text:span text:style-name="T320">5.3. Objetivos comunes del ciclo formativo<text:tab/>16</text:span></text:a></text:p>
          <text:p text:style-name="P561"><text:a xlink:type="simple" xlink:href="#__RefHeading___Toc20101_87245982" text:style-name="Index_20_Link" text:visited-style-name="Index_20_Link"><text:span text:style-name="T320">5.4. Objetivos específicos del módulo<text:tab/>18</text:span></text:a></text:p>
          <text:p text:style-name="P558"><text:a xlink:type="simple" xlink:href="#__RefHeading___Toc19765_87245982" text:style-name="Index_20_Link" text:visited-style-name="Index_20_Link"><text:span text:style-name="T320">6. ORGANIZACIÓN DE CONTENIDOS<text:tab/>19</text:span></text:a></text:p>
          <text:p text:style-name="P561"><text:a xlink:type="simple" xlink:href="#__RefHeading___Toc20103_87245982" text:style-name="Index_20_Link" text:visited-style-name="Index_20_Link"><text:span text:style-name="T320">6.1. Contenido organizador<text:tab/>19</text:span></text:a></text:p>
          <text:p text:style-name="P561"><text:a xlink:type="simple" xlink:href="#__RefHeading___Toc20105_87245982" text:style-name="Index_20_Link" text:visited-style-name="Index_20_Link"><text:span text:style-name="T126">6.2. Relación secuenciada y temporalizada de unidades de trabajo</text:span></text:a><text:a xlink:type="simple" xlink:href="#__RefHeading___Toc20105_87245982" text:style-name="Index_20_Link" text:visited-style-name="Index_20_Link"><text:span text:style-name="T320"><text:tab/>20</text:span></text:a></text:p>
          <text:p text:style-name="P558"><text:a xlink:type="simple" xlink:href="#__RefHeading___Toc19767_87245982" text:style-name="Index_20_Link" text:visited-style-name="Index_20_Link"><text:span text:style-name="T320">7. UNIDADES DE TRABAJO: ELEMENTOS CURRICULARES Y TEMPORALIZACIÓN<text:tab/>20</text:span></text:a></text:p>
          <text:p text:style-name="P558"><text:a xlink:type="simple" xlink:href="#__RefHeading___Toc19769_87245982" text:style-name="Index_20_Link" text:visited-style-name="Index_20_Link"><text:span text:style-name="T320">8. CONCORDANCIA DE LAS UNIDADES DE TRABAJO CON LAS CAPACIDADES TERMINALES / RESULTADOS DE APRENDIZAJE<text:tab/>23</text:span></text:a></text:p>
          <text:p text:style-name="P558"><text:a xlink:type="simple" xlink:href="#__RefHeading___Toc19771_87245982" text:style-name="Index_20_Link" text:visited-style-name="Index_20_Link"><text:span text:style-name="T320">9. ORGANIZACIÓN DE LOS CONTENIDOS.<text:tab/>29</text:span></text:a></text:p>
          <text:p text:style-name="P558"><text:a xlink:type="simple" xlink:href="#__RefHeading___Toc19773_87245982" text:style-name="Index_20_Link" text:visited-style-name="Index_20_Link"><text:span text:style-name="T320">10. METODOLOGÍA<text:tab/>47</text:span></text:a></text:p>
          <text:p text:style-name="P561"><text:a xlink:type="simple" xlink:href="#__RefHeading___Toc20107_87245982" text:style-name="Index_20_Link" text:visited-style-name="Index_20_Link"><text:span text:style-name="T320">10.1 Criterios metodológicos<text:tab/>47</text:span></text:a></text:p>
          <text:p text:style-name="P561"><text:a xlink:type="simple" xlink:href="#__RefHeading___Toc20109_87245982" text:style-name="Index_20_Link" text:visited-style-name="Index_20_Link"><text:span text:style-name="T320">10.2 Recursos didácticos<text:tab/>50</text:span></text:a></text:p>
          <text:p text:style-name="P561"><text:soft-page-break/><text:a xlink:type="simple" xlink:href="#__RefHeading___Toc20111_87245982" text:style-name="Index_20_Link" text:visited-style-name="Index_20_Link"><text:span text:style-name="T320">10.3 Recursos tecnológicos<text:tab/>51</text:span></text:a></text:p>
          <text:p text:style-name="P561"><text:a xlink:type="simple" xlink:href="#__RefHeading___Toc20113_87245982" text:style-name="Index_20_Link" text:visited-style-name="Index_20_Link"><text:span text:style-name="T320">10.4. Recursos bibliográficos<text:tab/>52</text:span></text:a></text:p>
          <text:p text:style-name="P558"><text:a xlink:type="simple" xlink:href="#__RefHeading___Toc19775_87245982" text:style-name="Index_20_Link" text:visited-style-name="Index_20_Link"><text:span text:style-name="T320">11. MEDIDAS DE ATENCIÓN A LA DIVERSIDAD<text:tab/>52</text:span></text:a></text:p>
          <text:p text:style-name="P558"><text:a xlink:type="simple" xlink:href="#__RefHeading___Toc20115_87245982" text:style-name="Index_20_Link" text:visited-style-name="Index_20_Link"><text:span text:style-name="T320">12. EVALUACIÓN Y CALIFICACIÓN<text:tab/>53</text:span></text:a></text:p>
          <text:p text:style-name="P561"><text:a xlink:type="simple" xlink:href="#__RefHeading___Toc20117_87245982" text:style-name="Index_20_Link" text:visited-style-name="Index_20_Link"><text:span text:style-name="T320">12.1. Procedimientos de evaluación y Criterios de Calificación<text:tab/>53</text:span></text:a></text:p>
          <text:p text:style-name="P561"><text:a xlink:type="simple" xlink:href="#__RefHeading___Toc20119_87245982" text:style-name="Index_20_Link" text:visited-style-name="Index_20_Link"><text:span text:style-name="T320">12.2. Instrumentos de evaluación<text:tab/>54</text:span></text:a></text:p>
          <text:p text:style-name="P561"><text:a xlink:type="simple" xlink:href="#__RefHeading___Toc20121_87245982" text:style-name="Index_20_Link" text:visited-style-name="Index_20_Link"><text:span text:style-name="T320">12.3. Contenidos mínimos y criterios de recuperación<text:tab/>56</text:span></text:a></text:p>
          <text:p text:style-name="P561"><text:a xlink:type="simple" xlink:href="#__RefHeading___Toc20123_87245982" text:style-name="Index_20_Link" text:visited-style-name="Index_20_Link"><text:span text:style-name="T320">12.4. Pérdida de la evaluación continua<text:tab/>57</text:span></text:a></text:p>
          <text:p text:style-name="P26"><text:a xlink:type="simple" xlink:href="#__RefHeading___Toc20125_87245982" text:style-name="Index_20_Link" text:visited-style-name="Index_20_Link"><text:span text:style-name="T320">12.4.1. Procedimiento de notificación de la pérdida de la evaluación continua<text:tab/>57</text:span></text:a></text:p>
          <text:p text:style-name="P26"><text:a xlink:type="simple" xlink:href="#__RefHeading___Toc20127_87245982" text:style-name="Index_20_Link" text:visited-style-name="Index_20_Link"><text:span text:style-name="T320">12.4.2. Sistemas e instrumentos de evaluación para los alumnos que han perdido el derecho a la evaluación continua<text:tab/>57</text:span></text:a></text:p>
          <text:p text:style-name="P558"><text:a xlink:type="simple" xlink:href="#__RefHeading___Toc19779_87245982" text:style-name="Index_20_Link" text:visited-style-name="Index_20_Link"><text:span text:style-name="T320">13. ACTIVIDADES COMPLEMENTARIAS Y EXTRAESCOLARES<text:tab/>58</text:span></text:a></text:p>
        </text:index-body>
      </text:table-of-content>
      <text:p text:style-name="P150"><text:s/></text:p>
      <text:p text:style-name="P185"/>
      <text:p text:style-name="P188"/>
      <text:p text:style-name="P190"/>
      <text:p text:style-name="P87"/>
      <text:list xml:id="list113582753333384602" text:style-name="WW8Num1">
        <text:list-item>
          <text:h text:style-name="P532" text:outline-level="3"><text:bookmark-start text:name="__RefHeading___Toc19205_87245982"/><text:span text:style-name="T172">1.</text:span><text:span text:style-name="T175"> </text:span><text:span text:style-name="T172">INTRODUCCIÓN</text:span><text:bookmark-end text:name="__RefHeading___Toc19205_87245982"/></text:h>
        </text:list-item>
      </text:list>
      <text:p text:style-name="P494"><text:span text:style-name="T317"><text:tab/></text:span></text:p>
      <text:p text:style-name="P494"><text:span text:style-name="T317"><text:tab/></text:span><text:span text:style-name="T319">La</text:span><text:span text:style-name="T321"> </text:span><text:span text:style-name="T319">formación</text:span><text:span text:style-name="T322"> </text:span><text:span text:style-name="T319">profesional</text:span><text:span text:style-name="T322"> </text:span><text:span text:style-name="T319">está</text:span><text:span text:style-name="T322"> </text:span><text:span text:style-name="T319">orientada</text:span><text:span text:style-name="T322"> </text:span><text:span text:style-name="T319">tanto</text:span><text:span text:style-name="T322"> </text:span><text:span text:style-name="T319">al</text:span><text:span text:style-name="T322"> </text:span><text:span text:style-name="T319">desarrollo</text:span><text:span text:style-name="T322"> </text:span><text:span text:style-name="T319">y</text:span><text:span text:style-name="T322"> </text:span><text:span text:style-name="T319">satisfacción</text:span><text:span text:style-name="T322"> </text:span><text:span text:style-name="T319">personal</text:span><text:span text:style-name="T322"> </text:span><text:span text:style-name="T319">del alumno</text:span><text:span text:style-name="T323"> </text:span><text:span text:style-name="T319">como</text:span><text:span text:style-name="T323"> </text:span><text:span text:style-name="T319">a</text:span><text:span text:style-name="T323"> </text:span><text:span text:style-name="T319">la</text:span><text:span text:style-name="T323"> </text:span><text:span text:style-name="T319">obtención</text:span><text:span text:style-name="T323"> </text:span><text:span text:style-name="T319">de</text:span><text:span text:style-name="T323"> </text:span><text:span text:style-name="T319">unos</text:span><text:span text:style-name="T323"> </text:span><text:span text:style-name="T319">conocimientos</text:span><text:span text:style-name="T323"> </text:span><text:span text:style-name="T319">de</text:span><text:span text:style-name="T323"> </text:span><text:span text:style-name="T319">tipo</text:span><text:span text:style-name="T323"> </text:span><text:span text:style-name="T319">técnico</text:span><text:span text:style-name="T323"> </text:span><text:span text:style-name="T319">y/o</text:span><text:span text:style-name="T323"> </text:span><text:span text:style-name="T319">humanístico</text:span><text:span text:style-name="T323"> </text:span><text:span text:style-name="T319">que han de ser preparatorios para el mundo laboral o la Universidad.</text:span></text:p>
      <text:p text:style-name="P494"><text:span text:style-name="T319">La</text:span><text:span text:style-name="T324"> </text:span><text:span text:style-name="T319">reforma</text:span><text:span text:style-name="T325"> </text:span><text:span text:style-name="T319">educativa</text:span><text:span text:style-name="T325"> </text:span><text:span text:style-name="T319">promulgada</text:span><text:span text:style-name="T325"> </text:span><text:span text:style-name="T319">por</text:span><text:span text:style-name="T325"> </text:span><text:span text:style-name="T319">la</text:span><text:span text:style-name="T325"> </text:span><text:span text:style-name="T319">L.O.G.S.E.</text:span><text:span text:style-name="T325"> </text:span><text:span text:style-name="T319">(Ley</text:span><text:span text:style-name="T325"> </text:span><text:span text:style-name="T319">Orgánica</text:span><text:span text:style-name="T325"> </text:span><text:span text:style-name="T319">de</text:span><text:span text:style-name="T325"> </text:span><text:span text:style-name="T319">Ordenación</text:span><text:span text:style-name="T325"> </text:span><text:span text:style-name="T319">General del</text:span><text:span text:style-name="T326"> </text:span><text:span text:style-name="T319">Sistema</text:span><text:span text:style-name="T326"> </text:span><text:span text:style-name="T319">Educativo)</text:span><text:span text:style-name="T326"> </text:span><text:span text:style-name="T319">supuso</text:span><text:span text:style-name="T326"> </text:span><text:span text:style-name="T319">un</text:span><text:span text:style-name="T326"> </text:span><text:span text:style-name="T319">cambio</text:span><text:span text:style-name="T326"> </text:span><text:span text:style-name="T319">radical</text:span><text:span text:style-name="T326"> </text:span><text:span text:style-name="T319">en</text:span><text:span text:style-name="T326"> </text:span><text:span text:style-name="T319">el</text:span><text:span text:style-name="T326"> </text:span><text:span text:style-name="T319">sistema</text:span><text:span text:style-name="T326"> </text:span><text:span text:style-name="T319">educativo</text:span><text:span text:style-name="T326"> </text:span><text:span text:style-name="T319">existente</text:span><text:span text:style-name="T326"> </text:span><text:span text:style-name="T319">hasta entonces.</text:span><text:span text:style-name="T327"> </text:span><text:span text:style-name="T319">La</text:span><text:span text:style-name="T327"> </text:span><text:span text:style-name="T319">Formación </text:span><text:span text:style-name="T328"><text:s/></text:span><text:span text:style-name="T319">Profesional</text:span><text:span text:style-name="T327"> </text:span><text:span text:style-name="T319">tradicional</text:span><text:span text:style-name="T327"> </text:span><text:span text:style-name="T319">pasó</text:span><text:span text:style-name="T327"> </text:span><text:span text:style-name="T319">a</text:span><text:span text:style-name="T327"> </text:span><text:span text:style-name="T319">denominarse</text:span><text:span text:style-name="T327"> </text:span><text:span text:style-name="T319">Ciclos</text:span><text:span text:style-name="T327"> </text:span><text:span text:style-name="T319">Formativos, quedando</text:span><text:span text:style-name="T329"> </text:span><text:span text:style-name="T319">estructurada</text:span><text:span text:style-name="T329"> </text:span><text:span text:style-name="T319">en</text:span><text:span text:style-name="T329"> </text:span><text:span text:style-name="T319">familias</text:span><text:span text:style-name="T329"> </text:span><text:span text:style-name="T319">y</text:span><text:span text:style-name="T329"> </text:span><text:span text:style-name="T319">niveles.</text:span><text:span text:style-name="T329"> </text:span><text:span text:style-name="T319">Así,</text:span><text:span text:style-name="T329"> </text:span><text:span text:style-name="T319">los</text:span><text:span text:style-name="T329"> </text:span><text:span text:style-name="T319">Ciclos</text:span><text:span text:style-name="T329"> </text:span><text:span text:style-name="T319">Formativos</text:span><text:span text:style-name="T329"> </text:span><text:span text:style-name="T319">de</text:span><text:span text:style-name="T329"> </text:span><text:span text:style-name="T319">Grado</text:span><text:span text:style-name="T329"> </text:span><text:span text:style-name="T319">Medio permiten </text:span><text:span text:style-name="T330"><text:s/></text:span><text:span text:style-name="T319">obtener </text:span><text:span text:style-name="T330"><text:s/></text:span><text:span text:style-name="T319">el </text:span><text:span text:style-name="T330"><text:s/></text:span><text:span text:style-name="T319">título </text:span><text:span text:style-name="T330"><text:s/></text:span><text:span text:style-name="T319">de </text:span><text:span text:style-name="T330"><text:s/></text:span><text:span text:style-name="T319">Técnico, </text:span><text:span text:style-name="T330"><text:s/></text:span><text:span text:style-name="T319">mientras </text:span><text:span text:style-name="T330"><text:s/></text:span><text:span text:style-name="T319">que </text:span><text:span text:style-name="T330"><text:s/></text:span><text:span text:style-name="T319">los </text:span><text:span text:style-name="T330"><text:s/></text:span><text:span text:style-name="T319">Ciclos </text:span><text:span text:style-name="T330"><text:s/></text:span><text:span text:style-name="T319">Formativos </text:span><text:span text:style-name="T330"><text:s/></text:span><text:span text:style-name="T319">de </text:span><text:span text:style-name="T330"><text:s/></text:span><text:span text:style-name="T319">Grado Superior permiten obtener el título de Técnico Superior.</text:span></text:p>
      <text:p text:style-name="P489"><text:span text:style-name="T177">Posteriormente, </text:span><text:span text:style-name="T197"><text:s/></text:span><text:span text:style-name="T177">la </text:span><text:span text:style-name="T188"><text:s/></text:span><text:span text:style-name="T177">L.O.E. </text:span><text:span text:style-name="T188"><text:s/></text:span><text:span text:style-name="T177">(Ley </text:span><text:span text:style-name="T188"><text:s/></text:span><text:span text:style-name="T177">Orgánica </text:span><text:span text:style-name="T188"><text:s/></text:span><text:span text:style-name="T177">de </text:span><text:span text:style-name="T188"><text:s/></text:span><text:span text:style-name="T177">la </text:span><text:span text:style-name="T188"><text:s/></text:span><text:span text:style-name="T177">Educación) </text:span><text:span text:style-name="T188"><text:s/></text:span><text:span text:style-name="T177">estableció </text:span><text:span text:style-name="T188"><text:s/></text:span><text:span text:style-name="T177">una </text:span><text:span text:style-name="T188"><text:s/></text:span><text:span text:style-name="T177">nueva ordenación</text:span><text:span text:style-name="T198"> </text:span><text:span text:style-name="T177">de </text:span><text:span text:style-name="T190"><text:s/></text:span><text:span text:style-name="T177">los</text:span><text:span text:style-name="T198"> </text:span><text:span text:style-name="T177">ciclos</text:span><text:span text:style-name="T198"> </text:span><text:span text:style-name="T177">formativos,</text:span><text:span text:style-name="T198"> </text:span><text:span text:style-name="T177">estableciendo</text:span><text:span text:style-name="T198"> </text:span><text:span text:style-name="T177">el</text:span><text:span text:style-name="T198"> </text:span><text:span text:style-name="T177">nuevo</text:span><text:span text:style-name="T198"> </text:span><text:span text:style-name="T177">catálogo</text:span><text:span text:style-name="T198"> </text:span><text:span text:style-name="T177">de</text:span><text:span text:style-name="T198"> </text:span><text:span text:style-name="T177">la</text:span><text:span text:style-name="T198"> </text:span><text:span text:style-name="T177">formación profesional, </text:span><text:span text:style-name="T199"><text:s/></text:span><text:span text:style-name="T177">las </text:span><text:span text:style-name="T199"><text:s/></text:span><text:span text:style-name="T177">unidades </text:span><text:span text:style-name="T199"><text:s/></text:span><text:span text:style-name="T177">de </text:span><text:span text:style-name="T199"><text:s/></text:span><text:span text:style-name="T177">competencia </text:span><text:span text:style-name="T199"><text:s/></text:span><text:span text:style-name="T177">y </text:span><text:span text:style-name="T199"><text:s/></text:span><text:span text:style-name="T177">los </text:span><text:span text:style-name="T199"><text:s/></text:span><text:span text:style-name="T177">módulos </text:span><text:span text:style-name="T199"><text:s/></text:span><text:span text:style-name="T177">formativos </text:span><text:span text:style-name="T199"><text:s/></text:span><text:span text:style-name="T177">asociados </text:span><text:span text:style-name="T199"><text:s/></text:span><text:span text:style-name="T177">del Catálogo</text:span><text:span text:style-name="T200"> </text:span><text:span text:style-name="T177">Modular</text:span><text:span text:style-name="T200"> </text:span><text:span text:style-name="T177">de</text:span><text:span text:style-name="T200"> </text:span><text:span text:style-name="T177">Formación</text:span><text:span text:style-name="T200"> </text:span><text:span text:style-name="T177">Profesional. </text:span><text:span text:style-name="T201"><text:s/></text:span><text:span text:style-name="T177">Este</text:span><text:span text:style-name="T200"> </text:span><text:span text:style-name="T177">nuevo</text:span><text:span text:style-name="T200"> </text:span><text:span text:style-name="T177">marco</text:span><text:span text:style-name="T200"> </text:span><text:span text:style-name="T177">formativo</text:span><text:span text:style-name="T200"> </text:span><text:span text:style-name="T177">no</text:span><text:span text:style-name="T200"> </text:span><text:span text:style-name="T177">hace</text:span><text:span text:style-name="T200"> </text:span><text:span text:style-name="T177">sino acercar </text:span><text:span text:style-name="T202"><text:s/></text:span><text:span text:style-name="T177">la </text:span><text:span text:style-name="T202"><text:s/></text:span><text:span text:style-name="T177">formación </text:span><text:span text:style-name="T202"><text:s/></text:span><text:span text:style-name="T177">profesional </text:span><text:span text:style-name="T202"><text:s/></text:span><text:span text:style-name="T177">a </text:span><text:span text:style-name="T202"><text:s/></text:span><text:span text:style-name="T177">las </text:span><text:span text:style-name="T202"><text:s/></text:span><text:span text:style-name="T177">necesidades <text:s/></text:span><text:span text:style-name="T203"><text:s/></text:span><text:span text:style-name="T177">actuales </text:span><text:span text:style-name="T202"><text:s/></text:span><text:span text:style-name="T177">de </text:span><text:span text:style-name="T202"><text:s/></text:span><text:span text:style-name="T177">la </text:span><text:span text:style-name="T202"><text:s/></text:span><text:span text:style-name="T177">sociedad </text:span><text:span text:style-name="T202"><text:s/></text:span><text:span text:style-name="T177">del conocimiento,</text:span><text:span text:style-name="T204"> </text:span><text:span text:style-name="T177">donde</text:span><text:span text:style-name="T204"> </text:span><text:span text:style-name="T177">la</text:span><text:span text:style-name="T204"> </text:span><text:span text:style-name="T177">movilidad</text:span><text:span text:style-name="T204"> </text:span><text:span text:style-name="T177">laboral,</text:span><text:span text:style-name="T204"> </text:span><text:span text:style-name="T177">las</text:span><text:span text:style-name="T204"> </text:span><text:span text:style-name="T177">nuevas</text:span><text:span text:style-name="T204"> </text:span><text:span text:style-name="T177">tecnologías,</text:span><text:span text:style-name="T204"> </text:span><text:span text:style-name="T177">la</text:span><text:span text:style-name="T204"> </text:span><text:span text:style-name="T177">cohesión</text:span><text:span text:style-name="T204"> </text:span><text:span text:style-name="T177">e</text:span><text:span text:style-name="T204"> </text:span><text:span text:style-name="T177">inserción laboral </text:span><text:span text:style-name="T205"><text:s/></text:span><text:span text:style-name="T177">exigen </text:span><text:span text:style-name="T205"><text:s/></text:span><text:span text:style-name="T177">un </text:span><text:span text:style-name="T205"><text:s/></text:span><text:span text:style-name="T177">nuevo </text:span><text:span text:style-name="T205"><text:s/></text:span><text:span text:style-name="T177">planteamiento </text:span><text:span text:style-name="T205"><text:s/></text:span><text:span text:style-name="T177">del </text:span><text:span text:style-name="T205"><text:s/></text:span><text:span text:style-name="T177">mercado </text:span><text:span text:style-name="T205"><text:s/></text:span><text:span text:style-name="T177">laboral. </text:span><text:span text:style-name="T205"><text:s/></text:span><text:span text:style-name="T177">Así </text:span><text:span text:style-name="T205"><text:s/></text:span><text:span text:style-name="T177">pues </text:span><text:span text:style-name="T205"><text:s/></text:span><text:span text:style-name="T177">se </text:span><text:span text:style-name="T205"><text:s/></text:span><text:span text:style-name="T177">pretende proporcionar</text:span><text:span text:style-name="T206"> </text:span><text:span text:style-name="T177">a</text:span><text:span text:style-name="T206"> </text:span><text:span text:style-name="T177">las</text:span><text:span text:style-name="T206"> </text:span><text:span text:style-name="T177">personas</text:span><text:span text:style-name="T206"> </text:span><text:span text:style-name="T177">la</text:span><text:span text:style-name="T206"> </text:span><text:span text:style-name="T177">formación</text:span><text:span text:style-name="T206"> </text:span><text:span text:style-name="T177">requerida</text:span><text:span text:style-name="T206"> </text:span><text:span text:style-name="T177">por</text:span><text:span text:style-name="T206"> </text:span><text:span text:style-name="T177">el</text:span><text:span text:style-name="T206"> </text:span><text:span text:style-name="T177">sistema</text:span><text:span text:style-name="T206"> </text:span><text:span text:style-name="T177">productivo</text:span><text:span text:style-name="T206"> </text:span><text:span text:style-name="T177">y</text:span><text:span text:style-name="T206"> </text:span><text:span text:style-name="T177">de</text:span><text:span text:style-name="T206"> </text:span><text:span text:style-name="T177">acercar los </text:span><text:span text:style-name="T187"><text:s/></text:span><text:span text:style-name="T177">títulos </text:span><text:span text:style-name="T187"><text:s/></text:span><text:span text:style-name="T177">de </text:span><text:span text:style-name="T187"><text:s/></text:span><text:span text:style-name="T177">formación </text:span><text:span text:style-name="T187"><text:s/></text:span><text:span text:style-name="T177">profesional </text:span><text:span text:style-name="T187"><text:s/></text:span><text:span text:style-name="T177">a </text:span><text:span text:style-name="T187"><text:s/></text:span><text:span text:style-name="T177">la </text:span><text:span text:style-name="T187"><text:s/></text:span><text:span text:style-name="T177">realidad </text:span><text:span text:style-name="T187"><text:s/></text:span><text:span text:style-name="T177">del </text:span><text:span text:style-name="T187"><text:s/></text:span><text:span text:style-name="T177">mercado </text:span><text:span text:style-name="T187"><text:s/></text:span><text:span text:style-name="T177">laboral. </text:span><text:span text:style-name="T187"><text:s/></text:span><text:span text:style-name="T177">Los </text:span><text:span text:style-name="T187"><text:s/></text:span><text:span text:style-name="T177">Ciclos Formativos</text:span><text:span text:style-name="T208"> </text:span><text:span text:style-name="T177">ofertados </text:span><text:span text:style-name="T209"><text:s/></text:span><text:span text:style-name="T177">por</text:span><text:span text:style-name="T208"> </text:span><text:span text:style-name="T177">la</text:span><text:span text:style-name="T208"> </text:span><text:span text:style-name="T177">LOE</text:span><text:span text:style-name="T208"> </text:span><text:span text:style-name="T177">están</text:span><text:span text:style-name="T208"> </text:span><text:span text:style-name="T177">separados</text:span><text:span text:style-name="T208"> </text:span><text:span text:style-name="T177">por</text:span><text:span text:style-name="T208"> </text:span><text:span text:style-name="T177">familias,</text:span><text:span text:style-name="T208"> </text:span><text:span text:style-name="T177">siendo</text:span><text:span text:style-name="T208"> </text:span><text:span text:style-name="T177">una</text:span><text:span text:style-name="T208"> </text:span><text:span text:style-name="T177">de</text:span><text:span text:style-name="T208"> </text:span><text:span text:style-name="T177">ellas</text:span><text:span text:style-name="T208"> </text:span><text:span text:style-name="T177">la Informática y Comunicaciones.</text:span></text:p>
      <text:p text:style-name="P489"><text:span text:style-name="T177">Durante</text:span><text:span text:style-name="T210"> </text:span><text:span text:style-name="T177">el</text:span><text:span text:style-name="T211"> </text:span><text:span text:style-name="T177">curso</text:span><text:span text:style-name="T211"> </text:span><text:span text:style-name="T177">2011/2012</text:span><text:span text:style-name="T211"> </text:span><text:span text:style-name="T177">se</text:span><text:span text:style-name="T211"> </text:span><text:span text:style-name="T177">implantan</text:span><text:span text:style-name="T211"> </text:span><text:span text:style-name="T177">de</text:span><text:span text:style-name="T211"> </text:span><text:span text:style-name="T177">forma</text:span><text:span text:style-name="T211"> </text:span><text:span text:style-name="T177">completa</text:span><text:span text:style-name="T211"> </text:span><text:span text:style-name="T177">los</text:span><text:span text:style-name="T211"> </text:span><text:span text:style-name="T177">ciclos</text:span><text:span text:style-name="T211"> </text:span><text:span text:style-name="T177">formativos</text:span><text:span text:style-name="T211"> </text:span><text:span text:style-name="T177">L.O.E.</text:span><text:span text:style-name="T211"> </text:span><text:span text:style-name="T177">y se proporciona mecanismos de recuperación a las antiguas enseñanzas L.O.G.S.E.</text:span></text:p>
      <text:p text:style-name="P490"><text:span text:style-name="T177">Dado</text:span><text:span text:style-name="T206"> </text:span><text:span text:style-name="T177">el</text:span><text:span text:style-name="T197"> </text:span><text:span text:style-name="T177">extraordinario</text:span><text:span text:style-name="T197"> </text:span><text:span text:style-name="T177">auge</text:span><text:span text:style-name="T197"> </text:span><text:span text:style-name="T177">de</text:span><text:span text:style-name="T197"> </text:span><text:span text:style-name="T177">la</text:span><text:span text:style-name="T197"> </text:span><text:span text:style-name="T177">informática,</text:span><text:span text:style-name="T197"> </text:span><text:span text:style-name="T177">y</text:span><text:span text:style-name="T197"> </text:span><text:span text:style-name="T177">su</text:span><text:span text:style-name="T197"> </text:span><text:span text:style-name="T177">gran</text:span><text:span text:style-name="T197"> </text:span><text:span text:style-name="T177">implantación</text:span><text:span text:style-name="T197"> </text:span><text:span text:style-name="T177">en</text:span><text:span text:style-name="T197"> </text:span><text:span text:style-name="T177">la</text:span><text:span text:style-name="T197"> </text:span><text:span text:style-name="T177">g</text:span><text:span text:style-name="T212">r</text:span><text:span text:style-name="T177">an</text:span><text:span text:style-name="T197"> </text:span><text:span text:style-name="T177">mayoría de</text:span><text:span text:style-name="T211"> </text:span><text:span text:style-name="T177">trabajos</text:span><text:span text:style-name="T211"> </text:span><text:span text:style-name="T177">actualmente,</text:span><text:span text:style-name="T211"> </text:span><text:span text:style-name="T177">no</text:span><text:span text:style-name="T211"> </text:span><text:span text:style-name="T177">es</text:span><text:span text:style-name="T211"> </text:span><text:span text:style-name="T177">de</text:span><text:span text:style-name="T211"> </text:span><text:span text:style-name="T177">extrañar</text:span><text:span text:style-name="T211"> </text:span><text:span text:style-name="T177">que</text:span><text:span text:style-name="T211"> </text:span><text:span text:style-name="T177">estos</text:span><text:span text:style-name="T211"> </text:span><text:span text:style-name="T177">ciclos</text:span><text:span text:style-name="T211"> </text:span><text:span text:style-name="T177">formativos</text:span><text:span text:style-name="T211"> </text:span><text:span text:style-name="T177">sean</text:span><text:span text:style-name="T211"> </text:span><text:span text:style-name="T177">considerados por</text:span><text:span text:style-name="T213"> </text:span><text:span text:style-name="T177">los</text:span><text:span text:style-name="T213"> </text:span><text:span text:style-name="T177">alumnos</text:span><text:span text:style-name="T213"> </text:span><text:span text:style-name="T177">como</text:span><text:span text:style-name="T213"> </text:span><text:span text:style-name="T177">una</text:span><text:span text:style-name="T213"> </text:span><text:span text:style-name="T177">buena</text:span><text:span text:style-name="T213"> </text:span><text:span text:style-name="T177">alternativa</text:span><text:span text:style-name="T213"> </text:span><text:span text:style-name="T177">profesional</text:span><text:span text:style-name="T213"> </text:span><text:span text:style-name="T177">para</text:span><text:span text:style-name="T213"> </text:span><text:span text:style-name="T177">su</text:span><text:span text:style-name="T213"> </text:span><text:span text:style-name="T177">futuro.</text:span><text:span text:style-name="T213"> </text:span><text:span text:style-name="T177">Para</text:span><text:span text:style-name="T213"> </text:span><text:span text:style-name="T177">la</text:span><text:span text:style-name="T213"> </text:span><text:span text:style-name="T177">inserción de</text:span><text:span text:style-name="T211"> </text:span><text:span text:style-name="T177">los</text:span><text:span text:style-name="T211"> </text:span><text:span text:style-name="T177">alumnos</text:span><text:span text:style-name="T211"> </text:span><text:span text:style-name="T177">en</text:span><text:span text:style-name="T211"> </text:span><text:span text:style-name="T177">el</text:span><text:span text:style-name="T211"> </text:span><text:span text:style-name="T177">mundo</text:span><text:span text:style-name="T211"> </text:span><text:span text:style-name="T177">laboral</text:span><text:span text:style-name="T211"> </text:span><text:span text:style-name="T177">de</text:span><text:span text:style-name="T211"> </text:span><text:span text:style-name="T177">modo</text:span><text:span text:style-name="T211"> </text:span><text:span text:style-name="T177">rápido</text:span><text:span text:style-name="T211"> </text:span><text:span text:style-name="T177">y</text:span><text:span text:style-name="T211"> </text:span><text:span text:style-name="T177">eficaz,</text:span><text:span text:style-name="T211"> </text:span><text:span text:style-name="T177">el</text:span><text:span text:style-name="T211"> </text:span><text:span text:style-name="T177">alumno</text:span><text:span text:style-name="T211"> </text:span><text:span text:style-name="T177">debe</text:span><text:span text:style-name="T211"> </text:span><text:span text:style-name="T177">aprender</text:span><text:span text:style-name="T211"> </text:span><text:span text:style-name="T177">las técnicas</text:span><text:span text:style-name="T214"> </text:span><text:span text:style-name="T177">y</text:span><text:span text:style-name="T214"> </text:span><text:span text:style-name="T177">métodos</text:span><text:span text:style-name="T214"> </text:span><text:span text:style-name="T177">más</text:span><text:span text:style-name="T214"> </text:span><text:span text:style-name="T177">adecuados</text:span><text:span text:style-name="T214"> </text:span><text:span text:style-name="T177">que</text:span><text:span text:style-name="T214"> </text:span><text:span text:style-name="T177">garanticen</text:span><text:span text:style-name="T214"> </text:span><text:span text:style-name="T177">la</text:span><text:span text:style-name="T214"> </text:span><text:span text:style-name="T177">adquisición</text:span><text:span text:style-name="T214"> </text:span><text:span text:style-name="T177">de</text:span><text:span text:style-name="T214"> </text:span><text:span text:style-name="T177">los</text:span><text:span text:style-name="T214"> </text:span><text:span text:style-name="T177">conocimientos</text:span><text:span text:style-name="T214"> </text:span><text:span text:style-name="T177">y </text:span><text:soft-page-break/><text:span text:style-name="T177">destrezas para desenvolverse en el sector informático. </text:span></text:p>
      <text:p text:style-name="P493"><text:span text:style-name="T348"><text:tab/>El Fondo Social Europeo, dentro del Programa Operativo Iniciativa de Empleo Juvenil: Integración de los jóvenes por medio de una oferta de segunda oportunidad, por medio del Reglamento (UE) nº1304/2013 del Parlamento Europeo y del Consejo de 17 de Diciembre de 2013 relativo al Fondo Social Europeo, prevé el desarrollo de actuaciones cofinanciadas en la formación profesional impartida en centros educativos. En Canarias este Programa ha incluido esas actuaciones, y nuestro centro participará en dicho Programa Operativo.</text:span></text:p>
      <text:p text:style-name="P147"/>
      <text:list xml:id="list215554714640624" text:continue-numbering="true" text:style-name="WW8Num1">
        <text:list-item>
          <text:h text:style-name="P532" text:outline-level="3"><text:bookmark-start text:name="__RefHeading___Toc19207_87245982"/><text:span text:style-name="T172">2.</text:span><text:span text:style-name="T175"> </text:span><text:span text:style-name="T172">LEGISLACIÓN APLICABLE</text:span><text:bookmark-end text:name="__RefHeading___Toc19207_87245982"/></text:h>
        </text:list-item>
      </text:list>
      <text:p text:style-name="P208"/>
      <text:p text:style-name="P212"><text:span text:style-name="T177">La</text:span><text:span text:style-name="T176"> </text:span><text:span text:style-name="T177">legislación en la que se basa esta programación didáctica es la siguiente:</text:span></text:p>
      <text:p text:style-name="P213"/>
      <text:p text:style-name="P215"><text:span text:style-name="T185">•</text:span><text:span text:style-name="T184"><text:tab/></text:span><text:span text:style-name="T177">Ley</text:span><text:span text:style-name="T214"> </text:span><text:span text:style-name="T177">5/2002,</text:span><text:span text:style-name="T214"> </text:span><text:span text:style-name="T177">de</text:span><text:span text:style-name="T214"> </text:span><text:span text:style-name="T177">19</text:span><text:span text:style-name="T214"> </text:span><text:span text:style-name="T177">de</text:span><text:span text:style-name="T214"> </text:span><text:span text:style-name="T177">junio,</text:span><text:span text:style-name="T214"> </text:span><text:span text:style-name="T177">donde</text:span><text:span text:style-name="T214"> </text:span><text:span text:style-name="T177">se</text:span><text:span text:style-name="T214"> </text:span><text:span text:style-name="T177">establece</text:span><text:span text:style-name="T214"> </text:span><text:span text:style-name="T177">el</text:span><text:span text:style-name="T214"> </text:span><text:span text:style-name="T177">sistema</text:span><text:span text:style-name="T214"> </text:span><text:span text:style-name="T177">integral</text:span><text:span text:style-name="T214"> </text:span><text:span text:style-name="T177">de</text:span><text:span text:style-name="T214"> </text:span><text:span text:style-name="T177">la</text:span><text:span text:style-name="T214"> </text:span><text:span text:style-name="T177">formación profesional. </text:span></text:p>
      <text:p text:style-name="P216"><text:span text:style-name="T185">•</text:span><text:span text:style-name="T184"><text:tab/></text:span><text:span text:style-name="T177">Ley</text:span><text:span text:style-name="T213"> </text:span><text:span text:style-name="T177">Orgánica</text:span><text:span text:style-name="T213"> </text:span><text:span text:style-name="T177">2/2006,</text:span><text:span text:style-name="T213"> </text:span><text:span text:style-name="T177">de</text:span><text:span text:style-name="T213"> </text:span><text:span text:style-name="T177">3</text:span><text:span text:style-name="T213"> </text:span><text:span text:style-name="T177">de</text:span><text:span text:style-name="T213"> </text:span><text:span text:style-name="T177">mayo,</text:span><text:span text:style-name="T213"> </text:span><text:span text:style-name="T177">donde</text:span><text:span text:style-name="T213"> </text:span><text:span text:style-name="T177">se</text:span><text:span text:style-name="T213"> </text:span><text:span text:style-name="T177">regula</text:span><text:span text:style-name="T213"> </text:span><text:span text:style-name="T177">la</text:span><text:span text:style-name="T213"> </text:span><text:span text:style-name="T177">Formación</text:span><text:span text:style-name="T213"> </text:span><text:span text:style-name="T177">Profesional</text:span><text:span text:style-name="T213"> </text:span><text:span text:style-name="T177">en el</text:span><text:span text:style-name="T215"> </text:span><text:span text:style-name="T177">sistema</text:span><text:span text:style-name="T215"> </text:span><text:span text:style-name="T177">educativo,</text:span><text:span text:style-name="T215"> </text:span><text:span text:style-name="T177">organizándola</text:span><text:span text:style-name="T215"> </text:span><text:span text:style-name="T177">en</text:span><text:span text:style-name="T215"> </text:span><text:span text:style-name="T177">ciclos</text:span><text:span text:style-name="T215"> </text:span><text:span text:style-name="T177">formativos</text:span><text:span text:style-name="T215"> </text:span><text:span text:style-name="T177">de</text:span><text:span text:style-name="T215"> </text:span><text:span text:style-name="T177">grado</text:span><text:span text:style-name="T215"> </text:span><text:span text:style-name="T177">medio</text:span><text:span text:style-name="T215"> </text:span><text:span text:style-name="T177">y</text:span><text:span text:style-name="T215"> </text:span><text:span text:style-name="T177">grado superior.</text:span></text:p>
      <text:p text:style-name="P217"><text:span text:style-name="T185">•</text:span><text:span text:style-name="T184"><text:tab/></text:span><text:span text:style-name="T177">Real</text:span><text:span text:style-name="T218"> </text:span><text:span text:style-name="T177">Decreto</text:span><text:span text:style-name="T218"> </text:span><text:span text:style-name="T177">1538/2006,</text:span><text:span text:style-name="T218"> </text:span><text:span text:style-name="T177">de</text:span><text:span text:style-name="T218"> </text:span><text:span text:style-name="T177">15</text:span><text:span text:style-name="T218"> </text:span><text:span text:style-name="T177">de</text:span><text:span text:style-name="T218"> </text:span><text:span text:style-name="T177">diciembre,</text:span><text:span text:style-name="T218"> </text:span><text:span text:style-name="T177">por</text:span><text:span text:style-name="T218"> </text:span><text:span text:style-name="T177">el</text:span><text:span text:style-name="T218"> </text:span><text:span text:style-name="T177">que</text:span><text:span text:style-name="T218"> </text:span><text:span text:style-name="T177">se</text:span><text:span text:style-name="T218"> </text:span><text:span text:style-name="T177">establece</text:span><text:span text:style-name="T218"> </text:span><text:span text:style-name="T177">la</text:span><text:span text:style-name="T218"> </text:span><text:span text:style-name="T177">ordenación general</text:span><text:span text:style-name="T220"> </text:span><text:span text:style-name="T177">de</text:span><text:span text:style-name="T220"> </text:span><text:span text:style-name="T177">la</text:span><text:span text:style-name="T220"> </text:span><text:span text:style-name="T177">formación</text:span><text:span text:style-name="T220"> </text:span><text:span text:style-name="T177">profesional</text:span><text:span text:style-name="T220"> </text:span><text:span text:style-name="T177">del</text:span><text:span text:style-name="T220"> </text:span><text:span text:style-name="T177">sistema</text:span><text:span text:style-name="T220"> </text:span><text:span text:style-name="T177">educativo,</text:span><text:span text:style-name="T220"> </text:span><text:span text:style-name="T177">incluyendo</text:span><text:span text:style-name="T220"> </text:span><text:span text:style-name="T177">los</text:span><text:span text:style-name="T220"> </text:span><text:span text:style-name="T177">aspectos básicos de la evaluación y efectos de los títulos de formación profesional.</text:span></text:p>
      <text:p text:style-name="P218"><text:span text:style-name="T185">•</text:span><text:span text:style-name="T184"><text:tab/></text:span><text:span text:style-name="T177">Real</text:span><text:span text:style-name="T222"> </text:span><text:span text:style-name="T177">Decreto</text:span><text:span text:style-name="T222"> </text:span><text:span text:style-name="T177">1691/2007,</text:span><text:span text:style-name="T222"> </text:span><text:span text:style-name="T177">de</text:span><text:span text:style-name="T222"> </text:span><text:span text:style-name="T177">14</text:span><text:span text:style-name="T222"> </text:span><text:span text:style-name="T177">de</text:span><text:span text:style-name="T222"> </text:span><text:span text:style-name="T177">diciembre,</text:span><text:span text:style-name="T222"> </text:span><text:span text:style-name="T177">por</text:span><text:span text:style-name="T222"> </text:span><text:span text:style-name="T177">el</text:span><text:span text:style-name="T222"> </text:span><text:span text:style-name="T177">que</text:span><text:span text:style-name="T222"> </text:span><text:span text:style-name="T177">se</text:span><text:span text:style-name="T222"> </text:span><text:span text:style-name="T177">establece</text:span><text:span text:style-name="T222"> </text:span><text:span text:style-name="T177">el</text:span><text:span text:style-name="T222"> </text:span><text:span text:style-name="T177">título</text:span><text:span text:style-name="T222"> </text:span><text:span text:style-name="T177">de Técnico</text:span><text:span text:style-name="T196"> </text:span><text:span text:style-name="T177">en</text:span><text:span text:style-name="T196"> </text:span><text:span text:style-name="T177">Sistemas</text:span><text:span text:style-name="T196"> </text:span><text:span text:style-name="T177">Microinformáticos</text:span><text:span text:style-name="T196"> </text:span><text:span text:style-name="T177">y</text:span><text:span text:style-name="T196"> </text:span><text:span text:style-name="T177">Redes</text:span><text:span text:style-name="T196"> </text:span><text:span text:style-name="T177">y</text:span><text:span text:style-name="T196"> </text:span><text:span text:style-name="T177">se</text:span><text:span text:style-name="T196"> </text:span><text:span text:style-name="T177">fijan</text:span><text:span text:style-name="T196"> </text:span><text:span text:style-name="T177">sus</text:span><text:span text:style-name="T196"> </text:span><text:span text:style-name="T177">enseñanzas</text:span><text:span text:style-name="T196"> </text:span><text:span text:style-name="T177">mínimas (B.O.E. de 17 de enero del 2008).</text:span></text:p>
      <text:p text:style-name="P219"><text:span text:style-name="T185">•</text:span><text:span text:style-name="T184"><text:tab/></text:span><text:span text:style-name="T177">A</text:span><text:span text:style-name="T223"> </text:span><text:span text:style-name="T177">falta</text:span><text:span text:style-name="T223"> </text:span><text:span text:style-name="T177">del</text:span><text:span text:style-name="T223"> </text:span><text:span text:style-name="T177">desarrollo</text:span><text:span text:style-name="T223"> </text:span><text:span text:style-name="T177">del</text:span><text:span text:style-name="T223"> </text:span><text:span text:style-name="T177">currículo</text:span><text:span text:style-name="T223"> </text:span><text:span text:style-name="T177">canario</text:span><text:span text:style-name="T223"> </text:span><text:span text:style-name="T177">de</text:span><text:span text:style-name="T223"> </text:span><text:span text:style-name="T177">la</text:span><text:span text:style-name="T223"> </text:span><text:span text:style-name="T177">titulación</text:span><text:span text:style-name="T223"> </text:span><text:span text:style-name="T177">se</text:span><text:span text:style-name="T223"> </text:span><text:span text:style-name="T177">usa</text:span><text:span text:style-name="T223"> </text:span><text:span text:style-name="T177">como</text:span><text:span text:style-name="T223"> </text:span><text:span text:style-name="T177">referencia normativa</text:span><text:span text:style-name="T189"> </text:span><text:span text:style-name="T177">el </text:span><text:span text:style-name="T224"><text:s/></text:span><text:span text:style-name="T177">currículo</text:span><text:span text:style-name="T189"> </text:span><text:span text:style-name="T177">LOE</text:span><text:span text:style-name="T189"> </text:span><text:span text:style-name="T177">del</text:span><text:span text:style-name="T189"> </text:span><text:span text:style-name="T177">Ministerio</text:span><text:span text:style-name="T189"> </text:span><text:span text:style-name="T177">de</text:span><text:span text:style-name="T189"> </text:span><text:span text:style-name="T177">Educación</text:span><text:span text:style-name="T189"> </text:span><text:span text:style-name="T177">desarrollado</text:span><text:span text:style-name="T189"> </text:span><text:span text:style-name="T177">en</text:span><text:span text:style-name="T189"> </text:span><text:span text:style-name="T177">la</text:span><text:span text:style-name="T189"> </text:span><text:span text:style-name="T177">Orden EDU/2187/2009, </text:span><text:span text:style-name="T225"><text:s/></text:span><text:span text:style-name="T177">de </text:span><text:span text:style-name="T225"><text:s/></text:span><text:span text:style-name="T177">3 </text:span><text:span text:style-name="T225"><text:s/></text:span><text:span text:style-name="T177">de </text:span><text:span text:style-name="T225"><text:s/></text:span><text:span text:style-name="T177">julio, </text:span><text:span text:style-name="T225"><text:s/></text:span><text:span text:style-name="T177">por </text:span><text:span text:style-name="T225"><text:s/></text:span><text:span text:style-name="T177">la </text:span><text:span text:style-name="T225"><text:s/></text:span><text:span text:style-name="T177">que </text:span><text:span text:style-name="T225"><text:s/></text:span><text:span text:style-name="T177">se </text:span><text:span text:style-name="T225"><text:s/></text:span><text:span text:style-name="T177">establece </text:span><text:span text:style-name="T225"><text:s/></text:span><text:span text:style-name="T177">el </text:span><text:span text:style-name="T225"><text:s/></text:span><text:span text:style-name="T177">currículo </text:span><text:span text:style-name="T225"><text:s/></text:span><text:span text:style-name="T177">del </text:span><text:span text:style-name="T225"><text:s/></text:span><text:span text:style-name="T177">ciclo formativo </text:span><text:span text:style-name="T189"><text:s/></text:span><text:span text:style-name="T177">de </text:span><text:span text:style-name="T189"><text:s/></text:span><text:span text:style-name="T177">Grado </text:span><text:span text:style-name="T189"><text:s/></text:span><text:span text:style-name="T177">Medio </text:span><text:span text:style-name="T189"><text:s/></text:span><text:span text:style-name="T177">correspondiente </text:span><text:span text:style-name="T189"><text:s/></text:span><text:span text:style-name="T177">al </text:span><text:span text:style-name="T189"><text:s/></text:span><text:span text:style-name="T177">título </text:span><text:span text:style-name="T189"><text:s/></text:span><text:span text:style-name="T177">de </text:span><text:span text:style-name="T189"><text:s/></text:span><text:span text:style-name="T177">Técnico </text:span><text:span text:style-name="T189"><text:s/></text:span><text:span text:style-name="T177">en </text:span><text:span text:style-name="T189"><text:s/></text:span><text:span text:style-name="T177">Sistemas Microinformáticos y Redes.</text:span></text:p>
      <text:p text:style-name="P217"><text:span text:style-name="T185">•</text:span><text:span text:style-name="T184"><text:tab/></text:span><text:span text:style-name="T177">Propuesta</text:span><text:span text:style-name="T215"> </text:span><text:span text:style-name="T177">de</text:span><text:span text:style-name="T215"> </text:span><text:span text:style-name="T177">Decreto</text:span><text:span text:style-name="T215"> </text:span><text:span text:style-name="T177">de</text:span><text:span text:style-name="T215"> </text:span><text:span text:style-name="T177">la</text:span><text:span text:style-name="T215"> </text:span><text:span text:style-name="T177">Consejería</text:span><text:span text:style-name="T215"> </text:span><text:span text:style-name="T177">de</text:span><text:span text:style-name="T215"> </text:span><text:span text:style-name="T177">Educación</text:span><text:span text:style-name="T215"> </text:span><text:span text:style-name="T177">del</text:span><text:span text:style-name="T215"> </text:span><text:span text:style-name="T177">Gobierno</text:span><text:span text:style-name="T215"> </text:span><text:span text:style-name="T177">de</text:span><text:span text:style-name="T215"> </text:span><text:span text:style-name="T177">Canarias </text:span><text:soft-page-break/><text:span text:style-name="T177">pendientes</text:span><text:span text:style-name="T229"> </text:span><text:span text:style-name="T177">de</text:span><text:span text:style-name="T229"> </text:span><text:span text:style-name="T177">aprobación</text:span><text:span text:style-name="T229"> </text:span><text:span text:style-name="T177">y</text:span><text:span text:style-name="T229"> </text:span><text:span text:style-name="T177">publicación</text:span><text:span text:style-name="T229"> </text:span><text:span text:style-name="T177">en</text:span><text:span text:style-name="T229"> </text:span><text:span text:style-name="T177">BOC</text:span><text:span text:style-name="T229"> </text:span><text:span text:style-name="T177">donde</text:span><text:span text:style-name="T229"> </text:span><text:span text:style-name="T177">se</text:span><text:span text:style-name="T229"> </text:span><text:span text:style-name="T177">da</text:span><text:span text:style-name="T229"> </text:span><text:span text:style-name="T177">información</text:span><text:span text:style-name="T229"> </text:span><text:span text:style-name="T177">genérica sobre los nuevos currículos LOE de FP en Canarias:</text:span></text:p>
      <text:p text:style-name="P217"><text:span text:style-name="T177"/></text:p>
      <text:list xml:id="list2190376512383996815" text:style-name="L1">
        <text:list-item>
          <text:p text:style-name="P88">Horarios de los módulos</text:p>
        </text:list-item>
        <text:list-item>
          <text:p text:style-name="P88">Información genérica de Funcionamiento</text:p>
        </text:list-item>
        <text:list-item>
          <text:p text:style-name="P88">Documentos Institucionales</text:p>
        </text:list-item>
        <text:list-item>
          <text:p text:style-name="P88">Información sobre Transitoriedad LOGSE-LOE</text:p>
        </text:list-item>
        <text:list-item>
          <text:p text:style-name="P88">Información Genérica sobre los nuevos Títulos y Currículos LOE de FP en el</text:p>
        </text:list-item>
      </text:list>
      <text:p text:style-name="P223">MEC</text:p>
      <text:p text:style-name="P496"/>
      <text:list xml:id="list215553019852217" text:continue-list="list215554714640624" text:style-name="WW8Num1">
        <text:list-item>
          <text:h text:style-name="P532" text:outline-level="3"><text:bookmark-start text:name="__RefHeading___Toc19209_87245982"/>3. CARACTERÍSTICAS DEL GRUPO<text:bookmark-end text:name="__RefHeading___Toc19209_87245982"/></text:h>
        </text:list-item>
      </text:list>
      <text:p text:style-name="P497"><text:span text:style-name="T86"/></text:p>
      <text:p text:style-name="P498"><text:span text:style-name="T86"><text:tab/>La</text:span><text:span text:style-name="T91"> </text:span><text:span text:style-name="T86">presente Programación va dirigida al alumnado matriculado en primer curso del Ciclo. El grupo está formado por 2</text:span><text:span text:style-name="T87">5</text:span><text:span text:style-name="T86"> alumnos y alumnas y es muy heterogéneo:</text:span></text:p>
      <text:p text:style-name="P498"><text:span text:style-name="T87"/></text:p>
      <text:list xml:id="list5151563653319147914" text:style-name="L13">
        <text:list-item>
          <text:p text:style-name="P76"><text:span text:style-name="T90">L</text:span><text:span text:style-name="T86">os </text:span><text:span text:style-name="T92"><text:s/></text:span><text:span text:style-name="T86">2</text:span><text:span text:style-name="T87">5 alumnos </text:span><text:span text:style-name="T86">son </text:span><text:span text:style-name="T92"><text:s/></text:span><text:span text:style-name="T86">de </text:span><text:span text:style-name="T92"><text:s/></text:span><text:span text:style-name="T86">sexo </text:span><text:span text:style-name="T92"><text:s/></text:span><text:span text:style-name="T86">masculino </text:span><text:span text:style-name="T92"><text:s/></text:span><text:span text:style-name="T86">y </text:span><text:span text:style-name="T92"><text:s/></text:span><text:span text:style-name="T86">con </text:span><text:span text:style-name="T92"><text:s/></text:span><text:span text:style-name="T86">edades comprendidas entre los 1</text:span><text:span text:style-name="T88">6</text:span><text:span text:style-name="T86"> y 2</text:span><text:span text:style-name="T87">3</text:span><text:span text:style-name="T86"> años.</text:span></text:p>
        </text:list-item>
        <text:list-item>
          <text:p text:style-name="P76"><text:span text:style-name="T86">La</text:span><text:span text:style-name="T93"> </text:span><text:span text:style-name="T86">mayoría</text:span><text:span text:style-name="T93"> </text:span><text:span text:style-name="T86">de</text:span><text:span text:style-name="T93"> </text:span><text:span text:style-name="T86">los</text:span><text:span text:style-name="T93"> </text:span><text:span text:style-name="T86">alumnos</text:span><text:span text:style-name="T93"> </text:span><text:span text:style-name="T86">son</text:span><text:span text:style-name="T93"> </text:span><text:span text:style-name="T86">originarios</text:span><text:span text:style-name="T93"> </text:span><text:span text:style-name="T86">de</text:span><text:span text:style-name="T93"> </text:span><text:span text:style-name="T86">la</text:span><text:span text:style-name="T93"> </text:span><text:span text:style-name="T86">isla</text:span><text:span text:style-name="T93"> </text:span><text:span text:style-name="T86">y</text:span><text:span text:style-name="T93"> </text:span><text:span text:style-name="T86">residen</text:span><text:span text:style-name="T93"> </text:span><text:span text:style-name="T86">en</text:span><text:span text:style-name="T93"> </text:span><text:span text:style-name="T86">los</text:span><text:span text:style-name="T93"> </text:span><text:span text:style-name="T86">municipios</text:span><text:span text:style-name="T93"> </text:span><text:span text:style-name="T94">d</text:span><text:span text:style-name="T86">e Haría,</text:span><text:span text:style-name="T91"> </text:span><text:span text:style-name="T86">Arrecife, Sn Bartolomé y Teguise.</text:span></text:p>
        </text:list-item>
        <text:list-item>
          <text:p text:style-name="P76"><text:span text:style-name="T86">Como</text:span><text:span text:style-name="T95"> </text:span><text:span text:style-name="T86">medio</text:span><text:span text:style-name="T95"> </text:span><text:span text:style-name="T86">de</text:span><text:span text:style-name="T95"> </text:span><text:span text:style-name="T86">transporte</text:span><text:span text:style-name="T95"> </text:span><text:span text:style-name="T86">al</text:span><text:span text:style-name="T95"> </text:span><text:span text:style-name="T86">Centro</text:span><text:span text:style-name="T95"> </text:span><text:span text:style-name="T86">utilizan</text:span><text:span text:style-name="T95"> </text:span><text:span text:style-name="T86">el</text:span><text:span text:style-name="T95"> </text:span><text:span text:style-name="T86">transporte</text:span><text:span text:style-name="T95"> </text:span><text:span text:style-name="T86">público</text:span><text:span text:style-name="T95"> </text:span><text:span text:style-name="T86">y</text:span><text:span text:style-name="T95"> </text:span><text:span text:style-name="T86">en</text:span><text:span text:style-name="T95"> </text:span><text:span text:style-name="T86">algunos casos disponen de vehículo propio.</text:span></text:p>
        </text:list-item>
        <text:list-item>
          <text:p text:style-name="P76"><text:span text:style-name="T90">Como estudios </text:span><text:span text:style-name="T86"><text:s/></text:span><text:span text:style-name="T87">previos </text:span><text:span text:style-name="T86">realizados por los alumnos </text:span><text:span text:style-name="T87">tenemos</text:span><text:span text:style-name="T86"> 4º de la ESO en su mayoría.</text:span></text:p>
        </text:list-item>
        <text:list-item>
          <text:p text:style-name="P76"><text:span text:style-name="T86">Repiten</text:span><text:span text:style-name="T96"> </text:span><text:span text:style-name="T86">el</text:span><text:span text:style-name="T96"> </text:span><text:span text:style-name="T86">módulo:</text:span><text:span text:style-name="T96"> </text:span><text:span text:style-name="T97">cuatro</text:span><text:span text:style-name="T96"> </text:span><text:span text:style-name="T86">alumnos,</text:span><text:span text:style-name="T96"> </text:span><text:span text:style-name="T86">que</text:span><text:span text:style-name="T96"> </text:span><text:span text:style-name="T86">no</text:span><text:span text:style-name="T96"> </text:span><text:span text:style-name="T86">aprob</text:span><text:span text:style-name="T89">aron</text:span><text:span text:style-name="T96"> </text:span><text:span text:style-name="T86">ningún</text:span><text:span text:style-name="T96"> </text:span><text:span text:style-name="T86">módulo</text:span><text:span text:style-name="T96"> </text:span><text:span text:style-name="T86">durante</text:span><text:span text:style-name="T96"> </text:span><text:span text:style-name="T86">el</text:span><text:span text:style-name="T96"> </text:span><text:span text:style-name="T86">curso pasado.</text:span></text:p>
        </text:list-item>
        <text:list-item>
          <text:p text:style-name="P76"><text:span text:style-name="T86">Los conocimientos previos de los alumnos sobre el módulo y el ciclo en general son diversos, <text:s/></text:span><text:span text:style-name="T98"><text:s/></text:span><text:span text:style-name="T86">observándose </text:span><text:span text:style-name="T99"><text:s/></text:span><text:span text:style-name="T86">que </text:span><text:span text:style-name="T99"><text:s/></text:span><text:span text:style-name="T86">la </text:span><text:span text:style-name="T99"><text:s/></text:span><text:span text:style-name="T86">mayoría </text:span><text:span text:style-name="T99"><text:s/></text:span><text:span text:style-name="T86">de </text:span><text:span text:style-name="T99"><text:s/></text:span><text:span text:style-name="T86">ellos </text:span><text:span text:style-name="T99"><text:s/></text:span><text:span text:style-name="T86">desconocen </text:span><text:span text:style-name="T99"><text:s/></text:span><text:span text:style-name="T86">realmente </text:span><text:span text:style-name="T99"><text:s/></text:span><text:span text:style-name="T86">el contenido</text:span><text:span text:style-name="T100"> </text:span><text:span text:style-name="T86">de</text:span><text:span text:style-name="T100"> </text:span><text:span text:style-name="T86">los</text:span><text:span text:style-name="T100"> </text:span><text:span text:style-name="T86">módulos</text:span><text:span text:style-name="T100"> </text:span><text:span text:style-name="T86">(dado</text:span><text:span text:style-name="T100"> </text:span><text:span text:style-name="T86">asu</text:span><text:span text:style-name="T100"> </text:span><text:span text:style-name="T86">carácter</text:span><text:span text:style-name="T100"> </text:span><text:span text:style-name="T86">específico)</text:span><text:span text:style-name="T100"> </text:span><text:span text:style-name="T86">y</text:span><text:span text:style-name="T100"> </text:span><text:span text:style-name="T86">descubren</text:span><text:span text:style-name="T100"> </text:span><text:span text:style-name="T86">realmente</text:span><text:span text:style-name="T100"> </text:span><text:span text:style-name="T86">los conceptos informáticos al comenzar el ciclo.</text:span></text:p>
        </text:list-item>
      </text:list>
      <text:p text:style-name="P77"><text:soft-page-break/><text:span text:style-name="T86"/></text:p>
      <text:p text:style-name="P77"><text:span text:style-name="T86">De</text:span><text:span text:style-name="T101"> </text:span><text:span text:style-name="T86">entre</text:span><text:span text:style-name="T102"> </text:span><text:span text:style-name="T86">los</text:span><text:span text:style-name="T102"> </text:span><text:span text:style-name="T86">alumnos</text:span><text:span text:style-name="T102"> </text:span><text:span text:style-name="T86">e</text:span><text:span text:style-name="T102"> </text:span><text:span text:style-name="T86">independientemente</text:span><text:span text:style-name="T102"> </text:span><text:span text:style-name="T86">de</text:span><text:span text:style-name="T102"> </text:span><text:span text:style-name="T86">forma</text:span><text:span text:style-name="T102"> </text:span><text:span text:style-name="T86">de</text:span><text:span text:style-name="T102"> </text:span><text:span text:style-name="T86">acceso,</text:span><text:span text:style-name="T102"> </text:span><text:span text:style-name="T86">existe</text:span><text:span text:style-name="T102"> </text:span><text:span text:style-name="T86">siempre</text:span><text:span text:style-name="T102"> </text:span><text:span text:style-name="T86">un</text:span><text:span text:style-name="T102"> </text:span><text:span text:style-name="T86">grupo que</text:span><text:span text:style-name="T100"> </text:span><text:span text:style-name="T86">muestra</text:span><text:span text:style-name="T100"> </text:span><text:span text:style-name="T86">grandes</text:span><text:span text:style-name="T100"> </text:span><text:span text:style-name="T86">capacidades</text:span><text:span text:style-name="T100"> </text:span><text:span text:style-name="T86">lógicas</text:span><text:span text:style-name="T100"> </text:span><text:span text:style-name="T86">e</text:span><text:span text:style-name="T100"> </text:span><text:span text:style-name="T86">interés</text:span><text:span text:style-name="T100"> </text:span><text:span text:style-name="T86">por</text:span><text:span text:style-name="T100"> </text:span><text:span text:style-name="T86">los</text:span><text:span text:style-name="T100"> </text:span><text:span text:style-name="T86">módulos,</text:span><text:span text:style-name="T100"> </text:span><text:span text:style-name="T86">aunque</text:span><text:span text:style-name="T100"> </text:span><text:span text:style-name="T86">obviamente su interés puede ser superior por algún módulo en concreto. Otro</text:span><text:span text:style-name="T103"> </text:span><text:span text:style-name="T86">grupo </text:span><text:span text:style-name="T104"><text:s/></text:span><text:span text:style-name="T86">de </text:span><text:span text:style-name="T104"><text:s/></text:span><text:span text:style-name="T86">alumnos </text:span><text:span text:style-name="T104"><text:s/></text:span><text:span text:style-name="T86">muestra </text:span><text:span text:style-name="T104"><text:s/></text:span><text:span text:style-name="T86">interés </text:span><text:span text:style-name="T104"><text:s/></text:span><text:span text:style-name="T86">por </text:span><text:span text:style-name="T104"><text:s/></text:span><text:span text:style-name="T86">la </text:span><text:span text:style-name="T104"><text:s/></text:span><text:span text:style-name="T86">informática </text:span><text:span text:style-name="T104"><text:s/></text:span><text:span text:style-name="T86">general </text:span><text:span text:style-name="T104"><text:s/></text:span><text:span text:style-name="T86">y </text:span><text:span text:style-name="T104"><text:s/></text:span><text:span text:style-name="T86">al </text:span><text:span text:style-name="T104"><text:s/></text:span><text:span text:style-name="T86">conocer </text:span><text:span text:style-name="T104"><text:s/></text:span><text:span text:style-name="T86">los contenidos </text:span><text:span text:style-name="T105"><text:s/></text:span><text:span text:style-name="T86">reales</text:span><text:span text:style-name="T106"> </text:span><text:span text:style-name="T86">se</text:span><text:span text:style-name="T106"> </text:span><text:span text:style-name="T86">interesa</text:span><text:span text:style-name="T106"> </text:span><text:span text:style-name="T86">por</text:span><text:span text:style-name="T106"> </text:span><text:span text:style-name="T86">ellos</text:span><text:span text:style-name="T106"> </text:span><text:span text:style-name="T86">y</text:span><text:span text:style-name="T106"> </text:span><text:span text:style-name="T86">demuestra</text:span><text:span text:style-name="T106"> </text:span><text:span text:style-name="T86">grandes</text:span><text:span text:style-name="T106"> </text:span><text:span text:style-name="T86">posibilidades</text:span><text:span text:style-name="T106"> </text:span><text:span text:style-name="T86">de</text:span><text:span text:style-name="T106"> </text:span><text:span text:style-name="T86">continuar con el ciclo.</text:span></text:p>
      <text:p text:style-name="P83"/>
      <text:p text:style-name="P199"><text:span text:style-name="T177">El <text:s/>último </text:span><text:span text:style-name="T189"><text:s/></text:span><text:span text:style-name="T177">grupo </text:span><text:span text:style-name="T189"><text:s/></text:span><text:span text:style-name="T177">de </text:span><text:span text:style-name="T189"><text:s/></text:span><text:span text:style-name="T177">alumnos </text:span><text:span text:style-name="T189"><text:s/></text:span><text:span text:style-name="T177">se </text:span><text:span text:style-name="T189"><text:s/></text:span><text:span text:style-name="T177">matricula </text:span><text:span text:style-name="T189"><text:s/></text:span><text:span text:style-name="T177">en </text:span><text:span text:style-name="T189"><text:s/></text:span><text:span text:style-name="T177">el </text:span><text:span text:style-name="T189"><text:s/></text:span><text:span text:style-name="T177">ciclo </text:span><text:span text:style-name="T189"><text:s/></text:span><text:span text:style-name="T177">formativo </text:span><text:span text:style-name="T189"><text:s/></text:span><text:span text:style-name="T177">bien </text:span><text:span text:style-name="T189"><text:s/></text:span><text:span text:style-name="T177">por </text:span><text:span text:style-name="T189"><text:s/></text:span><text:span text:style-name="T177">distintas expectativas</text:span><text:span text:style-name="T225"> </text:span><text:span text:style-name="T177">de</text:span><text:span text:style-name="T225"> </text:span><text:span text:style-name="T177">la</text:span><text:span text:style-name="T225"> </text:span><text:span text:style-name="T177">informática.</text:span><text:span text:style-name="T225"> </text:span><text:span text:style-name="T226">Teniendo en cuenta que</text:span><text:span text:style-name="T225"> </text:span><text:span text:style-name="T177">uno</text:span><text:span text:style-name="T225"> </text:span><text:span text:style-name="T177">o</text:span><text:span text:style-name="T225"> </text:span><text:span text:style-name="T177">dos</text:span><text:span text:style-name="T225"> </text:span><text:span text:style-name="T177">alumnos</text:span><text:span text:style-name="T225"> </text:span><text:span text:style-name="T177">aislados</text:span><text:span text:style-name="T225"> </text:span><text:span text:style-name="T177">no</text:span><text:span text:style-name="T225"> </text:span><text:span text:style-name="T177">suelen</text:span><text:span text:style-name="T225"> </text:span><text:span text:style-name="T177">disponer de</text:span><text:span text:style-name="T187"> </text:span><text:span text:style-name="T177">la</text:span><text:span text:style-name="T187"> </text:span><text:span text:style-name="T177">capacidad</text:span><text:span text:style-name="T187"> </text:span><text:span text:style-name="T177">de</text:span><text:span text:style-name="T187"> </text:span><text:span text:style-name="T177">la</text:span><text:span text:style-name="T187"> </text:span><text:span text:style-name="T177">lógica </text:span><text:span text:style-name="T231"><text:s/></text:span><text:span text:style-name="T177">informática</text:span><text:span text:style-name="T187"> </text:span><text:span text:style-name="T177">y</text:span><text:span text:style-name="T187"> </text:span><text:span text:style-name="T177">no</text:span><text:span text:style-name="T187"> </text:span><text:span text:style-name="T177">se</text:span><text:span text:style-name="T187"> </text:span><text:span text:style-name="T177">considera</text:span><text:span text:style-name="T187"> </text:span><text:span text:style-name="T177">que</text:span><text:span text:style-name="T187"> </text:span><text:span text:style-name="T177">la</text:span><text:span text:style-name="T187"> </text:span><text:span text:style-name="T177">puedan</text:span><text:span text:style-name="T187"> </text:span><text:span text:style-name="T177">adquirir.</text:span><text:span text:style-name="T187"> </text:span><text:span text:style-name="T177">En estos </text:span><text:span text:style-name="T229"><text:s/></text:span><text:span text:style-name="T177">últimos </text:span><text:span text:style-name="T229"><text:s/></text:span><text:span text:style-name="T177">grupos </text:span><text:span text:style-name="T229"><text:s/></text:span><text:span text:style-name="T177">de </text:span><text:span text:style-name="T229"><text:s/></text:span><text:span text:style-name="T177">alumnos </text:span><text:span text:style-name="T229"><text:s/></text:span><text:span text:style-name="T177">la </text:span><text:span text:style-name="T229"><text:s/></text:span><text:span text:style-name="T177">tasa </text:span><text:span text:style-name="T229"><text:s/></text:span><text:span text:style-name="T177">de </text:span><text:span text:style-name="T229"><text:s/></text:span><text:span text:style-name="T177">abandono </text:span><text:span text:style-name="T229"><text:s/></text:span><text:span text:style-name="T177">es </text:span><text:span text:style-name="T229"><text:s/></text:span><text:span text:style-name="T177">lógicamente </text:span><text:span text:style-name="T229"><text:s/></text:span><text:span text:style-name="T177">alta, </text:span><text:span text:style-name="T229"><text:s/></text:span><text:span text:style-name="T177">debido principalmente</text:span><text:span text:style-name="T232"> </text:span><text:span text:style-name="T177">a</text:span><text:span text:style-name="T232"> </text:span><text:span text:style-name="T177">la</text:span><text:span text:style-name="T232"> </text:span><text:span text:style-name="T177">decisión</text:span><text:span text:style-name="T232"> </text:span><text:span text:style-name="T177">errónea</text:span><text:span text:style-name="T232"> </text:span><text:span text:style-name="T177">(asocian</text:span><text:span text:style-name="T232"> </text:span><text:span text:style-name="T177">el</text:span><text:span text:style-name="T232"> </text:span><text:span text:style-name="T177">concepto</text:span><text:span text:style-name="T232"> </text:span><text:span text:style-name="T177">de</text:span><text:span text:style-name="T232"> </text:span><text:span text:style-name="T177">informática</text:span><text:span text:style-name="T232"> </text:span><text:span text:style-name="T177">simplemente</text:span><text:span text:style-name="T232"> </text:span><text:span text:style-name="T177">con Internet)</text:span><text:span text:style-name="T225"> </text:span><text:span text:style-name="T177">o</text:span><text:span text:style-name="T225"> </text:span><text:span text:style-name="T177">por</text:span><text:span text:style-name="T225"> </text:span><text:span text:style-name="T177">presiones</text:span><text:span text:style-name="T225"> </text:span><text:span text:style-name="T177">familiares</text:span><text:span text:style-name="T225"> </text:span><text:span text:style-name="T177">para</text:span><text:span text:style-name="T225"> </text:span><text:span text:style-name="T177">la</text:span><text:span text:style-name="T225"> </text:span><text:span text:style-name="T177">realización</text:span><text:span text:style-name="T225"> </text:span><text:span text:style-name="T177">de</text:span><text:span text:style-name="T225"> </text:span><text:span text:style-name="T177">un</text:span><text:span text:style-name="T225"> </text:span><text:span text:style-name="T177">ciclo</text:span><text:span text:style-name="T225"> </text:span><text:span text:style-name="T177">formativo,</text:span><text:span text:style-name="T225"> </text:span><text:span text:style-name="T177">dada</text:span><text:span text:style-name="T225"> </text:span><text:span text:style-name="T177">su</text:span><text:span text:style-name="T225"> </text:span><text:span text:style-name="T177">ba</text:span><text:span text:style-name="T212">j</text:span><text:span text:style-name="T177">a tasa de paro.</text:span></text:p>
      <text:p text:style-name="P104"/>
      <text:list xml:id="list215554462660423" text:continue-list="list215553019852217" text:style-name="WW8Num1">
        <text:list-item>
          <text:h text:style-name="P532" text:outline-level="3"><text:bookmark-start text:name="__RefHeading___Toc19761_87245982"/>4. INTERDISCIPLINARIEDAD<text:bookmark-end text:name="__RefHeading___Toc19761_87245982"/></text:h>
        </text:list-item>
      </text:list>
      <text:p text:style-name="P106"/>
      <text:p text:style-name="P194"><text:span text:style-name="T15"><text:tab/></text:span><text:span text:style-name="T17">Los</text:span><text:span text:style-name="T37"> </text:span><text:span text:style-name="T15">contenidos </text:span><text:span text:style-name="T17">de este módulo</text:span><text:span text:style-name="T37"> </text:span><text:span text:style-name="T15">son</text:span><text:span text:style-name="T37"> </text:span><text:span text:style-name="T15">prerrequisito</text:span><text:span text:style-name="T37"> </text:span><text:span text:style-name="T15">para</text:span><text:span text:style-name="T37"> </text:span><text:span text:style-name="T15">todos</text:span><text:span text:style-name="T37"> </text:span><text:span text:style-name="T15">los</text:span><text:span text:style-name="T37"> </text:span><text:span text:style-name="T15">módulos</text:span><text:span text:style-name="T37"> </text:span><text:span text:style-name="T15">de</text:span><text:span text:style-name="T37"> </text:span><text:span text:style-name="T15">segundo</text:span><text:span text:style-name="T37"> </text:span><text:span text:style-name="T15">curso</text:span><text:span text:style-name="T37"> </text:span><text:span text:style-name="T15">y especialmente para </text:span><text:span text:style-name="T17">los siguientes:</text:span></text:p>
      <text:p text:style-name="P194"><text:span text:style-name="T17"/></text:p>
      <text:p text:style-name="P228"><text:span text:style-name="T107">•</text:span><text:tab/>Seguridad informática</text:p>
      <text:p text:style-name="P234"><text:span text:style-name="T107">•</text:span><text:tab/>Sistemas operativos en red</text:p>
      <text:p text:style-name="P236"><text:span text:style-name="T107">•</text:span><text:tab/>Servicios en red</text:p>
      <text:p text:style-name="P246"/>
      <text:p text:style-name="P247"><text:span text:style-name="T17"><text:tab/>Además, </text:span><text:span text:style-name="T15">ha de existir una coordinación a la hora de impartir el módulo con los módulos de primer curso de:</text:span></text:p>
      <text:p text:style-name="P247"><text:span text:style-name="T15"/></text:p>
      <text:p text:style-name="P248"><text:span text:style-name="T38">•</text:span><text:span text:style-name="T15"><text:tab/>Sistemas</text:span><text:span text:style-name="T39"> </text:span><text:span text:style-name="T15">Operativos</text:span><text:span text:style-name="T39"> </text:span><text:span text:style-name="T15">Monopuesto.</text:span><text:span text:style-name="T39"> </text:span><text:span text:style-name="T15">Los</text:span><text:span text:style-name="T39"> </text:span><text:span text:style-name="T15">alumnos</text:span><text:span text:style-name="T39"> </text:span><text:span text:style-name="T15">deberán</text:span><text:span text:style-name="T39"> </text:span><text:span text:style-name="T15">saber</text:span><text:span text:style-name="T39"> </text:span><text:span text:style-name="T15">instalar</text:span><text:span text:style-name="T39"> </text:span><text:span text:style-name="T15">y</text:span><text:span text:style-name="T39"> </text:span><text:span text:style-name="T15">configurar máquinas virtuales antes de realizar la instalación de paquetes ofimáticos.</text:span></text:p>
      <text:p text:style-name="P249"><text:span text:style-name="T107">•</text:span><text:tab/>Montaje y mantenimiento de equipo.</text:p>
      <text:p text:style-name="P250"><text:soft-page-break/><text:span text:style-name="T107">•</text:span><text:tab/>Redes locales.</text:p>
      <text:p text:style-name="P250"/>
      <text:list xml:id="list215553377408947" text:continue-numbering="true" text:style-name="WW8Num1">
        <text:list-item>
          <text:h text:style-name="P533" text:outline-level="3"><text:bookmark-start text:name="__RefHeading___Toc19763_87245982"/>5. CAPACIDADES TERMINALES / RESULTADOS DE APRENDIZAJE<text:bookmark-end text:name="__RefHeading___Toc19763_87245982"/></text:h>
        </text:list-item>
      </text:list>
      <text:p text:style-name="P106"/>
      <text:p text:style-name="P194"><text:span text:style-name="T15"><text:tab/>Son</text:span><text:span text:style-name="T40"> </text:span><text:span text:style-name="T15">objetivos</text:span><text:span text:style-name="T41"> </text:span><text:span text:style-name="T15">comunes</text:span><text:span text:style-name="T41"> </text:span><text:span text:style-name="T15">los</text:span><text:span text:style-name="T41"> </text:span><text:span text:style-name="T15">descritos</text:span><text:span text:style-name="T41"> </text:span><text:span text:style-name="T15">en</text:span><text:span text:style-name="T29"> </text:span><text:span text:style-name="T15">el</text:span><text:span text:style-name="T29"> </text:span><text:span text:style-name="T15">Proyecto</text:span><text:span text:style-name="T29"> </text:span><text:span text:style-name="T15">educativo</text:span><text:span text:style-name="T29"> </text:span><text:span text:style-name="T15">del</text:span><text:span text:style-name="T29"> </text:span><text:span text:style-name="T15">centro,</text:span><text:span text:style-name="T41"> </text:span><text:span text:style-name="T15">en</text:span><text:span text:style-name="T29"> </text:span><text:span text:style-name="T15">los</text:span><text:span text:style-name="T41"> </text:span><text:span text:style-name="T15">que respecta </text:span><text:span text:style-name="T42"><text:s/></text:span><text:span text:style-name="T15">a </text:span><text:span text:style-name="T42"><text:s/></text:span><text:span text:style-name="T15">la </text:span><text:span text:style-name="T42"><text:s/></text:span><text:span text:style-name="T15">convivencia, </text:span><text:span text:style-name="T42"><text:s/></text:span><text:span text:style-name="T15">integración, </text:span><text:span text:style-name="T42"><text:s/></text:span><text:span text:style-name="T15">trabajo </text:span><text:span text:style-name="T42"><text:s/></text:span><text:span text:style-name="T15">en </text:span><text:span text:style-name="T42"><text:s/></text:span><text:span text:style-name="T15">equipo </text:span><text:span text:style-name="T42"><text:s/></text:span><text:span text:style-name="T15">y </text:span><text:span text:style-name="T32"><text:s/></text:span><text:span text:style-name="T15">respeto </text:span><text:span text:style-name="T42"><text:s/></text:span><text:span text:style-name="T15">mutuo </text:span><text:span text:style-name="T42"><text:s/></text:span><text:span text:style-name="T15">entre </text:span><text:span text:style-name="T42"><text:s/></text:span><text:span text:style-name="T15">los integrantes de la comunidad docente.</text:span></text:p>
      <text:p text:style-name="P194"><text:span text:style-name="T15"/></text:p>
      <text:p text:style-name="P144"/>
      <text:p text:style-name="P554"><text:bookmark-start text:name="__RefHeading___Toc20097_87245982"/>5.1. Objetivos estratégicos de la Consejería de <text:span text:style-name="T337">E</text:span>ducación<text:bookmark-end text:name="__RefHeading___Toc20097_87245982"/></text:p>
      <text:p text:style-name="P112"/>
      <text:p text:style-name="P229"><text:span text:style-name="T19">•</text:span><text:span text:style-name="T18"><text:tab/></text:span><text:span text:style-name="T15">Mejorar las tasas de éxito escolar.</text:span></text:p>
      <text:p text:style-name="P238"><text:span text:style-name="T19">•</text:span><text:span text:style-name="T18"><text:tab/></text:span><text:span text:style-name="T15">Desarrollar los niveles de adquisición de las competencias básicas.</text:span></text:p>
      <text:p text:style-name="P239"><text:span text:style-name="T19">•</text:span><text:span text:style-name="T18"><text:tab/></text:span><text:span text:style-name="T15">Incrementar las tasas de titulación.</text:span></text:p>
      <text:p text:style-name="P238"><text:span text:style-name="T19">•</text:span><text:span text:style-name="T18"><text:tab/></text:span><text:span text:style-name="T15">Mejorar tasas de idoneidad </text:span><text:span text:style-name="T16">(el alumno está en el curso que le corresponde por edad)</text:span><text:span text:style-name="T15">.</text:span></text:p>
      <text:p text:style-name="P239"><text:span text:style-name="T19">•</text:span><text:span text:style-name="T18"><text:tab/></text:span><text:span text:style-name="T15">Disminuir el abandono escolar.</text:span></text:p>
      <text:p text:style-name="P240"/>
      <text:p text:style-name="P555"><text:bookmark-start text:name="__RefHeading___Toc19213_87245982"/>5.2. Concreción de objetivos y acciones contemplados en el Plan de Mejora<text:bookmark-end text:name="__RefHeading___Toc19213_87245982"/></text:p>
      <text:p text:style-name="P32"><text:span text:style-name="T340"><text:tab/>A partir de los objetivos prioritarios de l</text:span>a Consejería de Educación para este curso 201<text:span text:style-name="T341">7</text:span>-1<text:span text:style-name="T341">8, expuestos en la Resolución que establece las instrucciones de comienzo del curso, y como se ha dicho anteriormente, priorizando el primero de esos objetivos, en nuestro centro se propone este plan de mejora que contempla las siguientes medidas</text:span>.</text:p>
      <text:p text:style-name="P567"/>
      <text:p text:style-name="P565"><text:bookmark-start text:name="__RefHeading___Toc402357391"/><text:span text:style-name="T337">5.2.1</text:span>. Mejora del absentismo y abandono escolar<text:bookmark-end text:name="__RefHeading___Toc402357391"/></text:p>
      <text:list xml:id="list8089134228020380510" text:style-name="L14">
        <text:list-item>
          <text:p text:style-name="P37"><text:span text:style-name="T128">Para prevenir el absentismo escolar el profesorado pasará lista a primera hora, </text:span><text:span text:style-name="T130">preferiblemente en un dispositivo móvil. En caso contrario, el profesorado tomará nota de las faltas y en el cambio de hora cargaría esas faltas en el Pincel EKADE</text:span><text:span text:style-name="T128">. </text:span><text:span text:style-name="T130">En caso </text:span><text:soft-page-break/><text:span text:style-name="T130">de ausencia del profesorado l</text:span><text:span text:style-name="T128">os profesores de guardia de esa hora </text:span><text:span text:style-name="T130">serán los encargados de pasar lista de ese grupo</text:span><text:span text:style-name="T128">. Luego, en una de las sesiones siguientes, algún miembro del equipo directivo, hará un envío de SMS a las familia del alumnado que no haya asistido a primera hora al centro (y no haya sido comunicada al centro tal circunstancia por algún miembro de la familia). </text:span></text:p>
        </text:list-item>
        <text:list-item>
          <text:p text:style-name="P33">Los tutores/as mensualmente registran las faltas del alumnado y contactan con la familia y el alumnado para analizar las causas que generan estas faltas.</text:p>
        </text:list-item>
        <text:list-item>
          <text:p text:style-name="P33">En caso de absentismo escolar la Jefatura de estudio contacta con los servicios sociales municipales con el objetivo de:</text:p>
        </text:list-item>
        <text:list-item>
          <text:p text:style-name="P33">Analizar las causas que generan estas conductas absentistas.</text:p>
        </text:list-item>
        <text:list-item>
          <text:p text:style-name="P33">Colaborar entre los distintos servicios del sector para garantizar la incorporación del alumnado absentista.</text:p>
        </text:list-item>
        <text:list-item>
          <text:p text:style-name="P33">Realizar entrevistas individuales con el alumno, profesores y familia.</text:p>
        </text:list-item>
        <text:list-item>
          <text:p text:style-name="P33">Orientar sobre medidas de atención al alumnado absentista.</text:p>
        </text:list-item>
      </text:list>
      <text:p text:style-name="P41"/>
      <text:p text:style-name="P171">En estos últimos cursos hemos querido intensificar nuestra relación con los servicios sociales correspondientes a aquellos alumnos absentistas. Se realizarán reuniones colectivas de distrito con los jefes de estudio de los centros educativos y representantes de los servicios sociales de los municipios.</text:p>
      <text:p text:style-name="P171">En cuanto al abandono escolar en nuestro centro, principalmente se da en el primer curso del CFGM que por distintas razones prefieren dejar de estudiar, una vez comprueban que el ciclo cursado no les atrae lo suficiente. Como principal medida para atajar esto, los docentes del ciclo formativo informarán claramente a los alumnos matriculados de las características del mismo, dejándoles claro que están estudiando para ser profesionales informáticos.</text:p>
      <text:p text:style-name="P171">La medida, que para la consecución de estos dos objetivos, debe ser prioritaria es profundizar en la relación familias – centro, con acciones como:</text:p>
      <text:list xml:id="list6895681986764903442" text:style-name="L18">
        <text:list-item>
          <text:p text:style-name="P38"><text:soft-page-break/><text:span text:style-name="T128">A principio de curso el equipo directivo convocará mediante una circular a todos los padres <text:s/>y madres. En esta primera reunión los tutores/as les proporcionarán información de carácter general sobre el funcionamiento y organización del centro, características del grupo y del nivel educativ</text:span><text:span text:style-name="T131">o.</text:span><text:span text:style-name="T128"> En 1º de ESO esta reunión se organizará en el salón de actos contando con la presencia no sólo del/la tutores/as del grupo sino también del departamento de orientación y el equipo directivo del centro. En el segundo trimestre se convocarán nuevamente reuniones grupales con las familias del alumnado, fundamentalmente 4º de ESO y 2º de Bachillerato, para proporcionar información académica-profesional.</text:span></text:p>
        </text:list-item>
        <text:list-item>
          <text:p text:style-name="P34">Semanal o quincenalmente los tutores reciben individualmente a las familias del alumnado para informarles de su marcha académica, del rendimiento y de las dificultades encontradas. Se intercambia información y se establecen pautas de actuación conjunta. Estas visitas se realizan en horario de mañana y/o tarde. Los padres son atendidos bien presencialmente o por vía telefónica. <text:s/></text:p>
        </text:list-item>
        <text:list-item>
          <text:p text:style-name="P38"><text:span text:style-name="T128">Después de cada sesión de evaluación los tutores/as informarán a las familias del rendimiento académico de sus hijos u otro y las decisiones tomadas por el equipo docente mediante el Boletín de </text:span><text:span text:style-name="T132">E</text:span><text:span text:style-name="T128">valuación </text:span><text:span text:style-name="T132">C</text:span><text:span text:style-name="T128">ontinua, al que se adjuntará un informe detallado del absentismo. Si algún padre desea contactar con algún profesor/a el equipo directivo velará para poner los cauces adecuados.</text:span></text:p>
        </text:list-item>
        <text:list-item>
          <text:p text:style-name="P34">El equipo docente registrará las faltas del alumnado a clase e informarán a la familia y a los tutores/as. <text:s/>Los tutores/as llevarán un control exhaustivo del absentismo de los alumnos, contactarán con la familia para informarles, deberán comprobar y aclarar todo lo relacionado con los justificantes que los alumnos entregan, comprobando que las firmas y los motivos de las ausencias son los adecuados.</text:p>
        </text:list-item>
        <text:list-item>
          <text:p text:style-name="P34">El equipo docente y tutor/a registrarán las faltas que afecten a la convivencia del centro, contactarán rápidamente (telefónicamente y por escrito) en caso de producirse alguna falta relacionada con las normas de convivencia o en el caso de verse involucrado el/a alumno/a en algún conflicto. El equipo directivo y/o tutor podrán reclamar la presencia de la familia en el centro.</text:p>
        </text:list-item>
        <text:list-item>
          <text:p text:style-name="P34"><text:soft-page-break/>Las convocatorias realizadas a los padres se harán preferentemente de forma escrita, dejando constancia de ellas en el registro de salida del centro y según los modelos que proporcionará Jefatura de Estudios.</text:p>
        </text:list-item>
      </text:list>
      <text:p text:style-name="P41"/>
      <text:p text:style-name="P565"><text:span text:style-name="T349">5.</text:span>2.<text:span text:style-name="T342">2</text:span> Mejora del rendimiento escolar</text:p>
      <text:p text:style-name="P567"/>
      <text:p text:style-name="P565"><text:span text:style-name="T342">1. </text:span>Análisis de puntos fuertes y débiles del rendimiento académico.</text:p>
      <text:p text:style-name="P565"><text:span text:style-name="T154"><text:tab/>Como punto de partida, contamos con las conclusiones de </text:span><text:span text:style-name="T155">la </text:span><text:span text:style-name="T154">Memoria Final del curso 201</text:span><text:span text:style-name="T156">6</text:span><text:span text:style-name="T154">-1</text:span><text:span text:style-name="T156">7</text:span><text:span text:style-name="T154">, y los análisis de resultados del rendimiento escolar de cada evaluación realizada en el centro.</text:span></text:p>
      <text:p text:style-name="P566">Unas de las conclusiones del análisis de resultados de la última evaluación de diagnóstico realizada en el centro, sería según las Competencias evaluadas:</text:p>
      <text:list xml:id="list2131707263531242735" text:style-name="L19">
        <text:list-item>
          <text:p text:style-name="P563">Competencia en comunicación lingüística. Excepto la dimensión ‘Escuchar’, que está en la media de la comunidad, el resto de dimensiones está ligeramente por debajo de la media de centros de Canarias (de 2 a 4% de diferencia).</text:p>
        </text:list-item>
        <text:list-item>
          <text:p text:style-name="P563">Competencia matemática. Los resultados de nuestro centro están en todas las dimensiones por debajo de la media. La mayor diferencia se encuentra en la dimensión de ‘Geometría’, con un 9% inferior a la media regional.</text:p>
        </text:list-item>
        <text:list-item>
          <text:p text:style-name="P564"><text:span text:style-name="T154">Competencia en comunicación lingüística (Inglés). Resultados en todas las dimensiones por debajo de la media de la comunidad. Destaca negativamente la dimensión ‘Hablar’ con un 27% por debajo de la media canaria. Paradójicamente en esta dimensión en la evaluación de </text:span><text:span text:style-name="T157">un curso</text:span><text:span text:style-name="T154"> p</text:span><text:span text:style-name="T157">osterior</text:span><text:span text:style-name="T154"> teníamos un 24% por encima de la media.</text:span></text:p>
        </text:list-item>
      </text:list>
      <text:p text:style-name="P172">Por tanto, mejorar esas dimensiones especialmente alejadas de la media de Canarias, van a ser nuestro principal objetivo para este plan de mejora.</text:p>
      <text:p text:style-name="P177"><text:soft-page-break/><text:span text:style-name="T128"><text:tab/>Además, el </text:span><text:span text:style-name="T343">DECRETO 315/2015, de 28 de agosto, por el que se establece la ordenación de la Educación Secundaria Obligatoria y del Bachillerato en la Comunidad Autónoma de Canarias, </text:span><text:span text:style-name="T133">en su artículo 3 señala</text:span><text:span text:style-name="T128"> que los centros educativos potenciarán, de una manera especial, el desarrollo de la Comunicación lingüística y la Competencia matemática y competencias básicas en ciencia y tecnología. </text:span></text:p>
      <text:p text:style-name="P172">Como punto fuerte del centro, cabe destacar la escasa aparición de conflictividad grave. Contamos con equipo de gestión de convivencia, y desde el curso 12-13 hemos incorporado en el centro la figura de mediador escolar.</text:p>
      <text:p text:style-name="P172">Otro punto fuerte (aunque pueda parecer contradictorio) es el porcentaje de alumnos que consiguen superar las distintas materias y promocionar año tras año, que es calificable de bueno. Lo que se ha detectado como mejorable (a través del análisis de la evaluación diagnóstico y de las memorias de los departamentos) es que en los niveles más altos de rendimiento tenemos pocos alumnos, especialmente en matemáticas y lengua.</text:p>
      <text:p text:style-name="P178"><text:span text:style-name="T128">Es obvio, que las medidas de mejora que vamos a tomar, al perseguir una mejora en la adquisición de las competencias </text:span><text:span text:style-name="T134">claves</text:span><text:span text:style-name="T128"> de nuestro alumnado repercutirán (si tienen éxito) positivamente en </text:span><text:span text:style-name="T135">los</text:span><text:span text:style-name="T128"> objetivos prioritarios </text:span><text:span text:style-name="T135">de la consejería</text:span><text:span text:style-name="T128">.</text:span></text:p>
      <text:p text:style-name="P155"/>
      <text:p text:style-name="P180"><text:span text:style-name="T342">2. </text:span>Áreas de mejora</text:p>
      <text:p text:style-name="P156"/>
      <text:p text:style-name="P172"><text:tab/>Las áreas de mejora ya mencionadas serán la mejorar la adquisición de las Competencias Matemática y Lingüística, e ir poco a poco consiguiendo que más alumnos alcancen el nivel de excelencia.</text:p>
      <text:p text:style-name="P172">Como ya se ha dicho, dentro de estas dimensiones nos centraremos en acciones dirigidas a mejorar las dimensiones de “Hablar” (en la Competencia Lingüística) y de “Funciones y Gráficas” (en la competencia matemática).</text:p>
      <text:p text:style-name="P155"/>
      <text:p text:style-name="P180"><text:span text:style-name="T342">3. </text:span>Concreción de objetivos y acciones para el curso 201<text:span text:style-name="T345">7</text:span>-1<text:span text:style-name="T345">8</text:span>.</text:p>
      <text:p text:style-name="P179"><text:soft-page-break/></text:p>
      <text:p text:style-name="P172"><text:tab/>Como se ha analizado, la dimensión ‘Hablar’ es la que tiene peor resultado en la Competencia Lingüística por lo que una medida que propondremos, para que se incluya en las programaciones de los departamentos didácticos del curso 201<text:span text:style-name="T345">7</text:span>-1<text:span text:style-name="T345">8</text:span>, actividades que trabajen esta dimensión. Entre otras:</text:p>
      <text:list xml:id="list1154194775698354606" text:style-name="L20">
        <text:list-item>
          <text:p text:style-name="P35">Debates, de noticias o temas interesantes para el alumno, que esté relacionado con el currículo de la materia.</text:p>
        </text:list-item>
        <text:list-item>
          <text:p text:style-name="P35">Lecturas de textos comprensivos, para fomentar la expresión oral desde todas las materias.</text:p>
        </text:list-item>
        <text:list-item>
          <text:p text:style-name="P35">Comentarios orales de imágenes o gráficos, etc. con la utilización del vocabulario adecuado al tema correspondiente.</text:p>
        </text:list-item>
        <text:list-item>
          <text:p text:style-name="P35">Simulación de situaciones reales, en las que el alumnado tenga que asumir roles de personas que tengan que expresarse de forma oral para realizar solicitudes o demandas.</text:p>
        </text:list-item>
      </text:list>
      <text:p text:style-name="P42"/>
      <text:p text:style-name="P36">En definitiva, realizar actividades en la que el alumnado se acostumbre a “hablar en público” y contribuya a la adquisición de la competencia lingüística. Se hará necesario una planificación previa, así como un acuerdo colectivo de los distintos departamentos para que este tipo de trabajo no sea algo aislado y restringido a un área, sino que se vaya asumiendo desde todas las materias como algo normal.</text:p>
      <text:p text:style-name="P39"><text:span text:style-name="T128">Otra de las competencias relacionadas a mejorar, y que varios departamentos indican, sería la falta de autonomía que muestran muchos de nuestros alumnos. Con el tipo de actividades que fomenten la expresión oral y el debate, se puede trabajar de forma transversal, también la </text:span><text:span text:style-name="T136">a</text:span><text:span text:style-name="T128">utonomía </text:span><text:span text:style-name="T136">y el 'Sentido de iniciativa y espíritu emprendedor'</text:span><text:span text:style-name="T128">.</text:span></text:p>
      <text:p text:style-name="P172">Asimismo, la dimensión de la competencia matemática, “Funciones y gráficas” se puede trabajar desde casi todas las materias, con comentarios, interpretaciones y debates de noticias y textos que utilicen esta forma de expresión. De esta manera podríamos diseñar <text:soft-page-break/>actividades que además de la dimensión “Hablar”, se usen para manejar aspectos de la competencia matemática desde todas las áreas, y especialmente de las dimensiones de la competencia matemática con peores resultados como son la de “Funciones y gráficas” y la de “Estrategias, habilidades, destrezas y actitudes generales”.</text:p>
      <text:p text:style-name="P172">Uno de los problemas de fondo, consideramos que es que a los alumnos les cuesta hacer una lectura comprensiva de un texto. Por tanto, otra de las medidas que tomaremos el próximo curso, será intentar potenciar las actividades que trabajen la comprensión lectora, para ir profundizando en la competencia lingüística, algo que se hace fundamental para todas las materias.</text:p>
      <text:p text:style-name="P172">Desde algunos departamentos, se sugiere que a la hora de diseñar tareas y de evaluar debería primar lo cognitivo sobre lo memorístico, y que las actividades que se diseñen deberían fomentar el uso del razonamiento lógico. Varios departamentos coinciden, que para poder trabajar de esa forma, los currículos oficiales de las materias deben ser modificados y adaptados, de forma que se disminuyan los contenidos y se pueda profundizar en procedimientos y tareas que contribuyan a la adquisición de las competencias, tratando así de conseguir el fin último que no es otro que el de formar a personas competentes. </text:p>
      <text:p text:style-name="P172">Otro de los aspectos que tenemos que mejorar, es la preparación de actividades que ayuden a fomentar la excelencia en aquellos alumnos que no presentan dificultades. Tanto en lengua como en inglés, pero especialmente en matemáticas, se debe contribuir a que los alumnos sean capaces de enfrentarse a situaciones de problemas reales y resolverlos, y no a aplicar recetas aprendidas de forma mecánica. El profesorado debería hacer hincapié en aquellos aspectos de profundización de la materia siempre que se tenga posibilidad, y no permitir que los alumnos se conformen con obtener buena nota.</text:p>
      <text:p text:style-name="P172">Todas estas propuestas concluirán con la inclusión de actividades concretas en las programaciones didácticas de los distintos departamentos, conocidas por todo el profesorado y llevadas a la práctica desde todas las materias, con un seguimiento y evaluación global de las actividades y medidas. </text:p>
      <text:p text:style-name="P172"><text:soft-page-break/>Otra actuación, que realizaremos en el presente curso, destinada a la mejora de los resultados académicos, es la aplicación de los créditos horarios aprobados para este centro en el presente curso, en la medida de <text:span text:style-name="T346">apoyar al alumnado en desventaja educativa o riesgo de abandono escolar, con prioridad de actuación en primer curso de ESO. Para esto, dedicaremos unas horas de apoyo en los grupos de 1ºESO en las materias de LCL y Matemáticas. Además, en el presente curso por tener disponibilidad horaria, añadiremos unas horas de apoyo de matemáticas en 2ºESO.</text:span></text:p>
      <text:p text:style-name="P178"><text:span text:style-name="T128">Destinaremos también unas horas </text:span><text:span text:style-name="T135">también</text:span><text:span text:style-name="T128"> para la aplicación y desarrollo por parte del departamento de EF, de l</text:span><text:span text:style-name="T135">os</text:span><text:span text:style-name="T128"> proyecto de “Desayunos saludables”, cuyos principales destinatarios serán los alumnos de los primeros cursos de la ESO, </text:span><text:span text:style-name="T135">y el “Desafío 200” destinado a todo el alumnado</text:span><text:span text:style-name="T128">. En el artículo 4 del </text:span><text:span text:style-name="T343">DECRETO 315/2015, de 28 de agosto, por el que se establece la ordenación de la Educación Secundaria Obligatoria y del Bachillerato en la Comunidad Autónoma de Canarias, </text:span><text:span text:style-name="T133">se dice que </text:span><text:span text:style-name="T128">se adoptarán medidas para que la actividad física y la dieta equilibrada formen parte del comportamiento juvenil.</text:span></text:p>
      <text:p text:style-name="P173">Potenciaremos el uso de las tecnologías en el centro (desde final del curso 2015-16 contamos con un proyector y ordenador portátil asignado a cada aula). Contamos con un aula virtual en la web cuyo uso y aprovechamiento será fomentado.</text:p>
      <text:p text:style-name="P173">Para favorecer el clima de convivencia del centro, (además de las medidas llevadas a cabo por el equipo de gestión de la convivencia) vamos a <text:span text:style-name="T347">continuar con la</text:span> actualización y mejora del Plan de convivencia.</text:p>
      <text:p text:style-name="P174">Otra de las prioridades será mantener la vías de comunicación con los padres a través de las tutorías y seguimiento diario en la web de los alumnos por parte de los padres.</text:p>
      <text:p text:style-name="P175">Como novedad en el presente curso, la consejería de educación ha dotado a los centros con una hora lectiva para dedicarla a acciones para <text:s/>fomentar y potenciar la integración de los contenidos relacionados con el patrimonio natural y cultural de Canarias en las situaciones de aprendizaje de todas las áreas y etapas educativas. La profesora encargada, propondrá actividades con la colaboración de vicedirección en las que se trabajen estos contenidos.</text:p>
      <text:p text:style-name="P176"><text:soft-page-break/>Desde los departamentos de ciencias de nuestro centro se realizarán también actividades que fomenten el interés por áreas y conocimientos científicos.</text:p>
      <text:p text:style-name="P176">Se seguirá participando en actividades, proyectos y redes que, entre otros, fomenten el desarrollo sostenible, la solidaridad, buenos hábitos de salud,...</text:p>
      <text:p text:style-name="P181">Se explorará la posibilidad de realizar intercambios con centros del extranjero que contribuyan al aprendizaje de lenguas extranjeras así como del enriquecimiento cultural.</text:p>
      <text:p text:style-name="P158"/>
      <text:p text:style-name="P182"><text:span text:style-name="T167">4. </text:span><text:span text:style-name="T152">Evaluación del proceso de mejora</text:span></text:p>
      <text:p text:style-name="P499"><text:tab/>Cada <text:span text:style-name="T338">curso</text:span> la C<text:span text:style-name="T339">omisión de Coordinación Pedagógica</text:span> y el equipo directivo realizarán una evaluación de las medidas propuestas como mejora. Su repercusión en la adquisición de las Competencias <text:span text:style-name="T339">Claves</text:span> y en los resultados las evaluaciones, su grado de aplicación en las distintas materias, su idoneidad a las características del alumnado.</text:p>
      <text:p text:style-name="P251"/>
      <text:p text:style-name="P557"><text:bookmark-start text:name="__RefHeading___Toc20099_87245982"/><text:span text:style-name="T43">5.</text:span><text:span text:style-name="T44">3</text:span><text:span text:style-name="T43">.</text:span><text:span text:style-name="T22"> </text:span><text:span text:style-name="T43">Objetivos comunes del ciclo formativo</text:span><text:bookmark-end text:name="__RefHeading___Toc20099_87245982"/></text:p>
      <text:p text:style-name="P145"/>
      <text:p text:style-name="P194"><text:span text:style-name="T15"><text:tab/>Adicionalmente,</text:span><text:span text:style-name="T36"> </text:span><text:span text:style-name="T15">los</text:span><text:span text:style-name="T37"> </text:span><text:span text:style-name="T15">objetivos</text:span><text:span text:style-name="T37"> </text:span><text:span text:style-name="T15">comunes</text:span><text:span text:style-name="T37"> </text:span><text:span text:style-name="T15">para</text:span><text:span text:style-name="T37"> </text:span><text:span text:style-name="T15">este</text:span><text:span text:style-name="T37"> </text:span><text:span text:style-name="T15">ciclo</text:span><text:span text:style-name="T37"> </text:span><text:span text:style-name="T15">formativo</text:span><text:span text:style-name="T37"> </text:span><text:span text:style-name="T15">son</text:span><text:span text:style-name="T37"> </text:span><text:span text:style-name="T15">los</text:span><text:span text:style-name="T37"> </text:span><text:span text:style-name="T15">descritos</text:span><text:span text:style-name="T37"> </text:span><text:span text:style-name="T15">en</text:span><text:span text:style-name="T37"> </text:span><text:span text:style-name="T15">el Real</text:span><text:span text:style-name="T21"> </text:span><text:span text:style-name="T15">Decreto 1691/2007:</text:span></text:p>
      <text:p text:style-name="P148"/>
      <text:p text:style-name="P194"><text:span text:style-name="T15">1.</text:span><text:span text:style-name="T47"> </text:span><text:span text:style-name="T15">Organizar</text:span><text:span text:style-name="T24"> </text:span><text:span text:style-name="T15">los</text:span><text:span text:style-name="T24"> </text:span><text:span text:style-name="T15">componentes</text:span><text:span text:style-name="T24"> </text:span><text:span text:style-name="T15">físicos</text:span><text:span text:style-name="T24"> </text:span><text:span text:style-name="T15">y</text:span><text:span text:style-name="T24"> </text:span><text:span text:style-name="T15">lógicos</text:span><text:span text:style-name="T24"> </text:span><text:span text:style-name="T15">que</text:span><text:span text:style-name="T24"> </text:span><text:span text:style-name="T15">forman</text:span><text:span text:style-name="T24"> </text:span><text:span text:style-name="T15">un</text:span><text:span text:style-name="T24"> </text:span><text:span text:style-name="T15">sistema</text:span><text:span text:style-name="T24"> </text:span><text:span text:style-name="T15">microinformático, interpretando</text:span><text:span text:style-name="T47"> </text:span><text:span text:style-name="T15">su</text:span><text:span text:style-name="T47"> </text:span><text:span text:style-name="T15">documentación</text:span><text:span text:style-name="T47"> </text:span><text:span text:style-name="T15">técnica,</text:span><text:span text:style-name="T47"> </text:span><text:span text:style-name="T15">para</text:span><text:span text:style-name="T47"> </text:span><text:span text:style-name="T15">aplicar</text:span><text:span text:style-name="T47"> </text:span><text:span text:style-name="T15">los</text:span><text:span text:style-name="T47"> </text:span><text:span text:style-name="T15">medios</text:span><text:span text:style-name="T47"> </text:span><text:span text:style-name="T15">y</text:span><text:span text:style-name="T47"> </text:span><text:span text:style-name="T15">métodos</text:span><text:span text:style-name="T47"> </text:span><text:span text:style-name="T15">adecuados</text:span><text:span text:style-name="T47"> </text:span><text:span text:style-name="T15">a su instalación, montaje y mantenimiento.</text:span></text:p>
      <text:p text:style-name="P193"/>
      <text:p text:style-name="P194"><text:span text:style-name="T15">2. Identificar,</text:span><text:span text:style-name="T48"> </text:span><text:span text:style-name="T15">ensamblar</text:span><text:span text:style-name="T48"> </text:span><text:span text:style-name="T15">y</text:span><text:span text:style-name="T49"> </text:span><text:span text:style-name="T15">conectar</text:span><text:span text:style-name="T48"> </text:span><text:span text:style-name="T15">componentes</text:span><text:span text:style-name="T48"> </text:span><text:span text:style-name="T15">y</text:span><text:span text:style-name="T49"> </text:span><text:span text:style-name="T15">periféricos</text:span><text:span text:style-name="T48"> </text:span><text:span text:style-name="T15">utilizando</text:span><text:span text:style-name="T48"> </text:span><text:span text:style-name="T15">las</text:span><text:span text:style-name="T48"> </text:span><text:span text:style-name="T15">herramientas adecuadas,</text:span><text:span text:style-name="T35"> </text:span><text:span text:style-name="T15">aplicando</text:span><text:span text:style-name="T35"> </text:span><text:span text:style-name="T15">procedimientos,</text:span><text:span text:style-name="T35"> </text:span><text:span text:style-name="T15">normas</text:span><text:span text:style-name="T35"> </text:span><text:span text:style-name="T15">y</text:span><text:span text:style-name="T35"> </text:span><text:span text:style-name="T15">protocolos</text:span><text:span text:style-name="T35"> </text:span><text:span text:style-name="T15">de</text:span><text:span text:style-name="T35"> </text:span><text:span text:style-name="T15">calidad</text:span><text:span text:style-name="T35"> </text:span><text:span text:style-name="T15">y</text:span><text:span text:style-name="T35"> </text:span><text:span text:style-name="T15">seguridad,</text:span><text:span text:style-name="T35"> </text:span><text:span text:style-name="T15">para montar y configurar ordenadores y periféricos.</text:span></text:p>
      <text:p text:style-name="P149"/>
      <text:p text:style-name="P194"><text:span text:style-name="T15">3.</text:span><text:span text:style-name="T50"> </text:span><text:span text:style-name="T15">Reconocer </text:span><text:span text:style-name="T42"><text:s/></text:span><text:span text:style-name="T15">y </text:span><text:span text:style-name="T42"><text:s/></text:span><text:span text:style-name="T15">ejecutar </text:span><text:span text:style-name="T42"><text:s/></text:span><text:span text:style-name="T15">los </text:span><text:span text:style-name="T42"><text:s/></text:span><text:span text:style-name="T15">procedimientos </text:span><text:span text:style-name="T42"><text:s/></text:span><text:span text:style-name="T15">de </text:span><text:span text:style-name="T42"><text:s/></text:span><text:span text:style-name="T15">instalación </text:span><text:span text:style-name="T42"><text:s/></text:span><text:span text:style-name="T15">de </text:span><text:span text:style-name="T42"><text:s/></text:span><text:span text:style-name="T15">sistemas </text:span><text:span text:style-name="T42"><text:s/></text:span><text:span text:style-name="T15">operativos </text:span><text:span text:style-name="T42"><text:s/></text:span><text:span text:style-name="T15">y programas </text:span><text:span text:style-name="T25"><text:s/></text:span><text:span text:style-name="T15">de </text:span><text:span text:style-name="T25"><text:s/></text:span><text:span text:style-name="T15">aplicación, </text:span><text:span text:style-name="T25"><text:s/></text:span><text:span text:style-name="T15">aplicando </text:span><text:span text:style-name="T25"><text:s/></text:span><text:span text:style-name="T15">protocolos </text:span><text:span text:style-name="T25"><text:s/></text:span><text:span text:style-name="T15">de </text:span><text:span text:style-name="T25"><text:s/></text:span><text:span text:style-name="T15">calidad, </text:span><text:span text:style-name="T25"><text:s/></text:span><text:span text:style-name="T15">para </text:span><text:span text:style-name="T25"><text:s/></text:span><text:span text:style-name="T15">instalar </text:span><text:span text:style-name="T25"><text:s/></text:span><text:span text:style-name="T15">y </text:span><text:span text:style-name="T25"><text:s/></text:span><text:span text:style-name="T15">configurar sistemas microinformáticos.</text:span></text:p>
      <text:p text:style-name="P149"/>
      <text:p text:style-name="P194"><text:span text:style-name="T15">4.</text:span><text:span text:style-name="T52"> </text:span><text:span text:style-name="T15">Representar</text:span><text:span text:style-name="T53"> </text:span><text:span text:style-name="T15">la</text:span><text:span text:style-name="T53"> </text:span><text:span text:style-name="T15">posición</text:span><text:span text:style-name="T53"> </text:span><text:span text:style-name="T15">de</text:span><text:span text:style-name="T53"> </text:span><text:span text:style-name="T15">los</text:span><text:span text:style-name="T53"> </text:span><text:span text:style-name="T15">equipos,</text:span><text:span text:style-name="T53"> </text:span><text:span text:style-name="T15">líneas</text:span><text:span text:style-name="T53"> </text:span><text:span text:style-name="T15">de</text:span><text:span text:style-name="T53"> </text:span><text:span text:style-name="T15">transmisión</text:span><text:span text:style-name="T53"> </text:span><text:span text:style-name="T15">y</text:span><text:span text:style-name="T53"> </text:span><text:span text:style-name="T15">demás</text:span><text:span text:style-name="T53"> </text:span><text:span text:style-name="T15">elementos</text:span><text:span text:style-name="T53"> </text:span><text:span text:style-name="T15">de </text:span><text:soft-page-break/><text:span text:style-name="T15">una</text:span><text:span text:style-name="T54"> </text:span><text:span text:style-name="T15">red</text:span><text:span text:style-name="T54"> </text:span><text:span text:style-name="T15">local,</text:span><text:span text:style-name="T54"> </text:span><text:span text:style-name="T15">analizando</text:span><text:span text:style-name="T54"> </text:span><text:span text:style-name="T15">la</text:span><text:span text:style-name="T54"> </text:span><text:span text:style-name="T15">morfología,</text:span><text:span text:style-name="T54"> </text:span><text:span text:style-name="T15">condiciones</text:span><text:span text:style-name="T54"> </text:span><text:span text:style-name="T15">y</text:span><text:span text:style-name="T54"> </text:span><text:span text:style-name="T15">características</text:span><text:span text:style-name="T54"> </text:span><text:span text:style-name="T15">del</text:span><text:span text:style-name="T54"> </text:span><text:span text:style-name="T15">despliegue,</text:span><text:span text:style-name="T54"> </text:span><text:span text:style-name="T15">para replantear el cableado y la electrónica de la red.</text:span></text:p>
      <text:p text:style-name="P193"/>
      <text:p text:style-name="P194"><text:span text:style-name="T15">5.</text:span><text:span text:style-name="T39"> </text:span><text:span text:style-name="T15">Ubicar</text:span><text:span text:style-name="T55"> </text:span><text:span text:style-name="T15">y</text:span><text:span text:style-name="T55"> </text:span><text:span text:style-name="T15">fijar</text:span><text:span text:style-name="T55"> </text:span><text:span text:style-name="T15">equipos,</text:span><text:span text:style-name="T55"> </text:span><text:span text:style-name="T15">líneas,</text:span><text:span text:style-name="T55"> </text:span><text:span text:style-name="T15">canalizaciones</text:span><text:span text:style-name="T55"> </text:span><text:span text:style-name="T15">y</text:span><text:span text:style-name="T55"> </text:span><text:span text:style-name="T15">demás</text:span><text:span text:style-name="T55"> </text:span><text:span text:style-name="T15">elementos</text:span><text:span text:style-name="T55"> </text:span><text:span text:style-name="T15">de</text:span><text:span text:style-name="T55"> </text:span><text:span text:style-name="T15">una</text:span><text:span text:style-name="T55"> </text:span><text:span text:style-name="T15">red</text:span><text:span text:style-name="T55"> </text:span><text:span text:style-name="T15">local cableada, <text:s/>inalámbrica <text:s/>o</text:span><text:span text:style-name="T56"> </text:span><text:span text:style-name="T15">mixta,</text:span><text:span text:style-name="T56"> </text:span><text:span text:style-name="T15">aplicando <text:s/>procedimientos <text:s/>de <text:s/>montaje</text:span><text:span text:style-name="T56"> </text:span><text:span text:style-name="T15">y</text:span><text:span text:style-name="T56"> </text:span><text:span text:style-name="T15">protocolos</text:span><text:span text:style-name="T56"> </text:span><text:span text:style-name="T15">de calidad y seguridad, para instalar y configurar redes locales.</text:span></text:p>
      <text:p text:style-name="P149"/>
      <text:p text:style-name="P194"><text:span text:style-name="T15">6.</text:span><text:span text:style-name="T57"> </text:span><text:span text:style-name="T15">Interconectar</text:span><text:span text:style-name="T58"> </text:span><text:span text:style-name="T15">equipos</text:span><text:span text:style-name="T58"> </text:span><text:span text:style-name="T15">informáticos,</text:span><text:span text:style-name="T58"> </text:span><text:span text:style-name="T15">dispositivos</text:span><text:span text:style-name="T58"> </text:span><text:span text:style-name="T15">de</text:span><text:span text:style-name="T58"> </text:span><text:span text:style-name="T15">red</text:span><text:span text:style-name="T58"> </text:span><text:span text:style-name="T15">local</text:span><text:span text:style-name="T58"> </text:span><text:span text:style-name="T15">y</text:span><text:span text:style-name="T58"> </text:span><text:span text:style-name="T15">de</text:span><text:span text:style-name="T58"> </text:span><text:span text:style-name="T15">conexión</text:span><text:span text:style-name="T58"> </text:span><text:span text:style-name="T15">con</text:span><text:span text:style-name="T58"> </text:span><text:span text:style-name="T15">redes</text:span><text:span text:style-name="T58"> </text:span><text:span text:style-name="T15">de área extensa, ejecutando los procedimientos para instalar y configurar redes locales.</text:span></text:p>
      <text:p text:style-name="P149"/>
      <text:p text:style-name="P252"><text:span text:style-name="T15">7.</text:span><text:span text:style-name="T48"> </text:span><text:span text:style-name="T15">Localizar</text:span><text:span text:style-name="T36"> </text:span><text:span text:style-name="T15">y</text:span><text:span text:style-name="T36"> </text:span><text:span text:style-name="T15">reparar</text:span><text:span text:style-name="T36"> </text:span><text:span text:style-name="T15">averías</text:span><text:span text:style-name="T36"> </text:span><text:span text:style-name="T15">y</text:span><text:span text:style-name="T36"> </text:span><text:span text:style-name="T15">disfunciones</text:span><text:span text:style-name="T36"> </text:span><text:span text:style-name="T15">en</text:span><text:span text:style-name="T36"> </text:span><text:span text:style-name="T15">los</text:span><text:span text:style-name="T36"> </text:span><text:span text:style-name="T15">componentes</text:span><text:span text:style-name="T36"> </text:span><text:span text:style-name="T15">físicos</text:span><text:span text:style-name="T36"> </text:span><text:span text:style-name="T15">y</text:span><text:span text:style-name="T36"> </text:span><text:span text:style-name="T15">lógicos</text:span><text:span text:style-name="T36"> </text:span><text:span text:style-name="T15">para mantener sistemas microinformáticos y redes locales.</text:span></text:p>
      <text:p text:style-name="P149"/>
      <text:p text:style-name="P198">8.<text:tab/>Sustituir<text:tab/>y<text:tab/>ajustar<text:tab/>componentes<text:tab/>físicos<text:tab/>y<text:tab/>lógicos<text:tab/>para<text:tab/>mantener<text:tab/>sistemas microinformáticos y redes locales.</text:p>
      <text:p text:style-name="P107"/>
      <text:p text:style-name="P253">9.<text:tab/>Interpretar<text:tab/>y<text:tab/>seleccionar<text:tab/>información<text:tab/>para<text:tab/>elaborar<text:tab/>documentación<text:tab/>técnica<text:tab/>y administrativa.</text:p>
      <text:p text:style-name="P200"><text:span text:style-name="T15">10.</text:span><text:span text:style-name="T59"> </text:span><text:span text:style-name="T15">Valorar</text:span><text:span text:style-name="T49"> </text:span><text:span text:style-name="T15">el</text:span><text:span text:style-name="T49"> </text:span><text:span text:style-name="T15">coste</text:span><text:span text:style-name="T49"> </text:span><text:span text:style-name="T15">de</text:span><text:span text:style-name="T49"> </text:span><text:span text:style-name="T15">los</text:span><text:span text:style-name="T49"> </text:span><text:span text:style-name="T15">componentes</text:span><text:span text:style-name="T49"> </text:span><text:span text:style-name="T15">físicos,</text:span><text:span text:style-name="T49"> </text:span><text:span text:style-name="T15">lógicos</text:span><text:span text:style-name="T49"> </text:span><text:span text:style-name="T15">y</text:span><text:span text:style-name="T49"> </text:span><text:span text:style-name="T15">la</text:span><text:span text:style-name="T49"> </text:span><text:span text:style-name="T15">mano</text:span><text:span text:style-name="T49"> </text:span><text:span text:style-name="T15">de</text:span><text:span text:style-name="T49"> </text:span><text:span text:style-name="T15">obra,</text:span><text:span text:style-name="T49"> </text:span><text:span text:style-name="T15">para</text:span><text:span text:style-name="T49"> </text:span><text:span text:style-name="T15">elaborar presupuestos.</text:span></text:p>
      <text:p text:style-name="P149"/>
      <text:p text:style-name="P252"><text:span text:style-name="T15">11.</text:span><text:span text:style-name="T49"> </text:span><text:span text:style-name="T15">Reconocer</text:span><text:span text:style-name="T35"> </text:span><text:span text:style-name="T15">características</text:span><text:span text:style-name="T35"> </text:span><text:span text:style-name="T15">y</text:span><text:span text:style-name="T35"> </text:span><text:span text:style-name="T15">posibilidades</text:span><text:span text:style-name="T35"> </text:span><text:span text:style-name="T15">de</text:span><text:span text:style-name="T35"> </text:span><text:span text:style-name="T15">los</text:span><text:span text:style-name="T35"> </text:span><text:span text:style-name="T15">componentes</text:span><text:span text:style-name="T35"> </text:span><text:span text:style-name="T15">físicos</text:span><text:span text:style-name="T35"> </text:span><text:span text:style-name="T15">y</text:span><text:span text:style-name="T35"> </text:span><text:span text:style-name="T15">lógicos,</text:span><text:span text:style-name="T35"> </text:span><text:span text:style-name="T15">para asesorar y asistir a clientes.</text:span></text:p>
      <text:p text:style-name="P193"/>
      <text:p text:style-name="P194"><text:span text:style-name="T15">12.</text:span><text:span text:style-name="T57"> </text:span><text:span text:style-name="T15">Detectar</text:span><text:span text:style-name="T58"> </text:span><text:span text:style-name="T15">y</text:span><text:span text:style-name="T58"> </text:span><text:span text:style-name="T15">analizar</text:span><text:span text:style-name="T58"> </text:span><text:span text:style-name="T15">cambios</text:span><text:span text:style-name="T58"> </text:span><text:span text:style-name="T15">tecnológicos</text:span><text:span text:style-name="T58"> </text:span><text:span text:style-name="T15">para</text:span><text:span text:style-name="T58"> </text:span><text:span text:style-name="T15">elegir</text:span><text:span text:style-name="T58"> </text:span><text:span text:style-name="T15">nuevas</text:span><text:span text:style-name="T58"> </text:span><text:span text:style-name="T15">alternativas</text:span><text:span text:style-name="T58"> </text:span><text:span text:style-name="T15">y</text:span><text:span text:style-name="T58"> </text:span><text:span text:style-name="T15">mantenerse actualizado dentro del sector.</text:span></text:p>
      <text:p text:style-name="P149"/>
      <text:p text:style-name="P194"><text:span text:style-name="T15">13. </text:span><text:span text:style-name="T60"><text:s/></text:span><text:span text:style-name="T15">Reconocer </text:span><text:span text:style-name="T40"><text:s/></text:span><text:span text:style-name="T15">y </text:span><text:span text:style-name="T40"><text:s/></text:span><text:span text:style-name="T15">valorar </text:span><text:span text:style-name="T40"><text:s/></text:span><text:span text:style-name="T15">incidencias, </text:span><text:span text:style-name="T40"><text:s/></text:span><text:span text:style-name="T15">determinando </text:span><text:span text:style-name="T40"><text:s/></text:span><text:span text:style-name="T15">sus </text:span><text:span text:style-name="T40"><text:s/></text:span><text:span text:style-name="T15">causas </text:span><text:span text:style-name="T40"><text:s/></text:span><text:span text:style-name="T15">y </text:span><text:span text:style-name="T40"><text:s/></text:span><text:span text:style-name="T15">describiendo </text:span><text:span text:style-name="T40"><text:s/></text:span><text:span text:style-name="T15">las acciones correctoras para resolverlas.</text:span></text:p>
      <text:p text:style-name="P149"/>
      <text:p text:style-name="P194"><text:span text:style-name="T15">14.</text:span><text:span text:style-name="T61"> </text:span><text:span text:style-name="T15">Analizar</text:span><text:span text:style-name="T62"> </text:span><text:span text:style-name="T15">y</text:span><text:span text:style-name="T63"> </text:span><text:span text:style-name="T15">describir</text:span><text:span text:style-name="T62"> </text:span><text:span text:style-name="T15">procedimientos</text:span><text:span text:style-name="T62"> </text:span><text:span text:style-name="T15">de</text:span><text:span text:style-name="T62"> </text:span><text:span text:style-name="T15">calidad,</text:span><text:span text:style-name="T62"> </text:span><text:span text:style-name="T15">prevención</text:span><text:span text:style-name="T62"> </text:span><text:span text:style-name="T15">de</text:span><text:span text:style-name="T62"> </text:span><text:span text:style-name="T15">riesgos</text:span><text:span text:style-name="T62"> </text:span><text:span text:style-name="T15">laborales</text:span><text:span text:style-name="T62"> </text:span><text:span text:style-name="T15">y medioambientales,</text:span><text:span text:style-name="T53"> </text:span><text:span text:style-name="T15">señalando</text:span><text:span text:style-name="T53"> </text:span><text:span text:style-name="T15">las</text:span><text:span text:style-name="T53"> </text:span><text:span text:style-name="T15">acciones</text:span><text:span text:style-name="T53"> </text:span><text:span text:style-name="T15">a</text:span><text:span text:style-name="T53"> </text:span><text:span text:style-name="T15">realizar</text:span><text:span text:style-name="T53"> </text:span><text:span text:style-name="T15">en</text:span><text:span text:style-name="T53"> </text:span><text:span text:style-name="T15">los</text:span><text:span text:style-name="T53"> </text:span><text:span text:style-name="T15">casos</text:span><text:span text:style-name="T53"> </text:span><text:span text:style-name="T15">definidos</text:span><text:span text:style-name="T53"> </text:span><text:span text:style-name="T15">para</text:span><text:span text:style-name="T53"> </text:span><text:span text:style-name="T15">actuar de acuerdo con las normas estandarizadas.</text:span></text:p>
      <text:p text:style-name="P149"/>
      <text:p text:style-name="P252"><text:span text:style-name="T15">15. </text:span><text:span text:style-name="T64"><text:s/></text:span><text:span text:style-name="T15">Valorar </text:span><text:span text:style-name="T23"><text:s/></text:span><text:span text:style-name="T15">las </text:span><text:span text:style-name="T23"><text:s/></text:span><text:span text:style-name="T15">actividades </text:span><text:span text:style-name="T23"><text:s/></text:span><text:span text:style-name="T15">de </text:span><text:span text:style-name="T23"><text:s/></text:span><text:span text:style-name="T15">trabajo </text:span><text:span text:style-name="T23"><text:s/></text:span><text:span text:style-name="T15">en </text:span><text:span text:style-name="T23"><text:s/></text:span><text:span text:style-name="T15">un </text:span><text:span text:style-name="T23"><text:s/></text:span><text:span text:style-name="T15">proceso </text:span><text:span text:style-name="T23"><text:s/></text:span><text:span text:style-name="T15">productivo, </text:span><text:span text:style-name="T23"><text:s/></text:span><text:span text:style-name="T15">identificando </text:span><text:span text:style-name="T23"><text:s/></text:span><text:span text:style-name="T15">su aportación al proceso global para conseguir los objetivos de la producción.</text:span></text:p>
      <text:p text:style-name="P107"><text:soft-page-break/></text:p>
      <text:p text:style-name="P194"><text:span text:style-name="T15">16.</text:span><text:span text:style-name="T65"> </text:span><text:span text:style-name="T15">Identificar</text:span><text:span text:style-name="T54"> </text:span><text:span text:style-name="T15">y</text:span><text:span text:style-name="T25"> </text:span><text:span text:style-name="T15">valorar</text:span><text:span text:style-name="T54"> </text:span><text:span text:style-name="T15">las</text:span><text:span text:style-name="T54"> </text:span><text:span text:style-name="T15">oportunidades</text:span><text:span text:style-name="T54"> </text:span><text:span text:style-name="T15">de</text:span><text:span text:style-name="T54"> </text:span><text:span text:style-name="T15">aprendizaje</text:span><text:span text:style-name="T54"> </text:span><text:span text:style-name="T15">y</text:span><text:span text:style-name="T25"> </text:span><text:span text:style-name="T15">empleo,</text:span><text:span text:style-name="T54"> </text:span><text:span text:style-name="T15">analizando</text:span><text:span text:style-name="T54"> </text:span><text:span text:style-name="T15">las</text:span><text:span text:style-name="T54"> </text:span><text:span text:style-name="T15">ofertas y demandas del mercado laboral para gestionar su carrera profesional.</text:span></text:p>
      <text:p text:style-name="P149"/>
      <text:p text:style-name="P194"><text:span text:style-name="T15">17.</text:span><text:span text:style-name="T28"> </text:span><text:span text:style-name="T15">Reconocer</text:span><text:span text:style-name="T66"> </text:span><text:span text:style-name="T15">las</text:span><text:span text:style-name="T66"> </text:span><text:span text:style-name="T15">oportunidades</text:span><text:span text:style-name="T66"> </text:span><text:span text:style-name="T15">de</text:span><text:span text:style-name="T66"> </text:span><text:span text:style-name="T15">negocio,</text:span><text:span text:style-name="T66"> </text:span><text:span text:style-name="T15">identificando</text:span><text:span text:style-name="T66"> </text:span><text:span text:style-name="T15">y</text:span><text:span text:style-name="T66"> </text:span><text:span text:style-name="T15">analizando</text:span><text:span text:style-name="T66"> </text:span><text:span text:style-name="T15">demandas</text:span><text:span text:style-name="T66"> </text:span><text:span text:style-name="T15">del mercado para crear y gestionar una pequeña empresa.</text:span></text:p>
      <text:p text:style-name="P149"/>
      <text:p text:style-name="P194"><text:span text:style-name="T15">18.</text:span><text:span text:style-name="T59"> </text:span><text:span text:style-name="T15">Reconocer</text:span><text:span text:style-name="T49"> </text:span><text:span text:style-name="T15">sus</text:span><text:span text:style-name="T49"> </text:span><text:span text:style-name="T15">derechos</text:span><text:span text:style-name="T49"> </text:span><text:span text:style-name="T15">y</text:span><text:span text:style-name="T49"> </text:span><text:span text:style-name="T15">deberes</text:span><text:span text:style-name="T49"> </text:span><text:span text:style-name="T15">como</text:span><text:span text:style-name="T49"> </text:span><text:span text:style-name="T15">agente</text:span><text:span text:style-name="T49"> </text:span><text:span text:style-name="T15">activo</text:span><text:span text:style-name="T49"> </text:span><text:span text:style-name="T15">en</text:span><text:span text:style-name="T49"> </text:span><text:span text:style-name="T15">la</text:span><text:span text:style-name="T49"> </text:span><text:span text:style-name="T15">sociedad,</text:span><text:span text:style-name="T48"> </text:span><text:span text:style-name="T15">analizando</text:span><text:span text:style-name="T49"> </text:span><text:span text:style-name="T15">el marco </text:span><text:span text:style-name="T67"><text:s/></text:span><text:span text:style-name="T15">legal </text:span><text:span text:style-name="T67"><text:s/></text:span><text:span text:style-name="T15">que </text:span><text:span text:style-name="T67"><text:s/></text:span><text:span text:style-name="T15">regula </text:span><text:span text:style-name="T67"><text:s/></text:span><text:span text:style-name="T15">las </text:span><text:span text:style-name="T67"><text:s/></text:span><text:span text:style-name="T15">condiciones </text:span><text:span text:style-name="T67"><text:s/></text:span><text:span text:style-name="T15">sociales </text:span><text:span text:style-name="T67"><text:s/></text:span><text:span text:style-name="T15">y </text:span><text:span text:style-name="T67"><text:s/></text:span><text:span text:style-name="T15">laborales </text:span><text:span text:style-name="T67"><text:s/></text:span><text:span text:style-name="T15">para </text:span><text:span text:style-name="T67"><text:s/></text:span><text:span text:style-name="T15">participar </text:span><text:span text:style-name="T67"><text:s/></text:span><text:span text:style-name="T15">como ciudadano democrático.</text:span></text:p>
      <text:p text:style-name="P68"/>
      <text:p text:style-name="P68"/>
      <text:p text:style-name="P557"><text:bookmark-start text:name="__RefHeading___Toc20101_87245982"/><text:span text:style-name="T43">5.</text:span><text:span text:style-name="T45">4</text:span><text:span text:style-name="T43">.</text:span><text:span text:style-name="T22"> </text:span><text:span text:style-name="T43">Objetivos específicos del módulo</text:span><text:bookmark-end text:name="__RefHeading___Toc20101_87245982"/></text:p>
      <text:p text:style-name="P62"/>
      <text:p text:style-name="P255"><text:span text:style-name="T15">Como</text:span><text:span text:style-name="T21"> </text:span><text:span text:style-name="T15">objetivos específicos de este modulo podemos seleccionar los siguientes objetivos generales: 1, 3, 7, 8, 9, 11, 12, 13, 14 y 16, descritos en el punto anterior.</text:span></text:p>
      <text:p text:style-name="P108"/>
      <text:p text:style-name="P256"><text:span text:style-name="T15">Además</text:span><text:span text:style-name="T21"> </text:span><text:span text:style-name="T15">incluiremos los siguientes objetivos específicos para este módulo:</text:span></text:p>
      <text:p text:style-name="P109"/>
      <text:p text:style-name="P254">1.<text:tab/>Instalar<text:tab/>y<text:tab/>actualizar<text:tab/>aplicaciones<text:tab/>ofimáticas,<text:tab/>interpretando<text:tab/>especificaciones<text:tab/>y escribiendo los pasos a seguir en el proceso.</text:p>
      <text:p text:style-name="P149"/>
      <text:p text:style-name="P194"><text:span text:style-name="T15">2.</text:span><text:span text:style-name="T69"> </text:span><text:span text:style-name="T15">Elaborar</text:span><text:span text:style-name="T47"> </text:span><text:span text:style-name="T15">documentos</text:span><text:span text:style-name="T47"> </text:span><text:span text:style-name="T15">y</text:span><text:span text:style-name="T47"> </text:span><text:span text:style-name="T15">plantillas,</text:span><text:span text:style-name="T47"> </text:span><text:span text:style-name="T15">describiendo</text:span><text:span text:style-name="T47"> </text:span><text:span text:style-name="T15">y</text:span><text:span text:style-name="T47"> </text:span><text:span text:style-name="T15">aplicando</text:span><text:span text:style-name="T47"> </text:span><text:span text:style-name="T15">las</text:span><text:span text:style-name="T47"> </text:span><text:span text:style-name="T15">opciones</text:span><text:span text:style-name="T47"> </text:span><text:span text:style-name="T15">avanzadas</text:span><text:span text:style-name="T47"> </text:span><text:span text:style-name="T15">de procesadores de textos.</text:span></text:p>
      <text:p text:style-name="P149"/>
      <text:p text:style-name="P194"><text:span text:style-name="T15">3. </text:span><text:span text:style-name="T32"><text:s/></text:span><text:span text:style-name="T15">Elaborar </text:span><text:span text:style-name="T66"><text:s/></text:span><text:span text:style-name="T15">documentos </text:span><text:span text:style-name="T66"><text:s/></text:span><text:span text:style-name="T15">y </text:span><text:span text:style-name="T66"><text:s/></text:span><text:span text:style-name="T15">plantillas </text:span><text:span text:style-name="T66"><text:s/></text:span><text:span text:style-name="T15">de </text:span><text:span text:style-name="T66"><text:s/></text:span><text:span text:style-name="T15">cálculo, </text:span><text:span text:style-name="T66"><text:s/></text:span><text:span text:style-name="T15">describiendo </text:span><text:span text:style-name="T66"><text:s/></text:span><text:span text:style-name="T15">y </text:span><text:span text:style-name="T66"><text:s/></text:span><text:span text:style-name="T15">aplicando </text:span><text:span text:style-name="T66"><text:s/></text:span><text:span text:style-name="T15">opciones avanzadas de hojas de cálculo.</text:span></text:p>
      <text:p text:style-name="P149"/>
      <text:p text:style-name="P194"><text:span text:style-name="T15">4. </text:span><text:span text:style-name="T25"><text:s/></text:span><text:span text:style-name="T15">Elaborar </text:span><text:span text:style-name="T67"><text:s/></text:span><text:span text:style-name="T15">documentos </text:span><text:span text:style-name="T67"><text:s/></text:span><text:span text:style-name="T15">con </text:span><text:span text:style-name="T67"><text:s/></text:span><text:span text:style-name="T15">bases </text:span><text:span text:style-name="T67"><text:s/></text:span><text:span text:style-name="T15">de </text:span><text:span text:style-name="T67"><text:s/></text:span><text:span text:style-name="T15">datos </text:span><text:span text:style-name="T67"><text:s/></text:span><text:span text:style-name="T15">ofimáticas </text:span><text:span text:style-name="T67"><text:s/></text:span><text:span text:style-name="T15">describiendo </text:span><text:span text:style-name="T67"><text:s/></text:span><text:span text:style-name="T15">y </text:span><text:span text:style-name="T67"><text:s/></text:span><text:span text:style-name="T15">aplicando operaciones de manipulación de datos.</text:span></text:p>
      <text:p text:style-name="P200"><text:span text:style-name="T15">5.</text:span><text:span text:style-name="T70"> </text:span><text:span text:style-name="T15">Manipular</text:span><text:span text:style-name="T71"> </text:span><text:span text:style-name="T15">imágenes</text:span><text:span text:style-name="T71"> </text:span><text:span text:style-name="T15">digitales</text:span><text:span text:style-name="T71"> </text:span><text:span text:style-name="T15">analizando</text:span><text:span text:style-name="T71"> </text:span><text:span text:style-name="T15">las</text:span><text:span text:style-name="T71"> </text:span><text:span text:style-name="T15">posibilidades</text:span><text:span text:style-name="T71"> </text:span><text:span text:style-name="T15">de</text:span><text:span text:style-name="T71"> </text:span><text:span text:style-name="T15">distintos</text:span><text:span text:style-name="T71"> </text:span><text:span text:style-name="T15">programas</text:span><text:span text:style-name="T71"> </text:span><text:span text:style-name="T15">y aplicando técnicas de captura y edición básicas.</text:span></text:p>
      <text:p text:style-name="P149"/>
      <text:p text:style-name="P194"><text:span text:style-name="T15">6.</text:span><text:span text:style-name="T73"> </text:span><text:span text:style-name="T15">Manipular</text:span><text:span text:style-name="T70"> </text:span><text:span text:style-name="T15">secuencias</text:span><text:span text:style-name="T70"> </text:span><text:span text:style-name="T15">de</text:span><text:span text:style-name="T70"> </text:span><text:span text:style-name="T15">vídeo</text:span><text:span text:style-name="T70"> </text:span><text:span text:style-name="T15">analizando</text:span><text:span text:style-name="T70"> </text:span><text:span text:style-name="T15">las</text:span><text:span text:style-name="T70"> </text:span><text:span text:style-name="T15">posibilidades</text:span><text:span text:style-name="T70"> </text:span><text:span text:style-name="T15">de</text:span><text:span text:style-name="T70"> </text:span><text:span text:style-name="T15">distintos</text:span><text:span text:style-name="T70"> </text:span><text:span text:style-name="T15">programas</text:span><text:span text:style-name="T70"> </text:span><text:span text:style-name="T15">y </text:span><text:soft-page-break/><text:span text:style-name="T15">aplicando técnicas de captura y edición básicas.</text:span></text:p>
      <text:p text:style-name="P193"/>
      <text:p text:style-name="P194"><text:span text:style-name="T15">7.</text:span><text:span text:style-name="T74"> </text:span><text:span text:style-name="T15">Elaborar </text:span><text:span text:style-name="T75"><text:s/></text:span><text:span text:style-name="T15">presentaciones </text:span><text:span text:style-name="T75"><text:s/></text:span><text:span text:style-name="T15">multimedia </text:span><text:span text:style-name="T75"><text:s/></text:span><text:span text:style-name="T15">describiendo </text:span><text:span text:style-name="T75"><text:s/></text:span><text:span text:style-name="T15">y </text:span><text:span text:style-name="T75"><text:s/></text:span><text:span text:style-name="T15">aplicando </text:span><text:span text:style-name="T75"><text:s/></text:span><text:span text:style-name="T15">normas </text:span><text:span text:style-name="T75"><text:s/></text:span><text:span text:style-name="T15">básicas </text:span><text:span text:style-name="T75"><text:s/></text:span><text:span text:style-name="T15">de composición y diseño.</text:span></text:p>
      <text:p text:style-name="P149"/>
      <text:p text:style-name="P194"><text:span text:style-name="T15">8.</text:span><text:span text:style-name="T62"> </text:span><text:span text:style-name="T15">Realizar </text:span><text:span text:style-name="T64"><text:s/></text:span><text:span text:style-name="T15">operaciones </text:span><text:span text:style-name="T64"><text:s/></text:span><text:span text:style-name="T15">de </text:span><text:span text:style-name="T64"><text:s/></text:span><text:span text:style-name="T15">gestión </text:span><text:span text:style-name="T64"><text:s/></text:span><text:span text:style-name="T15">del </text:span><text:span text:style-name="T64"><text:s/></text:span><text:span text:style-name="T15">correo </text:span><text:span text:style-name="T64"><text:s/></text:span><text:span text:style-name="T15">y </text:span><text:span text:style-name="T64"><text:s/></text:span><text:span text:style-name="T15">la </text:span><text:span text:style-name="T64"><text:s/></text:span><text:span text:style-name="T15">agenda </text:span><text:span text:style-name="T64"><text:s/></text:span><text:span text:style-name="T15">electrónica, </text:span><text:span text:style-name="T64"><text:s/></text:span><text:span text:style-name="T15">relacionando necesidades de uso con su configuración.</text:span></text:p>
      <text:p text:style-name="P149"/>
      <text:p text:style-name="P194"><text:span text:style-name="T15">9.</text:span><text:span text:style-name="T41"> </text:span><text:span text:style-name="T15">Aplicar</text:span><text:span text:style-name="T76"> </text:span><text:span text:style-name="T15">técnicas</text:span><text:span text:style-name="T76"> </text:span><text:span text:style-name="T15">de</text:span><text:span text:style-name="T76"> </text:span><text:span text:style-name="T15">soporte</text:span><text:span text:style-name="T76"> </text:span><text:span text:style-name="T15">en</text:span><text:span text:style-name="T76"> </text:span><text:span text:style-name="T15">le</text:span><text:span text:style-name="T76"> </text:span><text:span text:style-name="T15">uso</text:span><text:span text:style-name="T76"> </text:span><text:span text:style-name="T15">de</text:span><text:span text:style-name="T76"> </text:span><text:span text:style-name="T15">aplicaciones,</text:span><text:span text:style-name="T76"> </text:span><text:span text:style-name="T15">identificando</text:span><text:span text:style-name="T76"> </text:span><text:span text:style-name="T15">y</text:span><text:span text:style-name="T76"> </text:span><text:span text:style-name="T15">resolviendo incidencias.</text:span></text:p>
      <text:p text:style-name="P69"/>
      <text:list xml:id="list215553397185308" text:continue-list="list215553377408947" text:style-name="WW8Num1">
        <text:list-item>
          <text:h text:style-name="P532" text:outline-level="3"><text:bookmark-start text:name="__RefHeading___Toc19765_87245982"/><text:span text:style-name="T43">6.</text:span><text:span text:style-name="T22"> </text:span><text:span text:style-name="T43">ORGANIZACIÓN DE CONTENIDOS</text:span><text:bookmark-end text:name="__RefHeading___Toc19765_87245982"/></text:h>
        </text:list-item>
      </text:list>
      <text:p text:style-name="P210"/>
      <text:p text:style-name="P557"><text:bookmark-start text:name="__RefHeading___Toc20103_87245982"/><text:span text:style-name="T43">6.1.</text:span><text:span text:style-name="T22"> </text:span><text:span text:style-name="T43">Contenido organizador</text:span><text:bookmark-end text:name="__RefHeading___Toc20103_87245982"/></text:p>
      <text:p text:style-name="P106"/>
      <text:p text:style-name="P194"><text:span text:style-name="T15">El</text:span><text:span text:style-name="T30"> </text:span><text:span text:style-name="T15">contenido</text:span><text:span text:style-name="T52"> </text:span><text:span text:style-name="T15">organizador</text:span><text:span text:style-name="T52"> </text:span><text:span text:style-name="T15">es</text:span><text:span text:style-name="T52"> </text:span><text:span text:style-name="T15">el</text:span><text:span text:style-name="T52"> </text:span><text:span text:style-name="T15">punto</text:span><text:span text:style-name="T52"> </text:span><text:span text:style-name="T15">de</text:span><text:span text:style-name="T52"> </text:span><text:span text:style-name="T15">partida</text:span><text:span text:style-name="T52"> </text:span><text:span text:style-name="T15">para</text:span><text:span text:style-name="T52"> </text:span><text:span text:style-name="T15">la</text:span><text:span text:style-name="T52"> </text:span><text:span text:style-name="T15">secuenciación</text:span><text:span text:style-name="T52"> </text:span><text:span text:style-name="T15">de</text:span><text:span text:style-name="T52"> </text:span><text:span text:style-name="T15">contenidos</text:span><text:span text:style-name="T52"> </text:span><text:span text:style-name="T15">y</text:span><text:span text:style-name="T52"> </text:span><text:span text:style-name="T15">la elaboración de unidades de trabajo.</text:span></text:p>
      <text:p text:style-name="P257"/>
      <text:p text:style-name="P194"><text:span text:style-name="T15">La</text:span><text:span text:style-name="T60"> </text:span><text:span text:style-name="T15">Competencia</text:span><text:span text:style-name="T77"> </text:span><text:span text:style-name="T15">General</text:span><text:span text:style-name="T77"> </text:span><text:span text:style-name="T15">del</text:span><text:span text:style-name="T77"> </text:span><text:span text:style-name="T15">Título</text:span><text:span text:style-name="T77"> </text:span><text:span text:style-name="T15">consiste</text:span><text:span text:style-name="T77"> </text:span><text:span text:style-name="T15">en</text:span><text:span text:style-name="T77"> </text:span><text:span text:style-name="T79">“instalar,</text:span><text:span text:style-name="T78"> </text:span><text:span text:style-name="T79">configurar</text:span><text:span text:style-name="T78"> </text:span><text:span text:style-name="T79">y</text:span><text:span text:style-name="T78"> </text:span><text:span text:style-name="T79">mantener</text:span><text:span text:style-name="T78"> </text:span><text:span text:style-name="T79">sistemas microinformáticos,</text:span><text:span text:style-name="T31"> </text:span><text:span text:style-name="T79">aislados</text:span><text:span text:style-name="T31"> </text:span><text:span text:style-name="T79">o</text:span><text:span text:style-name="T31"> </text:span><text:span text:style-name="T79">en</text:span><text:span text:style-name="T31"> </text:span><text:span text:style-name="T79">red,</text:span><text:span text:style-name="T31"> </text:span><text:span text:style-name="T79">así</text:span><text:span text:style-name="T31"> </text:span><text:span text:style-name="T79">como</text:span><text:span text:style-name="T31"> </text:span><text:span text:style-name="T79">redes</text:span><text:span text:style-name="T31"> </text:span><text:span text:style-name="T79">locales</text:span><text:span text:style-name="T31"> </text:span><text:span text:style-name="T79">en</text:span><text:span text:style-name="T31"> </text:span><text:span text:style-name="T79">pequeños</text:span><text:span text:style-name="T31"> </text:span><text:span text:style-name="T79">entornos, asegurando</text:span><text:span text:style-name="T33"> </text:span><text:span text:style-name="T79">su</text:span><text:span text:style-name="T33"> </text:span><text:span text:style-name="T79">funcionalidad</text:span><text:span text:style-name="T33"> </text:span><text:span text:style-name="T79">y</text:span><text:span text:style-name="T33"> </text:span><text:span text:style-name="T79">aplicando</text:span><text:span text:style-name="T33"> </text:span><text:span text:style-name="T79">los</text:span><text:span text:style-name="T33"> </text:span><text:span text:style-name="T79">protocolos</text:span><text:span text:style-name="T33"> </text:span><text:span text:style-name="T79">de</text:span><text:span text:style-name="T33"> </text:span><text:span text:style-name="T79">calidad,</text:span><text:span text:style-name="T33"> </text:span><text:span text:style-name="T79">seguridad</text:span><text:span text:style-name="T33"> </text:span><text:span text:style-name="T79">y</text:span><text:span text:style-name="T33"> </text:span><text:span text:style-name="T79">respeto</text:span><text:span text:style-name="T33"> </text:span><text:span text:style-name="T79">al medio</text:span><text:span text:style-name="T68"> </text:span><text:span text:style-name="T79">ambiente</text:span><text:span text:style-name="T68"> </text:span><text:span text:style-name="T79">e</text:span><text:span text:style-name="T26">s</text:span><text:span text:style-name="T79">tablecidos.”.</text:span><text:span text:style-name="T68"> </text:span><text:span text:style-name="T15">Está</text:span><text:span text:style-name="T67"> </text:span><text:span text:style-name="T15">formulada</text:span><text:span text:style-name="T67"> </text:span><text:span text:style-name="T15">en</text:span><text:span text:style-name="T67"> </text:span><text:span text:style-name="T15">infinitivo,</text:span><text:span text:style-name="T67"> </text:span><text:span text:style-name="T15">en</text:span><text:span text:style-name="T67"> </text:span><text:span text:style-name="T15">base</text:span><text:span text:style-name="T67"> </text:span><text:span text:style-name="T15">a</text:span><text:span text:style-name="T67"> </text:span><text:span text:style-name="T15">las</text:span><text:span text:style-name="T67"> </text:span><text:span text:style-name="T15">realizaciones que </text:span><text:span text:style-name="T75"><text:s/></text:span><text:span text:style-name="T15">el </text:span><text:span text:style-name="T75"><text:s/></text:span><text:span text:style-name="T15">alumno </text:span><text:span text:style-name="T75"><text:s/></text:span><text:span text:style-name="T15">debería </text:span><text:span text:style-name="T75"><text:s/></text:span><text:span text:style-name="T15">alcanzar </text:span><text:span text:style-name="T75"><text:s/></text:span><text:span text:style-name="T15">al </text:span><text:span text:style-name="T75"><text:s/></text:span><text:span text:style-name="T15">obtener </text:span><text:span text:style-name="T75"><text:s/></text:span><text:span text:style-name="T15">la </text:span><text:span text:style-name="T75"><text:s/></text:span><text:span text:style-name="T15">titulación. </text:span><text:span text:style-name="T75"><text:s/></text:span><text:span text:style-name="T15">Por </text:span><text:span text:style-name="T75"><text:s/></text:span><text:span text:style-name="T15">lo </text:span><text:span text:style-name="T75"><text:s/></text:span><text:span text:style-name="T15">tanto, </text:span><text:span text:style-name="T75"><text:s/></text:span><text:span text:style-name="T15">el </text:span><text:span text:style-name="T75"><text:s/></text:span><text:span text:style-name="T15">contenido organizador</text:span><text:span text:style-name="T30"> </text:span><text:span text:style-name="T15">para</text:span><text:span text:style-name="T42"> </text:span><text:span text:style-name="T15">la</text:span><text:span text:style-name="T42"> </text:span><text:span text:style-name="T15">enseñanza</text:span><text:span text:style-name="T42"> </text:span><text:span text:style-name="T15">del</text:span><text:span text:style-name="T42"> </text:span><text:span text:style-name="T15">módulo</text:span><text:span text:style-name="T42"> </text:span><text:span text:style-name="T15">serán</text:span><text:span text:style-name="T42"> </text:span><text:span text:style-name="T15">los</text:span><text:span text:style-name="T30"> </text:span><text:span text:style-name="T15">procedimientos</text:span><text:span text:style-name="T30"> </text:span><text:span text:style-name="T15">organizados</text:span><text:span text:style-name="T30"> </text:span><text:span text:style-name="T15">en</text:span><text:span text:style-name="T42"> </text:span><text:span text:style-name="T15">base a las unidades de competencia asociadas al módulo:</text:span></text:p>
      <text:p text:style-name="P204"/>
      <text:p text:style-name="P259"><text:span text:style-name="T43">UC0221_2:</text:span><text:span text:style-name="T51"> </text:span><text:span text:style-name="T15">Instalar, </text:span><text:span text:style-name="T42"><text:s/></text:span><text:span text:style-name="T15">configurar </text:span><text:span text:style-name="T42"><text:s/></text:span><text:span text:style-name="T15">y </text:span><text:span text:style-name="T42"><text:s/></text:span><text:span text:style-name="T15">mantener </text:span><text:span text:style-name="T42"><text:s/></text:span><text:span text:style-name="T15">paquetes </text:span><text:span text:style-name="T42"><text:s/></text:span><text:span text:style-name="T15">informáticos </text:span><text:span text:style-name="T42"><text:s/></text:span><text:span text:style-name="T15">de </text:span><text:span text:style-name="T42"><text:s/></text:span><text:span text:style-name="T15">propósito general y aplicaciones específicas.</text:span></text:p>
      <text:p text:style-name="P260"/>
      <text:p text:style-name="P261"><text:span text:style-name="T43">UC0222_2:</text:span><text:span text:style-name="T34"> </text:span><text:span text:style-name="T15">Facilitar</text:span><text:span text:style-name="T28"> </text:span><text:span text:style-name="T15">al</text:span><text:span text:style-name="T28"> </text:span><text:span text:style-name="T15">usuario</text:span><text:span text:style-name="T28"> </text:span><text:span text:style-name="T15">la</text:span><text:span text:style-name="T28"> </text:span><text:span text:style-name="T15">utilización</text:span><text:span text:style-name="T28"> </text:span><text:span text:style-name="T15">de</text:span><text:span text:style-name="T28"> </text:span><text:span text:style-name="T15">paquetes</text:span><text:span text:style-name="T28"> </text:span><text:span text:style-name="T15">informáticos</text:span><text:span text:style-name="T28"> </text:span><text:span text:style-name="T15">de</text:span><text:span text:style-name="T28"> </text:span><text:span text:style-name="T15">propósito general y aplicaciones específicas.</text:span></text:p>
      <text:p text:style-name="P120"><text:soft-page-break/></text:p>
      <text:p text:style-name="P194"><text:span text:style-name="T15">El</text:span><text:span text:style-name="T80"> </text:span><text:span text:style-name="T15">resto <text:s/>de <text:s/>contenidos,</text:span><text:span text:style-name="T56"> </text:span><text:span text:style-name="T15">actitudes <text:s/>y <text:s/>conceptos, <text:s/>harán</text:span><text:span text:style-name="T56"> </text:span><text:span text:style-name="T15">de</text:span><text:span text:style-name="T56"> </text:span><text:span text:style-name="T15">soporte</text:span><text:span text:style-name="T56"> </text:span><text:span text:style-name="T15">en</text:span><text:span text:style-name="T56"> </text:span><text:span text:style-name="T15">el</text:span><text:span text:style-name="T56"> </text:span><text:span text:style-name="T15">diseño</text:span><text:span text:style-name="T56"> </text:span><text:span text:style-name="T15">de</text:span><text:span text:style-name="T56"> </text:span><text:span text:style-name="T15">la programación.</text:span></text:p>
      <text:p text:style-name="P124"/>
      <text:p text:style-name="P124"/>
      <text:p text:style-name="P556"><text:bookmark-start text:name="__RefHeading___Toc20105_87245982"/><text:span text:style-name="T114">6</text:span><text:span text:style-name="T116">.</text:span><text:span text:style-name="T114">2</text:span><text:span text:style-name="T113">.</text:span><text:span text:style-name="T118"> </text:span><text:span text:style-name="T114">Re</text:span><text:span text:style-name="T116">l</text:span><text:span text:style-name="T114">ac</text:span><text:span text:style-name="T116">i</text:span><text:span text:style-name="T114">ó</text:span><text:span text:style-name="T113">n</text:span><text:span text:style-name="T119"> </text:span><text:span text:style-name="T114">secuenc</text:span><text:span text:style-name="T116">i</text:span><text:span text:style-name="T114">ad</text:span><text:span text:style-name="T113">a</text:span><text:span text:style-name="T120"> </text:span><text:span text:style-name="T113">y</text:span><text:span text:style-name="T121"> </text:span><text:span text:style-name="T116">t</text:span><text:span text:style-name="T114">e</text:span><text:span text:style-name="T122">m</text:span><text:span text:style-name="T114">po</text:span><text:span text:style-name="T116">r</text:span><text:span text:style-name="T114">a</text:span><text:span text:style-name="T116">li</text:span><text:span text:style-name="T114">zad</text:span><text:span text:style-name="T113">a</text:span><text:span text:style-name="T118"> </text:span><text:span text:style-name="T114">d</text:span><text:span text:style-name="T113">e</text:span><text:span text:style-name="T123"> </text:span><text:span text:style-name="T114">un</text:span><text:span text:style-name="T116">i</text:span><text:span text:style-name="T114">dade</text:span><text:span text:style-name="T113">s</text:span><text:span text:style-name="T123"> </text:span><text:span text:style-name="T114">d</text:span><text:span text:style-name="T113">e</text:span><text:span text:style-name="T123"> </text:span><text:span text:style-name="T117">tr</text:span><text:span text:style-name="T115">aba</text:span><text:span text:style-name="T117">j</text:span><text:span text:style-name="T124">o</text:span><text:bookmark-end text:name="__RefHeading___Toc20105_87245982"/></text:p>
      <text:p text:style-name="P113"/>
      <table:table table:name="Tabla1" table:style-name="Tabla1">
        <table:table-column table:style-name="Tabla1.A"/>
        <table:table-column table:style-name="Tabla1.B"/>
        <table:table-column table:style-name="Tabla1.C"/>
        <table:table-column table:style-name="Tabla1.A"/>
        <table:table-column table:style-name="Tabla1.E"/>
        <table:table-row table:style-name="Tabla1.1">
          <table:table-cell table:style-name="Tabla1.A1" office:value-type="string">
            <text:p text:style-name="P205"/>
            <text:p text:style-name="P262"><text:span text:style-name="T288">T</text:span><text:span text:style-name="T289">ri</text:span><text:span text:style-name="T290">m</text:span><text:span text:style-name="T288">es</text:span><text:span text:style-name="T289">tr</text:span><text:span text:style-name="T292">e</text:span></text:p>
          </table:table-cell>
          <table:table-cell table:style-name="Tabla1.A1" office:value-type="string">
            <text:p text:style-name="P205"/>
            <text:p text:style-name="P263"><text:span text:style-name="T287">U</text:span><text:span text:style-name="T291">T</text:span><text:span text:style-name="T293"> </text:span><text:span text:style-name="T288">Nº</text:span></text:p>
          </table:table-cell>
          <table:table-cell table:style-name="Tabla1.A1" office:value-type="string">
            <text:p text:style-name="P99"/>
            <text:p text:style-name="P264"><text:span text:style-name="T288">DEN</text:span><text:span text:style-name="T290">OM</text:span><text:span text:style-name="T289">I</text:span><text:span text:style-name="T288">NAC</text:span><text:span text:style-name="T289">I</text:span><text:span text:style-name="T290">Ó</text:span><text:span text:style-name="T292">N</text:span></text:p>
          </table:table-cell>
          <table:table-cell table:style-name="Tabla1.A1" office:value-type="string">
            <text:p text:style-name="P265"><text:span text:style-name="T288">Ses</text:span><text:span text:style-name="T289">i</text:span><text:span text:style-name="T288">one</text:span><text:span text:style-name="T292">s</text:span></text:p>
          </table:table-cell>
          <table:table-cell table:style-name="Tabla1.E1" office:value-type="string">
            <text:p text:style-name="P266"><text:span text:style-name="T288">Se</text:span><text:span text:style-name="T290">m</text:span><text:span text:style-name="T288">ana</text:span><text:span text:style-name="T292">s</text:span></text:p>
          </table:table-cell>
        </table:table-row>
        <table:table-row table:style-name="Tabla1.2">
          <table:table-cell table:style-name="Tabla1.A4" table:number-rows-spanned="3" office:value-type="string">
            <text:p text:style-name="P211"/>
            <text:p text:style-name="P60"/>
            <text:p text:style-name="P60"/>
            <text:p text:style-name="P267">1º</text:p>
          </table:table-cell>
          <table:table-cell table:style-name="Tabla1.B2" office:value-type="string">
            <text:p text:style-name="P90"/>
            <text:p text:style-name="P151"><text:span text:style-name="T177">U</text:span><text:span text:style-name="T178">T</text:span><text:span text:style-name="T176"> </text:span><text:span text:style-name="T177">1</text:span></text:p>
          </table:table-cell>
          <table:table-cell table:style-name="Tabla1.C2" office:value-type="string">
            <text:p text:style-name="P90"/>
            <text:p text:style-name="P268"><text:span text:style-name="T177">Implantación</text:span><text:span text:style-name="T176"> </text:span><text:span text:style-name="T177">de aplicaciones</text:span></text:p>
          </table:table-cell>
          <table:table-cell table:style-name="Tabla1.D2" office:value-type="string">
            <text:p text:style-name="P90"/>
            <text:p text:style-name="P272">30</text:p>
          </table:table-cell>
          <table:table-cell table:style-name="Tabla1.E4" table:number-rows-spanned="3" office:value-type="string">
            <text:p text:style-name="P211"/>
            <text:p text:style-name="P60"/>
            <text:p text:style-name="P60"/>
            <text:p text:style-name="P275">12</text:p>
          </table:table-cell>
        </table:table-row>
        <table:table-row table:style-name="Tabla1.3">
          <table:covered-table-cell/>
          <table:table-cell table:style-name="Tabla1.B3" office:value-type="string">
            <text:p text:style-name="P161"><text:span text:style-name="T177">U</text:span><text:span text:style-name="T178">T</text:span><text:span text:style-name="T176"> </text:span><text:span text:style-name="T177">2</text:span></text:p>
          </table:table-cell>
          <table:table-cell table:style-name="Tabla1.C3" office:value-type="string">
            <text:p text:style-name="P269"><text:span text:style-name="T177">Software</text:span><text:span text:style-name="T176"> </text:span><text:span text:style-name="T177">para Tratamiento de Texto</text:span></text:p>
          </table:table-cell>
          <table:table-cell table:style-name="Tabla1.D3" office:value-type="string">
            <text:p text:style-name="P277">36</text:p>
          </table:table-cell>
          <table:covered-table-cell/>
        </table:table-row>
        <table:table-row table:style-name="Tabla1.4">
          <table:covered-table-cell/>
          <table:table-cell table:style-name="Tabla1.B4" office:value-type="string">
            <text:p text:style-name="P161"><text:span text:style-name="T177">U</text:span><text:span text:style-name="T178">T</text:span><text:span text:style-name="T176"> </text:span><text:span text:style-name="T177">3</text:span></text:p>
          </table:table-cell>
          <table:table-cell table:style-name="Tabla1.C4" office:value-type="string">
            <text:p text:style-name="P269"><text:span text:style-name="T177">Software</text:span><text:span text:style-name="T176"> </text:span><text:span text:style-name="T177">para Elaboración de Hojas de Cálculo</text:span></text:p>
          </table:table-cell>
          <table:table-cell table:style-name="Tabla1.D4" office:value-type="string">
            <text:p text:style-name="P273">32</text:p>
          </table:table-cell>
          <table:covered-table-cell/>
        </table:table-row>
        <table:table-row table:style-name="Tabla1.5">
          <table:table-cell table:style-name="Tabla1.A7" table:number-rows-spanned="3" office:value-type="string">
            <text:p text:style-name="P63"/>
            <text:p text:style-name="P60"/>
            <text:p text:style-name="P60"/>
            <text:p text:style-name="P267">2º</text:p>
          </table:table-cell>
          <table:table-cell table:style-name="Tabla1.B5" office:value-type="string">
            <text:p text:style-name="P114"/>
            <text:p text:style-name="P151"><text:span text:style-name="T177">U</text:span><text:span text:style-name="T178">T</text:span><text:span text:style-name="T176"> </text:span><text:span text:style-name="T177">4</text:span></text:p>
          </table:table-cell>
          <table:table-cell table:style-name="Tabla1.C5" office:value-type="string">
            <text:p text:style-name="P114"/>
            <text:p text:style-name="P268"><text:span text:style-name="T177">Software</text:span><text:span text:style-name="T176"> </text:span><text:span text:style-name="T177">para Tratamiento de Bases de Datos</text:span></text:p>
          </table:table-cell>
          <table:table-cell table:style-name="Tabla1.D5" office:value-type="string">
            <text:p text:style-name="P114"/>
            <text:p text:style-name="P272">32</text:p>
          </table:table-cell>
          <table:table-cell table:style-name="Tabla1.E7" table:number-rows-spanned="3" office:value-type="string">
            <text:p text:style-name="P63"/>
            <text:p text:style-name="P60"/>
            <text:p text:style-name="P60"/>
            <text:p text:style-name="P275">10</text:p>
          </table:table-cell>
        </table:table-row>
        <table:table-row table:style-name="Tabla1.6">
          <table:covered-table-cell/>
          <table:table-cell table:style-name="Tabla1.B6" office:value-type="string">
            <text:p text:style-name="P162"><text:span text:style-name="T177">U</text:span><text:span text:style-name="T178">T</text:span><text:span text:style-name="T176"> </text:span><text:span text:style-name="T177">5</text:span></text:p>
          </table:table-cell>
          <table:table-cell table:style-name="Tabla1.C6" office:value-type="string">
            <text:p text:style-name="P270"><text:span text:style-name="T177">Software</text:span><text:span text:style-name="T176"> </text:span><text:span text:style-name="T177">para la Elaboración de Presentaciones</text:span></text:p>
          </table:table-cell>
          <table:table-cell table:style-name="Tabla1.D6" office:value-type="string">
            <text:p text:style-name="P278">30</text:p>
          </table:table-cell>
          <table:covered-table-cell/>
        </table:table-row>
        <table:table-row table:style-name="Tabla1.7">
          <table:covered-table-cell/>
          <table:table-cell table:style-name="Tabla1.B7" office:value-type="string">
            <text:p text:style-name="P163"><text:span text:style-name="T177">U</text:span><text:span text:style-name="T178">T</text:span><text:span text:style-name="T176"> </text:span><text:span text:style-name="T177">6</text:span></text:p>
          </table:table-cell>
          <table:table-cell table:style-name="Tabla1.C7" office:value-type="string">
            <text:p text:style-name="P271"><text:span text:style-name="T177">Software</text:span><text:span text:style-name="T176"> </text:span><text:span text:style-name="T177">para Tratamiento de Imagen Digital</text:span></text:p>
          </table:table-cell>
          <table:table-cell table:style-name="Tabla1.D7" office:value-type="string">
            <text:p text:style-name="P274">16</text:p>
          </table:table-cell>
          <table:covered-table-cell/>
        </table:table-row>
        <table:table-row table:style-name="Tabla1.7">
          <table:table-cell table:style-name="Tabla1.A10" table:number-rows-spanned="3" office:value-type="string">
            <text:p text:style-name="P86"/>
            <text:p text:style-name="P65"/>
            <text:p text:style-name="P65"/>
            <text:p text:style-name="P267">3º</text:p>
          </table:table-cell>
          <table:table-cell table:style-name="Tabla1.B8" office:value-type="string">
            <text:p text:style-name="P163"><text:span text:style-name="T177">U</text:span><text:span text:style-name="T178">T</text:span><text:span text:style-name="T176"> </text:span><text:span text:style-name="T177">7</text:span></text:p>
          </table:table-cell>
          <table:table-cell table:style-name="Tabla1.C8" office:value-type="string">
            <text:p text:style-name="P271"><text:span text:style-name="T177">Software</text:span><text:span text:style-name="T176"> </text:span><text:span text:style-name="T177">para Tratamiento de Video digital</text:span></text:p>
          </table:table-cell>
          <table:table-cell table:style-name="Tabla1.D8" office:value-type="string">
            <text:p text:style-name="P274">32</text:p>
          </table:table-cell>
          <table:table-cell table:style-name="Tabla1.E10" table:number-rows-spanned="3" office:value-type="string">
            <text:p text:style-name="P84"/>
            <text:p text:style-name="P60"/>
            <text:p text:style-name="P60"/>
            <text:p text:style-name="P275">10</text:p>
          </table:table-cell>
        </table:table-row>
        <table:table-row table:style-name="Tabla1.9">
          <table:covered-table-cell/>
          <table:table-cell table:style-name="Tabla1.B9" office:value-type="string">
            <text:p text:style-name="P64"/>
            <text:p text:style-name="P151"><text:span text:style-name="T177">U</text:span><text:span text:style-name="T178">T</text:span><text:span text:style-name="T176"> </text:span><text:span text:style-name="T177">8</text:span></text:p>
          </table:table-cell>
          <table:table-cell table:style-name="Tabla1.C9" office:value-type="string">
            <text:p text:style-name="P64"/>
            <text:p text:style-name="P268"><text:span text:style-name="T177">Software</text:span><text:span text:style-name="T176"> </text:span><text:span text:style-name="T177">para Gestión de Correo Electrónico</text:span></text:p>
          </table:table-cell>
          <table:table-cell table:style-name="Tabla1.D9" office:value-type="string">
            <text:p text:style-name="P64"/>
            <text:p text:style-name="P279">32</text:p>
          </table:table-cell>
          <table:covered-table-cell/>
        </table:table-row>
        <table:table-row table:style-name="Tabla1.10">
          <table:covered-table-cell/>
          <table:table-cell table:style-name="Tabla1.B10" office:value-type="string">
            <text:p text:style-name="P85"/>
            <text:p text:style-name="P151"><text:span text:style-name="T177">U</text:span><text:span text:style-name="T178">T</text:span><text:span text:style-name="T176"> </text:span><text:span text:style-name="T177">9</text:span></text:p>
          </table:table-cell>
          <table:table-cell table:style-name="Tabla1.C10" office:value-type="string">
            <text:p text:style-name="P85"/>
            <text:p text:style-name="P268"><text:span text:style-name="T177">Técnicas</text:span><text:span text:style-name="T176"> </text:span><text:span text:style-name="T177">de soporte</text:span></text:p>
          </table:table-cell>
          <table:table-cell table:style-name="Tabla1.D10" office:value-type="string">
            <text:p text:style-name="P85"/>
            <text:p text:style-name="P272">16</text:p>
          </table:table-cell>
          <table:covered-table-cell/>
        </table:table-row>
        <table:table-row table:style-name="Tabla1.11">
          <table:table-cell table:style-name="Tabla1.A11" table:number-columns-spanned="3" office:value-type="string">
            <text:p text:style-name="P61"/>
          </table:table-cell>
          <table:covered-table-cell/>
          <table:covered-table-cell/>
          <table:table-cell table:style-name="Tabla1.D11" office:value-type="string">
            <text:p text:style-name="P280">256</text:p>
          </table:table-cell>
          <table:table-cell table:style-name="Tabla1.E11" office:value-type="string">
            <text:p text:style-name="P276">32</text:p>
          </table:table-cell>
        </table:table-row>
      </table:table>
      <text:p text:style-name="P281"/>
      <text:p text:style-name="P281"/>
      <text:p text:style-name="P14">Consideraciones:</text:p>
      <text:list xml:id="list1616750520829386" text:style-name="WW8Num11">
        <text:list-item>
          <text:p text:style-name="P16">La UT<text:span text:style-name="T127">1</text:span> no se impartirá en bloque al principio del curso sino que se desarrollar<text:span text:style-name="T127">á</text:span> de forma transversal durante el desarrollo del resto de unidades.</text:p>
        </text:list-item>
      </text:list>
      <text:p text:style-name="P286"/>
      <text:list xml:id="list215554266997234" text:continue-list="list215553397185308" text:style-name="WW8Num1">
        <text:list-item>
          <text:h text:style-name="P532" text:outline-level="3"><text:bookmark-start text:name="__RefHeading___Toc19767_87245982"/><text:span text:style-name="T172">7.</text:span><text:span text:style-name="T175"> </text:span><text:span text:style-name="T172">UNIDADES DE TRABAJO: ELEMENTOS CURRICULARES </text:span><text:span text:style-name="T173">Y TEMPORALIZACIÓN</text:span><text:bookmark-end text:name="__RefHeading___Toc19767_87245982"/></text:h>
        </text:list-item>
      </text:list>
      <text:p text:style-name="P23"><text:span text:style-name="T318"/></text:p>
      <text:p text:style-name="P287"><text:span text:style-name="T128"><text:tab/>A</text:span><text:span text:style-name="T142"> </text:span><text:span text:style-name="T128">continuación</text:span><text:span text:style-name="T143"> </text:span><text:span text:style-name="T128">se</text:span><text:span text:style-name="T143"> </text:span><text:span text:style-name="T128">enumeran</text:span><text:span text:style-name="T143"> </text:span><text:span text:style-name="T128">los</text:span><text:span text:style-name="T143"> </text:span><text:span text:style-name="T128">tipos</text:span><text:span text:style-name="T143"> </text:span><text:span text:style-name="T128">de</text:span><text:span text:style-name="T143"> </text:span><text:span text:style-name="T128">actividades</text:span><text:span text:style-name="T143"> </text:span><text:span text:style-name="T128">que</text:span><text:span text:style-name="T143"> </text:span><text:span text:style-name="T128">se</text:span><text:span text:style-name="T143"> </text:span><text:span text:style-name="T128">llevarán</text:span><text:span text:style-name="T143"> </text:span><text:span text:style-name="T128">a</text:span><text:span text:style-name="T143"> </text:span><text:span text:style-name="T128">cabo</text:span><text:span text:style-name="T143"> </text:span><text:span text:style-name="T128">en</text:span><text:span text:style-name="T143"> </text:span><text:span text:style-name="T128">cada unidad. </text:span><text:span text:style-name="T144"><text:s/></text:span><text:span text:style-name="T128">En </text:span><text:span text:style-name="T144"><text:s/></text:span><text:span text:style-name="T128">el <text:s/></text:span><text:span text:style-name="T145"><text:s/></text:span><text:span text:style-name="T128">apartado </text:span><text:span text:style-name="T144"><text:s/></text:span><text:span text:style-name="T14">10.1</text:span><text:span text:style-name="T128"> </text:span><text:span text:style-name="T144"><text:s/></text:span><text:span text:style-name="T128">criterios </text:span><text:span text:style-name="T144"><text:s/></text:span><text:span text:style-name="T128">metodológicos </text:span><text:span text:style-name="T144"><text:s/></text:span><text:span text:style-name="T128">se </text:span><text:span text:style-name="T144"><text:s/></text:span><text:span text:style-name="T128">profundiza </text:span><text:span text:style-name="T144"><text:s/></text:span><text:soft-page-break/><text:span text:style-name="T128">en </text:span><text:span text:style-name="T144"><text:s/></text:span><text:span text:style-name="T128">cómo </text:span><text:span text:style-name="T144"><text:s/></text:span><text:span text:style-name="T128">se desarrollarán</text:span><text:span text:style-name="T146"> </text:span><text:span text:style-name="T128">las</text:span><text:span text:style-name="T146"> </text:span><text:span text:style-name="T128">mismas.</text:span><text:span text:style-name="T146"> </text:span></text:p>
      <text:p text:style-name="P287"><text:span text:style-name="T146">Además se seguirán las propuestas de objetivos y acciones contemplados en el Plan de Mejora del Centro para el curso 201</text:span><text:span text:style-name="T147">6</text:span><text:span text:style-name="T146">-1</text:span><text:span text:style-name="T147">7</text:span><text:span text:style-name="T146">.</text:span><text:span text:style-name="T128">En</text:span><text:span text:style-name="T146"> </text:span><text:span text:style-name="T128">definitiva,</text:span><text:span text:style-name="T146"> </text:span><text:span text:style-name="T128">los</text:span><text:span text:style-name="T146"> </text:span><text:span text:style-name="T128">tipos</text:span><text:span text:style-name="T146"> </text:span><text:span text:style-name="T128">de</text:span><text:span text:style-name="T146"> </text:span><text:span text:style-name="T128">actividades</text:span><text:span text:style-name="T146"> </text:span><text:span text:style-name="T128">a</text:span><text:span text:style-name="T146"> </text:span><text:span text:style-name="T128">desarrollar</text:span><text:span text:style-name="T146"> </text:span><text:span text:style-name="T128">en</text:span><text:span text:style-name="T146"> </text:span><text:span text:style-name="T128">todas</text:span><text:span text:style-name="T146"> </text:span><text:span text:style-name="T128">las unidades de trabajo serán:</text:span></text:p>
      <text:p text:style-name="P288"/>
      <text:p text:style-name="P289"><text:span text:style-name="T177">Actividades</text:span><text:span text:style-name="T176"> </text:span><text:span text:style-name="T177">de introducción y presentación de conceptos</text:span></text:p>
      <text:p text:style-name="P289"><text:span text:style-name="T177"/></text:p>
      <text:p text:style-name="P293"><text:span text:style-name="T107">•</text:span><text:tab/>Introducción de conceptos mediante presentaciones, vídeos, etc.</text:p>
      <text:p text:style-name="P294"><text:span text:style-name="T107">•</text:span><text:tab/>Realización de mapas conceptuales.</text:p>
      <text:p text:style-name="P208"/>
      <text:p text:style-name="P290"><text:span text:style-name="T177">Actividades</text:span><text:span text:style-name="T176"> </text:span><text:span text:style-name="T177">de desarrollo de conceptos </text:span><text:span text:style-name="T179">y procedimientos</text:span></text:p>
      <text:p text:style-name="P289"><text:span text:style-name="T179"/></text:p>
      <text:p text:style-name="P299"><text:span text:style-name="T234">•</text:span><text:span text:style-name="T177"><text:tab/>Investigación</text:span><text:span text:style-name="T211"> </text:span><text:span text:style-name="T177">guiada</text:span><text:span text:style-name="T211"> </text:span><text:span text:style-name="T177">mediante</text:span><text:span text:style-name="T211"> </text:span><text:span text:style-name="T177">preguntas.</text:span><text:span text:style-name="T211"> </text:span><text:span text:style-name="T177">Puesta</text:span><text:span text:style-name="T211"> </text:span><text:span text:style-name="T177">en</text:span><text:span text:style-name="T211"> </text:span><text:span text:style-name="T177">común</text:span><text:span text:style-name="T211"> </text:span><text:span text:style-name="T177">mediante</text:span><text:span text:style-name="T211"> </text:span><text:span text:style-name="T177">herramientas o entornos colaborativos </text:span><text:span text:style-name="T180">y la realización de debates.</text:span></text:p>
      <text:p text:style-name="P295"><text:span text:style-name="T107">•</text:span><text:tab/>Uso del cuaderno personal online (wiki) para recopilar conceptos de la unidad.</text:p>
      <text:p text:style-name="P296"><text:span text:style-name="T107">•</text:span><text:tab/>Inserción de preguntas sobre conceptos en las prácticas guiadas.</text:p>
      <text:p text:style-name="P296"><text:span text:style-name="T107">•</text:span><text:tab/>Actividades de desarrollo de procedimientos.</text:p>
      <text:p text:style-name="P296"><text:span text:style-name="T107">•</text:span><text:tab/>Realización de prácticas guiadas.</text:p>
      <text:p text:style-name="P302"><text:span text:style-name="T107">•</text:span><text:tab/>Realización de tareas a partir de tutoriales y manuales.</text:p>
      <text:p text:style-name="P300"><text:span text:style-name="T107">•</text:span><text:tab/><text:span text:style-name="T11">Actividades de reafirmación de conceptos de la unidad contestando a preguntas sobre conceptos y realizando supuestos prácticos. </text:span></text:p>
      <text:p text:style-name="P301"/>
      <text:p text:style-name="P291">Actividades específicas para el desarrollo de las actitudes</text:p>
      <text:p text:style-name="P292"/>
      <text:p text:style-name="P297"><text:span text:style-name="T107">•</text:span><text:tab/>Puesta al día del cuaderno personal online.</text:p>
      <text:p text:style-name="P297"><text:span text:style-name="T107">•</text:span><text:tab/><text:span text:style-name="T11">Secretario para el seguimiento de las actividades realizadas.</text:span></text:p>
      <text:p text:style-name="P297"><text:span text:style-name="T12">•</text:span><text:span text:style-name="T11"><text:tab/>Uso de l</text:span><text:span text:style-name="T13">a </text:span><text:span text:style-name="T11">comunidad online como foro de debate y medio de compartición de recursos informal.</text:span></text:p>
      <text:p text:style-name="P298"><text:span text:style-name="T12">•</text:span><text:span text:style-name="T11"><text:tab/>Uso de marcadores sociales para recopilación de información.</text:span></text:p>
      <text:p text:style-name="P164"/>
      <text:p text:style-name="P303"><text:soft-page-break/>Actividades de evaluación y de recuperación</text:p>
      <text:p text:style-name="P304"/>
      <text:p text:style-name="P165"><text:span text:style-name="T107"><text:s text:c="9"/>• <text:s text:c="3"/></text:span>Cuestionarios sobre conceptos tratados en cada unidad de trabajo.</text:p>
      <text:p text:style-name="P235"><text:span text:style-name="T107"><text:s/>•</text:span><text:tab/> Supuestos prácticos sobre los procedimientos desarrollados.</text:p>
      <text:p text:style-name="P166"><text:span text:style-name="T107"><text:s text:c="9"/>• <text:s text:c="3"/></text:span><text:span text:style-name="T108">Pruebas prácticas</text:span>.</text:p>
      <text:p text:style-name="P237"><text:span text:style-name="T109"><text:s/></text:span><text:span text:style-name="T38">•</text:span><text:span text:style-name="T110"><text:tab/> </text:span><text:span text:style-name="T15">Defensa oral de las practicas realizadas.</text:span></text:p>
      <text:p text:style-name="P210"/>
      <text:p text:style-name="P186">Actividades propuestas a partir de la evaluación de diagnóstico</text:p>
      <text:p text:style-name="P125"/>
      <text:p text:style-name="P241"><text:span text:style-name="T107">•</text:span><text:tab/><text:span text:style-name="T152">Actividades que trabajen la competencia lingüística </text:span><text:span text:style-name="T153">y matemática</text:span><text:span text:style-name="T152">:</text:span></text:p>
      <text:p text:style-name="P241"><text:span text:style-name="T152"/></text:p>
      <text:p text:style-name="P305"><text:span text:style-name="T20">o</text:span><text:span text:style-name="T81"> </text:span><text:span text:style-name="T15">Debates, </text:span><text:span text:style-name="T48"><text:s/></text:span><text:span text:style-name="T15">de </text:span><text:span text:style-name="T48"><text:s/></text:span><text:span text:style-name="T15">noticias </text:span><text:span text:style-name="T48"><text:s/></text:span><text:span text:style-name="T15">o </text:span><text:span text:style-name="T48"><text:s/></text:span><text:span text:style-name="T15">temas </text:span><text:span text:style-name="T48"><text:s/></text:span><text:span text:style-name="T15">interesantes </text:span><text:span text:style-name="T48"><text:s/></text:span><text:span text:style-name="T15">para </text:span><text:span text:style-name="T48"><text:s/></text:span><text:span text:style-name="T15">el </text:span><text:span text:style-name="T48"><text:s/></text:span><text:span text:style-name="T15">alumnado, </text:span><text:span text:style-name="T48"><text:s/></text:span><text:span text:style-name="T15">que </text:span><text:span text:style-name="T48"><text:s/></text:span><text:span text:style-name="T15">esté relacionado con <text:s/>los contenidos que se estén trabajando en ese momento.</text:span></text:p>
      <text:p text:style-name="P308"><text:span text:style-name="T20">o</text:span><text:span text:style-name="T81"> </text:span><text:span text:style-name="T15">Lecturas de textos comprensivos, para mejorar la expresión oral.</text:span></text:p>
      <text:p text:style-name="P306"><text:span text:style-name="T20">o</text:span><text:span text:style-name="T81"> </text:span><text:span text:style-name="T15">Comentarios </text:span><text:span text:style-name="T82"><text:s/></text:span><text:span text:style-name="T15">orales </text:span><text:span text:style-name="T82"><text:s/></text:span><text:span text:style-name="T15">de </text:span><text:span text:style-name="T82"><text:s/></text:span><text:span text:style-name="T15">imágenes </text:span><text:span text:style-name="T82"><text:s/></text:span><text:span text:style-name="T15">o </text:span><text:span text:style-name="T82"><text:s/></text:span><text:span text:style-name="T15">gráficos, </text:span><text:span text:style-name="T82"><text:s/></text:span><text:span text:style-name="T15">etc. </text:span><text:span text:style-name="T82"><text:s/></text:span><text:span text:style-name="T15">con </text:span><text:span text:style-name="T82"><text:s/></text:span><text:span text:style-name="T15">la </text:span><text:span text:style-name="T82"><text:s/></text:span><text:span text:style-name="T15">utilización </text:span><text:span text:style-name="T82"><text:s/></text:span><text:span text:style-name="T15">del vocabulario adecuado al tema correspondiente.</text:span></text:p>
      <text:p text:style-name="P306"><text:span text:style-name="T20">o</text:span><text:span text:style-name="T81"> </text:span><text:span text:style-name="T15">Simulación</text:span><text:span text:style-name="T28"> </text:span><text:span text:style-name="T15">de</text:span><text:span text:style-name="T75"> </text:span><text:span text:style-name="T15">situaciones</text:span><text:span text:style-name="T75"> </text:span><text:span text:style-name="T15">reales,</text:span><text:span text:style-name="T75"> </text:span><text:span text:style-name="T15">en</text:span><text:span text:style-name="T75"> </text:span><text:span text:style-name="T15">las</text:span><text:span text:style-name="T75"> </text:span><text:span text:style-name="T15">que</text:span><text:span text:style-name="T75"> </text:span><text:span text:style-name="T15">el</text:span><text:span text:style-name="T75"> </text:span><text:span text:style-name="T15">alumnado</text:span><text:span text:style-name="T75"> </text:span><text:span text:style-name="T15">tenga</text:span><text:span text:style-name="T75"> </text:span><text:span text:style-name="T15">que</text:span><text:span text:style-name="T75"> </text:span><text:span text:style-name="T15">asumir roles</text:span><text:span text:style-name="T53"> </text:span><text:span text:style-name="T15">de </text:span><text:span text:style-name="T83"><text:s/></text:span><text:span text:style-name="T15">personas</text:span><text:span text:style-name="T53"> </text:span><text:span text:style-name="T15">que</text:span><text:span text:style-name="T53"> </text:span><text:span text:style-name="T15">tengan</text:span><text:span text:style-name="T53"> </text:span><text:span text:style-name="T15">que</text:span><text:span text:style-name="T53"> </text:span><text:span text:style-name="T15">expresarse</text:span><text:span text:style-name="T53"> </text:span><text:span text:style-name="T15">de</text:span><text:span text:style-name="T53"> </text:span><text:span text:style-name="T15">forma</text:span><text:span text:style-name="T53"> </text:span><text:span text:style-name="T15">oral</text:span><text:span text:style-name="T53"> </text:span><text:span text:style-name="T15">para</text:span><text:span text:style-name="T53"> </text:span><text:span text:style-name="T15">realizar solicitudes o demandas.</text:span></text:p>
      <text:p text:style-name="P307"><text:span text:style-name="T20">o</text:span><text:span text:style-name="T81"> </text:span><text:span text:style-name="T15">Actividades</text:span><text:span text:style-name="T66"> </text:span><text:span text:style-name="T15">que</text:span><text:span text:style-name="T66"> </text:span><text:span text:style-name="T15">trabajen</text:span><text:span text:style-name="T66"> </text:span><text:span text:style-name="T15">la</text:span><text:span text:style-name="T66"> </text:span><text:span text:style-name="T15">competencia</text:span><text:span text:style-name="T66"> </text:span><text:span text:style-name="T15">matemática</text:span><text:span text:style-name="T66"> </text:span><text:span text:style-name="T15">mediante</text:span><text:span text:style-name="T66"> </text:span><text:span text:style-name="T15">la</text:span><text:span text:style-name="T66"> </text:span><text:span text:style-name="T15">creación de </text:span><text:span text:style-name="T58"><text:s/></text:span><text:span text:style-name="T15">funciones </text:span><text:span text:style-name="T58"><text:s/></text:span><text:span text:style-name="T15">y </text:span><text:span text:style-name="T58"><text:s/></text:span><text:span text:style-name="T15">gráficas, </text:span><text:span text:style-name="T58"><text:s/></text:span><text:span text:style-name="T15">siempre </text:span><text:span text:style-name="T58"><text:s/></text:span><text:span text:style-name="T15">que </text:span><text:span text:style-name="T58"><text:s/></text:span><text:span text:style-name="T15">tengan </text:span><text:span text:style-name="T58"><text:s/></text:span><text:span text:style-name="T15">relación </text:span><text:span text:style-name="T58"><text:s/></text:span><text:span text:style-name="T15">con </text:span><text:span text:style-name="T58"><text:s/></text:span><text:span text:style-name="T15">la </text:span><text:span text:style-name="T58"><text:s/></text:span><text:span text:style-name="T15">unidad </text:span><text:span text:style-name="T58"><text:s/></text:span><text:span text:style-name="T15">de trabajo.</text:span></text:p>
      <text:p text:style-name="P309"/>
      <text:p text:style-name="P187"><text:span text:style-name="T15">Actividades</text:span><text:span text:style-name="T21"> </text:span><text:span text:style-name="T15">de refuerzo</text:span></text:p>
      <text:p text:style-name="P106"/>
      <text:p text:style-name="P311"><text:span text:style-name="T38">•</text:span><text:span text:style-name="T15"><text:tab/>Uso </text:span><text:span text:style-name="T75"><text:s/></text:span><text:span text:style-name="T15">intensivo </text:span><text:span text:style-name="T75"><text:s/></text:span><text:span text:style-name="T15">del </text:span><text:span text:style-name="T75"><text:s/></text:span><text:span text:style-name="T15">cuaderno </text:span><text:span text:style-name="T75"><text:s/></text:span><text:span text:style-name="T15">online </text:span><text:span text:style-name="T75"><text:s/></text:span><text:span text:style-name="T15">tipo </text:span><text:span text:style-name="T75"><text:s/></text:span><text:span text:style-name="T15">wiki </text:span><text:span text:style-name="T75"><text:s/></text:span><text:span text:style-name="T15">para </text:span><text:span text:style-name="T75"><text:s/></text:span><text:span text:style-name="T15">los </text:span><text:span text:style-name="T75"><text:s/></text:span><text:span text:style-name="T15">alumnos </text:span><text:span text:style-name="T75"><text:s/></text:span><text:span text:style-name="T15">que </text:span><text:span text:style-name="T75"><text:s/></text:span><text:span text:style-name="T15">presentan carencias a la hora de organizarse para estudiar.</text:span></text:p>
      <text:p text:style-name="P242"><text:span text:style-name="T107">•</text:span><text:tab/>Ejercicios para realizar en casa con los fundamentos de la unidad, incluirán: contestación a preguntas de vídeos sobre los contenidos de la unidad, realización con actividades de repaso y realización de pequeñas investigaciones.</text:p>
      <text:p text:style-name="P312"><text:soft-page-break/><text:span text:style-name="T107">•</text:span><text:tab/>Especial uso de los mapas conceptuales.</text:p>
      <text:p text:style-name="P312"/>
      <text:p text:style-name="P313">Actividades de ampliación</text:p>
      <text:p text:style-name="P313"/>
      <text:p text:style-name="P220"><text:span text:style-name="T38">•</text:span><text:span text:style-name="T15"><text:tab/>Prácticas</text:span><text:span text:style-name="T60"> </text:span><text:span text:style-name="T15">guiadas</text:span><text:span text:style-name="T60"> </text:span><text:span text:style-name="T15">complementarias</text:span><text:span text:style-name="T60"> </text:span><text:span text:style-name="T15">para</text:span><text:span text:style-name="T60"> </text:span><text:span text:style-name="T15">realizar</text:span><text:span text:style-name="T60"> </text:span><text:span text:style-name="T15">supuestos</text:span><text:span text:style-name="T60"> </text:span><text:span text:style-name="T15">que</text:span><text:span text:style-name="T60"> </text:span><text:span text:style-name="T15">profundizan</text:span><text:span text:style-name="T60"> </text:span><text:span text:style-name="T15">en</text:span><text:span text:style-name="T60"> </text:span><text:span text:style-name="T15">los contenidos de la actividad.</text:span></text:p>
      <text:p text:style-name="P228"><text:span text:style-name="T107">•</text:span><text:tab/>Asesoramiento a los compañeros que presentan más dificultad.</text:p>
      <text:p text:style-name="P228"/>
      <text:list xml:id="list215553790088429" text:continue-numbering="true" text:style-name="WW8Num1">
        <text:list-item>
          <text:h text:style-name="P532" text:outline-level="3"><text:bookmark-start text:name="__RefHeading___Toc19769_87245982"/><text:span text:style-name="T43">8.</text:span><text:span text:style-name="T22"> </text:span><text:span text:style-name="T43">CONCORDANC</text:span><text:span text:style-name="T27">I</text:span><text:span text:style-name="T43">A DE LAS UNIDADES DE TRABAJO CON </text:span><text:span text:style-name="T46">LAS CAPACIDADES TERMINALES /</text:span><text:span text:style-name="T43"> RESULTADOS DE APRENDIZAJE</text:span><text:bookmark-end text:name="__RefHeading___Toc19769_87245982"/></text:h>
        </text:list-item>
      </text:list>
      <text:p text:style-name="P105"/>
      <text:p text:style-name="P505"><text:span text:style-name="T15">A</text:span><text:span text:style-name="T21"> </text:span><text:span text:style-name="T15">continuación se detallan los elementos curriculares relacionados con cada unidad:</text:span></text:p>
      <text:p text:style-name="P189"/>
      <text:p text:style-name="P519"><text:span text:style-name="T43">RESULTADO</text:span><text:span text:style-name="T72"> </text:span><text:span text:style-name="T43">DE</text:span><text:span text:style-name="T84"> </text:span><text:span text:style-name="T43">APRENDIZAJE<text:tab/>nº<text:tab/>1:</text:span><text:span text:style-name="T84"> </text:span><text:span text:style-name="T15">Instala</text:span><text:span text:style-name="T85"> </text:span><text:span text:style-name="T15">y</text:span><text:span text:style-name="T85"> </text:span><text:span text:style-name="T15">actualiza</text:span><text:span text:style-name="T85"> </text:span><text:span text:style-name="T15">aplicaciones</text:span><text:span text:style-name="T85"> </text:span><text:span text:style-name="T15">ofimáticas, interpretando especificaciones y describiendo los pasos a seguir en el proceso.</text:span></text:p>
      <text:p text:style-name="P146"/>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501"><text:span text:style-name="T150">Criterios</text:span><text:span text:style-name="T171"> </text:span><text:span text:style-name="T150">de evaluación.</text:span></text:p>
          </table:table-cell>
          <table:table-cell table:style-name="Tabla2.B1" office:value-type="string">
            <text:p text:style-name="P507"><text:span text:style-name="T152">Tipos</text:span></text:p>
            <text:p text:style-name="P320"><text:span text:style-name="T150">de</text:span><text:span text:style-name="T171"> </text:span><text:span text:style-name="T150">Aprendizaje</text:span></text:p>
          </table:table-cell>
          <table:table-cell table:style-name="Tabla2.C1" office:value-type="string">
            <text:p text:style-name="P512"><text:span text:style-name="T150">Unidades</text:span><text:span text:style-name="T171"> </text:span><text:span text:style-name="T150">de trabajo</text:span></text:p>
          </table:table-cell>
        </table:table-row>
        <table:table-row table:style-name="Tabla2.2">
          <table:table-cell table:style-name="Tabla2.A2" office:value-type="string">
            <text:p text:style-name="P325"><text:span text:style-name="T350">•</text:span><text:span text:style-name="T351"> </text:span><text:span text:style-name="T128">Se</text:span><text:span text:style-name="T354"> </text:span><text:span text:style-name="T128">han</text:span><text:span text:style-name="T354"> </text:span><text:span text:style-name="T128">identificado</text:span><text:span text:style-name="T354"> </text:span><text:span text:style-name="T128">y</text:span><text:span text:style-name="T354"> </text:span><text:span text:style-name="T128">establecido</text:span><text:span text:style-name="T354"> </text:span><text:span text:style-name="T128">las</text:span><text:span text:style-name="T354"> </text:span><text:span text:style-name="T128">fases</text:span><text:span text:style-name="T354"> </text:span><text:span text:style-name="T128">del proceso de instalación.</text:span></text:p>
          </table:table-cell>
          <table:table-cell table:style-name="Tabla2.B2" office:value-type="string">
            <text:p text:style-name="P91"/>
            <text:p text:style-name="P328">C/P</text:p>
          </table:table-cell>
          <table:table-cell table:style-name="Tabla2.C2" office:value-type="string">
            <text:p text:style-name="P91"/>
            <text:p text:style-name="P332">1</text:p>
          </table:table-cell>
        </table:table-row>
        <table:table-row table:style-name="Tabla2.3">
          <table:table-cell table:style-name="Tabla2.A3" office:value-type="string">
            <text:p text:style-name="P327"><text:span text:style-name="T350">•</text:span><text:span text:style-name="T351"> </text:span><text:span text:style-name="T128">Se<text:tab/>han<text:tab/>respetado<text:tab/>las<text:tab/>especificaciones técnicas del proceso de instalación.</text:span></text:p>
          </table:table-cell>
          <table:table-cell table:style-name="Tabla2.B3" office:value-type="string">
            <text:p text:style-name="P126"/>
            <text:p text:style-name="P328">C/A</text:p>
          </table:table-cell>
          <table:table-cell table:style-name="Tabla2.C3" office:value-type="string">
            <text:p text:style-name="P126"/>
            <text:p text:style-name="P337">1</text:p>
          </table:table-cell>
        </table:table-row>
        <table:table-row table:style-name="Tabla2.2">
          <table:table-cell table:style-name="Tabla2.A4" office:value-type="string">
            <text:p text:style-name="P325"><text:span text:style-name="T350">•</text:span><text:span text:style-name="T351"> </text:span><text:span text:style-name="T128">Se</text:span><text:span text:style-name="T353"> </text:span><text:span text:style-name="T128">han</text:span><text:span text:style-name="T353"> </text:span><text:span text:style-name="T128">configurado</text:span><text:span text:style-name="T353"> </text:span><text:span text:style-name="T128">las</text:span><text:span text:style-name="T353"> </text:span><text:span text:style-name="T128">aplicaciones</text:span><text:span text:style-name="T353"> </text:span><text:span text:style-name="T128">según</text:span><text:span text:style-name="T353"> </text:span><text:span text:style-name="T128">los criterios establecidos.</text:span></text:p>
          </table:table-cell>
          <table:table-cell table:style-name="Tabla2.B4" office:value-type="string">
            <text:p text:style-name="P91"/>
            <text:p text:style-name="P328">C/P</text:p>
          </table:table-cell>
          <table:table-cell table:style-name="Tabla2.C4" office:value-type="string">
            <text:p text:style-name="P91"/>
            <text:p text:style-name="P332">1</text:p>
          </table:table-cell>
        </table:table-row>
        <table:table-row table:style-name="Tabla2.5">
          <table:table-cell table:style-name="Tabla2.A5" office:value-type="string">
            <text:p text:style-name="P343"><text:span text:style-name="T350">•</text:span><text:span text:style-name="T351"> </text:span><text:span text:style-name="T128">Se han documentado las incidencias.</text:span></text:p>
          </table:table-cell>
          <table:table-cell table:style-name="Tabla2.B5" office:value-type="string">
            <text:p text:style-name="P349">P</text:p>
          </table:table-cell>
          <table:table-cell table:style-name="Tabla2.C5" office:value-type="string">
            <text:p text:style-name="P360">1</text:p>
          </table:table-cell>
        </table:table-row>
        <table:table-row table:style-name="Tabla2.6">
          <table:table-cell table:style-name="Tabla2.A6" office:value-type="string">
            <text:p text:style-name="P326"><text:span text:style-name="T350">•</text:span><text:span text:style-name="T351"> </text:span><text:span text:style-name="T128">Se<text:tab/>han<text:tab/>solucionado<text:tab/>problemas<text:tab/></text:span><text:span text:style-name="T137"> </text:span><text:span text:style-name="T128">en<text:tab/>la instalación<text:tab/><text:tab/>o<text:tab/>integración<text:tab/>con<text:tab/>el<text:tab/>sistema informático.</text:span></text:p>
          </table:table-cell>
          <table:table-cell table:style-name="Tabla2.B6" office:value-type="string">
            <text:p text:style-name="P127"/>
            <text:p text:style-name="P328">C/P</text:p>
          </table:table-cell>
          <table:table-cell table:style-name="Tabla2.C6" office:value-type="string">
            <text:p text:style-name="P127"/>
            <text:p text:style-name="P365">1</text:p>
          </table:table-cell>
        </table:table-row>
        <table:table-row table:style-name="Tabla2.3">
          <table:table-cell table:style-name="Tabla2.A7" office:value-type="string">
            <text:p text:style-name="P325"><text:span text:style-name="T350">•</text:span><text:span text:style-name="T351"> </text:span><text:span text:style-name="T128">Se</text:span><text:span text:style-name="T352"> </text:span><text:span text:style-name="T128">han</text:span><text:span text:style-name="T352"> </text:span><text:span text:style-name="T128">eliminado</text:span><text:span text:style-name="T352"> </text:span><text:span text:style-name="T128">y/o</text:span><text:span text:style-name="T352"> </text:span><text:span text:style-name="T128">añadido</text:span><text:span text:style-name="T352"> </text:span><text:span text:style-name="T128">componentes</text:span><text:span text:style-name="T352"> </text:span><text:span text:style-name="T128">de la instalación en el equipo.</text:span></text:p>
          </table:table-cell>
          <table:table-cell table:style-name="Tabla2.B7" office:value-type="string">
            <text:p text:style-name="P126"/>
            <text:p text:style-name="P351">P</text:p>
          </table:table-cell>
          <table:table-cell table:style-name="Tabla2.C7" office:value-type="string">
            <text:p text:style-name="P126"/>
            <text:p text:style-name="P337">1</text:p>
          </table:table-cell>
        </table:table-row>
        <table:table-row table:style-name="Tabla2.5">
          <table:table-cell table:style-name="Tabla2.A8" office:value-type="string">
            <text:p text:style-name="P343"><text:span text:style-name="T350">•</text:span><text:span text:style-name="T351"> </text:span><text:span text:style-name="T128">Se han actualizado las aplicaciones.</text:span></text:p>
          </table:table-cell>
          <table:table-cell table:style-name="Tabla2.B8" office:value-type="string">
            <text:p text:style-name="P349">P</text:p>
          </table:table-cell>
          <table:table-cell table:style-name="Tabla2.C8" office:value-type="string">
            <text:p text:style-name="P360">1</text:p>
          </table:table-cell>
        </table:table-row>
        <table:table-row table:style-name="Tabla2.5">
          <table:table-cell table:style-name="Tabla2.A9" office:value-type="string">
            <text:p text:style-name="P343"><text:span text:style-name="T350">•</text:span><text:span text:style-name="T351"> </text:span><text:span text:style-name="T128">Se han respetado las licencias software.</text:span></text:p>
          </table:table-cell>
          <table:table-cell table:style-name="Tabla2.B9" office:value-type="string">
            <text:p text:style-name="P349">A</text:p>
          </table:table-cell>
          <table:table-cell table:style-name="Tabla2.C9" office:value-type="string">
            <text:p text:style-name="P360">1</text:p>
          </table:table-cell>
        </table:table-row>
        <table:table-row table:style-name="Tabla2.3">
          <table:table-cell table:style-name="Tabla2.A10" office:value-type="string">
            <text:p text:style-name="P325"><text:span text:style-name="T350">•</text:span><text:span text:style-name="T351"> </text:span><text:span text:style-name="T128">Se </text:span><text:span text:style-name="T296"><text:s/></text:span><text:span text:style-name="T128">han </text:span><text:span text:style-name="T296"><text:s/></text:span><text:span text:style-name="T128">propuesto </text:span><text:span text:style-name="T296"><text:s/></text:span><text:span text:style-name="T128">soluciones </text:span><text:span text:style-name="T296"><text:s/></text:span><text:span text:style-name="T128">software </text:span><text:span text:style-name="T296"><text:s/></text:span><text:span text:style-name="T128">para entornos de aplicación.</text:span></text:p>
          </table:table-cell>
          <table:table-cell table:style-name="Tabla2.B10" office:value-type="string">
            <text:p text:style-name="P93"/>
            <text:p text:style-name="P329">C/A</text:p>
          </table:table-cell>
          <table:table-cell table:style-name="Tabla2.C10" office:value-type="string">
            <text:p text:style-name="P93"/>
            <text:p text:style-name="P333">1</text:p>
          </table:table-cell>
        </table:table-row>
      </table:table>
      <text:p text:style-name="P43"><text:soft-page-break/></text:p>
      <text:p text:style-name="P282"/>
      <text:p text:style-name="P518"><text:span text:style-name="T172">RESULTADO DE</text:span><text:span text:style-name="T221"> </text:span><text:span text:style-name="T172">APRENDIZAJE </text:span><text:span text:style-name="T195"><text:s/></text:span><text:span text:style-name="T172">nº </text:span><text:span text:style-name="T195"><text:s/></text:span><text:span text:style-name="T172">2:</text:span><text:span text:style-name="T221"> </text:span><text:span text:style-name="T177">Elabora</text:span><text:span text:style-name="T220"> </text:span><text:span text:style-name="T177">documentos</text:span><text:span text:style-name="T220"> </text:span><text:span text:style-name="T177">y</text:span><text:span text:style-name="T220"> </text:span><text:span text:style-name="T177">plantillas,</text:span><text:span text:style-name="T220"> </text:span><text:span text:style-name="T177">describiendo</text:span><text:span text:style-name="T220"> </text:span><text:span text:style-name="T177">y aplicando las opciones avanzadas de procesadores de textos.</text:span></text:p>
      <text:p text:style-name="P316"><text:span text:style-name="T177"/></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502"><text:span text:style-name="T150">Criterios</text:span><text:span text:style-name="T171"> </text:span><text:span text:style-name="T150">de evaluación.</text:span></text:p>
          </table:table-cell>
          <table:table-cell table:style-name="Tabla3.B1" office:value-type="string">
            <text:p text:style-name="P508"><text:span text:style-name="T152">Tipos</text:span></text:p>
            <text:p text:style-name="P322"><text:span text:style-name="T150">de</text:span><text:span text:style-name="T171"> </text:span><text:span text:style-name="T150">Aprendizaje</text:span></text:p>
          </table:table-cell>
          <table:table-cell table:style-name="Tabla3.C1" office:value-type="string">
            <text:p text:style-name="P513"><text:span text:style-name="T150">Unidades</text:span><text:span text:style-name="T171"> </text:span><text:span text:style-name="T150">de trabajo</text:span></text:p>
          </table:table-cell>
        </table:table-row>
        <table:table-row table:style-name="Tabla3.2">
          <table:table-cell table:style-name="Tabla3.A2" office:value-type="string">
            <text:p text:style-name="P369"><text:span text:style-name="T350">•</text:span><text:span text:style-name="T351"> </text:span><text:span text:style-name="T128">Se ha personalizado las opciones de software y barra de herramientas.</text:span></text:p>
          </table:table-cell>
          <table:table-cell table:style-name="Tabla3.B2" office:value-type="string">
            <text:p text:style-name="P132"/>
            <text:p text:style-name="P355">P</text:p>
          </table:table-cell>
          <table:table-cell table:style-name="Tabla3.C2" office:value-type="string">
            <text:p text:style-name="P132"/>
            <text:p text:style-name="P341">3</text:p>
          </table:table-cell>
        </table:table-row>
        <table:table-row table:style-name="Tabla3.3">
          <table:table-cell table:style-name="Tabla3.A3" office:value-type="string">
            <text:p text:style-name="P347"><text:span text:style-name="T350">•</text:span><text:span text:style-name="T351"> </text:span><text:span text:style-name="T128">Se han diseñado plantillas.</text:span></text:p>
          </table:table-cell>
          <table:table-cell table:style-name="Tabla3.B3" office:value-type="string">
            <text:p text:style-name="P357">P</text:p>
          </table:table-cell>
          <table:table-cell table:style-name="Tabla3.C3" office:value-type="string">
            <text:p text:style-name="P362">3</text:p>
          </table:table-cell>
        </table:table-row>
        <table:table-row table:style-name="Tabla3.4">
          <table:table-cell table:style-name="Tabla3.A4" office:value-type="string">
            <text:p text:style-name="P370"><text:span text:style-name="T350">•</text:span><text:span text:style-name="T351"> </text:span><text:span text:style-name="T128">Se han utilizado aplicaciones y periféricos para introducir textos e imágenes.</text:span></text:p>
          </table:table-cell>
          <table:table-cell table:style-name="Tabla3.B4" office:value-type="string">
            <text:p text:style-name="P103"/>
            <text:p text:style-name="P355">P</text:p>
          </table:table-cell>
          <table:table-cell table:style-name="Tabla3.C4" office:value-type="string">
            <text:p text:style-name="P103"/>
            <text:p text:style-name="P371">3</text:p>
          </table:table-cell>
        </table:table-row>
        <table:table-row table:style-name="Tabla3.5">
          <table:table-cell table:style-name="Tabla3.A5" office:value-type="string">
            <text:p text:style-name="P372"><text:span text:style-name="T350">•</text:span><text:span text:style-name="T351"> </text:span><text:span text:style-name="T128">Se han importado y exportado documentos creados con otras aplicaciones y en otros formatos.</text:span></text:p>
          </table:table-cell>
          <table:table-cell table:style-name="Tabla3.B5" office:value-type="string">
            <text:p text:style-name="P132"/>
            <text:p text:style-name="P355">P</text:p>
          </table:table-cell>
          <table:table-cell table:style-name="Tabla3.C5" office:value-type="string">
            <text:p text:style-name="P132"/>
            <text:p text:style-name="P367">3</text:p>
          </table:table-cell>
        </table:table-row>
        <table:table-row table:style-name="Tabla3.2">
          <table:table-cell table:style-name="Tabla3.A6" office:value-type="string">
            <text:p text:style-name="P373"><text:span text:style-name="T350">•</text:span><text:span text:style-name="T351"> </text:span><text:span text:style-name="T128">Se han creado y utilizado macros en la realización de documentos.</text:span></text:p>
          </table:table-cell>
          <table:table-cell table:style-name="Tabla3.B6" office:value-type="string">
            <text:p text:style-name="P132"/>
            <text:p text:style-name="P355">P</text:p>
          </table:table-cell>
          <table:table-cell table:style-name="Tabla3.C6" office:value-type="string">
            <text:p text:style-name="P132"/>
            <text:p text:style-name="P341">3</text:p>
          </table:table-cell>
        </table:table-row>
        <table:table-row table:style-name="Tabla3.2">
          <table:table-cell table:style-name="Tabla3.A7" office:value-type="string">
            <text:p text:style-name="P373"><text:span text:style-name="T350">•</text:span><text:span text:style-name="T351"> </text:span><text:span text:style-name="T128">Se han </text:span><text:span text:style-name="T138">elaborado manuales específicos</text:span><text:span text:style-name="T128">.</text:span></text:p>
          </table:table-cell>
          <table:table-cell table:style-name="Tabla3.B7" office:value-type="string">
            <text:p text:style-name="P132"/>
            <text:p text:style-name="P355">P</text:p>
          </table:table-cell>
          <table:table-cell table:style-name="Tabla3.C7" office:value-type="string">
            <text:p text:style-name="P132"/>
            <text:p text:style-name="P341">3</text:p>
          </table:table-cell>
        </table:table-row>
      </table:table>
      <text:p text:style-name="P374"/>
      <text:p text:style-name="P375"><text:span text:style-name="T172">RESULTADO</text:span><text:span text:style-name="T193"> </text:span><text:span text:style-name="T172">DE</text:span><text:span text:style-name="T239"> </text:span><text:span text:style-name="T172">APRENDIZAJE<text:tab/>nº<text:tab/>3:</text:span><text:span text:style-name="T239"> </text:span><text:span text:style-name="T177">Elabora</text:span><text:span text:style-name="T240"> </text:span><text:span text:style-name="T177">documentos</text:span><text:span text:style-name="T240"> </text:span><text:span text:style-name="T177">y</text:span><text:span text:style-name="T240"> </text:span><text:span text:style-name="T177">plantillas</text:span><text:span text:style-name="T240"> </text:span><text:span text:style-name="T177">de</text:span><text:span text:style-name="T240"> </text:span><text:span text:style-name="T177">cálculo, describiendo y aplicando opciones avanzadas de hojas de cálculo.</text:span></text:p>
      <text:p text:style-name="P21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01"><text:span text:style-name="T150">Criterios</text:span><text:span text:style-name="T171"> </text:span><text:span text:style-name="T150">de evaluación.</text:span></text:p>
          </table:table-cell>
          <table:table-cell table:style-name="Tabla4.B1" office:value-type="string">
            <text:p text:style-name="P507"><text:span text:style-name="T152">Tipos</text:span></text:p>
            <text:p text:style-name="P320"><text:span text:style-name="T150">de</text:span><text:span text:style-name="T171"> </text:span><text:span text:style-name="T150">Aprendizaje</text:span></text:p>
          </table:table-cell>
          <table:table-cell table:style-name="Tabla4.C1" office:value-type="string">
            <text:p text:style-name="P512"><text:span text:style-name="T150">Unidades</text:span><text:span text:style-name="T171"> </text:span><text:span text:style-name="T150">de trabajo</text:span></text:p>
          </table:table-cell>
        </table:table-row>
        <table:table-row table:style-name="Tabla4.2">
          <table:table-cell table:style-name="Tabla4.A2" office:value-type="string">
            <text:p text:style-name="P368"><text:span text:style-name="T350">•</text:span><text:span text:style-name="T351"> </text:span><text:span text:style-name="T128">Se ha personalizado las opciones de software y barra de herramientas.</text:span></text:p>
          </table:table-cell>
          <table:table-cell table:style-name="Tabla4.B2" office:value-type="string">
            <text:p text:style-name="P93"/>
            <text:p text:style-name="P352">P</text:p>
          </table:table-cell>
          <table:table-cell table:style-name="Tabla4.C2" office:value-type="string">
            <text:p text:style-name="P93"/>
            <text:p text:style-name="P333">4</text:p>
          </table:table-cell>
        </table:table-row>
        <table:table-row table:style-name="Tabla4.3">
          <table:table-cell table:style-name="Tabla4.A3" office:value-type="string">
            <text:p text:style-name="P376"><text:span text:style-name="T350">•</text:span><text:span text:style-name="T351"> </text:span><text:span text:style-name="T128">Se han utilizado los diversos tipos de datos y referencia para celdas, rangos, hojas y libros.</text:span></text:p>
          </table:table-cell>
          <table:table-cell table:style-name="Tabla4.B3" office:value-type="string">
            <text:p text:style-name="P129"/>
            <text:p text:style-name="P329">C/P</text:p>
          </table:table-cell>
          <table:table-cell table:style-name="Tabla4.C3" office:value-type="string">
            <text:p text:style-name="P129"/>
            <text:p text:style-name="P338">4</text:p>
          </table:table-cell>
        </table:table-row>
        <table:table-row table:style-name="Tabla4.4">
          <table:table-cell table:style-name="Tabla4.A4" office:value-type="string">
            <text:p text:style-name="P343"><text:span text:style-name="T350">•</text:span><text:span text:style-name="T351"> </text:span><text:span text:style-name="T128">Se han aplicado fórmulas y funciones.</text:span></text:p>
          </table:table-cell>
          <table:table-cell table:style-name="Tabla4.B4" office:value-type="string">
            <text:p text:style-name="P331">C/P</text:p>
          </table:table-cell>
          <table:table-cell table:style-name="Tabla4.C4" office:value-type="string">
            <text:p text:style-name="P361">4</text:p>
          </table:table-cell>
        </table:table-row>
        <table:table-row table:style-name="Tabla4.3">
          <table:table-cell table:style-name="Tabla4.A5" office:value-type="string">
            <text:p text:style-name="P377"><text:span text:style-name="T350">•</text:span><text:span text:style-name="T351"> </text:span><text:span text:style-name="T128">Se han generado y modificado gráficos de diferentes tipos.</text:span></text:p>
          </table:table-cell>
          <table:table-cell table:style-name="Tabla4.B5" office:value-type="string">
            <text:p text:style-name="P129"/>
            <text:p text:style-name="P329">C/P</text:p>
          </table:table-cell>
          <table:table-cell table:style-name="Tabla4.C5" office:value-type="string">
            <text:p text:style-name="P129"/>
            <text:p text:style-name="P338">4</text:p>
          </table:table-cell>
        </table:table-row>
        <table:table-row table:style-name="Tabla4.6">
          <table:table-cell table:style-name="Tabla4.A6" office:value-type="string">
            <text:p text:style-name="P378"><text:span text:style-name="T350">•</text:span><text:span text:style-name="T351"> </text:span><text:span text:style-name="T128">Se han empleado macros para la realización de documentos y plantillas.</text:span></text:p>
          </table:table-cell>
          <table:table-cell table:style-name="Tabla4.B6" office:value-type="string">
            <text:p text:style-name="P207"/>
            <text:p text:style-name="P329">C/P</text:p>
          </table:table-cell>
          <table:table-cell table:style-name="Tabla4.C6" office:value-type="string">
            <text:p text:style-name="P207"/>
            <text:p text:style-name="P381">4</text:p>
          </table:table-cell>
        </table:table-row>
        <text:soft-page-break/>
        <table:table-row table:style-name="Tabla4.7">
          <table:table-cell table:style-name="Tabla4.A7" office:value-type="string">
            <text:p text:style-name="P382"><text:span text:style-name="T350">•</text:span><text:span text:style-name="T351"> </text:span><text:span text:style-name="T128">Se han importado y exportado hojas de cálculo creadas con otras aplicaciones y en otros</text:span></text:p>
            <text:p text:style-name="P384">formatos.</text:p>
          </table:table-cell>
          <table:table-cell table:style-name="Tabla4.B7" office:value-type="string">
            <text:p text:style-name="P102"/>
            <text:p text:style-name="P43"/>
            <text:p text:style-name="P329">C/P</text:p>
          </table:table-cell>
          <table:table-cell table:style-name="Tabla4.C7" office:value-type="string">
            <text:p text:style-name="P102"/>
            <text:p text:style-name="P43"/>
            <text:p text:style-name="P386">4</text:p>
          </table:table-cell>
        </table:table-row>
        <table:table-row table:style-name="Tabla4.8">
          <table:table-cell table:style-name="Tabla4.A8" office:value-type="string">
            <text:p text:style-name="P388"><text:span text:style-name="T350">•</text:span><text:span text:style-name="T351"> </text:span><text:span text:style-name="T128">Se ha utilizado la hoja de cálculo como base de datos: formularios, creación de listas, filtrado, protección y ordenación de datos.</text:span></text:p>
          </table:table-cell>
          <table:table-cell table:style-name="Tabla4.B8" office:value-type="string">
            <text:p text:style-name="P389"/>
            <text:p text:style-name="P329">C/P</text:p>
          </table:table-cell>
          <table:table-cell table:style-name="Tabla4.C8" office:value-type="string">
            <text:p text:style-name="P389"/>
            <text:p text:style-name="P391">4</text:p>
          </table:table-cell>
        </table:table-row>
        <table:table-row table:style-name="Tabla4.8">
          <table:table-cell table:style-name="Tabla4.A9" office:value-type="string">
            <text:p text:style-name="P388"><text:span text:style-name="T350">•</text:span><text:span text:style-name="T351"> </text:span><text:span text:style-name="T128">Se ha</text:span><text:span text:style-name="T139">n</text:span><text:span text:style-name="T128"> utilizado </text:span><text:span text:style-name="T139">aplicaciones y periféricos para introducir textos, números, códigos e imágenes.</text:span></text:p>
          </table:table-cell>
          <table:table-cell table:style-name="Tabla4.B9" office:value-type="string">
            <text:p text:style-name="P389"/>
            <text:p text:style-name="P329">C/P</text:p>
          </table:table-cell>
          <table:table-cell table:style-name="Tabla4.C9" office:value-type="string">
            <text:p text:style-name="P389"/>
            <text:p text:style-name="P391">4</text:p>
          </table:table-cell>
        </table:table-row>
      </table:table>
      <text:p text:style-name="P43"/>
      <text:p text:style-name="P520"><text:span text:style-name="T172"/></text:p>
      <text:p text:style-name="P521"><text:span text:style-name="T172">RESULTADO</text:span><text:span text:style-name="T241"> </text:span><text:span text:style-name="T172">DE </text:span><text:span text:style-name="T237"><text:s/></text:span><text:span text:style-name="T172">APRENDIZAJE<text:tab/>nº<text:tab/>4: </text:span><text:span text:style-name="T237"><text:s/></text:span><text:span text:style-name="T177">Elabora </text:span><text:span text:style-name="T236"><text:s/></text:span><text:span text:style-name="T177">documentos </text:span><text:span text:style-name="T236"><text:s/></text:span><text:span text:style-name="T177">con </text:span><text:span text:style-name="T236"><text:s/></text:span><text:span text:style-name="T177">bases </text:span><text:span text:style-name="T236"><text:s/></text:span><text:span text:style-name="T177">de </text:span><text:span text:style-name="T236"><text:s/></text:span><text:span text:style-name="T177">datos ofimáticas describiendo y aplicando operaciones de manipulación de datos.</text:span></text:p>
      <text:p text:style-name="P39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503"><text:span text:style-name="T150">Criterios</text:span><text:span text:style-name="T171"> </text:span><text:span text:style-name="T150">de evaluación.</text:span></text:p>
          </table:table-cell>
          <table:table-cell table:style-name="Tabla5.B1" office:value-type="string">
            <text:p text:style-name="P509"><text:span text:style-name="T152">Tipos</text:span></text:p>
            <text:p text:style-name="P323"><text:span text:style-name="T150">de</text:span><text:span text:style-name="T171"> </text:span><text:span text:style-name="T150">Aprendizaje</text:span></text:p>
          </table:table-cell>
          <table:table-cell table:style-name="Tabla5.C1" office:value-type="string">
            <text:p text:style-name="P514"><text:span text:style-name="T150">Unidades</text:span><text:span text:style-name="T171"> </text:span><text:span text:style-name="T150">de trabajo</text:span></text:p>
          </table:table-cell>
        </table:table-row>
        <table:table-row table:style-name="Tabla5.2">
          <table:table-cell table:style-name="Tabla5.A2" office:value-type="string">
            <text:p text:style-name="P383"><text:span text:style-name="T350">•</text:span><text:span text:style-name="T351"> </text:span><text:span text:style-name="T128">Se han identificado los elementos de las bases de datos relacionales.</text:span></text:p>
          </table:table-cell>
          <table:table-cell table:style-name="Tabla5.B2" office:value-type="string">
            <text:p text:style-name="P130"/>
            <text:p text:style-name="P330">C/P</text:p>
          </table:table-cell>
          <table:table-cell table:style-name="Tabla5.C2" office:value-type="string">
            <text:p text:style-name="P130"/>
            <text:p text:style-name="P339">5</text:p>
          </table:table-cell>
        </table:table-row>
        <table:table-row table:style-name="Tabla5.3">
          <table:table-cell table:style-name="Tabla5.A3" office:value-type="string">
            <text:p text:style-name="P344"><text:span text:style-name="T350">•</text:span><text:span text:style-name="T351"> </text:span><text:span text:style-name="T128">Se han creado bases de datos ofimáticas.</text:span></text:p>
          </table:table-cell>
          <table:table-cell table:style-name="Tabla5.B3" office:value-type="string">
            <text:p text:style-name="P358">P</text:p>
          </table:table-cell>
          <table:table-cell table:style-name="Tabla5.C3" office:value-type="string">
            <text:p text:style-name="P363">5</text:p>
          </table:table-cell>
        </table:table-row>
        <table:table-row table:style-name="Tabla5.2">
          <table:table-cell table:style-name="Tabla5.A4" office:value-type="string">
            <text:p text:style-name="P348"><text:span text:style-name="T350">•</text:span><text:span text:style-name="T351"> </text:span><text:span text:style-name="T128">Se han utilizado las tablas de la base de datos</text:span></text:p>
            <text:p text:style-name="P385"><text:span text:style-name="T128">(insertar,</text:span><text:span text:style-name="T170"> </text:span><text:span text:style-name="T128">modificar y eliminar registros).</text:span></text:p>
          </table:table-cell>
          <table:table-cell table:style-name="Tabla5.B4" office:value-type="string">
            <text:p text:style-name="P130"/>
            <text:p text:style-name="P353">P</text:p>
          </table:table-cell>
          <table:table-cell table:style-name="Tabla5.C4" office:value-type="string">
            <text:p text:style-name="P130"/>
            <text:p text:style-name="P339">5</text:p>
          </table:table-cell>
        </table:table-row>
        <table:table-row table:style-name="Tabla5.2">
          <table:table-cell table:style-name="Tabla5.A5" office:value-type="string">
            <text:p text:style-name="P379"><text:span text:style-name="T350">•</text:span><text:span text:style-name="T351"> </text:span><text:span text:style-name="T128">Se han utilizado asistentes en la creación de consultas.</text:span></text:p>
          </table:table-cell>
          <table:table-cell table:style-name="Tabla5.B5" office:value-type="string">
            <text:p text:style-name="P130"/>
            <text:p text:style-name="P353">P</text:p>
          </table:table-cell>
          <table:table-cell table:style-name="Tabla5.C5" office:value-type="string">
            <text:p text:style-name="P130"/>
            <text:p text:style-name="P339">5</text:p>
          </table:table-cell>
        </table:table-row>
        <table:table-row table:style-name="Tabla5.2">
          <table:table-cell table:style-name="Tabla5.A6" office:value-type="string">
            <text:p text:style-name="P380"><text:span text:style-name="T350">•</text:span><text:span text:style-name="T351"> </text:span><text:span text:style-name="T128">Se han utilizado asistentes en la creación de formularios.</text:span></text:p>
          </table:table-cell>
          <table:table-cell table:style-name="Tabla5.B6" office:value-type="string">
            <text:p text:style-name="P94"/>
            <text:p text:style-name="P353">P</text:p>
          </table:table-cell>
          <table:table-cell table:style-name="Tabla5.C6" office:value-type="string">
            <text:p text:style-name="P94"/>
            <text:p text:style-name="P339">5</text:p>
          </table:table-cell>
        </table:table-row>
        <table:table-row table:style-name="Tabla5.7">
          <table:table-cell table:style-name="Tabla5.A7" office:value-type="string">
            <text:p text:style-name="P379"><text:span text:style-name="T350">•</text:span><text:span text:style-name="T351"> </text:span><text:span text:style-name="T128">Se han utilizado asistentes en la creación de informes.</text:span></text:p>
          </table:table-cell>
          <table:table-cell table:style-name="Tabla5.B7" office:value-type="string">
            <text:p text:style-name="P285"/>
            <text:p text:style-name="P353">P</text:p>
          </table:table-cell>
          <table:table-cell table:style-name="Tabla5.C7" office:value-type="string">
            <text:p text:style-name="P285"/>
            <text:p text:style-name="P396">5</text:p>
          </table:table-cell>
        </table:table-row>
        <table:table-row table:style-name="Tabla5.8">
          <table:table-cell table:style-name="Tabla5.A8" office:value-type="string">
            <text:p text:style-name="P397"><text:span text:style-name="T350">•</text:span><text:span text:style-name="T351"> </text:span><text:span text:style-name="T128">Se ha realizado búsqueda y filtrado sobre la información almacenada.</text:span></text:p>
          </table:table-cell>
          <table:table-cell table:style-name="Tabla5.B8" office:value-type="string">
            <text:p text:style-name="P94"/>
            <text:p text:style-name="P353">P</text:p>
          </table:table-cell>
          <table:table-cell table:style-name="Tabla5.C8" office:value-type="string">
            <text:p text:style-name="P94"/>
            <text:p text:style-name="P334">5</text:p>
          </table:table-cell>
        </table:table-row>
        <table:table-row table:style-name="Tabla5.8">
          <table:table-cell table:style-name="Tabla5.A9" office:value-type="string">
            <text:p text:style-name="P397"><text:span text:style-name="T350">•</text:span><text:span text:style-name="T351"> </text:span><text:span text:style-name="T128">Se ha</text:span><text:span text:style-name="T140">n</text:span><text:span text:style-name="T128"> </text:span><text:span text:style-name="T140">creado y utilizado macros</text:span><text:span text:style-name="T128">.</text:span></text:p>
          </table:table-cell>
          <table:table-cell table:style-name="Tabla5.B9" office:value-type="string">
            <text:p text:style-name="P94"/>
            <text:p text:style-name="P353">P</text:p>
          </table:table-cell>
          <table:table-cell table:style-name="Tabla5.C9" office:value-type="string">
            <text:p text:style-name="P94"/>
            <text:p text:style-name="P334">5</text:p>
          </table:table-cell>
        </table:table-row>
      </table:table>
      <text:p text:style-name="P393"/>
      <text:p text:style-name="P395"><text:span text:style-name="T172">RESULTADO</text:span><text:span text:style-name="T175"> </text:span><text:span text:style-name="T172">DE APRENDIZAJE <text:s/>nº 5: </text:span><text:span text:style-name="T186">Manipula imágenes digitales analizando las posibilidades de distintos programas y aplicando técnicas de captura y edición básicas.</text:span></text:p>
      <text:p text:style-name="P394"/>
      <table:table table:name="Tabla6" table:style-name="Tabla6">
        <table:table-column table:style-name="Tabla6.A"/>
        <table:table-column table:style-name="Tabla6.B"/>
        <table:table-column table:style-name="Tabla6.C"/>
        <text:soft-page-break/>
        <table:table-row table:style-name="Tabla6.1">
          <table:table-cell table:style-name="Tabla6.A1" office:value-type="string">
            <text:p text:style-name="P501"><text:span text:style-name="T150">Criterios</text:span><text:span text:style-name="T171"> </text:span><text:span text:style-name="T150">de evaluación.</text:span></text:p>
          </table:table-cell>
          <table:table-cell table:style-name="Tabla6.B1" office:value-type="string">
            <text:p text:style-name="P119"/>
            <text:p text:style-name="P319">Tipos</text:p>
            <text:p text:style-name="P320"><text:span text:style-name="T150">de</text:span><text:span text:style-name="T171"> </text:span><text:span text:style-name="T150">Aprendizaje</text:span></text:p>
          </table:table-cell>
          <table:table-cell table:style-name="Tabla6.C1" office:value-type="string">
            <text:p text:style-name="P512"><text:span text:style-name="T150">Unidades</text:span><text:span text:style-name="T171"> </text:span><text:span text:style-name="T150">de trabajo</text:span></text:p>
          </table:table-cell>
        </table:table-row>
        <table:table-row table:style-name="Tabla6.2">
          <table:table-cell table:style-name="Tabla6.A2" office:value-type="string">
            <text:p text:style-name="P343"><text:span text:style-name="T350">•</text:span><text:span text:style-name="T351"> </text:span><text:span text:style-name="T128">Se han analizado formatos de imágenes.</text:span></text:p>
          </table:table-cell>
          <table:table-cell table:style-name="Tabla6.B2" office:value-type="string">
            <text:p text:style-name="P118"/>
            <text:p text:style-name="P329">C/A</text:p>
          </table:table-cell>
          <table:table-cell table:style-name="Tabla6.C2" office:value-type="string">
            <text:p text:style-name="P118"/>
            <text:p text:style-name="P398">6</text:p>
          </table:table-cell>
        </table:table-row>
        <table:table-row table:style-name="Tabla6.3">
          <table:table-cell table:style-name="Tabla6.A3" office:value-type="string">
            <text:p text:style-name="P399"><text:span text:style-name="T350">•</text:span><text:span text:style-name="T351"> </text:span><text:span text:style-name="T128">Se ha realizado la adquisición de imágenes con periféricos.</text:span></text:p>
          </table:table-cell>
          <table:table-cell table:style-name="Tabla6.B3" office:value-type="string">
            <text:p text:style-name="P129"/>
            <text:p text:style-name="P352">P</text:p>
          </table:table-cell>
          <table:table-cell table:style-name="Tabla6.C3" office:value-type="string">
            <text:p text:style-name="P129"/>
            <text:p text:style-name="P338">6</text:p>
          </table:table-cell>
        </table:table-row>
        <table:table-row table:style-name="Tabla6.4">
          <table:table-cell table:style-name="Tabla6.A4" office:value-type="string">
            <text:p text:style-name="P400"><text:span text:style-name="T350">•</text:span><text:span text:style-name="T351"> </text:span><text:span text:style-name="T128">Se ha trabajado con imágenes a diferentes resoluciones, según su finalidad.</text:span></text:p>
          </table:table-cell>
          <table:table-cell table:style-name="Tabla6.B4" office:value-type="string">
            <text:p text:style-name="P93"/>
            <text:p text:style-name="P352">P</text:p>
          </table:table-cell>
          <table:table-cell table:style-name="Tabla6.C4" office:value-type="string">
            <text:p text:style-name="P93"/>
            <text:p text:style-name="P338">6</text:p>
          </table:table-cell>
        </table:table-row>
        <table:table-row table:style-name="Tabla6.3">
          <table:table-cell table:style-name="Tabla6.A5" office:value-type="string">
            <text:p text:style-name="P401"><text:span text:style-name="T350">•</text:span><text:span text:style-name="T351"> </text:span><text:span text:style-name="T128">Se han empleado herramientas para la edición de imagen digital.</text:span></text:p>
          </table:table-cell>
          <table:table-cell table:style-name="Tabla6.B5" office:value-type="string">
            <text:p text:style-name="P129"/>
            <text:p text:style-name="P329">C/P</text:p>
          </table:table-cell>
          <table:table-cell table:style-name="Tabla6.C5" office:value-type="string">
            <text:p text:style-name="P129"/>
            <text:p text:style-name="P338">6</text:p>
          </table:table-cell>
        </table:table-row>
        <table:table-row table:style-name="Tabla6.4">
          <table:table-cell table:style-name="Tabla6.A6" office:value-type="string">
            <text:p text:style-name="P403"><text:span text:style-name="T350">•</text:span><text:span text:style-name="T351"> </text:span><text:span text:style-name="T128">Se han importado y exportado imágenes en diversos formatos.</text:span></text:p>
          </table:table-cell>
          <table:table-cell table:style-name="Tabla6.B6" office:value-type="string">
            <text:p text:style-name="P93"/>
            <text:p text:style-name="P352">P</text:p>
          </table:table-cell>
          <table:table-cell table:style-name="Tabla6.C6" office:value-type="string">
            <text:p text:style-name="P93"/>
            <text:p text:style-name="P333">6</text:p>
          </table:table-cell>
        </table:table-row>
      </table:table>
      <text:p text:style-name="P191"/>
      <text:p text:style-name="P523"><text:span text:style-name="T172">RESULTADO</text:span><text:span text:style-name="T243"> </text:span><text:span text:style-name="T172">DE</text:span><text:span text:style-name="T246"> </text:span><text:span text:style-name="T172">APRENDIZAJE </text:span><text:span text:style-name="T248"><text:s/></text:span><text:span text:style-name="T172">nº </text:span><text:span text:style-name="T248"><text:s/></text:span><text:span text:style-name="T172">6:</text:span><text:span text:style-name="T246"> </text:span><text:span text:style-name="T177">Manipula</text:span><text:span text:style-name="T247"> </text:span><text:span text:style-name="T177">secuencias</text:span><text:span text:style-name="T247"> </text:span><text:span text:style-name="T177">de</text:span><text:span text:style-name="T247"> </text:span><text:span text:style-name="T177">vídeo</text:span><text:span text:style-name="T247"> </text:span><text:span text:style-name="T177">analizando</text:span><text:span text:style-name="T247"> </text:span><text:span text:style-name="T186">las posibilidades de distintos programas y aplicando técnicas de captura y edición básicas.</text:span></text:p>
      <text:p text:style-name="P405"/>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501"><text:span text:style-name="T150">Criterios</text:span><text:span text:style-name="T171"> </text:span><text:span text:style-name="T150">de evaluación.</text:span></text:p>
          </table:table-cell>
          <table:table-cell table:style-name="Tabla7.B1" office:value-type="string">
            <text:p text:style-name="P507"><text:span text:style-name="T152">Tipos</text:span></text:p>
            <text:p text:style-name="P320"><text:span text:style-name="T150">de</text:span><text:span text:style-name="T171"> </text:span><text:span text:style-name="T150">Aprendizaje</text:span></text:p>
          </table:table-cell>
          <table:table-cell table:style-name="Tabla7.C1" office:value-type="string">
            <text:p text:style-name="P512"><text:span text:style-name="T150">Unidades</text:span><text:span text:style-name="T171"> </text:span><text:span text:style-name="T150">de trabajo</text:span></text:p>
          </table:table-cell>
        </table:table-row>
        <table:table-row table:style-name="Tabla7.2">
          <table:table-cell table:style-name="Tabla7.A2" office:value-type="string">
            <text:p text:style-name="P406"><text:span text:style-name="T350">•</text:span><text:span text:style-name="T351"> </text:span><text:span text:style-name="T128">Se han reconocido los elementos que componen una secuencia de vídeo.</text:span></text:p>
          </table:table-cell>
          <table:table-cell table:style-name="Tabla7.B2" office:value-type="string">
            <text:p text:style-name="P93"/>
            <text:p text:style-name="P407">C</text:p>
          </table:table-cell>
          <table:table-cell table:style-name="Tabla7.C2" office:value-type="string">
            <text:p text:style-name="P93"/>
            <text:p text:style-name="P333">7</text:p>
          </table:table-cell>
        </table:table-row>
        <table:table-row table:style-name="Tabla7.3">
          <table:table-cell table:style-name="Tabla7.A3" office:value-type="string">
            <text:p text:style-name="P410"><text:span text:style-name="T350">•</text:span><text:span text:style-name="T351"> </text:span><text:span text:style-name="T128">Se han estudiado los tipos de formatos y códecs más empleados.</text:span></text:p>
          </table:table-cell>
          <table:table-cell table:style-name="Tabla7.B3" office:value-type="string">
            <text:p text:style-name="P129"/>
            <text:p text:style-name="P407">C</text:p>
          </table:table-cell>
          <table:table-cell table:style-name="Tabla7.C3" office:value-type="string">
            <text:p text:style-name="P129"/>
            <text:p text:style-name="P338">7</text:p>
          </table:table-cell>
        </table:table-row>
        <table:table-row table:style-name="Tabla7.4">
          <table:table-cell table:style-name="Tabla7.A4" office:value-type="string">
            <text:p text:style-name="P343"><text:span text:style-name="T350">•</text:span><text:span text:style-name="T351"> </text:span><text:span text:style-name="T128">Se ha importado y exportado sec</text:span><text:span text:style-name="T140">uencias</text:span><text:span text:style-name="T128"> de vídeo.</text:span></text:p>
          </table:table-cell>
          <table:table-cell table:style-name="Tabla7.B4" office:value-type="string">
            <text:p text:style-name="P93"/>
            <text:p text:style-name="P352">P</text:p>
          </table:table-cell>
          <table:table-cell table:style-name="Tabla7.C4" office:value-type="string">
            <text:p text:style-name="P93"/>
            <text:p text:style-name="P411">7</text:p>
          </table:table-cell>
        </table:table-row>
        <table:table-row table:style-name="Tabla7.2">
          <table:table-cell table:style-name="Tabla7.A5" office:value-type="string">
            <text:p text:style-name="P412"><text:span text:style-name="T350">•</text:span><text:span text:style-name="T351"> </text:span><text:span text:style-name="T128">Se ha capturado sec</text:span><text:span text:style-name="T140">uencias</text:span><text:span text:style-name="T128"> de vídeo con recursos adecuados.</text:span></text:p>
          </table:table-cell>
          <table:table-cell table:style-name="Tabla7.B5" office:value-type="string">
            <text:p text:style-name="P93"/>
            <text:p text:style-name="P352">P</text:p>
          </table:table-cell>
          <table:table-cell table:style-name="Tabla7.C5" office:value-type="string">
            <text:p text:style-name="P93"/>
            <text:p text:style-name="P333">7</text:p>
          </table:table-cell>
        </table:table-row>
        <table:table-row table:style-name="Tabla7.6">
          <table:table-cell table:style-name="Tabla7.A6" office:value-type="string">
            <text:p text:style-name="P343"><text:span text:style-name="T350">•</text:span><text:span text:style-name="T351"> </text:span><text:span text:style-name="T128">Se han elaborado vídeo tutoriales.</text:span></text:p>
          </table:table-cell>
          <table:table-cell table:style-name="Tabla7.B6" office:value-type="string">
            <text:p text:style-name="P331">C/P</text:p>
          </table:table-cell>
          <table:table-cell table:style-name="Tabla7.C6" office:value-type="string">
            <text:p text:style-name="P361">7</text:p>
          </table:table-cell>
        </table:table-row>
      </table:table>
      <text:p text:style-name="P191"/>
      <text:p text:style-name="P522"><text:span text:style-name="T172">RESULTADO</text:span><text:span text:style-name="T250"> </text:span><text:span text:style-name="T172">DE</text:span><text:span text:style-name="T219"> </text:span><text:span text:style-name="T172">APRENDIZAJE </text:span><text:span text:style-name="T233"><text:s/></text:span><text:span text:style-name="T172">nº </text:span><text:span text:style-name="T233"><text:s/></text:span><text:span text:style-name="T172">7:</text:span><text:span text:style-name="T219"> </text:span><text:span text:style-name="T177">Elabora</text:span><text:span text:style-name="T218"> </text:span><text:span text:style-name="T177">presentaciones</text:span><text:span text:style-name="T218"> </text:span><text:span text:style-name="T177">multimedia</text:span><text:span text:style-name="T218"> </text:span><text:span text:style-name="T186">describiendo y aplicando normas básicas de composición y diseño.</text:span></text:p>
      <text:p text:style-name="P318"/>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504"><text:span text:style-name="T150">Criterios</text:span><text:span text:style-name="T171"> </text:span><text:span text:style-name="T150">de evaluación.</text:span></text:p>
          </table:table-cell>
          <table:table-cell table:style-name="Tabla8.B1" office:value-type="string">
            <text:p text:style-name="P510"><text:span text:style-name="T152">Tipos</text:span></text:p>
            <text:p text:style-name="P324"><text:span text:style-name="T150">de</text:span><text:span text:style-name="T171"> </text:span><text:span text:style-name="T150">Aprendizaje</text:span></text:p>
          </table:table-cell>
          <table:table-cell table:style-name="Tabla8.C1" office:value-type="string">
            <text:p text:style-name="P515"><text:span text:style-name="T150">Unidades</text:span><text:span text:style-name="T171"> </text:span><text:span text:style-name="T150">de trabajo</text:span></text:p>
          </table:table-cell>
        </table:table-row>
        <table:table-row table:style-name="Tabla8.2">
          <table:table-cell table:style-name="Tabla8.A2" office:value-type="string">
            <text:p text:style-name="P413"><text:span text:style-name="T350">•</text:span><text:span text:style-name="T351"> </text:span><text:span text:style-name="T128">Se han identificado las opciones básicas de las aplicaciones de presentaciones.</text:span></text:p>
          </table:table-cell>
          <table:table-cell table:style-name="Tabla8.B2" office:value-type="string">
            <text:p text:style-name="P131"/>
            <text:p text:style-name="P408">C</text:p>
          </table:table-cell>
          <table:table-cell table:style-name="Tabla8.C2" office:value-type="string">
            <text:p text:style-name="P131"/>
            <text:p text:style-name="P340">2</text:p>
          </table:table-cell>
        </table:table-row>
        <text:soft-page-break/>
        <table:table-row table:style-name="Tabla8.3">
          <table:table-cell table:style-name="Tabla8.A3" office:value-type="string">
            <text:p text:style-name="P414"><text:span text:style-name="T350">•</text:span><text:span text:style-name="T351"> </text:span><text:span text:style-name="T128">Se han reconocido los distintos tipos de vista asociados a una presentación.</text:span></text:p>
          </table:table-cell>
          <table:table-cell table:style-name="Tabla8.B3" office:value-type="string">
            <text:p text:style-name="P95"/>
            <text:p text:style-name="P408">C</text:p>
          </table:table-cell>
          <table:table-cell table:style-name="Tabla8.C3" office:value-type="string">
            <text:p text:style-name="P95"/>
            <text:p text:style-name="P335">2</text:p>
          </table:table-cell>
        </table:table-row>
        <table:table-row table:style-name="Tabla8.2">
          <table:table-cell table:style-name="Tabla8.A4" office:value-type="string">
            <text:p text:style-name="P415"><text:span text:style-name="T350">•</text:span><text:span text:style-name="T351"> </text:span><text:span text:style-name="T128">Se han aplicado las distintas tipografías y normas de composición, y utilización del color.</text:span></text:p>
          </table:table-cell>
          <table:table-cell table:style-name="Tabla8.B4" office:value-type="string">
            <text:p text:style-name="P131"/>
            <text:p text:style-name="P354">P</text:p>
          </table:table-cell>
          <table:table-cell table:style-name="Tabla8.C4" office:value-type="string">
            <text:p text:style-name="P131"/>
            <text:p text:style-name="P340">2</text:p>
          </table:table-cell>
        </table:table-row>
        <table:table-row table:style-name="Tabla8.5">
          <table:table-cell table:style-name="Tabla8.A5" office:value-type="string">
            <text:p text:style-name="P345"><text:span text:style-name="T350">•</text:span><text:span text:style-name="T351"> </text:span><text:span text:style-name="T128">Se han diseñado plantillas de presentaciones.</text:span></text:p>
          </table:table-cell>
          <table:table-cell table:style-name="Tabla8.B5" office:value-type="string">
            <text:p text:style-name="P359">P</text:p>
          </table:table-cell>
          <table:table-cell table:style-name="Tabla8.C5" office:value-type="string">
            <text:p text:style-name="P364">2</text:p>
          </table:table-cell>
        </table:table-row>
        <table:table-row table:style-name="Tabla8.5">
          <table:table-cell table:style-name="Tabla8.A6" office:value-type="string">
            <text:p text:style-name="P345"><text:span text:style-name="T350">•</text:span><text:span text:style-name="T351"> </text:span><text:span text:style-name="T128">Se han </text:span><text:span text:style-name="T140">creado</text:span><text:span text:style-name="T128"> presentaciones.</text:span></text:p>
          </table:table-cell>
          <table:table-cell table:style-name="Tabla8.B6" office:value-type="string">
            <text:p text:style-name="P359">P</text:p>
          </table:table-cell>
          <table:table-cell table:style-name="Tabla8.C6" office:value-type="string">
            <text:p text:style-name="P364">2</text:p>
          </table:table-cell>
        </table:table-row>
        <table:table-row table:style-name="Tabla8.7">
          <table:table-cell table:style-name="Tabla8.A7" office:value-type="string">
            <text:p text:style-name="P345"><text:span text:style-name="T350">•</text:span><text:span text:style-name="T351"> </text:span><text:span text:style-name="T128">Se han </text:span><text:span text:style-name="T140">utilizado periféricos para ejecutar presentaciones.</text:span></text:p>
          </table:table-cell>
          <table:table-cell table:style-name="Tabla8.B7" office:value-type="string">
            <text:p text:style-name="P359">P</text:p>
          </table:table-cell>
          <table:table-cell table:style-name="Tabla8.C7" office:value-type="string">
            <text:p text:style-name="P364">2</text:p>
          </table:table-cell>
        </table:table-row>
      </table:table>
      <text:p text:style-name="P152"/>
      <text:p text:style-name="P157"><text:span text:style-name="T172">RESULTADO</text:span><text:span text:style-name="T175"> </text:span><text:span text:style-name="T172">DE APRENDIZAJE <text:s/>nº <text:s/>8: </text:span><text:span text:style-name="T177">Realiza operaciones de gestión del correo y la</text:span></text:p>
      <text:p text:style-name="P167"><text:span text:style-name="T111">agenda</text:span><text:span text:style-name="T112"> </text:span><text:span text:style-name="T111">electrónica, relacionando necesidades de uso con su configuración.</text:span></text:p>
      <text:p text:style-name="P133"/>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501"><text:span text:style-name="T150">Criterios</text:span><text:span text:style-name="T171"> </text:span><text:span text:style-name="T150">de evaluación.</text:span></text:p>
          </table:table-cell>
          <table:table-cell table:style-name="Tabla10.B1" office:value-type="string">
            <text:p text:style-name="P507"><text:span text:style-name="T152">Tipos</text:span></text:p>
            <text:p text:style-name="P320"><text:span text:style-name="T150">de</text:span><text:span text:style-name="T171"> </text:span><text:span text:style-name="T150">Aprendizaje</text:span></text:p>
          </table:table-cell>
          <table:table-cell table:style-name="Tabla10.C1" office:value-type="string">
            <text:p text:style-name="P512"><text:span text:style-name="T150">Unidades</text:span><text:span text:style-name="T171"> </text:span><text:span text:style-name="T150">de trabajo</text:span></text:p>
          </table:table-cell>
        </table:table-row>
        <table:table-row table:style-name="Tabla10.2">
          <table:table-cell table:style-name="Tabla10.A2" office:value-type="string">
            <text:p text:style-name="P416"><text:span text:style-name="T350">•</text:span><text:span text:style-name="T351"> </text:span><text:span text:style-name="T128">Se han descrito los elementos que componen un correo electrónico.</text:span></text:p>
          </table:table-cell>
          <table:table-cell table:style-name="Tabla10.B2" office:value-type="string">
            <text:p text:style-name="P129"/>
            <text:p text:style-name="P407">C</text:p>
          </table:table-cell>
          <table:table-cell table:style-name="Tabla10.C2" office:value-type="string">
            <text:p text:style-name="P129"/>
            <text:p text:style-name="P338">8</text:p>
          </table:table-cell>
        </table:table-row>
        <table:table-row table:style-name="Tabla10.3">
          <table:table-cell table:style-name="Tabla10.A3" office:value-type="string">
            <text:p text:style-name="P417"><text:span text:style-name="T350">•</text:span><text:span text:style-name="T351"> </text:span><text:span text:style-name="T128">Se han analizado las necesidades básicas de gestión de correo y agenda electrónica.</text:span></text:p>
          </table:table-cell>
          <table:table-cell table:style-name="Tabla10.B3" office:value-type="string">
            <text:p text:style-name="P129"/>
            <text:p text:style-name="P329">C/P</text:p>
          </table:table-cell>
          <table:table-cell table:style-name="Tabla10.C3" office:value-type="string">
            <text:p text:style-name="P129"/>
            <text:p text:style-name="P418">8</text:p>
          </table:table-cell>
        </table:table-row>
        <table:table-row table:style-name="Tabla10.2">
          <table:table-cell table:style-name="Tabla10.A4" office:value-type="string">
            <text:p text:style-name="P376"><text:span text:style-name="T350">•</text:span><text:span text:style-name="T351"> </text:span><text:span text:style-name="T128">Se han configurado distintos tipos de cuentas de correo electrónico.</text:span></text:p>
          </table:table-cell>
          <table:table-cell table:style-name="Tabla10.B4" office:value-type="string">
            <text:p text:style-name="P129"/>
            <text:p text:style-name="P352">P</text:p>
          </table:table-cell>
          <table:table-cell table:style-name="Tabla10.C4" office:value-type="string">
            <text:p text:style-name="P129"/>
            <text:p text:style-name="P338">8</text:p>
          </table:table-cell>
        </table:table-row>
        <table:table-row table:style-name="Tabla10.5">
          <table:table-cell table:style-name="Tabla10.A5" office:value-type="string">
            <text:p text:style-name="P419"><text:span text:style-name="T350">•</text:span><text:span text:style-name="T351"> </text:span><text:span text:style-name="T128">Se han conectado y sincronizado agendas del equipo informático con dispositivos móviles.</text:span></text:p>
          </table:table-cell>
          <table:table-cell table:style-name="Tabla10.B5" office:value-type="string">
            <text:p text:style-name="P93"/>
            <text:p text:style-name="P352">P</text:p>
          </table:table-cell>
          <table:table-cell table:style-name="Tabla10.C5" office:value-type="string">
            <text:p text:style-name="P93"/>
            <text:p text:style-name="P333">8</text:p>
          </table:table-cell>
        </table:table-row>
        <table:table-row table:style-name="Tabla10.6">
          <table:table-cell table:style-name="Tabla10.A6" office:value-type="string">
            <text:p text:style-name="P343"><text:span text:style-name="T350">•</text:span><text:span text:style-name="T351"> </text:span><text:span text:style-name="T128">Se ha operado con la libreta de direcciones.</text:span></text:p>
          </table:table-cell>
          <table:table-cell table:style-name="Tabla10.B6" office:value-type="string">
            <text:p text:style-name="P350">P</text:p>
          </table:table-cell>
          <table:table-cell table:style-name="Tabla10.C6" office:value-type="string">
            <text:p text:style-name="P361">8</text:p>
          </table:table-cell>
        </table:table-row>
        <table:table-row table:style-name="Tabla10.7">
          <table:table-cell table:style-name="Tabla10.A7" office:value-type="string">
            <text:p text:style-name="P420"><text:span text:style-name="T350">•</text:span><text:span text:style-name="T351"> </text:span><text:span text:style-name="T128">Se ha trabajado con todas las opciones de gestión de correo electrónico (etiquetas, filtros).</text:span></text:p>
          </table:table-cell>
          <table:table-cell table:style-name="Tabla10.B7" office:value-type="string">
            <text:p text:style-name="P129"/>
            <text:p text:style-name="P352">P</text:p>
          </table:table-cell>
          <table:table-cell table:style-name="Tabla10.C7" office:value-type="string">
            <text:p text:style-name="P129"/>
            <text:p text:style-name="P366">8</text:p>
          </table:table-cell>
        </table:table-row>
        <table:table-row table:style-name="Tabla10.2">
          <table:table-cell table:style-name="Tabla10.A8" office:value-type="string">
            <text:p text:style-name="P421"><text:span text:style-name="T350">•</text:span><text:span text:style-name="T351"> </text:span><text:span text:style-name="T128">Se han utilizado opciones de agenda electrónica.</text:span></text:p>
          </table:table-cell>
          <table:table-cell table:style-name="Tabla10.B8" office:value-type="string">
            <text:p text:style-name="P129"/>
            <text:p text:style-name="P352">P</text:p>
          </table:table-cell>
          <table:table-cell table:style-name="Tabla10.C8" office:value-type="string">
            <text:p text:style-name="P129"/>
            <text:p text:style-name="P338">8</text:p>
          </table:table-cell>
        </table:table-row>
      </table:table>
      <text:p text:style-name="P284"/>
      <text:p text:style-name="P317"><text:span text:style-name="T172">RESULTADO</text:span><text:span text:style-name="T248"> </text:span><text:span text:style-name="T172">DE </text:span><text:span text:style-name="T207"><text:s/></text:span><text:span text:style-name="T172">APRENDIZAJE<text:tab/>nº<text:tab/>9: </text:span><text:span text:style-name="T207"><text:s/></text:span><text:span text:style-name="T177">Aplica </text:span><text:span text:style-name="T206"><text:s/></text:span><text:span text:style-name="T177">técnicas </text:span><text:span text:style-name="T206"><text:s/></text:span><text:span text:style-name="T177">de </text:span><text:span text:style-name="T206"><text:s/></text:span><text:span text:style-name="T177">soporte </text:span><text:span text:style-name="T206"><text:s/></text:span><text:span text:style-name="T177">en </text:span><text:span text:style-name="T206"><text:s/></text:span><text:span text:style-name="T177">el </text:span><text:span text:style-name="T206"><text:s/></text:span><text:span text:style-name="T177">uso </text:span><text:span text:style-name="T206"><text:s/></text:span><text:span text:style-name="T177">de aplicaciones, identificando y resolviendo incidencias.</text:span></text:p>
      <text:p text:style-name="P315"><text:span text:style-name="T177"/></text:p>
      <text:p text:style-name="P121"/>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506"><text:span text:style-name="T150">Criterios</text:span><text:span text:style-name="T171"> </text:span><text:span text:style-name="T150">de evaluación.</text:span></text:p>
          </table:table-cell>
          <table:table-cell table:style-name="Tabla11.B1" office:value-type="string">
            <text:p text:style-name="P511"><text:span text:style-name="T152">Tipos</text:span></text:p>
            <text:p text:style-name="P321"><text:span text:style-name="T150">de</text:span><text:span text:style-name="T171"> </text:span><text:span text:style-name="T150">Aprendizaje</text:span></text:p>
          </table:table-cell>
          <table:table-cell table:style-name="Tabla11.C1" office:value-type="string">
            <text:p text:style-name="P516"><text:span text:style-name="T150">Unidades</text:span><text:span text:style-name="T171"> </text:span><text:span text:style-name="T150">de trabajo</text:span></text:p>
          </table:table-cell>
        </table:table-row>
        <table:table-row table:style-name="Tabla11.2">
          <table:table-cell table:style-name="Tabla11.A2" office:value-type="string">
            <text:p text:style-name="P422"><text:span text:style-name="T350">•</text:span><text:span text:style-name="T351"> </text:span><text:span text:style-name="T128">Se han elaborado guías visuales con los conceptos básicos de uso de una aplicación.</text:span></text:p>
          </table:table-cell>
          <table:table-cell table:style-name="Tabla11.B2" office:value-type="string">
            <text:p text:style-name="P96"/>
            <text:p text:style-name="P356">P</text:p>
          </table:table-cell>
          <table:table-cell table:style-name="Tabla11.C2" office:value-type="string">
            <text:p text:style-name="P96"/>
            <text:p text:style-name="P336">9</text:p>
          </table:table-cell>
        </table:table-row>
        <text:soft-page-break/>
        <table:table-row table:style-name="Tabla11.3">
          <table:table-cell table:style-name="Tabla11.A3" office:value-type="string">
            <text:p text:style-name="P404"><text:span text:style-name="T350">•</text:span><text:span text:style-name="T351"> </text:span><text:span text:style-name="T128">Se han identificado problemas relacionados con el uso de aplicaciones ofimáticas.</text:span></text:p>
          </table:table-cell>
          <table:table-cell table:style-name="Tabla11.B3" office:value-type="string">
            <text:p text:style-name="P134"/>
            <text:p text:style-name="P409">C</text:p>
          </table:table-cell>
          <table:table-cell table:style-name="Tabla11.C3" office:value-type="string">
            <text:p text:style-name="P134"/>
            <text:p text:style-name="P342">9</text:p>
          </table:table-cell>
        </table:table-row>
        <table:table-row table:style-name="Tabla11.2">
          <table:table-cell table:style-name="Tabla11.A4" office:value-type="string">
            <text:p text:style-name="P423"><text:span text:style-name="T350">•</text:span><text:span text:style-name="T351"> </text:span><text:span text:style-name="T128">Se han utilizado manuales de usuario para instruir en el uso de aplicaciones.</text:span></text:p>
          </table:table-cell>
          <table:table-cell table:style-name="Tabla11.B4" office:value-type="string">
            <text:p text:style-name="P96"/>
            <text:p text:style-name="P356">P</text:p>
          </table:table-cell>
          <table:table-cell table:style-name="Tabla11.C4" office:value-type="string">
            <text:p text:style-name="P96"/>
            <text:p text:style-name="P336">9</text:p>
          </table:table-cell>
        </table:table-row>
        <table:table-row table:style-name="Tabla11.3">
          <table:table-cell table:style-name="Tabla11.A5" office:value-type="string">
            <text:p text:style-name="P402"><text:span text:style-name="T350">•</text:span><text:span text:style-name="T351"> </text:span><text:span text:style-name="T128">Se han aplicado técnicas de asesoramiento en el uso de aplicaciones.</text:span></text:p>
          </table:table-cell>
          <table:table-cell table:style-name="Tabla11.B5" office:value-type="string">
            <text:p text:style-name="P134"/>
            <text:p text:style-name="P356">P</text:p>
          </table:table-cell>
          <table:table-cell table:style-name="Tabla11.C5" office:value-type="string">
            <text:p text:style-name="P134"/>
            <text:p text:style-name="P342">9</text:p>
          </table:table-cell>
        </table:table-row>
        <table:table-row table:style-name="Tabla11.6">
          <table:table-cell table:style-name="Tabla11.A6" office:value-type="string">
            <text:p text:style-name="P346"><text:span text:style-name="T350">•</text:span><text:span text:style-name="T351"> </text:span><text:span text:style-name="T128">Se han realizado informes de incidencias.</text:span></text:p>
          </table:table-cell>
          <table:table-cell table:style-name="Tabla11.B6" office:value-type="string">
            <text:p text:style-name="P356">P</text:p>
          </table:table-cell>
          <table:table-cell table:style-name="Tabla11.C6" office:value-type="string">
            <text:p text:style-name="P387">9</text:p>
          </table:table-cell>
        </table:table-row>
        <table:table-row table:style-name="Tabla11.7">
          <table:table-cell table:style-name="Tabla11.A7" office:value-type="string">
            <text:p text:style-name="P424"><text:span text:style-name="T350">•</text:span><text:span text:style-name="T351"> </text:span><text:span text:style-name="T128">Se han aplicado los procedimientos necesarios para salvaguardar la información y su recuperación.</text:span></text:p>
          </table:table-cell>
          <table:table-cell table:style-name="Tabla11.B7" office:value-type="string">
            <text:p text:style-name="P390"/>
            <text:p text:style-name="P356">P</text:p>
          </table:table-cell>
          <table:table-cell table:style-name="Tabla11.C7" office:value-type="string">
            <text:p text:style-name="P390"/>
            <text:p text:style-name="P392">9</text:p>
          </table:table-cell>
        </table:table-row>
        <table:table-row table:style-name="Tabla11.8">
          <table:table-cell table:style-name="Tabla11.A8" office:value-type="string">
            <text:p text:style-name="P425"><text:span text:style-name="T350">•</text:span><text:span text:style-name="T351"> </text:span><text:span text:style-name="T128">Se han utilizado los recursos disponibles (documentación técnica, ayudas en línea, soporte técnico, entre otros) para solventar </text:span><text:span text:style-name="T141">incidencias</text:span><text:span text:style-name="T128"> </text:span></text:p>
          </table:table-cell>
          <table:table-cell table:style-name="Tabla11.B8" office:value-type="string">
            <text:p text:style-name="P96"/>
            <text:p text:style-name="P426">P/A</text:p>
          </table:table-cell>
          <table:table-cell table:style-name="Tabla11.C8" office:value-type="string">
            <text:p text:style-name="P96"/>
            <text:p text:style-name="P387">9</text:p>
          </table:table-cell>
        </table:table-row>
        <table:table-row table:style-name="Tabla11.9">
          <table:table-cell table:style-name="Tabla11.A9" office:value-type="string">
            <text:p text:style-name="P427"><text:span text:style-name="T350">•</text:span><text:span text:style-name="T351"> </text:span><text:span text:style-name="T128">Se han solventando las incidencias a tiempo <text:s/>y con el nivel de calidad esperado.</text:span></text:p>
          </table:table-cell>
          <table:table-cell table:style-name="Tabla11.B9" office:value-type="string">
            <text:p text:style-name="P96"/>
            <text:p text:style-name="P426">P/A</text:p>
          </table:table-cell>
          <table:table-cell table:style-name="Tabla11.C9" office:value-type="string">
            <text:p text:style-name="P96"/>
            <text:p text:style-name="P387">9</text:p>
          </table:table-cell>
        </table:table-row>
      </table:table>
      <text:p text:style-name="P66"/>
      <text:list xml:id="list215553861625120" text:continue-numbering="true" text:style-name="WW8Num1">
        <text:list-item>
          <text:h text:style-name="P532" text:outline-level="3"><text:bookmark-start text:name="__RefHeading___Toc19771_87245982"/><text:span text:style-name="T172">9.</text:span><text:span text:style-name="T175"> </text:span><text:span text:style-name="T172">ORGANIZACIÓN</text:span><text:span text:style-name="T252"> </text:span><text:span text:style-name="T172">DE</text:span><text:span text:style-name="T252"> </text:span><text:span text:style-name="T172">LOS CONTENIDOS.</text:span><text:bookmark-end text:name="__RefHeading___Toc19771_87245982"/></text:h>
        </text:list-item>
      </text:list>
      <text:p text:style-name="P310"/>
      <text:p text:style-name="P314"><text:span text:style-name="T177">La</text:span><text:span text:style-name="T176"> </text:span><text:span text:style-name="T177">ordenación de las Unidades de trabajo se resume de la siguiente manera:</text:span></text:p>
      <text:p text:style-name="P283"/>
      <table:table table:name="Tabla13" table:style-name="Tabla13">
        <table:table-column table:style-name="Tabla13.A"/>
        <table:table-row table:style-name="Tabla13.1">
          <table:table-cell table:style-name="Tabla13.A1" office:value-type="string">
            <text:p text:style-name="P428"><text:span text:style-name="T172">UNIDAD</text:span><text:span text:style-name="T175"> </text:span><text:span text:style-name="T172">DE TRABAJO Nº 1: Implantación de aplicaciones.</text:span></text:p>
          </table:table-cell>
        </table:table-row>
        <table:table-row table:style-name="Tabla13.2">
          <table:table-cell table:style-name="Tabla13.A2" office:value-type="string">
            <text:p text:style-name="P430"><text:span text:style-name="T172">CONTENIDOS</text:span><text:span text:style-name="T175"> </text:span><text:span text:style-name="T172">ORGANIZADORES</text:span></text:p>
          </table:table-cell>
        </table:table-row>
        <table:table-row table:style-name="Tabla13.1">
          <table:table-cell table:style-name="Tabla13.A3" office:value-type="string">
            <text:p text:style-name="P429">Procedimientos</text:p>
          </table:table-cell>
        </table:table-row>
        <table:table-row table:style-name="Tabla13.4">
          <table:table-cell table:style-name="Tabla13.A4" office:value-type="string">
            <text:list xml:id="list4264287885555836440" text:style-name="L2">
              <text:list-item>
                <text:p text:style-name="P53"><text:span text:style-name="T177">Conocer</text:span><text:span text:style-name="T254"> </text:span><text:span text:style-name="T177">el</text:span><text:span text:style-name="T254"> </text:span><text:span text:style-name="T177">funcionamiento</text:span><text:span text:style-name="T254"> </text:span><text:span text:style-name="T177">básico</text:span><text:span text:style-name="T254"> </text:span><text:span text:style-name="T177">de</text:span><text:span text:style-name="T254"> </text:span><text:span text:style-name="T177">una</text:span><text:span text:style-name="T254"> </text:span><text:span text:style-name="T177">empresa</text:span><text:span text:style-name="T254"> </text:span><text:span text:style-name="T177">y</text:span><text:span text:style-name="T256"> </text:span><text:span text:style-name="T177">los</text:span><text:span text:style-name="T254"> </text:span><text:span text:style-name="T177">tipos</text:span><text:span text:style-name="T254"> </text:span><text:span text:style-name="T177">de aplicaciones informáticas que utiliza.</text:span></text:p>
              </text:list-item>
              <text:list-item>
                <text:p text:style-name="P53"><text:span text:style-name="T177">Comprender </text:span><text:span text:style-name="T257"><text:s/></text:span><text:span text:style-name="T177">y </text:span><text:span text:style-name="T257"><text:s/></text:span><text:span text:style-name="T177">hacer </text:span><text:span text:style-name="T257"><text:s/></text:span><text:span text:style-name="T177">efectivos </text:span><text:span text:style-name="T257"><text:s/></text:span><text:span text:style-name="T177">los </text:span><text:span text:style-name="T257"><text:s/></text:span><text:span text:style-name="T177">requerimientos </text:span><text:span text:style-name="T257"><text:s/></text:span><text:span text:style-name="T177">de </text:span><text:span text:style-name="T257"><text:s/></text:span><text:span text:style-name="T177">una </text:span><text:span text:style-name="T257"><text:s/></text:span><text:span text:style-name="T177">aplicación informática.</text:span></text:p>
              </text:list-item>
              <text:list-item>
                <text:p text:style-name="P53"><text:span text:style-name="T177">Conocer</text:span><text:span text:style-name="T223"> </text:span><text:span text:style-name="T177">y</text:span><text:span text:style-name="T223"> </text:span><text:span text:style-name="T177">aplicar</text:span><text:span text:style-name="T223"> </text:span><text:span text:style-name="T177">los</text:span><text:span text:style-name="T223"> </text:span><text:span text:style-name="T177">pasos</text:span><text:span text:style-name="T223"> </text:span><text:span text:style-name="T177">esenciales</text:span><text:span text:style-name="T223"> </text:span><text:span text:style-name="T177">en</text:span><text:span text:style-name="T223"> </text:span><text:span text:style-name="T177">la</text:span><text:span text:style-name="T223"> </text:span><text:span text:style-name="T177">instalación</text:span><text:span text:style-name="T223"> </text:span><text:span text:style-name="T177">de</text:span><text:span text:style-name="T223"> </text:span><text:span text:style-name="T177">una</text:span><text:span text:style-name="T223"> </text:span><text:span text:style-name="T177">aplicación informática.</text:span></text:p>
              </text:list-item>
              <text:list-item>
                <text:p text:style-name="P53"><text:span text:style-name="T177">Diferenciar </text:span><text:span text:style-name="T189"><text:s/></text:span><text:span text:style-name="T177">y </text:span><text:span text:style-name="T189"><text:s/></text:span><text:span text:style-name="T177">aplicar </text:span><text:span text:style-name="T189"><text:s/></text:span><text:span text:style-name="T177">las </text:span><text:span text:style-name="T189"><text:s/></text:span><text:span text:style-name="T177">distintas </text:span><text:span text:style-name="T189"><text:s/></text:span><text:span text:style-name="T177">formas </text:span><text:span text:style-name="T189"><text:s/></text:span><text:span text:style-name="T177">de </text:span><text:span text:style-name="T189"><text:s/></text:span><text:span text:style-name="T177">migración </text:span><text:span text:style-name="T189"><text:s/></text:span><text:span text:style-name="T177">de </text:span><text:span text:style-name="T189"><text:s/></text:span><text:span text:style-name="T177">datos </text:span><text:span text:style-name="T189"><text:s/></text:span><text:span text:style-name="T177">entre aplicaciones.</text:span></text:p>
              </text:list-item>
              <text:list-item>
                <text:p text:style-name="P45">Comprobar el correcto funcionamiento de una aplicación informática.</text:p>
              </text:list-item>
              <text:list-item>
                <text:p text:style-name="P45">Diferenciar y realizar los distintos tipos de pruebas.</text:p>
              </text:list-item>
              <text:list-item>
                <text:p text:style-name="P53"><text:span text:style-name="T177">Conocer</text:span><text:span text:style-name="T240"> </text:span><text:span text:style-name="T177">y</text:span><text:span text:style-name="T240"> </text:span><text:span text:style-name="T177">adoptar</text:span><text:span text:style-name="T240"> </text:span><text:span text:style-name="T177">los</text:span><text:span text:style-name="T240"> </text:span><text:span text:style-name="T177">principios</text:span><text:span text:style-name="T240"> </text:span><text:span text:style-name="T177">y</text:span><text:span text:style-name="T240"> </text:span><text:span text:style-name="T177">normas</text:span><text:span text:style-name="T240"> </text:span><text:span text:style-name="T177">básicas<text:tab/>de</text:span><text:span text:style-name="T240"> </text:span><text:span text:style-name="T177">ergonomía</text:span><text:span text:style-name="T240"> </text:span><text:span text:style-name="T177">en</text:span><text:span text:style-name="T240"> </text:span><text:span text:style-name="T177">le trabajo de oficina,</text:span><text:span text:style-name="T253"> </text:span><text:span text:style-name="T177">particularmente el que se realiza en el ordenador.</text:span></text:p>
              </text:list-item>
            </text:list>
          </table:table-cell>
        </table:table-row>
        <table:table-row table:style-name="Tabla13.2">
          <table:table-cell table:style-name="Tabla13.A5" office:value-type="string">
            <text:p text:style-name="P429">Actitudes</text:p>
          </table:table-cell>
        </table:table-row>
        <table:table-row table:style-name="Tabla13.6">
          <table:table-cell table:style-name="Tabla13.A6" office:value-type="string">
            <text:p text:style-name="P431"><text:span text:style-name="T184">1. </text:span><text:span text:style-name="T216"><text:s/></text:span><text:span text:style-name="T177">Iniciativa a la investigación</text:span></text:p>
            <text:p text:style-name="P431"><text:span text:style-name="T184">2. </text:span><text:span text:style-name="T216"><text:s/></text:span><text:span text:style-name="T177">Colaboración en los trabajos en equipo</text:span></text:p>
            <text:p text:style-name="P432"><text:span text:style-name="T184">3. </text:span><text:span text:style-name="T216"><text:s/></text:span><text:span text:style-name="T177">Interés y aportación de ideas de los diferentes conceptos explicados en la UT</text:span></text:p>
            <text:p text:style-name="P431"><text:span text:style-name="T184">4. </text:span><text:span text:style-name="T216"><text:s/></text:span><text:span text:style-name="T177">Capacidad de creación, optimización y mejora</text:span></text:p>
            <text:p text:style-name="P431"><text:span text:style-name="T184">5. </text:span><text:span text:style-name="T216"><text:s/></text:span><text:span text:style-name="T177">Puntualidad, claridad y orden en los ejercicios propuestos</text:span></text:p>
            <text:p text:style-name="P432"><text:span text:style-name="T258">6.</text:span><text:span text:style-name="T174"> </text:span><text:span text:style-name="T217"><text:s/></text:span><text:span text:style-name="T177">Puntualidad y buen comportamiento en clase</text:span></text:p>
          </table:table-cell>
        </table:table-row>
        <table:table-row table:style-name="Tabla13.7">
          <table:table-cell table:style-name="Tabla13.A2" office:value-type="string">
            <text:p text:style-name="P430"><text:span text:style-name="T172">CONTENIDOS</text:span><text:span text:style-name="T175"> </text:span><text:span text:style-name="T172">SOPORTE</text:span></text:p>
          </table:table-cell>
        </table:table-row>
        <table:table-row table:style-name="Tabla13.1">
          <table:table-cell table:style-name="Tabla13.A8" office:value-type="string">
            <text:p text:style-name="P429">Conceptos</text:p>
          </table:table-cell>
        </table:table-row>
        <text:soft-page-break/>
        <table:table-row table:style-name="Tabla13.9">
          <table:table-cell table:style-name="Tabla13.A9" office:value-type="string">
            <text:p text:style-name="P438"><text:span text:style-name="T177">1.1. </text:span><text:span text:style-name="T225"><text:s/></text:span><text:span text:style-name="T177">El <text:s/>funcionamiento de una empresa</text:span></text:p>
            <text:p text:style-name="P438"><text:span text:style-name="T177">1.2. </text:span><text:span text:style-name="T225"><text:s/></text:span><text:span text:style-name="T177">La forma en que se prepara un sistema informático</text:span></text:p>
            <text:p text:style-name="P440">1.3. <text:s/>Los tipos de aplicaciones informáticas que existen</text:p>
            <text:p text:style-name="P441">1.4. <text:s/>Las suites ofimáticas</text:p>
            <text:p text:style-name="P442"><text:span text:style-name="T177">1.5. </text:span><text:span text:style-name="T225"><text:s/></text:span><text:span text:style-name="T177">Los </text:span><text:span text:style-name="T262"><text:s/></text:span><text:span text:style-name="T177">requisitos </text:span><text:span text:style-name="T262"><text:s/></text:span><text:span text:style-name="T177">que </text:span><text:span text:style-name="T262"><text:s/></text:span><text:span text:style-name="T177">deben </text:span><text:span text:style-name="T262"><text:s/></text:span><text:span text:style-name="T177">analizarse </text:span><text:span text:style-name="T262"><text:s/></text:span><text:span text:style-name="T177">previamente </text:span><text:span text:style-name="T262"><text:s/></text:span><text:span text:style-name="T177">a </text:span><text:span text:style-name="T262"><text:s/></text:span><text:span text:style-name="T177">la </text:span><text:span text:style-name="T262"><text:s/></text:span><text:span text:style-name="T177">instalación </text:span><text:span text:style-name="T262"><text:s/></text:span><text:span text:style-name="T177">de </text:span><text:span text:style-name="T262"><text:s/></text:span><text:span text:style-name="T177">una aplicación informática</text:span></text:p>
            <text:p text:style-name="P437"><text:span text:style-name="T177">1.6. </text:span><text:span text:style-name="T225"><text:s/></text:span><text:span text:style-name="T177">La forma en que se pasan los datos entre aplicaciones</text:span></text:p>
            <text:p text:style-name="P437"><text:span text:style-name="T177">1.7. </text:span><text:span text:style-name="T225"><text:s/></text:span><text:span text:style-name="T177">El trabajo en paralelo</text:span></text:p>
            <text:p text:style-name="P439"><text:span text:style-name="T177">1.8. </text:span><text:span text:style-name="T225"><text:s/></text:span><text:span text:style-name="T177">Principios de ergonomía</text:span></text:p>
            <text:p text:style-name="P437"><text:span text:style-name="T259">1.9.</text:span><text:span text:style-name="T172"> </text:span><text:span text:style-name="T228"><text:s/></text:span><text:span text:style-name="T177">Ergonomía del trabajo con el ordenador</text:span></text:p>
          </table:table-cell>
        </table:table-row>
        <table:table-row table:style-name="Tabla13.2">
          <table:table-cell table:style-name="Tabla13.A10" office:value-type="string">
            <text:p text:style-name="P443"><text:span text:style-name="T172">ACTIVIDADES</text:span><text:span text:style-name="T175"> </text:span><text:span text:style-name="T172">DE ENSEÑANZA-APRENDIZAJE-EVALUACIÓN</text:span></text:p>
          </table:table-cell>
        </table:table-row>
        <table:table-row table:style-name="Tabla13.11">
          <table:table-cell table:style-name="Tabla13.A11" office:value-type="string">
            <text:list xml:id="list5506947801446365287" text:style-name="L3">
              <text:list-header>
                <text:p text:style-name="P70"/>
              </text:list-header>
              <text:list-item>
                <text:p text:style-name="P70">Realización de actividades prácticas y/o teóricas relacionadas con la UT</text:p>
              </text:list-item>
              <text:list-item>
                <text:p text:style-name="P73"><text:span text:style-name="T177">Diferenciar</text:span><text:span text:style-name="T176"> </text:span><text:span text:style-name="T177">los diferentes tipos de empresa.</text:span></text:p>
              </text:list-item>
              <text:list-item>
                <text:p text:style-name="P73"><text:span text:style-name="T177">Describir</text:span><text:span text:style-name="T176"> </text:span><text:span text:style-name="T177">los diferentes tipos de aplicaciones existentes en la empresa. Analizar las necesidades software en la empresa y los requisitos mínimos de dichas</text:span><text:span text:style-name="T176"> </text:span><text:span text:style-name="T177">aplicaciones.</text:span></text:p>
              </text:list-item>
              <text:list-item>
                <text:p text:style-name="P73"><text:span text:style-name="T177">Instalar, </text:span><text:span text:style-name="T229"><text:s/></text:span><text:span text:style-name="T177">configurar, </text:span><text:span text:style-name="T247"><text:s/></text:span><text:span text:style-name="T177">actualizar </text:span><text:span text:style-name="T247"><text:s/></text:span><text:span text:style-name="T177">y </text:span><text:span text:style-name="T247"><text:s/></text:span><text:span text:style-name="T177">desinstalar </text:span><text:span text:style-name="T247"><text:s/></text:span><text:span text:style-name="T177">diferentes </text:span><text:span text:style-name="T247"><text:s/></text:span><text:span text:style-name="T177">aplicaciones </text:span><text:span text:style-name="T247"><text:s/></text:span><text:span text:style-name="T177">y </text:span><text:span text:style-name="T247"><text:s/></text:span><text:span text:style-name="T177">suites ofimáticas.</text:span></text:p>
              </text:list-item>
            </text:list>
          </table:table-cell>
        </table:table-row>
      </table:table>
      <text:p text:style-name="P98"/>
      <text:p text:style-name="P43"/>
      <table:table table:name="Tabla14" table:style-name="Tabla14">
        <table:table-column table:style-name="Tabla14.A"/>
        <table:table-row table:style-name="Tabla14.1">
          <table:table-cell table:style-name="Tabla14.A1" office:value-type="string">
            <text:p text:style-name="P444"><text:span text:style-name="T172">UNIDAD</text:span><text:span text:style-name="T175"> </text:span><text:span text:style-name="T172">DE TRABAJO Nº 2: </text:span><text:span text:style-name="T177">Software para Tratamiento </text:span><text:span text:style-name="T259">de Texto</text:span></text:p>
          </table:table-cell>
        </table:table-row>
        <table:table-row table:style-name="Tabla14.2">
          <table:table-cell table:style-name="Tabla14.A2" office:value-type="string">
            <text:p text:style-name="P430"><text:span text:style-name="T172">CONTENIDOS</text:span><text:span text:style-name="T175"> </text:span><text:span text:style-name="T172">ORGANIZADORES</text:span></text:p>
          </table:table-cell>
        </table:table-row>
        <table:table-row table:style-name="Tabla14.1">
          <table:table-cell table:style-name="Tabla14.A3" office:value-type="string">
            <text:p text:style-name="P429">Procedimientos</text:p>
          </table:table-cell>
        </table:table-row>
        <table:table-row table:style-name="Tabla14.4">
          <table:table-cell table:style-name="Tabla14.A4" office:value-type="string">
            <text:p text:style-name="P445"><text:span text:style-name="T177">1.</text:span><text:span text:style-name="T176"> </text:span><text:span text:style-name="T177">Configurar las opciones de un procesador de textos</text:span></text:p>
            <text:p text:style-name="P445"><text:span text:style-name="T177">2.</text:span><text:span text:style-name="T176"> </text:span><text:span text:style-name="T177">Personalizar la barra de herramientas</text:span></text:p>
            <text:p text:style-name="P446"><text:span text:style-name="T177">3.</text:span><text:span text:style-name="T176"> </text:span><text:span text:style-name="T177">Utilizar aplicaciones y periféricos para introducir textos e imágenes</text:span></text:p>
            <text:p text:style-name="P445"><text:span text:style-name="T177">4.</text:span><text:span text:style-name="T176"> </text:span><text:span text:style-name="T177">Importar documentos creados con otras aplicaciones y formatos</text:span></text:p>
            <text:p text:style-name="P446"><text:span text:style-name="T177">5.</text:span><text:span text:style-name="T176"> </text:span><text:span text:style-name="T177">Exportar documentos a otras aplicaciones y en otros formatos (pdf)</text:span></text:p>
            <text:p text:style-name="P445"><text:span text:style-name="T177">6.</text:span><text:span text:style-name="T176"> </text:span><text:span text:style-name="T177">Crear nuevas plantillas para la posterior generación automática de documentos</text:span></text:p>
            <text:p text:style-name="P446"><text:span text:style-name="T177">7.</text:span><text:span text:style-name="T176"> </text:span><text:span text:style-name="T177">Generar documentos basados en plantillas existentes</text:span></text:p>
            <text:p text:style-name="P445"><text:span text:style-name="T177">8.</text:span><text:span text:style-name="T176"> </text:span><text:span text:style-name="T177">Crear macros</text:span></text:p>
            <text:p text:style-name="P446"><text:span text:style-name="T177">9.</text:span><text:span text:style-name="T176"> </text:span><text:span text:style-name="T177">Emplear macros en la elaboración de documentos</text:span></text:p>
            <text:p text:style-name="P445"><text:span text:style-name="T177">10.</text:span><text:span text:style-name="T176"> </text:span><text:span text:style-name="T177">Elaboración de manuales específicos</text:span></text:p>
            <text:p text:style-name="P446"><text:span text:style-name="T177">11.</text:span><text:span text:style-name="T176"> </text:span><text:span text:style-name="T177">Elaborar esquemas numerados y no numerados y de múltiples niveles</text:span></text:p>
            <text:p text:style-name="P445"><text:span text:style-name="T177">12.</text:span><text:span text:style-name="T176"> </text:span><text:span text:style-name="T177">Insertar imágenes, tablas y fórmulas en el documento</text:span></text:p>
            <text:p text:style-name="P446"><text:span text:style-name="T177">13.</text:span><text:span text:style-name="T176"> </text:span><text:span text:style-name="T177">Emplear adecuadamente la corrección ortográfica y gramatical</text:span></text:p>
            <text:p text:style-name="P445"><text:span text:style-name="T177">14.</text:span><text:span text:style-name="T176"> </text:span><text:span text:style-name="T177">Elaborar un índice terminológico y una tabla de de contenidos del documento</text:span></text:p>
            <text:p text:style-name="P447"><text:span text:style-name="T177">15.</text:span><text:span text:style-name="T225"> </text:span><text:span text:style-name="T177">Elaborar</text:span><text:span text:style-name="T263"> </text:span><text:span text:style-name="T177">automáticamente</text:span><text:span text:style-name="T263"> </text:span><text:span text:style-name="T177">etiquetas</text:span><text:span text:style-name="T263"> </text:span><text:span text:style-name="T177">y</text:span><text:span text:style-name="T189"> </text:span><text:span text:style-name="T177">cartas</text:span><text:span text:style-name="T263"> </text:span><text:span text:style-name="T177">personalizadas</text:span><text:span text:style-name="T263"> </text:span><text:span text:style-name="T177">a</text:span><text:span text:style-name="T263"> </text:span><text:span text:style-name="T177">partir</text:span><text:span text:style-name="T263"> </text:span><text:span text:style-name="T177">de</text:span><text:span text:style-name="T263"> </text:span><text:span text:style-name="T177">una</text:span><text:span text:style-name="T263"> </text:span><text:span text:style-name="T177">lista</text:span><text:span text:style-name="T263"> </text:span><text:span text:style-name="T177">de destinatarios</text:span></text:p>
          </table:table-cell>
        </table:table-row>
        <table:table-row table:style-name="Tabla14.2">
          <table:table-cell table:style-name="Tabla14.A5" office:value-type="string">
            <text:p text:style-name="P429">Actitudes</text:p>
          </table:table-cell>
        </table:table-row>
        <table:table-row table:style-name="Tabla14.6">
          <table:table-cell table:style-name="Tabla14.A6" office:value-type="string">
            <text:p text:style-name="P448"><text:span text:style-name="T177">1. </text:span><text:span text:style-name="T236"><text:s/></text:span><text:span text:style-name="T177">Interés y aportación de ideas de los diferentes conceptos explicados en la UT</text:span></text:p>
            <text:p text:style-name="P448"><text:span text:style-name="T177">2. </text:span><text:span text:style-name="T236"><text:s/></text:span><text:span text:style-name="T177">Capacidad de creación, optimización y mejora</text:span></text:p>
            <text:p text:style-name="P449"><text:span text:style-name="T177">3. </text:span><text:span text:style-name="T236"><text:s/></text:span><text:span text:style-name="T177">Claridad y capacidad de expresión</text:span></text:p>
            <text:p text:style-name="P448"><text:span text:style-name="T177">4. </text:span><text:span text:style-name="T236"><text:s/></text:span><text:span text:style-name="T177">Puntualidad, claridad y orden en los ejercicios propuestos</text:span></text:p>
            <text:p text:style-name="P448"><text:span text:style-name="T177">5. </text:span><text:span text:style-name="T236"><text:s/></text:span><text:span text:style-name="T177">Puntualidad y buen comportamiento en clase</text:span></text:p>
          </table:table-cell>
        </table:table-row>
        <table:table-row table:style-name="Tabla14.1">
          <table:table-cell table:style-name="Tabla14.A2" office:value-type="string">
            <text:p text:style-name="P430"><text:span text:style-name="T172">CONTENIDOS</text:span><text:span text:style-name="T175"> </text:span><text:span text:style-name="T172">SOPORTE</text:span></text:p>
          </table:table-cell>
        </table:table-row>
        <table:table-row table:style-name="Tabla14.2">
          <table:table-cell table:style-name="Tabla14.A8" office:value-type="string">
            <text:p text:style-name="P429">Conceptos</text:p>
          </table:table-cell>
        </table:table-row>
        <text:soft-page-break/>
        <table:table-row table:style-name="Tabla14.9">
          <table:table-cell table:style-name="Tabla14.A9" office:value-type="string">
            <text:p text:style-name="P450"><text:span text:style-name="T181">2</text:span><text:span text:style-name="T177">.1.</text:span><text:span text:style-name="T176"> </text:span><text:span text:style-name="T177">El espacio de trabajo</text:span></text:p>
            <text:p text:style-name="P451"><text:span text:style-name="T181">2</text:span><text:span text:style-name="T177">.2.</text:span><text:span text:style-name="T176"> </text:span><text:span text:style-name="T177">Trabajo básico con documentos</text:span></text:p>
            <text:p text:style-name="P450"><text:span text:style-name="T181">2</text:span><text:span text:style-name="T177">.3.</text:span><text:span text:style-name="T176"> </text:span><text:span text:style-name="T177">Formato del documento</text:span></text:p>
            <text:p text:style-name="P451"><text:span text:style-name="T181">2</text:span><text:span text:style-name="T177">.4.</text:span><text:span text:style-name="T176"> </text:span><text:span text:style-name="T177">Composición avanzada de documentos</text:span></text:p>
            <text:p text:style-name="P450"><text:span text:style-name="T181">2</text:span><text:span text:style-name="T177">.5.</text:span><text:span text:style-name="T176"> </text:span><text:span text:style-name="T177">Plantillas</text:span></text:p>
            <text:p text:style-name="P451"><text:span text:style-name="T181">2</text:span><text:span text:style-name="T177">.6.</text:span><text:span text:style-name="T176"> </text:span><text:span text:style-name="T177">Macros</text:span></text:p>
          </table:table-cell>
        </table:table-row>
        <table:table-row table:style-name="Tabla14.1">
          <table:table-cell table:style-name="Tabla14.A10" office:value-type="string">
            <text:p text:style-name="P452"><text:span text:style-name="T172">ACTIVIDADES</text:span><text:span text:style-name="T175"> </text:span><text:span text:style-name="T172">DE ENSEÑANZA-APRENDIZAJE-EVALUACIÓN</text:span></text:p>
          </table:table-cell>
        </table:table-row>
        <table:table-row table:style-name="Tabla14.11">
          <table:table-cell table:style-name="Tabla14.A11" office:value-type="string">
            <text:list xml:id="list4501828034750976117" text:style-name="L4">
              <text:list-item>
                <text:p text:style-name="P71">Realización de actividades prácticas y/o teóricas relacionadas con la UT</text:p>
              </text:list-item>
              <text:list-item>
                <text:p text:style-name="P71">Personalizar el entorno de trabajo del procesador de textos para adecuarlo a las necesidades.</text:p>
              </text:list-item>
              <text:list-item>
                <text:p text:style-name="P74"><text:span text:style-name="T177">Crear</text:span><text:span text:style-name="T176"> </text:span><text:span text:style-name="T177">y editar diferentes tipos de documentos (cartas, presupuestos, manuales, guías de uso, etc.).</text:span></text:p>
              </text:list-item>
              <text:list-item>
                <text:p text:style-name="P74"><text:span text:style-name="T177">Utilizar</text:span><text:span text:style-name="T176"> </text:span><text:span text:style-name="T177">las herramientas avanzadas del procesador de textos para conseguir documentos</text:span><text:span text:style-name="T176"> </text:span><text:span text:style-name="T177">profesionales.</text:span></text:p>
              </text:list-item>
              <text:list-item>
                <text:p text:style-name="P74"><text:span text:style-name="T177">Crear</text:span><text:span text:style-name="T176"> </text:span><text:span text:style-name="T177">y utilizar plantillas de documentos para ahorrar tiempo y trabajo en la edición de documentos.</text:span></text:p>
              </text:list-item>
              <text:list-item>
                <text:p text:style-name="P74"><text:span text:style-name="T177">Grabar</text:span><text:span text:style-name="T176"> </text:span><text:span text:style-name="T177">y ejecutar macros para la automatización de tareas propias de la edición de</text:span><text:span text:style-name="T176"> </text:span><text:span text:style-name="T177">textos.</text:span></text:p>
              </text:list-item>
            </text:list>
          </table:table-cell>
        </table:table-row>
      </table:table>
      <text:p text:style-name="P80"/>
      <text:p text:style-name="P43"/>
      <table:table table:name="Tabla15" table:style-name="Tabla15">
        <table:table-column table:style-name="Tabla15.A"/>
        <table:table-row table:style-name="Tabla15.1">
          <table:table-cell table:style-name="Tabla15.A1" office:value-type="string">
            <text:p text:style-name="P453"><text:span text:style-name="T172">UNIDAD</text:span><text:span text:style-name="T175"> </text:span><text:span text:style-name="T172">DE TRABAJO Nº 3: </text:span><text:span text:style-name="T177">Software para Elaboración de </text:span><text:span text:style-name="T259">Hojas de Cálculo</text:span></text:p>
          </table:table-cell>
        </table:table-row>
        <table:table-row table:style-name="Tabla15.2">
          <table:table-cell table:style-name="Tabla15.A2" office:value-type="string">
            <text:p text:style-name="P430"><text:span text:style-name="T172">CONTENIDOS</text:span><text:span text:style-name="T175"> </text:span><text:span text:style-name="T172">ORGANIZADORES</text:span></text:p>
          </table:table-cell>
        </table:table-row>
        <table:table-row table:style-name="Tabla15.3">
          <table:table-cell table:style-name="Tabla15.A3" office:value-type="string">
            <text:p text:style-name="P429">Procedimientos</text:p>
          </table:table-cell>
        </table:table-row>
        <table:table-row table:style-name="Tabla15.4">
          <table:table-cell table:style-name="Tabla15.A4" office:value-type="string">
            <text:p text:style-name="P454">1.<text:tab/>Distinguir y utilizar los principales componentes y funciones de una hoja de cálculo.</text:p>
            <text:p text:style-name="P458"><text:span text:style-name="T177">2.<text:tab/><text:tab/>Crear</text:span><text:span text:style-name="T218"> </text:span><text:span text:style-name="T177">hojas</text:span><text:span text:style-name="T218"> </text:span><text:span text:style-name="T177">de</text:span><text:span text:style-name="T218"> </text:span><text:span text:style-name="T177">cálculo,</text:span><text:span text:style-name="T218"> </text:span><text:span text:style-name="T177">plantillas,</text:span><text:span text:style-name="T218"> </text:span><text:span text:style-name="T177">introducir</text:span><text:span text:style-name="T218"> </text:span><text:span text:style-name="T177">datos,</text:span><text:span text:style-name="T218"> </text:span><text:span text:style-name="T177">configurarlos</text:span><text:span text:style-name="T218"> </text:span><text:span text:style-name="T177">aplicando</text:span><text:span text:style-name="T218"> </text:span><text:span text:style-name="T177">formatos y tipos de datos, y realizar cálculos con ellos.</text:span></text:p>
            <text:p text:style-name="P455">3.<text:tab/>Generar fórmulas y utilizar las operaciones aritméticas y estadísticas predefinidas.</text:p>
            <text:p text:style-name="P459">4.<text:tab/><text:tab/>Diferenciar<text:tab/>entre<text:tab/>referencias<text:tab/>absolutas<text:tab/>y<text:tab/>relativas,<text:tab/>y<text:tab/>aprovechar<text:tab/>sus características.</text:p>
            <text:p text:style-name="P455">5.<text:tab/>Conocer y crear los diferentes tipos de gráficos que se pueden confeccionar.</text:p>
            <text:p text:style-name="P455">6.<text:tab/>Crear y usar macros y bases de datos.</text:p>
            <text:p text:style-name="P457">7.<text:tab/>Incrustar, vincular, importar y exportar documentos.</text:p>
            <text:p text:style-name="P458"><text:span text:style-name="T177">8.<text:tab/><text:tab/>Conocer</text:span><text:span text:style-name="T249"> </text:span><text:span text:style-name="T177">diversas</text:span><text:span text:style-name="T249"> </text:span><text:span text:style-name="T177">utilidades</text:span><text:span text:style-name="T249"> </text:span><text:span text:style-name="T177">para</text:span><text:span text:style-name="T249"> </text:span><text:span text:style-name="T177">el</text:span><text:span text:style-name="T249"> </text:span><text:span text:style-name="T177">manejo</text:span><text:span text:style-name="T249"> </text:span><text:span text:style-name="T177">de</text:span><text:span text:style-name="T249"> </text:span><text:span text:style-name="T177">los</text:span><text:span text:style-name="T249"> </text:span><text:span text:style-name="T177">datos:</text:span><text:span text:style-name="T249"> </text:span><text:span text:style-name="T177">ordenación,</text:span><text:span text:style-name="T249"> </text:span><text:span text:style-name="T177">filtros</text:span><text:span text:style-name="T249"> </text:span><text:span text:style-name="T177">y formularios.</text:span></text:p>
            <text:p text:style-name="P456"><text:span text:style-name="T259">9.</text:span><text:span text:style-name="T172"><text:tab/></text:span><text:span text:style-name="T177">Crear tablas dinámicas a partir de datos elaborados.</text:span></text:p>
          </table:table-cell>
        </table:table-row>
        <table:table-row table:style-name="Tabla15.5">
          <table:table-cell table:style-name="Tabla15.A5" office:value-type="string">
            <text:p text:style-name="P429">Actitudes</text:p>
          </table:table-cell>
        </table:table-row>
        <table:table-row table:style-name="Tabla15.6">
          <table:table-cell table:style-name="Tabla15.A6" office:value-type="string">
            <text:p text:style-name="P431"><text:span text:style-name="T184">1. </text:span><text:span text:style-name="T216"><text:s/></text:span><text:span text:style-name="T177">Interés y aportación de ideas de los diferentes conceptos explicados en la UT</text:span></text:p>
            <text:p text:style-name="P432"><text:span text:style-name="T184">2. </text:span><text:span text:style-name="T216"><text:s/></text:span><text:span text:style-name="T177">Capacidad de creación, optimización y mejora</text:span></text:p>
            <text:p text:style-name="P431"><text:span text:style-name="T184">3. </text:span><text:span text:style-name="T216"><text:s/></text:span><text:span text:style-name="T177">Claridad y capacidad de expresión</text:span></text:p>
            <text:p text:style-name="P432"><text:span text:style-name="T184">4. </text:span><text:span text:style-name="T216"><text:s/></text:span><text:span text:style-name="T177">Puntualidad, claridad y orden en los ejercicios propuestos</text:span></text:p>
            <text:p text:style-name="P431"><text:span text:style-name="T174">5. </text:span><text:span text:style-name="T217"><text:s/></text:span><text:span text:style-name="T177">Puntualidad y buen comportamiento en clase</text:span></text:p>
          </table:table-cell>
        </table:table-row>
        <table:table-row table:style-name="Tabla15.5">
          <table:table-cell table:style-name="Tabla15.A2" office:value-type="string">
            <text:p text:style-name="P430"><text:span text:style-name="T172">CONTENIDOS</text:span><text:span text:style-name="T175"> </text:span><text:span text:style-name="T172">SOPORTE</text:span></text:p>
          </table:table-cell>
        </table:table-row>
        <table:table-row table:style-name="Tabla15.3">
          <table:table-cell table:style-name="Tabla15.A8" office:value-type="string">
            <text:p text:style-name="P429">Conceptos</text:p>
          </table:table-cell>
        </table:table-row>
        <text:soft-page-break/>
        <table:table-row table:style-name="Tabla15.9">
          <table:table-cell table:style-name="Tabla15.A9" office:value-type="string">
            <text:p text:style-name="P450"><text:span text:style-name="T182">3</text:span><text:span text:style-name="T177">.1.</text:span><text:span text:style-name="T176"> </text:span><text:span text:style-name="T177">Qué es una hoja de cálculo</text:span></text:p>
            <text:p text:style-name="P451"><text:span text:style-name="T182">3</text:span><text:span text:style-name="T177">.2.</text:span><text:span text:style-name="T176"> </text:span><text:span text:style-name="T177">La introducción de datos en una hoja de cálculo</text:span></text:p>
            <text:p text:style-name="P450"><text:span text:style-name="T182">3</text:span><text:span text:style-name="T177">.3.</text:span><text:span text:style-name="T176"> </text:span><text:span text:style-name="T177">Las principales utilidades de las hojas de cálculo</text:span></text:p>
            <text:p text:style-name="P451"><text:span text:style-name="T182">3</text:span><text:span text:style-name="T177">.4.</text:span><text:span text:style-name="T176"> </text:span><text:span text:style-name="T177">Las fórmulas más utilizadas en las hojas de cálculo</text:span></text:p>
            <text:p text:style-name="P450"><text:span text:style-name="T182">3</text:span><text:span text:style-name="T177">.5.</text:span><text:span text:style-name="T176"> </text:span><text:span text:style-name="T177">Gráficos e imágenes</text:span></text:p>
            <text:p text:style-name="P451"><text:span text:style-name="T182">3</text:span><text:span text:style-name="T177">.6.</text:span><text:span text:style-name="T176"> </text:span><text:span text:style-name="T177">Importación y exportación de hojas de cálculo</text:span></text:p>
            <text:p text:style-name="P450"><text:span text:style-name="T182">3</text:span><text:span text:style-name="T177">.7.</text:span><text:span text:style-name="T176"> </text:span><text:span text:style-name="T177">Tablas dinámicas</text:span></text:p>
          </table:table-cell>
        </table:table-row>
        <table:table-row table:style-name="Tabla15.2">
          <table:table-cell table:style-name="Tabla15.A10" office:value-type="string">
            <text:p text:style-name="P452"><text:span text:style-name="T172">ACTIVIDADES</text:span><text:span text:style-name="T175"> </text:span><text:span text:style-name="T172">DE ENSEÑANZA-APRENDIZAJE-EVALUACIÓN</text:span></text:p>
          </table:table-cell>
        </table:table-row>
        <table:table-row table:style-name="Tabla15.11">
          <table:table-cell table:style-name="Tabla15.A11" office:value-type="string">
            <text:list xml:id="list7836509669908681771" text:style-name="L5">
              <text:list-header>
                <text:p text:style-name="P72"/>
              </text:list-header>
              <text:list-item>
                <text:p text:style-name="P72">Realización de actividades prácticas y/o teóricas relacionadas con la UT.</text:p>
              </text:list-item>
              <text:list-item>
                <text:p text:style-name="P75"><text:span text:style-name="T177">Personalizar</text:span><text:span text:style-name="T176"> </text:span><text:span text:style-name="T177">el entorno de trabajo de la hoja de cálculo para adecuarlo a las necesidades.</text:span></text:p>
              </text:list-item>
              <text:list-item>
                <text:p text:style-name="P75"><text:span text:style-name="T177">Editar</text:span><text:span text:style-name="T176"> </text:span><text:span text:style-name="T177">y dar formato a hojas de cálculo para facilitar la comprensión de la información representada.</text:span></text:p>
              </text:list-item>
              <text:list-item>
                <text:p text:style-name="P75"><text:span text:style-name="T177">Utilizar</text:span><text:span text:style-name="T176"> </text:span><text:span text:style-name="T177">fórmulas y funciones para realizar todo tipo de cálculos con los datos de la hoja de cálculo.</text:span></text:p>
              </text:list-item>
              <text:list-item>
                <text:p text:style-name="P75"><text:span text:style-name="T177">Representar</text:span><text:span text:style-name="T176"> </text:span><text:span text:style-name="T177">la información de la hoja de cálculo de forma gráfica.</text:span></text:p>
              </text:list-item>
              <text:list-item>
                <text:p text:style-name="P75"><text:span text:style-name="T177">Obtener </text:span><text:span text:style-name="T264"><text:s/></text:span><text:span text:style-name="T177">y </text:span><text:span text:style-name="T215"><text:s/></text:span><text:span text:style-name="T177">extraer </text:span><text:span text:style-name="T215"><text:s/></text:span><text:span text:style-name="T177">información </text:span><text:span text:style-name="T215"><text:s/></text:span><text:span text:style-name="T177">de </text:span><text:span text:style-name="T215"><text:s/></text:span><text:span text:style-name="T177">una </text:span><text:span text:style-name="T215"><text:s/></text:span><text:span text:style-name="T177">hoja </text:span><text:span text:style-name="T215"><text:s/></text:span><text:span text:style-name="T177">de </text:span><text:span text:style-name="T215"><text:s/></text:span><text:span text:style-name="T177">cálculo </text:span><text:span text:style-name="T215"><text:s/></text:span><text:span text:style-name="T177">desde </text:span><text:span text:style-name="T215"><text:s/></text:span><text:span text:style-name="T177">o </text:span><text:span text:style-name="T215"><text:s/></text:span><text:span text:style-name="T177">hacia </text:span><text:span text:style-name="T215"><text:s/></text:span><text:span text:style-name="T177">otras aplicaciones ofimáticas tales como procesadores de textos o bases de datos.</text:span></text:p>
              </text:list-item>
              <text:list-item>
                <text:p text:style-name="P75"><text:span text:style-name="T177">Grabar</text:span><text:span text:style-name="T176"> </text:span><text:span text:style-name="T177">y ejecutar macros para la automatización de tareas propias de la edición de</text:span><text:span text:style-name="T176"> </text:span><text:span text:style-name="T177">hojas de cálculo.</text:span></text:p>
              </text:list-item>
            </text:list>
          </table:table-cell>
        </table:table-row>
      </table:table>
      <text:p text:style-name="P110"/>
      <text:p text:style-name="P43"/>
      <table:table table:name="Tabla16" table:style-name="Tabla16">
        <table:table-column table:style-name="Tabla16.A"/>
        <table:table-row table:style-name="Tabla16.1">
          <table:table-cell table:style-name="Tabla16.A1" office:value-type="string">
            <text:p text:style-name="P460"><text:span text:style-name="T172">UNIDAD</text:span><text:span text:style-name="T175"> </text:span><text:span text:style-name="T172">DE TRABAJO Nº 4: </text:span><text:span text:style-name="T177">Software para Tratamiento </text:span><text:span text:style-name="T259">Bases de datos</text:span></text:p>
          </table:table-cell>
        </table:table-row>
        <table:table-row table:style-name="Tabla16.2">
          <table:table-cell table:style-name="Tabla16.A2" office:value-type="string">
            <text:p text:style-name="P430"><text:span text:style-name="T172">CONTENIDOS</text:span><text:span text:style-name="T175"> </text:span><text:span text:style-name="T172">ORGANIZADORES</text:span></text:p>
          </table:table-cell>
        </table:table-row>
        <table:table-row table:style-name="Tabla16.1">
          <table:table-cell table:style-name="Tabla16.A3" office:value-type="string">
            <text:p text:style-name="P429">Procedimientos</text:p>
          </table:table-cell>
        </table:table-row>
        <table:table-row table:style-name="Tabla16.4">
          <table:table-cell table:style-name="Tabla16.A4" office:value-type="string">
            <text:p text:style-name="P431"><text:span text:style-name="T177">1. </text:span><text:span text:style-name="T265"><text:s/></text:span><text:span text:style-name="T177">Comprender</text:span><text:span text:style-name="T215"> </text:span><text:span text:style-name="T177">el</text:span><text:span text:style-name="T215"> </text:span><text:span text:style-name="T177">fundamento</text:span><text:span text:style-name="T215"> </text:span><text:span text:style-name="T177">de</text:span><text:span text:style-name="T215"> </text:span><text:span text:style-name="T177">las</text:span><text:span text:style-name="T215"> </text:span><text:span text:style-name="T177">bases</text:span><text:span text:style-name="T215"> </text:span><text:span text:style-name="T177">de</text:span><text:span text:style-name="T215"> </text:span><text:span text:style-name="T177">datos</text:span><text:span text:style-name="T215"> </text:span><text:span text:style-name="T177">relacionales</text:span><text:span text:style-name="T215"> </text:span><text:span text:style-name="T177">e</text:span><text:span text:style-name="T215"> </text:span><text:span text:style-name="T177">identificar</text:span><text:span text:style-name="T215"> </text:span><text:span text:style-name="T177">sus</text:span></text:p>
            <text:p text:style-name="P461"><text:span text:style-name="T177">principales</text:span><text:span text:style-name="T176"> </text:span><text:span text:style-name="T177">elementos: tablas, claves, registros, campos y relaciones.</text:span></text:p>
            <text:p text:style-name="P463"><text:span text:style-name="T177">2. </text:span><text:span text:style-name="T265"><text:s/></text:span><text:span text:style-name="T177">Crear </text:span><text:span text:style-name="T215"><text:s/></text:span><text:span text:style-name="T177">bases </text:span><text:span text:style-name="T215"><text:s/></text:span><text:span text:style-name="T177">de </text:span><text:span text:style-name="T215"><text:s/></text:span><text:span text:style-name="T177">datos </text:span><text:span text:style-name="T215"><text:s/></text:span><text:span text:style-name="T177">sencillas </text:span><text:span text:style-name="T215"><text:s/></text:span><text:span text:style-name="T177">y </text:span><text:span text:style-name="T215"><text:s/></text:span><text:span text:style-name="T177">asignar </text:span><text:span text:style-name="T215"><text:s/></text:span><text:span text:style-name="T177">a </text:span><text:span text:style-name="T215"><text:s/></text:span><text:span text:style-name="T177">sus </text:span><text:span text:style-name="T215"><text:s/></text:span><text:span text:style-name="T177">tablas </text:span><text:span text:style-name="T215"><text:s/></text:span><text:span text:style-name="T177">los </text:span><text:span text:style-name="T215"><text:s/></text:span><text:span text:style-name="T177">tipos </text:span><text:span text:style-name="T215"><text:s/></text:span><text:span text:style-name="T177">de </text:span><text:span text:style-name="T215"><text:s/></text:span><text:span text:style-name="T177">datos adecuados.</text:span></text:p>
            <text:p text:style-name="P431"><text:span text:style-name="T177">3. </text:span><text:span text:style-name="T265"><text:s/></text:span><text:span text:style-name="T177">Diseñar</text:span><text:span text:style-name="T267"> </text:span><text:span text:style-name="T177">y</text:span><text:span text:style-name="T267"> </text:span><text:span text:style-name="T177">emplear</text:span><text:span text:style-name="T267"> </text:span><text:span text:style-name="T177">consultas</text:span><text:span text:style-name="T267"> </text:span><text:span text:style-name="T177">de</text:span><text:span text:style-name="T267"> </text:span><text:span text:style-name="T177">diversos</text:span><text:span text:style-name="T267"> </text:span><text:span text:style-name="T177">tipos</text:span><text:span text:style-name="T267"> </text:span><text:span text:style-name="T177">sobre</text:span><text:span text:style-name="T267"> </text:span><text:span text:style-name="T177">la</text:span><text:span text:style-name="T267"> </text:span><text:span text:style-name="T177">base</text:span><text:span text:style-name="T267"> </text:span><text:span text:style-name="T177">de</text:span><text:span text:style-name="T267"> </text:span><text:span text:style-name="T177">datos.</text:span><text:span text:style-name="T267"> </text:span><text:span text:style-name="T177">Crear</text:span></text:p>
            <text:p text:style-name="P461"><text:span text:style-name="T177">consultas</text:span><text:span text:style-name="T176"> </text:span><text:span text:style-name="T177">múltiples y anidadas.</text:span></text:p>
            <text:p text:style-name="P463"><text:span text:style-name="T177">4. </text:span><text:span text:style-name="T265"><text:s/></text:span><text:span text:style-name="T177">Crear</text:span><text:span text:style-name="T213"> </text:span><text:span text:style-name="T177">formularios</text:span><text:span text:style-name="T213"> </text:span><text:span text:style-name="T177">para</text:span><text:span text:style-name="T213"> </text:span><text:span text:style-name="T177">la</text:span><text:span text:style-name="T213"> </text:span><text:span text:style-name="T177">introducción</text:span><text:span text:style-name="T213"> </text:span><text:span text:style-name="T177">y</text:span><text:span text:style-name="T213"> </text:span><text:span text:style-name="T177">modificación</text:span><text:span text:style-name="T213"> </text:span><text:span text:style-name="T177">de</text:span><text:span text:style-name="T213"> </text:span><text:span text:style-name="T177">la</text:span><text:span text:style-name="T213"> </text:span><text:span text:style-name="T177">información</text:span><text:span text:style-name="T213"> </text:span><text:span text:style-name="T177">de</text:span><text:span text:style-name="T213"> </text:span><text:span text:style-name="T177">la</text:span><text:span text:style-name="T213"> </text:span><text:span text:style-name="T177">base de datos.</text:span></text:p>
            <text:p text:style-name="P431"><text:span text:style-name="T177">5. </text:span><text:span text:style-name="T265"><text:s/></text:span><text:span text:style-name="T177">Diseñar</text:span><text:span text:style-name="T222"> </text:span><text:span text:style-name="T177">informes</text:span><text:span text:style-name="T222"> </text:span><text:span text:style-name="T177">para</text:span><text:span text:style-name="T222"> </text:span><text:span text:style-name="T177">la</text:span><text:span text:style-name="T222"> </text:span><text:span text:style-name="T177">presentación</text:span><text:span text:style-name="T222"> </text:span><text:span text:style-name="T177">y</text:span><text:span text:style-name="T222"> </text:span><text:span text:style-name="T177">clasificación</text:span><text:span text:style-name="T222"> </text:span><text:span text:style-name="T177">de</text:span><text:span text:style-name="T222"> </text:span><text:span text:style-name="T177">la</text:span><text:span text:style-name="T222"> </text:span><text:span text:style-name="T177">información</text:span><text:span text:style-name="T222"> </text:span><text:span text:style-name="T177">contenida</text:span></text:p>
            <text:p text:style-name="P461"><text:span text:style-name="T177">en</text:span><text:span text:style-name="T176"> </text:span><text:span text:style-name="T177">la base de datos ofimática.</text:span></text:p>
            <text:p text:style-name="P463"><text:span text:style-name="T259">6.</text:span><text:span text:style-name="T172"> </text:span><text:span text:style-name="T266"><text:s/></text:span><text:span text:style-name="T177">Conocer</text:span><text:span text:style-name="T242"> </text:span><text:span text:style-name="T177">las</text:span><text:span text:style-name="T242"> </text:span><text:span text:style-name="T177">herramientas</text:span><text:span text:style-name="T242"> </text:span><text:span text:style-name="T177">básicas</text:span><text:span text:style-name="T242"> </text:span><text:span text:style-name="T177">que</text:span><text:span text:style-name="T242"> </text:span><text:span text:style-name="T177">permiten</text:span><text:span text:style-name="T242"> </text:span><text:span text:style-name="T177">elaborar</text:span><text:span text:style-name="T242"> </text:span><text:span text:style-name="T177">bases</text:span><text:span text:style-name="T242"> </text:span><text:span text:style-name="T177">de</text:span><text:span text:style-name="T242"> </text:span><text:span text:style-name="T177">datos</text:span><text:span text:style-name="T242"> </text:span><text:span text:style-name="T177">más complejas</text:span><text:span text:style-name="T205"> </text:span><text:span text:style-name="T177">y</text:span><text:span text:style-name="T205"> </text:span><text:span text:style-name="T177">profesionales,</text:span><text:span text:style-name="T205"> </text:span><text:span text:style-name="T177">como</text:span><text:span text:style-name="T205"> </text:span><text:span text:style-name="T177">la</text:span><text:span text:style-name="T205"> </text:span><text:span text:style-name="T177">programación</text:span><text:span text:style-name="T205"> </text:span><text:span text:style-name="T177">de</text:span><text:span text:style-name="T205"> </text:span><text:span text:style-name="T177">macros</text:span><text:span text:style-name="T205"> </text:span><text:span text:style-name="T177">y</text:span><text:span text:style-name="T205"> </text:span><text:span text:style-name="T177">módulos</text:span><text:span text:style-name="T205"> </text:span><text:span text:style-name="T177">de</text:span><text:span text:style-name="T205"> </text:span><text:span text:style-name="T177">Visual</text:span></text:p>
            <text:p text:style-name="P462">Basic.</text:p>
          </table:table-cell>
        </table:table-row>
        <table:table-row table:style-name="Tabla16.1">
          <table:table-cell table:style-name="Tabla16.A5" office:value-type="string">
            <text:p text:style-name="P429">Actitudes</text:p>
          </table:table-cell>
        </table:table-row>
        <table:table-row table:style-name="Tabla16.6">
          <table:table-cell table:style-name="Tabla16.A6" office:value-type="string">
            <text:p text:style-name="P431"><text:span text:style-name="T184">1. </text:span><text:span text:style-name="T216"><text:s/></text:span><text:span text:style-name="T177">Interés y aportación de ideas de los diferentes conceptos explicados en la UT</text:span></text:p>
            <text:p text:style-name="P431"><text:span text:style-name="T184">2. </text:span><text:span text:style-name="T216"><text:s/></text:span><text:span text:style-name="T177">Capacidad de creación, optimización y mejora</text:span></text:p>
            <text:p text:style-name="P432"><text:span text:style-name="T184">3. </text:span><text:span text:style-name="T216"><text:s/></text:span><text:span text:style-name="T177">Claridad y capacidad de expresión.</text:span></text:p>
            <text:p text:style-name="P431"><text:span text:style-name="T184">4. </text:span><text:span text:style-name="T216"><text:s/></text:span><text:span text:style-name="T177">Puntualidad, claridad y orden en los ejercicios propuestos</text:span></text:p>
            <text:p text:style-name="P432"><text:span text:style-name="T174">5. </text:span><text:span text:style-name="T217"><text:s/></text:span><text:span text:style-name="T177">Puntualidad y buen comportamiento en clase.</text:span></text:p>
          </table:table-cell>
        </table:table-row>
        <table:table-row table:style-name="Tabla16.2">
          <table:table-cell table:style-name="Tabla16.A2" office:value-type="string">
            <text:p text:style-name="P430"><text:span text:style-name="T172">CONTENIDOS</text:span><text:span text:style-name="T175"> </text:span><text:span text:style-name="T172">SOPORTE</text:span></text:p>
          </table:table-cell>
        </table:table-row>
        <table:table-row table:style-name="Tabla16.1">
          <table:table-cell table:style-name="Tabla16.A8" office:value-type="string">
            <text:p text:style-name="P429">Conceptos</text:p>
          </table:table-cell>
        </table:table-row>
        <text:soft-page-break/>
        <table:table-row table:style-name="Tabla16.9">
          <table:table-cell table:style-name="Tabla16.A9" office:value-type="string">
            <text:p text:style-name="P450"><text:span text:style-name="T182">4</text:span><text:span text:style-name="T177">.1.</text:span><text:span text:style-name="T176"> </text:span><text:span text:style-name="T177">Las bases de datos relacionales y sus elementos.</text:span></text:p>
            <text:p text:style-name="P451"><text:span text:style-name="T182">4</text:span><text:span text:style-name="T177">.2.</text:span><text:span text:style-name="T176"> </text:span><text:span text:style-name="T177">El espacio de trabajo.</text:span></text:p>
            <text:p text:style-name="P450"><text:span text:style-name="T182">4</text:span><text:span text:style-name="T177">.3.</text:span><text:span text:style-name="T176"> </text:span><text:span text:style-name="T177">Tablas y tipos de datos.</text:span></text:p>
            <text:p text:style-name="P451"><text:span text:style-name="T182">4</text:span><text:span text:style-name="T177">.4.</text:span><text:span text:style-name="T176"> </text:span><text:span text:style-name="T177">Consultas: tipos y formas de diseñarlas y emplearlas.</text:span></text:p>
            <text:p text:style-name="P450"><text:span text:style-name="T182">4</text:span><text:span text:style-name="T177">.5.</text:span><text:span text:style-name="T176"> </text:span><text:span text:style-name="T177">Formularios: introducción y modificación de la información.</text:span></text:p>
            <text:p text:style-name="P451"><text:span text:style-name="T182">4</text:span><text:span text:style-name="T177">.6.</text:span><text:span text:style-name="T176"> </text:span><text:span text:style-name="T177">Informes.</text:span></text:p>
            <text:p text:style-name="P450"><text:span text:style-name="T182">4</text:span><text:span text:style-name="T177">.7.</text:span><text:span text:style-name="T176"> </text:span><text:span text:style-name="T177">Programación de macros y módulos.</text:span></text:p>
          </table:table-cell>
        </table:table-row>
        <table:table-row table:style-name="Tabla16.1">
          <table:table-cell table:style-name="Tabla16.A10" office:value-type="string">
            <text:p text:style-name="P452"><text:span text:style-name="T172">ACTIVIDADES</text:span><text:span text:style-name="T175"> </text:span><text:span text:style-name="T172">DE ENSEÑANZA-APRENDIZAJE-EVALUACIÓN</text:span></text:p>
          </table:table-cell>
        </table:table-row>
        <table:table-row table:style-name="Tabla16.11">
          <table:table-cell table:style-name="Tabla16.A11" office:value-type="string">
            <text:list xml:id="list1383839587130468502" text:style-name="L6">
              <text:list-header>
                <text:p text:style-name="P46"/>
              </text:list-header>
              <text:list-item>
                <text:p text:style-name="P46">Realización de actividades prácticas y/o teóricas relacionadas con la UT.</text:p>
              </text:list-item>
              <text:list-item>
                <text:p text:style-name="P54"><text:span text:style-name="T177">Personalizar</text:span><text:span text:style-name="T176"> </text:span><text:span text:style-name="T177">el entorno de trabajo del gestor de bases de datos para adecuarlo a las necesidades.</text:span></text:p>
              </text:list-item>
              <text:list-item>
                <text:p text:style-name="P54"><text:span text:style-name="T177">Crear</text:span><text:span text:style-name="T176"> </text:span><text:span text:style-name="T177">tablas estableciendo las propiedades de los campos, los campos clave, y las relaciones entre tablas.</text:span></text:p>
              </text:list-item>
              <text:list-item>
                <text:p text:style-name="P54"><text:span text:style-name="T177">Utilizar</text:span><text:span text:style-name="T257"> </text:span><text:span text:style-name="T177">los </text:span><text:span text:style-name="T218"><text:s/></text:span><text:span text:style-name="T177">diferentes </text:span><text:span text:style-name="T218"><text:s/></text:span><text:span text:style-name="T177">tipos </text:span><text:span text:style-name="T218"><text:s/></text:span><text:span text:style-name="T177">de </text:span><text:span text:style-name="T218"><text:s/></text:span><text:span text:style-name="T177">filtros </text:span><text:span text:style-name="T218"><text:s/></text:span><text:span text:style-name="T177">y </text:span><text:span text:style-name="T218"><text:s/></text:span><text:span text:style-name="T177">consultas </text:span><text:span text:style-name="T218"><text:s/></text:span><text:span text:style-name="T177">para </text:span><text:span text:style-name="T218"><text:s/></text:span><text:span text:style-name="T177">acceder </text:span><text:span text:style-name="T218"><text:s/></text:span><text:span text:style-name="T177">a </text:span><text:span text:style-name="T218"><text:s/></text:span><text:span text:style-name="T177">la </text:span><text:span text:style-name="T218"><text:s/></text:span><text:span text:style-name="T177">información necesaria en una o varias tablas.</text:span></text:p>
              </text:list-item>
              <text:list-item>
                <text:p text:style-name="P54"><text:span text:style-name="T177">Utilizar</text:span><text:span text:style-name="T176"> </text:span><text:span text:style-name="T177">los asistentes para obtener formularios e informes profesionales.</text:span></text:p>
              </text:list-item>
              <text:list-item>
                <text:p text:style-name="P54"><text:span text:style-name="T177">Obtener</text:span><text:span text:style-name="T176"> </text:span><text:span text:style-name="T177">y extraer información de una base de datos desde o hacia otras aplicaciones ofimáticas tales como procesadores de textos u hojas de cálculo.</text:span></text:p>
              </text:list-item>
              <text:list-item>
                <text:p text:style-name="P54"><text:span text:style-name="T177">Grabar</text:span><text:span text:style-name="T176"> </text:span><text:span text:style-name="T177">y ejecutar macros para la automatización de tareas propias de la gestión de</text:span><text:span text:style-name="T176"> </text:span><text:span text:style-name="T177">bases de datos.</text:span></text:p>
              </text:list-item>
            </text:list>
          </table:table-cell>
        </table:table-row>
      </table:table>
      <text:p text:style-name="P97"/>
      <text:p text:style-name="P43"/>
      <table:table table:name="Tabla17" table:style-name="Tabla17">
        <table:table-column table:style-name="Tabla17.A"/>
        <table:table-row table:style-name="Tabla17.1">
          <table:table-cell table:style-name="Tabla17.A1" office:value-type="string">
            <text:p text:style-name="P465"><text:span text:style-name="T172">UNIDAD</text:span><text:span text:style-name="T175"> </text:span><text:span text:style-name="T172">DE TRABAJO Nº 5: </text:span><text:span text:style-name="T177">Software para la Elaboración de </text:span><text:span text:style-name="T259">Presentaciones</text:span></text:p>
          </table:table-cell>
        </table:table-row>
        <table:table-row table:style-name="Tabla17.2">
          <table:table-cell table:style-name="Tabla17.A2" office:value-type="string">
            <text:p text:style-name="P430"><text:span text:style-name="T172">CONTENIDOS</text:span><text:span text:style-name="T175"> </text:span><text:span text:style-name="T172">ORGANIZADORES</text:span></text:p>
          </table:table-cell>
        </table:table-row>
        <table:table-row table:style-name="Tabla17.1">
          <table:table-cell table:style-name="Tabla17.A3" office:value-type="string">
            <text:p text:style-name="P429">Procedimientos</text:p>
          </table:table-cell>
        </table:table-row>
        <table:table-row table:style-name="Tabla17.4">
          <table:table-cell table:style-name="Tabla17.A4" office:value-type="string">
            <text:p text:style-name="P463"><text:span text:style-name="T177">1. </text:span><text:span text:style-name="T236"><text:s/></text:span><text:span text:style-name="T177">Crear</text:span><text:span text:style-name="T200"> </text:span><text:span text:style-name="T177">una</text:span><text:span text:style-name="T200"> </text:span><text:span text:style-name="T177">presentación</text:span><text:span text:style-name="T200"> </text:span><text:span text:style-name="T177">a</text:span><text:span text:style-name="T200"> </text:span><text:span text:style-name="T177">partir</text:span><text:span text:style-name="T200"> </text:span><text:span text:style-name="T177">del</text:span><text:span text:style-name="T200"> </text:span><text:span text:style-name="T177">Asistente</text:span><text:span text:style-name="T200"> </text:span><text:span text:style-name="T177">para</text:span><text:span text:style-name="T200"> </text:span><text:span text:style-name="T177">autocontenido,</text:span><text:span text:style-name="T200"> </text:span><text:span text:style-name="T177">en</text:span><text:span text:style-name="T200"> </text:span><text:span text:style-name="T177">blanco</text:span><text:span text:style-name="T200"> </text:span><text:span text:style-name="T177">o</text:span><text:span text:style-name="T200"> </text:span><text:span text:style-name="T177">a partir de una plantilla</text:span></text:p>
            <text:p text:style-name="P431"><text:span text:style-name="T177">2. </text:span><text:span text:style-name="T236"><text:s/></text:span><text:span text:style-name="T177">Guardar y recuperar una presentación</text:span></text:p>
            <text:p text:style-name="P431"><text:span text:style-name="T177">3. </text:span><text:span text:style-name="T236"><text:s/></text:span><text:span text:style-name="T177">Usar la ventana de trabajo de PowerPoint / Impress</text:span></text:p>
            <text:p text:style-name="P433"><text:span text:style-name="T177">4. </text:span><text:span text:style-name="T236"><text:s/></text:span><text:span text:style-name="T177">Utilizar patrones de diapositivas</text:span></text:p>
            <text:p text:style-name="P431"><text:span text:style-name="T177">5. </text:span><text:span text:style-name="T236"><text:s/></text:span><text:span text:style-name="T177">Formatear diapositivas, textos y objetos</text:span></text:p>
            <text:p text:style-name="P433"><text:span text:style-name="T177">6. </text:span><text:span text:style-name="T236"><text:s/></text:span><text:span text:style-name="T177">Cambiar el diseño y editar diapositivas</text:span></text:p>
            <text:p text:style-name="P431"><text:span text:style-name="T177">7. </text:span><text:span text:style-name="T236"><text:s/></text:span><text:span text:style-name="T177">Aplicar efectos a las diapositivas</text:span></text:p>
            <text:p text:style-name="P433"><text:span text:style-name="T177">8. </text:span><text:span text:style-name="T236"><text:s/></text:span><text:span text:style-name="T177">Aplicar efectos a una presentación</text:span></text:p>
            <text:p text:style-name="P431"><text:span text:style-name="T177">9. </text:span><text:span text:style-name="T236"><text:s/></text:span><text:span text:style-name="T177">Importar y exportar presentaciones</text:span></text:p>
          </table:table-cell>
        </table:table-row>
        <table:table-row table:style-name="Tabla17.1">
          <table:table-cell table:style-name="Tabla17.A5" office:value-type="string">
            <text:p text:style-name="P429">Actitudes</text:p>
          </table:table-cell>
        </table:table-row>
        <table:table-row table:style-name="Tabla17.6">
          <table:table-cell table:style-name="Tabla17.A6" office:value-type="string">
            <text:p text:style-name="P434"><text:span text:style-name="T184">1. </text:span><text:span text:style-name="T216"><text:s/></text:span><text:span text:style-name="T177">Iniciativa a la investigación</text:span></text:p>
            <text:p text:style-name="P435"><text:span text:style-name="T184">2. </text:span><text:span text:style-name="T216"><text:s/></text:span><text:span text:style-name="T177">Colaboración en los trabajos en equipo</text:span></text:p>
            <text:p text:style-name="P435"><text:span text:style-name="T184">3. </text:span><text:span text:style-name="T216"><text:s/></text:span><text:span text:style-name="T177">Interés y aportación de ideas de los diferentes conceptos explicados en la UT</text:span></text:p>
            <text:p text:style-name="P435"><text:span text:style-name="T184">4. </text:span><text:span text:style-name="T216"><text:s/></text:span><text:span text:style-name="T177">Capacidad de creación, optimización y mejora</text:span></text:p>
            <text:p text:style-name="P435"><text:span text:style-name="T184">5. </text:span><text:span text:style-name="T216"><text:s/></text:span><text:span text:style-name="T177">Puntualidad, claridad y orden en los ejercicios propuestos</text:span></text:p>
            <text:p text:style-name="P436"><text:span text:style-name="T244">6</text:span><text:span text:style-name="T184">. </text:span><text:span text:style-name="T216"><text:s/></text:span><text:span text:style-name="T177">Puntualidad y buen comportamiento en clase</text:span></text:p>
          </table:table-cell>
        </table:table-row>
        <table:table-row table:style-name="Tabla17.1">
          <table:table-cell table:style-name="Tabla17.A2" office:value-type="string">
            <text:p text:style-name="P430"><text:span text:style-name="T172">CONTENIDOS</text:span><text:span text:style-name="T175"> </text:span><text:span text:style-name="T172">SOPORTE</text:span></text:p>
          </table:table-cell>
        </table:table-row>
        <table:table-row table:style-name="Tabla17.2">
          <table:table-cell table:style-name="Tabla17.A8" office:value-type="string">
            <text:p text:style-name="P429">Conceptos</text:p>
          </table:table-cell>
        </table:table-row>
        <table:table-row table:style-name="Tabla17.9">
          <table:table-cell table:style-name="Tabla17.A9" office:value-type="string">
            <text:p text:style-name="P466"><text:span text:style-name="T182">5</text:span><text:span text:style-name="T177">.1.</text:span><text:span text:style-name="T176"> </text:span><text:span text:style-name="T177">Qué es una presentación</text:span></text:p>
            <text:p text:style-name="P467"><text:span text:style-name="T182">5</text:span><text:span text:style-name="T177">.2.</text:span><text:span text:style-name="T176"> </text:span><text:span text:style-name="T177">Programas para crear presentaciones</text:span></text:p>
            <text:p text:style-name="P466"><text:span text:style-name="T182">5</text:span><text:span text:style-name="T177">.3.</text:span><text:span text:style-name="T176"> </text:span><text:span text:style-name="T177">Finalidad de las presentaciones</text:span></text:p>
            <text:p text:style-name="P467"><text:span text:style-name="T182">5</text:span><text:span text:style-name="T177">.4.</text:span><text:span text:style-name="T176"> </text:span><text:span text:style-name="T177">Cómo realizar una presentación</text:span></text:p>
            <text:p text:style-name="P466"><text:span text:style-name="T182">5</text:span><text:span text:style-name="T177">.5.</text:span><text:span text:style-name="T176"> </text:span><text:span text:style-name="T177">Objetos a incluir en una presentación</text:span></text:p>
            <text:p text:style-name="P467"><text:span text:style-name="T182">5</text:span><text:span text:style-name="T177">.6.</text:span><text:span text:style-name="T176"> </text:span><text:span text:style-name="T177">Efectos que se pueden aplicar a los objetos de las diapositivas</text:span></text:p>
            <text:p text:style-name="P466"><text:span text:style-name="T182">5</text:span><text:span text:style-name="T177">.7.</text:span><text:span text:style-name="T176"> </text:span><text:span text:style-name="T177">Efectos que se pueden aplicar a una presentación</text:span></text:p>
          </table:table-cell>
        </table:table-row>
        <table:table-row table:style-name="Tabla17.1">
          <table:table-cell table:style-name="Tabla17.A10" office:value-type="string">
            <text:p text:style-name="P452"><text:span text:style-name="T172">ACTIVIDADES</text:span><text:span text:style-name="T175"> </text:span><text:span text:style-name="T172">DE ENSEÑANZA-APRENDIZAJE-EVALUACIÓN</text:span></text:p>
          </table:table-cell>
        </table:table-row>
        <text:soft-page-break/>
        <table:table-row table:style-name="Tabla17.11">
          <table:table-cell table:style-name="Tabla17.A11" office:value-type="string">
            <text:list xml:id="list2239195010074994097" text:style-name="L7">
              <text:list-item>
                <text:p text:style-name="P47">Realización de una presentación que incluya los contenidos de la UT.</text:p>
              </text:list-item>
              <text:list-item>
                <text:p text:style-name="P55"><text:span text:style-name="T177">Personalizar</text:span><text:span text:style-name="T176"> </text:span><text:span text:style-name="T177">el entorno de trabajo del editor de presentaciones para adecuarlo a las necesidades.</text:span></text:p>
              </text:list-item>
              <text:list-item>
                <text:p text:style-name="P55"><text:span text:style-name="T177">Crear</text:span><text:span text:style-name="T176"> </text:span><text:span text:style-name="T177">distintos tipos de diapositivas incorporando texto, imágenes, sonido, v</text:span><text:span text:style-name="T182">í</text:span><text:span text:style-name="T177">deos,</text:span><text:span text:style-name="T176"> </text:span><text:span text:style-name="T177">etc.</text:span></text:p>
              </text:list-item>
              <text:list-item>
                <text:p text:style-name="P55"><text:span text:style-name="T177">Diseñar</text:span><text:span text:style-name="T176"> </text:span><text:span text:style-name="T177">y modificar presentaciones atendiendo al destino de las mismas: (exposición oral, difusión a través de la web, etc.).</text:span></text:p>
              </text:list-item>
              <text:list-item>
                <text:p text:style-name="P55"><text:span text:style-name="T177">Crear</text:span><text:span text:style-name="T176"> </text:span><text:span text:style-name="T177">plantillas de presentaciones.</text:span></text:p>
              </text:list-item>
              <text:list-item>
                <text:p text:style-name="P55"><text:span text:style-name="T177">Exposición</text:span><text:span text:style-name="T176"> </text:span><text:span text:style-name="T177">oral de presentaciones utilizando los recursos disponibles en el aula.</text:span></text:p>
              </text:list-item>
            </text:list>
          </table:table-cell>
        </table:table-row>
      </table:table>
      <text:p text:style-name="P81"/>
      <text:p text:style-name="P101"/>
      <table:table table:name="Tabla18" table:style-name="Tabla18">
        <table:table-column table:style-name="Tabla18.A"/>
        <table:table-row table:style-name="Tabla18.1">
          <table:table-cell table:style-name="Tabla18.A1" office:value-type="string">
            <text:p text:style-name="P468"><text:span text:style-name="T172">UNIDAD</text:span><text:span text:style-name="T175"> </text:span><text:span text:style-name="T172">DE TRABAJO Nº 6: </text:span><text:span text:style-name="T177">Software para Tratamiento de </text:span><text:span text:style-name="T259">Imagen digital</text:span></text:p>
          </table:table-cell>
        </table:table-row>
        <table:table-row table:style-name="Tabla18.2">
          <table:table-cell table:style-name="Tabla18.A2" office:value-type="string">
            <text:p text:style-name="P430"><text:span text:style-name="T172">CONTENIDOS</text:span><text:span text:style-name="T175"> </text:span><text:span text:style-name="T172">ORGANIZADORES</text:span></text:p>
          </table:table-cell>
        </table:table-row>
        <table:table-row table:style-name="Tabla18.3">
          <table:table-cell table:style-name="Tabla18.A3" office:value-type="string">
            <text:p text:style-name="P429">Procedimientos</text:p>
          </table:table-cell>
        </table:table-row>
        <table:table-row table:style-name="Tabla18.4">
          <table:table-cell table:style-name="Tabla18.A4" office:value-type="string">
            <text:p text:style-name="P431"><text:span text:style-name="T177">1. </text:span><text:span text:style-name="T265"><text:s/></text:span><text:span text:style-name="T177">Utilizar los dispositivos de captura de imágenes</text:span></text:p>
            <text:p text:style-name="P431"><text:span text:style-name="T177">2. </text:span><text:span text:style-name="T265"><text:s/></text:span><text:span text:style-name="T177">Conocer los formatos y las resoluciones de una imagen</text:span></text:p>
            <text:p text:style-name="P433"><text:span text:style-name="T177">3. </text:span><text:span text:style-name="T265"><text:s/></text:span><text:span text:style-name="T177">Importar y exportar imágenes</text:span></text:p>
            <text:p text:style-name="P431"><text:span text:style-name="T177">4. </text:span><text:span text:style-name="T265"><text:s/></text:span><text:span text:style-name="T177">Editar el brillo, contraste, luminosidad, tono y color de las fotografías</text:span></text:p>
            <text:p text:style-name="P433"><text:span text:style-name="T177">5. </text:span><text:span text:style-name="T265"><text:s/></text:span><text:span text:style-name="T177">Cambiar el tamaño de una imagen</text:span></text:p>
            <text:p text:style-name="P431"><text:span text:style-name="T177">6. </text:span><text:span text:style-name="T265"><text:s/></text:span><text:span text:style-name="T177">Borrar trozos de imagen</text:span></text:p>
            <text:p text:style-name="P433"><text:span text:style-name="T259">7.</text:span><text:span text:style-name="T172"> </text:span><text:span text:style-name="T266"><text:s/></text:span><text:span text:style-name="T177">Aplicar efectos a las imágenes</text:span></text:p>
          </table:table-cell>
        </table:table-row>
        <table:table-row table:style-name="Tabla18.3">
          <table:table-cell table:style-name="Tabla18.A5" office:value-type="string">
            <text:p text:style-name="P429">Actitudes</text:p>
          </table:table-cell>
        </table:table-row>
        <table:table-row table:style-name="Tabla18.6">
          <table:table-cell table:style-name="Tabla18.A6" office:value-type="string">
            <text:p text:style-name="P434"><text:span text:style-name="T184">1. </text:span><text:span text:style-name="T216"><text:s/></text:span><text:span text:style-name="T177">Interés y aportación de ideas de los diferentes conceptos explicados en la UT</text:span></text:p>
            <text:p text:style-name="P435"><text:span text:style-name="T184">2. </text:span><text:span text:style-name="T216"><text:s/></text:span><text:span text:style-name="T177">Capacidad de creación, optimización y mejora</text:span></text:p>
            <text:p text:style-name="P435"><text:span text:style-name="T184">3. </text:span><text:span text:style-name="T216"><text:s/></text:span><text:span text:style-name="T177">Claridad y capacidad de expresión</text:span></text:p>
            <text:p text:style-name="P436"><text:span text:style-name="T184">4. </text:span><text:span text:style-name="T216"><text:s/></text:span><text:span text:style-name="T177">Puntualidad, claridad y orden en los ejercicios propuestos</text:span></text:p>
            <text:p text:style-name="P435"><text:span text:style-name="T244">5</text:span><text:span text:style-name="T184">. </text:span><text:span text:style-name="T216"><text:s/></text:span><text:span text:style-name="T177">Puntualidad y buen comportamiento en clase</text:span></text:p>
          </table:table-cell>
        </table:table-row>
        <table:table-row table:style-name="Tabla18.3">
          <table:table-cell table:style-name="Tabla18.A2" office:value-type="string">
            <text:p text:style-name="P430"><text:span text:style-name="T172">CONTENIDOS</text:span><text:span text:style-name="T175"> </text:span><text:span text:style-name="T172">SOPORTE</text:span></text:p>
          </table:table-cell>
        </table:table-row>
        <table:table-row table:style-name="Tabla18.8">
          <table:table-cell table:style-name="Tabla18.A8" office:value-type="string">
            <text:p text:style-name="P429">Conceptos</text:p>
          </table:table-cell>
        </table:table-row>
        <table:table-row table:style-name="Tabla18.9">
          <table:table-cell table:style-name="Tabla18.A9" office:value-type="string">
            <text:p text:style-name="P450"><text:span text:style-name="T177">6.1.</text:span><text:span text:style-name="T176"> </text:span><text:span text:style-name="T177">La resolución de impresión</text:span></text:p>
            <text:p text:style-name="P451"><text:span text:style-name="T177">6.2.</text:span><text:span text:style-name="T176"> </text:span><text:span text:style-name="T177">La resolución de pantalla</text:span></text:p>
            <text:p text:style-name="P450"><text:span text:style-name="T177">6.4.</text:span><text:span text:style-name="T176"> </text:span><text:span text:style-name="T177">Las imágenes vectoriales</text:span></text:p>
            <text:p text:style-name="P451"><text:span text:style-name="T177">6.5.</text:span><text:span text:style-name="T176"> </text:span><text:span text:style-name="T177">Las imágenes bitmap</text:span></text:p>
            <text:p text:style-name="P450"><text:span text:style-name="T177">6.6.</text:span><text:span text:style-name="T176"> </text:span><text:span text:style-name="T177">La profundidad del color</text:span></text:p>
            <text:p text:style-name="P451"><text:span text:style-name="T177">6.7.</text:span><text:span text:style-name="T176"> </text:span><text:span text:style-name="T177">El modo de color</text:span></text:p>
            <text:p text:style-name="P450"><text:span text:style-name="T177">6.8.</text:span><text:span text:style-name="T176"> </text:span><text:span text:style-name="T177">La captura de imágenes</text:span></text:p>
            <text:p text:style-name="P451"><text:span text:style-name="T177">6.9.</text:span><text:span text:style-name="T176"> </text:span><text:span text:style-name="T177">Los fotomontajes</text:span></text:p>
            <text:p text:style-name="P450"><text:span text:style-name="T177">6.10.</text:span><text:span text:style-name="T176"> </text:span><text:span text:style-name="T177">Los parámetros de una imagen</text:span></text:p>
          </table:table-cell>
        </table:table-row>
        <table:table-row table:style-name="Tabla18.8">
          <table:table-cell table:style-name="Tabla18.A10" office:value-type="string">
            <text:p text:style-name="P452"><text:span text:style-name="T172">ACTIVIDADES</text:span><text:span text:style-name="T175"> </text:span><text:span text:style-name="T172">DE ENSEÑANZA-APRENDIZAJE-EVALUACIÓN</text:span></text:p>
          </table:table-cell>
        </table:table-row>
        <text:soft-page-break/>
        <table:table-row table:style-name="Tabla18.11">
          <table:table-cell table:style-name="Tabla18.A11" office:value-type="string">
            <text:list xml:id="list2676001756524101416" text:style-name="L8">
              <text:list-item>
                <text:p text:style-name="P116">Realización de actividades prácticas y/o teóricas relacionadas con la UT</text:p>
              </text:list-item>
              <text:list-item>
                <text:p text:style-name="P117"><text:span text:style-name="T177">Personalizar el entorno de trabajo de las herramientas para el tratamiento de imágenes</text:span><text:span text:style-name="T176"> </text:span><text:span text:style-name="T177">para adecuarlo a las necesidades.</text:span></text:p>
              </text:list-item>
              <text:list-item>
                <text:p text:style-name="P117"><text:span text:style-name="T177">Identificar</text:span><text:span text:style-name="T176"> </text:span><text:span text:style-name="T177">las propiedades y formato de diferentes imágenes. Importar imágenes desde diferentes fuentes (cámara, escáner, etc.).</text:span></text:p>
              </text:list-item>
              <text:list-item>
                <text:p text:style-name="P117"><text:span text:style-name="T177">Modificar</text:span><text:span text:style-name="T176"> </text:span><text:span text:style-name="T177">las propiedades de una imagen en función del acabado requerido (borrador,</text:span><text:span text:style-name="T176"> </text:span><text:span text:style-name="T177">imprenta, página web, etc.).</text:span></text:p>
              </text:list-item>
              <text:list-item>
                <text:p text:style-name="P117"><text:span text:style-name="T177">Realizar</text:span><text:span text:style-name="T176"> </text:span><text:span text:style-name="T177">foto-montajes sencillos como extracción de siluetas, fusión entre fotografías, etc.</text:span></text:p>
              </text:list-item>
            </text:list>
          </table:table-cell>
        </table:table-row>
      </table:table>
      <text:p text:style-name="P123"/>
      <text:p text:style-name="P43"/>
      <table:table table:name="Tabla19" table:style-name="Tabla19">
        <table:table-column table:style-name="Tabla19.A"/>
        <table:table-row table:style-name="Tabla19.1">
          <table:table-cell table:style-name="Tabla19.A1" office:value-type="string">
            <text:p text:style-name="P460"><text:span text:style-name="T172">UNIDAD</text:span><text:span text:style-name="T175"> </text:span><text:span text:style-name="T172">DE TRABAJO Nº 7: </text:span><text:span text:style-name="T177">Software para Tratamiento de </text:span><text:span text:style-name="T259">V</text:span><text:span text:style-name="T260">í</text:span><text:span text:style-name="T259">deo digital</text:span></text:p>
          </table:table-cell>
        </table:table-row>
        <table:table-row table:style-name="Tabla19.2">
          <table:table-cell table:style-name="Tabla19.A2" office:value-type="string">
            <text:p text:style-name="P430"><text:span text:style-name="T172">CONTENIDOS</text:span><text:span text:style-name="T175"> </text:span><text:span text:style-name="T172">ORGANIZADORES</text:span></text:p>
          </table:table-cell>
        </table:table-row>
        <table:table-row table:style-name="Tabla19.1">
          <table:table-cell table:style-name="Tabla19.A3" office:value-type="string">
            <text:p text:style-name="P429">Procedimientos</text:p>
          </table:table-cell>
        </table:table-row>
        <table:table-row table:style-name="Tabla19.4">
          <table:table-cell table:style-name="Tabla19.A4" office:value-type="string">
            <text:p text:style-name="P431"><text:span text:style-name="T177">1. </text:span><text:span text:style-name="T265"><text:s/></text:span><text:span text:style-name="T177">Utilizar los dispositivos de captura de vídeos</text:span></text:p>
            <text:p text:style-name="P433"><text:span text:style-name="T177">2. </text:span><text:span text:style-name="T265"><text:s/></text:span><text:span text:style-name="T177">Conocer los formatos y contenedores más usuales de vídeos</text:span></text:p>
            <text:p text:style-name="P431"><text:span text:style-name="T177">3. </text:span><text:span text:style-name="T265"><text:s/></text:span><text:span text:style-name="T177">Conocer los códecs que más se emplean en vídeos</text:span></text:p>
            <text:p text:style-name="P433"><text:span text:style-name="T177">4. </text:span><text:span text:style-name="T265"><text:s/></text:span><text:span text:style-name="T177">Usar e instalar códecs y reproductores de vídeos</text:span></text:p>
            <text:p text:style-name="P431"><text:span text:style-name="T177">5. </text:span><text:span text:style-name="T265"><text:s/></text:span><text:span text:style-name="T177">Importar y exportar distintos formatos de vídeos</text:span></text:p>
            <text:p text:style-name="P433"><text:span text:style-name="T177">6. </text:span><text:span text:style-name="T265"><text:s/></text:span><text:span text:style-name="T177">Añadir títulos, efectos y transiciones de vídeo</text:span></text:p>
            <text:p text:style-name="P431"><text:span text:style-name="T177">7. </text:span><text:span text:style-name="T265"><text:s/></text:span><text:span text:style-name="T177">Crear DVD con las secuencias de vídeo seleccionadas</text:span></text:p>
            <text:p text:style-name="P433"><text:span text:style-name="T259">8.</text:span><text:span text:style-name="T172"> </text:span><text:span text:style-name="T266"><text:s/></text:span><text:span text:style-name="T177">Generar vídeos tutoriales</text:span></text:p>
          </table:table-cell>
        </table:table-row>
        <table:table-row table:style-name="Tabla19.1">
          <table:table-cell table:style-name="Tabla19.A5" office:value-type="string">
            <text:p text:style-name="P429">Actitudes</text:p>
          </table:table-cell>
        </table:table-row>
        <table:table-row table:style-name="Tabla19.6">
          <table:table-cell table:style-name="Tabla19.A6" office:value-type="string">
            <text:p text:style-name="P431"><text:span text:style-name="T177">1. </text:span><text:span text:style-name="T236"><text:s/></text:span><text:span text:style-name="T177">Interés y aportación de ideas de los diferentes conceptos explicados en la UT</text:span></text:p>
            <text:p text:style-name="P431"><text:span text:style-name="T177">2. </text:span><text:span text:style-name="T236"><text:s/></text:span><text:span text:style-name="T177">Capacidad de creación, optimización y mejora</text:span></text:p>
            <text:p text:style-name="P433"><text:span text:style-name="T177">3. </text:span><text:span text:style-name="T236"><text:s/></text:span><text:span text:style-name="T177">Claridad y capacidad de expresión</text:span></text:p>
            <text:p text:style-name="P431"><text:span text:style-name="T177">4. </text:span><text:span text:style-name="T236"><text:s/></text:span><text:span text:style-name="T177">Puntualidad, claridad y orden en los ejercicios propuestos</text:span></text:p>
            <text:p text:style-name="P433"><text:span text:style-name="T172">5. </text:span><text:span text:style-name="T237"><text:s/></text:span><text:span text:style-name="T177">Puntualidad y buen comportamiento en clase</text:span></text:p>
          </table:table-cell>
        </table:table-row>
        <table:table-row table:style-name="Tabla19.1">
          <table:table-cell table:style-name="Tabla19.A2" office:value-type="string">
            <text:p text:style-name="P430"><text:span text:style-name="T172">CONTENIDOS</text:span><text:span text:style-name="T175"> </text:span><text:span text:style-name="T172">SOPORTE</text:span></text:p>
          </table:table-cell>
        </table:table-row>
        <table:table-row table:style-name="Tabla19.2">
          <table:table-cell table:style-name="Tabla19.A8" office:value-type="string">
            <text:p text:style-name="P429">Conceptos</text:p>
          </table:table-cell>
        </table:table-row>
        <table:table-row table:style-name="Tabla19.9">
          <table:table-cell table:style-name="Tabla19.A9" office:value-type="string">
            <text:p text:style-name="P450"><text:span text:style-name="T177">7.1.</text:span><text:span text:style-name="T176"> </text:span><text:span text:style-name="T177">Los formatos de vídeo</text:span></text:p>
            <text:p text:style-name="P451"><text:span text:style-name="T177">7.2.</text:span><text:span text:style-name="T176"> </text:span><text:span text:style-name="T177">Los puertos y hardware de captura de vídeo digital</text:span></text:p>
            <text:p text:style-name="P450"><text:span text:style-name="T177">7.3.</text:span><text:span text:style-name="T176"> </text:span><text:span text:style-name="T177">Los compresores y descompresores (códecs) multimedia</text:span></text:p>
            <text:p text:style-name="P451"><text:span text:style-name="T177">7.4.</text:span><text:span text:style-name="T176"> </text:span><text:span text:style-name="T177">La edición básica de vídeo</text:span></text:p>
            <text:p text:style-name="P450"><text:span text:style-name="T177">7.5.</text:span><text:span text:style-name="T176"> </text:span><text:span text:style-name="T177">Las secuencias de vídeo</text:span></text:p>
            <text:p text:style-name="P451"><text:span text:style-name="T177">7.6.</text:span><text:span text:style-name="T176"> </text:span><text:span text:style-name="T177">Los reproductores multimedia</text:span></text:p>
            <text:p text:style-name="P450"><text:span text:style-name="T177">7.7.</text:span><text:span text:style-name="T176"> </text:span><text:span text:style-name="T177">Los formatos de reproducción y grabación en alta definición</text:span></text:p>
          </table:table-cell>
        </table:table-row>
        <table:table-row table:style-name="Tabla19.2">
          <table:table-cell table:style-name="Tabla19.A10" office:value-type="string">
            <text:p text:style-name="P452"><text:span text:style-name="T172">ACTIVIDADES</text:span><text:span text:style-name="T175"> </text:span><text:span text:style-name="T172">DE ENSEÑANZA-APRENDIZAJE-EVALUACIÓN</text:span></text:p>
          </table:table-cell>
        </table:table-row>
        <text:soft-page-break/>
        <table:table-row table:style-name="Tabla19.11">
          <table:table-cell table:style-name="Tabla19.A11" office:value-type="string">
            <text:list xml:id="list2033779671822435772" text:style-name="L9">
              <text:list-item>
                <text:p text:style-name="P48">Realización de actividades prácticas y/o teóricas relacionadas con la UT.</text:p>
              </text:list-item>
              <text:list-item>
                <text:p text:style-name="P56"><text:span text:style-name="T177">Personalizar</text:span><text:span text:style-name="T176"> </text:span><text:span text:style-name="T177">el entorno de trabajo de las herramientas de edición para adecuarlo a las necesidades.</text:span></text:p>
              </text:list-item>
              <text:list-item>
                <text:p text:style-name="P56"><text:span text:style-name="T177">Identificar</text:span><text:span text:style-name="T176"> </text:span><text:span text:style-name="T177">las propiedades y formato de diferentes videos.</text:span></text:p>
              </text:list-item>
              <text:list-item>
                <text:p text:style-name="P56"><text:span text:style-name="T177">Importar</text:span><text:span text:style-name="T176"> </text:span><text:span text:style-name="T177">videos desde diferentes fuentes (cámara, escáner, etc.).</text:span></text:p>
              </text:list-item>
              <text:list-item>
                <text:p text:style-name="P56"><text:span text:style-name="T177">Modificar</text:span><text:span text:style-name="T254"> </text:span><text:span text:style-name="T177">las</text:span><text:span text:style-name="T253"> </text:span><text:span text:style-name="T177">propiedades <text:s/>de <text:s/>un <text:s/>vídeo <text:s/>en <text:s/>función <text:s/>del</text:span><text:span text:style-name="T253"> </text:span><text:span text:style-name="T177">acabado</text:span><text:span text:style-name="T253"> </text:span><text:span text:style-name="T177">requerido</text:span><text:span text:style-name="T253"> </text:span><text:span text:style-name="T177">(DVD, escritorio, web, etc.).</text:span></text:p>
              </text:list-item>
              <text:list-item>
                <text:p text:style-name="P56"><text:span text:style-name="T177">Realizar</text:span><text:span text:style-name="T176"> </text:span><text:span text:style-name="T177">video tutoriales y demostraciones de producto mediante la captura de video.</text:span></text:p>
              </text:list-item>
            </text:list>
          </table:table-cell>
        </table:table-row>
      </table:table>
      <text:p text:style-name="P111"/>
      <text:p text:style-name="P43"/>
      <table:table table:name="Tabla20" table:style-name="Tabla20">
        <table:table-column table:style-name="Tabla20.A"/>
        <table:table-row table:style-name="Tabla20.1">
          <table:table-cell table:style-name="Tabla20.A1" office:value-type="string">
            <text:p text:style-name="P469"><text:span text:style-name="T172">UNIDAD</text:span><text:span text:style-name="T175"> </text:span><text:span text:style-name="T172">DE TRABAJO Nº 8: </text:span><text:span text:style-name="T177">Software para Gestión de </text:span><text:span text:style-name="T259">Correo Electrónico</text:span></text:p>
          </table:table-cell>
        </table:table-row>
        <table:table-row table:style-name="Tabla20.2">
          <table:table-cell table:style-name="Tabla20.A2" office:value-type="string">
            <text:p text:style-name="P430"><text:span text:style-name="T172">CONTENIDOS</text:span><text:span text:style-name="T175"> </text:span><text:span text:style-name="T172">ORGANIZADORES</text:span></text:p>
          </table:table-cell>
        </table:table-row>
        <table:table-row table:style-name="Tabla20.1">
          <table:table-cell table:style-name="Tabla20.A3" office:value-type="string">
            <text:p text:style-name="P429">Procedimientos</text:p>
          </table:table-cell>
        </table:table-row>
        <table:table-row table:style-name="Tabla20.4">
          <table:table-cell table:style-name="Tabla20.A4" office:value-type="string">
            <text:p text:style-name="P431"><text:span text:style-name="T177">1. </text:span><text:span text:style-name="T265"><text:s/></text:span><text:span text:style-name="T177">Reconocer los elementos que componen el correo electrónico</text:span></text:p>
            <text:p text:style-name="P464"><text:span text:style-name="T177">2. </text:span><text:span text:style-name="T265"><text:s/></text:span><text:span text:style-name="T177">Conocer </text:span><text:span text:style-name="T215"><text:s/></text:span><text:span text:style-name="T177">el </text:span><text:span text:style-name="T215"><text:s/></text:span><text:span text:style-name="T177">entorno </text:span><text:span text:style-name="T215"><text:s/></text:span><text:span text:style-name="T177">de </text:span><text:span text:style-name="T215"><text:s/></text:span><text:span text:style-name="T177">trabajo </text:span><text:span text:style-name="T215"><text:s/></text:span><text:span text:style-name="T177">de </text:span><text:span text:style-name="T215"><text:s/></text:span><text:span text:style-name="T177">aplicaciones </text:span><text:span text:style-name="T215"><text:s/></text:span><text:span text:style-name="T177">relacionadas </text:span><text:span text:style-name="T215"><text:s/></text:span><text:span text:style-name="T177">con </text:span><text:span text:style-name="T215"><text:s/></text:span><text:span text:style-name="T177">el </text:span><text:span text:style-name="T215"><text:s/></text:span><text:span text:style-name="T177">correo electrónico, configurarlas y personalizarlas</text:span></text:p>
            <text:p text:style-name="P431"><text:span text:style-name="T177">3. </text:span><text:span text:style-name="T265"><text:s/></text:span><text:span text:style-name="T177">Identificar las necesidades básicas de gestión de correo electrónico</text:span></text:p>
            <text:p text:style-name="P431"><text:span text:style-name="T177">4. </text:span><text:span text:style-name="T265"><text:s/></text:span><text:span text:style-name="T177">Adjuntar documentos a un correo electrónico</text:span></text:p>
            <text:p text:style-name="P433"><text:span text:style-name="T177">5. </text:span><text:span text:style-name="T265"><text:s/></text:span><text:span text:style-name="T177">Trabajar con opciones avanzadas de gestión de correo electrónico</text:span></text:p>
            <text:p text:style-name="P431"><text:span text:style-name="T177">6. </text:span><text:span text:style-name="T265"><text:s/></text:span><text:span text:style-name="T177">Sincronizar agendas de distintos equipos</text:span></text:p>
            <text:p text:style-name="P433"><text:span text:style-name="T177">7. </text:span><text:span text:style-name="T265"><text:s/></text:span><text:span text:style-name="T177">Crear plantillas y firmas corporativas</text:span></text:p>
            <text:p text:style-name="P431"><text:span text:style-name="T177">8. </text:span><text:span text:style-name="T265"><text:s/></text:span><text:span text:style-name="T177">Utilizar la libreta de direcciones</text:span></text:p>
            <text:p text:style-name="P433"><text:span text:style-name="T259">9.</text:span><text:span text:style-name="T172"> </text:span><text:span text:style-name="T266"><text:s/></text:span><text:span text:style-name="T177">Usar y crear foros de noticias (news)</text:span></text:p>
          </table:table-cell>
        </table:table-row>
        <table:table-row table:style-name="Tabla20.2">
          <table:table-cell table:style-name="Tabla20.A5" office:value-type="string">
            <text:p text:style-name="P429">Actitudes</text:p>
          </table:table-cell>
        </table:table-row>
        <table:table-row table:style-name="Tabla20.6">
          <table:table-cell table:style-name="Tabla20.A6" office:value-type="string">
            <text:p text:style-name="P431"><text:span text:style-name="T177">1. </text:span><text:span text:style-name="T236"><text:s/></text:span><text:span text:style-name="T177">Interés y aportación de ideas de los diferentes conceptos explicados en la UT</text:span></text:p>
            <text:p text:style-name="P433"><text:span text:style-name="T177">2. </text:span><text:span text:style-name="T236"><text:s/></text:span><text:span text:style-name="T177">Capacidad de creación, optimización y mejora</text:span></text:p>
            <text:p text:style-name="P431"><text:span text:style-name="T177">3. </text:span><text:span text:style-name="T236"><text:s/></text:span><text:span text:style-name="T177">Claridad y capacidad de expresión</text:span></text:p>
            <text:p text:style-name="P433"><text:span text:style-name="T177">4. </text:span><text:span text:style-name="T236"><text:s/></text:span><text:span text:style-name="T177">Puntualidad, claridad y orden en los ejercicios propuestos</text:span></text:p>
            <text:p text:style-name="P431"><text:span text:style-name="T177">5. </text:span><text:span text:style-name="T236"><text:s/></text:span><text:span text:style-name="T177">Puntualidad y buen comportamiento en clase</text:span></text:p>
          </table:table-cell>
        </table:table-row>
        <table:table-row table:style-name="Tabla20.1">
          <table:table-cell table:style-name="Tabla20.A2" office:value-type="string">
            <text:p text:style-name="P430"><text:span text:style-name="T172">CONTENIDOS</text:span><text:span text:style-name="T175"> </text:span><text:span text:style-name="T172">SOPORTE</text:span></text:p>
          </table:table-cell>
        </table:table-row>
        <table:table-row table:style-name="Tabla20.2">
          <table:table-cell table:style-name="Tabla20.A8" office:value-type="string">
            <text:p text:style-name="P429">Conceptos</text:p>
          </table:table-cell>
        </table:table-row>
        <table:table-row table:style-name="Tabla20.9">
          <table:table-cell table:style-name="Tabla20.A9" office:value-type="string">
            <text:p text:style-name="P450"><text:span text:style-name="T177">8.1.</text:span><text:span text:style-name="T176"> </text:span><text:span text:style-name="T177">El correo electrónico</text:span></text:p>
            <text:p text:style-name="P450"><text:span text:style-name="T177">8.2.</text:span><text:span text:style-name="T176"> </text:span><text:span text:style-name="T177">Programas para acceder al correo electrónico</text:span></text:p>
            <text:p text:style-name="P451"><text:span text:style-name="T177">8.3.</text:span><text:span text:style-name="T176"> </text:span><text:span text:style-name="T177">Enviar/recibir un correo electrónico</text:span></text:p>
            <text:p text:style-name="P450"><text:span text:style-name="T177">8.4.</text:span><text:span text:style-name="T176"> </text:span><text:span text:style-name="T177">Organizar y gestionar el correo electrónico</text:span></text:p>
            <text:p text:style-name="P451"><text:span text:style-name="T177">8.5.</text:span><text:span text:style-name="T176"> </text:span><text:span text:style-name="T177">La libreta de direcciones</text:span></text:p>
            <text:p text:style-name="P450"><text:span text:style-name="T177">8.6.</text:span><text:span text:style-name="T176"> </text:span><text:span text:style-name="T177">Añadir contactos a una libreta de direcciones</text:span></text:p>
            <text:p text:style-name="P451"><text:span text:style-name="T177">8.7.</text:span><text:span text:style-name="T176"> </text:span><text:span text:style-name="T177">Los grupos de noticias</text:span></text:p>
            <text:p text:style-name="P450"><text:span text:style-name="T177">8.8.</text:span><text:span text:style-name="T176"> </text:span><text:span text:style-name="T177">Emplear la agenda</text:span></text:p>
          </table:table-cell>
        </table:table-row>
        <text:soft-page-break/>
        <table:table-row table:style-name="Tabla20.1">
          <table:table-cell table:style-name="Tabla20.A10" office:value-type="string">
            <text:p text:style-name="P452"><text:span text:style-name="T172">ACTIVIDADES</text:span><text:span text:style-name="T175"> </text:span><text:span text:style-name="T172">DE ENSEÑANZA-APRENDIZAJE-EVALUACIÓN</text:span></text:p>
          </table:table-cell>
        </table:table-row>
        <table:table-row table:style-name="Tabla20.11">
          <table:table-cell table:style-name="Tabla20.A11" office:value-type="string">
            <text:list xml:id="list1232584720701389521" text:style-name="L10">
              <text:list-item>
                <text:p text:style-name="P49">Realización de actividades prácticas y/o teóricas relacionadas con la UT.</text:p>
              </text:list-item>
              <text:list-item>
                <text:p text:style-name="P57"><text:span text:style-name="T177">Personalizar</text:span><text:span text:style-name="T251"> </text:span><text:span text:style-name="T177">el</text:span><text:span text:style-name="T218"> </text:span><text:span text:style-name="T177">entorno</text:span><text:span text:style-name="T218"> </text:span><text:span text:style-name="T177">de</text:span><text:span text:style-name="T218"> </text:span><text:span text:style-name="T177">trabajo</text:span><text:span text:style-name="T218"> </text:span><text:span text:style-name="T177">de</text:span><text:span text:style-name="T218"> </text:span><text:span text:style-name="T177">las</text:span><text:span text:style-name="T218"> </text:span><text:span text:style-name="T177">herramientas</text:span><text:span text:style-name="T218"> </text:span><text:span text:style-name="T177">de</text:span><text:span text:style-name="T218"> </text:span><text:span text:style-name="T177">gestión</text:span><text:span text:style-name="T218"> </text:span><text:span text:style-name="T177">de</text:span><text:span text:style-name="T218"> </text:span><text:span text:style-name="T177">correo</text:span><text:span text:style-name="T218"> </text:span><text:span text:style-name="T177">y</text:span><text:span text:style-name="T211"> </text:span><text:span text:style-name="T177">agenda electrónica para adecuarlo a las necesidades.</text:span></text:p>
              </text:list-item>
              <text:list-item>
                <text:p text:style-name="P57"><text:span text:style-name="T177">Crear</text:span><text:span text:style-name="T176"> </text:span><text:span text:style-name="T177">y gestionar diferentes cuentas de correo. Gestionar la agenda y la libreta de direcciones.</text:span></text:p>
              </text:list-item>
              <text:list-item>
                <text:p text:style-name="P57"><text:span text:style-name="T177">Importar,</text:span><text:span text:style-name="T176"> </text:span><text:span text:style-name="T177">exportar y sincronizar la información de correo, agenda y libreta de direcciones entre diferentes dispositivos.</text:span></text:p>
              </text:list-item>
            </text:list>
          </table:table-cell>
        </table:table-row>
      </table:table>
      <text:p text:style-name="P136"/>
      <text:p text:style-name="P43"/>
      <table:table table:name="Tabla21" table:style-name="Tabla21">
        <table:table-column table:style-name="Tabla21.A"/>
        <table:table-row table:style-name="Tabla21.1">
          <table:table-cell table:style-name="Tabla21.A1" office:value-type="string">
            <text:p text:style-name="P470"><text:span text:style-name="T172">UNIDAD</text:span><text:span text:style-name="T175"> </text:span><text:span text:style-name="T172">DE TRABAJO Nº 9: </text:span><text:span text:style-name="T259">Técnicas de soporte</text:span></text:p>
          </table:table-cell>
        </table:table-row>
        <table:table-row table:style-name="Tabla21.2">
          <table:table-cell table:style-name="Tabla21.A2" office:value-type="string">
            <text:p text:style-name="P430"><text:span text:style-name="T172">CONTENIDOS</text:span><text:span text:style-name="T175"> </text:span><text:span text:style-name="T172">ORGANIZADORES</text:span></text:p>
          </table:table-cell>
        </table:table-row>
        <table:table-row table:style-name="Tabla21.3">
          <table:table-cell table:style-name="Tabla21.A3" office:value-type="string">
            <text:p text:style-name="P429">Procedimientos</text:p>
          </table:table-cell>
        </table:table-row>
        <table:table-row table:style-name="Tabla21.4">
          <table:table-cell table:style-name="Tabla21.A4" office:value-type="string">
            <text:p text:style-name="P431"><text:span text:style-name="T177">1. </text:span><text:span text:style-name="T265"><text:s/></text:span><text:span text:style-name="T177">Conocer y aplicar los distintos tipos de mantenimiento de aplicaciones</text:span></text:p>
            <text:p text:style-name="P431"><text:span text:style-name="T177">2. </text:span><text:span text:style-name="T265"><text:s/></text:span><text:span text:style-name="T177">Realizar la asistencia al usuario y conocer las tareas típicas de soporte técnico</text:span></text:p>
            <text:p text:style-name="P464"><text:span text:style-name="T177">3. </text:span><text:span text:style-name="T265"><text:s/></text:span><text:span text:style-name="T177">Conocer</text:span><text:span text:style-name="T238"> </text:span><text:span text:style-name="T177">y</text:span><text:span text:style-name="T238"> </text:span><text:span text:style-name="T177">solucionar</text:span><text:span text:style-name="T238"> </text:span><text:span text:style-name="T177">los</text:span><text:span text:style-name="T238"> </text:span><text:span text:style-name="T177">principales</text:span><text:span text:style-name="T238"> </text:span><text:span text:style-name="T177">problemas</text:span><text:span text:style-name="T238"> </text:span><text:span text:style-name="T177">que</text:span><text:span text:style-name="T238"> </text:span><text:span text:style-name="T177">se</text:span><text:span text:style-name="T238"> </text:span><text:span text:style-name="T177">encuentran</text:span><text:span text:style-name="T238"> </text:span><text:span text:style-name="T177">durante</text:span><text:span text:style-name="T238"> </text:span><text:span text:style-name="T177">el</text:span><text:span text:style-name="T238"> </text:span><text:span text:style-name="T177">uso de una aplicación informática</text:span></text:p>
            <text:p text:style-name="P431"><text:span text:style-name="T177">4. </text:span><text:span text:style-name="T265"><text:s/></text:span><text:span text:style-name="T177">Conocer y llevar a cabo los distintos tipos de ayuda</text:span></text:p>
            <text:p text:style-name="P431"><text:span text:style-name="T259">5.</text:span><text:span text:style-name="T172"> </text:span><text:span text:style-name="T266"><text:s/></text:span><text:span text:style-name="T177">Desinstalar aplicaciones correctamente</text:span></text:p>
          </table:table-cell>
        </table:table-row>
        <table:table-row table:style-name="Tabla21.5">
          <table:table-cell table:style-name="Tabla21.A5" office:value-type="string">
            <text:p text:style-name="P429">Actitudes</text:p>
          </table:table-cell>
        </table:table-row>
        <table:table-row table:style-name="Tabla21.6">
          <table:table-cell table:style-name="Tabla21.A6" office:value-type="string">
            <text:p text:style-name="P431"><text:span text:style-name="T184">1. </text:span><text:span text:style-name="T216"><text:s/></text:span><text:span text:style-name="T177">Interés y aportación de ideas de los diferentes conceptos explicados en la UT</text:span></text:p>
            <text:p text:style-name="P432"><text:span text:style-name="T184">2. </text:span><text:span text:style-name="T216"><text:s/></text:span><text:span text:style-name="T177">Capacidad de creación, optimización y mejora</text:span></text:p>
            <text:p text:style-name="P431"><text:span text:style-name="T184">3. </text:span><text:span text:style-name="T216"><text:s/></text:span><text:span text:style-name="T177">Claridad y capacidad de expresión</text:span></text:p>
            <text:p text:style-name="P432"><text:span text:style-name="T184">4. </text:span><text:span text:style-name="T216"><text:s/></text:span><text:span text:style-name="T177">Puntualidad, claridad y orden en los ejercicios propuestos</text:span></text:p>
            <text:p text:style-name="P431"><text:span text:style-name="T258">5. </text:span><text:span text:style-name="T217"><text:s/></text:span><text:span text:style-name="T177">Puntualidad y buen comportamiento en clase</text:span></text:p>
          </table:table-cell>
        </table:table-row>
        <table:table-row table:style-name="Tabla21.5">
          <table:table-cell table:style-name="Tabla21.A2" office:value-type="string">
            <text:p text:style-name="P430"><text:span text:style-name="T172">CONTENIDOS</text:span><text:span text:style-name="T175"> </text:span><text:span text:style-name="T172">SOPORTE</text:span></text:p>
          </table:table-cell>
        </table:table-row>
        <table:table-row table:style-name="Tabla21.3">
          <table:table-cell table:style-name="Tabla21.A8" office:value-type="string">
            <text:p text:style-name="P429">Conceptos</text:p>
          </table:table-cell>
        </table:table-row>
        <table:table-row table:style-name="Tabla21.9">
          <table:table-cell table:style-name="Tabla21.A9" office:value-type="string">
            <text:p text:style-name="P450"><text:span text:style-name="T177">9.1.</text:span><text:span text:style-name="T176"> </text:span><text:span text:style-name="T177">La atención a los usuarios</text:span></text:p>
            <text:p text:style-name="P451"><text:span text:style-name="T177">9.2.</text:span><text:span text:style-name="T176"> </text:span><text:span text:style-name="T177">Las herramientas del sistema para solucionar problemas</text:span></text:p>
            <text:p text:style-name="P450"><text:span text:style-name="T177">9.3.</text:span><text:span text:style-name="T176"> </text:span><text:span text:style-name="T177">Las ventajas de la actualización de aplicaciones</text:span></text:p>
            <text:p text:style-name="P451"><text:span text:style-name="T177">9.4.</text:span><text:span text:style-name="T176"> </text:span><text:span text:style-name="T177">Los trabajos a desarrollar durante el mantenimiento</text:span></text:p>
            <text:p text:style-name="P450"><text:span text:style-name="T177">9.5.</text:span><text:span text:style-name="T176"> </text:span><text:span text:style-name="T177">El funcionamiento de las ayudas on-line</text:span></text:p>
            <text:p text:style-name="P451"><text:span text:style-name="T177">9.6.</text:span><text:span text:style-name="T176"> </text:span><text:span text:style-name="T177">La forma y en qué momento se deben actualizar las aplicaciones</text:span></text:p>
            <text:p text:style-name="P450"><text:span text:style-name="T177">9.7.</text:span><text:span text:style-name="T176"> </text:span><text:span text:style-name="T177">Las tareas que se realizan en una auditoría informática</text:span></text:p>
            <text:p text:style-name="P451"><text:span text:style-name="T177">9.8.</text:span><text:span text:style-name="T176"> </text:span><text:span text:style-name="T177">Los tipos de problemas que aparecen en un sistema informático</text:span></text:p>
            <text:p text:style-name="P450"><text:span text:style-name="T177">9.9.</text:span><text:span text:style-name="T176"> </text:span><text:span text:style-name="T177">La desinstalación de una aplicación</text:span></text:p>
          </table:table-cell>
        </table:table-row>
        <table:table-row table:style-name="Tabla21.5">
          <table:table-cell table:style-name="Tabla21.A10" office:value-type="string">
            <text:p text:style-name="P452"><text:span text:style-name="T172">ACTIVIDADES</text:span><text:span text:style-name="T175"> </text:span><text:span text:style-name="T172">DE ENSEÑANZA-APRENDIZAJE-EVALUACIÓN</text:span></text:p>
          </table:table-cell>
        </table:table-row>
        <text:soft-page-break/>
        <table:table-row table:style-name="Tabla21.11">
          <table:table-cell table:style-name="Tabla21.A11" office:value-type="string">
            <text:list xml:id="list7872298331987190068" text:style-name="L11">
              <text:list-item>
                <text:p text:style-name="P50">Realización de actividades prácticas y/o teóricas relacionadas con la UT.</text:p>
              </text:list-item>
              <text:list-item>
                <text:p text:style-name="P58"><text:span text:style-name="T177">Diseñar</text:span><text:span text:style-name="T257"> </text:span><text:span text:style-name="T177">y </text:span><text:span text:style-name="T211"><text:s/></text:span><text:span text:style-name="T177">confeccionar </text:span><text:span text:style-name="T218"><text:s/></text:span><text:span text:style-name="T177">materiales </text:span><text:span text:style-name="T218"><text:s/></text:span><text:span text:style-name="T177">para </text:span><text:span text:style-name="T218"><text:s/></text:span><text:span text:style-name="T177">el </text:span><text:span text:style-name="T218"><text:s/></text:span><text:span text:style-name="T177">soporte </text:span><text:span text:style-name="T218"><text:s/></text:span><text:span text:style-name="T177">a </text:span><text:span text:style-name="T218"><text:s/></text:span><text:span text:style-name="T177">usuarios </text:span><text:span text:style-name="T218"><text:s/></text:span><text:span text:style-name="T177">(guías,</text:span><text:span text:style-name="T218"> </text:span><text:span text:style-name="T177">manuales, tutoriales, etc.).</text:span></text:p>
              </text:list-item>
              <text:list-item>
                <text:p text:style-name="P58"><text:span text:style-name="T177">Identificar </text:span><text:span text:style-name="T225"><text:s/></text:span><text:span text:style-name="T177">y </text:span><text:span text:style-name="T199"><text:s/></text:span><text:span text:style-name="T177">detectar </text:span><text:span text:style-name="T199"><text:s/></text:span><text:span text:style-name="T177">los </text:span><text:span text:style-name="T199"><text:s/></text:span><text:span text:style-name="T177">problemas </text:span><text:span text:style-name="T199"><text:s/></text:span><text:span text:style-name="T177">típicos </text:span><text:span text:style-name="T199"><text:s/></text:span><text:span text:style-name="T177">en </text:span><text:span text:style-name="T199"><text:s/></text:span><text:span text:style-name="T177">la </text:span><text:span text:style-name="T199"><text:s/></text:span><text:span text:style-name="T177">operación </text:span><text:span text:style-name="T199"><text:s/></text:span><text:span text:style-name="T177">con </text:span><text:span text:style-name="T199"><text:s/></text:span><text:span text:style-name="T177">aplicaciones ofimáticas.</text:span></text:p>
              </text:list-item>
              <text:list-item>
                <text:p text:style-name="P58"><text:span text:style-name="T177">Gestionar</text:span><text:span text:style-name="T176"> </text:span><text:span text:style-name="T177">el sistema de copia de seguridad del sistema informático. Utilizar herramientas para la detección y eliminación de software malintencionado</text:span><text:span text:style-name="T176"> </text:span><text:span text:style-name="T177">como virus, caballos de Troya, gusanos, etc.</text:span></text:p>
              </text:list-item>
            </text:list>
          </table:table-cell>
        </table:table-row>
      </table:table>
      <text:p text:style-name="P82"/>
      <text:list xml:id="list215553867905037" text:continue-list="list215553861625120" text:style-name="WW8Num1">
        <text:list-item>
          <text:h text:style-name="P532" text:outline-level="3"><text:bookmark-start text:name="__RefHeading___Toc19773_87245982"/><text:span text:style-name="T172">10.</text:span><text:span text:style-name="T175"> </text:span><text:span text:style-name="T172">METODOLOGÍA</text:span><text:bookmark-end text:name="__RefHeading___Toc19773_87245982"/></text:h>
        </text:list-item>
      </text:list>
      <text:p text:style-name="P142"/>
      <text:p text:style-name="P557"><text:bookmark-start text:name="__RefHeading___Toc20107_87245982"/><text:span text:style-name="T172">10.1</text:span><text:span text:style-name="T175"> </text:span><text:span text:style-name="T172">Criterios metodológicos</text:span><text:bookmark-end text:name="__RefHeading___Toc20107_87245982"/></text:p>
      <text:p text:style-name="P310"/>
      <text:p text:style-name="P471"><text:span text:style-name="T177">Como</text:span><text:span text:style-name="T176"> </text:span><text:span text:style-name="T177">orientaciones metodológicas se utilizarán las siguientes:</text:span></text:p>
      <text:p text:style-name="P310"/>
      <text:p text:style-name="P215"><text:span text:style-name="T234">•</text:span><text:span text:style-name="T177"><text:tab/>Partir</text:span><text:span text:style-name="T268"> </text:span><text:span text:style-name="T177">del</text:span><text:span text:style-name="T268"> </text:span><text:span text:style-name="T177">nivel</text:span><text:span text:style-name="T268"> </text:span><text:span text:style-name="T177">de</text:span><text:span text:style-name="T268"> </text:span><text:span text:style-name="T177">desarrollo</text:span><text:span text:style-name="T268"> </text:span><text:span text:style-name="T177">del</text:span><text:span text:style-name="T268"> </text:span><text:span text:style-name="T177">alumno/a</text:span><text:span text:style-name="T268"> </text:span><text:span text:style-name="T177">y</text:span><text:span text:style-name="T268"> </text:span><text:span text:style-name="T177">de</text:span><text:span text:style-name="T268"> </text:span><text:span text:style-name="T177">los</text:span><text:span text:style-name="T268"> </text:span><text:span text:style-name="T177">conocimientos</text:span><text:span text:style-name="T268"> </text:span><text:span text:style-name="T177">previos</text:span><text:span text:style-name="T268"> </text:span><text:span text:style-name="T177">que posee.</text:span></text:p>
      <text:p text:style-name="P230"><text:span text:style-name="T107">•</text:span><text:tab/>Favorecer la motivación por el aprendizaje.</text:p>
      <text:p text:style-name="P224"><text:span text:style-name="T234">•</text:span><text:span text:style-name="T177"><text:tab/>Favorecer</text:span><text:span text:style-name="T236"> </text:span><text:span text:style-name="T177">la</text:span><text:span text:style-name="T236"> </text:span><text:span text:style-name="T177">adquisición</text:span><text:span text:style-name="T236"> </text:span><text:span text:style-name="T177">de</text:span><text:span text:style-name="T236"> </text:span><text:span text:style-name="T177">aprendizajes</text:span><text:span text:style-name="T236"> </text:span><text:span text:style-name="T177">significativos</text:span><text:span text:style-name="T236"> </text:span><text:span text:style-name="T177">y</text:span><text:span text:style-name="T236"> </text:span><text:span text:style-name="T177">funcionales,</text:span><text:span text:style-name="T236"> </text:span><text:span text:style-name="T177">trasladables</text:span><text:span text:style-name="T236"> </text:span><text:span text:style-name="T177">a las</text:span><text:span text:style-name="T189"> </text:span><text:span text:style-name="T177">situaciones</text:span><text:span text:style-name="T189"> </text:span><text:span text:style-name="T177">de</text:span><text:span text:style-name="T189"> </text:span><text:span text:style-name="T177">trabajo</text:span><text:span text:style-name="T189"> </text:span><text:span text:style-name="T177">relacionadas</text:span><text:span text:style-name="T189"> </text:span><text:span text:style-name="T177">con</text:span><text:span text:style-name="T189"> </text:span><text:span text:style-name="T177">su</text:span><text:span text:style-name="T189"> </text:span><text:span text:style-name="T177">Ciclo</text:span><text:span text:style-name="T189"> </text:span><text:span text:style-name="T177">Formativo.</text:span><text:span text:style-name="T189"> </text:span><text:span text:style-name="T177">De</text:span><text:span text:style-name="T189"> </text:span><text:span text:style-name="T177">este</text:span><text:span text:style-name="T189"> </text:span><text:span text:style-name="T177">modo,</text:span><text:span text:style-name="T189"> </text:span><text:span text:style-name="T177">se crean relaciones entre los nuevos contenidos y lo que ya se sabe.</text:span></text:p>
      <text:p text:style-name="P215"><text:span text:style-name="T234">•</text:span><text:span text:style-name="T177"><text:tab/>Asegurarse</text:span><text:span text:style-name="T200"> </text:span><text:span text:style-name="T177">de</text:span><text:span text:style-name="T200"> </text:span><text:span text:style-name="T177">que</text:span><text:span text:style-name="T200"> </text:span><text:span text:style-name="T177">el</text:span><text:span text:style-name="T200"> </text:span><text:span text:style-name="T177">alumno</text:span><text:span text:style-name="T200"> </text:span><text:span text:style-name="T177">sabe</text:span><text:span text:style-name="T200"> </text:span><text:span text:style-name="T177">lo</text:span><text:span text:style-name="T200"> </text:span><text:span text:style-name="T177">que</text:span><text:span text:style-name="T200"> </text:span><text:span text:style-name="T177">hace</text:span><text:span text:style-name="T200"> </text:span><text:span text:style-name="T177">y</text:span><text:span text:style-name="T200"> </text:span><text:span text:style-name="T177">por</text:span><text:span text:style-name="T200"> </text:span><text:span text:style-name="T177">qué</text:span><text:span text:style-name="T200"> </text:span><text:span text:style-name="T177">lo</text:span><text:span text:style-name="T200"> </text:span><text:span text:style-name="T177">hace,</text:span><text:span text:style-name="T200"> </text:span><text:span text:style-name="T177">encontrándole sentido a la tarea.</text:span></text:p>
      <text:p text:style-name="P229"><text:span text:style-name="T234">•</text:span><text:span text:style-name="T177"><text:tab/>Contribuir</text:span><text:span text:style-name="T265"> </text:span><text:span text:style-name="T177">al</text:span><text:span text:style-name="T265"> </text:span><text:span text:style-name="T177">desarrollo</text:span><text:span text:style-name="T265"> </text:span><text:span text:style-name="T177">de</text:span><text:span text:style-name="T265"> </text:span><text:span text:style-name="T177">la</text:span><text:span text:style-name="T265"> </text:span><text:span text:style-name="T177">capacidad</text:span><text:span text:style-name="T265"> </text:span><text:span text:style-name="T177">de</text:span><text:span text:style-name="T265"> </text:span><text:span text:style-name="T177">“aprender</text:span><text:span text:style-name="T265"> </text:span><text:span text:style-name="T177">a</text:span><text:span text:style-name="T265"> </text:span><text:span text:style-name="T177">aprender”,</text:span><text:span text:style-name="T265"> </text:span><text:span text:style-name="T177">permitiendo</text:span><text:span text:style-name="T265"> </text:span><text:span text:style-name="T177">que</text:span></text:p>
      <text:p text:style-name="P243"><text:span text:style-name="T177">el</text:span><text:span text:style-name="T176"> </text:span><text:span text:style-name="T177">alumno/a se adapte a nuevas situaciones de aprendizaje.</text:span></text:p>
      <text:p text:style-name="P230"><text:span text:style-name="T107">•</text:span><text:tab/>Crear un clima de aceptación mutua y cooperación.</text:p>
      <text:p text:style-name="P310"/>
      <text:p text:style-name="P194"><text:span text:style-name="T177">En</text:span><text:span text:style-name="T214"> </text:span><text:span text:style-name="T177">definitiva,</text:span><text:span text:style-name="T200"> </text:span><text:span text:style-name="T177">la</text:span><text:span text:style-name="T200"> </text:span><text:span text:style-name="T177">metodología</text:span><text:span text:style-name="T200"> </text:span><text:span text:style-name="T177">a</text:span><text:span text:style-name="T200"> </text:span><text:span text:style-name="T177">utilizar</text:span><text:span text:style-name="T200"> </text:span><text:span text:style-name="T177">será</text:span><text:span text:style-name="T200"> </text:span><text:span text:style-name="T177">activa,</text:span><text:span text:style-name="T200"> </text:span><text:span text:style-name="T177">participativa,</text:span><text:span text:style-name="T200"> </text:span><text:span text:style-name="T177">creativa</text:span><text:span text:style-name="T200"> </text:span><text:span text:style-name="T177">y</text:span><text:span text:style-name="T200"> </text:span><text:span text:style-name="T177">reflexiva;</text:span><text:span text:style-name="T200"> </text:span><text:span text:style-name="T177">para que</text:span><text:span text:style-name="T220"> </text:span><text:span text:style-name="T177">el</text:span><text:span text:style-name="T220"> </text:span><text:span text:style-name="T177">alumno/a</text:span><text:span text:style-name="T220"> </text:span><text:span text:style-name="T177">sea</text:span><text:span text:style-name="T220"> </text:span><text:span text:style-name="T177">protagonista</text:span><text:span text:style-name="T220"> </text:span><text:span text:style-name="T177">de</text:span><text:span text:style-name="T220"> </text:span><text:span text:style-name="T177">su</text:span><text:span text:style-name="T220"> </text:span><text:span text:style-name="T177">propio</text:span><text:span text:style-name="T220"> </text:span><text:span text:style-name="T177">aprendizaje.</text:span><text:span text:style-name="T220"> </text:span><text:span text:style-name="T177">Para</text:span><text:span text:style-name="T220"> </text:span><text:span text:style-name="T177">ello</text:span><text:span text:style-name="T220"> </text:span><text:span text:style-name="T177">haremos</text:span><text:span text:style-name="T220"> </text:span><text:span text:style-name="T177">uso</text:span><text:span text:style-name="T220"> </text:span><text:span text:style-name="T177">de</text:span><text:span text:style-name="T220"> </text:span><text:span text:style-name="T177">los métodos siguientes:</text:span></text:p>
      <text:p text:style-name="P310"/>
      <text:p text:style-name="P215"><text:span text:style-name="T234">•</text:span><text:span text:style-name="T177"><text:tab/>Plantear</text:span><text:span text:style-name="T206"> </text:span><text:span text:style-name="T177">y</text:span><text:span text:style-name="T206"> </text:span><text:span text:style-name="T177">resolver</text:span><text:span text:style-name="T206"> </text:span><text:span text:style-name="T177">problemas</text:span><text:span text:style-name="T206"> </text:span><text:span text:style-name="T177">haciendo</text:span><text:span text:style-name="T206"> </text:span><text:span text:style-name="T177">uso</text:span><text:span text:style-name="T206"> </text:span><text:span text:style-name="T177">de</text:span><text:span text:style-name="T206"> </text:span><text:span text:style-name="T177">aplicaciones</text:span><text:span text:style-name="T206"> </text:span><text:span text:style-name="T177">ofimáticas.</text:span><text:span text:style-name="T206"> </text:span><text:span text:style-name="T177">Al</text:span><text:span text:style-name="T206"> </text:span><text:span text:style-name="T177">finalizar, los</text:span><text:span text:style-name="T205"> </text:span><text:span text:style-name="T177">alumnos</text:span><text:span text:style-name="T205"> </text:span><text:span text:style-name="T177">deberán</text:span><text:span text:style-name="T205"> </text:span><text:span text:style-name="T177">valorar</text:span><text:span text:style-name="T205"> </text:span><text:span text:style-name="T177">los</text:span><text:span text:style-name="T205"> </text:span><text:span text:style-name="T177">resultados</text:span><text:span text:style-name="T205"> </text:span><text:span text:style-name="T177">alcanzados</text:span><text:span text:style-name="T205"> </text:span><text:span text:style-name="T177">y</text:span><text:span text:style-name="T205"> </text:span><text:span text:style-name="T177">el</text:span><text:span text:style-name="T205"> </text:span><text:span text:style-name="T177">grado</text:span><text:span text:style-name="T205"> </text:span><text:span text:style-name="T177">de</text:span><text:span text:style-name="T205"> </text:span><text:span text:style-name="T177">consecución de los objetivos que se habían planteado.</text:span></text:p>
      <text:p text:style-name="P221"><text:soft-page-break/><text:span text:style-name="T234">•</text:span><text:span text:style-name="T177"><text:tab/>Utilizar</text:span><text:span text:style-name="T269"> </text:span><text:span text:style-name="T177">distintas</text:span><text:span text:style-name="T269"> </text:span><text:span text:style-name="T177">fuentes</text:span><text:span text:style-name="T269"> </text:span><text:span text:style-name="T177">de</text:span><text:span text:style-name="T269"> </text:span><text:span text:style-name="T177">información</text:span><text:span text:style-name="T269"> </text:span><text:span text:style-name="T177">para</text:span><text:span text:style-name="T269"> </text:span><text:span text:style-name="T177">el</text:span><text:span text:style-name="T269"> </text:span><text:span text:style-name="T177">estudio:</text:span><text:span text:style-name="T269"> </text:span><text:span text:style-name="T177">libros,</text:span><text:span text:style-name="T269"> </text:span><text:span text:style-name="T177">documentos</text:span><text:span text:style-name="T269"> </text:span><text:span text:style-name="T177">de ejemplo, manuales,...</text:span></text:p>
      <text:p text:style-name="P225"><text:span text:style-name="T234">•</text:span><text:span text:style-name="T177"><text:tab/>Emplear</text:span><text:span text:style-name="T242"> </text:span><text:span text:style-name="T177">la</text:span><text:span text:style-name="T242"> </text:span><text:span text:style-name="T177">simulación</text:span><text:span text:style-name="T242"> </text:span><text:span text:style-name="T177">de</text:span><text:span text:style-name="T242"> </text:span><text:span text:style-name="T177">distintas</text:span><text:span text:style-name="T242"> </text:span><text:span text:style-name="T177">situaciones</text:span><text:span text:style-name="T242"> </text:span><text:span text:style-name="T177">en</text:span><text:span text:style-name="T242"> </text:span><text:span text:style-name="T177">el</text:span><text:span text:style-name="T242"> </text:span><text:span text:style-name="T177">ordenador</text:span><text:span text:style-name="T242"> </text:span><text:span text:style-name="T177">para</text:span><text:span text:style-name="T242"> </text:span><text:span text:style-name="T177">facilitar</text:span><text:span text:style-name="T242"> </text:span><text:span text:style-name="T177">la deducción, observación y experimentación.</text:span></text:p>
      <text:p text:style-name="P222"><text:span text:style-name="T234">•</text:span><text:span text:style-name="T177"><text:tab/>Utilizar</text:span><text:span text:style-name="T192"> </text:span><text:span text:style-name="T177">la</text:span><text:span text:style-name="T192"> </text:span><text:span text:style-name="T177">plataforma</text:span><text:span text:style-name="T192"> </text:span><text:span text:style-name="T177">Moodle</text:span><text:span text:style-name="T192"> </text:span><text:span text:style-name="T177">como</text:span><text:span text:style-name="T192"> </text:span><text:span text:style-name="T177">aula</text:span><text:span text:style-name="T192"> </text:span><text:span text:style-name="T177">virtual,</text:span><text:span text:style-name="T192"> </text:span><text:span text:style-name="T177">donde</text:span><text:span text:style-name="T192"> </text:span><text:span text:style-name="T177">se</text:span><text:span text:style-name="T192"> </text:span><text:span text:style-name="T177">publicará</text:span><text:span text:style-name="T192"> </text:span><text:span text:style-name="T177">todo</text:span><text:span text:style-name="T192"> </text:span><text:span text:style-name="T177">el</text:span><text:span text:style-name="T192"> </text:span><text:span text:style-name="T177">material complementario </text:span><text:span text:style-name="T270"><text:s/></text:span><text:span text:style-name="T177">a</text:span><text:span text:style-name="T240"> </text:span><text:span text:style-name="T177">utilizar</text:span><text:span text:style-name="T240"> </text:span><text:span text:style-name="T177">por</text:span><text:span text:style-name="T240"> </text:span><text:span text:style-name="T177">los</text:span><text:span text:style-name="T240"> </text:span><text:span text:style-name="T177">estudiantes</text:span><text:span text:style-name="T240"> </text:span><text:span text:style-name="T177">y</text:span><text:span text:style-name="T240"> </text:span><text:span text:style-name="T177">mediante</text:span><text:span text:style-name="T240"> </text:span><text:span text:style-name="T177">la</text:span><text:span text:style-name="T240"> </text:span><text:span text:style-name="T177">cual</text:span><text:span text:style-name="T240"> </text:span><text:span text:style-name="T177">se</text:span><text:span text:style-name="T240"> </text:span><text:span text:style-name="T177">realizará</text:span><text:span text:style-name="T240"> </text:span><text:span text:style-name="T177">la</text:span></text:p>
      <text:p text:style-name="P472"><text:span text:style-name="T177">entrega</text:span><text:span text:style-name="T256"> </text:span><text:span text:style-name="T177">de </text:span><text:span text:style-name="T196"><text:s/></text:span><text:span text:style-name="T177">prácticas, </text:span><text:span text:style-name="T196"><text:s/></text:span><text:span text:style-name="T177">a </text:span><text:span text:style-name="T196"><text:s/></text:span><text:span text:style-name="T177">la </text:span><text:span text:style-name="T196"><text:s/></text:span><text:span text:style-name="T177">vez </text:span><text:span text:style-name="T196"><text:s/></text:span><text:span text:style-name="T177">que </text:span><text:span text:style-name="T196"><text:s/></text:span><text:span text:style-name="T177">servirá </text:span><text:span text:style-name="T196"><text:s/></text:span><text:span text:style-name="T177">de </text:span><text:span text:style-name="T196"><text:s/></text:span><text:span text:style-name="T177">apoyo </text:span><text:span text:style-name="T196"><text:s/></text:span><text:span text:style-name="T177">a </text:span><text:span text:style-name="T196"><text:s/></text:span><text:span text:style-name="T177">la </text:span><text:span text:style-name="T196"><text:s/></text:span><text:span text:style-name="T177">comunicación </text:span><text:span text:style-name="T196"><text:s/></text:span><text:span text:style-name="T177">entre profesorado y alumnado.</text:span></text:p>
      <text:p text:style-name="P230"><text:span text:style-name="T107">•</text:span><text:tab/>Utilizar el Cuaderno del alumno cuyo soporte será la Wiki (WikiCuaderno).</text:p>
      <text:p text:style-name="P231"><text:span text:style-name="T107">•</text:span><text:tab/>Uso de los recursos y herramientas de la web 2.0 (marcadores sociales, sindicación, elaboración colaborativa de documentación, red social de microblogging...) para que el alumno defina su red personal de aprendizaje.</text:p>
      <text:p text:style-name="P230"/>
      <text:p text:style-name="P15">Dentro del proceso de enseñanza y aprendizaje tradicional se pensaba que el conocimiento <text:s/>fluía del profesor al alumno. Para aumentar la participación e interés del alumno se hace necesario hacerlo intervenir en el proceso. </text:p>
      <text:p text:style-name="P15">El uso de Internet y los recursos de la web 2.0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p text:style-name="P15">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revisados por el profesor), se generan por lo tanto contenidos más dinámicos que si se utilizara un libro de texto. </text:p>
      <text:p text:style-name="P15"><text:soft-page-break/>El componente de educación personalizada, es quizá más complejo de delimitar. Para ello, además de la relación con el alumno de tipo personal se tratará de, en cada unidad 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p text:style-name="P15">Esta metodología pretende fomentar en el alumno una dinámica de estudio y trabajo continuo, sobre todo en clase.</text:p>
      <text:p text:style-name="P17"><text:span text:style-name="T128">Sin embargo este sistema en ningún caso podrá sustituir a la educación tradicional, y en ese sentido, </text:span><text:span text:style-name="T129">p</text:span><text:span text:style-name="T128">ara</text:span><text:span text:style-name="T148"> </text:span><text:span text:style-name="T128">poder</text:span><text:span text:style-name="T149"> </text:span><text:span text:style-name="T128">llevar</text:span><text:span text:style-name="T149"> </text:span><text:span text:style-name="T128">a</text:span><text:span text:style-name="T149"> </text:span><text:span text:style-name="T128">cabo</text:span><text:span text:style-name="T149"> </text:span><text:span text:style-name="T128">esta</text:span><text:span text:style-name="T149"> </text:span><text:span text:style-name="T128">labor</text:span><text:span text:style-name="T149"> </text:span><text:span text:style-name="T128">se</text:span><text:span text:style-name="T149"> </text:span><text:span text:style-name="T128">utilizarán</text:span><text:span text:style-name="T149"> </text:span><text:span text:style-name="T128">los</text:span><text:span text:style-name="T149"> </text:span><text:span text:style-name="T128">siguientes</text:span><text:span text:style-name="T149"> </text:span><text:span text:style-name="T128">tipos</text:span><text:span text:style-name="T149"> </text:span><text:span text:style-name="T128">de</text:span><text:span text:style-name="T149"> </text:span><text:span text:style-name="T128">actividades</text:span><text:span text:style-name="T149"> </text:span><text:span text:style-name="T128">de enseñanza-aprendizaje:</text:span></text:p>
      <text:p text:style-name="P258"/>
      <text:p text:style-name="P232"/>
      <text:p text:style-name="P233"><text:span text:style-name="T177">De</text:span><text:span text:style-name="T176"> </text:span><text:span text:style-name="T177">aprendizaje:</text:span></text:p>
      <text:p text:style-name="P310"/>
      <text:p text:style-name="P245"><text:span text:style-name="T107">•</text:span><text:tab/>Pruebas de conocimientos.</text:p>
      <text:p text:style-name="P244"><text:span text:style-name="T107">•</text:span><text:tab/>Utilización de manuales (ayudas).</text:p>
      <text:p text:style-name="P245"><text:span text:style-name="T107">•</text:span><text:tab/>Prácticas con el ordenador.</text:p>
      <text:p text:style-name="P244"><text:span text:style-name="T107">•</text:span><text:tab/>Resolución de problemas.</text:p>
      <text:p text:style-name="P245"><text:span text:style-name="T107">•</text:span><text:tab/>Ejercicios teórico - prácticos.</text:p>
      <text:p text:style-name="P142"/>
      <text:p text:style-name="P473">Docentes:</text:p>
      <text:p text:style-name="P209"/>
      <text:p text:style-name="P474"><text:span text:style-name="T185">•</text:span><text:span text:style-name="T184"><text:tab/></text:span><text:span text:style-name="T177">Exposición de los contenidos teóricos que se consideren oportunos.</text:span></text:p>
      <text:p text:style-name="P475"><text:span text:style-name="T107">•</text:span><text:tab/>Realización de prácticas como modelo.</text:p>
      <text:p text:style-name="P476"><text:span text:style-name="T107">•</text:span><text:tab/>Planteamiento de situaciones problema.</text:p>
      <text:p text:style-name="P477"><text:span text:style-name="T107">•</text:span><text:tab/>Supervisión y corrección del trabajo realizado por los alumnos.</text:p>
      <text:p text:style-name="P478"><text:span text:style-name="T107">•</text:span><text:tab/>Asesoramiento y orientación permanente a los alumnos/as.</text:p>
      <text:p text:style-name="P100"/>
      <text:p text:style-name="P479"><text:span text:style-name="T177">Todas</text:span><text:span text:style-name="T176"> </text:span><text:span text:style-name="T177">estas actividades se llevarán a cabo haciendo uso de los siguientes </text:span><text:soft-page-break/><text:span text:style-name="T177">recursos y materiales presentes en el aula:</text:span></text:p>
      <text:p text:style-name="P206"/>
      <text:p text:style-name="P206"/>
      <text:p text:style-name="P557"><text:bookmark-start text:name="__RefHeading___Toc20109_87245982"/><text:span text:style-name="T172">10.2</text:span><text:span text:style-name="T255"> </text:span><text:span text:style-name="T172">Recursos didácticos</text:span><text:bookmark-end text:name="__RefHeading___Toc20109_87245982"/></text:p>
      <text:p text:style-name="P51"/>
      <text:p text:style-name="P480"><text:span text:style-name="T234">•</text:span><text:span text:style-name="T177"><text:tab/>Aula</text:span><text:span text:style-name="T271"> </text:span><text:span text:style-name="T177">virtual.</text:span><text:span text:style-name="T271"> </text:span><text:span text:style-name="T177">Sitio</text:span><text:span text:style-name="T271"> </text:span><text:span text:style-name="T177">en</text:span><text:span text:style-name="T271"> </text:span><text:span text:style-name="T177">el</text:span><text:span text:style-name="T271"> </text:span><text:span text:style-name="T177">que</text:span><text:span text:style-name="T271"> </text:span><text:span text:style-name="T177">se</text:span><text:span text:style-name="T271"> </text:span><text:span text:style-name="T177">centraliza</text:span><text:span text:style-name="T271"> </text:span><text:span text:style-name="T177">la</text:span><text:span text:style-name="T271"> </text:span><text:span text:style-name="T177">actividad</text:span><text:span text:style-name="T271"> </text:span><text:span text:style-name="T177">diaria</text:span><text:span text:style-name="T271"> </text:span><text:span text:style-name="T177">del</text:span><text:span text:style-name="T271"> </text:span><text:span text:style-name="T177">alumno.</text:span><text:span text:style-name="T271"> </text:span><text:span text:style-name="T177">En</text:span><text:span text:style-name="T271"> </text:span><text:span text:style-name="T177">él</text:span><text:span text:style-name="T271"> </text:span><text:span text:style-name="T177">se enlazarán </text:span><text:span text:style-name="T238"><text:s/></text:span><text:span text:style-name="T177">los </text:span><text:span text:style-name="T238"><text:s/></text:span><text:span text:style-name="T177">recursos </text:span><text:span text:style-name="T238"><text:s/></text:span><text:span text:style-name="T177">de </text:span><text:span text:style-name="T238"><text:s/></text:span><text:span text:style-name="T177">cada </text:span><text:span text:style-name="T238"><text:s/></text:span><text:span text:style-name="T177">actividad, </text:span><text:span text:style-name="T238"><text:s/></text:span><text:span text:style-name="T177">se </text:span><text:span text:style-name="T238"><text:s/></text:span><text:span text:style-name="T177">colgarán </text:span><text:span text:style-name="T238"><text:s/></text:span><text:span text:style-name="T177">todas </text:span><text:span text:style-name="T238"><text:s/></text:span><text:span text:style-name="T177">las </text:span><text:span text:style-name="T238"><text:s/></text:span><text:span text:style-name="T177">actividades </text:span><text:span text:style-name="T238"><text:s/></text:span><text:span text:style-name="T177">a realizar. </text:span><text:span text:style-name="T232"><text:s/></text:span><text:span text:style-name="T177">Servirá </text:span><text:span text:style-name="T232"><text:s/></text:span><text:span text:style-name="T177">además </text:span><text:span text:style-name="T232"><text:s/></text:span><text:span text:style-name="T177">de </text:span><text:span text:style-name="T232"><text:s/></text:span><text:span text:style-name="T177">cuaderno </text:span><text:span text:style-name="T232"><text:s/></text:span><text:span text:style-name="T177">de </text:span><text:span text:style-name="T232"><text:s/></text:span><text:span text:style-name="T177">aula </text:span><text:span text:style-name="T232"><text:s/></text:span><text:span text:style-name="T177">para </text:span><text:span text:style-name="T232"><text:s/></text:span><text:span text:style-name="T177">reflejar </text:span><text:span text:style-name="T232"><text:s/></text:span><text:span text:style-name="T177">todas </text:span><text:span text:style-name="T232"><text:s/></text:span><text:span text:style-name="T177">las </text:span><text:span text:style-name="T232"><text:s/></text:span><text:span text:style-name="T177">notas </text:span><text:span text:style-name="T232"><text:s/></text:span><text:span text:style-name="T177">del alumno,</text:span><text:span text:style-name="T265"> </text:span><text:span text:style-name="T177">aparecerá</text:span><text:span text:style-name="T265"> </text:span><text:span text:style-name="T177">la</text:span><text:span text:style-name="T265"> </text:span><text:span text:style-name="T177">calificación</text:span><text:span text:style-name="T265"> </text:span><text:span text:style-name="T177">de</text:span><text:span text:style-name="T265"> </text:span><text:span text:style-name="T177">cada</text:span><text:span text:style-name="T265"> </text:span><text:span text:style-name="T177">actividad</text:span><text:span text:style-name="T265"> </text:span><text:span text:style-name="T177">y</text:span><text:span text:style-name="T213"> </text:span><text:span text:style-name="T177">los</text:span><text:span text:style-name="T265"> </text:span><text:span text:style-name="T177">comentarios</text:span><text:span text:style-name="T265"> </text:span><text:span text:style-name="T177">a</text:span><text:span text:style-name="T265"> </text:span><text:span text:style-name="T177">la</text:span><text:span text:style-name="T265"> </text:span><text:span text:style-name="T177">misma.</text:span><text:span text:style-name="T265"> </text:span><text:span text:style-name="T177">El alumno</text:span><text:span text:style-name="T222"> </text:span><text:span text:style-name="T177">sabrá</text:span><text:span text:style-name="T222"> </text:span><text:span text:style-name="T177">las</text:span><text:span text:style-name="T222"> </text:span><text:span text:style-name="T177">actividades</text:span><text:span text:style-name="T222"> </text:span><text:span text:style-name="T177">realizadas</text:span><text:span text:style-name="T222"> </text:span><text:span text:style-name="T177">y</text:span><text:span text:style-name="T222"> </text:span><text:span text:style-name="T177">las</text:span><text:span text:style-name="T222"> </text:span><text:span text:style-name="T177">pendientes</text:span><text:span text:style-name="T222"> </text:span><text:span text:style-name="T177">y</text:span><text:span text:style-name="T222"> </text:span><text:span text:style-name="T177">verá</text:span><text:span text:style-name="T222"> </text:span><text:span text:style-name="T177">las</text:span><text:span text:style-name="T222"> </text:span><text:span text:style-name="T177">calificaciones</text:span><text:span text:style-name="T222"> </text:span><text:span text:style-name="T177">y comentarios.</text:span></text:p>
      <text:p text:style-name="P135"/>
      <text:p text:style-name="P480"><text:span text:style-name="T234">•</text:span><text:span text:style-name="T177"><text:tab/>Freemind.</text:span><text:span text:style-name="T189"> </text:span><text:span text:style-name="T177">Para</text:span><text:span text:style-name="T189"> </text:span><text:span text:style-name="T177">la</text:span><text:span text:style-name="T189"> </text:span><text:span text:style-name="T177">realización</text:span><text:span text:style-name="T189"> </text:span><text:span text:style-name="T177">de</text:span><text:span text:style-name="T189"> </text:span><text:span text:style-name="T177">mapas</text:span><text:span text:style-name="T189"> </text:span><text:span text:style-name="T177">conceptuales.</text:span><text:span text:style-name="T189"> </text:span><text:span text:style-name="T177">Lo</text:span><text:span text:style-name="T189"> </text:span><text:span text:style-name="T177">utilizará</text:span><text:span text:style-name="T189"> </text:span><text:span text:style-name="T177">la</text:span><text:span text:style-name="T189"> </text:span><text:span text:style-name="T177">profesora</text:span><text:span text:style-name="T189"> </text:span><text:span text:style-name="T177">para ilustrar</text:span><text:span text:style-name="T271"> </text:span><text:span text:style-name="T177">los </text:span><text:span text:style-name="T272"><text:s/></text:span><text:span text:style-name="T177">conceptos</text:span><text:span text:style-name="T271"> </text:span><text:span text:style-name="T177">de</text:span><text:span text:style-name="T271"> </text:span><text:span text:style-name="T177">la</text:span><text:span text:style-name="T271"> </text:span><text:span text:style-name="T177">unidad</text:span><text:span text:style-name="T271"> </text:span><text:span text:style-name="T177">y</text:span><text:span text:style-name="T271"> </text:span><text:span text:style-name="T177">los</text:span><text:span text:style-name="T271"> </text:span><text:span text:style-name="T177">alumnos</text:span><text:span text:style-name="T271"> </text:span><text:span text:style-name="T177">para</text:span><text:span text:style-name="T271"> </text:span><text:span text:style-name="T177">prepararse</text:span><text:span text:style-name="T271"> </text:span><text:span text:style-name="T177">su</text:span><text:span text:style-name="T271"> </text:span><text:span text:style-name="T177">material</text:span><text:span text:style-name="T271"> </text:span><text:span text:style-name="T177">de estudio.</text:span></text:p>
      <text:p text:style-name="P135"/>
      <text:p text:style-name="P480"><text:span text:style-name="T234">•</text:span><text:span text:style-name="T177"><text:tab/>Wiki.</text:span><text:span text:style-name="T225"> </text:span><text:span text:style-name="T177">Se</text:span><text:span text:style-name="T225"> </text:span><text:span text:style-name="T177">usará</text:span><text:span text:style-name="T225"> </text:span><text:span text:style-name="T177">por</text:span><text:span text:style-name="T225"> </text:span><text:span text:style-name="T227">el</text:span><text:span text:style-name="T225"> </text:span><text:span text:style-name="T177">profesor</text:span><text:span text:style-name="T225"> </text:span><text:span text:style-name="T177">para</text:span><text:span text:style-name="T225"> </text:span><text:span text:style-name="T177">distribuir</text:span><text:span text:style-name="T225"> </text:span><text:span text:style-name="T177">apuntes,</text:span><text:span text:style-name="T225"> </text:span><text:span text:style-name="T177">por</text:span><text:span text:style-name="T225"> </text:span><text:span text:style-name="T177">los</text:span><text:span text:style-name="T225"> </text:span><text:span text:style-name="T177">alumnos</text:span><text:span text:style-name="T225"> </text:span><text:span text:style-name="T177">para</text:span><text:span text:style-name="T225"> </text:span><text:span text:style-name="T177">generar apuntes</text:span><text:span text:style-name="T223"> </text:span><text:span text:style-name="T177">de</text:span><text:span text:style-name="T223"> </text:span><text:span text:style-name="T177">modo</text:span><text:span text:style-name="T223"> </text:span><text:span text:style-name="T177">colaborativo,</text:span><text:span text:style-name="T223"> </text:span><text:span text:style-name="T177">para</text:span><text:span text:style-name="T223"> </text:span><text:span text:style-name="T177">poner</text:span><text:span text:style-name="T223"> </text:span><text:span text:style-name="T177">la</text:span><text:span text:style-name="T223"> </text:span><text:span text:style-name="T177">solución</text:span><text:span text:style-name="T223"> </text:span><text:span text:style-name="T177">a</text:span><text:span text:style-name="T223"> </text:span><text:span text:style-name="T177">las</text:span><text:span text:style-name="T223"> </text:span><text:span text:style-name="T177">actividades</text:span><text:span text:style-name="T223"> </text:span><text:span text:style-name="T177">que</text:span><text:span text:style-name="T223"> </text:span><text:span text:style-name="T177">se</text:span><text:span text:style-name="T223"> </text:span><text:span text:style-name="T177">van realizando.</text:span><text:span text:style-name="T223"> </text:span><text:span text:style-name="T177">Así</text:span><text:span text:style-name="T223"> </text:span><text:span text:style-name="T177">mismo</text:span><text:span text:style-name="T223"> </text:span><text:span text:style-name="T177">cada</text:span><text:span text:style-name="T223"> </text:span><text:span text:style-name="T177">alumno</text:span><text:span text:style-name="T223"> </text:span><text:span text:style-name="T177">tendrá</text:span><text:span text:style-name="T223"> </text:span><text:span text:style-name="T177">un</text:span><text:span text:style-name="T223"> </text:span><text:span text:style-name="T177">wiki</text:span><text:span text:style-name="T223"> </text:span><text:span text:style-name="T177">personal</text:span><text:span text:style-name="T223"> </text:span><text:span text:style-name="T177">que</text:span><text:span text:style-name="T223"> </text:span><text:span text:style-name="T177">hará</text:span><text:span text:style-name="T223"> </text:span><text:span text:style-name="T177">las</text:span><text:span text:style-name="T223"> </text:span><text:span text:style-name="T177">funciones del tradicional cuaderno de clase.</text:span></text:p>
      <text:p text:style-name="P481"><text:span text:style-name="T234">•</text:span><text:span text:style-name="T177"><text:tab/></text:span><text:span text:style-name="T259">Agenda personal.</text:span><text:span text:style-name="T172"> </text:span><text:span text:style-name="T259">Será de obligado uso por parte del alumno. Le permitirá llevar registro de controles y pruebas prácticas y de tareas pendientes para realizar en casa, facilitando la autoorganización y autonomía del alumno.</text:span></text:p>
      <text:p text:style-name="P481"><text:span text:style-name="T261">•</text:span><text:span text:style-name="T259"><text:tab/>Base de datos de las actividades realizadas en cada sesión. Cada semana uno de los alumnos del grupo es nombrado secretario y se encarga de anotar y dar de alta en la base de datos online lo que se ha hecho y lo leerá en la siguiente sesión de clase al principio de la misma.</text:span></text:p>
      <text:p text:style-name="P481"><text:span text:style-name="T261">•</text:span><text:span text:style-name="T259"><text:tab/>Epoptes.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span></text:p>
      <text:p text:style-name="P482"><text:soft-page-break/><text:span text:style-name="T261">•</text:span><text:span text:style-name="T259"><text:tab/>Etherpad. Servicio de edición simultanea disponible en la red local. Permite crear documentos de forma colaborativa, se utilizará para puesta en común en actividades sobre conceptos.</text:span></text:p>
      <text:p text:style-name="P192"/>
      <text:p text:style-name="P44"/>
      <text:p text:style-name="P557"><text:bookmark-start text:name="__RefHeading___Toc20111_87245982"/><text:span text:style-name="T172">10.3</text:span><text:span text:style-name="T175"> </text:span><text:span text:style-name="T172">Recursos tecnológicos</text:span><text:bookmark-end text:name="__RefHeading___Toc20111_87245982"/></text:p>
      <text:p text:style-name="P51"/>
      <text:p text:style-name="P139"><text:span text:style-name="T128"><text:tab/>Se</text:span><text:span text:style-name="T170"> </text:span><text:span text:style-name="T128">van a utilizar los Ordenadores Personales del taller del ciclo formativo. El</text:span><text:span text:style-name="T294"> </text:span><text:span text:style-name="T128">departamento</text:span><text:span text:style-name="T295"> </text:span><text:span text:style-name="T128">cuenta</text:span><text:span text:style-name="T295"> </text:span><text:span text:style-name="T128">con</text:span><text:span text:style-name="T295"> </text:span><text:span text:style-name="T128">ADSL</text:span><text:span text:style-name="T295"> </text:span><text:span text:style-name="T128">para</text:span><text:span text:style-name="T295"> </text:span><text:span text:style-name="T128">conexión</text:span><text:span text:style-name="T295"> </text:span><text:span text:style-name="T128">a</text:span><text:span text:style-name="T295"> </text:span><text:span text:style-name="T128">Internet.</text:span><text:span text:style-name="T295"> </text:span><text:span text:style-name="T128">Al</text:span><text:span text:style-name="T295"> </text:span><text:span text:style-name="T128">tener</text:span><text:span text:style-name="T295"> </text:span><text:span text:style-name="T128">poca</text:span><text:span text:style-name="T295"> </text:span><text:span text:style-name="T128">velocidad</text:span><text:span text:style-name="T295"> </text:span><text:span text:style-name="T128">para la</text:span><text:span text:style-name="T296"> </text:span><text:span text:style-name="T128">gran</text:span><text:span text:style-name="T296"> </text:span><text:span text:style-name="T128">cantidad</text:span><text:span text:style-name="T296"> </text:span><text:span text:style-name="T128">de</text:span><text:span text:style-name="T296"> </text:span><text:span text:style-name="T128">alumnos</text:span><text:span text:style-name="T296"> </text:span><text:span text:style-name="T128">que</text:span><text:span text:style-name="T296"> </text:span><text:span text:style-name="T128">se</text:span><text:span text:style-name="T296"> </text:span><text:span text:style-name="T128">conectan</text:span><text:span text:style-name="T296"> </text:span><text:span text:style-name="T128">al</text:span><text:span text:style-name="T296"> </text:span><text:span text:style-name="T128">aula</text:span><text:span text:style-name="T296"> </text:span><text:span text:style-name="T128">se</text:span><text:span text:style-name="T296"> </text:span><text:span text:style-name="T128">limitará</text:span><text:span text:style-name="T296"> </text:span><text:span text:style-name="T128">en</text:span><text:span text:style-name="T296"> </text:span><text:span text:style-name="T128">lo</text:span><text:span text:style-name="T296"> </text:span><text:span text:style-name="T128">posible</text:span><text:span text:style-name="T296"> </text:span><text:span text:style-name="T128">su</text:span><text:span text:style-name="T296"> </text:span><text:span text:style-name="T128">uso,</text:span><text:span text:style-name="T296"> </text:span><text:span text:style-name="T128">se restringirá</text:span><text:span text:style-name="T297"> </text:span><text:span text:style-name="T128">el</text:span><text:span text:style-name="T297"> </text:span><text:span text:style-name="T128">acceso</text:span><text:span text:style-name="T297"> </text:span><text:span text:style-name="T128">a</text:span><text:span text:style-name="T297"> </text:span><text:span text:style-name="T128">contenidos</text:span><text:span text:style-name="T297"> </text:span><text:span text:style-name="T128">que</text:span><text:span text:style-name="T297"> </text:span><text:span text:style-name="T128">consuman</text:span><text:span text:style-name="T297"> </text:span><text:span text:style-name="T128">gran</text:span><text:span text:style-name="T297"> </text:span><text:span text:style-name="T128">ancho</text:span><text:span text:style-name="T297"> </text:span><text:span text:style-name="T128">de</text:span><text:span text:style-name="T297"> </text:span><text:span text:style-name="T128">banda</text:span><text:span text:style-name="T297"> </text:span><text:span text:style-name="T128">y</text:span><text:span text:style-name="T297"> </text:span><text:span text:style-name="T128">se</text:span><text:span text:style-name="T297"> </text:span><text:span text:style-name="T128">instalarán</text:span><text:span text:style-name="T297"> </text:span><text:span text:style-name="T128">en local los servicios y recursos utilizados.</text:span></text:p>
      <text:p text:style-name="P201"><text:span text:style-name="T128">El</text:span><text:span text:style-name="T298"> </text:span><text:span text:style-name="T128">software</text:span><text:span text:style-name="T299"> </text:span><text:span text:style-name="T128">instalado</text:span><text:span text:style-name="T299"> </text:span><text:span text:style-name="T128">será</text:span><text:span text:style-name="T299"> </text:span><text:span text:style-name="T128">el</text:span><text:span text:style-name="T299"> </text:span><text:span text:style-name="T128">Sistema</text:span><text:span text:style-name="T299"> </text:span><text:span text:style-name="T128">Operativo</text:span><text:span text:style-name="T299"> </text:span><text:span text:style-name="T128">LINUX.</text:span><text:span text:style-name="T299"> </text:span><text:span text:style-name="T128">Habrá</text:span><text:span text:style-name="T299"> </text:span><text:span text:style-name="T128">un</text:span><text:span text:style-name="T299"> </text:span><text:span text:style-name="T128">sistema</text:span><text:span text:style-name="T299"> </text:span><text:span text:style-name="T128">operativo</text:span><text:span text:style-name="T299"> </text:span><text:span text:style-name="T128">propio en cada ordenador y todos ellos estarán conectados a través de una red TCP/IP.</text:span></text:p>
      <text:p text:style-name="P201"><text:span text:style-name="T128">Software</text:span><text:span text:style-name="T295"> </text:span><text:span text:style-name="T128">de</text:span><text:span text:style-name="T309"> </text:span><text:span text:style-name="T128">maquinas</text:span><text:span text:style-name="T309"> </text:span><text:span text:style-name="T128">virtuales.</text:span><text:span text:style-name="T309"> </text:span><text:span text:style-name="T128">Permitirá</text:span><text:span text:style-name="T309"> </text:span><text:span text:style-name="T128">instalar</text:span><text:span text:style-name="T309"> </text:span><text:span text:style-name="T128">diferentes</text:span><text:span text:style-name="T309"> </text:span><text:span text:style-name="T128">sistemas</text:span><text:span text:style-name="T309"> </text:span><text:span text:style-name="T128">operativos</text:span><text:span text:style-name="T309"> </text:span><text:span text:style-name="T128">y</text:span><text:span text:style-name="T309"> </text:span><text:span text:style-name="T128">hacer las </text:span><text:span text:style-name="T310"><text:s/></text:span><text:span text:style-name="T128">prácticas <text:s/></text:span><text:span text:style-name="T311"><text:s/></text:span><text:span text:style-name="T128">correspondientes </text:span><text:span text:style-name="T310"><text:s/></text:span><text:span text:style-name="T128">sobre </text:span><text:span text:style-name="T310"><text:s/></text:span><text:span text:style-name="T128">particionado, </text:span><text:span text:style-name="T310"><text:s/></text:span><text:span text:style-name="T128">instalación, </text:span><text:span text:style-name="T310"><text:s/></text:span><text:span text:style-name="T128">configuración </text:span><text:span text:style-name="T310"><text:s/></text:span><text:span text:style-name="T128">de </text:span><text:span text:style-name="T310"><text:s/></text:span><text:span text:style-name="T128">los sistemas</text:span><text:span text:style-name="T312"> </text:span><text:span text:style-name="T128">operativos,</text:span><text:span text:style-name="T312"> </text:span><text:span text:style-name="T128">administración</text:span><text:span text:style-name="T312"> </text:span><text:span text:style-name="T128">de</text:span><text:span text:style-name="T312"> </text:span><text:span text:style-name="T128">los</text:span><text:span text:style-name="T312"> </text:span><text:span text:style-name="T128">sistemas</text:span><text:span text:style-name="T312"> </text:span><text:span text:style-name="T128">operativos,</text:span><text:span text:style-name="T312"> </text:span><text:span text:style-name="T128">maquetado</text:span><text:span text:style-name="T312"> </text:span><text:span text:style-name="T128">y</text:span><text:span text:style-name="T312"> </text:span><text:span text:style-name="T128">copias</text:span><text:span text:style-name="T312"> </text:span><text:span text:style-name="T128">de seguridad. Todo ello sin interferir en el sistema operativo anfitrión lo que redundará en que se tengan que hacer menos tareas de mantenimiento de los equipos del aula.</text:span></text:p>
      <text:p text:style-name="P202"><text:span text:style-name="T128">Se </text:span><text:span text:style-name="T313"><text:s/></text:span><text:span text:style-name="T128">dispondrá </text:span><text:span text:style-name="T143"><text:s/></text:span><text:span text:style-name="T128">también </text:span><text:span text:style-name="T143"><text:s/></text:span><text:span text:style-name="T128">de </text:span><text:span text:style-name="T143"><text:s/></text:span><text:span text:style-name="T128">un </text:span><text:span text:style-name="T143"><text:s/></text:span><text:span text:style-name="T128">cañón </text:span><text:span text:style-name="T143"><text:s/></text:span><text:span text:style-name="T128">de </text:span><text:span text:style-name="T143"><text:s/></text:span><text:span text:style-name="T128">proyección </text:span><text:span text:style-name="T143"><text:s/></text:span><text:span text:style-name="T128">para </text:span><text:span text:style-name="T143"><text:s/></text:span><text:span text:style-name="T128">visualizar </text:span><text:span text:style-name="T143"><text:s/></text:span><text:span text:style-name="T128">en </text:span><text:span text:style-name="T143"><text:s/></text:span><text:span text:style-name="T128">la </text:span><text:span text:style-name="T143"><text:s/></text:span><text:span text:style-name="T128">pizarra presentaciones </text:span><text:span text:style-name="T314"><text:s/></text:span><text:span text:style-name="T128">sobre</text:span><text:span text:style-name="T315"> </text:span><text:span text:style-name="T128">contenidos,</text:span><text:span text:style-name="T315"> </text:span><text:span text:style-name="T128">demostración</text:span><text:span text:style-name="T315"> </text:span><text:span text:style-name="T128">de<text:tab/>las</text:span><text:span text:style-name="T315"> </text:span><text:span text:style-name="T128">tareas</text:span><text:span text:style-name="T315"> </text:span><text:span text:style-name="T128">de</text:span><text:span text:style-name="T315"> </text:span><text:span text:style-name="T128">administración</text:span><text:span text:style-name="T315"> </text:span><text:span text:style-name="T128">y</text:span><text:span text:style-name="T315"> </text:span><text:span text:style-name="T128">los programas ejecutados desde el ordenador.</text:span></text:p>
      <text:p text:style-name="P202"><text:span text:style-name="T160">H</text:span><text:span text:style-name="T159">ay que destacar la infradotación del ciclo <text:s/>en dispositivos y recursos de red <text:s/>incluidos en el curriculo del módulo(armarios rack, paneles de parcheo, switches gestionables, routers, puntos de acceso inalámbricos, herramientas de certificación, fibra óptica y componentes, etc) para suplirlo, en la medida de lo posible se recurrirá a:</text:span></text:p>
      <text:list xml:id="list517006655321927626" text:style-name="WW8Num57">
        <text:list-item>
          <text:p text:style-name="P534"><text:soft-page-break/>Utilización de maquinas virtuales.</text:p>
        </text:list-item>
        <text:list-item>
          <text:p text:style-name="P534">Software de simulación como packet tracer</text:p>
        </text:list-item>
        <text:list-item>
          <text:p text:style-name="P534">Realización de supuestos prácticos</text:p>
        </text:list-item>
        <text:list-item>
          <text:p text:style-name="P535">Visita a empresas que dispongan de dichos recursos</text:p>
        </text:list-item>
      </text:list>
      <text:p text:style-name="P557"><text:span text:style-name="T172"/></text:p>
      <text:p text:style-name="P557"><text:bookmark-start text:name="__RefHeading___Toc20113_87245982"/><text:span text:style-name="T172">10.4.</text:span><text:span text:style-name="T175"> </text:span><text:span text:style-name="T172">Recursos bibliográficos</text:span><text:bookmark-end text:name="__RefHeading___Toc20113_87245982"/></text:p>
      <text:p text:style-name="P517"><text:span text:style-name="T177"/></text:p>
      <text:p text:style-name="P517"><text:span text:style-name="T177"><text:tab/>La</text:span><text:span text:style-name="T176"> </text:span><text:span text:style-name="T177">bibliografía se apoyará fundamentalmente en recursos Web que se irán actualizando a lo largo del módulo por los alumnos y </text:span><text:span text:style-name="T183">el</text:span><text:span text:style-name="T177"> profesor. </text:span><text:span text:style-name="T163">La creación de recursos dinámicos en un área que evoluciona tan rápido como la informática es relativamente sencillo con el uso de Internet.</text:span></text:p>
      <text:p text:style-name="P128"/>
      <text:p text:style-name="P525"><text:span text:style-name="T177">Se</text:span><text:span text:style-name="T176"> </text:span><text:span text:style-name="T177">utilizarán también los manuales de usuario, de administrador y las ayudas instaladas localmente para cada Sistema Operativo y las de las aplicaciones software que utilicemos.</text:span></text:p>
      <text:p text:style-name="P59"/>
      <text:list xml:id="list215554065251993" text:continue-list="list215553867905037" text:style-name="WW8Num1">
        <text:list-item>
          <text:h text:style-name="P532" text:outline-level="3"><text:bookmark-start text:name="__RefHeading___Toc19775_87245982"/><text:span text:style-name="T172">11.</text:span><text:span text:style-name="T255"> </text:span><text:span text:style-name="T172">MEDIDAS DE ATENCIÓN A LA DIVERSIDAD</text:span><text:bookmark-end text:name="__RefHeading___Toc19775_87245982"/></text:h>
        </text:list-item>
      </text:list>
      <text:p text:style-name="P122"/>
      <text:p text:style-name="P194"><text:span text:style-name="T177"><text:tab/>El</text:span><text:span text:style-name="T225"> </text:span><text:span text:style-name="T177">grupo</text:span><text:span text:style-name="T263"> </text:span><text:span text:style-name="T177">es</text:span><text:span text:style-name="T263"> </text:span><text:span text:style-name="T177">heterogéneo</text:span><text:span text:style-name="T263"> </text:span><text:span text:style-name="T177">con</text:span><text:span text:style-name="T263"> </text:span><text:span text:style-name="T177">alumnos</text:span><text:span text:style-name="T263"> </text:span><text:span text:style-name="T177">que</text:span><text:span text:style-name="T263"> </text:span><text:span text:style-name="T177">presentan</text:span><text:span text:style-name="T263"> </text:span><text:span text:style-name="T177">diferentes</text:span><text:span text:style-name="T263"> </text:span><text:span text:style-name="T177">niveles</text:span><text:span text:style-name="T263"> </text:span><text:span text:style-name="T177">y</text:span><text:span text:style-name="T263"> </text:span><text:span text:style-name="T177">capacidades</text:span><text:span text:style-name="T263"> </text:span><text:span text:style-name="T177">a la </text:span><text:span text:style-name="T245"><text:s/></text:span><text:span text:style-name="T177">hora </text:span><text:span text:style-name="T245"><text:s/></text:span><text:span text:style-name="T177">de </text:span><text:span text:style-name="T245"><text:s/></text:span><text:span text:style-name="T177">adquirir </text:span><text:span text:style-name="T245"><text:s/></text:span><text:span text:style-name="T177">los </text:span><text:span text:style-name="T245"><text:s/></text:span><text:span text:style-name="T177">contenidos </text:span><text:span text:style-name="T245"><text:s/></text:span><text:span text:style-name="T177">del </text:span><text:span text:style-name="T245"><text:s/></text:span><text:span text:style-name="T177">módulo. </text:span><text:span text:style-name="T245"><text:s/></text:span><text:span text:style-name="T177">Por </text:span><text:span text:style-name="T245"><text:s/></text:span><text:span text:style-name="T177">ello, </text:span><text:span text:style-name="T245"><text:s/></text:span><text:span text:style-name="T177">aparte </text:span><text:span text:style-name="T245"><text:s/></text:span><text:span text:style-name="T177">de </text:span><text:span text:style-name="T245"><text:s/></text:span><text:span text:style-name="T177">las </text:span><text:span text:style-name="T245"><text:s/></text:span><text:span text:style-name="T177">actividades necesarias</text:span><text:span text:style-name="T264"> </text:span><text:span text:style-name="T177">para</text:span><text:span text:style-name="T264"> </text:span><text:span text:style-name="T177">superar</text:span><text:span text:style-name="T264"> </text:span><text:span text:style-name="T177">los</text:span><text:span text:style-name="T264"> </text:span><text:span text:style-name="T177">criterios</text:span><text:span text:style-name="T264"> </text:span><text:span text:style-name="T177">de</text:span><text:span text:style-name="T264"> </text:span><text:span text:style-name="T177">evaluación</text:span><text:span text:style-name="T264"> </text:span><text:span text:style-name="T177">del</text:span><text:span text:style-name="T264"> </text:span><text:span text:style-name="T177">módulo</text:span><text:span text:style-name="T264"> </text:span><text:span text:style-name="T177">se</text:span><text:span text:style-name="T264"> </text:span><text:span text:style-name="T177">incluirán</text:span><text:span text:style-name="T264"> </text:span><text:span text:style-name="T177">actividades</text:span><text:span text:style-name="T264"> </text:span><text:span text:style-name="T177">de refuerzo</text:span><text:span text:style-name="T265"> </text:span><text:span text:style-name="T177">para</text:span><text:span text:style-name="T265"> </text:span><text:span text:style-name="T177">los</text:span><text:span text:style-name="T265"> </text:span><text:span text:style-name="T177">alumnos</text:span><text:span text:style-name="T265"> </text:span><text:span text:style-name="T177">que</text:span><text:span text:style-name="T265"> </text:span><text:span text:style-name="T177">presentan</text:span><text:span text:style-name="T265"> </text:span><text:span text:style-name="T177">más</text:span><text:span text:style-name="T265"> </text:span><text:span text:style-name="T177">dificultad</text:span><text:span text:style-name="T265"> </text:span><text:span text:style-name="T177">y</text:span><text:span text:style-name="T265"> </text:span><text:span text:style-name="T177">actividades</text:span><text:span text:style-name="T265"> </text:span><text:span text:style-name="T177">de</text:span><text:span text:style-name="T265"> </text:span><text:span text:style-name="T177">ampliación</text:span><text:span text:style-name="T265"> </text:span><text:span text:style-name="T177">para aquellos que siguen de manera normal el ritmo de las clases.</text:span></text:p>
      <text:p text:style-name="P128"/>
      <text:p text:style-name="P194"><text:span text:style-name="T177">Para </text:span><text:span text:style-name="T211"><text:s/></text:span><text:span text:style-name="T177">fomentar </text:span><text:span text:style-name="T222"><text:s/></text:span><text:span text:style-name="T177">el </text:span><text:span text:style-name="T222"><text:s/></text:span><text:span text:style-name="T177">hábito </text:span><text:span text:style-name="T222"><text:s/></text:span><text:span text:style-name="T177">de </text:span><text:span text:style-name="T222"><text:s/></text:span><text:span text:style-name="T177">estudio </text:span><text:span text:style-name="T222"><text:s/></text:span><text:span text:style-name="T177">y </text:span><text:span text:style-name="T222"><text:s/></text:span><text:span text:style-name="T177">la </text:span><text:span text:style-name="T222"><text:s/></text:span><text:span text:style-name="T177">motivación </text:span><text:span text:style-name="T222"><text:s/></text:span><text:span text:style-name="T177">se </text:span><text:span text:style-name="T222"><text:s/></text:span><text:span text:style-name="T177">mandarán </text:span><text:span text:style-name="T222"><text:s/></text:span><text:span text:style-name="T177">periódicamente actividades</text:span><text:span text:style-name="T194"> </text:span><text:span text:style-name="T177">y</text:span><text:span text:style-name="T194"> </text:span><text:span text:style-name="T177">se</text:span><text:span text:style-name="T194"> </text:span><text:span text:style-name="T177">distribuirá</text:span><text:span text:style-name="T194"> </text:span><text:span text:style-name="T177">información</text:span><text:span text:style-name="T194"> </text:span><text:span text:style-name="T177">y</text:span><text:span text:style-name="T194"> </text:span><text:span text:style-name="T177">recursos</text:span><text:span text:style-name="T194"> </text:span><text:span text:style-name="T177">de</text:span><text:span text:style-name="T194"> </text:span><text:span text:style-name="T177">carácter</text:span><text:span text:style-name="T194"> </text:span><text:span text:style-name="T177">divulgativo,</text:span><text:span text:style-name="T194"> </text:span><text:span text:style-name="T177">y</text:span><text:span text:style-name="T194"> </text:span><text:span text:style-name="T177">se</text:span><text:span text:style-name="T194"> </text:span><text:span text:style-name="T177">hará</text:span><text:span text:style-name="T194"> </text:span><text:span text:style-name="T177">uso de</text:span><text:span text:style-name="T205"> </text:span><text:span text:style-name="T177">la</text:span><text:span text:style-name="T205"> </text:span><text:span text:style-name="T177">agenda </text:span><text:span text:style-name="T222"><text:s/></text:span><text:span text:style-name="T177">para</text:span><text:span text:style-name="T205"> </text:span><text:span text:style-name="T177">organizar</text:span><text:span text:style-name="T205"> </text:span><text:span text:style-name="T177">diariamente</text:span><text:span text:style-name="T205"> </text:span><text:span text:style-name="T177">las</text:span><text:span text:style-name="T205"> </text:span><text:span text:style-name="T177">actividades</text:span><text:span text:style-name="T205"> </text:span><text:span text:style-name="T177">que</text:span><text:span text:style-name="T205"> </text:span><text:span text:style-name="T177">se</text:span><text:span text:style-name="T205"> </text:span><text:span text:style-name="T177">deben</text:span><text:span text:style-name="T205"> </text:span><text:span text:style-name="T177">realizar</text:span><text:span text:style-name="T205"> </text:span><text:span text:style-name="T177">en</text:span><text:span text:style-name="T205"> </text:span><text:span text:style-name="T177">casa. Además,</text:span><text:span text:style-name="T249"> </text:span><text:span text:style-name="T177">todas</text:span><text:span text:style-name="T249"> </text:span><text:span text:style-name="T177">las</text:span><text:span text:style-name="T249"> </text:span><text:span text:style-name="T177">actividades</text:span><text:span text:style-name="T249"> </text:span><text:span text:style-name="T177">están </text:span><text:span text:style-name="T273"><text:s/></text:span><text:span text:style-name="T177">disponibles</text:span><text:span text:style-name="T249"> </text:span><text:soft-page-break/><text:span text:style-name="T177">online,</text:span><text:span text:style-name="T249"> </text:span><text:span text:style-name="T177">por</text:span><text:span text:style-name="T249"> </text:span><text:span text:style-name="T177">lo</text:span><text:span text:style-name="T249"> </text:span><text:span text:style-name="T177">que</text:span><text:span text:style-name="T249"> </text:span><text:span text:style-name="T177">es</text:span><text:span text:style-name="T249"> </text:span><text:span text:style-name="T177">posible</text:span><text:span text:style-name="T249"> </text:span><text:span text:style-name="T177">hacer seguimiento</text:span><text:span text:style-name="T194"> </text:span><text:span text:style-name="T177">desde</text:span><text:span text:style-name="T194"> </text:span><text:span text:style-name="T177">casa</text:span><text:span text:style-name="T194"> </text:span><text:span text:style-name="T177">del</text:span><text:span text:style-name="T194"> </text:span><text:span text:style-name="T177">trabajo</text:span><text:span text:style-name="T194"> </text:span><text:span text:style-name="T177">realizado</text:span><text:span text:style-name="T194"> </text:span><text:span text:style-name="T177">y </text:span><text:span text:style-name="T274"><text:s/></text:span><text:span text:style-name="T177">completar</text:span><text:span text:style-name="T194"> </text:span><text:span text:style-name="T177">las</text:span><text:span text:style-name="T194"> </text:span><text:span text:style-name="T177">actividades</text:span><text:span text:style-name="T194"> </text:span><text:span text:style-name="T177">en</text:span><text:span text:style-name="T194"> </text:span><text:span text:style-name="T177">las</text:span><text:span text:style-name="T194"> </text:span><text:span text:style-name="T177">que</text:span><text:span text:style-name="T194"> </text:span><text:span text:style-name="T177">el alumno vaya retrasado o ponerse al día en caso de ausencia.</text:span></text:p>
      <text:p text:style-name="P128"/>
      <text:p text:style-name="P195"><text:span text:style-name="T177">Para</text:span><text:span text:style-name="T199"> </text:span><text:span text:style-name="T177">fomentar</text:span><text:span text:style-name="T275"> </text:span><text:span text:style-name="T177">la</text:span><text:span text:style-name="T276"> </text:span><text:span text:style-name="T177">capacidad</text:span><text:span text:style-name="T276"> </text:span><text:span text:style-name="T177">de</text:span><text:span text:style-name="T276"> </text:span><text:span text:style-name="T177">auto-organización</text:span><text:span text:style-name="T276"> </text:span><text:span text:style-name="T177">de</text:span><text:span text:style-name="T276"> </text:span><text:span text:style-name="T177">los</text:span><text:span text:style-name="T275"> </text:span><text:span text:style-name="T177">alumnos</text:span><text:span text:style-name="T275"> </text:span><text:span text:style-name="T177">y</text:span><text:span text:style-name="T276"> </text:span><text:span text:style-name="T177">la</text:span><text:span text:style-name="T276"> </text:span><text:span text:style-name="T177">mejora</text:span><text:span text:style-name="T276"> </text:span><text:span text:style-name="T177">en</text:span><text:span text:style-name="T276"> </text:span><text:span text:style-name="T177">sus técnicas</text:span><text:span text:style-name="T191"> </text:span><text:span text:style-name="T177">de</text:span><text:span text:style-name="T191"> </text:span><text:span text:style-name="T177">estudio</text:span><text:span text:style-name="T196"> </text:span><text:span text:style-name="T177">cada</text:span><text:span text:style-name="T196"> </text:span><text:span text:style-name="T177">alumno</text:span><text:span text:style-name="T196"> </text:span><text:span text:style-name="T177">llevará</text:span><text:span text:style-name="T196"> </text:span><text:span text:style-name="T177">un</text:span><text:span text:style-name="T196"> </text:span><text:span text:style-name="T177">cuaderno</text:span><text:span text:style-name="T196"> </text:span><text:span text:style-name="T177">personal</text:span><text:span text:style-name="T196"> </text:span><text:span text:style-name="T177">online</text:span><text:span text:style-name="T196"> </text:span><text:span text:style-name="T177">en</text:span><text:span text:style-name="T196"> </text:span><text:span text:style-name="T177">el</text:span><text:span text:style-name="T196"> </text:span><text:span text:style-name="T177">que</text:span><text:span text:style-name="T196"> </text:span><text:span text:style-name="T177">incluirá</text:span><text:span text:style-name="T196"> </text:span><text:span text:style-name="T177">los apuntes </text:span><text:span text:style-name="T200"><text:s/></text:span><text:span text:style-name="T177">sobre </text:span><text:span text:style-name="T200"><text:s/></text:span><text:span text:style-name="T177">el </text:span><text:span text:style-name="T200"><text:s/></text:span><text:span text:style-name="T177">módulo, <text:s/></text:span><text:span text:style-name="T201"><text:s/></text:span><text:span text:style-name="T177">enlaces </text:span><text:span text:style-name="T200"><text:s/></text:span><text:span text:style-name="T177">y </text:span><text:span text:style-name="T200"><text:s/></text:span><text:span text:style-name="T177">recursos </text:span><text:span text:style-name="T200"><text:s/></text:span><text:span text:style-name="T177">que </text:span><text:span text:style-name="T200"><text:s/></text:span><text:span text:style-name="T177">considere </text:span><text:span text:style-name="T200"><text:s/></text:span><text:span text:style-name="T177">relacionados, </text:span><text:span text:style-name="T200"><text:s/></text:span><text:span text:style-name="T177">mapas conceptuales</text:span><text:span text:style-name="T262"> </text:span><text:span text:style-name="T177">sobre</text:span><text:span text:style-name="T262"> </text:span><text:span text:style-name="T177">la</text:span><text:span text:style-name="T262"> </text:span><text:span text:style-name="T177">unidad,</text:span><text:span text:style-name="T262"> </text:span><text:span text:style-name="T177">así</text:span><text:span text:style-name="T262"> </text:span><text:span text:style-name="T177">como</text:span><text:span text:style-name="T262"> </text:span><text:span text:style-name="T177">sus </text:span><text:span text:style-name="T277"><text:s/></text:span><text:span text:style-name="T177">mejores</text:span><text:span text:style-name="T262"> </text:span><text:span text:style-name="T177">trabajos</text:span><text:span text:style-name="T262"> </text:span><text:span text:style-name="T177">sirviendo</text:span><text:span text:style-name="T262"> </text:span><text:span text:style-name="T177">por</text:span><text:span text:style-name="T262"> </text:span><text:span text:style-name="T177">tanto</text:span><text:span text:style-name="T262"> </text:span><text:span text:style-name="T177">como Porfolio personal.</text:span></text:p>
      <text:p text:style-name="P196"/>
      <text:list xml:id="list215554768616726" text:continue-numbering="true" text:style-name="WW8Num1">
        <text:list-item>
          <text:h text:style-name="P532" text:outline-level="3"><text:bookmark-start text:name="__RefHeading___Toc20115_87245982"/><text:span text:style-name="T172">12.</text:span><text:span text:style-name="T175"> </text:span><text:span text:style-name="T172">EVALUACIÓN Y CALIFICACIÓN</text:span><text:bookmark-end text:name="__RefHeading___Toc20115_87245982"/></text:h>
        </text:list-item>
      </text:list>
      <text:p text:style-name="P143"/>
      <text:p text:style-name="P557"><text:bookmark-start text:name="__RefHeading___Toc20117_87245982"/><text:span text:style-name="T172">12.1.</text:span><text:span text:style-name="T175"> </text:span><text:span text:style-name="T172">Procedimientos de evaluación y Criterios de Calificación</text:span><text:bookmark-end text:name="__RefHeading___Toc20117_87245982"/></text:p>
      <text:p text:style-name="P143"/>
      <text:p text:style-name="P18">Pretende reconducir el proceso de aprendizaje para adaptarse al alumnado utilizando la observación como instrumento esencial.</text:p>
      <text:p text:style-name="P21">El sistema de evaluación empleado tiene como objetivo evaluar los contenidos, procedimientos y actitudes que pretendemos que el alumno tenga, pero además queremos transmitir la idea de la profesionalidad <text:s/>y la autoformación.</text:p>
      <text:p text:style-name="P22"><text:span text:style-name="T177">La</text:span><text:span text:style-name="T176"> </text:span><text:span text:style-name="T177">calificación del alumno sera entre 0 y 10.</text:span></text:p>
      <text:p text:style-name="P22"><text:span text:style-name="T177">El</text:span><text:span text:style-name="T176"> </text:span><text:span text:style-name="T177">curso se divide en tres trimestres. La calificación final será la media de la calificación de cada uno de los trimestres.</text:span></text:p>
      <text:p text:style-name="P22"><text:span text:style-name="T177">Al</text:span><text:span text:style-name="T176"> </text:span><text:span text:style-name="T177">final de cada trimestre se entregará al alumno la calificación final del mismo que se obtendrá de acuerdo a los siguientes criterios:</text:span></text:p>
      <text:p text:style-name="P203"/>
      <text:p text:style-name="P230"><text:span text:style-name="T107">•</text:span><text:tab/>La calificación se obtendrá de tres elementos</text:p>
      <text:p text:style-name="P89"><text:span text:style-name="T234">•</text:span><text:span text:style-name="T177"><text:tab/>Valoración sobre indicadores de tipo </text:span><text:span text:style-name="T172">actitudinal <text:s/></text:span><text:span text:style-name="T177">10 %.</text:span></text:p>
      <text:p text:style-name="P89"><text:span text:style-name="T234">•</text:span><text:span text:style-name="T177"><text:tab/></text:span><text:span text:style-name="T172">Controles </text:span><text:span text:style-name="T177">sobre conceptos y </text:span><text:span text:style-name="T172">pruebas prácticas </text:span><text:span text:style-name="T177">30%.</text:span></text:p>
      <text:p text:style-name="P89"><text:span text:style-name="T234">•</text:span><text:span text:style-name="T177"><text:tab/></text:span><text:span text:style-name="T172">Actividades y tareas </text:span><text:span text:style-name="T177">procedimentales 40%.</text:span></text:p>
      <text:p text:style-name="P89"><text:span text:style-name="T234">•</text:span><text:span text:style-name="T177"><text:tab/>Ejercicios </text:span><text:span text:style-name="T172">conceptuales </text:span><text:span text:style-name="T177">20%</text:span></text:p>
      <text:p text:style-name="P483"><text:span text:style-name="T107">•</text:span><text:tab/>Las actividades sobre conceptos y las prácticas tendrán un peso distinto en <text:soft-page-break/>función de su relevancia y/o tiempo previsto para su realización.</text:p>
      <text:p text:style-name="P230"><text:span text:style-name="T107">•</text:span><text:tab/>Para tener al menos un 5 sobre 10 en el trimestre:</text:p>
      <text:p text:style-name="P484"><text:span text:style-name="T107">•</text:span><text:tab/>Se ha de tener aprobado cada una de las partes (actitudinal, pruebas prácticas y controles y tareas sobre conceptos y prácticas a partir de que se obtiene la calificación del trimestre.</text:p>
      <text:p text:style-name="P485"><text:span text:style-name="T107">•</text:span><text:tab/>Se han de aprobar todas las pruebas prácticas y todos los controles sobre conceptos.</text:p>
      <text:p text:style-name="P486"><text:span text:style-name="T107">•</text:span><text:tab/>Se ha de entregar, al menos, un 85% de las tareas sobre conceptos y prácticas.</text:p>
      <text:p text:style-name="P487"><text:span text:style-name="T107">•</text:span><text:tab/>Con carácter general, las actividades tendrán un plazo de entrega/corrección. Las entregas realizadas fuera de plazo, si esta posibilidad está contemplada, se penalizarán hasta u 50% en la nota de la actividad.</text:p>
      <text:p text:style-name="P487"><text:span text:style-name="T107">•</text:span><text:tab/>La calificación obtenida en pruebas de recuperación se penalizará en un 15% a la hora de incluirla en el cálculo de la nota, salvo en el caso de que sea un 5 que se mantendrá en un 5.</text:p>
      <text:p text:style-name="P229"><text:span text:style-name="T234">•</text:span><text:span text:style-name="T177"><text:tab/>Para obtener una calificación final de aprobado se han de aprobar todos los <text:tab/>trimestres</text:span><text:span text:style-name="T176"> </text:span><text:span text:style-name="T177">que componen el curso.</text:span></text:p>
      <text:p text:style-name="P226"><text:span text:style-name="T234">•</text:span><text:span text:style-name="T177"><text:tab/>La</text:span><text:span text:style-name="T223"> </text:span><text:span text:style-name="T177">calificación</text:span><text:span text:style-name="T223"> </text:span><text:span text:style-name="T177">que</text:span><text:span text:style-name="T223"> </text:span><text:span text:style-name="T177">aparecerá</text:span><text:span text:style-name="T223"> </text:span><text:span text:style-name="T177">en</text:span><text:span text:style-name="T223"> </text:span><text:span text:style-name="T177">cada</text:span><text:span text:style-name="T223"> </text:span><text:span text:style-name="T177">una</text:span><text:span text:style-name="T223"> </text:span><text:span text:style-name="T177">de</text:span><text:span text:style-name="T223"> </text:span><text:span text:style-name="T177">las</text:span><text:span text:style-name="T223"> </text:span><text:span text:style-name="T177">evaluaciones</text:span><text:span text:style-name="T223"> </text:span><text:span text:style-name="T177">será</text:span><text:span text:style-name="T223"> </text:span><text:span text:style-name="T177">la</text:span><text:span text:style-name="T223"> </text:span><text:span text:style-name="T177">resultante de</text:span><text:span text:style-name="T222"> </text:span><text:span text:style-name="T177">aplicar</text:span><text:span text:style-name="T222"> </text:span><text:span text:style-name="T177">los</text:span><text:span text:style-name="T222"> </text:span><text:span text:style-name="T177">correspondiente</text:span><text:span text:style-name="T222"> </text:span><text:span text:style-name="T177">porcentajes</text:span><text:span text:style-name="T222"> </text:span><text:span text:style-name="T177">citados</text:span><text:span text:style-name="T222"> </text:span><text:span text:style-name="T177">al</text:span><text:span text:style-name="T222"> </text:span><text:span text:style-name="T177">principio,</text:span><text:span text:style-name="T222"> </text:span><text:span text:style-name="T177">no</text:span><text:span text:style-name="T222"> </text:span><text:span text:style-name="T177">obstante,</text:span><text:span text:style-name="T222"> </text:span><text:span text:style-name="T177">como esta</text:span><text:span text:style-name="T188"> </text:span><text:span text:style-name="T177">calificación</text:span><text:span text:style-name="T188"> </text:span><text:span text:style-name="T177">debe</text:span><text:span text:style-name="T240"> </text:span><text:span text:style-name="T177">ser</text:span><text:span text:style-name="T188"> </text:span><text:span text:style-name="T177">un </text:span><text:span text:style-name="T278"><text:s/></text:span><text:span text:style-name="T177">número</text:span><text:span text:style-name="T188"> </text:span><text:span text:style-name="T177">entero</text:span><text:span text:style-name="T188"> </text:span><text:span text:style-name="T177">del</text:span><text:span text:style-name="T188"> </text:span><text:span text:style-name="T177">1</text:span><text:span text:style-name="T188"> </text:span><text:span text:style-name="T177">al</text:span><text:span text:style-name="T188"> </text:span><text:span text:style-name="T177">10,</text:span><text:span text:style-name="T188"> </text:span><text:span text:style-name="T177">la</text:span><text:span text:style-name="T188"> </text:span><text:span text:style-name="T177">nota</text:span><text:span text:style-name="T240"> </text:span><text:span text:style-name="T177">obtenida</text:span><text:span text:style-name="T240"> </text:span><text:span text:style-name="T177">será redondeada</text:span><text:span text:style-name="T265"> </text:span><text:span text:style-name="T177">al</text:span><text:span text:style-name="T265"> </text:span><text:span text:style-name="T177">entero</text:span><text:span text:style-name="T265"> </text:span><text:span text:style-name="T177">más</text:span><text:span text:style-name="T265"> </text:span><text:span text:style-name="T177">próximo,</text:span><text:span text:style-name="T265"> </text:span><text:span text:style-name="T177">excepto</text:span><text:span text:style-name="T265"> </text:span><text:span text:style-name="T177">si</text:span><text:span text:style-name="T265"> </text:span><text:span text:style-name="T177">se</text:span><text:span text:style-name="T265"> </text:span><text:span text:style-name="T177">encuentra</text:span><text:span text:style-name="T265"> </text:span><text:span text:style-name="T177">entre</text:span><text:span text:style-name="T265"> </text:span><text:span text:style-name="T177">4.50</text:span><text:span text:style-name="T265"> </text:span><text:span text:style-name="T177">y</text:span><text:span text:style-name="T265"> </text:span><text:span text:style-name="T177">4.99</text:span><text:span text:style-name="T265"> </text:span><text:span text:style-name="T177">que se considerará un 4.</text:span></text:p>
      <text:p text:style-name="P227"/>
      <text:p text:style-name="P227"/>
      <text:p text:style-name="P557"><text:bookmark-start text:name="__RefHeading___Toc20119_87245982"/><text:span text:style-name="T172">12.2.</text:span><text:span text:style-name="T175"> </text:span><text:span text:style-name="T172">Instrumentos de evaluación</text:span><text:bookmark-end text:name="__RefHeading___Toc20119_87245982"/></text:p>
      <text:p text:style-name="P560"><text:span text:style-name="T172"/></text:p>
      <text:p text:style-name="P183"><text:tab/>Para llevar a cabo la evaluación, se utilizarán indicadores e instrumentos que proporcionen datos y observaciones sobre el avance en el aula.</text:p>
      <text:p text:style-name="P24"><text:span text:style-name="T164">Según </text:span><text:span text:style-name="T165">las </text:span><text:span text:style-name="T164">recomendaciones de la Consejería de Educación para la FPE, en cada </text:span><text:soft-page-break/><text:span text:style-name="T164">actividad de enseñanza, aprendizaje y evaluación se determinan una serie de </text:span><text:span text:style-name="T166">pautas</text:span><text:span text:style-name="T164">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25"/>
      <text:p text:style-name="P20"><text:span text:style-name="T168">Para evaluar los </text:span><text:span text:style-name="T169">conceptos</text:span><text:span text:style-name="T168">:</text:span></text:p>
      <text:p text:style-name="P19"/>
      <text:list xml:id="list7500388548427381750" text:style-name="WW8Num4">
        <text:list-item>
          <text:p text:style-name="P137">Trabajos específicos sobre los contenidos</text:p>
        </text:list-item>
        <text:list-item>
          <text:p text:style-name="P138"><text:span text:style-name="T161">Controles. </text:span><text:span text:style-name="T162">Cuestionarios</text:span><text:span text:style-name="T161"> </text:span><text:span text:style-name="T162"><text:s/>sobre conceptos en plataforma virtual</text:span></text:p>
        </text:list-item>
        <text:list-item>
          <text:p text:style-name="P138"><text:span text:style-name="T161">Pruebas prácticas </text:span><text:span text:style-name="T162">en las que se intercalarán preguntas sobre los conceptos que se están trabajando</text:span></text:p>
          <text:p text:style-name="P500"/>
        </text:list-item>
      </text:list>
      <text:p text:style-name="P528"><text:span text:style-name="T168">Para la evaluación de </text:span><text:span text:style-name="T169">procedimientos: </text:span></text:p>
      <text:p text:style-name="P67"/>
      <text:list xml:id="list1381232352396211911" text:style-name="WW8Num18">
        <text:list-item>
          <text:p text:style-name="P526"><text:span text:style-name="T161">Lista de control de actividades de tipo práctico</text:span><text:span text:style-name="T159">.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 … En este soporte se evalúan también la actitud demostrada en la realización.</text:span></text:p>
        </text:list-item>
        <text:list-item>
          <text:p text:style-name="P526"><text:span text:style-name="T161">Supuestos prácticos </text:span><text:span text:style-name="T162">en las que el alumno contestará por escrito con los pasos necesarios para resolver una situación ficticia.</text:span></text:p>
        </text:list-item>
        <text:list-item>
          <text:p text:style-name="P531"><text:span text:style-name="T161">Pruebas prácticas </text:span><text:span text:style-name="T162">en las que se demostrará el desempeño de tareas y habilidades.</text:span><text:span text:style-name="T159"> </text:span></text:p>
          <text:p text:style-name="P159"/>
        </text:list-item>
      </text:list>
      <text:p text:style-name="P184"><text:span text:style-name="T128">Para</text:span><text:span text:style-name="T170"> </text:span><text:span text:style-name="T128">la evaluación de las </text:span><text:span text:style-name="T150">actitudes </text:span><text:span text:style-name="T158">se tendrán en cuenta los aspectos que se detallan a continuación</text:span><text:span text:style-name="T128">:</text:span></text:p>
      <text:list xml:id="list5724928182924049042" text:style-name="L21">
        <text:list-item>
          <text:p text:style-name="P530"><text:soft-page-break/><text:span text:style-name="T344">Asistencia y puntualidad</text:span><text:span text:style-name="T128">.</text:span></text:p>
        </text:list-item>
        <text:list-item>
          <text:p text:style-name="P527"><text:span text:style-name="T344">Participación en las sesiones</text:span><text:span text:style-name="T128">.</text:span></text:p>
        </text:list-item>
        <text:list-item>
          <text:p text:style-name="P527"><text:span text:style-name="T344">Colaboración para el buen funcionamiento de las sesiones</text:span><text:span text:style-name="T128">.</text:span></text:p>
        </text:list-item>
        <text:list-item>
          <text:p text:style-name="P529">Orden, meticulosidad y organización del trabajo.</text:p>
        </text:list-item>
      </text:list>
      <text:p text:style-name="P559"/>
      <text:p text:style-name="P140"><text:span text:style-name="T355">Estos aspectos</text:span><text:span text:style-name="T356"> </text:span>se<text:span text:style-name="T357"> </text:span>graduarán<text:span text:style-name="T357"> </text:span>de<text:span text:style-name="T357"> </text:span>acuerdo<text:span text:style-name="T357"> </text:span>a<text:span text:style-name="T357"> </text:span>la<text:span text:style-name="T357"> </text:span>siguiente<text:span text:style-name="T357"> </text:span>escala:<text:span text:style-name="T357"> </text:span>S<text:span text:style-name="T357"> </text:span>(Siempre),<text:span text:style-name="T357"> </text:span>CS<text:span text:style-name="T357"> </text:span>(Casi<text:span text:style-name="T357"> </text:span>Siempre), AV (A Veces), CN (Casi Nunca), N (Nunca).</text:p>
      <text:p text:style-name="P488"/>
      <text:p text:style-name="P488"/>
      <text:p text:style-name="P557"><text:bookmark-start text:name="__RefHeading___Toc20121_87245982"/><text:span text:style-name="T172">12.3.</text:span><text:span text:style-name="T175"> </text:span><text:span text:style-name="T172">Contenidos mínimos y criterios de recuperación</text:span><text:bookmark-end text:name="__RefHeading___Toc20121_87245982"/></text:p>
      <text:p text:style-name="P143"/>
      <text:p text:style-name="P489"><text:span text:style-name="T177"><text:tab/>No</text:span><text:span text:style-name="T235"> </text:span><text:span text:style-name="T177">existirá </text:span><text:span text:style-name="T245"><text:s/></text:span><text:span text:style-name="T177">el </text:span><text:span text:style-name="T245"><text:s/></text:span><text:span text:style-name="T177">concepto </text:span><text:span text:style-name="T245"><text:s/></text:span><text:span text:style-name="T177">de </text:span><text:span text:style-name="T245"><text:s/></text:span><text:span text:style-name="T177">“recuperación” </text:span><text:span text:style-name="T245"><text:s/></text:span><text:span text:style-name="T177">en </text:span><text:span text:style-name="T245"><text:s/></text:span><text:span text:style-name="T177">el </text:span><text:span text:style-name="T245"><text:s/></text:span><text:span text:style-name="T177">sentido </text:span><text:span text:style-name="T245"><text:s/></text:span><text:span text:style-name="T177">de </text:span><text:span text:style-name="T245"><text:s/></text:span><text:span text:style-name="T177">que </text:span><text:span text:style-name="T245"><text:s/></text:span><text:span text:style-name="T177">existan </text:span><text:span text:style-name="T245"><text:s/></text:span><text:span text:style-name="T177">exámenes específicos cuando no se superen unidades anteriores. Se hará una evaluación continua y personalizada, que permite evaluar al alumno todos los contenidos.</text:span></text:p>
      <text:p text:style-name="P489"><text:span text:style-name="T177">De</text:span><text:span text:style-name="T280"> </text:span><text:span text:style-name="T177">todas</text:span><text:span text:style-name="T236"> </text:span><text:span text:style-name="T177">formas</text:span><text:span text:style-name="T236"> </text:span><text:span text:style-name="T177">se</text:span><text:span text:style-name="T236"> </text:span><text:span text:style-name="T177">realizará,</text:span><text:span text:style-name="T236"> </text:span><text:span text:style-name="T177">de</text:span><text:span text:style-name="T236"> </text:span><text:span text:style-name="T177">cada</text:span><text:span text:style-name="T236"> </text:span><text:span text:style-name="T177">unidad</text:span><text:span text:style-name="T236"> </text:span><text:span text:style-name="T177">pruebas</text:span><text:span text:style-name="T236"> </text:span><text:span text:style-name="T177">de</text:span><text:span text:style-name="T236"> </text:span><text:span text:style-name="T177">recuperación</text:span><text:span text:style-name="T236"> </text:span><text:span text:style-name="T177">que</text:span><text:span text:style-name="T236"> </text:span><text:span text:style-name="T177">consistirán</text:span><text:span text:style-name="T236"> </text:span><text:span text:style-name="T177">en pruebas</text:span><text:span text:style-name="T188"> </text:span><text:span text:style-name="T177">sobre </text:span><text:span text:style-name="T278"><text:s/></text:span><text:span text:style-name="T177">conceptos,</text:span><text:span text:style-name="T188"> </text:span><text:span text:style-name="T177">pruebas</text:span><text:span text:style-name="T188"> </text:span><text:span text:style-name="T177">con</text:span><text:span text:style-name="T188"> </text:span><text:span text:style-name="T177">supuestos</text:span><text:span text:style-name="T188"> </text:span><text:span text:style-name="T177">prácticos</text:span><text:span text:style-name="T188"> </text:span><text:span text:style-name="T177">y</text:span><text:span text:style-name="T188"> </text:span><text:span text:style-name="T177">pruebas</text:span><text:span text:style-name="T188"> </text:span><text:span text:style-name="T177">prácticas</text:span><text:span text:style-name="T188"> </text:span><text:span text:style-name="T177">de</text:span><text:span text:style-name="T188"> </text:span><text:span text:style-name="T177">la unidad.</text:span></text:p>
      <text:p text:style-name="P489"><text:span text:style-name="T177">Superar</text:span><text:span text:style-name="T229"> </text:span><text:span text:style-name="T177">dichas</text:span><text:span text:style-name="T245"> </text:span><text:span text:style-name="T177">pruebas</text:span><text:span text:style-name="T245"> </text:span><text:span text:style-name="T177">no</text:span><text:span text:style-name="T245"> </text:span><text:span text:style-name="T177">supone</text:span><text:span text:style-name="T245"> </text:span><text:span text:style-name="T177">“aprobar</text:span><text:span text:style-name="T245"> </text:span><text:span text:style-name="T177">la</text:span><text:span text:style-name="T245"> </text:span><text:span text:style-name="T177">unidad”.</text:span><text:span text:style-name="T245"> </text:span><text:span text:style-name="T177">La</text:span><text:span text:style-name="T245"> </text:span><text:span text:style-name="T177">superación</text:span><text:span text:style-name="T245"> </text:span><text:span text:style-name="T177">de</text:span><text:span text:style-name="T245"> </text:span><text:span text:style-name="T177">los</text:span><text:span text:style-name="T245"> </text:span><text:span text:style-name="T177">contenidos mínimos </text:span><text:span text:style-name="T190"><text:s/></text:span><text:span text:style-name="T177">estará </text:span><text:span text:style-name="T190"><text:s/></text:span><text:span text:style-name="T177">condicionada</text:span><text:span text:style-name="T198"> </text:span><text:span text:style-name="T177">a</text:span><text:span text:style-name="T198"> </text:span><text:span text:style-name="T177">la</text:span><text:span text:style-name="T198"> </text:span><text:span text:style-name="T177">realización</text:span><text:span text:style-name="T198"> </text:span><text:span text:style-name="T177">de</text:span><text:span text:style-name="T198"> </text:span><text:span text:style-name="T177">todas</text:span><text:span text:style-name="T198"> </text:span><text:span text:style-name="T177">las</text:span><text:span text:style-name="T198"> </text:span><text:span text:style-name="T177">actividades</text:span><text:span text:style-name="T198"> </text:span><text:span text:style-name="T177">que</text:span><text:span text:style-name="T198"> </text:span><text:span text:style-name="T177">incluye</text:span><text:span text:style-name="T198"> </text:span><text:span text:style-name="T177">el módulo para cada unidad de trabajo.</text:span></text:p>
      <text:p text:style-name="P489"><text:span text:style-name="T177">Se</text:span><text:span text:style-name="T206"> </text:span><text:span text:style-name="T177">considerará</text:span><text:span text:style-name="T197"> </text:span><text:span text:style-name="T177">que</text:span><text:span text:style-name="T197"> </text:span><text:span text:style-name="T177">el</text:span><text:span text:style-name="T197"> </text:span><text:span text:style-name="T177">alumno</text:span><text:span text:style-name="T197"> </text:span><text:span text:style-name="T177">supera</text:span><text:span text:style-name="T197"> </text:span><text:span text:style-name="T177">el</text:span><text:span text:style-name="T197"> </text:span><text:span text:style-name="T177">módulo</text:span><text:span text:style-name="T197"> </text:span><text:span text:style-name="T177">y</text:span><text:span text:style-name="T197"> </text:span><text:span text:style-name="T177">por</text:span><text:span text:style-name="T197"> </text:span><text:span text:style-name="T177">tanto</text:span><text:span text:style-name="T197"> </text:span><text:span text:style-name="T177">ha</text:span><text:span text:style-name="T197"> </text:span><text:span text:style-name="T177">alcanzado</text:span><text:span text:style-name="T197"> </text:span><text:span text:style-name="T177">los</text:span><text:span text:style-name="T197"> </text:span><text:span text:style-name="T177">contenidos mínimos</text:span><text:span text:style-name="T223"> </text:span><text:span text:style-name="T177">cuando</text:span><text:span text:style-name="T223"> </text:span><text:span text:style-name="T177">de</text:span><text:span text:style-name="T223"> </text:span><text:span text:style-name="T177">resultado</text:span><text:span text:style-name="T223"> </text:span><text:span text:style-name="T177">de</text:span><text:span text:style-name="T223"> </text:span><text:span text:style-name="T177">baremar</text:span><text:span text:style-name="T223"> </text:span><text:span text:style-name="T177">a</text:span><text:span text:style-name="T223"> </text:span><text:span text:style-name="T177">través</text:span><text:span text:style-name="T223"> </text:span><text:span text:style-name="T177">del</text:span><text:span text:style-name="T223"> </text:span><text:span text:style-name="T177">Cuaderno</text:span><text:span text:style-name="T223"> </text:span><text:span text:style-name="T177">de</text:span><text:span text:style-name="T223"> </text:span><text:span text:style-name="T177">Aula,</text:span><text:span text:style-name="T223"> </text:span><text:span text:style-name="T177">siguiendo</text:span><text:span text:style-name="T223"> </text:span><text:span text:style-name="T177">los criterios</text:span><text:span text:style-name="T238"> </text:span><text:span text:style-name="T177">previamente</text:span><text:span text:style-name="T238"> </text:span><text:span text:style-name="T177">establecidos,</text:span><text:span text:style-name="T238"> </text:span><text:span text:style-name="T177">los</text:span><text:span text:style-name="T238"> </text:span><text:span text:style-name="T177">diferentes</text:span><text:span text:style-name="T238"> </text:span><text:span text:style-name="T177">contenidos</text:span><text:span text:style-name="T238"> </text:span><text:span text:style-name="T177">que</text:span><text:span text:style-name="T238"> </text:span><text:span text:style-name="T177">componen</text:span><text:span text:style-name="T238"> </text:span><text:span text:style-name="T177">las</text:span><text:span text:style-name="T238"> </text:span><text:span text:style-name="T177">unidades de trabajo del módulo el alumno obtiene una nota superior o igual a 5.</text:span></text:p>
      <text:p text:style-name="P489"><text:span text:style-name="T177">El</text:span><text:span text:style-name="T279"> </text:span><text:span text:style-name="T177">contenido</text:span><text:span text:style-name="T264"> </text:span><text:span text:style-name="T177">mínimo</text:span><text:span text:style-name="T264"> </text:span><text:span text:style-name="T177">significa</text:span><text:span text:style-name="T264"> </text:span><text:span text:style-name="T177">que</text:span><text:span text:style-name="T264"> </text:span><text:span text:style-name="T177">el</text:span><text:span text:style-name="T264"> </text:span><text:span text:style-name="T177">alumno</text:span><text:span text:style-name="T264"> </text:span><text:span text:style-name="T177">tiene</text:span><text:span text:style-name="T264"> </text:span><text:span text:style-name="T177">un</text:span><text:span text:style-name="T264"> </text:span><text:span text:style-name="T177">conocimiento</text:span><text:span text:style-name="T264"> </text:span><text:span text:style-name="T177">básico</text:span><text:span text:style-name="T264"> </text:span><text:span text:style-name="T177">del</text:span><text:span text:style-name="T264"> </text:span><text:span text:style-name="T177">contenido</text:span><text:span text:style-name="T264"> </text:span><text:span text:style-name="T177">a evaluar,</text:span><text:span text:style-name="T236"> </text:span><text:span text:style-name="T177">aunque</text:span><text:span text:style-name="T236"> </text:span><text:span text:style-name="T177">no</text:span><text:span text:style-name="T236"> </text:span><text:span text:style-name="T177">tenga</text:span><text:span text:style-name="T236"> </text:span><text:span text:style-name="T177">la</text:span><text:span text:style-name="T236"> </text:span><text:span text:style-name="T177">soltura</text:span><text:span text:style-name="T236"> </text:span><text:span text:style-name="T177">suficiente</text:span><text:span text:style-name="T236"> </text:span><text:span text:style-name="T177">para</text:span><text:span text:style-name="T236"> </text:span><text:span text:style-name="T177">tomar</text:span><text:span text:style-name="T236"> </text:span><text:span text:style-name="T177">decisiones</text:span><text:span text:style-name="T236"> </text:span><text:span text:style-name="T177">sobre</text:span><text:span text:style-name="T236"> </text:span><text:span text:style-name="T177">nuevas</text:span><text:span text:style-name="T236"> </text:span><text:span text:style-name="T177">tareas. El</text:span><text:span text:style-name="T229"> </text:span><text:span text:style-name="T177">criterio</text:span><text:span text:style-name="T229"> </text:span><text:span text:style-name="T177">de</text:span><text:span text:style-name="T229"> </text:span><text:span text:style-name="T177">las</text:span><text:span text:style-name="T229"> </text:span><text:span text:style-name="T177">notas</text:span><text:span text:style-name="T229"> </text:span><text:span text:style-name="T177">de</text:span><text:span text:style-name="T229"> </text:span><text:span text:style-name="T177">evaluación</text:span><text:span text:style-name="T229"> </text:span><text:span text:style-name="T177">sobre</text:span><text:span text:style-name="T229"> </text:span><text:span text:style-name="T177">los</text:span><text:span text:style-name="T229"> </text:span><text:span text:style-name="T177">contenidos</text:span><text:span text:style-name="T229"> </text:span><text:span text:style-name="T177">se</text:span><text:span text:style-name="T229"> </text:span><text:span text:style-name="T177">ha</text:span><text:span text:style-name="T229"> </text:span><text:span text:style-name="T177">explicado</text:span><text:span text:style-name="T229"> </text:span><text:span text:style-name="T177">en</text:span><text:span text:style-name="T229"> </text:span><text:span text:style-name="T177">el</text:span><text:span text:style-name="T229"> </text:span><text:span text:style-name="T177">apartado sobre</text:span><text:span text:style-name="T176"> </text:span><text:span text:style-name="T177">criterios de evaluación.</text:span></text:p>
      <text:p text:style-name="P489"><text:soft-page-break/><text:span text:style-name="T177">Las</text:span><text:span text:style-name="T205"> </text:span><text:span text:style-name="T177">fugas</text:span><text:span text:style-name="T215"> </text:span><text:span text:style-name="T177">o</text:span><text:span text:style-name="T215"> </text:span><text:span text:style-name="T177">faltas</text:span><text:span text:style-name="T215"> </text:span><text:span text:style-name="T177">injustificadas</text:span><text:span text:style-name="T215"> </text:span><text:span text:style-name="T177">tienen</text:span><text:span text:style-name="T215"> </text:span><text:span text:style-name="T177">consideración</text:span><text:span text:style-name="T215"> </text:span><text:span text:style-name="T177">de</text:span><text:span text:style-name="T215"> </text:span><text:span text:style-name="T177">falta</text:span><text:span text:style-name="T215"> </text:span><text:span text:style-name="T177">grave.</text:span><text:span text:style-name="T215"> </text:span><text:span text:style-name="T177">El</text:span><text:span text:style-name="T215"> </text:span><text:span text:style-name="T177">alumno</text:span><text:span text:style-name="T215"> </text:span><text:span text:style-name="T177">que</text:span><text:span text:style-name="T215"> </text:span><text:span text:style-name="T177">se fugue</text:span><text:span text:style-name="T215"> </text:span><text:span text:style-name="T177">o</text:span><text:span text:style-name="T215"> </text:span><text:span text:style-name="T177">falte</text:span><text:span text:style-name="T215"> </text:span><text:span text:style-name="T177">de</text:span><text:span text:style-name="T215"> </text:span><text:span text:style-name="T177">forma</text:span><text:span text:style-name="T215"> </text:span><text:span text:style-name="T177">injustificada</text:span><text:span text:style-name="T215"> </text:span><text:span text:style-name="T177">obtendrá</text:span><text:span text:style-name="T215"> </text:span><text:span text:style-name="T177">una</text:span><text:span text:style-name="T215"> </text:span><text:span text:style-name="T177">calificación</text:span><text:span text:style-name="T215"> </text:span><text:span text:style-name="T177">de</text:span><text:span text:style-name="T215"> </text:span><text:span text:style-name="T177">cero </text:span><text:span text:style-name="T268"><text:s/></text:span><text:span text:style-name="T177">o</text:span><text:span text:style-name="T215"> </text:span><text:span text:style-name="T177">negativa</text:span><text:span text:style-name="T215"> </text:span><text:span text:style-name="T177">en</text:span><text:span text:style-name="T215"> </text:span><text:span text:style-name="T177">las tareas</text:span><text:span text:style-name="T205"> </text:span><text:span text:style-name="T177">programadas</text:span><text:span text:style-name="T205"> </text:span><text:span text:style-name="T177">para</text:span><text:span text:style-name="T205"> </text:span><text:span text:style-name="T177">el</text:span><text:span text:style-name="T205"> </text:span><text:span text:style-name="T177">día</text:span><text:span text:style-name="T205"> </text:span><text:span text:style-name="T177">de</text:span><text:span text:style-name="T205"> </text:span><text:span text:style-name="T177">la</text:span><text:span text:style-name="T205"> </text:span><text:span text:style-name="T177">inasistencia.</text:span><text:span text:style-name="T205"> </text:span><text:span text:style-name="T177">No</text:span><text:span text:style-name="T205"> </text:span><text:span text:style-name="T177">habrá</text:span><text:span text:style-name="T205"> </text:span><text:span text:style-name="T177">posibilidad</text:span><text:span text:style-name="T205"> </text:span><text:span text:style-name="T177">de</text:span><text:span text:style-name="T205"> </text:span><text:span text:style-name="T177">entrega</text:span><text:span text:style-name="T205"> </text:span><text:span text:style-name="T177">de</text:span><text:span text:style-name="T205"> </text:span><text:span text:style-name="T177">la actividad fuera de plazo.</text:span></text:p>
      <text:p text:style-name="P92"/>
      <text:p text:style-name="P44"/>
      <text:p text:style-name="P557"><text:bookmark-start text:name="__RefHeading___Toc20123_87245982"/><text:span text:style-name="T172">12.4.</text:span><text:span text:style-name="T175"> </text:span><text:span text:style-name="T172">Pérdida de la evaluación continua</text:span><text:bookmark-end text:name="__RefHeading___Toc20123_87245982"/></text:p>
      <text:p text:style-name="P489"><text:span text:style-name="T177"><text:tab/>La</text:span><text:span text:style-name="T213"> </text:span><text:span text:style-name="T177">inasistencia</text:span><text:span text:style-name="T223"> </text:span><text:span text:style-name="T177">reiterada</text:span><text:span text:style-name="T223"> </text:span><text:span text:style-name="T177">a</text:span><text:span text:style-name="T223"> </text:span><text:span text:style-name="T177">clase</text:span><text:span text:style-name="T223"> </text:span><text:span text:style-name="T177">de</text:span><text:span text:style-name="T223"> </text:span><text:span text:style-name="T177">forma</text:span><text:span text:style-name="T223"> </text:span><text:span text:style-name="T177">que</text:span><text:span text:style-name="T223"> </text:span><text:span text:style-name="T177">el</text:span><text:span text:style-name="T223"> </text:span><text:span text:style-name="T177">alumno</text:span><text:span text:style-name="T223"> </text:span><text:span text:style-name="T177">acumule</text:span><text:span text:style-name="T223"> </text:span><text:span text:style-name="T177">más</text:span><text:span text:style-name="T223"> </text:span><text:span text:style-name="T177">de</text:span><text:span text:style-name="T223"> </text:span><text:span text:style-name="T177">un</text:span><text:span text:style-name="T223"> </text:span><text:span text:style-name="T177">15%</text:span><text:span text:style-name="T223"> </text:span><text:span text:style-name="T177">de faltas</text:span><text:span text:style-name="T189"> </text:span><text:span text:style-name="T177">sobre</text:span><text:span text:style-name="T189"> </text:span><text:span text:style-name="T177">el</text:span><text:span text:style-name="T189"> </text:span><text:span text:style-name="T177">total</text:span><text:span text:style-name="T189"> </text:span><text:span text:style-name="T177">de</text:span><text:span text:style-name="T189"> </text:span><text:span text:style-name="T177">horas</text:span><text:span text:style-name="T189"> </text:span><text:span text:style-name="T177">del</text:span><text:span text:style-name="T189"> </text:span><text:span text:style-name="T177">módulo</text:span><text:span text:style-name="T189"> </text:span><text:span text:style-name="T177">supondrá</text:span><text:span text:style-name="T189"> </text:span><text:span text:style-name="T177">la</text:span><text:span text:style-name="T189"> </text:span><text:span text:style-name="T177">pérdida</text:span><text:span text:style-name="T189"> </text:span><text:span text:style-name="T177">automática</text:span><text:span text:style-name="T189"> </text:span><text:span text:style-name="T177">del</text:span><text:span text:style-name="T189"> </text:span><text:span text:style-name="T177">derecho</text:span><text:span text:style-name="T189"> </text:span><text:span text:style-name="T177">de evaluación continua.</text:span></text:p>
      <text:p text:style-name="P197"/>
      <text:p text:style-name="P562"><text:bookmark-start text:name="__RefHeading___Toc20125_87245982"/><text:span text:style-name="T172">12.4.1.</text:span><text:span text:style-name="T175"> </text:span><text:span text:style-name="T172">Procedimiento de notificación de la pérdida de la evaluación continua</text:span><text:bookmark-end text:name="__RefHeading___Toc20125_87245982"/></text:p>
      <text:p text:style-name="P491"><text:span text:style-name="T177"><text:tab/>Al</text:span><text:span text:style-name="T192"> </text:span><text:span text:style-name="T177">alumno</text:span><text:span text:style-name="T194"> </text:span><text:span text:style-name="T177">se</text:span><text:span text:style-name="T194"> </text:span><text:span text:style-name="T177">le</text:span><text:span text:style-name="T194"> </text:span><text:span text:style-name="T177">notificará</text:span><text:span text:style-name="T194"> </text:span><text:span text:style-name="T177">por</text:span><text:span text:style-name="T194"> </text:span><text:span text:style-name="T177">escrito,</text:span><text:span text:style-name="T194"> </text:span><text:span text:style-name="T177">con</text:span><text:span text:style-name="T194"> </text:span><text:span text:style-name="T177">acuse</text:span><text:span text:style-name="T194"> </text:span><text:span text:style-name="T177">de</text:span><text:span text:style-name="T194"> </text:span><text:span text:style-name="T177">recibo,</text:span><text:span text:style-name="T194"> </text:span><text:span text:style-name="T177">cuando</text:span><text:span text:style-name="T194"> </text:span><text:span text:style-name="T177">acumule</text:span><text:span text:style-name="T194"> </text:span><text:span text:style-name="T177">un</text:span><text:span text:style-name="T194"> </text:span><text:span text:style-name="T177">5%</text:span><text:span text:style-name="T194"> </text:span><text:span text:style-name="T177">de faltas y posteriormente cuando acumule un 10% de las faltas. Cuando</text:span><text:span text:style-name="T213"> </text:span><text:span text:style-name="T177">el</text:span><text:span text:style-name="T223"> </text:span><text:span text:style-name="T177">alumno</text:span><text:span text:style-name="T223"> </text:span><text:span text:style-name="T177">acumule</text:span><text:span text:style-name="T223"> </text:span><text:span text:style-name="T177">un</text:span><text:span text:style-name="T223"> </text:span><text:span text:style-name="T177">15%</text:span><text:span text:style-name="T223"> </text:span><text:span text:style-name="T177">de</text:span><text:span text:style-name="T223"> </text:span><text:span text:style-name="T177">faltas</text:span><text:span text:style-name="T223"> </text:span><text:span text:style-name="T177">sobre</text:span><text:span text:style-name="T223"> </text:span><text:span text:style-name="T177">el</text:span><text:span text:style-name="T223"> </text:span><text:span text:style-name="T177">total</text:span><text:span text:style-name="T223"> </text:span><text:span text:style-name="T177">de</text:span><text:span text:style-name="T222"> </text:span><text:span text:style-name="T177">horas</text:span><text:span text:style-name="T223"> </text:span><text:span text:style-name="T177">del</text:span><text:span text:style-name="T223"> </text:span><text:span text:style-name="T177">módulo</text:span><text:span text:style-name="T223"> </text:span><text:span text:style-name="T177">se</text:span><text:span text:style-name="T223"> </text:span><text:span text:style-name="T177">le comunicará de la misma forma la pérdida de la evaluación continua</text:span></text:p>
      <text:p text:style-name="P44"/>
      <text:p text:style-name="P562"><text:bookmark-start text:name="__RefHeading___Toc20127_87245982"/><text:span text:style-name="T172">12.4.2.</text:span><text:span text:style-name="T281"> </text:span><text:span text:style-name="T172">Sistemas</text:span><text:span text:style-name="T230"> </text:span><text:span text:style-name="T172">e</text:span><text:span text:style-name="T230"> </text:span><text:span text:style-name="T172">instrumentos</text:span><text:span text:style-name="T230"> </text:span><text:span text:style-name="T172">de</text:span><text:span text:style-name="T230"> </text:span><text:span text:style-name="T172">evaluación</text:span><text:span text:style-name="T230"> </text:span><text:span text:style-name="T172">para</text:span><text:span text:style-name="T230"> </text:span><text:span text:style-name="T172">los</text:span><text:span text:style-name="T230"> </text:span><text:span text:style-name="T172">alumnos</text:span><text:span text:style-name="T230"> </text:span><text:span text:style-name="T172">que</text:span><text:span text:style-name="T230"> </text:span><text:span text:style-name="T172">han</text:span><text:span text:style-name="T230"> </text:span><text:span text:style-name="T172">perdido</text:span><text:span text:style-name="T230"> </text:span><text:span text:style-name="T172">el derecho a la evaluación continua</text:span><text:bookmark-end text:name="__RefHeading___Toc20127_87245982"/></text:p>
      <text:p text:style-name="P141"/>
      <text:p text:style-name="P492"><text:span text:style-name="T177"><text:tab/>En</text:span><text:span text:style-name="T282"> </text:span><text:span text:style-name="T177">el </text:span><text:span text:style-name="T205"><text:s/></text:span><text:span text:style-name="T177">caso </text:span><text:span text:style-name="T205"><text:s/></text:span><text:span text:style-name="T177">de </text:span><text:span text:style-name="T205"><text:s/></text:span><text:span text:style-name="T177">pérdida </text:span><text:span text:style-name="T205"><text:s/></text:span><text:span text:style-name="T177">de </text:span><text:span text:style-name="T205"><text:s/></text:span><text:span text:style-name="T177">evaluación </text:span><text:span text:style-name="T205"><text:s/></text:span><text:span text:style-name="T177">continua </text:span><text:span text:style-name="T205"><text:s/></text:span><text:span text:style-name="T177">por </text:span><text:span text:style-name="T205"><text:s/></text:span><text:span text:style-name="T177">los </text:span><text:span text:style-name="T205"><text:s/></text:span><text:span text:style-name="T177">criterios </text:span><text:span text:style-name="T205"><text:s/></text:span><text:span text:style-name="T177">establecidos </text:span><text:span text:style-name="T205"><text:s/></text:span><text:span text:style-name="T177">en </text:span><text:span text:style-name="T205"><text:s/></text:span><text:span text:style-name="T177">la concreción </text:span><text:span text:style-name="T194"><text:s/></text:span><text:span text:style-name="T177">curricular </text:span><text:span text:style-name="T194"><text:s/></text:span><text:span text:style-name="T177">del </text:span><text:span text:style-name="T194"><text:s/></text:span><text:span text:style-name="T177">ciclo, </text:span><text:span text:style-name="T194"><text:s/></text:span><text:span text:style-name="T177">los </text:span><text:span text:style-name="T194"><text:s/></text:span><text:span text:style-name="T177">alumnos </text:span><text:span text:style-name="T194"><text:s/></text:span><text:span text:style-name="T177">con </text:span><text:span text:style-name="T194"><text:s/></text:span><text:span text:style-name="T177">pérdida </text:span><text:span text:style-name="T194"><text:s/></text:span><text:span text:style-name="T177">de </text:span><text:span text:style-name="T194"><text:s/></text:span><text:span text:style-name="T177">la </text:span><text:span text:style-name="T194"><text:s/></text:span><text:span text:style-name="T177">evaluación </text:span><text:span text:style-name="T194"><text:s/></text:span><text:span text:style-name="T177">continua realizarán </text:span><text:span text:style-name="T265"><text:s/></text:span><text:span text:style-name="T177">en </text:span><text:span text:style-name="T265"><text:s/></text:span><text:span text:style-name="T177">fechas </text:span><text:span text:style-name="T265"><text:s/></text:span><text:span text:style-name="T177">acordadas </text:span><text:span text:style-name="T265"><text:s/></text:span><text:span text:style-name="T177">en </text:span><text:span text:style-name="T265"><text:s/></text:span><text:span text:style-name="T177">el </text:span><text:span text:style-name="T265"><text:s/></text:span><text:span text:style-name="T177">Departamento </text:span><text:span text:style-name="T265"><text:s/></text:span><text:span text:style-name="T177">y </text:span><text:span text:style-name="T213"><text:s/></text:span><text:span text:style-name="T177">comunicadas </text:span><text:span text:style-name="T265"><text:s/></text:span><text:span text:style-name="T177">a </text:span><text:span text:style-name="T265"><text:s/></text:span><text:span text:style-name="T177">los </text:span><text:span text:style-name="T265"><text:s/></text:span><text:span text:style-name="T177">alumnos afectados las siguientes pruebas:</text:span></text:p>
      <text:p text:style-name="P492"><text:span text:style-name="T177">Prueba </text:span><text:span text:style-name="T191"><text:s/></text:span><text:span text:style-name="T177">escrita </text:span><text:span text:style-name="T200"><text:s/></text:span><text:span text:style-name="T177">sobre </text:span><text:span text:style-name="T200"><text:s/></text:span><text:span text:style-name="T177">contenidos </text:span><text:span text:style-name="T200"><text:s/></text:span><text:span text:style-name="T177">del </text:span><text:span text:style-name="T200"><text:s/></text:span><text:span text:style-name="T177">módulo. </text:span><text:span text:style-name="T200"><text:s/></text:span><text:span text:style-name="T177">Incluirá </text:span><text:span text:style-name="T200"><text:s/></text:span><text:span text:style-name="T177">preguntas </text:span><text:span text:style-name="T200"><text:s/></text:span><text:span text:style-name="T177">sobre </text:span><text:span text:style-name="T200"><text:s/></text:span><text:span text:style-name="T177">conceptos </text:span><text:span text:style-name="T200"><text:s/></text:span><text:span text:style-name="T177">y supuestos prácticos. Tendrá carácter </text:span><text:span text:style-name="T196"><text:s/></text:span><text:span text:style-name="T177">eliminatorio y</text:span><text:span text:style-name="T196"> </text:span><text:span text:style-name="T177">el alumno para aprobar debe sacar un mínimo de un 6 sobre 10.</text:span></text:p>
      <text:p text:style-name="P492"><text:span text:style-name="T177">Prueba</text:span><text:span text:style-name="T283"> </text:span><text:span text:style-name="T177">práctica </text:span><text:span text:style-name="T225"><text:s/></text:span><text:span text:style-name="T177">para </text:span><text:span text:style-name="T225"><text:s/></text:span><text:span text:style-name="T177">evaluar </text:span><text:span text:style-name="T225"><text:s/></text:span><text:span text:style-name="T177">contenidos </text:span><text:span text:style-name="T225"><text:s/></text:span><text:span text:style-name="T177">procedimentales, </text:span><text:span text:style-name="T225"><text:s/></text:span><text:span text:style-name="T177">delante </text:span><text:span text:style-name="T225"><text:s/></text:span><text:span text:style-name="T177">del </text:span><text:span text:style-name="T225"><text:s/></text:span><text:span text:style-name="T177">ordenador. </text:span><text:span text:style-name="T225"><text:s/></text:span><text:span text:style-name="T177">El alumno</text:span><text:span text:style-name="T247"> </text:span><text:span text:style-name="T177">deberá, </text:span><text:span text:style-name="T284"><text:s/></text:span><text:span text:style-name="T177">además</text:span><text:span text:style-name="T247"> </text:span><text:span text:style-name="T177">de</text:span><text:span text:style-name="T247"> </text:span><text:span text:style-name="T177">realizar</text:span><text:span text:style-name="T247"> </text:span><text:span text:style-name="T177">la</text:span><text:span text:style-name="T247"> </text:span><text:span text:style-name="T177">prueba,</text:span><text:span text:style-name="T247"> </text:span><text:span text:style-name="T177">contestar</text:span><text:span text:style-name="T247"> </text:span><text:span text:style-name="T177">a</text:span><text:span text:style-name="T247"> </text:span><text:span text:style-name="T177">preguntas</text:span><text:span text:style-name="T247"> </text:span><text:span text:style-name="T177">realizadas</text:span><text:span text:style-name="T247"> </text:span><text:span text:style-name="T177">por</text:span><text:span text:style-name="T247"> </text:span><text:span text:style-name="T177">el profesor</text:span><text:span text:style-name="T269"> </text:span><text:span text:style-name="T177">sobre</text:span><text:span text:style-name="T269"> </text:span><text:span text:style-name="T177">la</text:span><text:span text:style-name="T269"> </text:span><text:span text:style-name="T177">misma</text:span><text:span text:style-name="T269"> </text:span><text:span text:style-name="T177">y </text:span><text:span text:style-name="T279"><text:s/></text:span><text:span text:style-name="T177">realizar</text:span><text:span text:style-name="T269"> </text:span><text:span text:style-name="T177">posibles</text:span><text:span text:style-name="T269"> </text:span><text:span text:style-name="T177">modificaciones</text:span><text:span text:style-name="T269"> </text:span><text:span text:style-name="T177">y</text:span><text:span text:style-name="T269"> </text:span><text:span text:style-name="T177">cambios</text:span><text:span text:style-name="T269"> </text:span><text:span text:style-name="T177">a</text:span><text:span text:style-name="T269"> </text:span><text:span text:style-name="T177">solicitud</text:span><text:span text:style-name="T269"> </text:span><text:span text:style-name="T177">del profesor. Para aprobar el alumno debe sacar un mínimo de un 6 sobre 10.</text:span></text:p>
      <text:p text:style-name="P115"><text:soft-page-break/></text:p>
      <text:list xml:id="list215553444444732" text:continue-list="list215554768616726" text:style-name="WW8Num1">
        <text:list-item>
          <text:h text:style-name="P532" text:outline-level="3"><text:bookmark-start text:name="__RefHeading___Toc19779_87245982"/><text:span text:style-name="T172">13.</text:span><text:span text:style-name="T175"> </text:span><text:span text:style-name="T172">ACTIVIDADES COMPLEMENTARIAS Y EXTRAESCOLARES</text:span><text:bookmark-end text:name="__RefHeading___Toc19779_87245982"/></text:h>
        </text:list-item>
      </text:list>
      <text:p text:style-name="P524"><text:span text:style-name="T177"/></text:p>
      <text:p text:style-name="P524"><text:span text:style-name="T177"><text:tab/>Participación</text:span><text:span text:style-name="T213"> </text:span><text:span text:style-name="T177">en</text:span><text:span text:style-name="T223"> </text:span><text:span text:style-name="T177">las</text:span><text:span text:style-name="T223"> </text:span><text:span text:style-name="T177">jornadas</text:span><text:span text:style-name="T223"> </text:span><text:span text:style-name="T177">de</text:span><text:span text:style-name="T223"> </text:span><text:span text:style-name="T177">puertas</text:span><text:span text:style-name="T223"> </text:span><text:span text:style-name="T177">abiertas</text:span><text:span text:style-name="T223"> </text:span><text:span text:style-name="T177">de</text:span><text:span text:style-name="T223"> </text:span><text:span text:style-name="T177">formación</text:span><text:span text:style-name="T223"> </text:span><text:span text:style-name="T177">profesional</text:span><text:span text:style-name="T223"> </text:span><text:span text:style-name="T177">organizadas todos los cursos por el IES Zonzamas</text:span></text:p>
      <text:p text:style-name="P495"><text:span text:style-name="T177">En</text:span><text:span text:style-name="T285"> </text:span><text:span text:style-name="T177">la </text:span><text:span text:style-name="T238"><text:s/></text:span><text:span text:style-name="T177">medida </text:span><text:span text:style-name="T238"><text:s/></text:span><text:span text:style-name="T177">de </text:span><text:span text:style-name="T238"><text:s/></text:span><text:span text:style-name="T177">lo </text:span><text:span text:style-name="T238"><text:s/></text:span><text:span text:style-name="T177">posible </text:span><text:span text:style-name="T238"><text:s/></text:span><text:span text:style-name="T177">se </text:span><text:span text:style-name="T238"><text:s/></text:span><text:span text:style-name="T177">organizará </text:span><text:span text:style-name="T238"><text:s/></text:span><text:span text:style-name="T177">una </text:span><text:span text:style-name="T238"><text:s/></text:span><text:span text:style-name="T177">visita </text:span><text:span text:style-name="T238"><text:s/></text:span><text:span text:style-name="T177">a </text:span><text:span text:style-name="T238"><text:s/></text:span><text:span text:style-name="T177">una </text:span><text:span text:style-name="T238"><text:s/></text:span><text:span text:style-name="T177">empresa </text:span><text:span text:style-name="T238"><text:s/></text:span><text:span text:style-name="T177">u </text:span><text:span text:style-name="T238"><text:s/></text:span><text:span text:style-name="T177">organismo relacionada con los contenidos del módulo. Se</text:span><text:span text:style-name="T194"> </text:span><text:span text:style-name="T177">podrán</text:span><text:span text:style-name="T286"> </text:span><text:span text:style-name="T177">realizar</text:span><text:span text:style-name="T286"> </text:span><text:span text:style-name="T177">actividades</text:span><text:span text:style-name="T286"> </text:span><text:span text:style-name="T177">complementarias</text:span><text:span text:style-name="T286"> </text:span><text:span text:style-name="T177">relacionadas</text:span><text:span text:style-name="T286"> </text:span><text:span text:style-name="T177">con</text:span><text:span text:style-name="T286"> </text:span><text:span text:style-name="T177">el</text:span><text:span text:style-name="T286"> </text:span><text:span text:style-name="T177">mantenimiento</text:span><text:span text:style-name="T286"> </text:span><text:span text:style-name="T177">de aplicaciones ofimáticas del equipamiento informático del Cent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ebdings" svg:font-family="Webdings" style:font-family-generic="roman" style:font-pitch="variable" style:font-charset="x-symbol"/>
    <style:font-face style:name="OpenSymbol1" svg:font-family="OpenSymbol, 'Arial Unicode MS'"/>
    <style:font-face style:name="Symbol" svg:font-family="Symbol"/>
    <style:font-face style:name="Courier New" svg:font-family="'Courier New'" style:font-family-generic="modern"/>
    <style:font-face style:name="Times-Italic" svg:font-family="Times-Italic, 'Times New Roman'" style:font-family-generic="roman"/>
    <style:font-face style:name="Lucida Sans1" svg:font-family="'Lucida 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4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4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4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4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72cm" style:type="center"/>
          <style:tab-stop style:position="17.544cm" style:type="right"/>
        </style:tab-stops>
      </style:paragraph-properties>
    </style:style>
    <style:style style:name="subtitulo1" style:family="paragraph" style:parent-style-name="Standard">
      <style:paragraph-properties fo:text-align="justify" style:justify-single-word="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subtitulo2" style:family="paragraph" style:parent-style-name="Standard" style:list-style-name="">
      <style:paragraph-properties fo:text-align="justify"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subtitulo3" style:family="paragraph" style:parent-style-name="Standard" style:list-style-name="">
      <style:paragraph-properties fo:text-align="justify" style:justify-single-word="false"/>
      <style:text-properties style:font-name="Arial" fo:font-family="Arial" style:font-family-generic="swiss" style:font-pitch="variable" fo:font-weight="bold" style:font-name-asian="Webdings" style:font-family-asian="Webdings" style:font-family-generic-asian="roman" style:font-pitch-asian="variable" style:font-charset-asian="x-symbol" style:font-weight-asian="bold" style:font-name-complex="Arial" style:font-family-complex="Arial" style:font-family-generic-complex="swiss" style:font-pitch-complex="variabl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0z0" style:family="text">
      <style:text-properties style:font-name="Symbol" fo:font-family="Symbol" fo:font-size="10pt" style:font-size-asian="10pt" style:font-name-complex="Symbol1" style:font-family-complex="Symbol" style:font-family-generic-complex="roman" style:font-pitch-complex="variable"/>
    </style:style>
    <style:style style:name="WW8Num10z1" style:family="text">
      <style:text-properties style:font-name="OpenSymbol1" fo:font-family="OpenSymbol, 'Arial Unicode MS'" fo:font-size="10pt" style:font-size-asian="10pt" style:font-name-complex="Courier New" style:font-family-complex="'Courier New'"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haracter_5f_20_5f_style" style:display-name="Character_20_style" style:family="text"/>
    <style:style style:name="WW8Num11z0" style:family="text">
      <style:text-properties style:font-name="Symbol" fo:font-family="Symbol" style:font-name-complex="OpenSymbol1" style:font-family-complex="OpenSymbol, 'Arial Unicode MS'"/>
    </style:style>
    <style:style style:name="WW8Num11z1" style:family="text">
      <style:text-properties style:font-name="OpenSymbol1" fo:font-family="OpenSymbol, 'Arial Unicode MS'" style:font-name-complex="OpenSymbol1" style:font-family-complex="OpenSymbol, 'Arial Unicode MS'"/>
    </style:style>
    <style:style style:name="WW8Num13z0" style:family="text">
      <style:text-properties style:font-name="Symbol" fo:font-family="Symbol" style:font-name-complex="OpenSymbol1" style:font-family-complex="OpenSymbol, 'Arial Unicode MS'"/>
    </style:style>
    <style:style style:name="WW8Num13z1" style:family="text">
      <style:text-properties style:font-name="OpenSymbol1" fo:font-family="OpenSymbol, 'Arial Unicode MS'" style:font-name-complex="OpenSymbol1" style:font-family-complex="OpenSymbol, 'Arial Unicode MS'"/>
    </style:style>
    <style:style style:name="WW8Num12z0" style:family="text">
      <style:text-properties style:font-name="Symbol" fo:font-family="Symbol" style:font-name-complex="OpenSymbol1" style:font-family-complex="OpenSymbol, 'Arial Unicode MS'"/>
    </style:style>
    <style:style style:name="WW8Num12z1" style:family="text">
      <style:text-properties style:font-name="OpenSymbol1" fo:font-family="OpenSymbol, 'Arial Unicode MS'" style:font-name-complex="OpenSymbol1" style:font-family-complex="OpenSymbol, 'Arial Unicode MS'"/>
    </style:style>
    <style:style style:name="Numbering_20_Symbols" style:display-name="Numbering Symbols" style:family="text"/>
    <style:style style:name="WW8Num57z0" style:family="text">
      <style:text-properties style:font-name="Symbol" fo:font-family="Symbol" style:font-name-complex="OpenSymbol1" style:font-family-complex="OpenSymbol, 'Arial Unicode MS'"/>
    </style:style>
    <style:style style:name="WW8Num57z1" style:family="text">
      <style:text-properties style:font-name="OpenSymbol1" fo:font-family="OpenSymbol, 'Arial Unicode MS'" style:font-name-complex="OpenSymbol1" style:font-family-complex="OpenSymbol, 'Arial Unicode MS'"/>
    </style:style>
    <style:style style:name="WW8Num18z0" style:family="text">
      <style:text-properties style:use-window-font-color="true" style:font-name="Symbol" fo:font-family="Symbol" fo:font-size="12pt" fo:language="es" fo:country="ES" style:font-size-asian="12pt" style:language-asian="zxx" style:country-asian="none" style:font-name-complex="Symbol1" style:font-family-complex="Symbol" style:font-family-generic-complex="roman" style:font-pitch-complex="variable" style:font-size-complex="12pt" style:language-complex="ar" style:country-complex="SA"/>
    </style:style>
    <style:style style:name="WW8Num18z1" style:family="text">
      <style:text-properties style:font-name="OpenSymbol1" fo:font-family="OpenSymbol, 'Arial Unicode MS'" style:font-name-complex="Courier New" style:font-family-complex="'Courier New'" style:font-family-generic-complex="modern"/>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Symbol1" fo:font-family="Symbol" style:font-family-generic="roman" style:font-pitch="variable" fo:font-size="9pt" style:font-size-asian="9pt" style:font-name-complex="StarSymbol1" style:font-family-complex="StarSymbol, 'Arial Unicode MS'"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4"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bullet-char="•">
        <style:list-level-properties text:list-level-position-and-space-mode="label-alignment">
          <style:list-level-label-alignment text:label-followed-by="listtab" text:list-tab-stop-position="1.411cm" fo:text-indent="-0.635cm" fo:margin-left="1.411cm"/>
        </style:list-level-properties>
        <style:text-properties style:font-name="StarSymbol"/>
      </text:list-level-style-bullet>
      <text:list-level-style-bullet text:level="2" text:style-name="WW8Num18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3" style:family="table">
      <style:table-properties style:width="17.399cm" table:align="left" style:writing-mode="lr-tb"/>
    </style:style>
    <style:style style:name="Tabla23.A" style:family="table-column">
      <style:table-column-properties style:column-width="2.392cm"/>
    </style:style>
    <style:style style:name="Tabla23.B" style:family="table-column">
      <style:table-column-properties style:column-width="15.007cm"/>
    </style:style>
    <style:style style:name="Tabla23.1" style:family="table-row">
      <style:table-row-properties style:min-row-height="2.011cm" fo:keep-together="auto"/>
    </style:style>
    <style:style style:name="Tabla23.A1" style:family="table-cell">
      <style:table-cell-properties style:vertical-align="top" fo:padding="0.097cm" fo:border-left="1pt solid #000000" fo:border-right="none" fo:border-top="1pt solid #000000" fo:border-bottom="1pt solid #000000" style:writing-mode="lr-tb"/>
    </style:style>
    <style:style style:name="Tabla23.B1" style:family="table-cell">
      <style:table-cell-properties style:vertical-align="top" fo:padding="0.097cm" fo:border="1pt solid #000000" style:writing-mode="lr-tb"/>
    </style:style>
    <style:style style:name="Tabla44" style:family="table">
      <style:table-properties style:width="17.399cm" table:align="left" style:writing-mode="lr-tb"/>
    </style:style>
    <style:style style:name="Tabla44.A" style:family="table-column">
      <style:table-column-properties style:column-width="2.392cm"/>
    </style:style>
    <style:style style:name="Tabla44.B" style:family="table-column">
      <style:table-column-properties style:column-width="15.007cm"/>
    </style:style>
    <style:style style:name="Tabla44.1" style:family="table-row">
      <style:table-row-properties style:min-row-height="2.011cm" fo:keep-together="auto"/>
    </style:style>
    <style:style style:name="Tabla44.A1" style:family="table-cell">
      <style:table-cell-properties style:vertical-align="top" fo:padding="0.097cm" fo:border-left="1pt solid #000000" fo:border-right="none" fo:border-top="1pt solid #000000" fo:border-bottom="1pt solid #000000" style:writing-mode="lr-tb"/>
    </style:style>
    <style:style style:name="Tabla44.B1" style:family="table-cell">
      <style:table-cell-properties style:vertical-align="top" fo:padding="0.097cm" fo:border="1pt solid #000000" style:writing-mode="lr-tb"/>
    </style:style>
    <style:style style:name="Tabla22" style:family="table">
      <style:table-properties style:width="17.505cm" table:align="left" style:writing-mode="lr-tb"/>
    </style:style>
    <style:style style:name="Tabla22.A" style:family="table-column">
      <style:table-column-properties style:column-width="2.392cm"/>
    </style:style>
    <style:style style:name="Tabla22.B" style:family="table-column">
      <style:table-column-properties style:column-width="15.113cm"/>
    </style:style>
    <style:style style:name="Tabla22.1" style:family="table-row">
      <style:table-row-properties style:min-row-height="2.011cm" fo:keep-together="auto"/>
    </style:style>
    <style:style style:name="Tabla22.A1" style:family="table-cell">
      <style:table-cell-properties style:vertical-align="top" fo:padding="0.097cm" fo:border-left="1pt solid #000000" fo:border-right="none" fo:border-top="1pt solid #000000" fo:border-bottom="1pt solid #000000" style:writing-mode="lr-tb"/>
    </style:style>
    <style:style style:name="Tabla22.B1" style:family="table-cell">
      <style:table-cell-properties style:vertical-align="top" fo:padding="0.097cm" fo:border="1pt solid #000000" style:writing-mode="lr-tb"/>
    </style:style>
    <style:style style:name="Tabla24" style:family="table">
      <style:table-properties style:width="17.141cm" table:align="left" style:writing-mode="lr-tb"/>
    </style:style>
    <style:style style:name="Tabla24.A" style:family="table-column">
      <style:table-column-properties style:column-width="2.392cm"/>
    </style:style>
    <style:style style:name="Tabla24.B" style:family="table-column">
      <style:table-column-properties style:column-width="14.75cm"/>
    </style:style>
    <style:style style:name="Tabla24.1" style:family="table-row">
      <style:table-row-properties style:min-row-height="2.011cm" fo:keep-together="auto"/>
    </style:style>
    <style:style style:name="Tabla24.A1" style:family="table-cell">
      <style:table-cell-properties style:vertical-align="top" fo:padding="0.097cm" fo:border-left="1pt solid #000000" fo:border-right="none" fo:border-top="1pt solid #000000" fo:border-bottom="1pt solid #000000" style:writing-mode="lr-tb"/>
    </style:style>
    <style:style style:name="Tabla24.B1" style:family="table-cell">
      <style:table-cell-properties style:vertical-align="top" fo:padding="0.097cm" fo:border="1pt solid #000000" style:writing-mode="lr-tb"/>
    </style:style>
    <style:style style:name="Tabla45" style:family="table">
      <style:table-properties style:width="17.701cm" fo:margin-left="0cm" table:align="left" style:writing-mode="lr-tb"/>
    </style:style>
    <style:style style:name="Tabla45.A" style:family="table-column">
      <style:table-column-properties style:column-width="2.392cm"/>
    </style:style>
    <style:style style:name="Tabla45.B" style:family="table-column">
      <style:table-column-properties style:column-width="15.309cm"/>
    </style:style>
    <style:style style:name="Tabla45.1" style:family="table-row">
      <style:table-row-properties style:min-row-height="2.011cm" fo:keep-together="auto"/>
    </style:style>
    <style:style style:name="Tabla45.A1" style:family="table-cell">
      <style:table-cell-properties style:vertical-align="top" fo:padding="0.097cm" fo:border-left="1pt solid #000000" fo:border-right="none" fo:border-top="1pt solid #000000" fo:border-bottom="1pt solid #000000" style:writing-mode="lr-tb"/>
    </style:style>
    <style:style style:name="Tabla45.B1" style:family="table-cell">
      <style:table-cell-properties style:vertical-align="top" fo:padding="0.097cm" fo:border="1pt solid #000000" style:writing-mode="lr-tb"/>
    </style:style>
    <style:style style:name="Tabla25" style:family="table">
      <style:table-properties style:width="17.141cm" table:align="left" style:writing-mode="lr-tb"/>
    </style:style>
    <style:style style:name="Tabla25.A" style:family="table-column">
      <style:table-column-properties style:column-width="2.392cm"/>
    </style:style>
    <style:style style:name="Tabla25.B" style:family="table-column">
      <style:table-column-properties style:column-width="14.75cm"/>
    </style:style>
    <style:style style:name="Tabla25.1" style:family="table-row">
      <style:table-row-properties style:min-row-height="2.011cm" fo:keep-together="auto"/>
    </style:style>
    <style:style style:name="Tabla25.A1" style:family="table-cell">
      <style:table-cell-properties style:vertical-align="top" fo:padding="0.097cm" fo:border-left="1pt solid #000000" fo:border-right="none" fo:border-top="1pt solid #000000" fo:border-bottom="1pt solid #000000" style:writing-mode="lr-tb"/>
    </style:style>
    <style:style style:name="Tabla25.B1" style:family="table-cell">
      <style:table-cell-properties style:vertical-align="top" fo:padding="0.097cm" fo:border="1pt solid #000000" style:writing-mode="lr-tb"/>
    </style:style>
    <style:style style:name="Tabla27" style:family="table">
      <style:table-properties style:width="17.141cm" table:align="left" style:writing-mode="lr-tb"/>
    </style:style>
    <style:style style:name="Tabla27.A" style:family="table-column">
      <style:table-column-properties style:column-width="2.392cm"/>
    </style:style>
    <style:style style:name="Tabla27.B" style:family="table-column">
      <style:table-column-properties style:column-width="14.75cm"/>
    </style:style>
    <style:style style:name="Tabla27.1" style:family="table-row">
      <style:table-row-properties style:min-row-height="2.011cm" fo:keep-together="auto"/>
    </style:style>
    <style:style style:name="Tabla27.A1" style:family="table-cell">
      <style:table-cell-properties style:vertical-align="top" fo:padding="0.097cm" fo:border-left="1pt solid #000000" fo:border-right="none" fo:border-top="1pt solid #000000" fo:border-bottom="1pt solid #000000" style:writing-mode="lr-tb"/>
    </style:style>
    <style:style style:name="Tabla27.B1" style:family="table-cell">
      <style:table-cell-properties style:vertical-align="top" fo:padding="0.097cm" fo:border="1pt solid #000000" style:writing-mode="lr-tb"/>
    </style:style>
    <style:style style:name="Tabla28" style:family="table">
      <style:table-properties style:width="17.141cm" table:align="left" style:writing-mode="lr-tb"/>
    </style:style>
    <style:style style:name="Tabla28.A" style:family="table-column">
      <style:table-column-properties style:column-width="2.392cm"/>
    </style:style>
    <style:style style:name="Tabla28.B" style:family="table-column">
      <style:table-column-properties style:column-width="14.75cm"/>
    </style:style>
    <style:style style:name="Tabla28.1" style:family="table-row">
      <style:table-row-properties style:min-row-height="2.011cm" fo:keep-together="auto"/>
    </style:style>
    <style:style style:name="Tabla28.A1" style:family="table-cell">
      <style:table-cell-properties style:vertical-align="top" fo:padding="0.097cm" fo:border-left="1pt solid #000000" fo:border-right="none" fo:border-top="1pt solid #000000" fo:border-bottom="1pt solid #000000" style:writing-mode="lr-tb"/>
    </style:style>
    <style:style style:name="Tabla28.B1" style:family="table-cell">
      <style:table-cell-properties style:vertical-align="top" fo:padding="0.097cm" fo:border="1pt solid #000000" style:writing-mode="lr-tb"/>
    </style:style>
    <style:style style:name="Tabla26" style:family="table">
      <style:table-properties style:width="17.489cm" table:align="left" style:writing-mode="lr-tb"/>
    </style:style>
    <style:style style:name="Tabla26.A" style:family="table-column">
      <style:table-column-properties style:column-width="2.392cm"/>
    </style:style>
    <style:style style:name="Tabla26.B" style:family="table-column">
      <style:table-column-properties style:column-width="15.097cm"/>
    </style:style>
    <style:style style:name="Tabla26.1" style:family="table-row">
      <style:table-row-properties style:min-row-height="2.011cm" fo:keep-together="auto"/>
    </style:style>
    <style:style style:name="Tabla26.A1" style:family="table-cell">
      <style:table-cell-properties style:vertical-align="top" fo:padding="0.097cm" fo:border-left="1pt solid #000000" fo:border-right="none" fo:border-top="1pt solid #000000" fo:border-bottom="1pt solid #000000" style:writing-mode="lr-tb"/>
    </style:style>
    <style:style style:name="Tabla26.B1" style:family="table-cell">
      <style:table-cell-properties style:vertical-align="top" fo:padding="0.097cm" fo:border="1pt solid #000000" style:writing-mode="lr-tb"/>
    </style:style>
    <style:style style:name="Tabla9" style:family="table">
      <style:table-properties style:width="17.489cm" table:align="left" style:writing-mode="lr-tb"/>
    </style:style>
    <style:style style:name="Tabla9.A" style:family="table-column">
      <style:table-column-properties style:column-width="2.392cm"/>
    </style:style>
    <style:style style:name="Tabla9.B" style:family="table-column">
      <style:table-column-properties style:column-width="15.097cm"/>
    </style:style>
    <style:style style:name="Tabla9.1" style:family="table-row">
      <style:table-row-properties style:min-row-height="2.011cm" fo:keep-together="auto"/>
    </style:style>
    <style:style style:name="Tabla9.A1" style:family="table-cell">
      <style:table-cell-properties style:vertical-align="top" fo:padding="0.097cm" fo:border-left="1pt solid #000000" fo:border-right="none" fo:border-top="1pt solid #000000" fo:border-bottom="1pt solid #000000" style:writing-mode="lr-tb"/>
    </style:style>
    <style:style style:name="Tabla9.B1" style:family="table-cell">
      <style:table-cell-properties style:vertical-align="top" fo:padding="0.097cm" fo:border="1pt solid #000000" style:writing-mode="lr-tb"/>
    </style:style>
    <style:style style:name="Tabla12" style:family="table">
      <style:table-properties style:width="17.595cm" fo:margin-left="0cm" table:align="left" style:writing-mode="lr-tb"/>
    </style:style>
    <style:style style:name="Tabla12.A" style:family="table-column">
      <style:table-column-properties style:column-width="2.392cm"/>
    </style:style>
    <style:style style:name="Tabla12.B" style:family="table-column">
      <style:table-column-properties style:column-width="15.203cm"/>
    </style:style>
    <style:style style:name="Tabla12.1" style:family="table-row">
      <style:table-row-properties style:min-row-height="2.011cm" fo:keep-together="auto"/>
    </style:style>
    <style:style style:name="Tabla12.A1" style:family="table-cell">
      <style:table-cell-properties style:vertical-align="top" fo:padding="0.097cm" fo:border-left="1pt solid #000000" fo:border-right="none" fo:border-top="1pt solid #000000" fo:border-bottom="1pt solid #000000" style:writing-mode="lr-tb"/>
    </style:style>
    <style:style style:name="Tabla12.B1" style:family="table-cell">
      <style:table-cell-properties style:vertical-align="top" fo:padding="0.097cm" fo:border="1pt solid #000000" style:writing-mode="lr-tb"/>
    </style:style>
    <style:style style:name="Tabla29" style:family="table">
      <style:table-properties style:width="17.595cm" table:align="left" style:writing-mode="lr-tb"/>
    </style:style>
    <style:style style:name="Tabla29.A" style:family="table-column">
      <style:table-column-properties style:column-width="2.392cm"/>
    </style:style>
    <style:style style:name="Tabla29.B" style:family="table-column">
      <style:table-column-properties style:column-width="15.203cm"/>
    </style:style>
    <style:style style:name="Tabla29.1" style:family="table-row">
      <style:table-row-properties style:min-row-height="2.011cm" fo:keep-together="auto"/>
    </style:style>
    <style:style style:name="Tabla29.A1" style:family="table-cell">
      <style:table-cell-properties style:vertical-align="top" fo:padding="0.097cm" fo:border-left="1pt solid #000000" fo:border-right="none" fo:border-top="1pt solid #000000" fo:border-bottom="1pt solid #000000" style:writing-mode="lr-tb"/>
    </style:style>
    <style:style style:name="Tabla29.B1" style:family="table-cell">
      <style:table-cell-properties style:vertical-align="top" fo:padding="0.097cm" fo:border="1pt solid #000000" style:writing-mode="lr-tb"/>
    </style:style>
    <style:style style:name="Tabla30" style:family="table">
      <style:table-properties style:width="17.489cm" table:align="left" style:writing-mode="lr-tb"/>
    </style:style>
    <style:style style:name="Tabla30.A" style:family="table-column">
      <style:table-column-properties style:column-width="2.392cm"/>
    </style:style>
    <style:style style:name="Tabla30.B" style:family="table-column">
      <style:table-column-properties style:column-width="15.097cm"/>
    </style:style>
    <style:style style:name="Tabla30.1" style:family="table-row">
      <style:table-row-properties style:min-row-height="2.011cm" fo:keep-together="auto"/>
    </style:style>
    <style:style style:name="Tabla30.A1" style:family="table-cell">
      <style:table-cell-properties style:vertical-align="top" fo:padding="0.097cm" fo:border-left="1pt solid #000000" fo:border-right="none" fo:border-top="1pt solid #000000" fo:border-bottom="1pt solid #000000" style:writing-mode="lr-tb"/>
    </style:style>
    <style:style style:name="Tabla30.B1" style:family="table-cell">
      <style:table-cell-properties style:vertical-align="top" fo:padding="0.097cm" fo:border="1pt solid #000000" style:writing-mode="lr-tb"/>
    </style:style>
    <style:style style:name="Tabla31" style:family="table">
      <style:table-properties style:width="17.489cm" table:align="left" style:writing-mode="lr-tb"/>
    </style:style>
    <style:style style:name="Tabla31.A" style:family="table-column">
      <style:table-column-properties style:column-width="2.392cm"/>
    </style:style>
    <style:style style:name="Tabla31.B" style:family="table-column">
      <style:table-column-properties style:column-width="15.097cm"/>
    </style:style>
    <style:style style:name="Tabla31.1" style:family="table-row">
      <style:table-row-properties style:min-row-height="2.011cm" fo:keep-together="auto"/>
    </style:style>
    <style:style style:name="Tabla31.A1" style:family="table-cell">
      <style:table-cell-properties style:vertical-align="top" fo:padding="0.097cm" fo:border-left="1pt solid #000000" fo:border-right="none" fo:border-top="1pt solid #000000" fo:border-bottom="1pt solid #000000" style:writing-mode="lr-tb"/>
    </style:style>
    <style:style style:name="Tabla31.B1" style:family="table-cell">
      <style:table-cell-properties style:vertical-align="top" fo:padding="0.097cm" fo:border="1pt solid #000000" style:writing-mode="lr-tb"/>
    </style:style>
    <style:style style:name="Tabla32" style:family="table">
      <style:table-properties style:width="17.489cm" table:align="left" style:writing-mode="lr-tb"/>
    </style:style>
    <style:style style:name="Tabla32.A" style:family="table-column">
      <style:table-column-properties style:column-width="2.392cm"/>
    </style:style>
    <style:style style:name="Tabla32.B" style:family="table-column">
      <style:table-column-properties style:column-width="15.097cm"/>
    </style:style>
    <style:style style:name="Tabla32.1" style:family="table-row">
      <style:table-row-properties style:min-row-height="2.011cm" fo:keep-together="auto"/>
    </style:style>
    <style:style style:name="Tabla32.A1" style:family="table-cell">
      <style:table-cell-properties style:vertical-align="top" fo:padding="0.097cm" fo:border-left="1pt solid #000000" fo:border-right="none" fo:border-top="1pt solid #000000" fo:border-bottom="1pt solid #000000" style:writing-mode="lr-tb"/>
    </style:style>
    <style:style style:name="Tabla32.B1" style:family="table-cell">
      <style:table-cell-properties style:vertical-align="top" fo:padding="0.097cm" fo:border="1pt solid #000000" style:writing-mode="lr-tb"/>
    </style:style>
    <style:style style:name="Tabla33" style:family="table">
      <style:table-properties style:width="17.489cm" table:align="left" style:writing-mode="lr-tb"/>
    </style:style>
    <style:style style:name="Tabla33.A" style:family="table-column">
      <style:table-column-properties style:column-width="2.392cm"/>
    </style:style>
    <style:style style:name="Tabla33.B" style:family="table-column">
      <style:table-column-properties style:column-width="15.097cm"/>
    </style:style>
    <style:style style:name="Tabla33.1" style:family="table-row">
      <style:table-row-properties style:min-row-height="2.011cm" fo:keep-together="auto"/>
    </style:style>
    <style:style style:name="Tabla33.A1" style:family="table-cell">
      <style:table-cell-properties style:vertical-align="top" fo:padding="0.097cm" fo:border-left="1pt solid #000000" fo:border-right="none" fo:border-top="1pt solid #000000" fo:border-bottom="1pt solid #000000" style:writing-mode="lr-tb"/>
    </style:style>
    <style:style style:name="Tabla33.B1" style:family="table-cell">
      <style:table-cell-properties style:vertical-align="top" fo:padding="0.097cm" fo:border="1pt solid #000000" style:writing-mode="lr-tb"/>
    </style:style>
    <style:style style:name="Tabla34" style:family="table">
      <style:table-properties style:width="17.489cm" table:align="left" style:writing-mode="lr-tb"/>
    </style:style>
    <style:style style:name="Tabla34.A" style:family="table-column">
      <style:table-column-properties style:column-width="2.392cm"/>
    </style:style>
    <style:style style:name="Tabla34.B" style:family="table-column">
      <style:table-column-properties style:column-width="15.097cm"/>
    </style:style>
    <style:style style:name="Tabla34.1" style:family="table-row">
      <style:table-row-properties style:min-row-height="2.011cm" fo:keep-together="auto"/>
    </style:style>
    <style:style style:name="Tabla34.A1" style:family="table-cell">
      <style:table-cell-properties style:vertical-align="top" fo:padding="0.097cm" fo:border-left="1pt solid #000000" fo:border-right="none" fo:border-top="1pt solid #000000" fo:border-bottom="1pt solid #000000" style:writing-mode="lr-tb"/>
    </style:style>
    <style:style style:name="Tabla34.B1" style:family="table-cell">
      <style:table-cell-properties style:vertical-align="top" fo:padding="0.097cm" fo:border="1pt solid #000000" style:writing-mode="lr-tb"/>
    </style:style>
    <style:style style:name="Tabla35" style:family="table">
      <style:table-properties style:width="16.51cm" table:align="left" style:writing-mode="lr-tb"/>
    </style:style>
    <style:style style:name="Tabla35.A" style:family="table-column">
      <style:table-column-properties style:column-width="2.392cm"/>
    </style:style>
    <style:style style:name="Tabla35.B" style:family="table-column">
      <style:table-column-properties style:column-width="14.118cm"/>
    </style:style>
    <style:style style:name="Tabla35.1" style:family="table-row">
      <style:table-row-properties style:min-row-height="2.011cm" fo:keep-together="auto"/>
    </style:style>
    <style:style style:name="Tabla35.A1" style:family="table-cell">
      <style:table-cell-properties style:vertical-align="top" fo:padding="0.097cm" fo:border-left="1pt solid #000000" fo:border-right="none" fo:border-top="1pt solid #000000" fo:border-bottom="1pt solid #000000" style:writing-mode="lr-tb"/>
    </style:style>
    <style:style style:name="Tabla35.B1" style:family="table-cell">
      <style:table-cell-properties style:vertical-align="top" fo:padding="0.097cm" fo:border="1pt solid #000000" style:writing-mode="lr-tb"/>
    </style:style>
    <style:style style:name="Tabla37" style:family="table">
      <style:table-properties style:width="17.141cm" table:align="left" style:writing-mode="lr-tb"/>
    </style:style>
    <style:style style:name="Tabla37.A" style:family="table-column">
      <style:table-column-properties style:column-width="2.392cm"/>
    </style:style>
    <style:style style:name="Tabla37.B" style:family="table-column">
      <style:table-column-properties style:column-width="14.75cm"/>
    </style:style>
    <style:style style:name="Tabla37.1" style:family="table-row">
      <style:table-row-properties style:min-row-height="2.011cm" fo:keep-together="auto"/>
    </style:style>
    <style:style style:name="Tabla37.A1" style:family="table-cell">
      <style:table-cell-properties style:vertical-align="top" fo:padding="0.097cm" fo:border-left="1pt solid #000000" fo:border-right="none" fo:border-top="1pt solid #000000" fo:border-bottom="1pt solid #000000" style:writing-mode="lr-tb"/>
    </style:style>
    <style:style style:name="Tabla37.B1" style:family="table-cell">
      <style:table-cell-properties style:vertical-align="top" fo:padding="0.097cm" fo:border="1pt solid #000000" style:writing-mode="lr-tb"/>
    </style:style>
    <style:style style:name="Tabla38" style:family="table">
      <style:table-properties style:width="17.141cm" table:align="left" style:writing-mode="lr-tb"/>
    </style:style>
    <style:style style:name="Tabla38.A" style:family="table-column">
      <style:table-column-properties style:column-width="2.392cm"/>
    </style:style>
    <style:style style:name="Tabla38.B" style:family="table-column">
      <style:table-column-properties style:column-width="14.75cm"/>
    </style:style>
    <style:style style:name="Tabla38.1" style:family="table-row">
      <style:table-row-properties style:min-row-height="2.011cm" fo:keep-together="auto"/>
    </style:style>
    <style:style style:name="Tabla38.A1" style:family="table-cell">
      <style:table-cell-properties style:vertical-align="top" fo:padding="0.097cm" fo:border-left="1pt solid #000000" fo:border-right="none" fo:border-top="1pt solid #000000" fo:border-bottom="1pt solid #000000" style:writing-mode="lr-tb"/>
    </style:style>
    <style:style style:name="Tabla38.B1" style:family="table-cell">
      <style:table-cell-properties style:vertical-align="top" fo:padding="0.097cm" fo:border="1pt solid #000000" style:writing-mode="lr-tb"/>
    </style:style>
    <style:style style:name="Tabla39" style:family="table">
      <style:table-properties style:width="17.141cm" table:align="left" style:writing-mode="lr-tb"/>
    </style:style>
    <style:style style:name="Tabla39.A" style:family="table-column">
      <style:table-column-properties style:column-width="2.392cm"/>
    </style:style>
    <style:style style:name="Tabla39.B" style:family="table-column">
      <style:table-column-properties style:column-width="14.75cm"/>
    </style:style>
    <style:style style:name="Tabla39.1" style:family="table-row">
      <style:table-row-properties style:min-row-height="2.011cm" fo:keep-together="auto"/>
    </style:style>
    <style:style style:name="Tabla39.A1" style:family="table-cell">
      <style:table-cell-properties style:vertical-align="top" fo:padding="0.097cm" fo:border-left="1pt solid #000000" fo:border-right="none" fo:border-top="1pt solid #000000" fo:border-bottom="1pt solid #000000" style:writing-mode="lr-tb"/>
    </style:style>
    <style:style style:name="Tabla39.B1" style:family="table-cell">
      <style:table-cell-properties style:vertical-align="top" fo:padding="0.097cm" fo:border="1pt solid #000000" style:writing-mode="lr-tb"/>
    </style:style>
    <style:style style:name="Tabla40" style:family="table">
      <style:table-properties style:width="17.141cm" table:align="left" style:writing-mode="lr-tb"/>
    </style:style>
    <style:style style:name="Tabla40.A" style:family="table-column">
      <style:table-column-properties style:column-width="2.392cm"/>
    </style:style>
    <style:style style:name="Tabla40.B" style:family="table-column">
      <style:table-column-properties style:column-width="14.75cm"/>
    </style:style>
    <style:style style:name="Tabla40.1" style:family="table-row">
      <style:table-row-properties style:min-row-height="2.011cm" fo:keep-together="auto"/>
    </style:style>
    <style:style style:name="Tabla40.A1" style:family="table-cell">
      <style:table-cell-properties style:vertical-align="top" fo:padding="0.097cm" fo:border-left="1pt solid #000000" fo:border-right="none" fo:border-top="1pt solid #000000" fo:border-bottom="1pt solid #000000" style:writing-mode="lr-tb"/>
    </style:style>
    <style:style style:name="Tabla40.B1" style:family="table-cell">
      <style:table-cell-properties style:vertical-align="top" fo:padding="0.097cm" fo:border="1pt solid #000000" style:writing-mode="lr-tb"/>
    </style:style>
    <style:style style:name="Tabla41" style:family="table">
      <style:table-properties style:width="17.141cm" table:align="left" style:writing-mode="lr-tb"/>
    </style:style>
    <style:style style:name="Tabla41.A" style:family="table-column">
      <style:table-column-properties style:column-width="2.392cm"/>
    </style:style>
    <style:style style:name="Tabla41.B" style:family="table-column">
      <style:table-column-properties style:column-width="14.75cm"/>
    </style:style>
    <style:style style:name="Tabla41.1" style:family="table-row">
      <style:table-row-properties style:min-row-height="2.011cm" fo:keep-together="auto"/>
    </style:style>
    <style:style style:name="Tabla41.A1" style:family="table-cell">
      <style:table-cell-properties style:vertical-align="top" fo:padding="0.097cm" fo:border-left="1pt solid #000000" fo:border-right="none" fo:border-top="1pt solid #000000" fo:border-bottom="1pt solid #000000" style:writing-mode="lr-tb"/>
    </style:style>
    <style:style style:name="Tabla41.B1" style:family="table-cell">
      <style:table-cell-properties style:vertical-align="top" fo:padding="0.097cm" fo:border="1pt solid #000000" style:writing-mode="lr-tb"/>
    </style:style>
    <style:style style:name="Tabla42" style:family="table">
      <style:table-properties style:width="17.141cm" table:align="left" style:writing-mode="lr-tb"/>
    </style:style>
    <style:style style:name="Tabla42.A" style:family="table-column">
      <style:table-column-properties style:column-width="2.392cm"/>
    </style:style>
    <style:style style:name="Tabla42.B" style:family="table-column">
      <style:table-column-properties style:column-width="14.75cm"/>
    </style:style>
    <style:style style:name="Tabla42.1" style:family="table-row">
      <style:table-row-properties style:min-row-height="2.011cm" fo:keep-together="auto"/>
    </style:style>
    <style:style style:name="Tabla42.A1" style:family="table-cell">
      <style:table-cell-properties style:vertical-align="top" fo:padding="0.097cm" fo:border-left="1pt solid #000000" fo:border-right="none" fo:border-top="1pt solid #000000" fo:border-bottom="1pt solid #000000" style:writing-mode="lr-tb"/>
    </style:style>
    <style:style style:name="Tabla42.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text-properties officeooo:paragraph-rsid="0018d18f"/>
    </style:style>
    <style:style style:name="MP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8d18f" style:font-size-asian="10pt" style:font-weight-asian="bold" style:font-name-complex="Arial" style:font-size-complex="10pt" style:font-weight-complex="bold"/>
    </style:style>
    <style:style style:name="MP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8d18f"/>
    </style:style>
    <style:style style:name="MP4"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a1fb6"/>
    </style:style>
    <style:style style:name="MP5" style:family="paragraph" style:parent-style-name="Standard">
      <style:paragraph-properties fo:margin-top="0cm" fo:margin-bottom="0cm" loext:contextual-spacing="false"/>
      <style:text-properties officeooo:paragraph-rsid="0018d18f"/>
    </style:style>
    <style:style style:name="MP6" style:family="paragraph" style:parent-style-name="Footer">
      <style:paragraph-properties fo:text-align="end" style:justify-single-word="false"/>
    </style:style>
    <style:style style:name="MP7" style:family="paragraph" style:parent-style-name="Table_20_Contents">
      <style:paragraph-properties style:snap-to-layout-grid="false"/>
      <style:text-properties officeooo:paragraph-rsid="001c0399"/>
    </style:style>
    <style:style style:name="MP8"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c0399" style:font-size-asian="10pt" style:font-weight-asian="bold" style:font-name-complex="Arial" style:font-size-complex="10pt" style:font-weight-complex="bold"/>
    </style:style>
    <style:style style:name="MP9"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c0399"/>
    </style:style>
    <style:style style:name="MP10" style:family="paragraph" style:parent-style-name="Standard">
      <style:text-properties officeooo:paragraph-rsid="001c0399"/>
    </style:style>
    <style:style style:name="MP11" style:family="paragraph" style:parent-style-name="Table_20_Contents">
      <style:paragraph-properties style:snap-to-layout-grid="false"/>
      <style:text-properties officeooo:paragraph-rsid="001db3d1"/>
    </style:style>
    <style:style style:name="MP1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db3d1" style:font-size-asian="10pt" style:font-weight-asian="bold" style:font-name-complex="Arial" style:font-size-complex="10pt" style:font-weight-complex="bold"/>
    </style:style>
    <style:style style:name="MP1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db3d1"/>
    </style:style>
    <style:style style:name="MP14" style:family="paragraph" style:parent-style-name="Standard">
      <style:text-properties officeooo:paragraph-rsid="001db3d1"/>
    </style:style>
    <style:style style:name="MP15" style:family="paragraph" style:parent-style-name="Table_20_Contents">
      <style:paragraph-properties style:snap-to-layout-grid="false"/>
      <style:text-properties officeooo:paragraph-rsid="002ae16f"/>
    </style:style>
    <style:style style:name="MP16"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2ae16f" style:font-size-asian="10pt" style:font-weight-asian="bold" style:font-name-complex="Arial" style:font-size-complex="10pt" style:font-weight-complex="bold"/>
    </style:style>
    <style:style style:name="MP17"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2ae16f"/>
    </style:style>
    <style:style style:name="MP18" style:family="paragraph" style:parent-style-name="Standard">
      <style:text-properties officeooo:paragraph-rsid="002ae16f"/>
    </style:style>
    <style:style style:name="MP19" style:family="paragraph" style:parent-style-name="Table_20_Contents">
      <style:paragraph-properties style:snap-to-layout-grid="false"/>
      <style:text-properties officeooo:paragraph-rsid="0038738b"/>
    </style:style>
    <style:style style:name="MP20"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38738b" style:font-size-asian="10pt" style:font-weight-asian="bold" style:font-name-complex="Arial" style:font-size-complex="10pt" style:font-weight-complex="bold"/>
    </style:style>
    <style:style style:name="MP21"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38738b"/>
    </style:style>
    <style:style style:name="MP22" style:family="paragraph" style:parent-style-name="Standard">
      <style:text-properties officeooo:paragraph-rsid="0038738b"/>
    </style:style>
    <style:style style:name="MP23" style:family="paragraph" style:parent-style-name="Table_20_Contents">
      <style:paragraph-properties style:snap-to-layout-grid="false"/>
      <style:text-properties officeooo:paragraph-rsid="0047cc66"/>
    </style:style>
    <style:style style:name="MP24"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47cc66" style:font-size-asian="10pt" style:font-weight-asian="bold" style:font-name-complex="Arial" style:font-size-complex="10pt" style:font-weight-complex="bold"/>
    </style:style>
    <style:style style:name="MP25"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47cc66"/>
    </style:style>
    <style:style style:name="MP26" style:family="paragraph" style:parent-style-name="Standard">
      <style:text-properties officeooo:paragraph-rsid="0047cc66"/>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bold" officeooo:rsid="001a1fb6" style:font-size-asian="10pt" style:font-weight-asian="bold" style:font-name-complex="Arial" style:font-size-complex="10pt" style:font-weight-complex="bold"/>
    </style:style>
    <style:style style:name="MT4" style:family="text">
      <style:text-properties style:font-name="Arial" fo:font-size="10pt" fo:font-weight="normal" officeooo:rsid="001a1fb6" style:font-size-asian="10pt" style:font-weight-asian="normal" style:font-name-complex="Arial" style:font-size-complex="10pt" style:font-weight-complex="normal"/>
    </style:style>
    <style:style style:name="MT5" style:family="text">
      <style:text-properties style:font-name="Arial" fo:font-size="10pt" officeooo:rsid="005e5984" style:font-size-asian="10pt" style:font-name-complex="Arial" style:font-size-complex="10pt"/>
    </style:style>
    <style:style style:name="MT6" style:family="text">
      <style:text-properties style:font-name="Arial" fo:font-size="10pt" officeooo:rsid="001a1fb6" style:font-size-asian="10pt" style:font-name-complex="Arial" style:font-size-complex="10pt"/>
    </style:style>
    <style:style style:name="MT7" style:family="text">
      <style:text-properties style:font-name="Arial" fo:font-size="10pt" officeooo:rsid="0065e669" style:font-size-asian="10pt" style:font-name-complex="Arial" style:font-size-complex="10pt"/>
    </style:style>
    <style:style style:name="MT8" style:family="text">
      <style:text-properties style:font-name="Arial" fo:font-size="10pt" officeooo:rsid="006a4a78" style:font-size-asian="10pt" style:font-name-complex="Arial" style:font-size-complex="10pt"/>
    </style:style>
    <style:style style:name="MT9" style:family="text">
      <style:text-properties style:font-name="Arial" fo:font-size="10pt" officeooo:rsid="006ba899" style:font-size-asian="10pt" style:font-name-complex="Arial" style:font-size-complex="10pt"/>
    </style:style>
    <style:style style:name="MT10" style:family="text">
      <style:text-properties style:font-name="Arial" fo:font-size="10pt" officeooo:rsid="006cfe2d" style:font-size-asian="10pt" style:font-name-complex="Arial" style:font-size-complex="10pt"/>
    </style:style>
    <style:style style:name="M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494cm" fo:margin-left="1.729cm" fo:margin-right="1.729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251cm" fo:margin-bottom="0.494cm" fo:margin-left="1.729cm" fo:margin-right="1.729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3">
      <style:page-layout-properties fo:page-width="21.001cm" fo:page-height="29.7cm" style:num-format="1" style:print-orientation="portrait" fo:margin-top="1.251cm" fo:margin-bottom="0.494cm" fo:margin-left="1.729cm" fo:margin-right="1.729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251cm" fo:margin-bottom="0.494cm" fo:margin-left="1.729cm" fo:margin-right="1.729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51cm" fo:margin-bottom="0.494cm" fo:margin-left="1.552cm" fo:margin-right="1.02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51cm" fo:margin-bottom="0.494cm" fo:margin-left="1.552cm" fo:margin-right="1.552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1.251cm" fo:margin-bottom="0.494cm" fo:margin-left="1.552cm" fo:margin-right="1.552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251cm" fo:margin-bottom="0.494cm" fo:margin-left="1.552cm" fo:margin-right="1.552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9">
      <style:page-layout-properties fo:page-width="21.001cm" fo:page-height="29.7cm" style:num-format="1" style:print-orientation="portrait" fo:margin-top="1.251cm" fo:margin-bottom="0.494cm" fo:margin-left="1.552cm" fo:margin-right="1.69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251cm" fo:margin-bottom="0.494cm" fo:margin-left="1.552cm" fo:margin-right="1.69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11">
      <style:page-layout-properties fo:page-width="21.001cm" fo:page-height="29.7cm" style:num-format="1" style:print-orientation="portrait" fo:margin-top="1.251cm" fo:margin-bottom="0.494cm" fo:margin-left="2.371cm" fo:margin-right="2.057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a23" table:style-name="Tabla23">
          <table:table-column table:style-name="Tabla23.A"/>
          <table:table-column table:style-name="Tabla23.B"/>
          <table:table-row table:style-name="Tabla23.1">
            <table:table-cell table:style-name="Tabla23.A1" office:value-type="string">
              <text:p text:style-name="MP1"><draw:frame draw:style-name="Mfr1" draw:name="Imagen2" text:anchor-type="as-char" svg:y="0cm" svg:width="2.198cm" svg:height="1.843cm" draw:z-index="3"><draw:image xlink:href="Pictures/100000000000006F0000005D127B64B7CBC3129D.png" xlink:type="simple" xlink:show="embed" xlink:actuate="onLoad"/></draw:frame></text:p>
            </table:table-cell>
            <table:table-cell table:style-name="Tabla23.B1" office:value-type="string">
              <text:p text:style-name="MP2">DEPARTAMENTO DE INFORMÁTICA</text:p>
              <text:p text:style-name="MP3"><text:span text:style-name="MT1">Ciclo formativo:</text:span><text:span text:style-name="MT2"> Sistemas Microinformáticos y Redes</text:span></text:p>
              <text:p text:style-name="MP4"><text:span text:style-name="MT1">Módulo: </text:span><text:span text:style-name="MT3"><text:s/></text:span><text:span text:style-name="MT4">0223. Aplicaciones Ofimáticas - AIF</text:span></text:p>
              <text:p text:style-name="MP3"><text:span text:style-name="MT1">Curso:</text:span><text:span text:style-name="MT2">201</text:span><text:span text:style-name="MT5">7</text:span><text:span text:style-name="MT2">-1</text:span><text:span text:style-name="MT5">8</text:span></text:p>
            </table:table-cell>
          </table:table-row>
        </table:table>
        <text:p text:style-name="MP5"/>
      </style:header>
      <style:header-first>
        <table:table table:name="Tabla44" table:style-name="Tabla44">
          <table:table-column table:style-name="Tabla44.A"/>
          <table:table-column table:style-name="Tabla44.B"/>
          <table:table-row table:style-name="Tabla44.1">
            <table:table-cell table:style-name="Tabla44.A1" office:value-type="string">
              <text:p text:style-name="MP1"><draw:frame draw:style-name="Mfr1" draw:name="Imagen25" text:anchor-type="as-char" svg:y="0cm" svg:width="2.198cm" svg:height="1.843cm" draw:z-index="4"><draw:image xlink:href="Pictures/100000000000006F0000005D127B64B7CBC3129D.png" xlink:type="simple" xlink:show="embed" xlink:actuate="onLoad"/></draw:frame></text:p>
            </table:table-cell>
            <table:table-cell table:style-name="Tabla44.B1" office:value-type="string">
              <text:p text:style-name="MP2">DEPARTAMENTO DE INFORMÁTICA</text:p>
              <text:p text:style-name="MP3"><text:span text:style-name="MT1">Ciclo formativo:</text:span><text:span text:style-name="MT2"> Sistemas Microinformáticos y Redes</text:span></text:p>
              <text:p text:style-name="MP4"><text:span text:style-name="MT1">Módulo: </text:span><text:span text:style-name="MT3"><text:s/></text:span><text:span text:style-name="MT4">0223. Aplicaciones Ofimáticas - AIF</text:span></text:p>
              <text:p text:style-name="MP3"><text:span text:style-name="MT1">Curso:</text:span><text:span text:style-name="MT2">201</text:span><text:span text:style-name="MT5">7</text:span><text:span text:style-name="MT2">-1</text:span><text:span text:style-name="MT5">8</text:span></text:p>
            </table:table-cell>
          </table:table-row>
        </table:table>
        <text:p text:style-name="MP5"/>
      </style:header-first>
      <style:footer>
        <text:p text:style-name="MP6"><text:page-number text:select-page="current">1</text:page-number></text:p>
        <text:p text:style-name="MP6"/>
      </style:footer>
      <style:footer-first>
        <text:p text:style-name="MP6"/>
        <text:p text:style-name="MP6"/>
      </style:footer-first>
    </style:master-page>
    <style:master-page style:name="Convertir_20_1" style:display-name="Convertir 1" style:page-layout-name="Mpm2">
      <style:header>
        <table:table table:name="Tabla22" table:style-name="Tabla22">
          <table:table-column table:style-name="Tabla22.A"/>
          <table:table-column table:style-name="Tabla22.B"/>
          <table:table-row table:style-name="Tabla22.1">
            <table:table-cell table:style-name="Tabla22.A1" office:value-type="string">
              <text:p text:style-name="MP7"><draw:frame draw:style-name="Mfr1" draw:name="Imagen1" text:anchor-type="as-char" svg:y="0cm" svg:width="2.198cm" svg:height="1.843cm" draw:z-index="1"><draw:image xlink:href="Pictures/100000000000006F0000005D127B64B7CBC3129D.png" xlink:type="simple" xlink:show="embed" xlink:actuate="onLoad"/></draw:frame></text:p>
            </table:table-cell>
            <table:table-cell table:style-name="Tabla22.B1" office:value-type="string">
              <text:p text:style-name="MP8">IES HARÍA. DEPARTAMENTO DE INFORMÁTICA</text:p>
              <text:p text:style-name="MP9"><text:span text:style-name="MT1">Ciclo formativo:</text:span><text:span text:style-name="MT2"> Sistemas Microinformáticos y Redes</text:span></text:p>
              <text:p text:style-name="MP9"><text:span text:style-name="MT1">Módulo: </text:span><text:span text:style-name="MT3"><text:s/></text:span><text:span text:style-name="MT4">0223. Aplicaciones Ofimáticas - AIF</text:span></text:p>
              <text:p text:style-name="MP9"><text:span text:style-name="MT1">Curso:</text:span><text:span text:style-name="MT2">201</text:span><text:span text:style-name="MT5">7</text:span><text:span text:style-name="MT2">-1</text:span><text:span text:style-name="MT5">8</text:span></text:p>
            </table:table-cell>
          </table:table-row>
        </table:table>
        <text:p text:style-name="MP10"/>
      </style:header>
      <style:footer>
        <text:p text:style-name="MP6"><text:page-number text:select-page="current">3</text:page-number></text:p>
        <text:p text:style-name="MP6"/>
      </style:footer>
    </style:master-page>
    <style:master-page style:name="Convertir_20_2" style:display-name="Convertir 2" style:page-layout-name="Mpm3">
      <style:header>
        <table:table table:name="Tabla24" table:style-name="Tabla24">
          <table:table-column table:style-name="Tabla24.A"/>
          <table:table-column table:style-name="Tabla24.B"/>
          <table:table-row table:style-name="Tabla24.1">
            <table:table-cell table:style-name="Tabla24.A1" office:value-type="string">
              <text:p text:style-name="MP7"><draw:frame draw:style-name="Mfr1" draw:name="Imagen3" text:anchor-type="as-char" svg:y="0cm" svg:width="2.198cm" svg:height="1.843cm" draw:z-index="0"><draw:image xlink:href="Pictures/100000000000006F0000005D127B64B7CBC3129D.png" xlink:type="simple" xlink:show="embed" xlink:actuate="onLoad"/></draw:frame></text:p>
            </table:table-cell>
            <table:table-cell table:style-name="Tabla24.B1" office:value-type="string">
              <text:p text:style-name="MP8">IES HARÍA. DEPARTAMENTO DE INFORMÁTICA</text:p>
              <text:p text:style-name="MP9"><text:span text:style-name="MT1">Ciclo formativo:</text:span><text:span text:style-name="MT2"> Sistemas Microinformáticos y Redes</text:span></text:p>
              <text:p text:style-name="MP9"><text:span text:style-name="MT1">Módulo: </text:span><text:span text:style-name="MT3"><text:s/></text:span><text:span text:style-name="MT4">0223. Aplicaciones Ofimáticas - AIF</text:span></text:p>
              <text:p text:style-name="MP9"><text:span text:style-name="MT1">Curso:</text:span><text:span text:style-name="MT2">201</text:span><text:span text:style-name="MT6">6</text:span><text:span text:style-name="MT2">-1</text:span><text:span text:style-name="MT6">7</text:span></text:p>
            </table:table-cell>
          </table:table-row>
        </table:table>
        <text:p text:style-name="MP10"/>
      </style:header>
    </style:master-page>
    <style:master-page style:name="Convertir_20_3" style:display-name="Convertir 3" style:page-layout-name="Mpm2">
      <style:header>
        <table:table table:name="Tabla45" table:style-name="Tabla45">
          <table:table-column table:style-name="Tabla45.A"/>
          <table:table-column table:style-name="Tabla45.B"/>
          <table:table-row table:style-name="Tabla45.1">
            <table:table-cell table:style-name="Tabla45.A1" office:value-type="string">
              <text:p text:style-name="MP11"><draw:frame draw:style-name="Mfr1" draw:name="Imagen26" text:anchor-type="as-char" svg:y="0cm" svg:width="2.198cm" svg:height="1.843cm" draw:z-index="29"><draw:image xlink:href="Pictures/100000000000006F0000005D127B64B7CBC3129D.png" xlink:type="simple" xlink:show="embed" xlink:actuate="onLoad"/></draw:frame></text:p>
            </table:table-cell>
            <table:table-cell table:style-name="Tabla45.B1" office:value-type="string">
              <text:p text:style-name="MP12">IES HARÍA. DEPARTAMENTO DE INFORMÁTICA</text:p>
              <text:p text:style-name="MP13"><text:span text:style-name="MT1">Ciclo formativo:</text:span><text:span text:style-name="MT2"> Sistemas Microinformáticos y Redes</text:span></text:p>
              <text:p text:style-name="MP13"><text:span text:style-name="MT1">Módulo: </text:span><text:span text:style-name="MT3"><text:s/></text:span><text:span text:style-name="MT4">0223. Aplicaciones Ofimáticas - AIF</text:span></text:p>
              <text:p text:style-name="MP13"><text:span text:style-name="MT1">Curso:</text:span><text:span text:style-name="MT2">201</text:span><text:span text:style-name="MT7">7</text:span><text:span text:style-name="MT2">-1</text:span><text:span text:style-name="MT7">8</text:span></text:p>
            </table:table-cell>
          </table:table-row>
        </table:table>
        <text:p text:style-name="MP14"/>
      </style:header>
      <style:footer>
        <text:p text:style-name="MP6"><text:page-number text:select-page="current">28</text:page-number></text:p>
        <text:p text:style-name="MP6"/>
      </style:footer>
    </style:master-page>
    <style:master-page style:name="Convertir_20_4" style:display-name="Convertir 4" style:page-layout-name="Mpm4"/>
    <style:master-page style:name="Convertir_20_5" style:display-name="Convertir 5" style:page-layout-name="Mpm4"/>
    <style:master-page style:name="Convertir_20_6" style:display-name="Convertir 6" style:page-layout-name="Mpm2">
      <style:header>
        <table:table table:name="Tabla25" table:style-name="Tabla25">
          <table:table-column table:style-name="Tabla25.A"/>
          <table:table-column table:style-name="Tabla25.B"/>
          <table:table-row table:style-name="Tabla25.1">
            <table:table-cell table:style-name="Tabla25.A1" office:value-type="string">
              <text:p text:style-name="MP15"><draw:frame draw:style-name="Mfr1" draw:name="Imagen4" text:anchor-type="as-char" svg:y="0cm" svg:width="2.198cm" svg:height="1.843cm" draw:z-index="30"><draw:image xlink:href="Pictures/100000000000006F0000005D127B64B7CBC3129D.png" xlink:type="simple" xlink:show="embed" xlink:actuate="onLoad"/></draw:frame></text:p>
            </table:table-cell>
            <table:table-cell table:style-name="Tabla25.B1" office:value-type="string">
              <text:p text:style-name="MP16">IES HARÍA. DEPARTAMENTO DE INFORMÁTICA</text:p>
              <text:p text:style-name="MP17"><text:span text:style-name="MT1">Ciclo formativo:</text:span><text:span text:style-name="MT2"> Sistemas Microinformáticos y Redes</text:span></text:p>
              <text:p text:style-name="MP17"><text:span text:style-name="MT1">Módulo: </text:span><text:span text:style-name="MT3"><text:s/></text:span><text:span text:style-name="MT4">0223. Aplicaciones Ofimáticas - AIF</text:span></text:p>
              <text:p text:style-name="MP17"><text:span text:style-name="MT1">Curso:</text:span><text:span text:style-name="MT2">201</text:span><text:span text:style-name="MT6">6</text:span><text:span text:style-name="MT2">-1</text:span><text:span text:style-name="MT6">7</text:span></text:p>
            </table:table-cell>
          </table:table-row>
        </table:table>
        <text:p text:style-name="MP18"/>
      </style:header>
      <style:footer>
        <text:p text:style-name="MP6"><text:page-number text:select-page="current">25</text:page-number></text:p>
        <text:p text:style-name="MP6"/>
      </style:footer>
    </style:master-page>
    <style:master-page style:name="Convertir_20_7" style:display-name="Convertir 7" style:page-layout-name="Mpm4"/>
    <style:master-page style:name="Convertir_20_8" style:display-name="Convertir 8" style:page-layout-name="Mpm4"/>
    <style:master-page style:name="Convertir_20_9" style:display-name="Convertir 9" style:page-layout-name="Mpm5"/>
    <style:master-page style:name="Convertir_20_10" style:display-name="Convertir 10" style:page-layout-name="Mpm4"/>
    <style:master-page style:name="Convertir_20_11" style:display-name="Convertir 11" style:page-layout-name="Mpm6">
      <style:header>
        <table:table table:name="Tabla27" table:style-name="Tabla27">
          <table:table-column table:style-name="Tabla27.A"/>
          <table:table-column table:style-name="Tabla27.B"/>
          <table:table-row table:style-name="Tabla27.1">
            <table:table-cell table:style-name="Tabla27.A1" office:value-type="string">
              <text:p text:style-name="MP19"><draw:frame draw:style-name="Mfr1" draw:name="Imagen6" text:anchor-type="as-char" svg:y="0cm" svg:width="2.198cm" svg:height="1.843cm" draw:z-index="31"><draw:image xlink:href="Pictures/100000000000006F0000005D127B64B7CBC3129D.png" xlink:type="simple" xlink:show="embed" xlink:actuate="onLoad"/></draw:frame></text:p>
            </table:table-cell>
            <table:table-cell table:style-name="Tabla27.B1" office:value-type="string">
              <text:p text:style-name="MP20">IES HARÍA. DEPARTAMENTO DE INFORMÁTICA</text:p>
              <text:p text:style-name="MP21"><text:span text:style-name="MT1">Ciclo formativo:</text:span><text:span text:style-name="MT2"> Sistemas Microinformáticos y Redes</text:span></text:p>
              <text:p text:style-name="MP21"><text:span text:style-name="MT1">Módulo: </text:span><text:span text:style-name="MT3"><text:s/></text:span><text:span text:style-name="MT4">0223. Aplicaciones Ofimáticas - AIF</text:span></text:p>
              <text:p text:style-name="MP21"><text:span text:style-name="MT1">Curso:</text:span><text:span text:style-name="MT2">201</text:span><text:span text:style-name="MT6">6</text:span><text:span text:style-name="MT2">-1</text:span><text:span text:style-name="MT6">7</text:span></text:p>
            </table:table-cell>
          </table:table-row>
        </table:table>
        <text:p text:style-name="MP22"/>
      </style:header>
    </style:master-page>
    <style:master-page style:name="Convertir_20_12" style:display-name="Convertir 12" style:page-layout-name="Mpm6">
      <style:header>
        <table:table table:name="Tabla28" table:style-name="Tabla28">
          <table:table-column table:style-name="Tabla28.A"/>
          <table:table-column table:style-name="Tabla28.B"/>
          <table:table-row table:style-name="Tabla28.1">
            <table:table-cell table:style-name="Tabla28.A1" office:value-type="string">
              <text:p text:style-name="MP19"><draw:frame draw:style-name="Mfr1" draw:name="Imagen7" text:anchor-type="as-char" svg:y="0cm" svg:width="2.198cm" svg:height="1.843cm" draw:z-index="0"><draw:image xlink:href="Pictures/100000000000006F0000005D127B64B7CBC3129D.png" xlink:type="simple" xlink:show="embed" xlink:actuate="onLoad"/></draw:frame></text:p>
            </table:table-cell>
            <table:table-cell table:style-name="Tabla28.B1" office:value-type="string">
              <text:p text:style-name="MP20">IES HARÍA. DEPARTAMENTO DE INFORMÁTICA</text:p>
              <text:p text:style-name="MP21"><text:span text:style-name="MT1">Ciclo formativo:</text:span><text:span text:style-name="MT2"> Sistemas Microinformáticos y Redes</text:span></text:p>
              <text:p text:style-name="MP21"><text:span text:style-name="MT1">Módulo: </text:span><text:span text:style-name="MT3"><text:s/></text:span><text:span text:style-name="MT4">0223. Aplicaciones Ofimáticas - AIF</text:span></text:p>
              <text:p text:style-name="MP21"><text:span text:style-name="MT1">Curso:</text:span><text:span text:style-name="MT2">201</text:span><text:span text:style-name="MT6">6</text:span><text:span text:style-name="MT2">-1</text:span><text:span text:style-name="MT6">7</text:span></text:p>
            </table:table-cell>
          </table:table-row>
        </table:table>
        <text:p text:style-name="MP22"/>
      </style:header>
    </style:master-page>
    <style:master-page style:name="Convertir_20_13" style:display-name="Convertir 13" style:page-layout-name="Mpm7"/>
    <style:master-page style:name="Convertir_20_14" style:display-name="Convertir 14" style:page-layout-name="Mpm7"/>
    <style:master-page style:name="Convertir_20_15" style:display-name="Convertir 15" style:page-layout-name="Mpm8">
      <style:header>
        <table:table table:name="Tabla26" table:style-name="Tabla26">
          <table:table-column table:style-name="Tabla26.A"/>
          <table:table-column table:style-name="Tabla26.B"/>
          <table:table-row table:style-name="Tabla26.1">
            <table:table-cell table:style-name="Tabla26.A1" office:value-type="string">
              <text:p text:style-name="MP23"><draw:frame draw:style-name="Mfr1" draw:name="Imagen5" text:anchor-type="as-char" svg:y="0cm" svg:width="2.198cm" svg:height="1.843cm" draw:z-index="33"><draw:image xlink:href="Pictures/100000000000006F0000005D127B64B7CBC3129D.png" xlink:type="simple" xlink:show="embed" xlink:actuate="onLoad"/></draw:frame></text:p>
            </table:table-cell>
            <table:table-cell table:style-name="Tabla26.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8">7</text:span><text:span text:style-name="MT2">-1</text:span><text:span text:style-name="MT8">8</text:span></text:p>
            </table:table-cell>
          </table:table-row>
        </table:table>
        <text:p text:style-name="MP26"/>
      </style:header>
      <style:footer>
        <text:p text:style-name="MP6"><text:page-number text:select-page="current">30</text:page-number></text:p>
        <text:p text:style-name="MP6"/>
      </style:footer>
    </style:master-page>
    <style:master-page style:name="Convertir_20_16" style:display-name="Convertir 16" style:page-layout-name="Mpm9"/>
    <style:master-page style:name="Convertir_20_17" style:display-name="Convertir 17" style:page-layout-name="Mpm10">
      <style:header>
        <table:table table:name="Tabla9" table:style-name="Tabla9">
          <table:table-column table:style-name="Tabla9.A"/>
          <table:table-column table:style-name="Tabla9.B"/>
          <table:table-row table:style-name="Tabla9.1">
            <table:table-cell table:style-name="Tabla9.A1" office:value-type="string">
              <text:p text:style-name="MP23"><draw:frame draw:style-name="Mfr1" draw:name="Imagen8" text:anchor-type="as-char" svg:y="0cm" svg:width="2.198cm" svg:height="1.843cm" draw:z-index="37"><draw:image xlink:href="Pictures/100000000000006F0000005D127B64B7CBC3129D.png" xlink:type="simple" xlink:show="embed" xlink:actuate="onLoad"/></draw:frame></text:p>
            </table:table-cell>
            <table:table-cell table:style-name="Tabla9.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8">7</text:span><text:span text:style-name="MT2">-1</text:span><text:span text:style-name="MT8">8</text:span></text:p>
            </table:table-cell>
          </table:table-row>
        </table:table>
        <text:p text:style-name="MP26"/>
      </style:header>
      <style:footer>
        <text:p text:style-name="MP6"><text:page-number text:select-page="current">32</text:page-number></text:p>
        <text:p text:style-name="MP6"/>
      </style:footer>
    </style:master-page>
    <style:master-page style:name="Convertir_20_18" style:display-name="Convertir 18" style:page-layout-name="Mpm2">
      <style:header>
        <table:table table:name="Tabla12" table:style-name="Tabla12">
          <table:table-column table:style-name="Tabla12.A"/>
          <table:table-column table:style-name="Tabla12.B"/>
          <table:table-row table:style-name="Tabla12.1">
            <table:table-cell table:style-name="Tabla12.A1" office:value-type="string">
              <text:p text:style-name="MP23"><draw:frame draw:style-name="Mfr1" draw:name="Imagen9" text:anchor-type="as-char" svg:y="0cm" svg:width="2.198cm" svg:height="1.843cm" draw:z-index="35"><draw:image xlink:href="Pictures/100000000000006F0000005D127B64B7CBC3129D.png" xlink:type="simple" xlink:show="embed" xlink:actuate="onLoad"/></draw:frame></text:p>
            </table:table-cell>
            <table:table-cell table:style-name="Tabla12.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6">6</text:span><text:span text:style-name="MT2">-1</text:span><text:span text:style-name="MT6">7</text:span></text:p>
            </table:table-cell>
          </table:table-row>
        </table:table>
        <text:p text:style-name="MP26"/>
      </style:header>
      <style:footer>
        <text:p text:style-name="MP6"><text:page-number text:select-page="current">34</text:page-number></text:p>
        <text:p text:style-name="MP6"/>
      </style:footer>
    </style:master-page>
    <style:master-page style:name="Convertir_20_19" style:display-name="Convertir 19" style:page-layout-name="Mpm4"/>
    <style:master-page style:name="Convertir_20_20" style:display-name="Convertir 20" style:page-layout-name="Mpm9"/>
    <style:master-page style:name="Convertir_20_21" style:display-name="Convertir 21" style:page-layout-name="Mpm10">
      <style:header>
        <table:table table:name="Tabla29" table:style-name="Tabla29">
          <table:table-column table:style-name="Tabla29.A"/>
          <table:table-column table:style-name="Tabla29.B"/>
          <table:table-row table:style-name="Tabla29.1">
            <table:table-cell table:style-name="Tabla29.A1" office:value-type="string">
              <text:p text:style-name="MP23"><draw:frame draw:style-name="Mfr1" draw:name="Imagen10" text:anchor-type="as-char" svg:y="0cm" svg:width="2.198cm" svg:height="1.843cm" draw:z-index="39"><draw:image xlink:href="Pictures/100000000000006F0000005D127B64B7CBC3129D.png" xlink:type="simple" xlink:show="embed" xlink:actuate="onLoad"/></draw:frame></text:p>
            </table:table-cell>
            <table:table-cell table:style-name="Tabla29.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9">7</text:span><text:span text:style-name="MT2">-1</text:span><text:span text:style-name="MT9">8</text:span></text:p>
            </table:table-cell>
          </table:table-row>
        </table:table>
        <text:p text:style-name="MP26"/>
      </style:header>
      <style:footer>
        <text:p text:style-name="MP6"><text:page-number text:select-page="current">36</text:page-number></text:p>
        <text:p text:style-name="MP6"/>
      </style:footer>
    </style:master-page>
    <style:master-page style:name="Convertir_20_22" style:display-name="Convertir 22" style:page-layout-name="Mpm10">
      <style:header>
        <table:table table:name="Tabla30" table:style-name="Tabla30">
          <table:table-column table:style-name="Tabla30.A"/>
          <table:table-column table:style-name="Tabla30.B"/>
          <table:table-row table:style-name="Tabla30.1">
            <table:table-cell table:style-name="Tabla30.A1" office:value-type="string">
              <text:p text:style-name="MP23"><draw:frame draw:style-name="Mfr1" draw:name="Imagen11" text:anchor-type="as-char" svg:y="0cm" svg:width="2.198cm" svg:height="1.843cm" draw:z-index="41"><draw:image xlink:href="Pictures/100000000000006F0000005D127B64B7CBC3129D.png" xlink:type="simple" xlink:show="embed" xlink:actuate="onLoad"/></draw:frame></text:p>
            </table:table-cell>
            <table:table-cell table:style-name="Tabla30.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9">7</text:span><text:span text:style-name="MT2">-1</text:span><text:span text:style-name="MT9">8</text:span></text:p>
            </table:table-cell>
          </table:table-row>
        </table:table>
        <text:p text:style-name="MP26"/>
      </style:header>
      <style:footer>
        <text:p text:style-name="MP6"><text:page-number text:select-page="current">38</text:page-number></text:p>
        <text:p text:style-name="MP6"/>
      </style:footer>
    </style:master-page>
    <style:master-page style:name="Convertir_20_23" style:display-name="Convertir 23" style:page-layout-name="Mpm2">
      <style:header>
        <table:table table:name="Tabla31" table:style-name="Tabla31">
          <table:table-column table:style-name="Tabla31.A"/>
          <table:table-column table:style-name="Tabla31.B"/>
          <table:table-row table:style-name="Tabla31.1">
            <table:table-cell table:style-name="Tabla31.A1" office:value-type="string">
              <text:p text:style-name="MP23"><draw:frame draw:style-name="Mfr1" draw:name="Imagen12" text:anchor-type="as-char" svg:y="0cm" svg:width="2.198cm" svg:height="1.843cm" draw:z-index="43"><draw:image xlink:href="Pictures/100000000000006F0000005D127B64B7CBC3129D.png" xlink:type="simple" xlink:show="embed" xlink:actuate="onLoad"/></draw:frame></text:p>
            </table:table-cell>
            <table:table-cell table:style-name="Tabla31.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9">7</text:span><text:span text:style-name="MT2">-1</text:span><text:span text:style-name="MT9">8</text:span></text:p>
            </table:table-cell>
          </table:table-row>
        </table:table>
        <text:p text:style-name="MP26"/>
      </style:header>
      <style:footer>
        <text:p text:style-name="MP6"><text:page-number text:select-page="current">40</text:page-number></text:p>
        <text:p text:style-name="MP6"/>
      </style:footer>
    </style:master-page>
    <style:master-page style:name="Convertir_20_24" style:display-name="Convertir 24" style:page-layout-name="Mpm9"/>
    <style:master-page style:name="Convertir_20_25" style:display-name="Convertir 25" style:page-layout-name="Mpm10">
      <style:header>
        <table:table table:name="Tabla32" table:style-name="Tabla32">
          <table:table-column table:style-name="Tabla32.A"/>
          <table:table-column table:style-name="Tabla32.B"/>
          <table:table-row table:style-name="Tabla32.1">
            <table:table-cell table:style-name="Tabla32.A1" office:value-type="string">
              <text:p text:style-name="MP23"><draw:frame draw:style-name="Mfr1" draw:name="Imagen13" text:anchor-type="as-char" svg:y="0cm" svg:width="2.198cm" svg:height="1.843cm" draw:z-index="45"><draw:image xlink:href="Pictures/100000000000006F0000005D127B64B7CBC3129D.png" xlink:type="simple" xlink:show="embed" xlink:actuate="onLoad"/></draw:frame></text:p>
            </table:table-cell>
            <table:table-cell table:style-name="Tabla32.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10">7</text:span><text:span text:style-name="MT2">-1</text:span><text:span text:style-name="MT10">8</text:span></text:p>
            </table:table-cell>
          </table:table-row>
        </table:table>
        <text:p text:style-name="MP26"/>
      </style:header>
      <style:footer>
        <text:p text:style-name="MP6"><text:page-number text:select-page="current">42</text:page-number></text:p>
        <text:p text:style-name="MP6"/>
      </style:footer>
    </style:master-page>
    <style:master-page style:name="Convertir_20_26" style:display-name="Convertir 26" style:page-layout-name="Mpm10">
      <style:header>
        <table:table table:name="Tabla33" table:style-name="Tabla33">
          <table:table-column table:style-name="Tabla33.A"/>
          <table:table-column table:style-name="Tabla33.B"/>
          <table:table-row table:style-name="Tabla33.1">
            <table:table-cell table:style-name="Tabla33.A1" office:value-type="string">
              <text:p text:style-name="MP23"><draw:frame draw:style-name="Mfr1" draw:name="Imagen14" text:anchor-type="as-char" svg:y="0cm" svg:width="2.198cm" svg:height="1.843cm" draw:z-index="47"><draw:image xlink:href="Pictures/100000000000006F0000005D127B64B7CBC3129D.png" xlink:type="simple" xlink:show="embed" xlink:actuate="onLoad"/></draw:frame></text:p>
            </table:table-cell>
            <table:table-cell table:style-name="Tabla33.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10">7</text:span><text:span text:style-name="MT2">-1</text:span><text:span text:style-name="MT10">8</text:span></text:p>
            </table:table-cell>
          </table:table-row>
        </table:table>
        <text:p text:style-name="MP26"/>
      </style:header>
      <style:footer>
        <text:p text:style-name="MP6"><text:page-number text:select-page="current">44</text:page-number></text:p>
        <text:p text:style-name="MP6"/>
      </style:footer>
    </style:master-page>
    <style:master-page style:name="Convertir_20_27" style:display-name="Convertir 27" style:page-layout-name="Mpm10">
      <style:header>
        <table:table table:name="Tabla34" table:style-name="Tabla34">
          <table:table-column table:style-name="Tabla34.A"/>
          <table:table-column table:style-name="Tabla34.B"/>
          <table:table-row table:style-name="Tabla34.1">
            <table:table-cell table:style-name="Tabla34.A1" office:value-type="string">
              <text:p text:style-name="MP23"><draw:frame draw:style-name="Mfr1" draw:name="Imagen15" text:anchor-type="as-char" svg:y="0cm" svg:width="2.198cm" svg:height="1.843cm" draw:z-index="49"><draw:image xlink:href="Pictures/100000000000006F0000005D127B64B7CBC3129D.png" xlink:type="simple" xlink:show="embed" xlink:actuate="onLoad"/></draw:frame></text:p>
            </table:table-cell>
            <table:table-cell table:style-name="Tabla34.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10">7</text:span><text:span text:style-name="MT2">-1</text:span><text:span text:style-name="MT10">8</text:span></text:p>
            </table:table-cell>
          </table:table-row>
        </table:table>
        <text:p text:style-name="MP26"/>
      </style:header>
      <style:footer>
        <text:p text:style-name="MP6"><text:page-number text:select-page="current">46</text:page-number></text:p>
        <text:p text:style-name="MP6"/>
      </style:footer>
    </style:master-page>
    <style:master-page style:name="Convertir_20_28" style:display-name="Convertir 28" style:page-layout-name="Mpm11">
      <style:header>
        <table:table table:name="Tabla35" table:style-name="Tabla35">
          <table:table-column table:style-name="Tabla35.A"/>
          <table:table-column table:style-name="Tabla35.B"/>
          <table:table-row table:style-name="Tabla35.1">
            <table:table-cell table:style-name="Tabla35.A1" office:value-type="string">
              <text:p text:style-name="MP23"><draw:frame draw:style-name="Mfr1" draw:name="Imagen16" text:anchor-type="as-char" svg:y="0cm" svg:width="2.198cm" svg:height="1.843cm" draw:z-index="61"><draw:image xlink:href="Pictures/100000000000006F0000005D127B64B7CBC3129D.png" xlink:type="simple" xlink:show="embed" xlink:actuate="onLoad"/></draw:frame></text:p>
            </table:table-cell>
            <table:table-cell table:style-name="Tabla35.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10">7</text:span><text:span text:style-name="MT2">-1</text:span><text:span text:style-name="MT10">8</text:span></text:p>
            </table:table-cell>
          </table:table-row>
        </table:table>
        <text:p text:style-name="MP26"/>
      </style:header>
      <style:footer>
        <text:p text:style-name="MP6"><text:page-number text:select-page="current">58</text:page-number></text:p>
        <text:p text:style-name="MP6"/>
      </style:footer>
    </style:master-page>
    <style:master-page style:name="Convertir_20_29" style:display-name="Convertir 29" style:page-layout-name="Mpm3">
      <style:header>
        <table:table table:name="Tabla37" table:style-name="Tabla37">
          <table:table-column table:style-name="Tabla37.A"/>
          <table:table-column table:style-name="Tabla37.B"/>
          <table:table-row table:style-name="Tabla37.1">
            <table:table-cell table:style-name="Tabla37.A1" office:value-type="string">
              <text:p text:style-name="MP23"><draw:frame draw:style-name="Mfr1" draw:name="Imagen18" text:anchor-type="as-char" svg:y="0cm" svg:width="2.198cm" svg:height="1.843cm" draw:z-index="0"><draw:image xlink:href="Pictures/100000000000006F0000005D127B64B7CBC3129D.png" xlink:type="simple" xlink:show="embed" xlink:actuate="onLoad"/></draw:frame></text:p>
            </table:table-cell>
            <table:table-cell table:style-name="Tabla37.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6">6</text:span><text:span text:style-name="MT2">-1</text:span><text:span text:style-name="MT6">7</text:span></text:p>
            </table:table-cell>
          </table:table-row>
        </table:table>
        <text:p text:style-name="MP26"/>
      </style:header>
    </style:master-page>
    <style:master-page style:name="Convertir_20_30" style:display-name="Convertir 30" style:page-layout-name="Mpm3">
      <style:header>
        <table:table table:name="Tabla38" table:style-name="Tabla38">
          <table:table-column table:style-name="Tabla38.A"/>
          <table:table-column table:style-name="Tabla38.B"/>
          <table:table-row table:style-name="Tabla38.1">
            <table:table-cell table:style-name="Tabla38.A1" office:value-type="string">
              <text:p text:style-name="MP23"><draw:frame draw:style-name="Mfr1" draw:name="Imagen19" text:anchor-type="as-char" svg:y="0cm" svg:width="2.198cm" svg:height="1.843cm" draw:z-index="0"><draw:image xlink:href="Pictures/100000000000006F0000005D127B64B7CBC3129D.png" xlink:type="simple" xlink:show="embed" xlink:actuate="onLoad"/></draw:frame></text:p>
            </table:table-cell>
            <table:table-cell table:style-name="Tabla38.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6">6</text:span><text:span text:style-name="MT2">-1</text:span><text:span text:style-name="MT6">7</text:span></text:p>
            </table:table-cell>
          </table:table-row>
        </table:table>
        <text:p text:style-name="MP26"/>
      </style:header>
    </style:master-page>
    <style:master-page style:name="Convertir_20_31" style:display-name="Convertir 31" style:page-layout-name="Mpm3">
      <style:header>
        <table:table table:name="Tabla39" table:style-name="Tabla39">
          <table:table-column table:style-name="Tabla39.A"/>
          <table:table-column table:style-name="Tabla39.B"/>
          <table:table-row table:style-name="Tabla39.1">
            <table:table-cell table:style-name="Tabla39.A1" office:value-type="string">
              <text:p text:style-name="MP23"><draw:frame draw:style-name="Mfr1" draw:name="Imagen20" text:anchor-type="as-char" svg:y="0cm" svg:width="2.198cm" svg:height="1.843cm" draw:z-index="0"><draw:image xlink:href="Pictures/100000000000006F0000005D127B64B7CBC3129D.png" xlink:type="simple" xlink:show="embed" xlink:actuate="onLoad"/></draw:frame></text:p>
            </table:table-cell>
            <table:table-cell table:style-name="Tabla39.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6">6</text:span><text:span text:style-name="MT2">-1</text:span><text:span text:style-name="MT6">7</text:span></text:p>
            </table:table-cell>
          </table:table-row>
        </table:table>
        <text:p text:style-name="MP26"/>
      </style:header>
    </style:master-page>
    <style:master-page style:name="Convertir_20_32" style:display-name="Convertir 32" style:page-layout-name="Mpm3">
      <style:header>
        <table:table table:name="Tabla40" table:style-name="Tabla40">
          <table:table-column table:style-name="Tabla40.A"/>
          <table:table-column table:style-name="Tabla40.B"/>
          <table:table-row table:style-name="Tabla40.1">
            <table:table-cell table:style-name="Tabla40.A1" office:value-type="string">
              <text:p text:style-name="MP23"><draw:frame draw:style-name="Mfr1" draw:name="Imagen21" text:anchor-type="as-char" svg:y="0cm" svg:width="2.198cm" svg:height="1.843cm" draw:z-index="0"><draw:image xlink:href="Pictures/100000000000006F0000005D127B64B7CBC3129D.png" xlink:type="simple" xlink:show="embed" xlink:actuate="onLoad"/></draw:frame></text:p>
            </table:table-cell>
            <table:table-cell table:style-name="Tabla40.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6">6</text:span><text:span text:style-name="MT2">-1</text:span><text:span text:style-name="MT6">7</text:span></text:p>
            </table:table-cell>
          </table:table-row>
        </table:table>
        <text:p text:style-name="MP26"/>
      </style:header>
    </style:master-page>
    <style:master-page style:name="Convertir_20_33" style:display-name="Convertir 33" style:page-layout-name="Mpm3">
      <style:header>
        <table:table table:name="Tabla41" table:style-name="Tabla41">
          <table:table-column table:style-name="Tabla41.A"/>
          <table:table-column table:style-name="Tabla41.B"/>
          <table:table-row table:style-name="Tabla41.1">
            <table:table-cell table:style-name="Tabla41.A1" office:value-type="string">
              <text:p text:style-name="MP23"><draw:frame draw:style-name="Mfr1" draw:name="Imagen22" text:anchor-type="as-char" svg:y="0cm" svg:width="2.198cm" svg:height="1.843cm" draw:z-index="0"><draw:image xlink:href="Pictures/100000000000006F0000005D127B64B7CBC3129D.png" xlink:type="simple" xlink:show="embed" xlink:actuate="onLoad"/></draw:frame></text:p>
            </table:table-cell>
            <table:table-cell table:style-name="Tabla41.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6">6</text:span><text:span text:style-name="MT2">-1</text:span><text:span text:style-name="MT6">7</text:span></text:p>
            </table:table-cell>
          </table:table-row>
        </table:table>
        <text:p text:style-name="MP26"/>
      </style:header>
    </style:master-page>
    <style:master-page style:name="Convertir_20_34" style:display-name="Convertir 34" style:page-layout-name="Mpm3">
      <style:header>
        <table:table table:name="Tabla42" table:style-name="Tabla42">
          <table:table-column table:style-name="Tabla42.A"/>
          <table:table-column table:style-name="Tabla42.B"/>
          <table:table-row table:style-name="Tabla42.1">
            <table:table-cell table:style-name="Tabla42.A1" office:value-type="string">
              <text:p text:style-name="MP23"><draw:frame draw:style-name="Mfr1" draw:name="Imagen23" text:anchor-type="as-char" svg:y="0cm" svg:width="2.198cm" svg:height="1.843cm" draw:z-index="0"><draw:image xlink:href="Pictures/100000000000006F0000005D127B64B7CBC3129D.png" xlink:type="simple" xlink:show="embed" xlink:actuate="onLoad"/></draw:frame></text:p>
            </table:table-cell>
            <table:table-cell table:style-name="Tabla42.B1" office:value-type="string">
              <text:p text:style-name="MP24">IES HARÍA. DEPARTAMENTO DE INFORMÁTICA</text:p>
              <text:p text:style-name="MP25"><text:span text:style-name="MT1">Ciclo formativo:</text:span><text:span text:style-name="MT2"> Sistemas Microinformáticos y Redes</text:span></text:p>
              <text:p text:style-name="MP25"><text:span text:style-name="MT1">Módulo: </text:span><text:span text:style-name="MT3"><text:s/></text:span><text:span text:style-name="MT4">0223. Aplicaciones Ofimáticas - AIF</text:span></text:p>
              <text:p text:style-name="MP25"><text:span text:style-name="MT1">Curso:</text:span><text:span text:style-name="MT2">201</text:span><text:span text:style-name="MT6">6</text:span><text:span text:style-name="MT2">-1</text:span><text:span text:style-name="MT6">7</text:span></text:p>
            </table:table-cell>
          </table:table-row>
        </table:table>
        <text:p text:style-name="MP26"/>
      </style:header>
    </style:master-page>
    <style:master-page style:name="Convertir_20_35" style:display-name="Convertir 35"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Documento creado por {applicationname}, version: {version}</dc:description>
    <meta:creation-date>2016-10-06T16:14:00</meta:creation-date>
    <dc:date>2017-10-16T21:55:52.344000000</dc:date>
    <meta:editing-cycles>62</meta:editing-cycles>
    <meta:editing-duration>PT6H28M51S</meta:editing-duration>
    <meta:generator>LibreOffice/5.0.2.2$Windows_x86 LibreOffice_project/37b43f919e4de5eeaca9b9755ed688758a8251fe</meta:generator>
    <meta:document-statistic meta:table-count="44" meta:image-count="25" meta:object-count="0" meta:page-count="58" meta:paragraph-count="1069" meta:word-count="12081" meta:character-count="78951" meta:non-whitespace-character-count="67140"/>
  </office:meta>
</office:document-meta>
</file>